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8.797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6.419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1.187cm"/>
    </style:style>
    <style:style style:name="co13" style:family="table-column">
      <style:table-column-properties fo:break-before="auto" style:column-width="1.575cm"/>
    </style:style>
    <style:style style:name="co14" style:family="table-column">
      <style:table-column-properties fo:break-before="auto" style:column-width="7.9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2.632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2.958cm"/>
    </style:style>
    <style:style style:name="co22" style:family="table-column">
      <style:table-column-properties fo:break-before="auto" style:column-width="1.05cm"/>
    </style:style>
    <style:style style:name="co23" style:family="table-column">
      <style:table-column-properties fo:break-before="auto" style:column-width="3.958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2.521cm"/>
    </style:style>
    <style:style style:name="co27" style:family="table-column">
      <style:table-column-properties fo:break-before="auto" style:column-width="2.161cm"/>
    </style:style>
    <style:style style:name="co28" style:family="table-column">
      <style:table-column-properties fo:break-before="auto" style:column-width="1.829cm"/>
    </style:style>
    <style:style style:name="co29" style:family="table-column">
      <style:table-column-properties fo:break-before="auto" style:column-width="1.961cm"/>
    </style:style>
    <style:style style:name="co30" style:family="table-column">
      <style:table-column-properties fo:break-before="auto" style:column-width="2.824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6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color="#0047ff"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47ff"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36"/>
    <style:style style:name="ce9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style:vertical-align="top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</office:automatic-styles>
  <office:body>
    <office:spreadsheet>
      <table:calculation-settings table:null-year="1916"/>
      <table:table table:name="federation_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federation_types</text:p>
          </table:table-cell>
          <table:table-cell table:number-columns-repeated="1020"/>
        </table:table-row>
        <table:table-row table:style-name="ro2">
          <table:table-cell table:number-columns-repeated="5"/>
          <table:table-cell table:style-name="ce1" office:value-type="string" calcext:value-type="string">
            <text:p>SQL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federation_types&#13;&#10;-- " calcext:value-type="string">
            <text:p>--</text:p>
            <text:p>-- Dump dei dati per la tabella federation_types</text:p>
            <text:p>--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name</text:p>
          </table:table-cell>
          <table:table-cell table:style-name="ce1"/>
          <table:table-cell table:formula="of:=&quot;INSERT INTO &quot;&amp;[.$A$1]&amp;&quot; (&quot;&amp;[.$A$4]&amp;&quot;,&quot;&amp;[.$B$4]&amp;&quot;,&quot;&amp;[.$C$4]&amp;&quot;,&quot;&amp;[.$D$4]&amp;&quot;,lock_version,created_at,updated_at) VALUES &quot;" office:value-type="string" office:string-value="INSERT INTO federation_types (id,code,description,short_name,lock_version,created_at,updated_at) VALUES " calcext:value-type="string">
            <text:p>INSERT INTO federation_types (id,code,description,short_name,lock_version,created_at,updated_at) VALUES 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EDERAZIONE ITALIANA NUOTO</text:p>
          </table:table-cell>
          <table:table-cell office:value-type="string" calcext:value-type="string">
            <text:p>FIN</text:p>
          </table:table-cell>
          <table:table-cell/>
          <table:table-cell table:formula="of:=&quot;(&quot;&amp;[.A5]&amp;&quot;,'&quot;&amp;[.B5]&amp;&quot;','&quot;&amp;[.C5]&amp;&quot;','&quot;&amp;[.D5]&amp;&quot;',0,CURDATE(),CURDATE())&quot;&amp;IF([.$A6]&gt;0;&quot;,&quot;;&quot;;&quot;)" office:value-type="string" office:string-value="(1,'FIN','FEDERAZIONE ITALIANA NUOTO','FIN',0,CURDATE(),CURDATE())," calcext:value-type="string">
            <text:p>(1,'FIN','FEDERAZIONE ITALIANA NUOTO','FIN',0,CURDATE(),CURDATE()),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ENTRO SPORTIVO ITALIANO</text:p>
          </table:table-cell>
          <table:table-cell office:value-type="string" calcext:value-type="string">
            <text:p>CSI</text:p>
          </table:table-cell>
          <table:table-cell/>
          <table:table-cell table:formula="of:=&quot;(&quot;&amp;[.A6]&amp;&quot;,'&quot;&amp;[.B6]&amp;&quot;','&quot;&amp;[.C6]&amp;&quot;','&quot;&amp;[.D6]&amp;&quot;',0,CURDATE(),CURDATE())&quot;&amp;IF([.$A7]&gt;0;&quot;,&quot;;&quot;;&quot;)" office:value-type="string" office:string-value="(2,'CSI','CENTRO SPORTIVO ITALIANO','CSI',0,CURDATE(),CURDATE())," calcext:value-type="string">
            <text:p>(2,'CSI','CENTRO SPORTIVO ITALIANO','CSI',0,CURDATE(),CURDATE()),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ISP</text:p>
          </table:table-cell>
          <table:table-cell office:value-type="string" calcext:value-type="string">
            <text:p>UNIONE ITALIANA SPORT</text:p>
          </table:table-cell>
          <table:table-cell office:value-type="string" calcext:value-type="string">
            <text:p>UISP</text:p>
          </table:table-cell>
          <table:table-cell/>
          <table:table-cell table:formula="of:=&quot;(&quot;&amp;[.A7]&amp;&quot;,'&quot;&amp;[.B7]&amp;&quot;','&quot;&amp;[.C7]&amp;&quot;','&quot;&amp;[.D7]&amp;&quot;',0,CURDATE(),CURDATE())&quot;&amp;IF([.$A8]&gt;0;&quot;,&quot;;&quot;;&quot;)" office:value-type="string" office:string-value="(3,'UISP','UNIONE ITALIANA SPORT','UISP',0,CURDATE(),CURDATE())," calcext:value-type="string">
            <text:p>(3,'UISP','UNIONE ITALIANA SPORT','UISP',0,CURDATE(),CURDATE()),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IGUE EUROPEENNE de NATATATION</text:p>
          </table:table-cell>
          <table:table-cell office:value-type="string" calcext:value-type="string">
            <text:p>LEN</text:p>
          </table:table-cell>
          <table:table-cell/>
          <table:table-cell table:formula="of:=&quot;(&quot;&amp;[.A8]&amp;&quot;,'&quot;&amp;[.B8]&amp;&quot;','&quot;&amp;[.C8]&amp;&quot;','&quot;&amp;[.D8]&amp;&quot;',0,CURDATE(),CURDATE())&quot;&amp;IF([.$A9]&gt;0;&quot;,&quot;;&quot;;&quot;)" office:value-type="string" office:string-value="(4,'LEN','LIGUE EUROPEENNE de NATATATION','LEN',0,CURDATE(),CURDATE())," calcext:value-type="string">
            <text:p>(4,'LEN','LIGUE EUROPEENNE de NATATATION','LEN',0,CURDATE(),CURDATE()),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FEDERATION INTERNATIONALE de NATATION</text:p>
          </table:table-cell>
          <table:table-cell office:value-type="string" calcext:value-type="string">
            <text:p>FINA</text:p>
          </table:table-cell>
          <table:table-cell/>
          <table:table-cell table:formula="of:=&quot;(&quot;&amp;[.A9]&amp;&quot;,'&quot;&amp;[.B9]&amp;&quot;','&quot;&amp;[.C9]&amp;&quot;','&quot;&amp;[.D9]&amp;&quot;',0,CURDATE(),CURDATE())&quot;&amp;IF([.$A10]&gt;0;&quot;,&quot;;&quot;;&quot;)" office:value-type="string" office:string-value="(5,'FINA','FEDERATION INTERNATIONALE de NATATION','FINA',0,CURDATE(),CURDATE());" calcext:value-type="string">
            <text:p>(5,'FINA','FEDERATION INTERNATIONALE de NATATION','FINA',0,CURDATE(),CURDATE());</text:p>
          </table:table-cell>
          <table:table-cell table:number-columns-repeated="1015"/>
        </table:table-row>
      </table:table>
      <table:table table:name="season_typ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season_types</text:p>
          </table:table-cell>
          <table:table-cell table:number-columns-repeated="1021"/>
        </table:table-row>
        <table:table-row table:style-name="ro2">
          <table:table-cell table:number-columns-repeated="7"/>
          <table:table-cell table:style-name="ce1" office:value-type="string" calcext:value-type="string">
            <text:p>SQL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 calcext:value-type="string">
            <text:p>federation_types</text:p>
          </table:table-cell>
          <table:table-cell table:number-columns-repeated="2"/>
          <table:table-cell table:style-name="ce2" table:formula="of:=&quot;--&quot;&amp;CHAR(13)&amp;CHAR(10)&amp;&quot;-- Dump dei dati per la tabella &quot;&amp;[.$A$1]&amp;CHAR(13)&amp;CHAR(10)&amp;&quot;-- &quot;" office:value-type="string" office:string-value="--&#13;&#10;-- Dump dei dati per la tabella season_types&#13;&#10;-- " calcext:value-type="string">
            <text:p>--</text:p>
            <text:p>-- Dump dei dati per la tabella season_types</text:p>
            <text:p>--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name</text:p>
          </table:table-cell>
          <table:table-cell table:style-name="ce3" office:value-type="string" calcext:value-type="string">
            <text:p>code</text:p>
          </table:table-cell>
          <table:table-cell table:style-name="ce1" office:value-type="string" calcext:value-type="string">
            <text:p>federation_type_id</text:p>
          </table:table-cell>
          <table:table-cell/>
          <table:table-cell table:formula="of:=&quot;INSERT INTO &quot;&amp;[.$A$1]&amp;&quot; (&quot;&amp;[.A4]&amp;&quot;,&quot;&amp;[.B4]&amp;&quot;,&quot;&amp;[.C4]&amp;&quot;,&quot;&amp;[.D4]&amp;&quot;,&quot;&amp;[.F4]&amp;&quot;,lock_version,created_at,updated_at) VALUES &quot;" office:value-type="string" office:string-value="INSERT INTO season_types (id,code,description,short_name,federation_type_id,lock_version,created_at,updated_at) VALUES " calcext:value-type="string">
            <text:p>INSERT INTO season_types (id,code,description,short_name,federation_type_id,lock_version,created_at,updated_at) VALUES </text:p>
          </table:table-cell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CIRCUITO ITALIANO MASTER FIN</text:p>
          </table:table-cell>
          <table:table-cell office:value-type="string" calcext:value-type="string">
            <text:p>MASTER FIN</text:p>
          </table:table-cell>
          <table:table-cell office:value-type="string" calcext:value-type="string">
            <text:p>FIN</text:p>
          </table:table-cell>
          <table:table-cell table:formula="of:=&quot;(select t.id from &quot;&amp;[.E$3]&amp;&quot; t where t.&quot;&amp;[.E$4]&amp;&quot; = '&quot;&amp;[.E5]&amp;&quot;')&quot;" office:value-type="string" office:string-value="(select t.id from federation_types t where t.code = 'FIN')" calcext:value-type="string">
            <text:p>(select t.id from federation_types t where t.code = 'FIN')</text:p>
          </table:table-cell>
          <table:table-cell/>
          <table:table-cell table:formula="of:=&quot;(&quot;&amp;[.A5]&amp;&quot;,'&quot;&amp;[.B5]&amp;&quot;','&quot;&amp;[.C5]&amp;&quot;','&quot;&amp;[.D5]&amp;&quot;',&quot;&amp;[.F5]&amp;&quot;,0,CURDATE(),CURDATE())&quot;&amp;IF([.$A6]&gt;0;&quot;,&quot;;&quot;;&quot;)" office:value-type="string" office:string-value="(1,'MASFIN','CIRCUITO ITALIANO MASTER FIN','MASTER FIN',(select t.id from federation_types t where t.code = 'FIN'),0,CURDATE(),CURDATE())," calcext:value-type="string">
            <text:p>(1,'MASFIN','CIRCUITO ITALIANO MASTER FIN','MASTER FIN',(select t.id from federation_types t where t.code = 'FIN'),0,CURDATE(),CURDATE()),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SCSI</text:p>
          </table:table-cell>
          <table:table-cell office:value-type="string" calcext:value-type="string">
            <text:p>CIRCUITO ITALIANO MASTER CSI</text:p>
          </table:table-cell>
          <table:table-cell office:value-type="string" calcext:value-type="string">
            <text:p>MASTER CSI</text:p>
          </table:table-cell>
          <table:table-cell office:value-type="string" calcext:value-type="string">
            <text:p>CSI</text:p>
          </table:table-cell>
          <table:table-cell table:formula="of:=&quot;(select t.id from &quot;&amp;[.E$3]&amp;&quot; t where t.&quot;&amp;[.E$4]&amp;&quot; = '&quot;&amp;[.E6]&amp;&quot;')&quot;" office:value-type="string" office:string-value="(select t.id from federation_types t where t.code = 'CSI')" calcext:value-type="string">
            <text:p>(select t.id from federation_types t where t.code = 'CSI')</text:p>
          </table:table-cell>
          <table:table-cell/>
          <table:table-cell table:formula="of:=&quot;(&quot;&amp;[.A6]&amp;&quot;,'&quot;&amp;[.B6]&amp;&quot;','&quot;&amp;[.C6]&amp;&quot;','&quot;&amp;[.D6]&amp;&quot;',&quot;&amp;[.F6]&amp;&quot;,0,CURDATE(),CURDATE())&quot;&amp;IF([.$A7]&gt;0;&quot;,&quot;;&quot;;&quot;)" office:value-type="string" office:string-value="(2,'MASCSI','CIRCUITO ITALIANO MASTER CSI','MASTER CSI',(select t.id from federation_types t where t.code = 'CSI'),0,CURDATE(),CURDATE())," calcext:value-type="string">
            <text:p>(2,'MASCSI','CIRCUITO ITALIANO MASTER CSI','MASTER CSI',(select t.id from federation_types t where t.code = 'CSI'),0,CURDATE(),CURDATE()),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SUISP</text:p>
          </table:table-cell>
          <table:table-cell office:value-type="string" calcext:value-type="string">
            <text:p>CIRCUITO ITALIANO MASTER UISP</text:p>
          </table:table-cell>
          <table:table-cell office:value-type="string" calcext:value-type="string">
            <text:p>MASTER UISP</text:p>
          </table:table-cell>
          <table:table-cell office:value-type="string" calcext:value-type="string">
            <text:p>UISP</text:p>
          </table:table-cell>
          <table:table-cell table:formula="of:=&quot;(select t.id from &quot;&amp;[.E$3]&amp;&quot; t where t.&quot;&amp;[.E$4]&amp;&quot; = '&quot;&amp;[.E7]&amp;&quot;')&quot;" office:value-type="string" office:string-value="(select t.id from federation_types t where t.code = 'UISP')" calcext:value-type="string">
            <text:p>(select t.id from federation_types t where t.code = 'UISP')</text:p>
          </table:table-cell>
          <table:table-cell/>
          <table:table-cell table:formula="of:=&quot;(&quot;&amp;[.A7]&amp;&quot;,'&quot;&amp;[.B7]&amp;&quot;','&quot;&amp;[.C7]&amp;&quot;','&quot;&amp;[.D7]&amp;&quot;',&quot;&amp;[.F7]&amp;&quot;,0,CURDATE(),CURDATE())&quot;&amp;IF([.$A8]&gt;0;&quot;,&quot;;&quot;;&quot;)" office:value-type="string" office:string-value="(3,'MASUISP','CIRCUITO ITALIANO MASTER UISP','MASTER UISP',(select t.id from federation_types t where t.code = 'UISP'),0,CURDATE(),CURDATE())," calcext:value-type="string">
            <text:p>(3,'MASUISP','CIRCUITO ITALIANO MASTER UISP','MASTER UISP',(select t.id from federation_types t where t.code = 'UISP'),0,CURDATE(),CURDATE()),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GOFIN</text:p>
          </table:table-cell>
          <table:table-cell office:value-type="string" calcext:value-type="string">
            <text:p>CIRCUITO ITALIANO AGONISTI FIN</text:p>
          </table:table-cell>
          <table:table-cell office:value-type="string" calcext:value-type="string">
            <text:p>AGONISTI FIN</text:p>
          </table:table-cell>
          <table:table-cell office:value-type="string" calcext:value-type="string">
            <text:p>FIN</text:p>
          </table:table-cell>
          <table:table-cell table:formula="of:=&quot;(select t.id from &quot;&amp;[.E$3]&amp;&quot; t where t.&quot;&amp;[.E$4]&amp;&quot; = '&quot;&amp;[.E8]&amp;&quot;')&quot;" office:value-type="string" office:string-value="(select t.id from federation_types t where t.code = 'FIN')" calcext:value-type="string">
            <text:p>(select t.id from federation_types t where t.code = 'FIN')</text:p>
          </table:table-cell>
          <table:table-cell/>
          <table:table-cell table:formula="of:=&quot;(&quot;&amp;[.A8]&amp;&quot;,'&quot;&amp;[.B8]&amp;&quot;','&quot;&amp;[.C8]&amp;&quot;','&quot;&amp;[.D8]&amp;&quot;',&quot;&amp;[.F8]&amp;&quot;,0,CURDATE(),CURDATE())&quot;&amp;IF([.$A9]&gt;0;&quot;,&quot;;&quot;;&quot;)" office:value-type="string" office:string-value="(4,'AGOFIN','CIRCUITO ITALIANO AGONISTI FIN','AGONISTI FIN',(select t.id from federation_types t where t.code = 'FIN'),0,CURDATE(),CURDATE())," calcext:value-type="string">
            <text:p>(4,'AGOFIN','CIRCUITO ITALIANO AGONISTI FIN','AGONISTI FIN',(select t.id from federation_types t where t.code = 'FIN'),0,CURDATE(),CURDATE()),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GOCSI</text:p>
          </table:table-cell>
          <table:table-cell office:value-type="string" calcext:value-type="string">
            <text:p>CIRCUITO ITALIANO AGONISTI CSI</text:p>
          </table:table-cell>
          <table:table-cell office:value-type="string" calcext:value-type="string">
            <text:p>AGONISTI CSI</text:p>
          </table:table-cell>
          <table:table-cell office:value-type="string" calcext:value-type="string">
            <text:p>CSI</text:p>
          </table:table-cell>
          <table:table-cell table:formula="of:=&quot;(select t.id from &quot;&amp;[.E$3]&amp;&quot; t where t.&quot;&amp;[.E$4]&amp;&quot; = '&quot;&amp;[.E9]&amp;&quot;')&quot;" office:value-type="string" office:string-value="(select t.id from federation_types t where t.code = 'CSI')" calcext:value-type="string">
            <text:p>(select t.id from federation_types t where t.code = 'CSI')</text:p>
          </table:table-cell>
          <table:table-cell/>
          <table:table-cell table:formula="of:=&quot;(&quot;&amp;[.A9]&amp;&quot;,'&quot;&amp;[.B9]&amp;&quot;','&quot;&amp;[.C9]&amp;&quot;','&quot;&amp;[.D9]&amp;&quot;',&quot;&amp;[.F9]&amp;&quot;,0,CURDATE(),CURDATE())&quot;&amp;IF([.$A10]&gt;0;&quot;,&quot;;&quot;;&quot;)" office:value-type="string" office:string-value="(5,'AGOCSI','CIRCUITO ITALIANO AGONISTI CSI','AGONISTI CSI',(select t.id from federation_types t where t.code = 'CSI'),0,CURDATE(),CURDATE())," calcext:value-type="string">
            <text:p>(5,'AGOCSI','CIRCUITO ITALIANO AGONISTI CSI','AGONISTI CSI',(select t.id from federation_types t where t.code = 'CSI'),0,CURDATE(),CURDATE()),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GOUISP</text:p>
          </table:table-cell>
          <table:table-cell office:value-type="string" calcext:value-type="string">
            <text:p>CIRCUITO ITALIANO AGONISTI UISP</text:p>
          </table:table-cell>
          <table:table-cell office:value-type="string" calcext:value-type="string">
            <text:p>AGONISTI UISP</text:p>
          </table:table-cell>
          <table:table-cell office:value-type="string" calcext:value-type="string">
            <text:p>UISP</text:p>
          </table:table-cell>
          <table:table-cell table:formula="of:=&quot;(select t.id from &quot;&amp;[.E$3]&amp;&quot; t where t.&quot;&amp;[.E$4]&amp;&quot; = '&quot;&amp;[.E10]&amp;&quot;')&quot;" office:value-type="string" office:string-value="(select t.id from federation_types t where t.code = 'UISP')" calcext:value-type="string">
            <text:p>(select t.id from federation_types t where t.code = 'UISP')</text:p>
          </table:table-cell>
          <table:table-cell/>
          <table:table-cell table:formula="of:=&quot;(&quot;&amp;[.A10]&amp;&quot;,'&quot;&amp;[.B10]&amp;&quot;','&quot;&amp;[.C10]&amp;&quot;','&quot;&amp;[.D10]&amp;&quot;',&quot;&amp;[.F10]&amp;&quot;,0,CURDATE(),CURDATE())&quot;&amp;IF([.$A11]&gt;0;&quot;,&quot;;&quot;;&quot;)" office:value-type="string" office:string-value="(6,'AGOUISP','CIRCUITO ITALIANO AGONISTI UISP','AGONISTI UISP',(select t.id from federation_types t where t.code = 'UISP'),0,CURDATE(),CURDATE())," calcext:value-type="string">
            <text:p>(6,'AGOUISP','CIRCUITO ITALIANO AGONISTI UISP','AGONISTI UISP',(select t.id from federation_types t where t.code = 'UISP'),0,CURDATE(),CURDATE()),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SLEN</text:p>
          </table:table-cell>
          <table:table-cell office:value-type="string" calcext:value-type="string">
            <text:p>EUROPEAN MASTER CHAMPIONSHIP</text:p>
          </table:table-cell>
          <table:table-cell office:value-type="string" calcext:value-type="string">
            <text:p>MASTER LEN</text:p>
          </table:table-cell>
          <table:table-cell office:value-type="string" calcext:value-type="string">
            <text:p>LEN</text:p>
          </table:table-cell>
          <table:table-cell table:formula="of:=&quot;(select t.id from &quot;&amp;[.E$3]&amp;&quot; t where t.&quot;&amp;[.E$4]&amp;&quot; = '&quot;&amp;[.E11]&amp;&quot;')&quot;" office:value-type="string" office:string-value="(select t.id from federation_types t where t.code = 'LEN')" calcext:value-type="string">
            <text:p>(select t.id from federation_types t where t.code = 'LEN')</text:p>
          </table:table-cell>
          <table:table-cell/>
          <table:table-cell table:formula="of:=&quot;(&quot;&amp;[.A11]&amp;&quot;,'&quot;&amp;[.B11]&amp;&quot;','&quot;&amp;[.C11]&amp;&quot;','&quot;&amp;[.D11]&amp;&quot;',&quot;&amp;[.F11]&amp;&quot;,0,CURDATE(),CURDATE())&quot;&amp;IF([.$A12]&gt;0;&quot;,&quot;;&quot;;&quot;)" office:value-type="string" office:string-value="(7,'MASLEN','EUROPEAN MASTER CHAMPIONSHIP','MASTER LEN',(select t.id from federation_types t where t.code = 'LEN'),0,CURDATE(),CURDATE())," calcext:value-type="string">
            <text:p>(7,'MASLEN','EUROPEAN MASTER CHAMPIONSHIP','MASTER LEN',(select t.id from federation_types t where t.code = 'LEN'),0,CURDATE(),CURDATE()),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SFINA</text:p>
          </table:table-cell>
          <table:table-cell office:value-type="string" calcext:value-type="string">
            <text:p>WORLD MASTER CHAMPIONSHIP</text:p>
          </table:table-cell>
          <table:table-cell office:value-type="string" calcext:value-type="string">
            <text:p>MASTER FINA</text:p>
          </table:table-cell>
          <table:table-cell office:value-type="string" calcext:value-type="string">
            <text:p>FINA</text:p>
          </table:table-cell>
          <table:table-cell table:formula="of:=&quot;(select t.id from &quot;&amp;[.E$3]&amp;&quot; t where t.&quot;&amp;[.E$4]&amp;&quot; = '&quot;&amp;[.E12]&amp;&quot;')&quot;" office:value-type="string" office:string-value="(select t.id from federation_types t where t.code = 'FINA')" calcext:value-type="string">
            <text:p>(select t.id from federation_types t where t.code = 'FINA')</text:p>
          </table:table-cell>
          <table:table-cell/>
          <table:table-cell table:formula="of:=&quot;(&quot;&amp;[.A12]&amp;&quot;,'&quot;&amp;[.B12]&amp;&quot;','&quot;&amp;[.C12]&amp;&quot;','&quot;&amp;[.D12]&amp;&quot;',&quot;&amp;[.F12]&amp;&quot;,0,CURDATE(),CURDATE())&quot;&amp;IF([.$A13]&gt;0;&quot;,&quot;;&quot;;&quot;)" office:value-type="string" office:string-value="(8,'MASFINA','WORLD MASTER CHAMPIONSHIP','MASTER FINA',(select t.id from federation_types t where t.code = 'FINA'),0,CURDATE(),CURDATE());" calcext:value-type="string">
            <text:p>(8,'MASFINA','WORLD MASTER CHAMPIONSHIP','MASTER FINA',(select t.id from federation_types t where t.code = 'FINA'),0,CURDATE(),CURDATE());</text:p>
          </table:table-cell>
          <table:table-cell table:number-columns-repeated="1014"/>
        </table:table-row>
      </table:table>
      <table:table table:name="seasons" table:style-name="ta1">
        <office:forms form:automatic-focus="false" form:apply-design-mode="false"/>
        <table:table-column table:style-name="co13" table:default-cell-style-name="ce7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number-columns-repeated="2" table:default-cell-style-name="ce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4">
          <table:table-cell table:style-name="Default" office:value-type="string" calcext:value-type="string">
            <text:p>seasons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4" office:value-type="string" calcext:value-type="string">
            <text:p>SQL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season_types</text:p>
          </table:table-cell>
          <table:table-cell table:style-name="ce6" office:value-type="string" calcext:value-type="string">
            <text:p>timing_types</text:p>
          </table:table-cell>
          <table:table-cell table:style-name="ce6" office:value-type="string" calcext:value-type="string">
            <text:p>edition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seasons&#13;&#10;-- " calcext:value-type="string">
            <text:p>--</text:p>
            <text:p>-- Dump dei dati per la tabella seasons</text:p>
            <text:p>-- </text:p>
          </table:table-cell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dition</text:p>
          </table:table-cell>
          <table:table-cell table:style-name="ce4" office:value-type="string" calcext:value-type="string">
            <text:p>header_year</text:p>
          </table:table-cell>
          <table:table-cell table:style-name="ce4" office:value-type="string" calcext:value-type="string">
            <text:p>begin_date</text:p>
          </table:table-cell>
          <table:table-cell table:style-name="ce4" office:value-type="string" calcext:value-type="string">
            <text:p>end_date</text:p>
          </table:table-cell>
          <table:table-cell table:number-columns-repeated="3" table:style-name="ce6" office:value-type="string" calcext:value-type="string">
            <text:p>code</text:p>
          </table:table-cell>
          <table:table-cell table:style-name="ce4" office:value-type="string" calcext:value-type="string">
            <text:p>season_type_id</text:p>
          </table:table-cell>
          <table:table-cell table:style-name="ce4" office:value-type="string" calcext:value-type="string">
            <text:p>timing_type_id</text:p>
          </table:table-cell>
          <table:table-cell table:style-name="ce4" office:value-type="string" calcext:value-type="string">
            <text:p>edition_type_id</text:p>
          </table:table-cell>
          <table:table-cell table:style-name="ce4"/>
          <table:table-cell table:formula="of:=&quot;INSERT INTO &quot;&amp;[.$A$1]&amp;&quot; (&quot;&amp;[.$A$4]&amp;&quot;,&quot;&amp;[.$B$4]&amp;&quot;,&quot;&amp;[.$C$4]&amp;&quot;,&quot;&amp;[.$D$4]&amp;&quot;,&quot;&amp;[.$E$4]&amp;&quot;,&quot;&amp;[.$F$4]&amp;&quot;,&quot;&amp;[.$J$4]&amp;&quot;,&quot;&amp;[.$K$4]&amp;&quot;,&quot;&amp;[.$L$4]&amp;&quot;,lock_version,created_at,updated_at) VALUES &quot;" office:value-type="string" office:string-value="INSERT INTO seasons (id,description,edition,header_year,begin_date,end_date,season_type_id,timing_type_id,edition_type_id,lock_version,created_at,updated_at) VALUES " calcext:value-type="string">
            <text:p>INSERT INTO seasons (id,description,edition,header_year,begin_date,end_date,season_type_id,timing_type_id,edition_type_id,lock_version,created_at,updated_at) VALUES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ircuito Regionale Emilia master CSI 2000/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/2001</text:p>
          </table:table-cell>
          <table:table-cell office:value-type="date" office:date-value="2000-09-01" calcext:value-type="date">
            <text:p>01/09/2000</text:p>
          </table:table-cell>
          <table:table-cell office:value-type="date" office:date-value="2001-06-30" calcext:value-type="date">
            <text:p>30/06/2001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5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5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5]&amp;&quot;,'&quot;&amp;[.B5]&amp;&quot;',&quot;&amp;[.C5]&amp;&quot;,'&quot;&amp;[.D5]&amp;&quot;','&quot;&amp;TEXT([.E5];&quot;aaaa-mm-gg&quot;)&amp;&quot;','&quot;&amp;TEXT([.F5];&quot;aaaa-mm-gg&quot;)&amp;&quot;',&quot;&amp;[.J5]&amp;&quot;,&quot;&amp;[.K5]&amp;&quot;,&quot;&amp;[.L5]&amp;&quot;,0,CURDATE(),CURDATE())&quot;&amp;IF([.$A6]&gt;0;&quot;,&quot;;&quot;;&quot;)" office:value-type="string" office:string-value="(1,'Circuito Regionale Emilia master CSI 2000/2001',1,'2000/2001','2000-09-01','2001-06-30',(select t.id from season_types t where t.code = 'MASCSI'),(select t.id from timing_types t where t.code = 'S'),(select t.id from edition_types t where t.code = 'S'),0,CURDATE(),CURDATE())," calcext:value-type="string">
            <text:p>(1,'Circuito Regionale Emilia master CSI 2000/2001',1,'2000/2001','2000-09-01','2001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ircuito Regionale Emilia master CSI 2001/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/2002</text:p>
          </table:table-cell>
          <table:table-cell office:value-type="date" office:date-value="2001-09-01" calcext:value-type="date">
            <text:p>01/09/2001</text:p>
          </table:table-cell>
          <table:table-cell office:value-type="date" office:date-value="2002-06-30" calcext:value-type="date">
            <text:p>30/06/2002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6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6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6]&amp;&quot;,'&quot;&amp;[.B6]&amp;&quot;',&quot;&amp;[.C6]&amp;&quot;,'&quot;&amp;[.D6]&amp;&quot;','&quot;&amp;TEXT([.E6];&quot;aaaa-mm-gg&quot;)&amp;&quot;','&quot;&amp;TEXT([.F6];&quot;aaaa-mm-gg&quot;)&amp;&quot;',&quot;&amp;[.J6]&amp;&quot;,&quot;&amp;[.K6]&amp;&quot;,&quot;&amp;[.L6]&amp;&quot;,0,CURDATE(),CURDATE())&quot;&amp;IF([.$A7]&gt;0;&quot;,&quot;;&quot;;&quot;)" office:value-type="string" office:string-value="(2,'Circuito Regionale Emilia master CSI 2001/2002',2,'2001/2002','2001-09-01','2002-06-30',(select t.id from season_types t where t.code = 'MASCSI'),(select t.id from timing_types t where t.code = 'S'),(select t.id from edition_types t where t.code = 'S'),0,CURDATE(),CURDATE())," calcext:value-type="string">
            <text:p>(2,'Circuito Regionale Emilia master CSI 2001/2002',2,'2001/2002','2001-09-01','2002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ircuito Regionale Emilia master CSI 2002/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/2003</text:p>
          </table:table-cell>
          <table:table-cell office:value-type="date" office:date-value="2002-09-01" calcext:value-type="date">
            <text:p>01/09/2002</text:p>
          </table:table-cell>
          <table:table-cell office:value-type="date" office:date-value="2003-06-30" calcext:value-type="date">
            <text:p>30/06/2003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7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7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7]&amp;&quot;,'&quot;&amp;[.B7]&amp;&quot;',&quot;&amp;[.C7]&amp;&quot;,'&quot;&amp;[.D7]&amp;&quot;','&quot;&amp;TEXT([.E7];&quot;aaaa-mm-gg&quot;)&amp;&quot;','&quot;&amp;TEXT([.F7];&quot;aaaa-mm-gg&quot;)&amp;&quot;',&quot;&amp;[.J7]&amp;&quot;,&quot;&amp;[.K7]&amp;&quot;,&quot;&amp;[.L7]&amp;&quot;,0,CURDATE(),CURDATE())&quot;&amp;IF([.$A8]&gt;0;&quot;,&quot;;&quot;;&quot;)" office:value-type="string" office:string-value="(3,'Circuito Regionale Emilia master CSI 2002/2003',3,'2002/2003','2002-09-01','2003-06-30',(select t.id from season_types t where t.code = 'MASCSI'),(select t.id from timing_types t where t.code = 'S'),(select t.id from edition_types t where t.code = 'S'),0,CURDATE(),CURDATE())," calcext:value-type="string">
            <text:p>(3,'Circuito Regionale Emilia master CSI 2002/2003',3,'2002/2003','2002-09-01','2003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ircuito Regionale Emilia master CSI 2003/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/2004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4-06-30" calcext:value-type="date">
            <text:p>30/06/2004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8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8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8]&amp;&quot;,'&quot;&amp;[.B8]&amp;&quot;',&quot;&amp;[.C8]&amp;&quot;,'&quot;&amp;[.D8]&amp;&quot;','&quot;&amp;TEXT([.E8];&quot;aaaa-mm-gg&quot;)&amp;&quot;','&quot;&amp;TEXT([.F8];&quot;aaaa-mm-gg&quot;)&amp;&quot;',&quot;&amp;[.J8]&amp;&quot;,&quot;&amp;[.K8]&amp;&quot;,&quot;&amp;[.L8]&amp;&quot;,0,CURDATE(),CURDATE())&quot;&amp;IF([.$A9]&gt;0;&quot;,&quot;;&quot;;&quot;)" office:value-type="string" office:string-value="(4,'Circuito Regionale Emilia master CSI 2003/2004',4,'2003/2004','2003-09-01','2004-06-30',(select t.id from season_types t where t.code = 'MASCSI'),(select t.id from timing_types t where t.code = 'S'),(select t.id from edition_types t where t.code = 'S'),0,CURDATE(),CURDATE())," calcext:value-type="string">
            <text:p>(4,'Circuito Regionale Emilia master CSI 2003/2004',4,'2003/2004','2003-09-01','2004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ircuito Regionale Emilia master CSI 2004/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4/2005</text:p>
          </table:table-cell>
          <table:table-cell office:value-type="date" office:date-value="2004-11-21" calcext:value-type="date">
            <text:p>21/11/2004</text:p>
          </table:table-cell>
          <table:table-cell office:value-type="date" office:date-value="2005-06-30" calcext:value-type="date">
            <text:p>30/06/2005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9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9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9]&amp;&quot;,'&quot;&amp;[.B9]&amp;&quot;',&quot;&amp;[.C9]&amp;&quot;,'&quot;&amp;[.D9]&amp;&quot;','&quot;&amp;TEXT([.E9];&quot;aaaa-mm-gg&quot;)&amp;&quot;','&quot;&amp;TEXT([.F9];&quot;aaaa-mm-gg&quot;)&amp;&quot;',&quot;&amp;[.J9]&amp;&quot;,&quot;&amp;[.K9]&amp;&quot;,&quot;&amp;[.L9]&amp;&quot;,0,CURDATE(),CURDATE())&quot;&amp;IF([.$A10]&gt;0;&quot;,&quot;;&quot;;&quot;)" office:value-type="string" office:string-value="(6,'Circuito Regionale Emilia master CSI 2004/2005',5,'2004/2005','2004-11-21','2005-06-30',(select t.id from season_types t where t.code = 'MASCSI'),(select t.id from timing_types t where t.code = 'S'),(select t.id from edition_types t where t.code = 'S'),0,CURDATE(),CURDATE())," calcext:value-type="string">
            <text:p>(6,'Circuito Regionale Emilia master CSI 2004/2005',5,'2004/2005','2004-11-21','2005-06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ircuito Regionale Emilia master CSI 2005/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5/2006</text:p>
          </table:table-cell>
          <table:table-cell office:value-type="date" office:date-value="2005-11-06" calcext:value-type="date">
            <text:p>06/11/2005</text:p>
          </table:table-cell>
          <table:table-cell office:value-type="date" office:date-value="2006-09-30" calcext:value-type="date">
            <text:p>30/09/2006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0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0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0]&amp;&quot;,'&quot;&amp;[.B10]&amp;&quot;',&quot;&amp;[.C10]&amp;&quot;,'&quot;&amp;[.D10]&amp;&quot;','&quot;&amp;TEXT([.E10];&quot;aaaa-mm-gg&quot;)&amp;&quot;','&quot;&amp;TEXT([.F10];&quot;aaaa-mm-gg&quot;)&amp;&quot;',&quot;&amp;[.J10]&amp;&quot;,&quot;&amp;[.K10]&amp;&quot;,&quot;&amp;[.L10]&amp;&quot;,0,CURDATE(),CURDATE())&quot;&amp;IF([.$A11]&gt;0;&quot;,&quot;;&quot;;&quot;)" office:value-type="string" office:string-value="(8,'Circuito Regionale Emilia master CSI 2005/2006',6,'2005/2006','2005-11-06','2006-09-30',(select t.id from season_types t where t.code = 'MASCSI'),(select t.id from timing_types t where t.code = 'S'),(select t.id from edition_types t where t.code = 'S'),0,CURDATE(),CURDATE())," calcext:value-type="string">
            <text:p>(8,'Circuito Regionale Emilia master CSI 2005/2006',6,'2005/2006','2005-11-06','2006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ircuito Regionale Emilia master CSI 2006/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/2007</text:p>
          </table:table-cell>
          <table:table-cell office:value-type="date" office:date-value="2006-11-19" calcext:value-type="date">
            <text:p>19/11/2006</text:p>
          </table:table-cell>
          <table:table-cell office:value-type="date" office:date-value="2007-08-30" calcext:value-type="date">
            <text:p>30/08/2007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1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1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1]&amp;&quot;,'&quot;&amp;[.B11]&amp;&quot;',&quot;&amp;[.C11]&amp;&quot;,'&quot;&amp;[.D11]&amp;&quot;','&quot;&amp;TEXT([.E11];&quot;aaaa-mm-gg&quot;)&amp;&quot;','&quot;&amp;TEXT([.F11];&quot;aaaa-mm-gg&quot;)&amp;&quot;',&quot;&amp;[.J11]&amp;&quot;,&quot;&amp;[.K11]&amp;&quot;,&quot;&amp;[.L11]&amp;&quot;,0,CURDATE(),CURDATE())&quot;&amp;IF([.$A12]&gt;0;&quot;,&quot;;&quot;;&quot;)" office:value-type="string" office:string-value="(10,'Circuito Regionale Emilia master CSI 2006/2007',7,'2006/2007','2006-11-19','2007-08-30',(select t.id from season_types t where t.code = 'MASCSI'),(select t.id from timing_types t where t.code = 'S'),(select t.id from edition_types t where t.code = 'S'),0,CURDATE(),CURDATE())," calcext:value-type="string">
            <text:p>(10,'Circuito Regionale Emilia master CSI 2006/2007',7,'2006/2007','2006-11-19','2007-08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ircuito Regionale Emilia master CSI 2007/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7/2008</text:p>
          </table:table-cell>
          <table:table-cell office:value-type="date" office:date-value="2007-11-18" calcext:value-type="date">
            <text:p>18/11/2007</text:p>
          </table:table-cell>
          <table:table-cell office:value-type="date" office:date-value="2008-06-07" calcext:value-type="date">
            <text:p>07/06/2008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2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2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2]&amp;&quot;,'&quot;&amp;[.B12]&amp;&quot;',&quot;&amp;[.C12]&amp;&quot;,'&quot;&amp;[.D12]&amp;&quot;','&quot;&amp;TEXT([.E12];&quot;aaaa-mm-gg&quot;)&amp;&quot;','&quot;&amp;TEXT([.F12];&quot;aaaa-mm-gg&quot;)&amp;&quot;',&quot;&amp;[.J12]&amp;&quot;,&quot;&amp;[.K12]&amp;&quot;,&quot;&amp;[.L12]&amp;&quot;,0,CURDATE(),CURDATE())&quot;&amp;IF([.$A13]&gt;0;&quot;,&quot;;&quot;;&quot;)" office:value-type="string" office:string-value="(12,'Circuito Regionale Emilia master CSI 2007/2008',8,'2007/2008','2007-11-18','2008-06-07',(select t.id from season_types t where t.code = 'MASCSI'),(select t.id from timing_types t where t.code = 'S'),(select t.id from edition_types t where t.code = 'S'),0,CURDATE(),CURDATE())," calcext:value-type="string">
            <text:p>(12,'Circuito Regionale Emilia master CSI 2007/2008',8,'2007/2008','2007-11-18','2008-06-07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ircuito Regionale Emilia master CSI 2008/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8/2009</text:p>
          </table:table-cell>
          <table:table-cell office:value-type="date" office:date-value="2008-11-23" calcext:value-type="date">
            <text:p>23/11/2008</text:p>
          </table:table-cell>
          <table:table-cell office:value-type="date" office:date-value="2009-06-14" calcext:value-type="date">
            <text:p>14/06/2009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3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3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3]&amp;&quot;,'&quot;&amp;[.B13]&amp;&quot;',&quot;&amp;[.C13]&amp;&quot;,'&quot;&amp;[.D13]&amp;&quot;','&quot;&amp;TEXT([.E13];&quot;aaaa-mm-gg&quot;)&amp;&quot;','&quot;&amp;TEXT([.F13];&quot;aaaa-mm-gg&quot;)&amp;&quot;',&quot;&amp;[.J13]&amp;&quot;,&quot;&amp;[.K13]&amp;&quot;,&quot;&amp;[.L13]&amp;&quot;,0,CURDATE(),CURDATE())&quot;&amp;IF([.$A14]&gt;0;&quot;,&quot;;&quot;;&quot;)" office:value-type="string" office:string-value="(14,'Circuito Regionale Emilia master CSI 2008/2009',9,'2008/2009','2008-11-23','2009-06-14',(select t.id from season_types t where t.code = 'MASCSI'),(select t.id from timing_types t where t.code = 'S'),(select t.id from edition_types t where t.code = 'S'),0,CURDATE(),CURDATE())," calcext:value-type="string">
            <text:p>(14,'Circuito Regionale Emilia master CSI 2008/2009',9,'2008/2009','2008-11-23','2009-06-14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Circuito Regionale Emilia master CSI 2009/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/2010</text:p>
          </table:table-cell>
          <table:table-cell office:value-type="date" office:date-value="2009-11-15" calcext:value-type="date">
            <text:p>15/11/2009</text:p>
          </table:table-cell>
          <table:table-cell office:value-type="date" office:date-value="2010-06-15" calcext:value-type="date">
            <text:p>15/06/2010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4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4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4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4]&amp;&quot;,'&quot;&amp;[.B14]&amp;&quot;',&quot;&amp;[.C14]&amp;&quot;,'&quot;&amp;[.D14]&amp;&quot;','&quot;&amp;TEXT([.E14];&quot;aaaa-mm-gg&quot;)&amp;&quot;','&quot;&amp;TEXT([.F14];&quot;aaaa-mm-gg&quot;)&amp;&quot;',&quot;&amp;[.J14]&amp;&quot;,&quot;&amp;[.K14]&amp;&quot;,&quot;&amp;[.L14]&amp;&quot;,0,CURDATE(),CURDATE())&quot;&amp;IF([.$A15]&gt;0;&quot;,&quot;;&quot;;&quot;)" office:value-type="string" office:string-value="(91,'Circuito Regionale Emilia master CSI 2009/2010',10,'2009/2010','2009-11-15','2010-06-15',(select t.id from season_types t where t.code = 'MASCSI'),(select t.id from timing_types t where t.code = 'S'),(select t.id from edition_types t where t.code = 'S'),0,CURDATE(),CURDATE())," calcext:value-type="string">
            <text:p>(91,'Circuito Regionale Emilia master CSI 2009/2010',10,'2009/2010','2009-11-15','2010-06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Circuito Regionale Emilia master CSI 2010/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0/2011</text:p>
          </table:table-cell>
          <table:table-cell office:value-type="date" office:date-value="2010-11-14" calcext:value-type="date">
            <text:p>14/11/2010</text:p>
          </table:table-cell>
          <table:table-cell office:value-type="date" office:date-value="2011-06-15" calcext:value-type="date">
            <text:p>15/06/2011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5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5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5]&amp;&quot;,'&quot;&amp;[.B15]&amp;&quot;',&quot;&amp;[.C15]&amp;&quot;,'&quot;&amp;[.D15]&amp;&quot;','&quot;&amp;TEXT([.E15];&quot;aaaa-mm-gg&quot;)&amp;&quot;','&quot;&amp;TEXT([.F15];&quot;aaaa-mm-gg&quot;)&amp;&quot;',&quot;&amp;[.J15]&amp;&quot;,&quot;&amp;[.K15]&amp;&quot;,&quot;&amp;[.L15]&amp;&quot;,0,CURDATE(),CURDATE())&quot;&amp;IF([.$A16]&gt;0;&quot;,&quot;;&quot;;&quot;)" office:value-type="string" office:string-value="(101,'Circuito Regionale Emilia master CSI 2010/2011',11,'2010/2011','2010-11-14','2011-06-15',(select t.id from season_types t where t.code = 'MASCSI'),(select t.id from timing_types t where t.code = 'S'),(select t.id from edition_types t where t.code = 'S'),0,CURDATE(),CURDATE())," calcext:value-type="string">
            <text:p>(101,'Circuito Regionale Emilia master CSI 2010/2011',11,'2010/2011','2010-11-14','2011-06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Circuito Regionale Emilia master CSI 2011/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/2012</text:p>
          </table:table-cell>
          <table:table-cell office:value-type="date" office:date-value="2011-11-06" calcext:value-type="date">
            <text:p>06/11/2011</text:p>
          </table:table-cell>
          <table:table-cell office:value-type="date" office:date-value="2012-02-15" calcext:value-type="date">
            <text:p>15/02/2012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6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6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6]&amp;&quot;,'&quot;&amp;[.B16]&amp;&quot;',&quot;&amp;[.C16]&amp;&quot;,'&quot;&amp;[.D16]&amp;&quot;','&quot;&amp;TEXT([.E16];&quot;aaaa-mm-gg&quot;)&amp;&quot;','&quot;&amp;TEXT([.F16];&quot;aaaa-mm-gg&quot;)&amp;&quot;',&quot;&amp;[.J16]&amp;&quot;,&quot;&amp;[.K16]&amp;&quot;,&quot;&amp;[.L16]&amp;&quot;,0,CURDATE(),CURDATE())&quot;&amp;IF([.$A17]&gt;0;&quot;,&quot;;&quot;;&quot;)" office:value-type="string" office:string-value="(111,'Circuito Regionale Emilia master CSI 2011/2012',12,'2011/2012','2011-11-06','2012-02-15',(select t.id from season_types t where t.code = 'MASCSI'),(select t.id from timing_types t where t.code = 'S'),(select t.id from edition_types t where t.code = 'S'),0,CURDATE(),CURDATE())," calcext:value-type="string">
            <text:p>(111,'Circuito Regionale Emilia master CSI 2011/2012',12,'2011/2012','2011-11-06','2012-02-15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Circuito Regionale Emilia master CSI 2012/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/2013</text:p>
          </table:table-cell>
          <table:table-cell office:value-type="date" office:date-value="2012-11-04" calcext:value-type="date">
            <text:p>04/11/2012</text:p>
          </table:table-cell>
          <table:table-cell office:value-type="date" office:date-value="2013-09-30" calcext:value-type="date">
            <text:p>30/09/2013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7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7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7]&amp;&quot;,'&quot;&amp;[.B17]&amp;&quot;',&quot;&amp;[.C17]&amp;&quot;,'&quot;&amp;[.D17]&amp;&quot;','&quot;&amp;TEXT([.E17];&quot;aaaa-mm-gg&quot;)&amp;&quot;','&quot;&amp;TEXT([.F17];&quot;aaaa-mm-gg&quot;)&amp;&quot;',&quot;&amp;[.J17]&amp;&quot;,&quot;&amp;[.K17]&amp;&quot;,&quot;&amp;[.L17]&amp;&quot;,0,CURDATE(),CURDATE())&quot;&amp;IF([.$A18]&gt;0;&quot;,&quot;;&quot;;&quot;)" office:value-type="string" office:string-value="(121,'Circuito Regionale Emilia master CSI 2012/2013',13,'2012/2013','2012-11-04','2013-09-30',(select t.id from season_types t where t.code = 'MASCSI'),(select t.id from timing_types t where t.code = 'S'),(select t.id from edition_types t where t.code = 'S'),0,CURDATE(),CURDATE())," calcext:value-type="string">
            <text:p>(121,'Circuito Regionale Emilia master CSI 2012/2013',13,'2012/2013','2012-11-04','2013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Circuito Regionale Emilia master CSI 2013/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/2014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9-30" calcext:value-type="date">
            <text:p>30/09/2014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8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8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8]&amp;&quot;,'&quot;&amp;[.B18]&amp;&quot;',&quot;&amp;[.C18]&amp;&quot;,'&quot;&amp;[.D18]&amp;&quot;','&quot;&amp;TEXT([.E18];&quot;aaaa-mm-gg&quot;)&amp;&quot;','&quot;&amp;TEXT([.F18];&quot;aaaa-mm-gg&quot;)&amp;&quot;',&quot;&amp;[.J18]&amp;&quot;,&quot;&amp;[.K18]&amp;&quot;,&quot;&amp;[.L18]&amp;&quot;,0,CURDATE(),CURDATE())&quot;&amp;IF([.$A20]&gt;0;&quot;,&quot;;&quot;;&quot;)" office:value-type="string" office:string-value="(131,'Circuito Regionale Emilia master CSI 2013/2014',14,'2013/2014','2013-10-01','2014-09-30',(select t.id from season_types t where t.code = 'MASCSI'),(select t.id from timing_types t where t.code = 'S'),(select t.id from edition_types t where t.code = 'S'),0,CURDATE(),CURDATE())," calcext:value-type="string">
            <text:p>(131,'Circuito Regionale Emilia master CSI 2013/2014',14,'2013/2014','2013-10-01','2014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Circuito regionale Emilia master CSI 2014/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/2015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MASCSI</text:p>
          </table:table-cell>
          <table:table-cell table:number-columns-repeated="2" office:value-type="string" calcext:value-type="string">
            <text:p>S</text:p>
          </table:table-cell>
          <table:table-cell table:formula="of:=&quot;(select t.id from &quot;&amp;[.G$3]&amp;&quot; t where t.&quot;&amp;[.G$4]&amp;&quot; = '&quot;&amp;[.G19]&amp;&quot;')&quot;" office:value-type="string" office:string-value="(select t.id from season_types t where t.code = 'MASCSI')" calcext:value-type="string">
            <text:p>(select t.id from season_types t where t.code = 'MASCSI')</text:p>
          </table:table-cell>
          <table:table-cell table:formula="of:=&quot;(select t.id from &quot;&amp;[.H$3]&amp;&quot; t where t.&quot;&amp;[.H$4]&amp;&quot; = '&quot;&amp;[.H19]&amp;&quot;')&quot;" office:value-type="string" office:string-value="(select t.id from timing_types t where t.code = 'S')" calcext:value-type="string">
            <text:p>(select t.id from timing_types t where t.code = 'S')</text:p>
          </table:table-cell>
          <table:table-cell table:formula="of:=&quot;(select t.id from &quot;&amp;[.I$3]&amp;&quot; t where t.&quot;&amp;[.I$4]&amp;&quot; = '&quot;&amp;[.I1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19]&amp;&quot;,'&quot;&amp;[.B19]&amp;&quot;',&quot;&amp;[.C19]&amp;&quot;,'&quot;&amp;[.D19]&amp;&quot;','&quot;&amp;TEXT([.E19];&quot;aaaa-mm-gg&quot;)&amp;&quot;','&quot;&amp;TEXT([.F19];&quot;aaaa-mm-gg&quot;)&amp;&quot;',&quot;&amp;[.J19]&amp;&quot;,&quot;&amp;[.K19]&amp;&quot;,&quot;&amp;[.L19]&amp;&quot;,0,CURDATE(),CURDATE())&quot;&amp;IF([.$A21]&gt;0;&quot;,&quot;;&quot;;&quot;)" office:value-type="string" office:string-value="(141,'Circuito regionale Emilia master CSI 2014/2015',15,'2014/2015','2014-10-01','2015-09-30',(select t.id from season_types t where t.code = 'MASCSI'),(select t.id from timing_types t where t.code = 'S'),(select t.id from edition_types t where t.code = 'S'),0,CURDATE(),CURDATE())," calcext:value-type="string">
            <text:p>(141,'Circuito regionale Emilia master CSI 2014/2015',15,'2014/2015','2014-10-01','2015-09-30',(select t.id from season_types t where t.code = 'MASCSI'),(select t.id from timing_types t where t.code = 'S'),(select t.id from edition_types t where t.code = 'S'),0,CURDATE(),CURDATE()),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Circuito italiano supermaster FIN 2001/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/2002</text:p>
          </table:table-cell>
          <table:table-cell office:value-type="date" office:date-value="2001-09-01" calcext:value-type="date">
            <text:p>01/09/2001</text:p>
          </table:table-cell>
          <table:table-cell office:value-type="date" office:date-value="2002-06-30" calcext:value-type="date">
            <text:p>30/06/200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0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0]&amp;&quot;,'&quot;&amp;[.B20]&amp;&quot;',&quot;&amp;[.C20]&amp;&quot;,'&quot;&amp;[.D20]&amp;&quot;','&quot;&amp;TEXT([.E20];&quot;aaaa-mm-gg&quot;)&amp;&quot;','&quot;&amp;TEXT([.F20];&quot;aaaa-mm-gg&quot;)&amp;&quot;',&quot;&amp;[.J20]&amp;&quot;,&quot;&amp;[.K20]&amp;&quot;,&quot;&amp;[.L20]&amp;&quot;,0,CURDATE(),CURDATE())&quot;&amp;IF([.$A21]&gt;0;&quot;,&quot;;&quot;;&quot;)" office:value-type="string" office:string-value="(21,'Circuito italiano supermaster FIN 2001/2002',1,'2001/2002','2001-09-01','2002-06-30',(select t.id from season_types t where t.code = 'MASFIN'),(select t.id from timing_types t where t.code = 'A'),(select t.id from edition_types t where t.code = 'S'),0,CURDATE(),CURDATE())," calcext:value-type="string">
            <text:p>(21,'Circuito italiano supermaster FIN 2001/2002',1,'2001/2002','2001-09-01','2002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Circuito italiano supermaster FIN 2002/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2/2003</text:p>
          </table:table-cell>
          <table:table-cell office:value-type="date" office:date-value="2002-09-01" calcext:value-type="date">
            <text:p>01/09/2002</text:p>
          </table:table-cell>
          <table:table-cell office:value-type="date" office:date-value="2003-06-30" calcext:value-type="date">
            <text:p>30/06/2003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1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1]&amp;&quot;,'&quot;&amp;[.B21]&amp;&quot;',&quot;&amp;[.C21]&amp;&quot;,'&quot;&amp;[.D21]&amp;&quot;','&quot;&amp;TEXT([.E21];&quot;aaaa-mm-gg&quot;)&amp;&quot;','&quot;&amp;TEXT([.F21];&quot;aaaa-mm-gg&quot;)&amp;&quot;',&quot;&amp;[.J21]&amp;&quot;,&quot;&amp;[.K21]&amp;&quot;,&quot;&amp;[.L21]&amp;&quot;,0,CURDATE(),CURDATE())&quot;&amp;IF([.$A22]&gt;0;&quot;,&quot;;&quot;;&quot;)" office:value-type="string" office:string-value="(22,'Circuito italiano supermaster FIN 2002/2003',2,'2002/2003','2002-09-01','2003-06-30',(select t.id from season_types t where t.code = 'MASFIN'),(select t.id from timing_types t where t.code = 'A'),(select t.id from edition_types t where t.code = 'S'),0,CURDATE(),CURDATE())," calcext:value-type="string">
            <text:p>(22,'Circuito italiano supermaster FIN 2002/2003',2,'2002/2003','2002-09-01','2003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ircuito italiano supermaster FIN 2003/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3/2004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4-06-30" calcext:value-type="date">
            <text:p>30/06/2004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2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2]&amp;&quot;,'&quot;&amp;[.B22]&amp;&quot;',&quot;&amp;[.C22]&amp;&quot;,'&quot;&amp;[.D22]&amp;&quot;','&quot;&amp;TEXT([.E22];&quot;aaaa-mm-gg&quot;)&amp;&quot;','&quot;&amp;TEXT([.F22];&quot;aaaa-mm-gg&quot;)&amp;&quot;',&quot;&amp;[.J22]&amp;&quot;,&quot;&amp;[.K22]&amp;&quot;,&quot;&amp;[.L22]&amp;&quot;,0,CURDATE(),CURDATE())&quot;&amp;IF([.$A23]&gt;0;&quot;,&quot;;&quot;;&quot;)" office:value-type="string" office:string-value="(5,'Circuito italiano supermaster FIN 2003/2004',3,'2003/2004','2003-09-01','2004-06-30',(select t.id from season_types t where t.code = 'MASFIN'),(select t.id from timing_types t where t.code = 'A'),(select t.id from edition_types t where t.code = 'S'),0,CURDATE(),CURDATE())," calcext:value-type="string">
            <text:p>(5,'Circuito italiano supermaster FIN 2003/2004',3,'2003/2004','2003-09-01','2004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ircuito italiano supermaster FIN 2004/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4/2005</text:p>
          </table:table-cell>
          <table:table-cell office:value-type="date" office:date-value="2004-11-21" calcext:value-type="date">
            <text:p>21/11/2004</text:p>
          </table:table-cell>
          <table:table-cell office:value-type="date" office:date-value="2005-06-30" calcext:value-type="date">
            <text:p>30/06/2005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3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3]&amp;&quot;,'&quot;&amp;[.B23]&amp;&quot;',&quot;&amp;[.C23]&amp;&quot;,'&quot;&amp;[.D23]&amp;&quot;','&quot;&amp;TEXT([.E23];&quot;aaaa-mm-gg&quot;)&amp;&quot;','&quot;&amp;TEXT([.F23];&quot;aaaa-mm-gg&quot;)&amp;&quot;',&quot;&amp;[.J23]&amp;&quot;,&quot;&amp;[.K23]&amp;&quot;,&quot;&amp;[.L23]&amp;&quot;,0,CURDATE(),CURDATE())&quot;&amp;IF([.$A24]&gt;0;&quot;,&quot;;&quot;;&quot;)" office:value-type="string" office:string-value="(7,'Circuito italiano supermaster FIN 2004/2005',4,'2004/2005','2004-11-21','2005-06-30',(select t.id from season_types t where t.code = 'MASFIN'),(select t.id from timing_types t where t.code = 'A'),(select t.id from edition_types t where t.code = 'S'),0,CURDATE(),CURDATE())," calcext:value-type="string">
            <text:p>(7,'Circuito italiano supermaster FIN 2004/2005',4,'2004/2005','2004-11-21','2005-06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ircuito italiano supermaster FIN 2005/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5/2006</text:p>
          </table:table-cell>
          <table:table-cell office:value-type="date" office:date-value="2006-10-01" calcext:value-type="date">
            <text:p>01/10/2006</text:p>
          </table:table-cell>
          <table:table-cell office:value-type="date" office:date-value="2006-08-30" calcext:value-type="date">
            <text:p>30/08/2006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4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4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4]&amp;&quot;,'&quot;&amp;[.B24]&amp;&quot;',&quot;&amp;[.C24]&amp;&quot;,'&quot;&amp;[.D24]&amp;&quot;','&quot;&amp;TEXT([.E24];&quot;aaaa-mm-gg&quot;)&amp;&quot;','&quot;&amp;TEXT([.F24];&quot;aaaa-mm-gg&quot;)&amp;&quot;',&quot;&amp;[.J24]&amp;&quot;,&quot;&amp;[.K24]&amp;&quot;,&quot;&amp;[.L24]&amp;&quot;,0,CURDATE(),CURDATE())&quot;&amp;IF([.$A25]&gt;0;&quot;,&quot;;&quot;;&quot;)" office:value-type="string" office:string-value="(9,'Circuito italiano supermaster FIN 2005/2006',5,'2005/2006','2006-10-01','2006-08-30',(select t.id from season_types t where t.code = 'MASFIN'),(select t.id from timing_types t where t.code = 'A'),(select t.id from edition_types t where t.code = 'S'),0,CURDATE(),CURDATE())," calcext:value-type="string">
            <text:p>(9,'Circuito italiano supermaster FIN 2005/2006',5,'2005/2006','2006-10-01','2006-08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ircuito italiano supermaster FIN 2006/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/2007</text:p>
          </table:table-cell>
          <table:table-cell office:value-type="date" office:date-value="2006-10-29" calcext:value-type="date">
            <text:p>29/10/2006</text:p>
          </table:table-cell>
          <table:table-cell office:value-type="date" office:date-value="2007-08-30" calcext:value-type="date">
            <text:p>30/08/2007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5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5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5]&amp;&quot;,'&quot;&amp;[.B25]&amp;&quot;',&quot;&amp;[.C25]&amp;&quot;,'&quot;&amp;[.D25]&amp;&quot;','&quot;&amp;TEXT([.E25];&quot;aaaa-mm-gg&quot;)&amp;&quot;','&quot;&amp;TEXT([.F25];&quot;aaaa-mm-gg&quot;)&amp;&quot;',&quot;&amp;[.J25]&amp;&quot;,&quot;&amp;[.K25]&amp;&quot;,&quot;&amp;[.L25]&amp;&quot;,0,CURDATE(),CURDATE())&quot;&amp;IF([.$A26]&gt;0;&quot;,&quot;;&quot;;&quot;)" office:value-type="string" office:string-value="(11,'Circuito italiano supermaster FIN 2006/2007',6,'2006/2007','2006-10-29','2007-08-30',(select t.id from season_types t where t.code = 'MASFIN'),(select t.id from timing_types t where t.code = 'A'),(select t.id from edition_types t where t.code = 'S'),0,CURDATE(),CURDATE())," calcext:value-type="string">
            <text:p>(11,'Circuito italiano supermaster FIN 2006/2007',6,'2006/2007','2006-10-29','2007-08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ircuito italiano supermaster FIN 2007/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7/2008</text:p>
          </table:table-cell>
          <table:table-cell office:value-type="date" office:date-value="2007-11-04" calcext:value-type="date">
            <text:p>04/11/2007</text:p>
          </table:table-cell>
          <table:table-cell office:value-type="date" office:date-value="2008-09-28" calcext:value-type="date">
            <text:p>28/09/2008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6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6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6]&amp;&quot;,'&quot;&amp;[.B26]&amp;&quot;',&quot;&amp;[.C26]&amp;&quot;,'&quot;&amp;[.D26]&amp;&quot;','&quot;&amp;TEXT([.E26];&quot;aaaa-mm-gg&quot;)&amp;&quot;','&quot;&amp;TEXT([.F26];&quot;aaaa-mm-gg&quot;)&amp;&quot;',&quot;&amp;[.J26]&amp;&quot;,&quot;&amp;[.K26]&amp;&quot;,&quot;&amp;[.L26]&amp;&quot;,0,CURDATE(),CURDATE())&quot;&amp;IF([.$A27]&gt;0;&quot;,&quot;;&quot;;&quot;)" office:value-type="string" office:string-value="(13,'Circuito italiano supermaster FIN 2007/2008',7,'2007/2008','2007-11-04','2008-09-28',(select t.id from season_types t where t.code = 'MASFIN'),(select t.id from timing_types t where t.code = 'A'),(select t.id from edition_types t where t.code = 'S'),0,CURDATE(),CURDATE())," calcext:value-type="string">
            <text:p>(13,'Circuito italiano supermaster FIN 2007/2008',7,'2007/2008','2007-11-04','2008-09-28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ircuito italiano supermaster FIN 2008/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8/2009</text:p>
          </table:table-cell>
          <table:table-cell office:value-type="date" office:date-value="2008-11-01" calcext:value-type="date">
            <text:p>01/11/2008</text:p>
          </table:table-cell>
          <table:table-cell office:value-type="date" office:date-value="2009-10-31" calcext:value-type="date">
            <text:p>31/10/2009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7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7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7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7]&amp;&quot;,'&quot;&amp;[.B27]&amp;&quot;',&quot;&amp;[.C27]&amp;&quot;,'&quot;&amp;[.D27]&amp;&quot;','&quot;&amp;TEXT([.E27];&quot;aaaa-mm-gg&quot;)&amp;&quot;','&quot;&amp;TEXT([.F27];&quot;aaaa-mm-gg&quot;)&amp;&quot;',&quot;&amp;[.J27]&amp;&quot;,&quot;&amp;[.K27]&amp;&quot;,&quot;&amp;[.L27]&amp;&quot;,0,CURDATE(),CURDATE())&quot;&amp;IF([.$A28]&gt;0;&quot;,&quot;;&quot;;&quot;)" office:value-type="string" office:string-value="(15,'Circuito italiano supermaster FIN 2008/2009',8,'2008/2009','2008-11-01','2009-10-31',(select t.id from season_types t where t.code = 'MASFIN'),(select t.id from timing_types t where t.code = 'A'),(select t.id from edition_types t where t.code = 'S'),0,CURDATE(),CURDATE())," calcext:value-type="string">
            <text:p>(15,'Circuito italiano supermaster FIN 2008/2009',8,'2008/2009','2008-11-01','2009-10-31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Circuito italiano supermaster FIN 2009/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9/2010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0-10-31" calcext:value-type="date">
            <text:p>31/10/2010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8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8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8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8]&amp;&quot;,'&quot;&amp;[.B28]&amp;&quot;',&quot;&amp;[.C28]&amp;&quot;,'&quot;&amp;[.D28]&amp;&quot;','&quot;&amp;TEXT([.E28];&quot;aaaa-mm-gg&quot;)&amp;&quot;','&quot;&amp;TEXT([.F28];&quot;aaaa-mm-gg&quot;)&amp;&quot;',&quot;&amp;[.J28]&amp;&quot;,&quot;&amp;[.K28]&amp;&quot;,&quot;&amp;[.L28]&amp;&quot;,0,CURDATE(),CURDATE())&quot;&amp;IF([.$A29]&gt;0;&quot;,&quot;;&quot;;&quot;)" office:value-type="string" office:string-value="(92,'Circuito italiano supermaster FIN 2009/2010',9,'2009/2010','2009-11-01','2010-10-31',(select t.id from season_types t where t.code = 'MASFIN'),(select t.id from timing_types t where t.code = 'A'),(select t.id from edition_types t where t.code = 'S'),0,CURDATE(),CURDATE())," calcext:value-type="string">
            <text:p>(92,'Circuito italiano supermaster FIN 2009/2010',9,'2009/2010','2009-11-01','2010-10-31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Circuito italiano supermaster FIN 2010/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0/2011</text:p>
          </table:table-cell>
          <table:table-cell office:value-type="date" office:date-value="2010-10-31" calcext:value-type="date">
            <text:p>31/10/2010</text:p>
          </table:table-cell>
          <table:table-cell office:value-type="date" office:date-value="2011-09-30" calcext:value-type="date">
            <text:p>30/09/2011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29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2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29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29]&amp;&quot;,'&quot;&amp;[.B29]&amp;&quot;',&quot;&amp;[.C29]&amp;&quot;,'&quot;&amp;[.D29]&amp;&quot;','&quot;&amp;TEXT([.E29];&quot;aaaa-mm-gg&quot;)&amp;&quot;','&quot;&amp;TEXT([.F29];&quot;aaaa-mm-gg&quot;)&amp;&quot;',&quot;&amp;[.J29]&amp;&quot;,&quot;&amp;[.K29]&amp;&quot;,&quot;&amp;[.L29]&amp;&quot;,0,CURDATE(),CURDATE())&quot;&amp;IF([.$A30]&gt;0;&quot;,&quot;;&quot;;&quot;)" office:value-type="string" office:string-value="(102,'Circuito italiano supermaster FIN 2010/2011',10,'2010/2011','2010-10-31','2011-09-30',(select t.id from season_types t where t.code = 'MASFIN'),(select t.id from timing_types t where t.code = 'A'),(select t.id from edition_types t where t.code = 'S'),0,CURDATE(),CURDATE())," calcext:value-type="string">
            <text:p>(102,'Circuito italiano supermaster FIN 2010/2011',10,'2010/2011','2010-10-31','2011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Circuito italiano supermaster FIN 2011/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/2012</text:p>
          </table:table-cell>
          <table:table-cell office:value-type="date" office:date-value="2011-10-23" calcext:value-type="date">
            <text:p>23/10/2011</text:p>
          </table:table-cell>
          <table:table-cell office:value-type="date" office:date-value="2012-09-30" calcext:value-type="date">
            <text:p>30/09/2012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0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0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0]&amp;&quot;,'&quot;&amp;[.B30]&amp;&quot;',&quot;&amp;[.C30]&amp;&quot;,'&quot;&amp;[.D30]&amp;&quot;','&quot;&amp;TEXT([.E30];&quot;aaaa-mm-gg&quot;)&amp;&quot;','&quot;&amp;TEXT([.F30];&quot;aaaa-mm-gg&quot;)&amp;&quot;',&quot;&amp;[.J30]&amp;&quot;,&quot;&amp;[.K30]&amp;&quot;,&quot;&amp;[.L30]&amp;&quot;,0,CURDATE(),CURDATE())&quot;&amp;IF([.$A31]&gt;0;&quot;,&quot;;&quot;;&quot;)" office:value-type="string" office:string-value="(112,'Circuito italiano supermaster FIN 2011/2012',11,'2011/2012','2011-10-23','2012-09-30',(select t.id from season_types t where t.code = 'MASFIN'),(select t.id from timing_types t where t.code = 'A'),(select t.id from edition_types t where t.code = 'S'),0,CURDATE(),CURDATE())," calcext:value-type="string">
            <text:p>(112,'Circuito italiano supermaster FIN 2011/2012',11,'2011/2012','2011-10-23','2012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ircuito italiano supermaster FIN 2012/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/2013</text:p>
          </table:table-cell>
          <table:table-cell office:value-type="date" office:date-value="2012-10-27" calcext:value-type="date">
            <text:p>27/10/2012</text:p>
          </table:table-cell>
          <table:table-cell office:value-type="date" office:date-value="2013-09-30" calcext:value-type="date">
            <text:p>30/09/2013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1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1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1]&amp;&quot;,'&quot;&amp;[.B31]&amp;&quot;',&quot;&amp;[.C31]&amp;&quot;,'&quot;&amp;[.D31]&amp;&quot;','&quot;&amp;TEXT([.E31];&quot;aaaa-mm-gg&quot;)&amp;&quot;','&quot;&amp;TEXT([.F31];&quot;aaaa-mm-gg&quot;)&amp;&quot;',&quot;&amp;[.J31]&amp;&quot;,&quot;&amp;[.K31]&amp;&quot;,&quot;&amp;[.L31]&amp;&quot;,0,CURDATE(),CURDATE())&quot;&amp;IF([.$A32]&gt;0;&quot;,&quot;;&quot;;&quot;)" office:value-type="string" office:string-value="(122,'Circuito italiano supermaster FIN 2012/2013',12,'2012/2013','2012-10-27','2013-09-30',(select t.id from season_types t where t.code = 'MASFIN'),(select t.id from timing_types t where t.code = 'A'),(select t.id from edition_types t where t.code = 'S'),0,CURDATE(),CURDATE())," calcext:value-type="string">
            <text:p>(122,'Circuito italiano supermaster FIN 2012/2013',12,'2012/2013','2012-10-27','2013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Circuito italiano supermaster FIN 2013/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/2014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9-30" calcext:value-type="date">
            <text:p>30/09/2014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2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2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2]&amp;&quot;,'&quot;&amp;[.B32]&amp;&quot;',&quot;&amp;[.C32]&amp;&quot;,'&quot;&amp;[.D32]&amp;&quot;','&quot;&amp;TEXT([.E32];&quot;aaaa-mm-gg&quot;)&amp;&quot;','&quot;&amp;TEXT([.F32];&quot;aaaa-mm-gg&quot;)&amp;&quot;',&quot;&amp;[.J32]&amp;&quot;,&quot;&amp;[.K32]&amp;&quot;,&quot;&amp;[.L32]&amp;&quot;,0,CURDATE(),CURDATE())&quot;&amp;IF([.$A34]&gt;0;&quot;,&quot;;&quot;;&quot;)" office:value-type="string" office:string-value="(132,'Circuito italiano supermaster FIN 2013/2014',13,'2013/2014','2013-10-01','2014-09-30',(select t.id from season_types t where t.code = 'MASFIN'),(select t.id from timing_types t where t.code = 'A'),(select t.id from edition_types t where t.code = 'S'),0,CURDATE(),CURDATE())," calcext:value-type="string">
            <text:p>(132,'Circuito italiano supermaster FIN 2013/2014',13,'2013/2014','2013-10-01','2014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Circuito italiano supermaster FIN 2014/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/2015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9-30" calcext:value-type="date">
            <text:p>30/09/2015</text:p>
          </table:table-cell>
          <table:table-cell office:value-type="string" calcext:value-type="string">
            <text:p>MASF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&quot;(select t.id from &quot;&amp;[.G$3]&amp;&quot; t where t.&quot;&amp;[.G$4]&amp;&quot; = '&quot;&amp;[.G33]&amp;&quot;')&quot;" office:value-type="string" office:string-value="(select t.id from season_types t where t.code = 'MASFIN')" calcext:value-type="string">
            <text:p>(select t.id from season_types t where t.code = 'MASFIN')</text:p>
          </table:table-cell>
          <table:table-cell table:formula="of:=&quot;(select t.id from &quot;&amp;[.H$3]&amp;&quot; t where t.&quot;&amp;[.H$4]&amp;&quot; = '&quot;&amp;[.H3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3]&amp;&quot;')&quot;" office:value-type="string" office:string-value="(select t.id from edition_types t where t.code = 'S')" calcext:value-type="string">
            <text:p>(select t.id from edition_types t where t.code = 'S')</text:p>
          </table:table-cell>
          <table:table-cell/>
          <table:table-cell table:formula="of:=&quot;(&quot;&amp;[.A33]&amp;&quot;,'&quot;&amp;[.B33]&amp;&quot;',&quot;&amp;[.C33]&amp;&quot;,'&quot;&amp;[.D33]&amp;&quot;','&quot;&amp;TEXT([.E33];&quot;aaaa-mm-gg&quot;)&amp;&quot;','&quot;&amp;TEXT([.F33];&quot;aaaa-mm-gg&quot;)&amp;&quot;',&quot;&amp;[.J33]&amp;&quot;,&quot;&amp;[.K33]&amp;&quot;,&quot;&amp;[.L33]&amp;&quot;,0,CURDATE(),CURDATE())&quot;&amp;IF([.$A35]&gt;0;&quot;,&quot;;&quot;;&quot;)" office:value-type="string" office:string-value="(142,'Circuito italiano supermaster FIN 2014/2015',14,'2014/2015','2014-10-01','2015-09-30',(select t.id from season_types t where t.code = 'MASFIN'),(select t.id from timing_types t where t.code = 'A'),(select t.id from edition_types t where t.code = 'S'),0,CURDATE(),CURDATE())," calcext:value-type="string">
            <text:p>(142,'Circuito italiano supermaster FIN 2014/2015',14,'2014/2015','2014-10-01','2015-09-30',(select t.id from season_types t where t.code = 'MASFIN'),(select t.id from timing_types t where t.code = 'A'),(select t.id from edition_types t where t.code = 'S'),0,CURDATE(),CURDATE()),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Campionato mondiale master FINA 2002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date" office:date-value="2002-03-21" calcext:value-type="date">
            <text:p>21/03/2002</text:p>
          </table:table-cell>
          <table:table-cell office:value-type="date" office:date-value="2002-04-03" calcext:value-type="date">
            <text:p>03/04/2002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4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4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4]&amp;&quot;,'&quot;&amp;[.B34]&amp;&quot;',&quot;&amp;[.C34]&amp;&quot;,'&quot;&amp;[.D34]&amp;&quot;','&quot;&amp;TEXT([.E34];&quot;aaaa-mm-gg&quot;)&amp;&quot;','&quot;&amp;TEXT([.F34];&quot;aaaa-mm-gg&quot;)&amp;&quot;',&quot;&amp;[.J34]&amp;&quot;,&quot;&amp;[.K34]&amp;&quot;,&quot;&amp;[.L34]&amp;&quot;,0,CURDATE(),CURDATE())&quot;&amp;IF([.$A35]&gt;0;&quot;,&quot;;&quot;;&quot;)" office:value-type="string" office:string-value="(31,'Campionato mondiale master FINA 2002',9,'2002','2002-03-21','2002-04-03',(select t.id from season_types t where t.code = 'MASFINA'),(select t.id from timing_types t where t.code = 'A'),(select t.id from edition_types t where t.code = 'A'),0,CURDATE(),CURDATE())," calcext:value-type="string">
            <text:p>(31,'Campionato mondiale master FINA 2002',9,'2002','2002-03-21','2002-04-03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Campionato mondiale master FINA 2004</text:p>
          </table:table-cell>
          <table:table-cell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04-06-01" calcext:value-type="date">
            <text:p>01/06/2004</text:p>
          </table:table-cell>
          <table:table-cell office:value-type="date" office:date-value="2004-06-13" calcext:value-type="date">
            <text:p>13/06/2004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5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5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5]&amp;&quot;,'&quot;&amp;[.B35]&amp;&quot;',&quot;&amp;[.C35]&amp;&quot;,'&quot;&amp;[.D35]&amp;&quot;','&quot;&amp;TEXT([.E35];&quot;aaaa-mm-gg&quot;)&amp;&quot;','&quot;&amp;TEXT([.F35];&quot;aaaa-mm-gg&quot;)&amp;&quot;',&quot;&amp;[.J35]&amp;&quot;,&quot;&amp;[.K35]&amp;&quot;,&quot;&amp;[.L35]&amp;&quot;,0,CURDATE(),CURDATE())&quot;&amp;IF([.$A36]&gt;0;&quot;,&quot;;&quot;;&quot;)" office:value-type="string" office:string-value="(34,'Campionato mondiale master FINA 2004',10,'2004','2004-06-01','2004-06-13',(select t.id from season_types t where t.code = 'MASFINA'),(select t.id from timing_types t where t.code = 'A'),(select t.id from edition_types t where t.code = 'A'),0,CURDATE(),CURDATE())," calcext:value-type="string">
            <text:p>(34,'Campionato mondiale master FINA 2004',10,'2004','2004-06-01','2004-06-13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Campionato mondiale master FINA 2006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6-08-04" calcext:value-type="date">
            <text:p>04/08/2006</text:p>
          </table:table-cell>
          <table:table-cell office:value-type="date" office:date-value="2006-08-17" calcext:value-type="date">
            <text:p>17/08/2006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6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6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6]&amp;&quot;,'&quot;&amp;[.B36]&amp;&quot;',&quot;&amp;[.C36]&amp;&quot;,'&quot;&amp;[.D36]&amp;&quot;','&quot;&amp;TEXT([.E36];&quot;aaaa-mm-gg&quot;)&amp;&quot;','&quot;&amp;TEXT([.F36];&quot;aaaa-mm-gg&quot;)&amp;&quot;',&quot;&amp;[.J36]&amp;&quot;,&quot;&amp;[.K36]&amp;&quot;,&quot;&amp;[.L36]&amp;&quot;,0,CURDATE(),CURDATE())&quot;&amp;IF([.$A37]&gt;0;&quot;,&quot;;&quot;;&quot;)" office:value-type="string" office:string-value="(54,'Campionato mondiale master FINA 2006',11,'2006','2006-08-04','2006-08-17',(select t.id from season_types t where t.code = 'MASFINA'),(select t.id from timing_types t where t.code = 'A'),(select t.id from edition_types t where t.code = 'A'),0,CURDATE(),CURDATE())," calcext:value-type="string">
            <text:p>(54,'Campionato mondiale master FINA 2006',11,'2006','2006-08-04','2006-08-1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Campionato mondiale master FINA 2008</text:p>
          </table:table-cell>
          <table:table-cell office:value-type="float" office:value="12" calcext:value-type="float">
            <text:p>12</text:p>
          </table:table-cell>
          <table:table-cell office:value-type="float" office:value="2008" calcext:value-type="float">
            <text:p>2008</text:p>
          </table:table-cell>
          <table:table-cell office:value-type="date" office:date-value="2008-04-18" calcext:value-type="date">
            <text:p>18/04/2008</text:p>
          </table:table-cell>
          <table:table-cell office:value-type="date" office:date-value="2008-04-24" calcext:value-type="date">
            <text:p>24/04/2008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7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7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7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7]&amp;&quot;,'&quot;&amp;[.B37]&amp;&quot;',&quot;&amp;[.C37]&amp;&quot;,'&quot;&amp;[.D37]&amp;&quot;','&quot;&amp;TEXT([.E37];&quot;aaaa-mm-gg&quot;)&amp;&quot;','&quot;&amp;TEXT([.F37];&quot;aaaa-mm-gg&quot;)&amp;&quot;',&quot;&amp;[.J37]&amp;&quot;,&quot;&amp;[.K37]&amp;&quot;,&quot;&amp;[.L37]&amp;&quot;,0,CURDATE(),CURDATE())&quot;&amp;IF([.$A38]&gt;0;&quot;,&quot;;&quot;;&quot;)" office:value-type="string" office:string-value="(74,'Campionato mondiale master FINA 2008',12,'2008','2008-04-18','2008-04-24',(select t.id from season_types t where t.code = 'MASFINA'),(select t.id from timing_types t where t.code = 'A'),(select t.id from edition_types t where t.code = 'A'),0,CURDATE(),CURDATE())," calcext:value-type="string">
            <text:p>(74,'Campionato mondiale master FINA 2008',12,'2008','2008-04-18','2008-04-24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Campionato mondiale master FINA 2010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0-07-30" calcext:value-type="date">
            <text:p>30/07/2010</text:p>
          </table:table-cell>
          <table:table-cell office:value-type="date" office:date-value="2010-08-07" calcext:value-type="date">
            <text:p>07/08/2010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8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8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8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8]&amp;&quot;,'&quot;&amp;[.B38]&amp;&quot;',&quot;&amp;[.C38]&amp;&quot;,'&quot;&amp;[.D38]&amp;&quot;','&quot;&amp;TEXT([.E38];&quot;aaaa-mm-gg&quot;)&amp;&quot;','&quot;&amp;TEXT([.F38];&quot;aaaa-mm-gg&quot;)&amp;&quot;',&quot;&amp;[.J38]&amp;&quot;,&quot;&amp;[.K38]&amp;&quot;,&quot;&amp;[.L38]&amp;&quot;,0,CURDATE(),CURDATE())&quot;&amp;IF([.$A39]&gt;0;&quot;,&quot;;&quot;;&quot;)" office:value-type="string" office:string-value="(94,'Campionato mondiale master FINA 2010',13,'2010','2010-07-30','2010-08-07',(select t.id from season_types t where t.code = 'MASFINA'),(select t.id from timing_types t where t.code = 'A'),(select t.id from edition_types t where t.code = 'A'),0,CURDATE(),CURDATE())," calcext:value-type="string">
            <text:p>(94,'Campionato mondiale master FINA 2010',13,'2010','2010-07-30','2010-08-0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Campionato mondiale master FINA 20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03" calcext:value-type="date">
            <text:p>03/06/2012</text:p>
          </table:table-cell>
          <table:table-cell office:value-type="date" office:date-value="2012-06-17" calcext:value-type="date">
            <text:p>17/06/2012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39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39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39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39]&amp;&quot;,'&quot;&amp;[.B39]&amp;&quot;',&quot;&amp;[.C39]&amp;&quot;,'&quot;&amp;[.D39]&amp;&quot;','&quot;&amp;TEXT([.E39];&quot;aaaa-mm-gg&quot;)&amp;&quot;','&quot;&amp;TEXT([.F39];&quot;aaaa-mm-gg&quot;)&amp;&quot;',&quot;&amp;[.J39]&amp;&quot;,&quot;&amp;[.K39]&amp;&quot;,&quot;&amp;[.L39]&amp;&quot;,0,CURDATE(),CURDATE())&quot;&amp;IF([.$A40]&gt;0;&quot;,&quot;;&quot;;&quot;)" office:value-type="string" office:string-value="(114,'Campionato mondiale master FINA 2012',14,'2012','2012-06-03','2012-06-17',(select t.id from season_types t where t.code = 'MASFINA'),(select t.id from timing_types t where t.code = 'A'),(select t.id from edition_types t where t.code = 'A'),0,CURDATE(),CURDATE())," calcext:value-type="string">
            <text:p>(114,'Campionato mondiale master FINA 2012',14,'2012','2012-06-03','2012-06-17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Campionato mondiale master FINA 2014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4-08-31" calcext:value-type="date">
            <text:p>31/08/2014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0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40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0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0]&amp;&quot;,'&quot;&amp;[.B40]&amp;&quot;',&quot;&amp;[.C40]&amp;&quot;,'&quot;&amp;[.D40]&amp;&quot;','&quot;&amp;TEXT([.E40];&quot;aaaa-mm-gg&quot;)&amp;&quot;','&quot;&amp;TEXT([.F40];&quot;aaaa-mm-gg&quot;)&amp;&quot;',&quot;&amp;[.J40]&amp;&quot;,&quot;&amp;[.K40]&amp;&quot;,&quot;&amp;[.L40]&amp;&quot;,0,CURDATE(),CURDATE())&quot;&amp;IF([.$A42]&gt;0;&quot;,&quot;;&quot;;&quot;)" office:value-type="string" office:string-value="(134,'Campionato mondiale master FINA 2014',15,'2014','2014-08-01','2014-08-31',(select t.id from season_types t where t.code = 'MASFINA'),(select t.id from timing_types t where t.code = 'A'),(select t.id from edition_types t where t.code = 'A'),0,CURDATE(),CURDATE())," calcext:value-type="string">
            <text:p>(134,'Campionato mondiale master FINA 2014',15,'2014','2014-08-01','2014-08-31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Campionato mondiale master FINA 2015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8-01" calcext:value-type="date">
            <text:p>01/08/2015</text:p>
          </table:table-cell>
          <table:table-cell office:value-type="date" office:date-value="2015-08-31" calcext:value-type="date">
            <text:p>31/08/2015</text:p>
          </table:table-cell>
          <table:table-cell office:value-type="string" calcext:value-type="string">
            <text:p>MASFINA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1]&amp;&quot;')&quot;" office:value-type="string" office:string-value="(select t.id from season_types t where t.code = 'MASFINA')" calcext:value-type="string">
            <text:p>(select t.id from season_types t where t.code = 'MASFINA')</text:p>
          </table:table-cell>
          <table:table-cell table:formula="of:=&quot;(select t.id from &quot;&amp;[.H$3]&amp;&quot; t where t.&quot;&amp;[.H$4]&amp;&quot; = '&quot;&amp;[.H41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1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1]&amp;&quot;,'&quot;&amp;[.B41]&amp;&quot;',&quot;&amp;[.C41]&amp;&quot;,'&quot;&amp;[.D41]&amp;&quot;','&quot;&amp;TEXT([.E41];&quot;aaaa-mm-gg&quot;)&amp;&quot;','&quot;&amp;TEXT([.F41];&quot;aaaa-mm-gg&quot;)&amp;&quot;',&quot;&amp;[.J41]&amp;&quot;,&quot;&amp;[.K41]&amp;&quot;,&quot;&amp;[.L41]&amp;&quot;,0,CURDATE(),CURDATE())&quot;&amp;IF([.$A43]&gt;0;&quot;,&quot;;&quot;;&quot;)" office:value-type="string" office:string-value="(144,'Campionato mondiale master FINA 2015',16,'2015','2015-08-01','2015-08-31',(select t.id from season_types t where t.code = 'MASFINA'),(select t.id from timing_types t where t.code = 'A'),(select t.id from edition_types t where t.code = 'A'),0,CURDATE(),CURDATE())," calcext:value-type="string">
            <text:p>(144,'Campionato mondiale master FINA 2015',16,'2015','2015-08-01','2015-08-31',(select t.id from season_types t where t.code = 'MASFINA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Campionato europeo master LEN 2005</text:p>
          </table:table-cell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date" office:date-value="2005-09-01" calcext:value-type="date">
            <text:p>01/09/2005</text:p>
          </table:table-cell>
          <table:table-cell office:value-type="date" office:date-value="2005-09-08" calcext:value-type="date">
            <text:p>08/09/2005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2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2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2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2]&amp;&quot;,'&quot;&amp;[.B42]&amp;&quot;',&quot;&amp;[.C42]&amp;&quot;,'&quot;&amp;[.D42]&amp;&quot;','&quot;&amp;TEXT([.E42];&quot;aaaa-mm-gg&quot;)&amp;&quot;','&quot;&amp;TEXT([.F42];&quot;aaaa-mm-gg&quot;)&amp;&quot;',&quot;&amp;[.J42]&amp;&quot;,&quot;&amp;[.K42]&amp;&quot;,&quot;&amp;[.L42]&amp;&quot;,0,CURDATE(),CURDATE())&quot;&amp;IF([.$A43]&gt;0;&quot;,&quot;;&quot;;&quot;)" office:value-type="string" office:string-value="(43,'Campionato europeo master LEN 2005',10,'2005','2005-09-01','2005-09-08',(select t.id from season_types t where t.code = 'MASLEN'),(select t.id from timing_types t where t.code = 'A'),(select t.id from edition_types t where t.code = 'A'),0,CURDATE(),CURDATE())," calcext:value-type="string">
            <text:p>(43,'Campionato europeo master LEN 2005',10,'2005','2005-09-01','2005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Campionato europeo master LEN 2007</text:p>
          </table:table-cell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07-09-01" calcext:value-type="date">
            <text:p>01/09/2007</text:p>
          </table:table-cell>
          <table:table-cell office:value-type="date" office:date-value="2007-09-08" calcext:value-type="date">
            <text:p>08/09/2007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3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3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3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3]&amp;&quot;,'&quot;&amp;[.B43]&amp;&quot;',&quot;&amp;[.C43]&amp;&quot;,'&quot;&amp;[.D43]&amp;&quot;','&quot;&amp;TEXT([.E43];&quot;aaaa-mm-gg&quot;)&amp;&quot;','&quot;&amp;TEXT([.F43];&quot;aaaa-mm-gg&quot;)&amp;&quot;',&quot;&amp;[.J43]&amp;&quot;,&quot;&amp;[.K43]&amp;&quot;,&quot;&amp;[.L43]&amp;&quot;,0,CURDATE(),CURDATE())&quot;&amp;IF([.$A44]&gt;0;&quot;,&quot;;&quot;;&quot;)" office:value-type="string" office:string-value="(63,'Campionato europeo master LEN 2007',11,'2007','2007-09-01','2007-09-08',(select t.id from season_types t where t.code = 'MASLEN'),(select t.id from timing_types t where t.code = 'A'),(select t.id from edition_types t where t.code = 'A'),0,CURDATE(),CURDATE())," calcext:value-type="string">
            <text:p>(63,'Campionato europeo master LEN 2007',11,'2007','2007-09-01','2007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Campionato europeo master LEN 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date" office:date-value="2009-09-01" calcext:value-type="date">
            <text:p>01/09/2009</text:p>
          </table:table-cell>
          <table:table-cell office:value-type="date" office:date-value="2009-09-08" calcext:value-type="date">
            <text:p>08/09/2009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4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4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4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4]&amp;&quot;,'&quot;&amp;[.B44]&amp;&quot;',&quot;&amp;[.C44]&amp;&quot;,'&quot;&amp;[.D44]&amp;&quot;','&quot;&amp;TEXT([.E44];&quot;aaaa-mm-gg&quot;)&amp;&quot;','&quot;&amp;TEXT([.F44];&quot;aaaa-mm-gg&quot;)&amp;&quot;',&quot;&amp;[.J44]&amp;&quot;,&quot;&amp;[.K44]&amp;&quot;,&quot;&amp;[.L44]&amp;&quot;,0,CURDATE(),CURDATE())&quot;&amp;IF([.$A45]&gt;0;&quot;,&quot;;&quot;;&quot;)" office:value-type="string" office:string-value="(83,'Campionato europeo master LEN 2009',12,'2009','2009-09-01','2009-09-08',(select t.id from season_types t where t.code = 'MASLEN'),(select t.id from timing_types t where t.code = 'A'),(select t.id from edition_types t where t.code = 'A'),0,CURDATE(),CURDATE())," calcext:value-type="string">
            <text:p>(83,'Campionato europeo master LEN 2009',12,'2009','2009-09-01','2009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Campionato europeo master LEN 2011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09-01" calcext:value-type="date">
            <text:p>01/09/2011</text:p>
          </table:table-cell>
          <table:table-cell office:value-type="date" office:date-value="2011-09-08" calcext:value-type="date">
            <text:p>08/09/2011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5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5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5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5]&amp;&quot;,'&quot;&amp;[.B45]&amp;&quot;',&quot;&amp;[.C45]&amp;&quot;,'&quot;&amp;[.D45]&amp;&quot;','&quot;&amp;TEXT([.E45];&quot;aaaa-mm-gg&quot;)&amp;&quot;','&quot;&amp;TEXT([.F45];&quot;aaaa-mm-gg&quot;)&amp;&quot;',&quot;&amp;[.J45]&amp;&quot;,&quot;&amp;[.K45]&amp;&quot;,&quot;&amp;[.L45]&amp;&quot;,0,CURDATE(),CURDATE())&quot;&amp;IF([.$A46]&gt;0;&quot;,&quot;;&quot;;&quot;)" office:value-type="string" office:string-value="(103,'Campionato europeo master LEN 2011',13,'2011','2011-09-01','2011-09-08',(select t.id from season_types t where t.code = 'MASLEN'),(select t.id from timing_types t where t.code = 'A'),(select t.id from edition_types t where t.code = 'A'),0,CURDATE(),CURDATE())," calcext:value-type="string">
            <text:p>(103,'Campionato europeo master LEN 2011',13,'2011','2011-09-01','2011-09-08',(select t.id from season_types t where t.code = 'MASLEN'),(select t.id from timing_types t where t.code = 'A'),(select t.id from edition_types t where t.code = 'A'),0,CURDATE(),CURDATE()),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Campionato europeo master LEN 2013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31" calcext:value-type="date">
            <text:p>31/08/2013</text:p>
          </table:table-cell>
          <table:table-cell office:value-type="date" office:date-value="2013-09-08" calcext:value-type="date">
            <text:p>08/09/2013</text:p>
          </table:table-cell>
          <table:table-cell office:value-type="string" calcext:value-type="string">
            <text:p>MASLEN</text:p>
          </table:table-cell>
          <table:table-cell table:number-columns-repeated="2" office:value-type="string" calcext:value-type="string">
            <text:p>A</text:p>
          </table:table-cell>
          <table:table-cell table:formula="of:=&quot;(select t.id from &quot;&amp;[.G$3]&amp;&quot; t where t.&quot;&amp;[.G$4]&amp;&quot; = '&quot;&amp;[.G46]&amp;&quot;')&quot;" office:value-type="string" office:string-value="(select t.id from season_types t where t.code = 'MASLEN')" calcext:value-type="string">
            <text:p>(select t.id from season_types t where t.code = 'MASLEN')</text:p>
          </table:table-cell>
          <table:table-cell table:formula="of:=&quot;(select t.id from &quot;&amp;[.H$3]&amp;&quot; t where t.&quot;&amp;[.H$4]&amp;&quot; = '&quot;&amp;[.H46]&amp;&quot;')&quot;" office:value-type="string" office:string-value="(select t.id from timing_types t where t.code = 'A')" calcext:value-type="string">
            <text:p>(select t.id from timing_types t where t.code = 'A')</text:p>
          </table:table-cell>
          <table:table-cell table:formula="of:=&quot;(select t.id from &quot;&amp;[.I$3]&amp;&quot; t where t.&quot;&amp;[.I$4]&amp;&quot; = '&quot;&amp;[.I46]&amp;&quot;')&quot;" office:value-type="string" office:string-value="(select t.id from edition_types t where t.code = 'A')" calcext:value-type="string">
            <text:p>(select t.id from edition_types t where t.code = 'A')</text:p>
          </table:table-cell>
          <table:table-cell/>
          <table:table-cell table:formula="of:=&quot;(&quot;&amp;[.A46]&amp;&quot;,'&quot;&amp;[.B46]&amp;&quot;',&quot;&amp;[.C46]&amp;&quot;,'&quot;&amp;[.D46]&amp;&quot;','&quot;&amp;TEXT([.E46];&quot;aaaa-mm-gg&quot;)&amp;&quot;','&quot;&amp;TEXT([.F46];&quot;aaaa-mm-gg&quot;)&amp;&quot;',&quot;&amp;[.J46]&amp;&quot;,&quot;&amp;[.K46]&amp;&quot;,&quot;&amp;[.L46]&amp;&quot;,0,CURDATE(),CURDATE())&quot;&amp;IF([.$A48]&gt;0;&quot;,&quot;;&quot;;&quot;)" office:value-type="string" office:string-value="(123,'Campionato europeo master LEN 2013',14,'2013','2013-08-31','2013-09-08',(select t.id from season_types t where t.code = 'MASLEN'),(select t.id from timing_types t where t.code = 'A'),(select t.id from edition_types t where t.code = 'A'),0,CURDATE(),CURDATE());" calcext:value-type="string">
            <text:p>(123,'Campionato europeo master LEN 2013',14,'2013','2013-08-31','2013-09-08',(select t.id from season_types t where t.code = 'MASLEN'),(select t.id from timing_types t where t.code = 'A'),(select t.id from edition_types t where t.code = 'A'),0,CURDATE(),CURDATE());</text:p>
          </table:table-cell>
        </table:table-row>
      </table:table>
      <table:table table:name="category_types" table:style-name="ta1">
        <office:forms form:automatic-focus="false" form:apply-design-mode="false"/>
        <table:table-column table:style-name="co22" table:default-cell-style-name="ce10"/>
        <table:table-column table:style-name="co13" table:default-cell-style-name="ce10"/>
        <table:table-column table:style-name="co23" table:default-cell-style-name="ce10"/>
        <table:table-column table:style-name="co4" table:default-cell-style-name="ce10"/>
        <table:table-column table:style-name="co24" table:default-cell-style-name="ce10"/>
        <table:table-column table:style-name="co25" table:default-cell-style-name="ce13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2"/>
        <table:table-column table:style-name="co32" table:default-cell-style-name="ce12"/>
        <table:table-column table:style-name="co6" table:number-columns-repeated="1011" table:default-cell-style-name="ce10"/>
        <table:table-row table:style-name="ro5">
          <table:table-cell table:style-name="ce9" office:value-type="string" calcext:value-type="string">
            <text:p>category_types</text:p>
          </table:table-cell>
          <table:table-cell table:number-columns-repeated="11"/>
          <table:table-cell table:style-name="ce16" office:value-type="string" calcext:value-type="string">
            <text:p>SQL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7" table:formula="of:=&quot;--&quot;&amp;CHAR(13)&amp;CHAR(10)&amp;&quot;-- Dump dei dati per la tabella &quot;&amp;[.$A$1]&amp;CHAR(13)&amp;CHAR(10)&amp;&quot;-- &quot;" office:value-type="string" office:string-value="--&#13;&#10;-- Dump dei dati per la tabella category_types&#13;&#10;-- " calcext:value-type="string">
            <text:p>--</text:p>
            <text:p>-- Dump dei dati per la tabella category_types</text:p>
            <text:p>-- </text:p>
          </table:table-cell>
          <table:table-cell table:number-columns-repeated="1011"/>
        </table:table-row>
        <table:table-row table:style-name="ro4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hort_name</text:p>
          </table:table-cell>
          <table:table-cell table:style-name="ce11" office:value-type="string" calcext:value-type="string">
            <text:p>season_id</text:p>
          </table:table-cell>
          <table:table-cell table:style-name="ce14" office:value-type="string" calcext:value-type="string">
            <text:p>federation_code</text:p>
          </table:table-cell>
          <table:table-cell table:style-name="ce11" office:value-type="string" calcext:value-type="string">
            <text:p>group_name</text:p>
          </table:table-cell>
          <table:table-cell table:style-name="ce11" office:value-type="string" calcext:value-type="string">
            <text:p>age_begin</text:p>
          </table:table-cell>
          <table:table-cell table:style-name="ce11" office:value-type="string" calcext:value-type="string">
            <text:p>age_end</text:p>
          </table:table-cell>
          <table:table-cell table:style-name="ce11" office:value-type="string" calcext:value-type="string">
            <text:p>is_a_relay</text:p>
          </table:table-cell>
          <table:table-cell table:style-name="ce11" office:value-type="string" calcext:value-type="string">
            <text:p>is_out_of_race</text:p>
          </table:table-cell>
          <table:table-cell/>
          <table:table-cell table:style-name="ce17" table:formula="of:=&quot;INSERT INTO &quot;&amp;[.A1]&amp;&quot; (&quot;&amp;[.A3]&amp;&quot;,&quot;&amp;[.B3]&amp;&quot;,&quot;&amp;[.C3]&amp;&quot;,&quot;&amp;[.D3]&amp;&quot;,&quot;&amp;[.E3]&amp;&quot;,&quot;&amp;[.F3]&amp;&quot;,&quot;&amp;[.G3]&amp;&quot;,&quot;&amp;[.H3]&amp;&quot;,&quot;&amp;[.I3]&amp;&quot;,&quot;&amp;[.J3]&amp;&quot;,&quot;&amp;[.K3]&amp;&quot;,lock_version,created_at,updated_at) VALUES &quot;" office:value-type="string" office:string-value="INSERT INTO category_types (id,code,description,short_name,season_id,federation_code,group_name,age_begin,age_end,is_a_relay,is_out_of_race,lock_version,created_at,updated_at) VALUES " calcext:value-type="string"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1" table:number-columns-repeated="1011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4]&amp;&quot;,'&quot;&amp;[.B4]&amp;&quot;','&quot;&amp;[.C4]&amp;&quot;','&quot;&amp;[.D4]&amp;&quot;',&quot;&amp;[.E4]&amp;&quot;,'&quot;&amp;[.F4]&amp;&quot;','&quot;&amp;[.G4]&amp;&quot;',&quot;&amp;[.H4]&amp;&quot;,&quot;&amp;[.I4]&amp;&quot;,&quot;&amp;[.J4]&amp;&quot;,&quot;&amp;[.K4]&amp;&quot;,0,CURDATE(),CURDATE())&quot;&amp;IF(AND([.E4]&lt;&gt;INDIRECT(ADDRESS(ROW([.E4]) + 1;5));INDIRECT(ADDRESS(ROW([.A4]) + 1;1)) &gt; 0); &quot;;&quot;&amp;CHAR(13)&amp;CHAR(10)&amp;CHAR(13)&amp;CHAR(10)&amp;[.M$3];IF(INDIRECT(ADDRESS(ROW([.A4]) + 1;1)) &gt; 0;&quot;,&quot;;&quot;;&quot;))" office:value-type="string" office:string-value="(1,'PROP','PROPAGANDA','PROP',1,'P','MASTER',1,15,0,1,0,CURDATE(),CURDATE())," calcext:value-type="string">
            <text:p>(1,'PROP','PROPAGANDA','PROP',1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]&amp;&quot;,'&quot;&amp;[.B5]&amp;&quot;','&quot;&amp;[.C5]&amp;&quot;','&quot;&amp;[.D5]&amp;&quot;',&quot;&amp;[.E5]&amp;&quot;,'&quot;&amp;[.F5]&amp;&quot;','&quot;&amp;[.G5]&amp;&quot;',&quot;&amp;[.H5]&amp;&quot;,&quot;&amp;[.I5]&amp;&quot;,&quot;&amp;[.J5]&amp;&quot;,&quot;&amp;[.K5]&amp;&quot;,0,CURDATE(),CURDATE())&quot;&amp;IF(AND([.E5]&lt;&gt;INDIRECT(ADDRESS(ROW([.E5]) + 1;5));INDIRECT(ADDRESS(ROW([.A5]) + 1;1)) &gt; 0); &quot;;&quot;&amp;CHAR(13)&amp;CHAR(10)&amp;CHAR(13)&amp;CHAR(10)&amp;[.M$3];IF(INDIRECT(ADDRESS(ROW([.A5]) + 1;1)) &gt; 0;&quot;,&quot;;&quot;;&quot;))" office:value-type="string" office:string-value="(2,'SEN','SENIORES','SEN',1,'1','MASTER',16,19,0,0,0,CURDATE(),CURDATE())," calcext:value-type="string">
            <text:p>(2,'SEN','SENIORES','SEN',1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]&amp;&quot;,'&quot;&amp;[.B6]&amp;&quot;','&quot;&amp;[.C6]&amp;&quot;','&quot;&amp;[.D6]&amp;&quot;',&quot;&amp;[.E6]&amp;&quot;,'&quot;&amp;[.F6]&amp;&quot;','&quot;&amp;[.G6]&amp;&quot;',&quot;&amp;[.H6]&amp;&quot;,&quot;&amp;[.I6]&amp;&quot;,&quot;&amp;[.J6]&amp;&quot;,&quot;&amp;[.K6]&amp;&quot;,0,CURDATE(),CURDATE())&quot;&amp;IF(AND([.E6]&lt;&gt;INDIRECT(ADDRESS(ROW([.E6]) + 1;5));INDIRECT(ADDRESS(ROW([.A6]) + 1;1)) &gt; 0); &quot;;&quot;&amp;CHAR(13)&amp;CHAR(10)&amp;CHAR(13)&amp;CHAR(10)&amp;[.M$3];IF(INDIRECT(ADDRESS(ROW([.A6]) + 1;1)) &gt; 0;&quot;,&quot;;&quot;;&quot;))" office:value-type="string" office:string-value="(3,'M20','MASTER 20','M20',1,'2','MASTER',20,24,0,0,0,CURDATE(),CURDATE())," calcext:value-type="string">
            <text:p>(3,'M20','MASTER 20','M20',1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]&amp;&quot;,'&quot;&amp;[.B7]&amp;&quot;','&quot;&amp;[.C7]&amp;&quot;','&quot;&amp;[.D7]&amp;&quot;',&quot;&amp;[.E7]&amp;&quot;,'&quot;&amp;[.F7]&amp;&quot;','&quot;&amp;[.G7]&amp;&quot;',&quot;&amp;[.H7]&amp;&quot;,&quot;&amp;[.I7]&amp;&quot;,&quot;&amp;[.J7]&amp;&quot;,&quot;&amp;[.K7]&amp;&quot;,0,CURDATE(),CURDATE())&quot;&amp;IF(AND([.E7]&lt;&gt;INDIRECT(ADDRESS(ROW([.E7]) + 1;5));INDIRECT(ADDRESS(ROW([.A7]) + 1;1)) &gt; 0); &quot;;&quot;&amp;CHAR(13)&amp;CHAR(10)&amp;CHAR(13)&amp;CHAR(10)&amp;[.M$3];IF(INDIRECT(ADDRESS(ROW([.A7]) + 1;1)) &gt; 0;&quot;,&quot;;&quot;;&quot;))" office:value-type="string" office:string-value="(4,'M25','MASTER 25','M25',1,'3','MASTER',25,29,0,0,0,CURDATE(),CURDATE())," calcext:value-type="string">
            <text:p>(4,'M25','MASTER 25','M25',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]&amp;&quot;,'&quot;&amp;[.B8]&amp;&quot;','&quot;&amp;[.C8]&amp;&quot;','&quot;&amp;[.D8]&amp;&quot;',&quot;&amp;[.E8]&amp;&quot;,'&quot;&amp;[.F8]&amp;&quot;','&quot;&amp;[.G8]&amp;&quot;',&quot;&amp;[.H8]&amp;&quot;,&quot;&amp;[.I8]&amp;&quot;,&quot;&amp;[.J8]&amp;&quot;,&quot;&amp;[.K8]&amp;&quot;,0,CURDATE(),CURDATE())&quot;&amp;IF(AND([.E8]&lt;&gt;INDIRECT(ADDRESS(ROW([.E8]) + 1;5));INDIRECT(ADDRESS(ROW([.A8]) + 1;1)) &gt; 0); &quot;;&quot;&amp;CHAR(13)&amp;CHAR(10)&amp;CHAR(13)&amp;CHAR(10)&amp;[.M$3];IF(INDIRECT(ADDRESS(ROW([.A8]) + 1;1)) &gt; 0;&quot;,&quot;;&quot;;&quot;))" office:value-type="string" office:string-value="(5,'M30','MASTER 30','M30',1,'4','MASTER',30,34,0,0,0,CURDATE(),CURDATE())," calcext:value-type="string">
            <text:p>(5,'M30','MASTER 30','M30',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]&amp;&quot;,'&quot;&amp;[.B9]&amp;&quot;','&quot;&amp;[.C9]&amp;&quot;','&quot;&amp;[.D9]&amp;&quot;',&quot;&amp;[.E9]&amp;&quot;,'&quot;&amp;[.F9]&amp;&quot;','&quot;&amp;[.G9]&amp;&quot;',&quot;&amp;[.H9]&amp;&quot;,&quot;&amp;[.I9]&amp;&quot;,&quot;&amp;[.J9]&amp;&quot;,&quot;&amp;[.K9]&amp;&quot;,0,CURDATE(),CURDATE())&quot;&amp;IF(AND([.E9]&lt;&gt;INDIRECT(ADDRESS(ROW([.E9]) + 1;5));INDIRECT(ADDRESS(ROW([.A9]) + 1;1)) &gt; 0); &quot;;&quot;&amp;CHAR(13)&amp;CHAR(10)&amp;CHAR(13)&amp;CHAR(10)&amp;[.M$3];IF(INDIRECT(ADDRESS(ROW([.A9]) + 1;1)) &gt; 0;&quot;,&quot;;&quot;;&quot;))" office:value-type="string" office:string-value="(6,'M35','MASTER 35','M35',1,'5','MASTER',35,39,0,0,0,CURDATE(),CURDATE())," calcext:value-type="string">
            <text:p>(6,'M35','MASTER 35','M35',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0]&amp;&quot;,'&quot;&amp;[.B10]&amp;&quot;','&quot;&amp;[.C10]&amp;&quot;','&quot;&amp;[.D10]&amp;&quot;',&quot;&amp;[.E10]&amp;&quot;,'&quot;&amp;[.F10]&amp;&quot;','&quot;&amp;[.G10]&amp;&quot;',&quot;&amp;[.H10]&amp;&quot;,&quot;&amp;[.I10]&amp;&quot;,&quot;&amp;[.J10]&amp;&quot;,&quot;&amp;[.K10]&amp;&quot;,0,CURDATE(),CURDATE())&quot;&amp;IF(AND([.E10]&lt;&gt;INDIRECT(ADDRESS(ROW([.E10]) + 1;5));INDIRECT(ADDRESS(ROW([.A10]) + 1;1)) &gt; 0); &quot;;&quot;&amp;CHAR(13)&amp;CHAR(10)&amp;CHAR(13)&amp;CHAR(10)&amp;[.M$3];IF(INDIRECT(ADDRESS(ROW([.A10]) + 1;1)) &gt; 0;&quot;,&quot;;&quot;;&quot;))" office:value-type="string" office:string-value="(7,'M40','MASTER 40','M40',1,'6','MASTER',40,44,0,0,0,CURDATE(),CURDATE())," calcext:value-type="string">
            <text:p>(7,'M40','MASTER 40','M40',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]&amp;&quot;,'&quot;&amp;[.B11]&amp;&quot;','&quot;&amp;[.C11]&amp;&quot;','&quot;&amp;[.D11]&amp;&quot;',&quot;&amp;[.E11]&amp;&quot;,'&quot;&amp;[.F11]&amp;&quot;','&quot;&amp;[.G11]&amp;&quot;',&quot;&amp;[.H11]&amp;&quot;,&quot;&amp;[.I11]&amp;&quot;,&quot;&amp;[.J11]&amp;&quot;,&quot;&amp;[.K11]&amp;&quot;,0,CURDATE(),CURDATE())&quot;&amp;IF(AND([.E11]&lt;&gt;INDIRECT(ADDRESS(ROW([.E11]) + 1;5));INDIRECT(ADDRESS(ROW([.A11]) + 1;1)) &gt; 0); &quot;;&quot;&amp;CHAR(13)&amp;CHAR(10)&amp;CHAR(13)&amp;CHAR(10)&amp;[.M$3];IF(INDIRECT(ADDRESS(ROW([.A11]) + 1;1)) &gt; 0;&quot;,&quot;;&quot;;&quot;))" office:value-type="string" office:string-value="(8,'M45','MASTER 45','M45',1,'7','MASTER',45,49,0,0,0,CURDATE(),CURDATE())," calcext:value-type="string">
            <text:p>(8,'M45','MASTER 45','M45',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]&amp;&quot;,'&quot;&amp;[.B12]&amp;&quot;','&quot;&amp;[.C12]&amp;&quot;','&quot;&amp;[.D12]&amp;&quot;',&quot;&amp;[.E12]&amp;&quot;,'&quot;&amp;[.F12]&amp;&quot;','&quot;&amp;[.G12]&amp;&quot;',&quot;&amp;[.H12]&amp;&quot;,&quot;&amp;[.I12]&amp;&quot;,&quot;&amp;[.J12]&amp;&quot;,&quot;&amp;[.K12]&amp;&quot;,0,CURDATE(),CURDATE())&quot;&amp;IF(AND([.E12]&lt;&gt;INDIRECT(ADDRESS(ROW([.E12]) + 1;5));INDIRECT(ADDRESS(ROW([.A12]) + 1;1)) &gt; 0); &quot;;&quot;&amp;CHAR(13)&amp;CHAR(10)&amp;CHAR(13)&amp;CHAR(10)&amp;[.M$3];IF(INDIRECT(ADDRESS(ROW([.A12]) + 1;1)) &gt; 0;&quot;,&quot;;&quot;;&quot;))" office:value-type="string" office:string-value="(9,'M50','MASTER 50','M50',1,'8','MASTER',50,54,0,0,0,CURDATE(),CURDATE())," calcext:value-type="string">
            <text:p>(9,'M50','MASTER 50','M50',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]&amp;&quot;,'&quot;&amp;[.B13]&amp;&quot;','&quot;&amp;[.C13]&amp;&quot;','&quot;&amp;[.D13]&amp;&quot;',&quot;&amp;[.E13]&amp;&quot;,'&quot;&amp;[.F13]&amp;&quot;','&quot;&amp;[.G13]&amp;&quot;',&quot;&amp;[.H13]&amp;&quot;,&quot;&amp;[.I13]&amp;&quot;,&quot;&amp;[.J13]&amp;&quot;,&quot;&amp;[.K13]&amp;&quot;,0,CURDATE(),CURDATE())&quot;&amp;IF(AND([.E13]&lt;&gt;INDIRECT(ADDRESS(ROW([.E13]) + 1;5));INDIRECT(ADDRESS(ROW([.A13]) + 1;1)) &gt; 0); &quot;;&quot;&amp;CHAR(13)&amp;CHAR(10)&amp;CHAR(13)&amp;CHAR(10)&amp;[.M$3];IF(INDIRECT(ADDRESS(ROW([.A13]) + 1;1)) &gt; 0;&quot;,&quot;;&quot;;&quot;))" office:value-type="string" office:string-value="(10,'OVER','OVER 55','M55',1,'9','MASTER',55,999,0,0,0,CURDATE(),CURDATE())," calcext:value-type="string">
            <text:p>(10,'OVER','OVER 55','M55',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4]&amp;&quot;,'&quot;&amp;[.B14]&amp;&quot;','&quot;&amp;[.C14]&amp;&quot;','&quot;&amp;[.D14]&amp;&quot;',&quot;&amp;[.E14]&amp;&quot;,'&quot;&amp;[.F14]&amp;&quot;','&quot;&amp;[.G14]&amp;&quot;',&quot;&amp;[.H14]&amp;&quot;,&quot;&amp;[.I14]&amp;&quot;,&quot;&amp;[.J14]&amp;&quot;,&quot;&amp;[.K14]&amp;&quot;,0,CURDATE(),CURDATE())&quot;&amp;IF(AND([.E14]&lt;&gt;INDIRECT(ADDRESS(ROW([.E14]) + 1;5));INDIRECT(ADDRESS(ROW([.A14]) + 1;1)) &gt; 0); &quot;;&quot;&amp;CHAR(13)&amp;CHAR(10)&amp;CHAR(13)&amp;CHAR(10)&amp;[.M$3];IF(INDIRECT(ADDRESS(ROW([.A14]) + 1;1)) &gt; 0;&quot;,&quot;;&quot;;&quot;))" office:value-type="string" office:string-value="(11,'001-119','STAFF. M FINO A 119','&lt;120',1,'x1','MASTER',1,119,1,0,0,CURDATE(),CURDATE())," calcext:value-type="string">
            <text:p>(11,'001-119','STAFF. M FINO A 119','&lt;120',1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5]&amp;&quot;,'&quot;&amp;[.B15]&amp;&quot;','&quot;&amp;[.C15]&amp;&quot;','&quot;&amp;[.D15]&amp;&quot;',&quot;&amp;[.E15]&amp;&quot;,'&quot;&amp;[.F15]&amp;&quot;','&quot;&amp;[.G15]&amp;&quot;',&quot;&amp;[.H15]&amp;&quot;,&quot;&amp;[.I15]&amp;&quot;,&quot;&amp;[.J15]&amp;&quot;,&quot;&amp;[.K15]&amp;&quot;,0,CURDATE(),CURDATE())&quot;&amp;IF(AND([.E15]&lt;&gt;INDIRECT(ADDRESS(ROW([.E15]) + 1;5));INDIRECT(ADDRESS(ROW([.A15]) + 1;1)) &gt; 0); &quot;;&quot;&amp;CHAR(13)&amp;CHAR(10)&amp;CHAR(13)&amp;CHAR(10)&amp;[.M$3];IF(INDIRECT(ADDRESS(ROW([.A15]) + 1;1)) &gt; 0;&quot;,&quot;;&quot;;&quot;))" office:value-type="string" office:string-value="(12,'120-149','STAFF. M 120-149','120-149',1,'x2','MASTER',120,149,1,0,0,CURDATE(),CURDATE())," calcext:value-type="string">
            <text:p>(12,'120-149','STAFF. M 120-149','120-149',1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]&amp;&quot;,'&quot;&amp;[.B16]&amp;&quot;','&quot;&amp;[.C16]&amp;&quot;','&quot;&amp;[.D16]&amp;&quot;',&quot;&amp;[.E16]&amp;&quot;,'&quot;&amp;[.F16]&amp;&quot;','&quot;&amp;[.G16]&amp;&quot;',&quot;&amp;[.H16]&amp;&quot;,&quot;&amp;[.I16]&amp;&quot;,&quot;&amp;[.J16]&amp;&quot;,&quot;&amp;[.K16]&amp;&quot;,0,CURDATE(),CURDATE())&quot;&amp;IF(AND([.E16]&lt;&gt;INDIRECT(ADDRESS(ROW([.E16]) + 1;5));INDIRECT(ADDRESS(ROW([.A16]) + 1;1)) &gt; 0); &quot;;&quot;&amp;CHAR(13)&amp;CHAR(10)&amp;CHAR(13)&amp;CHAR(10)&amp;[.M$3];IF(INDIRECT(ADDRESS(ROW([.A16]) + 1;1)) &gt; 0;&quot;,&quot;;&quot;;&quot;))" office:value-type="string" office:string-value="(13,'150-999','STAFF. M oltre 150','&gt;149',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3,'150-999','STAFF. M oltre 150','&gt;149',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17]&amp;&quot;,'&quot;&amp;[.B17]&amp;&quot;','&quot;&amp;[.C17]&amp;&quot;','&quot;&amp;[.D17]&amp;&quot;',&quot;&amp;[.E17]&amp;&quot;,'&quot;&amp;[.F17]&amp;&quot;','&quot;&amp;[.G17]&amp;&quot;',&quot;&amp;[.H17]&amp;&quot;,&quot;&amp;[.I17]&amp;&quot;,&quot;&amp;[.J17]&amp;&quot;,&quot;&amp;[.K17]&amp;&quot;,0,CURDATE(),CURDATE())&quot;&amp;IF(AND([.E17]&lt;&gt;INDIRECT(ADDRESS(ROW([.E17]) + 1;5));INDIRECT(ADDRESS(ROW([.A17]) + 1;1)) &gt; 0); &quot;;&quot;&amp;CHAR(13)&amp;CHAR(10)&amp;CHAR(13)&amp;CHAR(10)&amp;[.M$3];IF(INDIRECT(ADDRESS(ROW([.A17]) + 1;1)) &gt; 0;&quot;,&quot;;&quot;;&quot;))" office:value-type="string" office:string-value="(14,'PROP','PROPAGANDA','PROP',2,'P','MASTER',1,15,0,1,0,CURDATE(),CURDATE())," calcext:value-type="string">
            <text:p>(14,'PROP','PROPAGANDA','PROP',2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]&amp;&quot;,'&quot;&amp;[.B18]&amp;&quot;','&quot;&amp;[.C18]&amp;&quot;','&quot;&amp;[.D18]&amp;&quot;',&quot;&amp;[.E18]&amp;&quot;,'&quot;&amp;[.F18]&amp;&quot;','&quot;&amp;[.G18]&amp;&quot;',&quot;&amp;[.H18]&amp;&quot;,&quot;&amp;[.I18]&amp;&quot;,&quot;&amp;[.J18]&amp;&quot;,&quot;&amp;[.K18]&amp;&quot;,0,CURDATE(),CURDATE())&quot;&amp;IF(AND([.E18]&lt;&gt;INDIRECT(ADDRESS(ROW([.E18]) + 1;5));INDIRECT(ADDRESS(ROW([.A18]) + 1;1)) &gt; 0); &quot;;&quot;&amp;CHAR(13)&amp;CHAR(10)&amp;CHAR(13)&amp;CHAR(10)&amp;[.M$3];IF(INDIRECT(ADDRESS(ROW([.A18]) + 1;1)) &gt; 0;&quot;,&quot;;&quot;;&quot;))" office:value-type="string" office:string-value="(15,'SEN','SENIORES','SEN',2,'1','MASTER',16,19,0,0,0,CURDATE(),CURDATE())," calcext:value-type="string">
            <text:p>(15,'SEN','SENIORES','SEN',2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]&amp;&quot;,'&quot;&amp;[.B19]&amp;&quot;','&quot;&amp;[.C19]&amp;&quot;','&quot;&amp;[.D19]&amp;&quot;',&quot;&amp;[.E19]&amp;&quot;,'&quot;&amp;[.F19]&amp;&quot;','&quot;&amp;[.G19]&amp;&quot;',&quot;&amp;[.H19]&amp;&quot;,&quot;&amp;[.I19]&amp;&quot;,&quot;&amp;[.J19]&amp;&quot;,&quot;&amp;[.K19]&amp;&quot;,0,CURDATE(),CURDATE())&quot;&amp;IF(AND([.E19]&lt;&gt;INDIRECT(ADDRESS(ROW([.E19]) + 1;5));INDIRECT(ADDRESS(ROW([.A19]) + 1;1)) &gt; 0); &quot;;&quot;&amp;CHAR(13)&amp;CHAR(10)&amp;CHAR(13)&amp;CHAR(10)&amp;[.M$3];IF(INDIRECT(ADDRESS(ROW([.A19]) + 1;1)) &gt; 0;&quot;,&quot;;&quot;;&quot;))" office:value-type="string" office:string-value="(16,'M20','MASTER 20','M20',2,'2','MASTER',20,24,0,0,0,CURDATE(),CURDATE())," calcext:value-type="string">
            <text:p>(16,'M20','MASTER 20','M20',2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0]&amp;&quot;,'&quot;&amp;[.B20]&amp;&quot;','&quot;&amp;[.C20]&amp;&quot;','&quot;&amp;[.D20]&amp;&quot;',&quot;&amp;[.E20]&amp;&quot;,'&quot;&amp;[.F20]&amp;&quot;','&quot;&amp;[.G20]&amp;&quot;',&quot;&amp;[.H20]&amp;&quot;,&quot;&amp;[.I20]&amp;&quot;,&quot;&amp;[.J20]&amp;&quot;,&quot;&amp;[.K20]&amp;&quot;,0,CURDATE(),CURDATE())&quot;&amp;IF(AND([.E20]&lt;&gt;INDIRECT(ADDRESS(ROW([.E20]) + 1;5));INDIRECT(ADDRESS(ROW([.A20]) + 1;1)) &gt; 0); &quot;;&quot;&amp;CHAR(13)&amp;CHAR(10)&amp;CHAR(13)&amp;CHAR(10)&amp;[.M$3];IF(INDIRECT(ADDRESS(ROW([.A20]) + 1;1)) &gt; 0;&quot;,&quot;;&quot;;&quot;))" office:value-type="string" office:string-value="(17,'M25','MASTER 25','M25',2,'3','MASTER',25,29,0,0,0,CURDATE(),CURDATE())," calcext:value-type="string">
            <text:p>(17,'M25','MASTER 25','M25',2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]&amp;&quot;,'&quot;&amp;[.B21]&amp;&quot;','&quot;&amp;[.C21]&amp;&quot;','&quot;&amp;[.D21]&amp;&quot;',&quot;&amp;[.E21]&amp;&quot;,'&quot;&amp;[.F21]&amp;&quot;','&quot;&amp;[.G21]&amp;&quot;',&quot;&amp;[.H21]&amp;&quot;,&quot;&amp;[.I21]&amp;&quot;,&quot;&amp;[.J21]&amp;&quot;,&quot;&amp;[.K21]&amp;&quot;,0,CURDATE(),CURDATE())&quot;&amp;IF(AND([.E21]&lt;&gt;INDIRECT(ADDRESS(ROW([.E21]) + 1;5));INDIRECT(ADDRESS(ROW([.A21]) + 1;1)) &gt; 0); &quot;;&quot;&amp;CHAR(13)&amp;CHAR(10)&amp;CHAR(13)&amp;CHAR(10)&amp;[.M$3];IF(INDIRECT(ADDRESS(ROW([.A21]) + 1;1)) &gt; 0;&quot;,&quot;;&quot;;&quot;))" office:value-type="string" office:string-value="(18,'M30','MASTER 30','M30',2,'4','MASTER',30,34,0,0,0,CURDATE(),CURDATE())," calcext:value-type="string">
            <text:p>(18,'M30','MASTER 30','M30',2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]&amp;&quot;,'&quot;&amp;[.B22]&amp;&quot;','&quot;&amp;[.C22]&amp;&quot;','&quot;&amp;[.D22]&amp;&quot;',&quot;&amp;[.E22]&amp;&quot;,'&quot;&amp;[.F22]&amp;&quot;','&quot;&amp;[.G22]&amp;&quot;',&quot;&amp;[.H22]&amp;&quot;,&quot;&amp;[.I22]&amp;&quot;,&quot;&amp;[.J22]&amp;&quot;,&quot;&amp;[.K22]&amp;&quot;,0,CURDATE(),CURDATE())&quot;&amp;IF(AND([.E22]&lt;&gt;INDIRECT(ADDRESS(ROW([.E22]) + 1;5));INDIRECT(ADDRESS(ROW([.A22]) + 1;1)) &gt; 0); &quot;;&quot;&amp;CHAR(13)&amp;CHAR(10)&amp;CHAR(13)&amp;CHAR(10)&amp;[.M$3];IF(INDIRECT(ADDRESS(ROW([.A22]) + 1;1)) &gt; 0;&quot;,&quot;;&quot;;&quot;))" office:value-type="string" office:string-value="(19,'M35','MASTER 35','M35',2,'5','MASTER',35,39,0,0,0,CURDATE(),CURDATE())," calcext:value-type="string">
            <text:p>(19,'M35','MASTER 35','M35',2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3]&amp;&quot;,'&quot;&amp;[.B23]&amp;&quot;','&quot;&amp;[.C23]&amp;&quot;','&quot;&amp;[.D23]&amp;&quot;',&quot;&amp;[.E23]&amp;&quot;,'&quot;&amp;[.F23]&amp;&quot;','&quot;&amp;[.G23]&amp;&quot;',&quot;&amp;[.H23]&amp;&quot;,&quot;&amp;[.I23]&amp;&quot;,&quot;&amp;[.J23]&amp;&quot;,&quot;&amp;[.K23]&amp;&quot;,0,CURDATE(),CURDATE())&quot;&amp;IF(AND([.E23]&lt;&gt;INDIRECT(ADDRESS(ROW([.E23]) + 1;5));INDIRECT(ADDRESS(ROW([.A23]) + 1;1)) &gt; 0); &quot;;&quot;&amp;CHAR(13)&amp;CHAR(10)&amp;CHAR(13)&amp;CHAR(10)&amp;[.M$3];IF(INDIRECT(ADDRESS(ROW([.A23]) + 1;1)) &gt; 0;&quot;,&quot;;&quot;;&quot;))" office:value-type="string" office:string-value="(20,'M40','MASTER 40','M40',2,'6','MASTER',40,44,0,0,0,CURDATE(),CURDATE())," calcext:value-type="string">
            <text:p>(20,'M40','MASTER 40','M40',2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]&amp;&quot;,'&quot;&amp;[.B24]&amp;&quot;','&quot;&amp;[.C24]&amp;&quot;','&quot;&amp;[.D24]&amp;&quot;',&quot;&amp;[.E24]&amp;&quot;,'&quot;&amp;[.F24]&amp;&quot;','&quot;&amp;[.G24]&amp;&quot;',&quot;&amp;[.H24]&amp;&quot;,&quot;&amp;[.I24]&amp;&quot;,&quot;&amp;[.J24]&amp;&quot;,&quot;&amp;[.K24]&amp;&quot;,0,CURDATE(),CURDATE())&quot;&amp;IF(AND([.E24]&lt;&gt;INDIRECT(ADDRESS(ROW([.E24]) + 1;5));INDIRECT(ADDRESS(ROW([.A24]) + 1;1)) &gt; 0); &quot;;&quot;&amp;CHAR(13)&amp;CHAR(10)&amp;CHAR(13)&amp;CHAR(10)&amp;[.M$3];IF(INDIRECT(ADDRESS(ROW([.A24]) + 1;1)) &gt; 0;&quot;,&quot;;&quot;;&quot;))" office:value-type="string" office:string-value="(21,'M45','MASTER 45','M45',2,'7','MASTER',45,49,0,0,0,CURDATE(),CURDATE())," calcext:value-type="string">
            <text:p>(21,'M45','MASTER 45','M45',2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]&amp;&quot;,'&quot;&amp;[.B25]&amp;&quot;','&quot;&amp;[.C25]&amp;&quot;','&quot;&amp;[.D25]&amp;&quot;',&quot;&amp;[.E25]&amp;&quot;,'&quot;&amp;[.F25]&amp;&quot;','&quot;&amp;[.G25]&amp;&quot;',&quot;&amp;[.H25]&amp;&quot;,&quot;&amp;[.I25]&amp;&quot;,&quot;&amp;[.J25]&amp;&quot;,&quot;&amp;[.K25]&amp;&quot;,0,CURDATE(),CURDATE())&quot;&amp;IF(AND([.E25]&lt;&gt;INDIRECT(ADDRESS(ROW([.E25]) + 1;5));INDIRECT(ADDRESS(ROW([.A25]) + 1;1)) &gt; 0); &quot;;&quot;&amp;CHAR(13)&amp;CHAR(10)&amp;CHAR(13)&amp;CHAR(10)&amp;[.M$3];IF(INDIRECT(ADDRESS(ROW([.A25]) + 1;1)) &gt; 0;&quot;,&quot;;&quot;;&quot;))" office:value-type="string" office:string-value="(22,'M50','MASTER 50','M50',2,'8','MASTER',50,54,0,0,0,CURDATE(),CURDATE())," calcext:value-type="string">
            <text:p>(22,'M50','MASTER 50','M50',2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6]&amp;&quot;,'&quot;&amp;[.B26]&amp;&quot;','&quot;&amp;[.C26]&amp;&quot;','&quot;&amp;[.D26]&amp;&quot;',&quot;&amp;[.E26]&amp;&quot;,'&quot;&amp;[.F26]&amp;&quot;','&quot;&amp;[.G26]&amp;&quot;',&quot;&amp;[.H26]&amp;&quot;,&quot;&amp;[.I26]&amp;&quot;,&quot;&amp;[.J26]&amp;&quot;,&quot;&amp;[.K26]&amp;&quot;,0,CURDATE(),CURDATE())&quot;&amp;IF(AND([.E26]&lt;&gt;INDIRECT(ADDRESS(ROW([.E26]) + 1;5));INDIRECT(ADDRESS(ROW([.A26]) + 1;1)) &gt; 0); &quot;;&quot;&amp;CHAR(13)&amp;CHAR(10)&amp;CHAR(13)&amp;CHAR(10)&amp;[.M$3];IF(INDIRECT(ADDRESS(ROW([.A26]) + 1;1)) &gt; 0;&quot;,&quot;;&quot;;&quot;))" office:value-type="string" office:string-value="(23,'OVER','OVER 55','M55',2,'9','MASTER',55,999,0,0,0,CURDATE(),CURDATE())," calcext:value-type="string">
            <text:p>(23,'OVER','OVER 55','M55',2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7]&amp;&quot;,'&quot;&amp;[.B27]&amp;&quot;','&quot;&amp;[.C27]&amp;&quot;','&quot;&amp;[.D27]&amp;&quot;',&quot;&amp;[.E27]&amp;&quot;,'&quot;&amp;[.F27]&amp;&quot;','&quot;&amp;[.G27]&amp;&quot;',&quot;&amp;[.H27]&amp;&quot;,&quot;&amp;[.I27]&amp;&quot;,&quot;&amp;[.J27]&amp;&quot;,&quot;&amp;[.K27]&amp;&quot;,0,CURDATE(),CURDATE())&quot;&amp;IF(AND([.E27]&lt;&gt;INDIRECT(ADDRESS(ROW([.E27]) + 1;5));INDIRECT(ADDRESS(ROW([.A27]) + 1;1)) &gt; 0); &quot;;&quot;&amp;CHAR(13)&amp;CHAR(10)&amp;CHAR(13)&amp;CHAR(10)&amp;[.M$3];IF(INDIRECT(ADDRESS(ROW([.A27]) + 1;1)) &gt; 0;&quot;,&quot;;&quot;;&quot;))" office:value-type="string" office:string-value="(24,'001-119','STAFF. M FINO A 119','&lt;120',2,'x1','MASTER',1,119,1,0,0,CURDATE(),CURDATE())," calcext:value-type="string">
            <text:p>(24,'001-119','STAFF. M FINO A 119','&lt;120',2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8]&amp;&quot;,'&quot;&amp;[.B28]&amp;&quot;','&quot;&amp;[.C28]&amp;&quot;','&quot;&amp;[.D28]&amp;&quot;',&quot;&amp;[.E28]&amp;&quot;,'&quot;&amp;[.F28]&amp;&quot;','&quot;&amp;[.G28]&amp;&quot;',&quot;&amp;[.H28]&amp;&quot;,&quot;&amp;[.I28]&amp;&quot;,&quot;&amp;[.J28]&amp;&quot;,&quot;&amp;[.K28]&amp;&quot;,0,CURDATE(),CURDATE())&quot;&amp;IF(AND([.E28]&lt;&gt;INDIRECT(ADDRESS(ROW([.E28]) + 1;5));INDIRECT(ADDRESS(ROW([.A28]) + 1;1)) &gt; 0); &quot;;&quot;&amp;CHAR(13)&amp;CHAR(10)&amp;CHAR(13)&amp;CHAR(10)&amp;[.M$3];IF(INDIRECT(ADDRESS(ROW([.A28]) + 1;1)) &gt; 0;&quot;,&quot;;&quot;;&quot;))" office:value-type="string" office:string-value="(25,'120-149','STAFF. M 120-149','120-149',2,'x2','MASTER',120,149,1,0,0,CURDATE(),CURDATE())," calcext:value-type="string">
            <text:p>(25,'120-149','STAFF. M 120-149','120-149',2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]&amp;&quot;,'&quot;&amp;[.B29]&amp;&quot;','&quot;&amp;[.C29]&amp;&quot;','&quot;&amp;[.D29]&amp;&quot;',&quot;&amp;[.E29]&amp;&quot;,'&quot;&amp;[.F29]&amp;&quot;','&quot;&amp;[.G29]&amp;&quot;',&quot;&amp;[.H29]&amp;&quot;,&quot;&amp;[.I29]&amp;&quot;,&quot;&amp;[.J29]&amp;&quot;,&quot;&amp;[.K29]&amp;&quot;,0,CURDATE(),CURDATE())&quot;&amp;IF(AND([.E29]&lt;&gt;INDIRECT(ADDRESS(ROW([.E29]) + 1;5));INDIRECT(ADDRESS(ROW([.A29]) + 1;1)) &gt; 0); &quot;;&quot;&amp;CHAR(13)&amp;CHAR(10)&amp;CHAR(13)&amp;CHAR(10)&amp;[.M$3];IF(INDIRECT(ADDRESS(ROW([.A29]) + 1;1)) &gt; 0;&quot;,&quot;;&quot;;&quot;))" office:value-type="string" office:string-value="(26,'150-999','STAFF. M oltre 150','&gt;149',2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6,'150-999','STAFF. M oltre 150','&gt;149',2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30]&amp;&quot;,'&quot;&amp;[.B30]&amp;&quot;','&quot;&amp;[.C30]&amp;&quot;','&quot;&amp;[.D30]&amp;&quot;',&quot;&amp;[.E30]&amp;&quot;,'&quot;&amp;[.F30]&amp;&quot;','&quot;&amp;[.G30]&amp;&quot;',&quot;&amp;[.H30]&amp;&quot;,&quot;&amp;[.I30]&amp;&quot;,&quot;&amp;[.J30]&amp;&quot;,&quot;&amp;[.K30]&amp;&quot;,0,CURDATE(),CURDATE())&quot;&amp;IF(AND([.E30]&lt;&gt;INDIRECT(ADDRESS(ROW([.E30]) + 1;5));INDIRECT(ADDRESS(ROW([.A30]) + 1;1)) &gt; 0); &quot;;&quot;&amp;CHAR(13)&amp;CHAR(10)&amp;CHAR(13)&amp;CHAR(10)&amp;[.M$3];IF(INDIRECT(ADDRESS(ROW([.A30]) + 1;1)) &gt; 0;&quot;,&quot;;&quot;;&quot;))" office:value-type="string" office:string-value="(27,'PROP','PROPAGANDA','PROP',3,'P','MASTER',1,15,0,1,0,CURDATE(),CURDATE())," calcext:value-type="string">
            <text:p>(27,'PROP','PROPAGANDA','PROP',3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]&amp;&quot;,'&quot;&amp;[.B31]&amp;&quot;','&quot;&amp;[.C31]&amp;&quot;','&quot;&amp;[.D31]&amp;&quot;',&quot;&amp;[.E31]&amp;&quot;,'&quot;&amp;[.F31]&amp;&quot;','&quot;&amp;[.G31]&amp;&quot;',&quot;&amp;[.H31]&amp;&quot;,&quot;&amp;[.I31]&amp;&quot;,&quot;&amp;[.J31]&amp;&quot;,&quot;&amp;[.K31]&amp;&quot;,0,CURDATE(),CURDATE())&quot;&amp;IF(AND([.E31]&lt;&gt;INDIRECT(ADDRESS(ROW([.E31]) + 1;5));INDIRECT(ADDRESS(ROW([.A31]) + 1;1)) &gt; 0); &quot;;&quot;&amp;CHAR(13)&amp;CHAR(10)&amp;CHAR(13)&amp;CHAR(10)&amp;[.M$3];IF(INDIRECT(ADDRESS(ROW([.A31]) + 1;1)) &gt; 0;&quot;,&quot;;&quot;;&quot;))" office:value-type="string" office:string-value="(28,'SEN','SENIORES','SEN',3,'1','MASTER',16,19,0,0,0,CURDATE(),CURDATE())," calcext:value-type="string">
            <text:p>(28,'SEN','SENIORES','SEN',3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]&amp;&quot;,'&quot;&amp;[.B32]&amp;&quot;','&quot;&amp;[.C32]&amp;&quot;','&quot;&amp;[.D32]&amp;&quot;',&quot;&amp;[.E32]&amp;&quot;,'&quot;&amp;[.F32]&amp;&quot;','&quot;&amp;[.G32]&amp;&quot;',&quot;&amp;[.H32]&amp;&quot;,&quot;&amp;[.I32]&amp;&quot;,&quot;&amp;[.J32]&amp;&quot;,&quot;&amp;[.K32]&amp;&quot;,0,CURDATE(),CURDATE())&quot;&amp;IF(AND([.E32]&lt;&gt;INDIRECT(ADDRESS(ROW([.E32]) + 1;5));INDIRECT(ADDRESS(ROW([.A32]) + 1;1)) &gt; 0); &quot;;&quot;&amp;CHAR(13)&amp;CHAR(10)&amp;CHAR(13)&amp;CHAR(10)&amp;[.M$3];IF(INDIRECT(ADDRESS(ROW([.A32]) + 1;1)) &gt; 0;&quot;,&quot;;&quot;;&quot;))" office:value-type="string" office:string-value="(29,'M20','MASTER 20','M20',3,'2','MASTER',20,24,0,0,0,CURDATE(),CURDATE())," calcext:value-type="string">
            <text:p>(29,'M20','MASTER 20','M20',3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3]&amp;&quot;,'&quot;&amp;[.B33]&amp;&quot;','&quot;&amp;[.C33]&amp;&quot;','&quot;&amp;[.D33]&amp;&quot;',&quot;&amp;[.E33]&amp;&quot;,'&quot;&amp;[.F33]&amp;&quot;','&quot;&amp;[.G33]&amp;&quot;',&quot;&amp;[.H33]&amp;&quot;,&quot;&amp;[.I33]&amp;&quot;,&quot;&amp;[.J33]&amp;&quot;,&quot;&amp;[.K33]&amp;&quot;,0,CURDATE(),CURDATE())&quot;&amp;IF(AND([.E33]&lt;&gt;INDIRECT(ADDRESS(ROW([.E33]) + 1;5));INDIRECT(ADDRESS(ROW([.A33]) + 1;1)) &gt; 0); &quot;;&quot;&amp;CHAR(13)&amp;CHAR(10)&amp;CHAR(13)&amp;CHAR(10)&amp;[.M$3];IF(INDIRECT(ADDRESS(ROW([.A33]) + 1;1)) &gt; 0;&quot;,&quot;;&quot;;&quot;))" office:value-type="string" office:string-value="(30,'M25','MASTER 25','M25',3,'3','MASTER',25,29,0,0,0,CURDATE(),CURDATE())," calcext:value-type="string">
            <text:p>(30,'M25','MASTER 25','M25',3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]&amp;&quot;,'&quot;&amp;[.B34]&amp;&quot;','&quot;&amp;[.C34]&amp;&quot;','&quot;&amp;[.D34]&amp;&quot;',&quot;&amp;[.E34]&amp;&quot;,'&quot;&amp;[.F34]&amp;&quot;','&quot;&amp;[.G34]&amp;&quot;',&quot;&amp;[.H34]&amp;&quot;,&quot;&amp;[.I34]&amp;&quot;,&quot;&amp;[.J34]&amp;&quot;,&quot;&amp;[.K34]&amp;&quot;,0,CURDATE(),CURDATE())&quot;&amp;IF(AND([.E34]&lt;&gt;INDIRECT(ADDRESS(ROW([.E34]) + 1;5));INDIRECT(ADDRESS(ROW([.A34]) + 1;1)) &gt; 0); &quot;;&quot;&amp;CHAR(13)&amp;CHAR(10)&amp;CHAR(13)&amp;CHAR(10)&amp;[.M$3];IF(INDIRECT(ADDRESS(ROW([.A34]) + 1;1)) &gt; 0;&quot;,&quot;;&quot;;&quot;))" office:value-type="string" office:string-value="(31,'M30','MASTER 30','M30',3,'4','MASTER',30,34,0,0,0,CURDATE(),CURDATE())," calcext:value-type="string">
            <text:p>(31,'M30','MASTER 30','M30',3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5]&amp;&quot;,'&quot;&amp;[.B35]&amp;&quot;','&quot;&amp;[.C35]&amp;&quot;','&quot;&amp;[.D35]&amp;&quot;',&quot;&amp;[.E35]&amp;&quot;,'&quot;&amp;[.F35]&amp;&quot;','&quot;&amp;[.G35]&amp;&quot;',&quot;&amp;[.H35]&amp;&quot;,&quot;&amp;[.I35]&amp;&quot;,&quot;&amp;[.J35]&amp;&quot;,&quot;&amp;[.K35]&amp;&quot;,0,CURDATE(),CURDATE())&quot;&amp;IF(AND([.E35]&lt;&gt;INDIRECT(ADDRESS(ROW([.E35]) + 1;5));INDIRECT(ADDRESS(ROW([.A35]) + 1;1)) &gt; 0); &quot;;&quot;&amp;CHAR(13)&amp;CHAR(10)&amp;CHAR(13)&amp;CHAR(10)&amp;[.M$3];IF(INDIRECT(ADDRESS(ROW([.A35]) + 1;1)) &gt; 0;&quot;,&quot;;&quot;;&quot;))" office:value-type="string" office:string-value="(32,'M35','MASTER 35','M35',3,'5','MASTER',35,39,0,0,0,CURDATE(),CURDATE())," calcext:value-type="string">
            <text:p>(32,'M35','MASTER 35','M35',3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]&amp;&quot;,'&quot;&amp;[.B36]&amp;&quot;','&quot;&amp;[.C36]&amp;&quot;','&quot;&amp;[.D36]&amp;&quot;',&quot;&amp;[.E36]&amp;&quot;,'&quot;&amp;[.F36]&amp;&quot;','&quot;&amp;[.G36]&amp;&quot;',&quot;&amp;[.H36]&amp;&quot;,&quot;&amp;[.I36]&amp;&quot;,&quot;&amp;[.J36]&amp;&quot;,&quot;&amp;[.K36]&amp;&quot;,0,CURDATE(),CURDATE())&quot;&amp;IF(AND([.E36]&lt;&gt;INDIRECT(ADDRESS(ROW([.E36]) + 1;5));INDIRECT(ADDRESS(ROW([.A36]) + 1;1)) &gt; 0); &quot;;&quot;&amp;CHAR(13)&amp;CHAR(10)&amp;CHAR(13)&amp;CHAR(10)&amp;[.M$3];IF(INDIRECT(ADDRESS(ROW([.A36]) + 1;1)) &gt; 0;&quot;,&quot;;&quot;;&quot;))" office:value-type="string" office:string-value="(33,'M40','MASTER 40','M40',3,'6','MASTER',40,44,0,0,0,CURDATE(),CURDATE())," calcext:value-type="string">
            <text:p>(33,'M40','MASTER 40','M40',3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]&amp;&quot;,'&quot;&amp;[.B37]&amp;&quot;','&quot;&amp;[.C37]&amp;&quot;','&quot;&amp;[.D37]&amp;&quot;',&quot;&amp;[.E37]&amp;&quot;,'&quot;&amp;[.F37]&amp;&quot;','&quot;&amp;[.G37]&amp;&quot;',&quot;&amp;[.H37]&amp;&quot;,&quot;&amp;[.I37]&amp;&quot;,&quot;&amp;[.J37]&amp;&quot;,&quot;&amp;[.K37]&amp;&quot;,0,CURDATE(),CURDATE())&quot;&amp;IF(AND([.E37]&lt;&gt;INDIRECT(ADDRESS(ROW([.E37]) + 1;5));INDIRECT(ADDRESS(ROW([.A37]) + 1;1)) &gt; 0); &quot;;&quot;&amp;CHAR(13)&amp;CHAR(10)&amp;CHAR(13)&amp;CHAR(10)&amp;[.M$3];IF(INDIRECT(ADDRESS(ROW([.A37]) + 1;1)) &gt; 0;&quot;,&quot;;&quot;;&quot;))" office:value-type="string" office:string-value="(34,'M45','MASTER 45','M45',3,'7','MASTER',45,49,0,0,0,CURDATE(),CURDATE())," calcext:value-type="string">
            <text:p>(34,'M45','MASTER 45','M45',3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]&amp;&quot;,'&quot;&amp;[.B38]&amp;&quot;','&quot;&amp;[.C38]&amp;&quot;','&quot;&amp;[.D38]&amp;&quot;',&quot;&amp;[.E38]&amp;&quot;,'&quot;&amp;[.F38]&amp;&quot;','&quot;&amp;[.G38]&amp;&quot;',&quot;&amp;[.H38]&amp;&quot;,&quot;&amp;[.I38]&amp;&quot;,&quot;&amp;[.J38]&amp;&quot;,&quot;&amp;[.K38]&amp;&quot;,0,CURDATE(),CURDATE())&quot;&amp;IF(AND([.E38]&lt;&gt;INDIRECT(ADDRESS(ROW([.E38]) + 1;5));INDIRECT(ADDRESS(ROW([.A38]) + 1;1)) &gt; 0); &quot;;&quot;&amp;CHAR(13)&amp;CHAR(10)&amp;CHAR(13)&amp;CHAR(10)&amp;[.M$3];IF(INDIRECT(ADDRESS(ROW([.A38]) + 1;1)) &gt; 0;&quot;,&quot;;&quot;;&quot;))" office:value-type="string" office:string-value="(35,'M50','MASTER 50','M50',3,'8','MASTER',50,54,0,0,0,CURDATE(),CURDATE())," calcext:value-type="string">
            <text:p>(35,'M50','MASTER 50','M50',3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9]&amp;&quot;,'&quot;&amp;[.B39]&amp;&quot;','&quot;&amp;[.C39]&amp;&quot;','&quot;&amp;[.D39]&amp;&quot;',&quot;&amp;[.E39]&amp;&quot;,'&quot;&amp;[.F39]&amp;&quot;','&quot;&amp;[.G39]&amp;&quot;',&quot;&amp;[.H39]&amp;&quot;,&quot;&amp;[.I39]&amp;&quot;,&quot;&amp;[.J39]&amp;&quot;,&quot;&amp;[.K39]&amp;&quot;,0,CURDATE(),CURDATE())&quot;&amp;IF(AND([.E39]&lt;&gt;INDIRECT(ADDRESS(ROW([.E39]) + 1;5));INDIRECT(ADDRESS(ROW([.A39]) + 1;1)) &gt; 0); &quot;;&quot;&amp;CHAR(13)&amp;CHAR(10)&amp;CHAR(13)&amp;CHAR(10)&amp;[.M$3];IF(INDIRECT(ADDRESS(ROW([.A39]) + 1;1)) &gt; 0;&quot;,&quot;;&quot;;&quot;))" office:value-type="string" office:string-value="(36,'OVER','OVER 55','M55',3,'9','MASTER',55,999,0,0,0,CURDATE(),CURDATE())," calcext:value-type="string">
            <text:p>(36,'OVER','OVER 55','M55',3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0]&amp;&quot;,'&quot;&amp;[.B40]&amp;&quot;','&quot;&amp;[.C40]&amp;&quot;','&quot;&amp;[.D40]&amp;&quot;',&quot;&amp;[.E40]&amp;&quot;,'&quot;&amp;[.F40]&amp;&quot;','&quot;&amp;[.G40]&amp;&quot;',&quot;&amp;[.H40]&amp;&quot;,&quot;&amp;[.I40]&amp;&quot;,&quot;&amp;[.J40]&amp;&quot;,&quot;&amp;[.K40]&amp;&quot;,0,CURDATE(),CURDATE())&quot;&amp;IF(AND([.E40]&lt;&gt;INDIRECT(ADDRESS(ROW([.E40]) + 1;5));INDIRECT(ADDRESS(ROW([.A40]) + 1;1)) &gt; 0); &quot;;&quot;&amp;CHAR(13)&amp;CHAR(10)&amp;CHAR(13)&amp;CHAR(10)&amp;[.M$3];IF(INDIRECT(ADDRESS(ROW([.A40]) + 1;1)) &gt; 0;&quot;,&quot;;&quot;;&quot;))" office:value-type="string" office:string-value="(37,'001-119','STAFF. M FINO A 119','&lt;120',3,'x1','MASTER',1,119,1,0,0,CURDATE(),CURDATE())," calcext:value-type="string">
            <text:p>(37,'001-119','STAFF. M FINO A 119','&lt;120',3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1]&amp;&quot;,'&quot;&amp;[.B41]&amp;&quot;','&quot;&amp;[.C41]&amp;&quot;','&quot;&amp;[.D41]&amp;&quot;',&quot;&amp;[.E41]&amp;&quot;,'&quot;&amp;[.F41]&amp;&quot;','&quot;&amp;[.G41]&amp;&quot;',&quot;&amp;[.H41]&amp;&quot;,&quot;&amp;[.I41]&amp;&quot;,&quot;&amp;[.J41]&amp;&quot;,&quot;&amp;[.K41]&amp;&quot;,0,CURDATE(),CURDATE())&quot;&amp;IF(AND([.E41]&lt;&gt;INDIRECT(ADDRESS(ROW([.E41]) + 1;5));INDIRECT(ADDRESS(ROW([.A41]) + 1;1)) &gt; 0); &quot;;&quot;&amp;CHAR(13)&amp;CHAR(10)&amp;CHAR(13)&amp;CHAR(10)&amp;[.M$3];IF(INDIRECT(ADDRESS(ROW([.A41]) + 1;1)) &gt; 0;&quot;,&quot;;&quot;;&quot;))" office:value-type="string" office:string-value="(38,'120-149','STAFF. M 120-149','120-149',3,'x2','MASTER',120,149,1,0,0,CURDATE(),CURDATE())," calcext:value-type="string">
            <text:p>(38,'120-149','STAFF. M 120-149','120-149',3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]&amp;&quot;,'&quot;&amp;[.B42]&amp;&quot;','&quot;&amp;[.C42]&amp;&quot;','&quot;&amp;[.D42]&amp;&quot;',&quot;&amp;[.E42]&amp;&quot;,'&quot;&amp;[.F42]&amp;&quot;','&quot;&amp;[.G42]&amp;&quot;',&quot;&amp;[.H42]&amp;&quot;,&quot;&amp;[.I42]&amp;&quot;,&quot;&amp;[.J42]&amp;&quot;,&quot;&amp;[.K42]&amp;&quot;,0,CURDATE(),CURDATE())&quot;&amp;IF(AND([.E42]&lt;&gt;INDIRECT(ADDRESS(ROW([.E42]) + 1;5));INDIRECT(ADDRESS(ROW([.A42]) + 1;1)) &gt; 0); &quot;;&quot;&amp;CHAR(13)&amp;CHAR(10)&amp;CHAR(13)&amp;CHAR(10)&amp;[.M$3];IF(INDIRECT(ADDRESS(ROW([.A42]) + 1;1)) &gt; 0;&quot;,&quot;;&quot;;&quot;))" office:value-type="string" office:string-value="(39,'150-999','STAFF. M oltre 150','&gt;149',3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9,'150-999','STAFF. M oltre 150','&gt;149',3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43]&amp;&quot;,'&quot;&amp;[.B43]&amp;&quot;','&quot;&amp;[.C43]&amp;&quot;','&quot;&amp;[.D43]&amp;&quot;',&quot;&amp;[.E43]&amp;&quot;,'&quot;&amp;[.F43]&amp;&quot;','&quot;&amp;[.G43]&amp;&quot;',&quot;&amp;[.H43]&amp;&quot;,&quot;&amp;[.I43]&amp;&quot;,&quot;&amp;[.J43]&amp;&quot;,&quot;&amp;[.K43]&amp;&quot;,0,CURDATE(),CURDATE())&quot;&amp;IF(AND([.E43]&lt;&gt;INDIRECT(ADDRESS(ROW([.E43]) + 1;5));INDIRECT(ADDRESS(ROW([.A43]) + 1;1)) &gt; 0); &quot;;&quot;&amp;CHAR(13)&amp;CHAR(10)&amp;CHAR(13)&amp;CHAR(10)&amp;[.M$3];IF(INDIRECT(ADDRESS(ROW([.A43]) + 1;1)) &gt; 0;&quot;,&quot;;&quot;;&quot;))" office:value-type="string" office:string-value="(40,'PROP','PROPAGANDA','PROP',4,'P','MASTER',1,15,0,1,0,CURDATE(),CURDATE())," calcext:value-type="string">
            <text:p>(40,'PROP','PROPAGANDA','PROP',4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]&amp;&quot;,'&quot;&amp;[.B44]&amp;&quot;','&quot;&amp;[.C44]&amp;&quot;','&quot;&amp;[.D44]&amp;&quot;',&quot;&amp;[.E44]&amp;&quot;,'&quot;&amp;[.F44]&amp;&quot;','&quot;&amp;[.G44]&amp;&quot;',&quot;&amp;[.H44]&amp;&quot;,&quot;&amp;[.I44]&amp;&quot;,&quot;&amp;[.J44]&amp;&quot;,&quot;&amp;[.K44]&amp;&quot;,0,CURDATE(),CURDATE())&quot;&amp;IF(AND([.E44]&lt;&gt;INDIRECT(ADDRESS(ROW([.E44]) + 1;5));INDIRECT(ADDRESS(ROW([.A44]) + 1;1)) &gt; 0); &quot;;&quot;&amp;CHAR(13)&amp;CHAR(10)&amp;CHAR(13)&amp;CHAR(10)&amp;[.M$3];IF(INDIRECT(ADDRESS(ROW([.A44]) + 1;1)) &gt; 0;&quot;,&quot;;&quot;;&quot;))" office:value-type="string" office:string-value="(41,'SEN','SENIORES','SEN',4,'1','MASTER',16,19,0,0,0,CURDATE(),CURDATE())," calcext:value-type="string">
            <text:p>(41,'SEN','SENIORES','SEN',4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]&amp;&quot;,'&quot;&amp;[.B45]&amp;&quot;','&quot;&amp;[.C45]&amp;&quot;','&quot;&amp;[.D45]&amp;&quot;',&quot;&amp;[.E45]&amp;&quot;,'&quot;&amp;[.F45]&amp;&quot;','&quot;&amp;[.G45]&amp;&quot;',&quot;&amp;[.H45]&amp;&quot;,&quot;&amp;[.I45]&amp;&quot;,&quot;&amp;[.J45]&amp;&quot;,&quot;&amp;[.K45]&amp;&quot;,0,CURDATE(),CURDATE())&quot;&amp;IF(AND([.E45]&lt;&gt;INDIRECT(ADDRESS(ROW([.E45]) + 1;5));INDIRECT(ADDRESS(ROW([.A45]) + 1;1)) &gt; 0); &quot;;&quot;&amp;CHAR(13)&amp;CHAR(10)&amp;CHAR(13)&amp;CHAR(10)&amp;[.M$3];IF(INDIRECT(ADDRESS(ROW([.A45]) + 1;1)) &gt; 0;&quot;,&quot;;&quot;;&quot;))" office:value-type="string" office:string-value="(42,'M20','MASTER 20','M20',4,'2','MASTER',20,24,0,0,0,CURDATE(),CURDATE())," calcext:value-type="string">
            <text:p>(42,'M20','MASTER 20','M20',4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6]&amp;&quot;,'&quot;&amp;[.B46]&amp;&quot;','&quot;&amp;[.C46]&amp;&quot;','&quot;&amp;[.D46]&amp;&quot;',&quot;&amp;[.E46]&amp;&quot;,'&quot;&amp;[.F46]&amp;&quot;','&quot;&amp;[.G46]&amp;&quot;',&quot;&amp;[.H46]&amp;&quot;,&quot;&amp;[.I46]&amp;&quot;,&quot;&amp;[.J46]&amp;&quot;,&quot;&amp;[.K46]&amp;&quot;,0,CURDATE(),CURDATE())&quot;&amp;IF(AND([.E46]&lt;&gt;INDIRECT(ADDRESS(ROW([.E46]) + 1;5));INDIRECT(ADDRESS(ROW([.A46]) + 1;1)) &gt; 0); &quot;;&quot;&amp;CHAR(13)&amp;CHAR(10)&amp;CHAR(13)&amp;CHAR(10)&amp;[.M$3];IF(INDIRECT(ADDRESS(ROW([.A46]) + 1;1)) &gt; 0;&quot;,&quot;;&quot;;&quot;))" office:value-type="string" office:string-value="(43,'M25','MASTER 25','M25',4,'3','MASTER',25,29,0,0,0,CURDATE(),CURDATE())," calcext:value-type="string">
            <text:p>(43,'M25','MASTER 25','M25',4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]&amp;&quot;,'&quot;&amp;[.B47]&amp;&quot;','&quot;&amp;[.C47]&amp;&quot;','&quot;&amp;[.D47]&amp;&quot;',&quot;&amp;[.E47]&amp;&quot;,'&quot;&amp;[.F47]&amp;&quot;','&quot;&amp;[.G47]&amp;&quot;',&quot;&amp;[.H47]&amp;&quot;,&quot;&amp;[.I47]&amp;&quot;,&quot;&amp;[.J47]&amp;&quot;,&quot;&amp;[.K47]&amp;&quot;,0,CURDATE(),CURDATE())&quot;&amp;IF(AND([.E47]&lt;&gt;INDIRECT(ADDRESS(ROW([.E47]) + 1;5));INDIRECT(ADDRESS(ROW([.A47]) + 1;1)) &gt; 0); &quot;;&quot;&amp;CHAR(13)&amp;CHAR(10)&amp;CHAR(13)&amp;CHAR(10)&amp;[.M$3];IF(INDIRECT(ADDRESS(ROW([.A47]) + 1;1)) &gt; 0;&quot;,&quot;;&quot;;&quot;))" office:value-type="string" office:string-value="(44,'M30','MASTER 30','M30',4,'4','MASTER',30,34,0,0,0,CURDATE(),CURDATE())," calcext:value-type="string">
            <text:p>(44,'M30','MASTER 30','M30',4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8]&amp;&quot;,'&quot;&amp;[.B48]&amp;&quot;','&quot;&amp;[.C48]&amp;&quot;','&quot;&amp;[.D48]&amp;&quot;',&quot;&amp;[.E48]&amp;&quot;,'&quot;&amp;[.F48]&amp;&quot;','&quot;&amp;[.G48]&amp;&quot;',&quot;&amp;[.H48]&amp;&quot;,&quot;&amp;[.I48]&amp;&quot;,&quot;&amp;[.J48]&amp;&quot;,&quot;&amp;[.K48]&amp;&quot;,0,CURDATE(),CURDATE())&quot;&amp;IF(AND([.E48]&lt;&gt;INDIRECT(ADDRESS(ROW([.E48]) + 1;5));INDIRECT(ADDRESS(ROW([.A48]) + 1;1)) &gt; 0); &quot;;&quot;&amp;CHAR(13)&amp;CHAR(10)&amp;CHAR(13)&amp;CHAR(10)&amp;[.M$3];IF(INDIRECT(ADDRESS(ROW([.A48]) + 1;1)) &gt; 0;&quot;,&quot;;&quot;;&quot;))" office:value-type="string" office:string-value="(45,'M35','MASTER 35','M35',4,'5','MASTER',35,39,0,0,0,CURDATE(),CURDATE())," calcext:value-type="string">
            <text:p>(45,'M35','MASTER 35','M35',4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]&amp;&quot;,'&quot;&amp;[.B49]&amp;&quot;','&quot;&amp;[.C49]&amp;&quot;','&quot;&amp;[.D49]&amp;&quot;',&quot;&amp;[.E49]&amp;&quot;,'&quot;&amp;[.F49]&amp;&quot;','&quot;&amp;[.G49]&amp;&quot;',&quot;&amp;[.H49]&amp;&quot;,&quot;&amp;[.I49]&amp;&quot;,&quot;&amp;[.J49]&amp;&quot;,&quot;&amp;[.K49]&amp;&quot;,0,CURDATE(),CURDATE())&quot;&amp;IF(AND([.E49]&lt;&gt;INDIRECT(ADDRESS(ROW([.E49]) + 1;5));INDIRECT(ADDRESS(ROW([.A49]) + 1;1)) &gt; 0); &quot;;&quot;&amp;CHAR(13)&amp;CHAR(10)&amp;CHAR(13)&amp;CHAR(10)&amp;[.M$3];IF(INDIRECT(ADDRESS(ROW([.A49]) + 1;1)) &gt; 0;&quot;,&quot;;&quot;;&quot;))" office:value-type="string" office:string-value="(46,'M40','MASTER 40','M40',4,'6','MASTER',40,44,0,0,0,CURDATE(),CURDATE())," calcext:value-type="string">
            <text:p>(46,'M40','MASTER 40','M40',4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]&amp;&quot;,'&quot;&amp;[.B50]&amp;&quot;','&quot;&amp;[.C50]&amp;&quot;','&quot;&amp;[.D50]&amp;&quot;',&quot;&amp;[.E50]&amp;&quot;,'&quot;&amp;[.F50]&amp;&quot;','&quot;&amp;[.G50]&amp;&quot;',&quot;&amp;[.H50]&amp;&quot;,&quot;&amp;[.I50]&amp;&quot;,&quot;&amp;[.J50]&amp;&quot;,&quot;&amp;[.K50]&amp;&quot;,0,CURDATE(),CURDATE())&quot;&amp;IF(AND([.E50]&lt;&gt;INDIRECT(ADDRESS(ROW([.E50]) + 1;5));INDIRECT(ADDRESS(ROW([.A50]) + 1;1)) &gt; 0); &quot;;&quot;&amp;CHAR(13)&amp;CHAR(10)&amp;CHAR(13)&amp;CHAR(10)&amp;[.M$3];IF(INDIRECT(ADDRESS(ROW([.A50]) + 1;1)) &gt; 0;&quot;,&quot;;&quot;;&quot;))" office:value-type="string" office:string-value="(47,'M45','MASTER 45','M45',4,'7','MASTER',45,49,0,0,0,CURDATE(),CURDATE())," calcext:value-type="string">
            <text:p>(47,'M45','MASTER 45','M45',4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]&amp;&quot;,'&quot;&amp;[.B51]&amp;&quot;','&quot;&amp;[.C51]&amp;&quot;','&quot;&amp;[.D51]&amp;&quot;',&quot;&amp;[.E51]&amp;&quot;,'&quot;&amp;[.F51]&amp;&quot;','&quot;&amp;[.G51]&amp;&quot;',&quot;&amp;[.H51]&amp;&quot;,&quot;&amp;[.I51]&amp;&quot;,&quot;&amp;[.J51]&amp;&quot;,&quot;&amp;[.K51]&amp;&quot;,0,CURDATE(),CURDATE())&quot;&amp;IF(AND([.E51]&lt;&gt;INDIRECT(ADDRESS(ROW([.E51]) + 1;5));INDIRECT(ADDRESS(ROW([.A51]) + 1;1)) &gt; 0); &quot;;&quot;&amp;CHAR(13)&amp;CHAR(10)&amp;CHAR(13)&amp;CHAR(10)&amp;[.M$3];IF(INDIRECT(ADDRESS(ROW([.A51]) + 1;1)) &gt; 0;&quot;,&quot;;&quot;;&quot;))" office:value-type="string" office:string-value="(48,'M50','MASTER 50','M50',4,'8','MASTER',50,54,0,0,0,CURDATE(),CURDATE())," calcext:value-type="string">
            <text:p>(48,'M50','MASTER 50','M50',4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2]&amp;&quot;,'&quot;&amp;[.B52]&amp;&quot;','&quot;&amp;[.C52]&amp;&quot;','&quot;&amp;[.D52]&amp;&quot;',&quot;&amp;[.E52]&amp;&quot;,'&quot;&amp;[.F52]&amp;&quot;','&quot;&amp;[.G52]&amp;&quot;',&quot;&amp;[.H52]&amp;&quot;,&quot;&amp;[.I52]&amp;&quot;,&quot;&amp;[.J52]&amp;&quot;,&quot;&amp;[.K52]&amp;&quot;,0,CURDATE(),CURDATE())&quot;&amp;IF(AND([.E52]&lt;&gt;INDIRECT(ADDRESS(ROW([.E52]) + 1;5));INDIRECT(ADDRESS(ROW([.A52]) + 1;1)) &gt; 0); &quot;;&quot;&amp;CHAR(13)&amp;CHAR(10)&amp;CHAR(13)&amp;CHAR(10)&amp;[.M$3];IF(INDIRECT(ADDRESS(ROW([.A52]) + 1;1)) &gt; 0;&quot;,&quot;;&quot;;&quot;))" office:value-type="string" office:string-value="(49,'OVER','OVER 55','M55',4,'9','MASTER',55,999,0,0,0,CURDATE(),CURDATE())," calcext:value-type="string">
            <text:p>(49,'OVER','OVER 55','M55',4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3]&amp;&quot;,'&quot;&amp;[.B53]&amp;&quot;','&quot;&amp;[.C53]&amp;&quot;','&quot;&amp;[.D53]&amp;&quot;',&quot;&amp;[.E53]&amp;&quot;,'&quot;&amp;[.F53]&amp;&quot;','&quot;&amp;[.G53]&amp;&quot;',&quot;&amp;[.H53]&amp;&quot;,&quot;&amp;[.I53]&amp;&quot;,&quot;&amp;[.J53]&amp;&quot;,&quot;&amp;[.K53]&amp;&quot;,0,CURDATE(),CURDATE())&quot;&amp;IF(AND([.E53]&lt;&gt;INDIRECT(ADDRESS(ROW([.E53]) + 1;5));INDIRECT(ADDRESS(ROW([.A53]) + 1;1)) &gt; 0); &quot;;&quot;&amp;CHAR(13)&amp;CHAR(10)&amp;CHAR(13)&amp;CHAR(10)&amp;[.M$3];IF(INDIRECT(ADDRESS(ROW([.A53]) + 1;1)) &gt; 0;&quot;,&quot;;&quot;;&quot;))" office:value-type="string" office:string-value="(50,'001-119','STAFF. M FINO A 119','&lt;120',4,'x1','MASTER',1,119,1,0,0,CURDATE(),CURDATE())," calcext:value-type="string">
            <text:p>(50,'001-119','STAFF. M FINO A 119','&lt;120',4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4]&amp;&quot;,'&quot;&amp;[.B54]&amp;&quot;','&quot;&amp;[.C54]&amp;&quot;','&quot;&amp;[.D54]&amp;&quot;',&quot;&amp;[.E54]&amp;&quot;,'&quot;&amp;[.F54]&amp;&quot;','&quot;&amp;[.G54]&amp;&quot;',&quot;&amp;[.H54]&amp;&quot;,&quot;&amp;[.I54]&amp;&quot;,&quot;&amp;[.J54]&amp;&quot;,&quot;&amp;[.K54]&amp;&quot;,0,CURDATE(),CURDATE())&quot;&amp;IF(AND([.E54]&lt;&gt;INDIRECT(ADDRESS(ROW([.E54]) + 1;5));INDIRECT(ADDRESS(ROW([.A54]) + 1;1)) &gt; 0); &quot;;&quot;&amp;CHAR(13)&amp;CHAR(10)&amp;CHAR(13)&amp;CHAR(10)&amp;[.M$3];IF(INDIRECT(ADDRESS(ROW([.A54]) + 1;1)) &gt; 0;&quot;,&quot;;&quot;;&quot;))" office:value-type="string" office:string-value="(51,'120-149','STAFF. M 120-149','120-149',4,'x2','MASTER',120,149,1,0,0,CURDATE(),CURDATE())," calcext:value-type="string">
            <text:p>(51,'120-149','STAFF. M 120-149','120-149',4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5]&amp;&quot;,'&quot;&amp;[.B55]&amp;&quot;','&quot;&amp;[.C55]&amp;&quot;','&quot;&amp;[.D55]&amp;&quot;',&quot;&amp;[.E55]&amp;&quot;,'&quot;&amp;[.F55]&amp;&quot;','&quot;&amp;[.G55]&amp;&quot;',&quot;&amp;[.H55]&amp;&quot;,&quot;&amp;[.I55]&amp;&quot;,&quot;&amp;[.J55]&amp;&quot;,&quot;&amp;[.K55]&amp;&quot;,0,CURDATE(),CURDATE())&quot;&amp;IF(AND([.E55]&lt;&gt;INDIRECT(ADDRESS(ROW([.E55]) + 1;5));INDIRECT(ADDRESS(ROW([.A55]) + 1;1)) &gt; 0); &quot;;&quot;&amp;CHAR(13)&amp;CHAR(10)&amp;CHAR(13)&amp;CHAR(10)&amp;[.M$3];IF(INDIRECT(ADDRESS(ROW([.A55]) + 1;1)) &gt; 0;&quot;,&quot;;&quot;;&quot;))" office:value-type="string" office:string-value="(52,'150-999','STAFF. M oltre 150','&gt;149',4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2,'150-999','STAFF. M oltre 150','&gt;149',4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6]&amp;&quot;,'&quot;&amp;[.B56]&amp;&quot;','&quot;&amp;[.C56]&amp;&quot;','&quot;&amp;[.D56]&amp;&quot;',&quot;&amp;[.E56]&amp;&quot;,'&quot;&amp;[.F56]&amp;&quot;','&quot;&amp;[.G56]&amp;&quot;',&quot;&amp;[.H56]&amp;&quot;,&quot;&amp;[.I56]&amp;&quot;,&quot;&amp;[.J56]&amp;&quot;,&quot;&amp;[.K56]&amp;&quot;,0,CURDATE(),CURDATE())&quot;&amp;IF(AND([.E56]&lt;&gt;INDIRECT(ADDRESS(ROW([.E56]) + 1;5));INDIRECT(ADDRESS(ROW([.A56]) + 1;1)) &gt; 0); &quot;;&quot;&amp;CHAR(13)&amp;CHAR(10)&amp;CHAR(13)&amp;CHAR(10)&amp;[.M$3];IF(INDIRECT(ADDRESS(ROW([.A56]) + 1;1)) &gt; 0;&quot;,&quot;;&quot;;&quot;))" office:value-type="string" office:string-value="(53,'U25','UNDER 25','U25',5,'A','MASTER',20,24,0,0,0,CURDATE(),CURDATE())," calcext:value-type="string">
            <text:p>(53,'U25','UNDER 25','U25',5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]&amp;&quot;,'&quot;&amp;[.B57]&amp;&quot;','&quot;&amp;[.C57]&amp;&quot;','&quot;&amp;[.D57]&amp;&quot;',&quot;&amp;[.E57]&amp;&quot;,'&quot;&amp;[.F57]&amp;&quot;','&quot;&amp;[.G57]&amp;&quot;',&quot;&amp;[.H57]&amp;&quot;,&quot;&amp;[.I57]&amp;&quot;,&quot;&amp;[.J57]&amp;&quot;,&quot;&amp;[.K57]&amp;&quot;,0,CURDATE(),CURDATE())&quot;&amp;IF(AND([.E57]&lt;&gt;INDIRECT(ADDRESS(ROW([.E57]) + 1;5));INDIRECT(ADDRESS(ROW([.A57]) + 1;1)) &gt; 0); &quot;;&quot;&amp;CHAR(13)&amp;CHAR(10)&amp;CHAR(13)&amp;CHAR(10)&amp;[.M$3];IF(INDIRECT(ADDRESS(ROW([.A57]) + 1;1)) &gt; 0;&quot;,&quot;;&quot;;&quot;))" office:value-type="string" office:string-value="(54,'M25','MASTER 25','M25',5,'B','MASTER',25,29,0,0,0,CURDATE(),CURDATE())," calcext:value-type="string">
            <text:p>(54,'M25','MASTER 25','M25',5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]&amp;&quot;,'&quot;&amp;[.B58]&amp;&quot;','&quot;&amp;[.C58]&amp;&quot;','&quot;&amp;[.D58]&amp;&quot;',&quot;&amp;[.E58]&amp;&quot;,'&quot;&amp;[.F58]&amp;&quot;','&quot;&amp;[.G58]&amp;&quot;',&quot;&amp;[.H58]&amp;&quot;,&quot;&amp;[.I58]&amp;&quot;,&quot;&amp;[.J58]&amp;&quot;,&quot;&amp;[.K58]&amp;&quot;,0,CURDATE(),CURDATE())&quot;&amp;IF(AND([.E58]&lt;&gt;INDIRECT(ADDRESS(ROW([.E58]) + 1;5));INDIRECT(ADDRESS(ROW([.A58]) + 1;1)) &gt; 0); &quot;;&quot;&amp;CHAR(13)&amp;CHAR(10)&amp;CHAR(13)&amp;CHAR(10)&amp;[.M$3];IF(INDIRECT(ADDRESS(ROW([.A58]) + 1;1)) &gt; 0;&quot;,&quot;;&quot;;&quot;))" office:value-type="string" office:string-value="(55,'M30','MASTER 30','M30',5,'C','MASTER',30,34,0,0,0,CURDATE(),CURDATE())," calcext:value-type="string">
            <text:p>(55,'M30','MASTER 30','M30',5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9]&amp;&quot;,'&quot;&amp;[.B59]&amp;&quot;','&quot;&amp;[.C59]&amp;&quot;','&quot;&amp;[.D59]&amp;&quot;',&quot;&amp;[.E59]&amp;&quot;,'&quot;&amp;[.F59]&amp;&quot;','&quot;&amp;[.G59]&amp;&quot;',&quot;&amp;[.H59]&amp;&quot;,&quot;&amp;[.I59]&amp;&quot;,&quot;&amp;[.J59]&amp;&quot;,&quot;&amp;[.K59]&amp;&quot;,0,CURDATE(),CURDATE())&quot;&amp;IF(AND([.E59]&lt;&gt;INDIRECT(ADDRESS(ROW([.E59]) + 1;5));INDIRECT(ADDRESS(ROW([.A59]) + 1;1)) &gt; 0); &quot;;&quot;&amp;CHAR(13)&amp;CHAR(10)&amp;CHAR(13)&amp;CHAR(10)&amp;[.M$3];IF(INDIRECT(ADDRESS(ROW([.A59]) + 1;1)) &gt; 0;&quot;,&quot;;&quot;;&quot;))" office:value-type="string" office:string-value="(56,'M35','MASTER 35','M35',5,'D','MASTER',35,39,0,0,0,CURDATE(),CURDATE())," calcext:value-type="string">
            <text:p>(56,'M35','MASTER 35','M35',5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]&amp;&quot;,'&quot;&amp;[.B60]&amp;&quot;','&quot;&amp;[.C60]&amp;&quot;','&quot;&amp;[.D60]&amp;&quot;',&quot;&amp;[.E60]&amp;&quot;,'&quot;&amp;[.F60]&amp;&quot;','&quot;&amp;[.G60]&amp;&quot;',&quot;&amp;[.H60]&amp;&quot;,&quot;&amp;[.I60]&amp;&quot;,&quot;&amp;[.J60]&amp;&quot;,&quot;&amp;[.K60]&amp;&quot;,0,CURDATE(),CURDATE())&quot;&amp;IF(AND([.E60]&lt;&gt;INDIRECT(ADDRESS(ROW([.E60]) + 1;5));INDIRECT(ADDRESS(ROW([.A60]) + 1;1)) &gt; 0); &quot;;&quot;&amp;CHAR(13)&amp;CHAR(10)&amp;CHAR(13)&amp;CHAR(10)&amp;[.M$3];IF(INDIRECT(ADDRESS(ROW([.A60]) + 1;1)) &gt; 0;&quot;,&quot;;&quot;;&quot;))" office:value-type="string" office:string-value="(57,'M40','MASTER 40','M40',5,'E','MASTER',40,44,0,0,0,CURDATE(),CURDATE())," calcext:value-type="string">
            <text:p>(57,'M40','MASTER 40','M40',5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1]&amp;&quot;,'&quot;&amp;[.B61]&amp;&quot;','&quot;&amp;[.C61]&amp;&quot;','&quot;&amp;[.D61]&amp;&quot;',&quot;&amp;[.E61]&amp;&quot;,'&quot;&amp;[.F61]&amp;&quot;','&quot;&amp;[.G61]&amp;&quot;',&quot;&amp;[.H61]&amp;&quot;,&quot;&amp;[.I61]&amp;&quot;,&quot;&amp;[.J61]&amp;&quot;,&quot;&amp;[.K61]&amp;&quot;,0,CURDATE(),CURDATE())&quot;&amp;IF(AND([.E61]&lt;&gt;INDIRECT(ADDRESS(ROW([.E61]) + 1;5));INDIRECT(ADDRESS(ROW([.A61]) + 1;1)) &gt; 0); &quot;;&quot;&amp;CHAR(13)&amp;CHAR(10)&amp;CHAR(13)&amp;CHAR(10)&amp;[.M$3];IF(INDIRECT(ADDRESS(ROW([.A61]) + 1;1)) &gt; 0;&quot;,&quot;;&quot;;&quot;))" office:value-type="string" office:string-value="(58,'M45','MASTER 45','M45',5,'F','MASTER',45,49,0,0,0,CURDATE(),CURDATE())," calcext:value-type="string">
            <text:p>(58,'M45','MASTER 45','M45',5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]&amp;&quot;,'&quot;&amp;[.B62]&amp;&quot;','&quot;&amp;[.C62]&amp;&quot;','&quot;&amp;[.D62]&amp;&quot;',&quot;&amp;[.E62]&amp;&quot;,'&quot;&amp;[.F62]&amp;&quot;','&quot;&amp;[.G62]&amp;&quot;',&quot;&amp;[.H62]&amp;&quot;,&quot;&amp;[.I62]&amp;&quot;,&quot;&amp;[.J62]&amp;&quot;,&quot;&amp;[.K62]&amp;&quot;,0,CURDATE(),CURDATE())&quot;&amp;IF(AND([.E62]&lt;&gt;INDIRECT(ADDRESS(ROW([.E62]) + 1;5));INDIRECT(ADDRESS(ROW([.A62]) + 1;1)) &gt; 0); &quot;;&quot;&amp;CHAR(13)&amp;CHAR(10)&amp;CHAR(13)&amp;CHAR(10)&amp;[.M$3];IF(INDIRECT(ADDRESS(ROW([.A62]) + 1;1)) &gt; 0;&quot;,&quot;;&quot;;&quot;))" office:value-type="string" office:string-value="(59,'M50','MASTER 50','M50',5,'G','MASTER',50,54,0,0,0,CURDATE(),CURDATE())," calcext:value-type="string">
            <text:p>(59,'M50','MASTER 50','M50',5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]&amp;&quot;,'&quot;&amp;[.B63]&amp;&quot;','&quot;&amp;[.C63]&amp;&quot;','&quot;&amp;[.D63]&amp;&quot;',&quot;&amp;[.E63]&amp;&quot;,'&quot;&amp;[.F63]&amp;&quot;','&quot;&amp;[.G63]&amp;&quot;',&quot;&amp;[.H63]&amp;&quot;,&quot;&amp;[.I63]&amp;&quot;,&quot;&amp;[.J63]&amp;&quot;,&quot;&amp;[.K63]&amp;&quot;,0,CURDATE(),CURDATE())&quot;&amp;IF(AND([.E63]&lt;&gt;INDIRECT(ADDRESS(ROW([.E63]) + 1;5));INDIRECT(ADDRESS(ROW([.A63]) + 1;1)) &gt; 0); &quot;;&quot;&amp;CHAR(13)&amp;CHAR(10)&amp;CHAR(13)&amp;CHAR(10)&amp;[.M$3];IF(INDIRECT(ADDRESS(ROW([.A63]) + 1;1)) &gt; 0;&quot;,&quot;;&quot;;&quot;))" office:value-type="string" office:string-value="(60,'M55','MASTER 55','M55',5,'H','MASTER',55,59,0,0,0,CURDATE(),CURDATE())," calcext:value-type="string">
            <text:p>(60,'M55','MASTER 55','M55',5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]&amp;&quot;,'&quot;&amp;[.B64]&amp;&quot;','&quot;&amp;[.C64]&amp;&quot;','&quot;&amp;[.D64]&amp;&quot;',&quot;&amp;[.E64]&amp;&quot;,'&quot;&amp;[.F64]&amp;&quot;','&quot;&amp;[.G64]&amp;&quot;',&quot;&amp;[.H64]&amp;&quot;,&quot;&amp;[.I64]&amp;&quot;,&quot;&amp;[.J64]&amp;&quot;,&quot;&amp;[.K64]&amp;&quot;,0,CURDATE(),CURDATE())&quot;&amp;IF(AND([.E64]&lt;&gt;INDIRECT(ADDRESS(ROW([.E64]) + 1;5));INDIRECT(ADDRESS(ROW([.A64]) + 1;1)) &gt; 0); &quot;;&quot;&amp;CHAR(13)&amp;CHAR(10)&amp;CHAR(13)&amp;CHAR(10)&amp;[.M$3];IF(INDIRECT(ADDRESS(ROW([.A64]) + 1;1)) &gt; 0;&quot;,&quot;;&quot;;&quot;))" office:value-type="string" office:string-value="(61,'M60','MASTER 60','M60',5,'I','MASTER',60,64,0,0,0,CURDATE(),CURDATE())," calcext:value-type="string">
            <text:p>(61,'M60','MASTER 60','M60',5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5]&amp;&quot;,'&quot;&amp;[.B65]&amp;&quot;','&quot;&amp;[.C65]&amp;&quot;','&quot;&amp;[.D65]&amp;&quot;',&quot;&amp;[.E65]&amp;&quot;,'&quot;&amp;[.F65]&amp;&quot;','&quot;&amp;[.G65]&amp;&quot;',&quot;&amp;[.H65]&amp;&quot;,&quot;&amp;[.I65]&amp;&quot;,&quot;&amp;[.J65]&amp;&quot;,&quot;&amp;[.K65]&amp;&quot;,0,CURDATE(),CURDATE())&quot;&amp;IF(AND([.E65]&lt;&gt;INDIRECT(ADDRESS(ROW([.E65]) + 1;5));INDIRECT(ADDRESS(ROW([.A65]) + 1;1)) &gt; 0); &quot;;&quot;&amp;CHAR(13)&amp;CHAR(10)&amp;CHAR(13)&amp;CHAR(10)&amp;[.M$3];IF(INDIRECT(ADDRESS(ROW([.A65]) + 1;1)) &gt; 0;&quot;,&quot;;&quot;;&quot;))" office:value-type="string" office:string-value="(62,'M65','MASTER 65','M65',5,'J','MASTER',65,69,0,0,0,CURDATE(),CURDATE())," calcext:value-type="string">
            <text:p>(62,'M65','MASTER 65','M65',5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]&amp;&quot;,'&quot;&amp;[.B66]&amp;&quot;','&quot;&amp;[.C66]&amp;&quot;','&quot;&amp;[.D66]&amp;&quot;',&quot;&amp;[.E66]&amp;&quot;,'&quot;&amp;[.F66]&amp;&quot;','&quot;&amp;[.G66]&amp;&quot;',&quot;&amp;[.H66]&amp;&quot;,&quot;&amp;[.I66]&amp;&quot;,&quot;&amp;[.J66]&amp;&quot;,&quot;&amp;[.K66]&amp;&quot;,0,CURDATE(),CURDATE())&quot;&amp;IF(AND([.E66]&lt;&gt;INDIRECT(ADDRESS(ROW([.E66]) + 1;5));INDIRECT(ADDRESS(ROW([.A66]) + 1;1)) &gt; 0); &quot;;&quot;&amp;CHAR(13)&amp;CHAR(10)&amp;CHAR(13)&amp;CHAR(10)&amp;[.M$3];IF(INDIRECT(ADDRESS(ROW([.A66]) + 1;1)) &gt; 0;&quot;,&quot;;&quot;;&quot;))" office:value-type="string" office:string-value="(63,'M70','MASTER 70','M70',5,'K','MASTER',70,74,0,0,0,CURDATE(),CURDATE())," calcext:value-type="string">
            <text:p>(63,'M70','MASTER 70','M70',5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]&amp;&quot;,'&quot;&amp;[.B67]&amp;&quot;','&quot;&amp;[.C67]&amp;&quot;','&quot;&amp;[.D67]&amp;&quot;',&quot;&amp;[.E67]&amp;&quot;,'&quot;&amp;[.F67]&amp;&quot;','&quot;&amp;[.G67]&amp;&quot;',&quot;&amp;[.H67]&amp;&quot;,&quot;&amp;[.I67]&amp;&quot;,&quot;&amp;[.J67]&amp;&quot;,&quot;&amp;[.K67]&amp;&quot;,0,CURDATE(),CURDATE())&quot;&amp;IF(AND([.E67]&lt;&gt;INDIRECT(ADDRESS(ROW([.E67]) + 1;5));INDIRECT(ADDRESS(ROW([.A67]) + 1;1)) &gt; 0); &quot;;&quot;&amp;CHAR(13)&amp;CHAR(10)&amp;CHAR(13)&amp;CHAR(10)&amp;[.M$3];IF(INDIRECT(ADDRESS(ROW([.A67]) + 1;1)) &gt; 0;&quot;,&quot;;&quot;;&quot;))" office:value-type="string" office:string-value="(64,'M75','MASTER 75','M75',5,'L','MASTER',75,79,0,0,0,CURDATE(),CURDATE())," calcext:value-type="string">
            <text:p>(64,'M75','MASTER 75','M75',5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8]&amp;&quot;,'&quot;&amp;[.B68]&amp;&quot;','&quot;&amp;[.C68]&amp;&quot;','&quot;&amp;[.D68]&amp;&quot;',&quot;&amp;[.E68]&amp;&quot;,'&quot;&amp;[.F68]&amp;&quot;','&quot;&amp;[.G68]&amp;&quot;',&quot;&amp;[.H68]&amp;&quot;,&quot;&amp;[.I68]&amp;&quot;,&quot;&amp;[.J68]&amp;&quot;,&quot;&amp;[.K68]&amp;&quot;,0,CURDATE(),CURDATE())&quot;&amp;IF(AND([.E68]&lt;&gt;INDIRECT(ADDRESS(ROW([.E68]) + 1;5));INDIRECT(ADDRESS(ROW([.A68]) + 1;1)) &gt; 0); &quot;;&quot;&amp;CHAR(13)&amp;CHAR(10)&amp;CHAR(13)&amp;CHAR(10)&amp;[.M$3];IF(INDIRECT(ADDRESS(ROW([.A68]) + 1;1)) &gt; 0;&quot;,&quot;;&quot;;&quot;))" office:value-type="string" office:string-value="(65,'M80','MASTER 80','M80',5,'M','MASTER',80,84,0,0,0,CURDATE(),CURDATE())," calcext:value-type="string">
            <text:p>(65,'M80','MASTER 80','M80',5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]&amp;&quot;,'&quot;&amp;[.B69]&amp;&quot;','&quot;&amp;[.C69]&amp;&quot;','&quot;&amp;[.D69]&amp;&quot;',&quot;&amp;[.E69]&amp;&quot;,'&quot;&amp;[.F69]&amp;&quot;','&quot;&amp;[.G69]&amp;&quot;',&quot;&amp;[.H69]&amp;&quot;,&quot;&amp;[.I69]&amp;&quot;,&quot;&amp;[.J69]&amp;&quot;,&quot;&amp;[.K69]&amp;&quot;,0,CURDATE(),CURDATE())&quot;&amp;IF(AND([.E69]&lt;&gt;INDIRECT(ADDRESS(ROW([.E69]) + 1;5));INDIRECT(ADDRESS(ROW([.A69]) + 1;1)) &gt; 0); &quot;;&quot;&amp;CHAR(13)&amp;CHAR(10)&amp;CHAR(13)&amp;CHAR(10)&amp;[.M$3];IF(INDIRECT(ADDRESS(ROW([.A69]) + 1;1)) &gt; 0;&quot;,&quot;;&quot;;&quot;))" office:value-type="string" office:string-value="(66,'M85','MASTER 85','M85',5,'N','MASTER',85,89,0,0,0,CURDATE(),CURDATE())," calcext:value-type="string">
            <text:p>(66,'M85','MASTER 85','M85',5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]&amp;&quot;,'&quot;&amp;[.B70]&amp;&quot;','&quot;&amp;[.C70]&amp;&quot;','&quot;&amp;[.D70]&amp;&quot;',&quot;&amp;[.E70]&amp;&quot;,'&quot;&amp;[.F70]&amp;&quot;','&quot;&amp;[.G70]&amp;&quot;',&quot;&amp;[.H70]&amp;&quot;,&quot;&amp;[.I70]&amp;&quot;,&quot;&amp;[.J70]&amp;&quot;,&quot;&amp;[.K70]&amp;&quot;,0,CURDATE(),CURDATE())&quot;&amp;IF(AND([.E70]&lt;&gt;INDIRECT(ADDRESS(ROW([.E70]) + 1;5));INDIRECT(ADDRESS(ROW([.A70]) + 1;1)) &gt; 0); &quot;;&quot;&amp;CHAR(13)&amp;CHAR(10)&amp;CHAR(13)&amp;CHAR(10)&amp;[.M$3];IF(INDIRECT(ADDRESS(ROW([.A70]) + 1;1)) &gt; 0;&quot;,&quot;;&quot;;&quot;))" office:value-type="string" office:string-value="(67,'M90','MASTER 90','M90',5,'O','MASTER',90,94,0,0,0,CURDATE(),CURDATE())," calcext:value-type="string">
            <text:p>(67,'M90','MASTER 90','M90',5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1]&amp;&quot;,'&quot;&amp;[.B71]&amp;&quot;','&quot;&amp;[.C71]&amp;&quot;','&quot;&amp;[.D71]&amp;&quot;',&quot;&amp;[.E71]&amp;&quot;,'&quot;&amp;[.F71]&amp;&quot;','&quot;&amp;[.G71]&amp;&quot;',&quot;&amp;[.H71]&amp;&quot;,&quot;&amp;[.I71]&amp;&quot;,&quot;&amp;[.J71]&amp;&quot;,&quot;&amp;[.K71]&amp;&quot;,0,CURDATE(),CURDATE())&quot;&amp;IF(AND([.E71]&lt;&gt;INDIRECT(ADDRESS(ROW([.E71]) + 1;5));INDIRECT(ADDRESS(ROW([.A71]) + 1;1)) &gt; 0); &quot;;&quot;&amp;CHAR(13)&amp;CHAR(10)&amp;CHAR(13)&amp;CHAR(10)&amp;[.M$3];IF(INDIRECT(ADDRESS(ROW([.A71]) + 1;1)) &gt; 0;&quot;,&quot;;&quot;;&quot;))" office:value-type="string" office:string-value="(68,'M95','MASTER 95','M95',5,'P','MASTER',95,99,0,0,0,CURDATE(),CURDATE())," calcext:value-type="string">
            <text:p>(68,'M95','MASTER 95','M95',5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]&amp;&quot;,'&quot;&amp;[.B72]&amp;&quot;','&quot;&amp;[.C72]&amp;&quot;','&quot;&amp;[.D72]&amp;&quot;',&quot;&amp;[.E72]&amp;&quot;,'&quot;&amp;[.F72]&amp;&quot;','&quot;&amp;[.G72]&amp;&quot;',&quot;&amp;[.H72]&amp;&quot;,&quot;&amp;[.I72]&amp;&quot;,&quot;&amp;[.J72]&amp;&quot;,&quot;&amp;[.K72]&amp;&quot;,0,CURDATE(),CURDATE())&quot;&amp;IF(AND([.E72]&lt;&gt;INDIRECT(ADDRESS(ROW([.E72]) + 1;5));INDIRECT(ADDRESS(ROW([.A72]) + 1;1)) &gt; 0); &quot;;&quot;&amp;CHAR(13)&amp;CHAR(10)&amp;CHAR(13)&amp;CHAR(10)&amp;[.M$3];IF(INDIRECT(ADDRESS(ROW([.A72]) + 1;1)) &gt; 0;&quot;,&quot;;&quot;;&quot;))" office:value-type="string" office:string-value="(69,'MA0','MASTER 100','MA0',5,'Q','MASTER',100,999,0,0,0,CURDATE(),CURDATE())," calcext:value-type="string">
            <text:p>(69,'MA0','MASTER 100','MA0',5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3]&amp;&quot;,'&quot;&amp;[.B73]&amp;&quot;','&quot;&amp;[.C73]&amp;&quot;','&quot;&amp;[.D73]&amp;&quot;',&quot;&amp;[.E73]&amp;&quot;,'&quot;&amp;[.F73]&amp;&quot;','&quot;&amp;[.G73]&amp;&quot;',&quot;&amp;[.H73]&amp;&quot;,&quot;&amp;[.I73]&amp;&quot;,&quot;&amp;[.J73]&amp;&quot;,&quot;&amp;[.K73]&amp;&quot;,0,CURDATE(),CURDATE())&quot;&amp;IF(AND([.E73]&lt;&gt;INDIRECT(ADDRESS(ROW([.E73]) + 1;5));INDIRECT(ADDRESS(ROW([.A73]) + 1;1)) &gt; 0); &quot;;&quot;&amp;CHAR(13)&amp;CHAR(10)&amp;CHAR(13)&amp;CHAR(10)&amp;[.M$3];IF(INDIRECT(ADDRESS(ROW([.A73]) + 1;1)) &gt; 0;&quot;,&quot;;&quot;;&quot;))" office:value-type="string" office:string-value="(70,'100-119','STAFF. M FINO A 119','100-119',5,'xA','MASTER',100,119,1,0,0,CURDATE(),CURDATE())," calcext:value-type="string">
            <text:p>(70,'100-119','STAFF. M FINO A 119','100-119',5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]&amp;&quot;,'&quot;&amp;[.B74]&amp;&quot;','&quot;&amp;[.C74]&amp;&quot;','&quot;&amp;[.D74]&amp;&quot;',&quot;&amp;[.E74]&amp;&quot;,'&quot;&amp;[.F74]&amp;&quot;','&quot;&amp;[.G74]&amp;&quot;',&quot;&amp;[.H74]&amp;&quot;,&quot;&amp;[.I74]&amp;&quot;,&quot;&amp;[.J74]&amp;&quot;,&quot;&amp;[.K74]&amp;&quot;,0,CURDATE(),CURDATE())&quot;&amp;IF(AND([.E74]&lt;&gt;INDIRECT(ADDRESS(ROW([.E74]) + 1;5));INDIRECT(ADDRESS(ROW([.A74]) + 1;1)) &gt; 0); &quot;;&quot;&amp;CHAR(13)&amp;CHAR(10)&amp;CHAR(13)&amp;CHAR(10)&amp;[.M$3];IF(INDIRECT(ADDRESS(ROW([.A74]) + 1;1)) &gt; 0;&quot;,&quot;;&quot;;&quot;))" office:value-type="string" office:string-value="(71,'120-159','STAFF. M 120-159','120-159',5,'xB','MASTER',120,159,1,0,0,CURDATE(),CURDATE())," calcext:value-type="string">
            <text:p>(71,'120-159','STAFF. M 120-159','120-159',5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5]&amp;&quot;,'&quot;&amp;[.B75]&amp;&quot;','&quot;&amp;[.C75]&amp;&quot;','&quot;&amp;[.D75]&amp;&quot;',&quot;&amp;[.E75]&amp;&quot;,'&quot;&amp;[.F75]&amp;&quot;','&quot;&amp;[.G75]&amp;&quot;',&quot;&amp;[.H75]&amp;&quot;,&quot;&amp;[.I75]&amp;&quot;,&quot;&amp;[.J75]&amp;&quot;,&quot;&amp;[.K75]&amp;&quot;,0,CURDATE(),CURDATE())&quot;&amp;IF(AND([.E75]&lt;&gt;INDIRECT(ADDRESS(ROW([.E75]) + 1;5));INDIRECT(ADDRESS(ROW([.A75]) + 1;1)) &gt; 0); &quot;;&quot;&amp;CHAR(13)&amp;CHAR(10)&amp;CHAR(13)&amp;CHAR(10)&amp;[.M$3];IF(INDIRECT(ADDRESS(ROW([.A75]) + 1;1)) &gt; 0;&quot;,&quot;;&quot;;&quot;))" office:value-type="string" office:string-value="(72,'160-199','STAFF. M 160-199','160-199',5,'xC','MASTER',160,199,1,0,0,CURDATE(),CURDATE())," calcext:value-type="string">
            <text:p>(72,'160-199','STAFF. M 160-199','160-199',5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]&amp;&quot;,'&quot;&amp;[.B76]&amp;&quot;','&quot;&amp;[.C76]&amp;&quot;','&quot;&amp;[.D76]&amp;&quot;',&quot;&amp;[.E76]&amp;&quot;,'&quot;&amp;[.F76]&amp;&quot;','&quot;&amp;[.G76]&amp;&quot;',&quot;&amp;[.H76]&amp;&quot;,&quot;&amp;[.I76]&amp;&quot;,&quot;&amp;[.J76]&amp;&quot;,&quot;&amp;[.K76]&amp;&quot;,0,CURDATE(),CURDATE())&quot;&amp;IF(AND([.E76]&lt;&gt;INDIRECT(ADDRESS(ROW([.E76]) + 1;5));INDIRECT(ADDRESS(ROW([.A76]) + 1;1)) &gt; 0); &quot;;&quot;&amp;CHAR(13)&amp;CHAR(10)&amp;CHAR(13)&amp;CHAR(10)&amp;[.M$3];IF(INDIRECT(ADDRESS(ROW([.A76]) + 1;1)) &gt; 0;&quot;,&quot;;&quot;;&quot;))" office:value-type="string" office:string-value="(73,'200-239','STAFF. M 200-239','200-239',5,'xD','MASTER',200,239,1,0,0,CURDATE(),CURDATE())," calcext:value-type="string">
            <text:p>(73,'200-239','STAFF. M 200-239','200-239',5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7]&amp;&quot;,'&quot;&amp;[.B77]&amp;&quot;','&quot;&amp;[.C77]&amp;&quot;','&quot;&amp;[.D77]&amp;&quot;',&quot;&amp;[.E77]&amp;&quot;,'&quot;&amp;[.F77]&amp;&quot;','&quot;&amp;[.G77]&amp;&quot;',&quot;&amp;[.H77]&amp;&quot;,&quot;&amp;[.I77]&amp;&quot;,&quot;&amp;[.J77]&amp;&quot;,&quot;&amp;[.K77]&amp;&quot;,0,CURDATE(),CURDATE())&quot;&amp;IF(AND([.E77]&lt;&gt;INDIRECT(ADDRESS(ROW([.E77]) + 1;5));INDIRECT(ADDRESS(ROW([.A77]) + 1;1)) &gt; 0); &quot;;&quot;&amp;CHAR(13)&amp;CHAR(10)&amp;CHAR(13)&amp;CHAR(10)&amp;[.M$3];IF(INDIRECT(ADDRESS(ROW([.A77]) + 1;1)) &gt; 0;&quot;,&quot;;&quot;;&quot;))" office:value-type="string" office:string-value="(74,'240-279','STAFF. M 240-279','240-279',5,'xE','MASTER',240,279,1,0,0,CURDATE(),CURDATE())," calcext:value-type="string">
            <text:p>(74,'240-279','STAFF. M 240-279','240-279',5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8]&amp;&quot;,'&quot;&amp;[.B78]&amp;&quot;','&quot;&amp;[.C78]&amp;&quot;','&quot;&amp;[.D78]&amp;&quot;',&quot;&amp;[.E78]&amp;&quot;,'&quot;&amp;[.F78]&amp;&quot;','&quot;&amp;[.G78]&amp;&quot;',&quot;&amp;[.H78]&amp;&quot;,&quot;&amp;[.I78]&amp;&quot;,&quot;&amp;[.J78]&amp;&quot;,&quot;&amp;[.K78]&amp;&quot;,0,CURDATE(),CURDATE())&quot;&amp;IF(AND([.E78]&lt;&gt;INDIRECT(ADDRESS(ROW([.E78]) + 1;5));INDIRECT(ADDRESS(ROW([.A78]) + 1;1)) &gt; 0); &quot;;&quot;&amp;CHAR(13)&amp;CHAR(10)&amp;CHAR(13)&amp;CHAR(10)&amp;[.M$3];IF(INDIRECT(ADDRESS(ROW([.A78]) + 1;1)) &gt; 0;&quot;,&quot;;&quot;;&quot;))" office:value-type="string" office:string-value="(75,'280-319','STAFF. M 280-319','280-319',5,'xF','MASTER',280,319,1,0,0,CURDATE(),CURDATE())," calcext:value-type="string">
            <text:p>(75,'280-319','STAFF. M 280-319','280-319',5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]&amp;&quot;,'&quot;&amp;[.B79]&amp;&quot;','&quot;&amp;[.C79]&amp;&quot;','&quot;&amp;[.D79]&amp;&quot;',&quot;&amp;[.E79]&amp;&quot;,'&quot;&amp;[.F79]&amp;&quot;','&quot;&amp;[.G79]&amp;&quot;',&quot;&amp;[.H79]&amp;&quot;,&quot;&amp;[.I79]&amp;&quot;,&quot;&amp;[.J79]&amp;&quot;,&quot;&amp;[.K79]&amp;&quot;,0,CURDATE(),CURDATE())&quot;&amp;IF(AND([.E79]&lt;&gt;INDIRECT(ADDRESS(ROW([.E79]) + 1;5));INDIRECT(ADDRESS(ROW([.A79]) + 1;1)) &gt; 0); &quot;;&quot;&amp;CHAR(13)&amp;CHAR(10)&amp;CHAR(13)&amp;CHAR(10)&amp;[.M$3];IF(INDIRECT(ADDRESS(ROW([.A79]) + 1;1)) &gt; 0;&quot;,&quot;;&quot;;&quot;))" office:value-type="string" office:string-value="(76,'320-359','STAFF. M 320-359','320-359',5,'xG','MASTER',320,359,1,0,0,CURDATE(),CURDATE())," calcext:value-type="string">
            <text:p>(76,'320-359','STAFF. M 320-359','320-359',5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0]&amp;&quot;,'&quot;&amp;[.B80]&amp;&quot;','&quot;&amp;[.C80]&amp;&quot;','&quot;&amp;[.D80]&amp;&quot;',&quot;&amp;[.E80]&amp;&quot;,'&quot;&amp;[.F80]&amp;&quot;','&quot;&amp;[.G80]&amp;&quot;',&quot;&amp;[.H80]&amp;&quot;,&quot;&amp;[.I80]&amp;&quot;,&quot;&amp;[.J80]&amp;&quot;,&quot;&amp;[.K80]&amp;&quot;,0,CURDATE(),CURDATE())&quot;&amp;IF(AND([.E80]&lt;&gt;INDIRECT(ADDRESS(ROW([.E80]) + 1;5));INDIRECT(ADDRESS(ROW([.A80]) + 1;1)) &gt; 0); &quot;;&quot;&amp;CHAR(13)&amp;CHAR(10)&amp;CHAR(13)&amp;CHAR(10)&amp;[.M$3];IF(INDIRECT(ADDRESS(ROW([.A80]) + 1;1)) &gt; 0;&quot;,&quot;;&quot;;&quot;))" office:value-type="string" office:string-value="(77,'360-399','STAFF. M 360-399','360-399',5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7,'360-399','STAFF. M 360-399','360-399',5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]&amp;&quot;,'&quot;&amp;[.B81]&amp;&quot;','&quot;&amp;[.C81]&amp;&quot;','&quot;&amp;[.D81]&amp;&quot;',&quot;&amp;[.E81]&amp;&quot;,'&quot;&amp;[.F81]&amp;&quot;','&quot;&amp;[.G81]&amp;&quot;',&quot;&amp;[.H81]&amp;&quot;,&quot;&amp;[.I81]&amp;&quot;,&quot;&amp;[.J81]&amp;&quot;,&quot;&amp;[.K81]&amp;&quot;,0,CURDATE(),CURDATE())&quot;&amp;IF(AND([.E81]&lt;&gt;INDIRECT(ADDRESS(ROW([.E81]) + 1;5));INDIRECT(ADDRESS(ROW([.A81]) + 1;1)) &gt; 0); &quot;;&quot;&amp;CHAR(13)&amp;CHAR(10)&amp;CHAR(13)&amp;CHAR(10)&amp;[.M$3];IF(INDIRECT(ADDRESS(ROW([.A81]) + 1;1)) &gt; 0;&quot;,&quot;;&quot;;&quot;))" office:value-type="string" office:string-value="(78,'U25','UNDER 25','U25',34,'A','MASTER',20,24,0,0,0,CURDATE(),CURDATE())," calcext:value-type="string">
            <text:p>(78,'U25','UNDER 25','U25',3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2]&amp;&quot;,'&quot;&amp;[.B82]&amp;&quot;','&quot;&amp;[.C82]&amp;&quot;','&quot;&amp;[.D82]&amp;&quot;',&quot;&amp;[.E82]&amp;&quot;,'&quot;&amp;[.F82]&amp;&quot;','&quot;&amp;[.G82]&amp;&quot;',&quot;&amp;[.H82]&amp;&quot;,&quot;&amp;[.I82]&amp;&quot;,&quot;&amp;[.J82]&amp;&quot;,&quot;&amp;[.K82]&amp;&quot;,0,CURDATE(),CURDATE())&quot;&amp;IF(AND([.E82]&lt;&gt;INDIRECT(ADDRESS(ROW([.E82]) + 1;5));INDIRECT(ADDRESS(ROW([.A82]) + 1;1)) &gt; 0); &quot;;&quot;&amp;CHAR(13)&amp;CHAR(10)&amp;CHAR(13)&amp;CHAR(10)&amp;[.M$3];IF(INDIRECT(ADDRESS(ROW([.A82]) + 1;1)) &gt; 0;&quot;,&quot;;&quot;;&quot;))" office:value-type="string" office:string-value="(79,'M25','MASTER 25','M25',34,'B','MASTER',25,29,0,0,0,CURDATE(),CURDATE())," calcext:value-type="string">
            <text:p>(79,'M25','MASTER 25','M25',3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]&amp;&quot;,'&quot;&amp;[.B83]&amp;&quot;','&quot;&amp;[.C83]&amp;&quot;','&quot;&amp;[.D83]&amp;&quot;',&quot;&amp;[.E83]&amp;&quot;,'&quot;&amp;[.F83]&amp;&quot;','&quot;&amp;[.G83]&amp;&quot;',&quot;&amp;[.H83]&amp;&quot;,&quot;&amp;[.I83]&amp;&quot;,&quot;&amp;[.J83]&amp;&quot;,&quot;&amp;[.K83]&amp;&quot;,0,CURDATE(),CURDATE())&quot;&amp;IF(AND([.E83]&lt;&gt;INDIRECT(ADDRESS(ROW([.E83]) + 1;5));INDIRECT(ADDRESS(ROW([.A83]) + 1;1)) &gt; 0); &quot;;&quot;&amp;CHAR(13)&amp;CHAR(10)&amp;CHAR(13)&amp;CHAR(10)&amp;[.M$3];IF(INDIRECT(ADDRESS(ROW([.A83]) + 1;1)) &gt; 0;&quot;,&quot;;&quot;;&quot;))" office:value-type="string" office:string-value="(80,'M30','MASTER 30','M30',34,'C','MASTER',30,34,0,0,0,CURDATE(),CURDATE())," calcext:value-type="string">
            <text:p>(80,'M30','MASTER 30','M30',3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]&amp;&quot;,'&quot;&amp;[.B84]&amp;&quot;','&quot;&amp;[.C84]&amp;&quot;','&quot;&amp;[.D84]&amp;&quot;',&quot;&amp;[.E84]&amp;&quot;,'&quot;&amp;[.F84]&amp;&quot;','&quot;&amp;[.G84]&amp;&quot;',&quot;&amp;[.H84]&amp;&quot;,&quot;&amp;[.I84]&amp;&quot;,&quot;&amp;[.J84]&amp;&quot;,&quot;&amp;[.K84]&amp;&quot;,0,CURDATE(),CURDATE())&quot;&amp;IF(AND([.E84]&lt;&gt;INDIRECT(ADDRESS(ROW([.E84]) + 1;5));INDIRECT(ADDRESS(ROW([.A84]) + 1;1)) &gt; 0); &quot;;&quot;&amp;CHAR(13)&amp;CHAR(10)&amp;CHAR(13)&amp;CHAR(10)&amp;[.M$3];IF(INDIRECT(ADDRESS(ROW([.A84]) + 1;1)) &gt; 0;&quot;,&quot;;&quot;;&quot;))" office:value-type="string" office:string-value="(81,'M35','MASTER 35','M35',34,'D','MASTER',35,39,0,0,0,CURDATE(),CURDATE())," calcext:value-type="string">
            <text:p>(81,'M35','MASTER 35','M35',3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5]&amp;&quot;,'&quot;&amp;[.B85]&amp;&quot;','&quot;&amp;[.C85]&amp;&quot;','&quot;&amp;[.D85]&amp;&quot;',&quot;&amp;[.E85]&amp;&quot;,'&quot;&amp;[.F85]&amp;&quot;','&quot;&amp;[.G85]&amp;&quot;',&quot;&amp;[.H85]&amp;&quot;,&quot;&amp;[.I85]&amp;&quot;,&quot;&amp;[.J85]&amp;&quot;,&quot;&amp;[.K85]&amp;&quot;,0,CURDATE(),CURDATE())&quot;&amp;IF(AND([.E85]&lt;&gt;INDIRECT(ADDRESS(ROW([.E85]) + 1;5));INDIRECT(ADDRESS(ROW([.A85]) + 1;1)) &gt; 0); &quot;;&quot;&amp;CHAR(13)&amp;CHAR(10)&amp;CHAR(13)&amp;CHAR(10)&amp;[.M$3];IF(INDIRECT(ADDRESS(ROW([.A85]) + 1;1)) &gt; 0;&quot;,&quot;;&quot;;&quot;))" office:value-type="string" office:string-value="(82,'M40','MASTER 40','M40',34,'E','MASTER',40,44,0,0,0,CURDATE(),CURDATE())," calcext:value-type="string">
            <text:p>(82,'M40','MASTER 40','M40',3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]&amp;&quot;,'&quot;&amp;[.B86]&amp;&quot;','&quot;&amp;[.C86]&amp;&quot;','&quot;&amp;[.D86]&amp;&quot;',&quot;&amp;[.E86]&amp;&quot;,'&quot;&amp;[.F86]&amp;&quot;','&quot;&amp;[.G86]&amp;&quot;',&quot;&amp;[.H86]&amp;&quot;,&quot;&amp;[.I86]&amp;&quot;,&quot;&amp;[.J86]&amp;&quot;,&quot;&amp;[.K86]&amp;&quot;,0,CURDATE(),CURDATE())&quot;&amp;IF(AND([.E86]&lt;&gt;INDIRECT(ADDRESS(ROW([.E86]) + 1;5));INDIRECT(ADDRESS(ROW([.A86]) + 1;1)) &gt; 0); &quot;;&quot;&amp;CHAR(13)&amp;CHAR(10)&amp;CHAR(13)&amp;CHAR(10)&amp;[.M$3];IF(INDIRECT(ADDRESS(ROW([.A86]) + 1;1)) &gt; 0;&quot;,&quot;;&quot;;&quot;))" office:value-type="string" office:string-value="(83,'M45','MASTER 45','M45',34,'F','MASTER',45,49,0,0,0,CURDATE(),CURDATE())," calcext:value-type="string">
            <text:p>(83,'M45','MASTER 45','M45',3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]&amp;&quot;,'&quot;&amp;[.B87]&amp;&quot;','&quot;&amp;[.C87]&amp;&quot;','&quot;&amp;[.D87]&amp;&quot;',&quot;&amp;[.E87]&amp;&quot;,'&quot;&amp;[.F87]&amp;&quot;','&quot;&amp;[.G87]&amp;&quot;',&quot;&amp;[.H87]&amp;&quot;,&quot;&amp;[.I87]&amp;&quot;,&quot;&amp;[.J87]&amp;&quot;,&quot;&amp;[.K87]&amp;&quot;,0,CURDATE(),CURDATE())&quot;&amp;IF(AND([.E87]&lt;&gt;INDIRECT(ADDRESS(ROW([.E87]) + 1;5));INDIRECT(ADDRESS(ROW([.A87]) + 1;1)) &gt; 0); &quot;;&quot;&amp;CHAR(13)&amp;CHAR(10)&amp;CHAR(13)&amp;CHAR(10)&amp;[.M$3];IF(INDIRECT(ADDRESS(ROW([.A87]) + 1;1)) &gt; 0;&quot;,&quot;;&quot;;&quot;))" office:value-type="string" office:string-value="(84,'M50','MASTER 50','M50',34,'G','MASTER',50,54,0,0,0,CURDATE(),CURDATE())," calcext:value-type="string">
            <text:p>(84,'M50','MASTER 50','M50',3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8]&amp;&quot;,'&quot;&amp;[.B88]&amp;&quot;','&quot;&amp;[.C88]&amp;&quot;','&quot;&amp;[.D88]&amp;&quot;',&quot;&amp;[.E88]&amp;&quot;,'&quot;&amp;[.F88]&amp;&quot;','&quot;&amp;[.G88]&amp;&quot;',&quot;&amp;[.H88]&amp;&quot;,&quot;&amp;[.I88]&amp;&quot;,&quot;&amp;[.J88]&amp;&quot;,&quot;&amp;[.K88]&amp;&quot;,0,CURDATE(),CURDATE())&quot;&amp;IF(AND([.E88]&lt;&gt;INDIRECT(ADDRESS(ROW([.E88]) + 1;5));INDIRECT(ADDRESS(ROW([.A88]) + 1;1)) &gt; 0); &quot;;&quot;&amp;CHAR(13)&amp;CHAR(10)&amp;CHAR(13)&amp;CHAR(10)&amp;[.M$3];IF(INDIRECT(ADDRESS(ROW([.A88]) + 1;1)) &gt; 0;&quot;,&quot;;&quot;;&quot;))" office:value-type="string" office:string-value="(85,'M55','MASTER 55','M55',34,'H','MASTER',55,59,0,0,0,CURDATE(),CURDATE())," calcext:value-type="string">
            <text:p>(85,'M55','MASTER 55','M55',3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9]&amp;&quot;,'&quot;&amp;[.B89]&amp;&quot;','&quot;&amp;[.C89]&amp;&quot;','&quot;&amp;[.D89]&amp;&quot;',&quot;&amp;[.E89]&amp;&quot;,'&quot;&amp;[.F89]&amp;&quot;','&quot;&amp;[.G89]&amp;&quot;',&quot;&amp;[.H89]&amp;&quot;,&quot;&amp;[.I89]&amp;&quot;,&quot;&amp;[.J89]&amp;&quot;,&quot;&amp;[.K89]&amp;&quot;,0,CURDATE(),CURDATE())&quot;&amp;IF(AND([.E89]&lt;&gt;INDIRECT(ADDRESS(ROW([.E89]) + 1;5));INDIRECT(ADDRESS(ROW([.A89]) + 1;1)) &gt; 0); &quot;;&quot;&amp;CHAR(13)&amp;CHAR(10)&amp;CHAR(13)&amp;CHAR(10)&amp;[.M$3];IF(INDIRECT(ADDRESS(ROW([.A89]) + 1;1)) &gt; 0;&quot;,&quot;;&quot;;&quot;))" office:value-type="string" office:string-value="(86,'M60','MASTER 60','M60',34,'I','MASTER',60,64,0,0,0,CURDATE(),CURDATE())," calcext:value-type="string">
            <text:p>(86,'M60','MASTER 60','M60',3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0]&amp;&quot;,'&quot;&amp;[.B90]&amp;&quot;','&quot;&amp;[.C90]&amp;&quot;','&quot;&amp;[.D90]&amp;&quot;',&quot;&amp;[.E90]&amp;&quot;,'&quot;&amp;[.F90]&amp;&quot;','&quot;&amp;[.G90]&amp;&quot;',&quot;&amp;[.H90]&amp;&quot;,&quot;&amp;[.I90]&amp;&quot;,&quot;&amp;[.J90]&amp;&quot;,&quot;&amp;[.K90]&amp;&quot;,0,CURDATE(),CURDATE())&quot;&amp;IF(AND([.E90]&lt;&gt;INDIRECT(ADDRESS(ROW([.E90]) + 1;5));INDIRECT(ADDRESS(ROW([.A90]) + 1;1)) &gt; 0); &quot;;&quot;&amp;CHAR(13)&amp;CHAR(10)&amp;CHAR(13)&amp;CHAR(10)&amp;[.M$3];IF(INDIRECT(ADDRESS(ROW([.A90]) + 1;1)) &gt; 0;&quot;,&quot;;&quot;;&quot;))" office:value-type="string" office:string-value="(87,'M65','MASTER 65','M65',34,'J','MASTER',65,69,0,0,0,CURDATE(),CURDATE())," calcext:value-type="string">
            <text:p>(87,'M65','MASTER 65','M65',3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1]&amp;&quot;,'&quot;&amp;[.B91]&amp;&quot;','&quot;&amp;[.C91]&amp;&quot;','&quot;&amp;[.D91]&amp;&quot;',&quot;&amp;[.E91]&amp;&quot;,'&quot;&amp;[.F91]&amp;&quot;','&quot;&amp;[.G91]&amp;&quot;',&quot;&amp;[.H91]&amp;&quot;,&quot;&amp;[.I91]&amp;&quot;,&quot;&amp;[.J91]&amp;&quot;,&quot;&amp;[.K91]&amp;&quot;,0,CURDATE(),CURDATE())&quot;&amp;IF(AND([.E91]&lt;&gt;INDIRECT(ADDRESS(ROW([.E91]) + 1;5));INDIRECT(ADDRESS(ROW([.A91]) + 1;1)) &gt; 0); &quot;;&quot;&amp;CHAR(13)&amp;CHAR(10)&amp;CHAR(13)&amp;CHAR(10)&amp;[.M$3];IF(INDIRECT(ADDRESS(ROW([.A91]) + 1;1)) &gt; 0;&quot;,&quot;;&quot;;&quot;))" office:value-type="string" office:string-value="(88,'M70','MASTER 70','M70',34,'K','MASTER',70,74,0,0,0,CURDATE(),CURDATE())," calcext:value-type="string">
            <text:p>(88,'M70','MASTER 70','M70',3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2]&amp;&quot;,'&quot;&amp;[.B92]&amp;&quot;','&quot;&amp;[.C92]&amp;&quot;','&quot;&amp;[.D92]&amp;&quot;',&quot;&amp;[.E92]&amp;&quot;,'&quot;&amp;[.F92]&amp;&quot;','&quot;&amp;[.G92]&amp;&quot;',&quot;&amp;[.H92]&amp;&quot;,&quot;&amp;[.I92]&amp;&quot;,&quot;&amp;[.J92]&amp;&quot;,&quot;&amp;[.K92]&amp;&quot;,0,CURDATE(),CURDATE())&quot;&amp;IF(AND([.E92]&lt;&gt;INDIRECT(ADDRESS(ROW([.E92]) + 1;5));INDIRECT(ADDRESS(ROW([.A92]) + 1;1)) &gt; 0); &quot;;&quot;&amp;CHAR(13)&amp;CHAR(10)&amp;CHAR(13)&amp;CHAR(10)&amp;[.M$3];IF(INDIRECT(ADDRESS(ROW([.A92]) + 1;1)) &gt; 0;&quot;,&quot;;&quot;;&quot;))" office:value-type="string" office:string-value="(89,'M75','MASTER 75','M75',34,'L','MASTER',75,79,0,0,0,CURDATE(),CURDATE())," calcext:value-type="string">
            <text:p>(89,'M75','MASTER 75','M75',3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3]&amp;&quot;,'&quot;&amp;[.B93]&amp;&quot;','&quot;&amp;[.C93]&amp;&quot;','&quot;&amp;[.D93]&amp;&quot;',&quot;&amp;[.E93]&amp;&quot;,'&quot;&amp;[.F93]&amp;&quot;','&quot;&amp;[.G93]&amp;&quot;',&quot;&amp;[.H93]&amp;&quot;,&quot;&amp;[.I93]&amp;&quot;,&quot;&amp;[.J93]&amp;&quot;,&quot;&amp;[.K93]&amp;&quot;,0,CURDATE(),CURDATE())&quot;&amp;IF(AND([.E93]&lt;&gt;INDIRECT(ADDRESS(ROW([.E93]) + 1;5));INDIRECT(ADDRESS(ROW([.A93]) + 1;1)) &gt; 0); &quot;;&quot;&amp;CHAR(13)&amp;CHAR(10)&amp;CHAR(13)&amp;CHAR(10)&amp;[.M$3];IF(INDIRECT(ADDRESS(ROW([.A93]) + 1;1)) &gt; 0;&quot;,&quot;;&quot;;&quot;))" office:value-type="string" office:string-value="(90,'M80','MASTER 80','M80',34,'M','MASTER',80,84,0,0,0,CURDATE(),CURDATE())," calcext:value-type="string">
            <text:p>(90,'M80','MASTER 80','M80',3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4]&amp;&quot;,'&quot;&amp;[.B94]&amp;&quot;','&quot;&amp;[.C94]&amp;&quot;','&quot;&amp;[.D94]&amp;&quot;',&quot;&amp;[.E94]&amp;&quot;,'&quot;&amp;[.F94]&amp;&quot;','&quot;&amp;[.G94]&amp;&quot;',&quot;&amp;[.H94]&amp;&quot;,&quot;&amp;[.I94]&amp;&quot;,&quot;&amp;[.J94]&amp;&quot;,&quot;&amp;[.K94]&amp;&quot;,0,CURDATE(),CURDATE())&quot;&amp;IF(AND([.E94]&lt;&gt;INDIRECT(ADDRESS(ROW([.E94]) + 1;5));INDIRECT(ADDRESS(ROW([.A94]) + 1;1)) &gt; 0); &quot;;&quot;&amp;CHAR(13)&amp;CHAR(10)&amp;CHAR(13)&amp;CHAR(10)&amp;[.M$3];IF(INDIRECT(ADDRESS(ROW([.A94]) + 1;1)) &gt; 0;&quot;,&quot;;&quot;;&quot;))" office:value-type="string" office:string-value="(91,'M85','MASTER 85','M85',34,'N','MASTER',85,89,0,0,0,CURDATE(),CURDATE())," calcext:value-type="string">
            <text:p>(91,'M85','MASTER 85','M85',3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5]&amp;&quot;,'&quot;&amp;[.B95]&amp;&quot;','&quot;&amp;[.C95]&amp;&quot;','&quot;&amp;[.D95]&amp;&quot;',&quot;&amp;[.E95]&amp;&quot;,'&quot;&amp;[.F95]&amp;&quot;','&quot;&amp;[.G95]&amp;&quot;',&quot;&amp;[.H95]&amp;&quot;,&quot;&amp;[.I95]&amp;&quot;,&quot;&amp;[.J95]&amp;&quot;,&quot;&amp;[.K95]&amp;&quot;,0,CURDATE(),CURDATE())&quot;&amp;IF(AND([.E95]&lt;&gt;INDIRECT(ADDRESS(ROW([.E95]) + 1;5));INDIRECT(ADDRESS(ROW([.A95]) + 1;1)) &gt; 0); &quot;;&quot;&amp;CHAR(13)&amp;CHAR(10)&amp;CHAR(13)&amp;CHAR(10)&amp;[.M$3];IF(INDIRECT(ADDRESS(ROW([.A95]) + 1;1)) &gt; 0;&quot;,&quot;;&quot;;&quot;))" office:value-type="string" office:string-value="(92,'M90','MASTER 90','M90',34,'O','MASTER',90,94,0,0,0,CURDATE(),CURDATE())," calcext:value-type="string">
            <text:p>(92,'M90','MASTER 90','M90',3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6]&amp;&quot;,'&quot;&amp;[.B96]&amp;&quot;','&quot;&amp;[.C96]&amp;&quot;','&quot;&amp;[.D96]&amp;&quot;',&quot;&amp;[.E96]&amp;&quot;,'&quot;&amp;[.F96]&amp;&quot;','&quot;&amp;[.G96]&amp;&quot;',&quot;&amp;[.H96]&amp;&quot;,&quot;&amp;[.I96]&amp;&quot;,&quot;&amp;[.J96]&amp;&quot;,&quot;&amp;[.K96]&amp;&quot;,0,CURDATE(),CURDATE())&quot;&amp;IF(AND([.E96]&lt;&gt;INDIRECT(ADDRESS(ROW([.E96]) + 1;5));INDIRECT(ADDRESS(ROW([.A96]) + 1;1)) &gt; 0); &quot;;&quot;&amp;CHAR(13)&amp;CHAR(10)&amp;CHAR(13)&amp;CHAR(10)&amp;[.M$3];IF(INDIRECT(ADDRESS(ROW([.A96]) + 1;1)) &gt; 0;&quot;,&quot;;&quot;;&quot;))" office:value-type="string" office:string-value="(93,'M95','MASTER 95','M95',34,'P','MASTER',95,99,0,0,0,CURDATE(),CURDATE())," calcext:value-type="string">
            <text:p>(93,'M95','MASTER 95','M95',3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97]&amp;&quot;,'&quot;&amp;[.B97]&amp;&quot;','&quot;&amp;[.C97]&amp;&quot;','&quot;&amp;[.D97]&amp;&quot;',&quot;&amp;[.E97]&amp;&quot;,'&quot;&amp;[.F97]&amp;&quot;','&quot;&amp;[.G97]&amp;&quot;',&quot;&amp;[.H97]&amp;&quot;,&quot;&amp;[.I97]&amp;&quot;,&quot;&amp;[.J97]&amp;&quot;,&quot;&amp;[.K97]&amp;&quot;,0,CURDATE(),CURDATE())&quot;&amp;IF(AND([.E97]&lt;&gt;INDIRECT(ADDRESS(ROW([.E97]) + 1;5));INDIRECT(ADDRESS(ROW([.A97]) + 1;1)) &gt; 0); &quot;;&quot;&amp;CHAR(13)&amp;CHAR(10)&amp;CHAR(13)&amp;CHAR(10)&amp;[.M$3];IF(INDIRECT(ADDRESS(ROW([.A97]) + 1;1)) &gt; 0;&quot;,&quot;;&quot;;&quot;))" office:value-type="string" office:string-value="(94,'MA0','MASTER 100','MA0',34,'Q','MASTER',100,999,0,0,0,CURDATE(),CURDATE())," calcext:value-type="string">
            <text:p>(94,'MA0','MASTER 100','MA0',3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98]&amp;&quot;,'&quot;&amp;[.B98]&amp;&quot;','&quot;&amp;[.C98]&amp;&quot;','&quot;&amp;[.D98]&amp;&quot;',&quot;&amp;[.E98]&amp;&quot;,'&quot;&amp;[.F98]&amp;&quot;','&quot;&amp;[.G98]&amp;&quot;',&quot;&amp;[.H98]&amp;&quot;,&quot;&amp;[.I98]&amp;&quot;,&quot;&amp;[.J98]&amp;&quot;,&quot;&amp;[.K98]&amp;&quot;,0,CURDATE(),CURDATE())&quot;&amp;IF(AND([.E98]&lt;&gt;INDIRECT(ADDRESS(ROW([.E98]) + 1;5));INDIRECT(ADDRESS(ROW([.A98]) + 1;1)) &gt; 0); &quot;;&quot;&amp;CHAR(13)&amp;CHAR(10)&amp;CHAR(13)&amp;CHAR(10)&amp;[.M$3];IF(INDIRECT(ADDRESS(ROW([.A98]) + 1;1)) &gt; 0;&quot;,&quot;;&quot;;&quot;))" office:value-type="string" office:string-value="(95,'100-119','STAFF. M FINO A 119','100-119',34,'xA','MASTER',100,119,1,0,0,CURDATE(),CURDATE())," calcext:value-type="string">
            <text:p>(95,'100-119','STAFF. M FINO A 119','100-119',3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99]&amp;&quot;,'&quot;&amp;[.B99]&amp;&quot;','&quot;&amp;[.C99]&amp;&quot;','&quot;&amp;[.D99]&amp;&quot;',&quot;&amp;[.E99]&amp;&quot;,'&quot;&amp;[.F99]&amp;&quot;','&quot;&amp;[.G99]&amp;&quot;',&quot;&amp;[.H99]&amp;&quot;,&quot;&amp;[.I99]&amp;&quot;,&quot;&amp;[.J99]&amp;&quot;,&quot;&amp;[.K99]&amp;&quot;,0,CURDATE(),CURDATE())&quot;&amp;IF(AND([.E99]&lt;&gt;INDIRECT(ADDRESS(ROW([.E99]) + 1;5));INDIRECT(ADDRESS(ROW([.A99]) + 1;1)) &gt; 0); &quot;;&quot;&amp;CHAR(13)&amp;CHAR(10)&amp;CHAR(13)&amp;CHAR(10)&amp;[.M$3];IF(INDIRECT(ADDRESS(ROW([.A99]) + 1;1)) &gt; 0;&quot;,&quot;;&quot;;&quot;))" office:value-type="string" office:string-value="(96,'120-159','STAFF. M 120-159','120-159',34,'xB','MASTER',120,159,1,0,0,CURDATE(),CURDATE())," calcext:value-type="string">
            <text:p>(96,'120-159','STAFF. M 120-159','120-159',3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00]&amp;&quot;,'&quot;&amp;[.B100]&amp;&quot;','&quot;&amp;[.C100]&amp;&quot;','&quot;&amp;[.D100]&amp;&quot;',&quot;&amp;[.E100]&amp;&quot;,'&quot;&amp;[.F100]&amp;&quot;','&quot;&amp;[.G100]&amp;&quot;',&quot;&amp;[.H100]&amp;&quot;,&quot;&amp;[.I100]&amp;&quot;,&quot;&amp;[.J100]&amp;&quot;,&quot;&amp;[.K100]&amp;&quot;,0,CURDATE(),CURDATE())&quot;&amp;IF(AND([.E100]&lt;&gt;INDIRECT(ADDRESS(ROW([.E100]) + 1;5));INDIRECT(ADDRESS(ROW([.A100]) + 1;1)) &gt; 0); &quot;;&quot;&amp;CHAR(13)&amp;CHAR(10)&amp;CHAR(13)&amp;CHAR(10)&amp;[.M$3];IF(INDIRECT(ADDRESS(ROW([.A100]) + 1;1)) &gt; 0;&quot;,&quot;;&quot;;&quot;))" office:value-type="string" office:string-value="(97,'160-199','STAFF. M 160-199','160-199',34,'xC','MASTER',160,199,1,0,0,CURDATE(),CURDATE())," calcext:value-type="string">
            <text:p>(97,'160-199','STAFF. M 160-199','160-199',3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01]&amp;&quot;,'&quot;&amp;[.B101]&amp;&quot;','&quot;&amp;[.C101]&amp;&quot;','&quot;&amp;[.D101]&amp;&quot;',&quot;&amp;[.E101]&amp;&quot;,'&quot;&amp;[.F101]&amp;&quot;','&quot;&amp;[.G101]&amp;&quot;',&quot;&amp;[.H101]&amp;&quot;,&quot;&amp;[.I101]&amp;&quot;,&quot;&amp;[.J101]&amp;&quot;,&quot;&amp;[.K101]&amp;&quot;,0,CURDATE(),CURDATE())&quot;&amp;IF(AND([.E101]&lt;&gt;INDIRECT(ADDRESS(ROW([.E101]) + 1;5));INDIRECT(ADDRESS(ROW([.A101]) + 1;1)) &gt; 0); &quot;;&quot;&amp;CHAR(13)&amp;CHAR(10)&amp;CHAR(13)&amp;CHAR(10)&amp;[.M$3];IF(INDIRECT(ADDRESS(ROW([.A101]) + 1;1)) &gt; 0;&quot;,&quot;;&quot;;&quot;))" office:value-type="string" office:string-value="(98,'200-239','STAFF. M 200-239','200-239',34,'xD','MASTER',200,239,1,0,0,CURDATE(),CURDATE())," calcext:value-type="string">
            <text:p>(98,'200-239','STAFF. M 200-239','200-239',3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02]&amp;&quot;,'&quot;&amp;[.B102]&amp;&quot;','&quot;&amp;[.C102]&amp;&quot;','&quot;&amp;[.D102]&amp;&quot;',&quot;&amp;[.E102]&amp;&quot;,'&quot;&amp;[.F102]&amp;&quot;','&quot;&amp;[.G102]&amp;&quot;',&quot;&amp;[.H102]&amp;&quot;,&quot;&amp;[.I102]&amp;&quot;,&quot;&amp;[.J102]&amp;&quot;,&quot;&amp;[.K102]&amp;&quot;,0,CURDATE(),CURDATE())&quot;&amp;IF(AND([.E102]&lt;&gt;INDIRECT(ADDRESS(ROW([.E102]) + 1;5));INDIRECT(ADDRESS(ROW([.A102]) + 1;1)) &gt; 0); &quot;;&quot;&amp;CHAR(13)&amp;CHAR(10)&amp;CHAR(13)&amp;CHAR(10)&amp;[.M$3];IF(INDIRECT(ADDRESS(ROW([.A102]) + 1;1)) &gt; 0;&quot;,&quot;;&quot;;&quot;))" office:value-type="string" office:string-value="(99,'240-279','STAFF. M 240-279','240-279',34,'xE','MASTER',240,279,1,0,0,CURDATE(),CURDATE())," calcext:value-type="string">
            <text:p>(99,'240-279','STAFF. M 240-279','240-279',3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03]&amp;&quot;,'&quot;&amp;[.B103]&amp;&quot;','&quot;&amp;[.C103]&amp;&quot;','&quot;&amp;[.D103]&amp;&quot;',&quot;&amp;[.E103]&amp;&quot;,'&quot;&amp;[.F103]&amp;&quot;','&quot;&amp;[.G103]&amp;&quot;',&quot;&amp;[.H103]&amp;&quot;,&quot;&amp;[.I103]&amp;&quot;,&quot;&amp;[.J103]&amp;&quot;,&quot;&amp;[.K103]&amp;&quot;,0,CURDATE(),CURDATE())&quot;&amp;IF(AND([.E103]&lt;&gt;INDIRECT(ADDRESS(ROW([.E103]) + 1;5));INDIRECT(ADDRESS(ROW([.A103]) + 1;1)) &gt; 0); &quot;;&quot;&amp;CHAR(13)&amp;CHAR(10)&amp;CHAR(13)&amp;CHAR(10)&amp;[.M$3];IF(INDIRECT(ADDRESS(ROW([.A103]) + 1;1)) &gt; 0;&quot;,&quot;;&quot;;&quot;))" office:value-type="string" office:string-value="(100,'280-319','STAFF. M 280-319','280-319',34,'xF','MASTER',280,319,1,0,0,CURDATE(),CURDATE())," calcext:value-type="string">
            <text:p>(100,'280-319','STAFF. M 280-319','280-319',3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04]&amp;&quot;,'&quot;&amp;[.B104]&amp;&quot;','&quot;&amp;[.C104]&amp;&quot;','&quot;&amp;[.D104]&amp;&quot;',&quot;&amp;[.E104]&amp;&quot;,'&quot;&amp;[.F104]&amp;&quot;','&quot;&amp;[.G104]&amp;&quot;',&quot;&amp;[.H104]&amp;&quot;,&quot;&amp;[.I104]&amp;&quot;,&quot;&amp;[.J104]&amp;&quot;,&quot;&amp;[.K104]&amp;&quot;,0,CURDATE(),CURDATE())&quot;&amp;IF(AND([.E104]&lt;&gt;INDIRECT(ADDRESS(ROW([.E104]) + 1;5));INDIRECT(ADDRESS(ROW([.A104]) + 1;1)) &gt; 0); &quot;;&quot;&amp;CHAR(13)&amp;CHAR(10)&amp;CHAR(13)&amp;CHAR(10)&amp;[.M$3];IF(INDIRECT(ADDRESS(ROW([.A104]) + 1;1)) &gt; 0;&quot;,&quot;;&quot;;&quot;))" office:value-type="string" office:string-value="(101,'320-359','STAFF. M 320-359','320-359',34,'xG','MASTER',320,359,1,0,0,CURDATE(),CURDATE())," calcext:value-type="string">
            <text:p>(101,'320-359','STAFF. M 320-359','320-359',34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34" calcext:value-type="float">
            <text:p>3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05]&amp;&quot;,'&quot;&amp;[.B105]&amp;&quot;','&quot;&amp;[.C105]&amp;&quot;','&quot;&amp;[.D105]&amp;&quot;',&quot;&amp;[.E105]&amp;&quot;,'&quot;&amp;[.F105]&amp;&quot;','&quot;&amp;[.G105]&amp;&quot;',&quot;&amp;[.H105]&amp;&quot;,&quot;&amp;[.I105]&amp;&quot;,&quot;&amp;[.J105]&amp;&quot;,&quot;&amp;[.K105]&amp;&quot;,0,CURDATE(),CURDATE())&quot;&amp;IF(AND([.E105]&lt;&gt;INDIRECT(ADDRESS(ROW([.E105]) + 1;5));INDIRECT(ADDRESS(ROW([.A105]) + 1;1)) &gt; 0); &quot;;&quot;&amp;CHAR(13)&amp;CHAR(10)&amp;CHAR(13)&amp;CHAR(10)&amp;[.M$3];IF(INDIRECT(ADDRESS(ROW([.A105]) + 1;1)) &gt; 0;&quot;,&quot;;&quot;;&quot;))" office:value-type="string" office:string-value="(102,'360-399','STAFF. M 360-399','360-399',3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02,'360-399','STAFF. M 360-399','360-399',3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106]&amp;&quot;,'&quot;&amp;[.B106]&amp;&quot;','&quot;&amp;[.C106]&amp;&quot;','&quot;&amp;[.D106]&amp;&quot;',&quot;&amp;[.E106]&amp;&quot;,'&quot;&amp;[.F106]&amp;&quot;','&quot;&amp;[.G106]&amp;&quot;',&quot;&amp;[.H106]&amp;&quot;,&quot;&amp;[.I106]&amp;&quot;,&quot;&amp;[.J106]&amp;&quot;,&quot;&amp;[.K106]&amp;&quot;,0,CURDATE(),CURDATE())&quot;&amp;IF(AND([.E106]&lt;&gt;INDIRECT(ADDRESS(ROW([.E106]) + 1;5));INDIRECT(ADDRESS(ROW([.A106]) + 1;1)) &gt; 0); &quot;;&quot;&amp;CHAR(13)&amp;CHAR(10)&amp;CHAR(13)&amp;CHAR(10)&amp;[.M$3];IF(INDIRECT(ADDRESS(ROW([.A106]) + 1;1)) &gt; 0;&quot;,&quot;;&quot;;&quot;))" office:value-type="string" office:string-value="(103,'PROP','PROPAGANDA','PROP',6,'P','MASTER',1,15,0,1,0,CURDATE(),CURDATE())," calcext:value-type="string">
            <text:p>(103,'PROP','PROPAGANDA','PROP',6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07]&amp;&quot;,'&quot;&amp;[.B107]&amp;&quot;','&quot;&amp;[.C107]&amp;&quot;','&quot;&amp;[.D107]&amp;&quot;',&quot;&amp;[.E107]&amp;&quot;,'&quot;&amp;[.F107]&amp;&quot;','&quot;&amp;[.G107]&amp;&quot;',&quot;&amp;[.H107]&amp;&quot;,&quot;&amp;[.I107]&amp;&quot;,&quot;&amp;[.J107]&amp;&quot;,&quot;&amp;[.K107]&amp;&quot;,0,CURDATE(),CURDATE())&quot;&amp;IF(AND([.E107]&lt;&gt;INDIRECT(ADDRESS(ROW([.E107]) + 1;5));INDIRECT(ADDRESS(ROW([.A107]) + 1;1)) &gt; 0); &quot;;&quot;&amp;CHAR(13)&amp;CHAR(10)&amp;CHAR(13)&amp;CHAR(10)&amp;[.M$3];IF(INDIRECT(ADDRESS(ROW([.A107]) + 1;1)) &gt; 0;&quot;,&quot;;&quot;;&quot;))" office:value-type="string" office:string-value="(104,'SEN','SENIORES','SEN',6,'1','MASTER',16,19,0,0,0,CURDATE(),CURDATE())," calcext:value-type="string">
            <text:p>(104,'SEN','SENIORES','SEN',6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08]&amp;&quot;,'&quot;&amp;[.B108]&amp;&quot;','&quot;&amp;[.C108]&amp;&quot;','&quot;&amp;[.D108]&amp;&quot;',&quot;&amp;[.E108]&amp;&quot;,'&quot;&amp;[.F108]&amp;&quot;','&quot;&amp;[.G108]&amp;&quot;',&quot;&amp;[.H108]&amp;&quot;,&quot;&amp;[.I108]&amp;&quot;,&quot;&amp;[.J108]&amp;&quot;,&quot;&amp;[.K108]&amp;&quot;,0,CURDATE(),CURDATE())&quot;&amp;IF(AND([.E108]&lt;&gt;INDIRECT(ADDRESS(ROW([.E108]) + 1;5));INDIRECT(ADDRESS(ROW([.A108]) + 1;1)) &gt; 0); &quot;;&quot;&amp;CHAR(13)&amp;CHAR(10)&amp;CHAR(13)&amp;CHAR(10)&amp;[.M$3];IF(INDIRECT(ADDRESS(ROW([.A108]) + 1;1)) &gt; 0;&quot;,&quot;;&quot;;&quot;))" office:value-type="string" office:string-value="(105,'M20','MASTER 20','M20',6,'2','MASTER',20,24,0,0,0,CURDATE(),CURDATE())," calcext:value-type="string">
            <text:p>(105,'M20','MASTER 20','M20',6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09]&amp;&quot;,'&quot;&amp;[.B109]&amp;&quot;','&quot;&amp;[.C109]&amp;&quot;','&quot;&amp;[.D109]&amp;&quot;',&quot;&amp;[.E109]&amp;&quot;,'&quot;&amp;[.F109]&amp;&quot;','&quot;&amp;[.G109]&amp;&quot;',&quot;&amp;[.H109]&amp;&quot;,&quot;&amp;[.I109]&amp;&quot;,&quot;&amp;[.J109]&amp;&quot;,&quot;&amp;[.K109]&amp;&quot;,0,CURDATE(),CURDATE())&quot;&amp;IF(AND([.E109]&lt;&gt;INDIRECT(ADDRESS(ROW([.E109]) + 1;5));INDIRECT(ADDRESS(ROW([.A109]) + 1;1)) &gt; 0); &quot;;&quot;&amp;CHAR(13)&amp;CHAR(10)&amp;CHAR(13)&amp;CHAR(10)&amp;[.M$3];IF(INDIRECT(ADDRESS(ROW([.A109]) + 1;1)) &gt; 0;&quot;,&quot;;&quot;;&quot;))" office:value-type="string" office:string-value="(106,'M25','MASTER 25','M25',6,'3','MASTER',25,29,0,0,0,CURDATE(),CURDATE())," calcext:value-type="string">
            <text:p>(106,'M25','MASTER 25','M25',6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0]&amp;&quot;,'&quot;&amp;[.B110]&amp;&quot;','&quot;&amp;[.C110]&amp;&quot;','&quot;&amp;[.D110]&amp;&quot;',&quot;&amp;[.E110]&amp;&quot;,'&quot;&amp;[.F110]&amp;&quot;','&quot;&amp;[.G110]&amp;&quot;',&quot;&amp;[.H110]&amp;&quot;,&quot;&amp;[.I110]&amp;&quot;,&quot;&amp;[.J110]&amp;&quot;,&quot;&amp;[.K110]&amp;&quot;,0,CURDATE(),CURDATE())&quot;&amp;IF(AND([.E110]&lt;&gt;INDIRECT(ADDRESS(ROW([.E110]) + 1;5));INDIRECT(ADDRESS(ROW([.A110]) + 1;1)) &gt; 0); &quot;;&quot;&amp;CHAR(13)&amp;CHAR(10)&amp;CHAR(13)&amp;CHAR(10)&amp;[.M$3];IF(INDIRECT(ADDRESS(ROW([.A110]) + 1;1)) &gt; 0;&quot;,&quot;;&quot;;&quot;))" office:value-type="string" office:string-value="(107,'M30','MASTER 30','M30',6,'4','MASTER',30,34,0,0,0,CURDATE(),CURDATE())," calcext:value-type="string">
            <text:p>(107,'M30','MASTER 30','M30',6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1]&amp;&quot;,'&quot;&amp;[.B111]&amp;&quot;','&quot;&amp;[.C111]&amp;&quot;','&quot;&amp;[.D111]&amp;&quot;',&quot;&amp;[.E111]&amp;&quot;,'&quot;&amp;[.F111]&amp;&quot;','&quot;&amp;[.G111]&amp;&quot;',&quot;&amp;[.H111]&amp;&quot;,&quot;&amp;[.I111]&amp;&quot;,&quot;&amp;[.J111]&amp;&quot;,&quot;&amp;[.K111]&amp;&quot;,0,CURDATE(),CURDATE())&quot;&amp;IF(AND([.E111]&lt;&gt;INDIRECT(ADDRESS(ROW([.E111]) + 1;5));INDIRECT(ADDRESS(ROW([.A111]) + 1;1)) &gt; 0); &quot;;&quot;&amp;CHAR(13)&amp;CHAR(10)&amp;CHAR(13)&amp;CHAR(10)&amp;[.M$3];IF(INDIRECT(ADDRESS(ROW([.A111]) + 1;1)) &gt; 0;&quot;,&quot;;&quot;;&quot;))" office:value-type="string" office:string-value="(108,'M35','MASTER 35','M35',6,'5','MASTER',35,39,0,0,0,CURDATE(),CURDATE())," calcext:value-type="string">
            <text:p>(108,'M35','MASTER 35','M35',6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2]&amp;&quot;,'&quot;&amp;[.B112]&amp;&quot;','&quot;&amp;[.C112]&amp;&quot;','&quot;&amp;[.D112]&amp;&quot;',&quot;&amp;[.E112]&amp;&quot;,'&quot;&amp;[.F112]&amp;&quot;','&quot;&amp;[.G112]&amp;&quot;',&quot;&amp;[.H112]&amp;&quot;,&quot;&amp;[.I112]&amp;&quot;,&quot;&amp;[.J112]&amp;&quot;,&quot;&amp;[.K112]&amp;&quot;,0,CURDATE(),CURDATE())&quot;&amp;IF(AND([.E112]&lt;&gt;INDIRECT(ADDRESS(ROW([.E112]) + 1;5));INDIRECT(ADDRESS(ROW([.A112]) + 1;1)) &gt; 0); &quot;;&quot;&amp;CHAR(13)&amp;CHAR(10)&amp;CHAR(13)&amp;CHAR(10)&amp;[.M$3];IF(INDIRECT(ADDRESS(ROW([.A112]) + 1;1)) &gt; 0;&quot;,&quot;;&quot;;&quot;))" office:value-type="string" office:string-value="(109,'M40','MASTER 40','M40',6,'6','MASTER',40,44,0,0,0,CURDATE(),CURDATE())," calcext:value-type="string">
            <text:p>(109,'M40','MASTER 40','M40',6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3]&amp;&quot;,'&quot;&amp;[.B113]&amp;&quot;','&quot;&amp;[.C113]&amp;&quot;','&quot;&amp;[.D113]&amp;&quot;',&quot;&amp;[.E113]&amp;&quot;,'&quot;&amp;[.F113]&amp;&quot;','&quot;&amp;[.G113]&amp;&quot;',&quot;&amp;[.H113]&amp;&quot;,&quot;&amp;[.I113]&amp;&quot;,&quot;&amp;[.J113]&amp;&quot;,&quot;&amp;[.K113]&amp;&quot;,0,CURDATE(),CURDATE())&quot;&amp;IF(AND([.E113]&lt;&gt;INDIRECT(ADDRESS(ROW([.E113]) + 1;5));INDIRECT(ADDRESS(ROW([.A113]) + 1;1)) &gt; 0); &quot;;&quot;&amp;CHAR(13)&amp;CHAR(10)&amp;CHAR(13)&amp;CHAR(10)&amp;[.M$3];IF(INDIRECT(ADDRESS(ROW([.A113]) + 1;1)) &gt; 0;&quot;,&quot;;&quot;;&quot;))" office:value-type="string" office:string-value="(110,'M45','MASTER 45','M45',6,'7','MASTER',45,49,0,0,0,CURDATE(),CURDATE())," calcext:value-type="string">
            <text:p>(110,'M45','MASTER 45','M45',6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4]&amp;&quot;,'&quot;&amp;[.B114]&amp;&quot;','&quot;&amp;[.C114]&amp;&quot;','&quot;&amp;[.D114]&amp;&quot;',&quot;&amp;[.E114]&amp;&quot;,'&quot;&amp;[.F114]&amp;&quot;','&quot;&amp;[.G114]&amp;&quot;',&quot;&amp;[.H114]&amp;&quot;,&quot;&amp;[.I114]&amp;&quot;,&quot;&amp;[.J114]&amp;&quot;,&quot;&amp;[.K114]&amp;&quot;,0,CURDATE(),CURDATE())&quot;&amp;IF(AND([.E114]&lt;&gt;INDIRECT(ADDRESS(ROW([.E114]) + 1;5));INDIRECT(ADDRESS(ROW([.A114]) + 1;1)) &gt; 0); &quot;;&quot;&amp;CHAR(13)&amp;CHAR(10)&amp;CHAR(13)&amp;CHAR(10)&amp;[.M$3];IF(INDIRECT(ADDRESS(ROW([.A114]) + 1;1)) &gt; 0;&quot;,&quot;;&quot;;&quot;))" office:value-type="string" office:string-value="(111,'M50','MASTER 50','M50',6,'8','MASTER',50,54,0,0,0,CURDATE(),CURDATE())," calcext:value-type="string">
            <text:p>(111,'M50','MASTER 50','M50',6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5]&amp;&quot;,'&quot;&amp;[.B115]&amp;&quot;','&quot;&amp;[.C115]&amp;&quot;','&quot;&amp;[.D115]&amp;&quot;',&quot;&amp;[.E115]&amp;&quot;,'&quot;&amp;[.F115]&amp;&quot;','&quot;&amp;[.G115]&amp;&quot;',&quot;&amp;[.H115]&amp;&quot;,&quot;&amp;[.I115]&amp;&quot;,&quot;&amp;[.J115]&amp;&quot;,&quot;&amp;[.K115]&amp;&quot;,0,CURDATE(),CURDATE())&quot;&amp;IF(AND([.E115]&lt;&gt;INDIRECT(ADDRESS(ROW([.E115]) + 1;5));INDIRECT(ADDRESS(ROW([.A115]) + 1;1)) &gt; 0); &quot;;&quot;&amp;CHAR(13)&amp;CHAR(10)&amp;CHAR(13)&amp;CHAR(10)&amp;[.M$3];IF(INDIRECT(ADDRESS(ROW([.A115]) + 1;1)) &gt; 0;&quot;,&quot;;&quot;;&quot;))" office:value-type="string" office:string-value="(112,'OVER','OVER 55','M55',6,'9','MASTER',55,999,0,0,0,CURDATE(),CURDATE())," calcext:value-type="string">
            <text:p>(112,'OVER','OVER 55','M55',6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16]&amp;&quot;,'&quot;&amp;[.B116]&amp;&quot;','&quot;&amp;[.C116]&amp;&quot;','&quot;&amp;[.D116]&amp;&quot;',&quot;&amp;[.E116]&amp;&quot;,'&quot;&amp;[.F116]&amp;&quot;','&quot;&amp;[.G116]&amp;&quot;',&quot;&amp;[.H116]&amp;&quot;,&quot;&amp;[.I116]&amp;&quot;,&quot;&amp;[.J116]&amp;&quot;,&quot;&amp;[.K116]&amp;&quot;,0,CURDATE(),CURDATE())&quot;&amp;IF(AND([.E116]&lt;&gt;INDIRECT(ADDRESS(ROW([.E116]) + 1;5));INDIRECT(ADDRESS(ROW([.A116]) + 1;1)) &gt; 0); &quot;;&quot;&amp;CHAR(13)&amp;CHAR(10)&amp;CHAR(13)&amp;CHAR(10)&amp;[.M$3];IF(INDIRECT(ADDRESS(ROW([.A116]) + 1;1)) &gt; 0;&quot;,&quot;;&quot;;&quot;))" office:value-type="string" office:string-value="(113,'001-119','STAFF. M FINO A 119','&lt;120',6,'x1','MASTER',1,119,1,0,0,CURDATE(),CURDATE())," calcext:value-type="string">
            <text:p>(113,'001-119','STAFF. M FINO A 119','&lt;120',6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17]&amp;&quot;,'&quot;&amp;[.B117]&amp;&quot;','&quot;&amp;[.C117]&amp;&quot;','&quot;&amp;[.D117]&amp;&quot;',&quot;&amp;[.E117]&amp;&quot;,'&quot;&amp;[.F117]&amp;&quot;','&quot;&amp;[.G117]&amp;&quot;',&quot;&amp;[.H117]&amp;&quot;,&quot;&amp;[.I117]&amp;&quot;,&quot;&amp;[.J117]&amp;&quot;,&quot;&amp;[.K117]&amp;&quot;,0,CURDATE(),CURDATE())&quot;&amp;IF(AND([.E117]&lt;&gt;INDIRECT(ADDRESS(ROW([.E117]) + 1;5));INDIRECT(ADDRESS(ROW([.A117]) + 1;1)) &gt; 0); &quot;;&quot;&amp;CHAR(13)&amp;CHAR(10)&amp;CHAR(13)&amp;CHAR(10)&amp;[.M$3];IF(INDIRECT(ADDRESS(ROW([.A117]) + 1;1)) &gt; 0;&quot;,&quot;;&quot;;&quot;))" office:value-type="string" office:string-value="(114,'120-149','STAFF. M 120-149','120-149',6,'x2','MASTER',120,149,1,0,0,CURDATE(),CURDATE())," calcext:value-type="string">
            <text:p>(114,'120-149','STAFF. M 120-149','120-149',6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18]&amp;&quot;,'&quot;&amp;[.B118]&amp;&quot;','&quot;&amp;[.C118]&amp;&quot;','&quot;&amp;[.D118]&amp;&quot;',&quot;&amp;[.E118]&amp;&quot;,'&quot;&amp;[.F118]&amp;&quot;','&quot;&amp;[.G118]&amp;&quot;',&quot;&amp;[.H118]&amp;&quot;,&quot;&amp;[.I118]&amp;&quot;,&quot;&amp;[.J118]&amp;&quot;,&quot;&amp;[.K118]&amp;&quot;,0,CURDATE(),CURDATE())&quot;&amp;IF(AND([.E118]&lt;&gt;INDIRECT(ADDRESS(ROW([.E118]) + 1;5));INDIRECT(ADDRESS(ROW([.A118]) + 1;1)) &gt; 0); &quot;;&quot;&amp;CHAR(13)&amp;CHAR(10)&amp;CHAR(13)&amp;CHAR(10)&amp;[.M$3];IF(INDIRECT(ADDRESS(ROW([.A118]) + 1;1)) &gt; 0;&quot;,&quot;;&quot;;&quot;))" office:value-type="string" office:string-value="(115,'150-999','STAFF. M oltre 150','&gt;149',6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15,'150-999','STAFF. M oltre 150','&gt;149',6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19]&amp;&quot;,'&quot;&amp;[.B119]&amp;&quot;','&quot;&amp;[.C119]&amp;&quot;','&quot;&amp;[.D119]&amp;&quot;',&quot;&amp;[.E119]&amp;&quot;,'&quot;&amp;[.F119]&amp;&quot;','&quot;&amp;[.G119]&amp;&quot;',&quot;&amp;[.H119]&amp;&quot;,&quot;&amp;[.I119]&amp;&quot;,&quot;&amp;[.J119]&amp;&quot;,&quot;&amp;[.K119]&amp;&quot;,0,CURDATE(),CURDATE())&quot;&amp;IF(AND([.E119]&lt;&gt;INDIRECT(ADDRESS(ROW([.E119]) + 1;5));INDIRECT(ADDRESS(ROW([.A119]) + 1;1)) &gt; 0); &quot;;&quot;&amp;CHAR(13)&amp;CHAR(10)&amp;CHAR(13)&amp;CHAR(10)&amp;[.M$3];IF(INDIRECT(ADDRESS(ROW([.A119]) + 1;1)) &gt; 0;&quot;,&quot;;&quot;;&quot;))" office:value-type="string" office:string-value="(116,'U25','UNDER 25','U25',7,'A','MASTER',20,24,0,0,0,CURDATE(),CURDATE())," calcext:value-type="string">
            <text:p>(116,'U25','UNDER 25','U25',7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0]&amp;&quot;,'&quot;&amp;[.B120]&amp;&quot;','&quot;&amp;[.C120]&amp;&quot;','&quot;&amp;[.D120]&amp;&quot;',&quot;&amp;[.E120]&amp;&quot;,'&quot;&amp;[.F120]&amp;&quot;','&quot;&amp;[.G120]&amp;&quot;',&quot;&amp;[.H120]&amp;&quot;,&quot;&amp;[.I120]&amp;&quot;,&quot;&amp;[.J120]&amp;&quot;,&quot;&amp;[.K120]&amp;&quot;,0,CURDATE(),CURDATE())&quot;&amp;IF(AND([.E120]&lt;&gt;INDIRECT(ADDRESS(ROW([.E120]) + 1;5));INDIRECT(ADDRESS(ROW([.A120]) + 1;1)) &gt; 0); &quot;;&quot;&amp;CHAR(13)&amp;CHAR(10)&amp;CHAR(13)&amp;CHAR(10)&amp;[.M$3];IF(INDIRECT(ADDRESS(ROW([.A120]) + 1;1)) &gt; 0;&quot;,&quot;;&quot;;&quot;))" office:value-type="string" office:string-value="(117,'M25','MASTER 25','M25',7,'B','MASTER',25,29,0,0,0,CURDATE(),CURDATE())," calcext:value-type="string">
            <text:p>(117,'M25','MASTER 25','M25',7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1]&amp;&quot;,'&quot;&amp;[.B121]&amp;&quot;','&quot;&amp;[.C121]&amp;&quot;','&quot;&amp;[.D121]&amp;&quot;',&quot;&amp;[.E121]&amp;&quot;,'&quot;&amp;[.F121]&amp;&quot;','&quot;&amp;[.G121]&amp;&quot;',&quot;&amp;[.H121]&amp;&quot;,&quot;&amp;[.I121]&amp;&quot;,&quot;&amp;[.J121]&amp;&quot;,&quot;&amp;[.K121]&amp;&quot;,0,CURDATE(),CURDATE())&quot;&amp;IF(AND([.E121]&lt;&gt;INDIRECT(ADDRESS(ROW([.E121]) + 1;5));INDIRECT(ADDRESS(ROW([.A121]) + 1;1)) &gt; 0); &quot;;&quot;&amp;CHAR(13)&amp;CHAR(10)&amp;CHAR(13)&amp;CHAR(10)&amp;[.M$3];IF(INDIRECT(ADDRESS(ROW([.A121]) + 1;1)) &gt; 0;&quot;,&quot;;&quot;;&quot;))" office:value-type="string" office:string-value="(118,'M30','MASTER 30','M30',7,'C','MASTER',30,34,0,0,0,CURDATE(),CURDATE())," calcext:value-type="string">
            <text:p>(118,'M30','MASTER 30','M30',7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2]&amp;&quot;,'&quot;&amp;[.B122]&amp;&quot;','&quot;&amp;[.C122]&amp;&quot;','&quot;&amp;[.D122]&amp;&quot;',&quot;&amp;[.E122]&amp;&quot;,'&quot;&amp;[.F122]&amp;&quot;','&quot;&amp;[.G122]&amp;&quot;',&quot;&amp;[.H122]&amp;&quot;,&quot;&amp;[.I122]&amp;&quot;,&quot;&amp;[.J122]&amp;&quot;,&quot;&amp;[.K122]&amp;&quot;,0,CURDATE(),CURDATE())&quot;&amp;IF(AND([.E122]&lt;&gt;INDIRECT(ADDRESS(ROW([.E122]) + 1;5));INDIRECT(ADDRESS(ROW([.A122]) + 1;1)) &gt; 0); &quot;;&quot;&amp;CHAR(13)&amp;CHAR(10)&amp;CHAR(13)&amp;CHAR(10)&amp;[.M$3];IF(INDIRECT(ADDRESS(ROW([.A122]) + 1;1)) &gt; 0;&quot;,&quot;;&quot;;&quot;))" office:value-type="string" office:string-value="(119,'M35','MASTER 35','M35',7,'D','MASTER',35,39,0,0,0,CURDATE(),CURDATE())," calcext:value-type="string">
            <text:p>(119,'M35','MASTER 35','M35',7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3]&amp;&quot;,'&quot;&amp;[.B123]&amp;&quot;','&quot;&amp;[.C123]&amp;&quot;','&quot;&amp;[.D123]&amp;&quot;',&quot;&amp;[.E123]&amp;&quot;,'&quot;&amp;[.F123]&amp;&quot;','&quot;&amp;[.G123]&amp;&quot;',&quot;&amp;[.H123]&amp;&quot;,&quot;&amp;[.I123]&amp;&quot;,&quot;&amp;[.J123]&amp;&quot;,&quot;&amp;[.K123]&amp;&quot;,0,CURDATE(),CURDATE())&quot;&amp;IF(AND([.E123]&lt;&gt;INDIRECT(ADDRESS(ROW([.E123]) + 1;5));INDIRECT(ADDRESS(ROW([.A123]) + 1;1)) &gt; 0); &quot;;&quot;&amp;CHAR(13)&amp;CHAR(10)&amp;CHAR(13)&amp;CHAR(10)&amp;[.M$3];IF(INDIRECT(ADDRESS(ROW([.A123]) + 1;1)) &gt; 0;&quot;,&quot;;&quot;;&quot;))" office:value-type="string" office:string-value="(120,'M40','MASTER 40','M40',7,'E','MASTER',40,44,0,0,0,CURDATE(),CURDATE())," calcext:value-type="string">
            <text:p>(120,'M40','MASTER 40','M40',7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4]&amp;&quot;,'&quot;&amp;[.B124]&amp;&quot;','&quot;&amp;[.C124]&amp;&quot;','&quot;&amp;[.D124]&amp;&quot;',&quot;&amp;[.E124]&amp;&quot;,'&quot;&amp;[.F124]&amp;&quot;','&quot;&amp;[.G124]&amp;&quot;',&quot;&amp;[.H124]&amp;&quot;,&quot;&amp;[.I124]&amp;&quot;,&quot;&amp;[.J124]&amp;&quot;,&quot;&amp;[.K124]&amp;&quot;,0,CURDATE(),CURDATE())&quot;&amp;IF(AND([.E124]&lt;&gt;INDIRECT(ADDRESS(ROW([.E124]) + 1;5));INDIRECT(ADDRESS(ROW([.A124]) + 1;1)) &gt; 0); &quot;;&quot;&amp;CHAR(13)&amp;CHAR(10)&amp;CHAR(13)&amp;CHAR(10)&amp;[.M$3];IF(INDIRECT(ADDRESS(ROW([.A124]) + 1;1)) &gt; 0;&quot;,&quot;;&quot;;&quot;))" office:value-type="string" office:string-value="(121,'M45','MASTER 45','M45',7,'F','MASTER',45,49,0,0,0,CURDATE(),CURDATE())," calcext:value-type="string">
            <text:p>(121,'M45','MASTER 45','M45',7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5]&amp;&quot;,'&quot;&amp;[.B125]&amp;&quot;','&quot;&amp;[.C125]&amp;&quot;','&quot;&amp;[.D125]&amp;&quot;',&quot;&amp;[.E125]&amp;&quot;,'&quot;&amp;[.F125]&amp;&quot;','&quot;&amp;[.G125]&amp;&quot;',&quot;&amp;[.H125]&amp;&quot;,&quot;&amp;[.I125]&amp;&quot;,&quot;&amp;[.J125]&amp;&quot;,&quot;&amp;[.K125]&amp;&quot;,0,CURDATE(),CURDATE())&quot;&amp;IF(AND([.E125]&lt;&gt;INDIRECT(ADDRESS(ROW([.E125]) + 1;5));INDIRECT(ADDRESS(ROW([.A125]) + 1;1)) &gt; 0); &quot;;&quot;&amp;CHAR(13)&amp;CHAR(10)&amp;CHAR(13)&amp;CHAR(10)&amp;[.M$3];IF(INDIRECT(ADDRESS(ROW([.A125]) + 1;1)) &gt; 0;&quot;,&quot;;&quot;;&quot;))" office:value-type="string" office:string-value="(122,'M50','MASTER 50','M50',7,'G','MASTER',50,54,0,0,0,CURDATE(),CURDATE())," calcext:value-type="string">
            <text:p>(122,'M50','MASTER 50','M50',7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6]&amp;&quot;,'&quot;&amp;[.B126]&amp;&quot;','&quot;&amp;[.C126]&amp;&quot;','&quot;&amp;[.D126]&amp;&quot;',&quot;&amp;[.E126]&amp;&quot;,'&quot;&amp;[.F126]&amp;&quot;','&quot;&amp;[.G126]&amp;&quot;',&quot;&amp;[.H126]&amp;&quot;,&quot;&amp;[.I126]&amp;&quot;,&quot;&amp;[.J126]&amp;&quot;,&quot;&amp;[.K126]&amp;&quot;,0,CURDATE(),CURDATE())&quot;&amp;IF(AND([.E126]&lt;&gt;INDIRECT(ADDRESS(ROW([.E126]) + 1;5));INDIRECT(ADDRESS(ROW([.A126]) + 1;1)) &gt; 0); &quot;;&quot;&amp;CHAR(13)&amp;CHAR(10)&amp;CHAR(13)&amp;CHAR(10)&amp;[.M$3];IF(INDIRECT(ADDRESS(ROW([.A126]) + 1;1)) &gt; 0;&quot;,&quot;;&quot;;&quot;))" office:value-type="string" office:string-value="(123,'M55','MASTER 55','M55',7,'H','MASTER',55,59,0,0,0,CURDATE(),CURDATE())," calcext:value-type="string">
            <text:p>(123,'M55','MASTER 55','M55',7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7]&amp;&quot;,'&quot;&amp;[.B127]&amp;&quot;','&quot;&amp;[.C127]&amp;&quot;','&quot;&amp;[.D127]&amp;&quot;',&quot;&amp;[.E127]&amp;&quot;,'&quot;&amp;[.F127]&amp;&quot;','&quot;&amp;[.G127]&amp;&quot;',&quot;&amp;[.H127]&amp;&quot;,&quot;&amp;[.I127]&amp;&quot;,&quot;&amp;[.J127]&amp;&quot;,&quot;&amp;[.K127]&amp;&quot;,0,CURDATE(),CURDATE())&quot;&amp;IF(AND([.E127]&lt;&gt;INDIRECT(ADDRESS(ROW([.E127]) + 1;5));INDIRECT(ADDRESS(ROW([.A127]) + 1;1)) &gt; 0); &quot;;&quot;&amp;CHAR(13)&amp;CHAR(10)&amp;CHAR(13)&amp;CHAR(10)&amp;[.M$3];IF(INDIRECT(ADDRESS(ROW([.A127]) + 1;1)) &gt; 0;&quot;,&quot;;&quot;;&quot;))" office:value-type="string" office:string-value="(124,'M60','MASTER 60','M60',7,'I','MASTER',60,64,0,0,0,CURDATE(),CURDATE())," calcext:value-type="string">
            <text:p>(124,'M60','MASTER 60','M60',7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8]&amp;&quot;,'&quot;&amp;[.B128]&amp;&quot;','&quot;&amp;[.C128]&amp;&quot;','&quot;&amp;[.D128]&amp;&quot;',&quot;&amp;[.E128]&amp;&quot;,'&quot;&amp;[.F128]&amp;&quot;','&quot;&amp;[.G128]&amp;&quot;',&quot;&amp;[.H128]&amp;&quot;,&quot;&amp;[.I128]&amp;&quot;,&quot;&amp;[.J128]&amp;&quot;,&quot;&amp;[.K128]&amp;&quot;,0,CURDATE(),CURDATE())&quot;&amp;IF(AND([.E128]&lt;&gt;INDIRECT(ADDRESS(ROW([.E128]) + 1;5));INDIRECT(ADDRESS(ROW([.A128]) + 1;1)) &gt; 0); &quot;;&quot;&amp;CHAR(13)&amp;CHAR(10)&amp;CHAR(13)&amp;CHAR(10)&amp;[.M$3];IF(INDIRECT(ADDRESS(ROW([.A128]) + 1;1)) &gt; 0;&quot;,&quot;;&quot;;&quot;))" office:value-type="string" office:string-value="(125,'M65','MASTER 65','M65',7,'J','MASTER',65,69,0,0,0,CURDATE(),CURDATE())," calcext:value-type="string">
            <text:p>(125,'M65','MASTER 65','M65',7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29]&amp;&quot;,'&quot;&amp;[.B129]&amp;&quot;','&quot;&amp;[.C129]&amp;&quot;','&quot;&amp;[.D129]&amp;&quot;',&quot;&amp;[.E129]&amp;&quot;,'&quot;&amp;[.F129]&amp;&quot;','&quot;&amp;[.G129]&amp;&quot;',&quot;&amp;[.H129]&amp;&quot;,&quot;&amp;[.I129]&amp;&quot;,&quot;&amp;[.J129]&amp;&quot;,&quot;&amp;[.K129]&amp;&quot;,0,CURDATE(),CURDATE())&quot;&amp;IF(AND([.E129]&lt;&gt;INDIRECT(ADDRESS(ROW([.E129]) + 1;5));INDIRECT(ADDRESS(ROW([.A129]) + 1;1)) &gt; 0); &quot;;&quot;&amp;CHAR(13)&amp;CHAR(10)&amp;CHAR(13)&amp;CHAR(10)&amp;[.M$3];IF(INDIRECT(ADDRESS(ROW([.A129]) + 1;1)) &gt; 0;&quot;,&quot;;&quot;;&quot;))" office:value-type="string" office:string-value="(126,'M70','MASTER 70','M70',7,'K','MASTER',70,74,0,0,0,CURDATE(),CURDATE())," calcext:value-type="string">
            <text:p>(126,'M70','MASTER 70','M70',7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0]&amp;&quot;,'&quot;&amp;[.B130]&amp;&quot;','&quot;&amp;[.C130]&amp;&quot;','&quot;&amp;[.D130]&amp;&quot;',&quot;&amp;[.E130]&amp;&quot;,'&quot;&amp;[.F130]&amp;&quot;','&quot;&amp;[.G130]&amp;&quot;',&quot;&amp;[.H130]&amp;&quot;,&quot;&amp;[.I130]&amp;&quot;,&quot;&amp;[.J130]&amp;&quot;,&quot;&amp;[.K130]&amp;&quot;,0,CURDATE(),CURDATE())&quot;&amp;IF(AND([.E130]&lt;&gt;INDIRECT(ADDRESS(ROW([.E130]) + 1;5));INDIRECT(ADDRESS(ROW([.A130]) + 1;1)) &gt; 0); &quot;;&quot;&amp;CHAR(13)&amp;CHAR(10)&amp;CHAR(13)&amp;CHAR(10)&amp;[.M$3];IF(INDIRECT(ADDRESS(ROW([.A130]) + 1;1)) &gt; 0;&quot;,&quot;;&quot;;&quot;))" office:value-type="string" office:string-value="(127,'M75','MASTER 75','M75',7,'L','MASTER',75,79,0,0,0,CURDATE(),CURDATE())," calcext:value-type="string">
            <text:p>(127,'M75','MASTER 75','M75',7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1]&amp;&quot;,'&quot;&amp;[.B131]&amp;&quot;','&quot;&amp;[.C131]&amp;&quot;','&quot;&amp;[.D131]&amp;&quot;',&quot;&amp;[.E131]&amp;&quot;,'&quot;&amp;[.F131]&amp;&quot;','&quot;&amp;[.G131]&amp;&quot;',&quot;&amp;[.H131]&amp;&quot;,&quot;&amp;[.I131]&amp;&quot;,&quot;&amp;[.J131]&amp;&quot;,&quot;&amp;[.K131]&amp;&quot;,0,CURDATE(),CURDATE())&quot;&amp;IF(AND([.E131]&lt;&gt;INDIRECT(ADDRESS(ROW([.E131]) + 1;5));INDIRECT(ADDRESS(ROW([.A131]) + 1;1)) &gt; 0); &quot;;&quot;&amp;CHAR(13)&amp;CHAR(10)&amp;CHAR(13)&amp;CHAR(10)&amp;[.M$3];IF(INDIRECT(ADDRESS(ROW([.A131]) + 1;1)) &gt; 0;&quot;,&quot;;&quot;;&quot;))" office:value-type="string" office:string-value="(128,'M80','MASTER 80','M80',7,'M','MASTER',80,84,0,0,0,CURDATE(),CURDATE())," calcext:value-type="string">
            <text:p>(128,'M80','MASTER 80','M80',7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2]&amp;&quot;,'&quot;&amp;[.B132]&amp;&quot;','&quot;&amp;[.C132]&amp;&quot;','&quot;&amp;[.D132]&amp;&quot;',&quot;&amp;[.E132]&amp;&quot;,'&quot;&amp;[.F132]&amp;&quot;','&quot;&amp;[.G132]&amp;&quot;',&quot;&amp;[.H132]&amp;&quot;,&quot;&amp;[.I132]&amp;&quot;,&quot;&amp;[.J132]&amp;&quot;,&quot;&amp;[.K132]&amp;&quot;,0,CURDATE(),CURDATE())&quot;&amp;IF(AND([.E132]&lt;&gt;INDIRECT(ADDRESS(ROW([.E132]) + 1;5));INDIRECT(ADDRESS(ROW([.A132]) + 1;1)) &gt; 0); &quot;;&quot;&amp;CHAR(13)&amp;CHAR(10)&amp;CHAR(13)&amp;CHAR(10)&amp;[.M$3];IF(INDIRECT(ADDRESS(ROW([.A132]) + 1;1)) &gt; 0;&quot;,&quot;;&quot;;&quot;))" office:value-type="string" office:string-value="(129,'M85','MASTER 85','M85',7,'N','MASTER',85,89,0,0,0,CURDATE(),CURDATE())," calcext:value-type="string">
            <text:p>(129,'M85','MASTER 85','M85',7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3]&amp;&quot;,'&quot;&amp;[.B133]&amp;&quot;','&quot;&amp;[.C133]&amp;&quot;','&quot;&amp;[.D133]&amp;&quot;',&quot;&amp;[.E133]&amp;&quot;,'&quot;&amp;[.F133]&amp;&quot;','&quot;&amp;[.G133]&amp;&quot;',&quot;&amp;[.H133]&amp;&quot;,&quot;&amp;[.I133]&amp;&quot;,&quot;&amp;[.J133]&amp;&quot;,&quot;&amp;[.K133]&amp;&quot;,0,CURDATE(),CURDATE())&quot;&amp;IF(AND([.E133]&lt;&gt;INDIRECT(ADDRESS(ROW([.E133]) + 1;5));INDIRECT(ADDRESS(ROW([.A133]) + 1;1)) &gt; 0); &quot;;&quot;&amp;CHAR(13)&amp;CHAR(10)&amp;CHAR(13)&amp;CHAR(10)&amp;[.M$3];IF(INDIRECT(ADDRESS(ROW([.A133]) + 1;1)) &gt; 0;&quot;,&quot;;&quot;;&quot;))" office:value-type="string" office:string-value="(130,'M90','MASTER 90','M90',7,'O','MASTER',90,94,0,0,0,CURDATE(),CURDATE())," calcext:value-type="string">
            <text:p>(130,'M90','MASTER 90','M90',7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4]&amp;&quot;,'&quot;&amp;[.B134]&amp;&quot;','&quot;&amp;[.C134]&amp;&quot;','&quot;&amp;[.D134]&amp;&quot;',&quot;&amp;[.E134]&amp;&quot;,'&quot;&amp;[.F134]&amp;&quot;','&quot;&amp;[.G134]&amp;&quot;',&quot;&amp;[.H134]&amp;&quot;,&quot;&amp;[.I134]&amp;&quot;,&quot;&amp;[.J134]&amp;&quot;,&quot;&amp;[.K134]&amp;&quot;,0,CURDATE(),CURDATE())&quot;&amp;IF(AND([.E134]&lt;&gt;INDIRECT(ADDRESS(ROW([.E134]) + 1;5));INDIRECT(ADDRESS(ROW([.A134]) + 1;1)) &gt; 0); &quot;;&quot;&amp;CHAR(13)&amp;CHAR(10)&amp;CHAR(13)&amp;CHAR(10)&amp;[.M$3];IF(INDIRECT(ADDRESS(ROW([.A134]) + 1;1)) &gt; 0;&quot;,&quot;;&quot;;&quot;))" office:value-type="string" office:string-value="(131,'M95','MASTER 95','M95',7,'P','MASTER',95,99,0,0,0,CURDATE(),CURDATE())," calcext:value-type="string">
            <text:p>(131,'M95','MASTER 95','M95',7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35]&amp;&quot;,'&quot;&amp;[.B135]&amp;&quot;','&quot;&amp;[.C135]&amp;&quot;','&quot;&amp;[.D135]&amp;&quot;',&quot;&amp;[.E135]&amp;&quot;,'&quot;&amp;[.F135]&amp;&quot;','&quot;&amp;[.G135]&amp;&quot;',&quot;&amp;[.H135]&amp;&quot;,&quot;&amp;[.I135]&amp;&quot;,&quot;&amp;[.J135]&amp;&quot;,&quot;&amp;[.K135]&amp;&quot;,0,CURDATE(),CURDATE())&quot;&amp;IF(AND([.E135]&lt;&gt;INDIRECT(ADDRESS(ROW([.E135]) + 1;5));INDIRECT(ADDRESS(ROW([.A135]) + 1;1)) &gt; 0); &quot;;&quot;&amp;CHAR(13)&amp;CHAR(10)&amp;CHAR(13)&amp;CHAR(10)&amp;[.M$3];IF(INDIRECT(ADDRESS(ROW([.A135]) + 1;1)) &gt; 0;&quot;,&quot;;&quot;;&quot;))" office:value-type="string" office:string-value="(132,'MA0','MASTER 100','MA0',7,'Q','MASTER',100,999,0,0,0,CURDATE(),CURDATE())," calcext:value-type="string">
            <text:p>(132,'MA0','MASTER 100','MA0',7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36]&amp;&quot;,'&quot;&amp;[.B136]&amp;&quot;','&quot;&amp;[.C136]&amp;&quot;','&quot;&amp;[.D136]&amp;&quot;',&quot;&amp;[.E136]&amp;&quot;,'&quot;&amp;[.F136]&amp;&quot;','&quot;&amp;[.G136]&amp;&quot;',&quot;&amp;[.H136]&amp;&quot;,&quot;&amp;[.I136]&amp;&quot;,&quot;&amp;[.J136]&amp;&quot;,&quot;&amp;[.K136]&amp;&quot;,0,CURDATE(),CURDATE())&quot;&amp;IF(AND([.E136]&lt;&gt;INDIRECT(ADDRESS(ROW([.E136]) + 1;5));INDIRECT(ADDRESS(ROW([.A136]) + 1;1)) &gt; 0); &quot;;&quot;&amp;CHAR(13)&amp;CHAR(10)&amp;CHAR(13)&amp;CHAR(10)&amp;[.M$3];IF(INDIRECT(ADDRESS(ROW([.A136]) + 1;1)) &gt; 0;&quot;,&quot;;&quot;;&quot;))" office:value-type="string" office:string-value="(133,'100-119','STAFF. M FINO A 119','100-119',7,'xA','MASTER',100,119,1,0,0,CURDATE(),CURDATE())," calcext:value-type="string">
            <text:p>(133,'100-119','STAFF. M FINO A 119','100-119',7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37]&amp;&quot;,'&quot;&amp;[.B137]&amp;&quot;','&quot;&amp;[.C137]&amp;&quot;','&quot;&amp;[.D137]&amp;&quot;',&quot;&amp;[.E137]&amp;&quot;,'&quot;&amp;[.F137]&amp;&quot;','&quot;&amp;[.G137]&amp;&quot;',&quot;&amp;[.H137]&amp;&quot;,&quot;&amp;[.I137]&amp;&quot;,&quot;&amp;[.J137]&amp;&quot;,&quot;&amp;[.K137]&amp;&quot;,0,CURDATE(),CURDATE())&quot;&amp;IF(AND([.E137]&lt;&gt;INDIRECT(ADDRESS(ROW([.E137]) + 1;5));INDIRECT(ADDRESS(ROW([.A137]) + 1;1)) &gt; 0); &quot;;&quot;&amp;CHAR(13)&amp;CHAR(10)&amp;CHAR(13)&amp;CHAR(10)&amp;[.M$3];IF(INDIRECT(ADDRESS(ROW([.A137]) + 1;1)) &gt; 0;&quot;,&quot;;&quot;;&quot;))" office:value-type="string" office:string-value="(134,'120-159','STAFF. M 120-159','120-159',7,'xB','MASTER',120,159,1,0,0,CURDATE(),CURDATE())," calcext:value-type="string">
            <text:p>(134,'120-159','STAFF. M 120-159','120-159',7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38]&amp;&quot;,'&quot;&amp;[.B138]&amp;&quot;','&quot;&amp;[.C138]&amp;&quot;','&quot;&amp;[.D138]&amp;&quot;',&quot;&amp;[.E138]&amp;&quot;,'&quot;&amp;[.F138]&amp;&quot;','&quot;&amp;[.G138]&amp;&quot;',&quot;&amp;[.H138]&amp;&quot;,&quot;&amp;[.I138]&amp;&quot;,&quot;&amp;[.J138]&amp;&quot;,&quot;&amp;[.K138]&amp;&quot;,0,CURDATE(),CURDATE())&quot;&amp;IF(AND([.E138]&lt;&gt;INDIRECT(ADDRESS(ROW([.E138]) + 1;5));INDIRECT(ADDRESS(ROW([.A138]) + 1;1)) &gt; 0); &quot;;&quot;&amp;CHAR(13)&amp;CHAR(10)&amp;CHAR(13)&amp;CHAR(10)&amp;[.M$3];IF(INDIRECT(ADDRESS(ROW([.A138]) + 1;1)) &gt; 0;&quot;,&quot;;&quot;;&quot;))" office:value-type="string" office:string-value="(135,'160-199','STAFF. M 160-199','160-199',7,'xC','MASTER',160,199,1,0,0,CURDATE(),CURDATE())," calcext:value-type="string">
            <text:p>(135,'160-199','STAFF. M 160-199','160-199',7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39]&amp;&quot;,'&quot;&amp;[.B139]&amp;&quot;','&quot;&amp;[.C139]&amp;&quot;','&quot;&amp;[.D139]&amp;&quot;',&quot;&amp;[.E139]&amp;&quot;,'&quot;&amp;[.F139]&amp;&quot;','&quot;&amp;[.G139]&amp;&quot;',&quot;&amp;[.H139]&amp;&quot;,&quot;&amp;[.I139]&amp;&quot;,&quot;&amp;[.J139]&amp;&quot;,&quot;&amp;[.K139]&amp;&quot;,0,CURDATE(),CURDATE())&quot;&amp;IF(AND([.E139]&lt;&gt;INDIRECT(ADDRESS(ROW([.E139]) + 1;5));INDIRECT(ADDRESS(ROW([.A139]) + 1;1)) &gt; 0); &quot;;&quot;&amp;CHAR(13)&amp;CHAR(10)&amp;CHAR(13)&amp;CHAR(10)&amp;[.M$3];IF(INDIRECT(ADDRESS(ROW([.A139]) + 1;1)) &gt; 0;&quot;,&quot;;&quot;;&quot;))" office:value-type="string" office:string-value="(136,'200-239','STAFF. M 200-239','200-239',7,'xD','MASTER',200,239,1,0,0,CURDATE(),CURDATE())," calcext:value-type="string">
            <text:p>(136,'200-239','STAFF. M 200-239','200-239',7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40]&amp;&quot;,'&quot;&amp;[.B140]&amp;&quot;','&quot;&amp;[.C140]&amp;&quot;','&quot;&amp;[.D140]&amp;&quot;',&quot;&amp;[.E140]&amp;&quot;,'&quot;&amp;[.F140]&amp;&quot;','&quot;&amp;[.G140]&amp;&quot;',&quot;&amp;[.H140]&amp;&quot;,&quot;&amp;[.I140]&amp;&quot;,&quot;&amp;[.J140]&amp;&quot;,&quot;&amp;[.K140]&amp;&quot;,0,CURDATE(),CURDATE())&quot;&amp;IF(AND([.E140]&lt;&gt;INDIRECT(ADDRESS(ROW([.E140]) + 1;5));INDIRECT(ADDRESS(ROW([.A140]) + 1;1)) &gt; 0); &quot;;&quot;&amp;CHAR(13)&amp;CHAR(10)&amp;CHAR(13)&amp;CHAR(10)&amp;[.M$3];IF(INDIRECT(ADDRESS(ROW([.A140]) + 1;1)) &gt; 0;&quot;,&quot;;&quot;;&quot;))" office:value-type="string" office:string-value="(137,'240-279','STAFF. M 240-279','240-279',7,'xE','MASTER',240,279,1,0,0,CURDATE(),CURDATE())," calcext:value-type="string">
            <text:p>(137,'240-279','STAFF. M 240-279','240-279',7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41]&amp;&quot;,'&quot;&amp;[.B141]&amp;&quot;','&quot;&amp;[.C141]&amp;&quot;','&quot;&amp;[.D141]&amp;&quot;',&quot;&amp;[.E141]&amp;&quot;,'&quot;&amp;[.F141]&amp;&quot;','&quot;&amp;[.G141]&amp;&quot;',&quot;&amp;[.H141]&amp;&quot;,&quot;&amp;[.I141]&amp;&quot;,&quot;&amp;[.J141]&amp;&quot;,&quot;&amp;[.K141]&amp;&quot;,0,CURDATE(),CURDATE())&quot;&amp;IF(AND([.E141]&lt;&gt;INDIRECT(ADDRESS(ROW([.E141]) + 1;5));INDIRECT(ADDRESS(ROW([.A141]) + 1;1)) &gt; 0); &quot;;&quot;&amp;CHAR(13)&amp;CHAR(10)&amp;CHAR(13)&amp;CHAR(10)&amp;[.M$3];IF(INDIRECT(ADDRESS(ROW([.A141]) + 1;1)) &gt; 0;&quot;,&quot;;&quot;;&quot;))" office:value-type="string" office:string-value="(138,'280-319','STAFF. M 280-319','280-319',7,'xF','MASTER',280,319,1,0,0,CURDATE(),CURDATE())," calcext:value-type="string">
            <text:p>(138,'280-319','STAFF. M 280-319','280-319',7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42]&amp;&quot;,'&quot;&amp;[.B142]&amp;&quot;','&quot;&amp;[.C142]&amp;&quot;','&quot;&amp;[.D142]&amp;&quot;',&quot;&amp;[.E142]&amp;&quot;,'&quot;&amp;[.F142]&amp;&quot;','&quot;&amp;[.G142]&amp;&quot;',&quot;&amp;[.H142]&amp;&quot;,&quot;&amp;[.I142]&amp;&quot;,&quot;&amp;[.J142]&amp;&quot;,&quot;&amp;[.K142]&amp;&quot;,0,CURDATE(),CURDATE())&quot;&amp;IF(AND([.E142]&lt;&gt;INDIRECT(ADDRESS(ROW([.E142]) + 1;5));INDIRECT(ADDRESS(ROW([.A142]) + 1;1)) &gt; 0); &quot;;&quot;&amp;CHAR(13)&amp;CHAR(10)&amp;CHAR(13)&amp;CHAR(10)&amp;[.M$3];IF(INDIRECT(ADDRESS(ROW([.A142]) + 1;1)) &gt; 0;&quot;,&quot;;&quot;;&quot;))" office:value-type="string" office:string-value="(139,'320-359','STAFF. M 320-359','320-359',7,'xG','MASTER',320,359,1,0,0,CURDATE(),CURDATE())," calcext:value-type="string">
            <text:p>(139,'320-359','STAFF. M 320-359','320-359',7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43]&amp;&quot;,'&quot;&amp;[.B143]&amp;&quot;','&quot;&amp;[.C143]&amp;&quot;','&quot;&amp;[.D143]&amp;&quot;',&quot;&amp;[.E143]&amp;&quot;,'&quot;&amp;[.F143]&amp;&quot;','&quot;&amp;[.G143]&amp;&quot;',&quot;&amp;[.H143]&amp;&quot;,&quot;&amp;[.I143]&amp;&quot;,&quot;&amp;[.J143]&amp;&quot;,&quot;&amp;[.K143]&amp;&quot;,0,CURDATE(),CURDATE())&quot;&amp;IF(AND([.E143]&lt;&gt;INDIRECT(ADDRESS(ROW([.E143]) + 1;5));INDIRECT(ADDRESS(ROW([.A143]) + 1;1)) &gt; 0); &quot;;&quot;&amp;CHAR(13)&amp;CHAR(10)&amp;CHAR(13)&amp;CHAR(10)&amp;[.M$3];IF(INDIRECT(ADDRESS(ROW([.A143]) + 1;1)) &gt; 0;&quot;,&quot;;&quot;;&quot;))" office:value-type="string" office:string-value="(140,'360-399','STAFF. M 360-399','360-399',7,'xH','MASTER',360,399,1,0,0,CURDATE(),CURDATE())," calcext:value-type="string">
            <text:p>(140,'360-399','STAFF. M 360-399','360-399',7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44]&amp;&quot;,'&quot;&amp;[.B144]&amp;&quot;','&quot;&amp;[.C144]&amp;&quot;','&quot;&amp;[.D144]&amp;&quot;',&quot;&amp;[.E144]&amp;&quot;,'&quot;&amp;[.F144]&amp;&quot;','&quot;&amp;[.G144]&amp;&quot;',&quot;&amp;[.H144]&amp;&quot;,&quot;&amp;[.I144]&amp;&quot;,&quot;&amp;[.J144]&amp;&quot;,&quot;&amp;[.K144]&amp;&quot;,0,CURDATE(),CURDATE())&quot;&amp;IF(AND([.E144]&lt;&gt;INDIRECT(ADDRESS(ROW([.E144]) + 1;5));INDIRECT(ADDRESS(ROW([.A144]) + 1;1)) &gt; 0); &quot;;&quot;&amp;CHAR(13)&amp;CHAR(10)&amp;CHAR(13)&amp;CHAR(10)&amp;[.M$3];IF(INDIRECT(ADDRESS(ROW([.A144]) + 1;1)) &gt; 0;&quot;,&quot;;&quot;;&quot;))" office:value-type="string" office:string-value="(141,'000-999','STAFF. ASSOLUTI','ASSOLUTI',7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41,'000-999','STAFF. ASSOLUTI','ASSOLUTI',7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45]&amp;&quot;,'&quot;&amp;[.B145]&amp;&quot;','&quot;&amp;[.C145]&amp;&quot;','&quot;&amp;[.D145]&amp;&quot;',&quot;&amp;[.E145]&amp;&quot;,'&quot;&amp;[.F145]&amp;&quot;','&quot;&amp;[.G145]&amp;&quot;',&quot;&amp;[.H145]&amp;&quot;,&quot;&amp;[.I145]&amp;&quot;,&quot;&amp;[.J145]&amp;&quot;,&quot;&amp;[.K145]&amp;&quot;,0,CURDATE(),CURDATE())&quot;&amp;IF(AND([.E145]&lt;&gt;INDIRECT(ADDRESS(ROW([.E145]) + 1;5));INDIRECT(ADDRESS(ROW([.A145]) + 1;1)) &gt; 0); &quot;;&quot;&amp;CHAR(13)&amp;CHAR(10)&amp;CHAR(13)&amp;CHAR(10)&amp;[.M$3];IF(INDIRECT(ADDRESS(ROW([.A145]) + 1;1)) &gt; 0;&quot;,&quot;;&quot;;&quot;))" office:value-type="string" office:string-value="(142,'U25','UNDER 25','U25',43,'A','MASTER',20,24,0,0,0,CURDATE(),CURDATE())," calcext:value-type="string">
            <text:p>(142,'U25','UNDER 25','U25',43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46]&amp;&quot;,'&quot;&amp;[.B146]&amp;&quot;','&quot;&amp;[.C146]&amp;&quot;','&quot;&amp;[.D146]&amp;&quot;',&quot;&amp;[.E146]&amp;&quot;,'&quot;&amp;[.F146]&amp;&quot;','&quot;&amp;[.G146]&amp;&quot;',&quot;&amp;[.H146]&amp;&quot;,&quot;&amp;[.I146]&amp;&quot;,&quot;&amp;[.J146]&amp;&quot;,&quot;&amp;[.K146]&amp;&quot;,0,CURDATE(),CURDATE())&quot;&amp;IF(AND([.E146]&lt;&gt;INDIRECT(ADDRESS(ROW([.E146]) + 1;5));INDIRECT(ADDRESS(ROW([.A146]) + 1;1)) &gt; 0); &quot;;&quot;&amp;CHAR(13)&amp;CHAR(10)&amp;CHAR(13)&amp;CHAR(10)&amp;[.M$3];IF(INDIRECT(ADDRESS(ROW([.A146]) + 1;1)) &gt; 0;&quot;,&quot;;&quot;;&quot;))" office:value-type="string" office:string-value="(143,'M25','MASTER 25','M25',43,'B','MASTER',25,29,0,0,0,CURDATE(),CURDATE())," calcext:value-type="string">
            <text:p>(143,'M25','MASTER 25','M25',43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47]&amp;&quot;,'&quot;&amp;[.B147]&amp;&quot;','&quot;&amp;[.C147]&amp;&quot;','&quot;&amp;[.D147]&amp;&quot;',&quot;&amp;[.E147]&amp;&quot;,'&quot;&amp;[.F147]&amp;&quot;','&quot;&amp;[.G147]&amp;&quot;',&quot;&amp;[.H147]&amp;&quot;,&quot;&amp;[.I147]&amp;&quot;,&quot;&amp;[.J147]&amp;&quot;,&quot;&amp;[.K147]&amp;&quot;,0,CURDATE(),CURDATE())&quot;&amp;IF(AND([.E147]&lt;&gt;INDIRECT(ADDRESS(ROW([.E147]) + 1;5));INDIRECT(ADDRESS(ROW([.A147]) + 1;1)) &gt; 0); &quot;;&quot;&amp;CHAR(13)&amp;CHAR(10)&amp;CHAR(13)&amp;CHAR(10)&amp;[.M$3];IF(INDIRECT(ADDRESS(ROW([.A147]) + 1;1)) &gt; 0;&quot;,&quot;;&quot;;&quot;))" office:value-type="string" office:string-value="(144,'M30','MASTER 30','M30',43,'C','MASTER',30,34,0,0,0,CURDATE(),CURDATE())," calcext:value-type="string">
            <text:p>(144,'M30','MASTER 30','M30',43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48]&amp;&quot;,'&quot;&amp;[.B148]&amp;&quot;','&quot;&amp;[.C148]&amp;&quot;','&quot;&amp;[.D148]&amp;&quot;',&quot;&amp;[.E148]&amp;&quot;,'&quot;&amp;[.F148]&amp;&quot;','&quot;&amp;[.G148]&amp;&quot;',&quot;&amp;[.H148]&amp;&quot;,&quot;&amp;[.I148]&amp;&quot;,&quot;&amp;[.J148]&amp;&quot;,&quot;&amp;[.K148]&amp;&quot;,0,CURDATE(),CURDATE())&quot;&amp;IF(AND([.E148]&lt;&gt;INDIRECT(ADDRESS(ROW([.E148]) + 1;5));INDIRECT(ADDRESS(ROW([.A148]) + 1;1)) &gt; 0); &quot;;&quot;&amp;CHAR(13)&amp;CHAR(10)&amp;CHAR(13)&amp;CHAR(10)&amp;[.M$3];IF(INDIRECT(ADDRESS(ROW([.A148]) + 1;1)) &gt; 0;&quot;,&quot;;&quot;;&quot;))" office:value-type="string" office:string-value="(145,'M35','MASTER 35','M35',43,'D','MASTER',35,39,0,0,0,CURDATE(),CURDATE())," calcext:value-type="string">
            <text:p>(145,'M35','MASTER 35','M35',43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49]&amp;&quot;,'&quot;&amp;[.B149]&amp;&quot;','&quot;&amp;[.C149]&amp;&quot;','&quot;&amp;[.D149]&amp;&quot;',&quot;&amp;[.E149]&amp;&quot;,'&quot;&amp;[.F149]&amp;&quot;','&quot;&amp;[.G149]&amp;&quot;',&quot;&amp;[.H149]&amp;&quot;,&quot;&amp;[.I149]&amp;&quot;,&quot;&amp;[.J149]&amp;&quot;,&quot;&amp;[.K149]&amp;&quot;,0,CURDATE(),CURDATE())&quot;&amp;IF(AND([.E149]&lt;&gt;INDIRECT(ADDRESS(ROW([.E149]) + 1;5));INDIRECT(ADDRESS(ROW([.A149]) + 1;1)) &gt; 0); &quot;;&quot;&amp;CHAR(13)&amp;CHAR(10)&amp;CHAR(13)&amp;CHAR(10)&amp;[.M$3];IF(INDIRECT(ADDRESS(ROW([.A149]) + 1;1)) &gt; 0;&quot;,&quot;;&quot;;&quot;))" office:value-type="string" office:string-value="(146,'M40','MASTER 40','M40',43,'E','MASTER',40,44,0,0,0,CURDATE(),CURDATE())," calcext:value-type="string">
            <text:p>(146,'M40','MASTER 40','M40',43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0]&amp;&quot;,'&quot;&amp;[.B150]&amp;&quot;','&quot;&amp;[.C150]&amp;&quot;','&quot;&amp;[.D150]&amp;&quot;',&quot;&amp;[.E150]&amp;&quot;,'&quot;&amp;[.F150]&amp;&quot;','&quot;&amp;[.G150]&amp;&quot;',&quot;&amp;[.H150]&amp;&quot;,&quot;&amp;[.I150]&amp;&quot;,&quot;&amp;[.J150]&amp;&quot;,&quot;&amp;[.K150]&amp;&quot;,0,CURDATE(),CURDATE())&quot;&amp;IF(AND([.E150]&lt;&gt;INDIRECT(ADDRESS(ROW([.E150]) + 1;5));INDIRECT(ADDRESS(ROW([.A150]) + 1;1)) &gt; 0); &quot;;&quot;&amp;CHAR(13)&amp;CHAR(10)&amp;CHAR(13)&amp;CHAR(10)&amp;[.M$3];IF(INDIRECT(ADDRESS(ROW([.A150]) + 1;1)) &gt; 0;&quot;,&quot;;&quot;;&quot;))" office:value-type="string" office:string-value="(147,'M45','MASTER 45','M45',43,'F','MASTER',45,49,0,0,0,CURDATE(),CURDATE())," calcext:value-type="string">
            <text:p>(147,'M45','MASTER 45','M45',43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1]&amp;&quot;,'&quot;&amp;[.B151]&amp;&quot;','&quot;&amp;[.C151]&amp;&quot;','&quot;&amp;[.D151]&amp;&quot;',&quot;&amp;[.E151]&amp;&quot;,'&quot;&amp;[.F151]&amp;&quot;','&quot;&amp;[.G151]&amp;&quot;',&quot;&amp;[.H151]&amp;&quot;,&quot;&amp;[.I151]&amp;&quot;,&quot;&amp;[.J151]&amp;&quot;,&quot;&amp;[.K151]&amp;&quot;,0,CURDATE(),CURDATE())&quot;&amp;IF(AND([.E151]&lt;&gt;INDIRECT(ADDRESS(ROW([.E151]) + 1;5));INDIRECT(ADDRESS(ROW([.A151]) + 1;1)) &gt; 0); &quot;;&quot;&amp;CHAR(13)&amp;CHAR(10)&amp;CHAR(13)&amp;CHAR(10)&amp;[.M$3];IF(INDIRECT(ADDRESS(ROW([.A151]) + 1;1)) &gt; 0;&quot;,&quot;;&quot;;&quot;))" office:value-type="string" office:string-value="(148,'M50','MASTER 50','M50',43,'G','MASTER',50,54,0,0,0,CURDATE(),CURDATE())," calcext:value-type="string">
            <text:p>(148,'M50','MASTER 50','M50',43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2])-3" office:value-type="float" office:value="149" calcext:value-type="float">
            <text:p>149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2]&amp;&quot;,'&quot;&amp;[.B152]&amp;&quot;','&quot;&amp;[.C152]&amp;&quot;','&quot;&amp;[.D152]&amp;&quot;',&quot;&amp;[.E152]&amp;&quot;,'&quot;&amp;[.F152]&amp;&quot;','&quot;&amp;[.G152]&amp;&quot;',&quot;&amp;[.H152]&amp;&quot;,&quot;&amp;[.I152]&amp;&quot;,&quot;&amp;[.J152]&amp;&quot;,&quot;&amp;[.K152]&amp;&quot;,0,CURDATE(),CURDATE())&quot;&amp;IF(AND([.E152]&lt;&gt;INDIRECT(ADDRESS(ROW([.E152]) + 1;5));INDIRECT(ADDRESS(ROW([.A152]) + 1;1)) &gt; 0); &quot;;&quot;&amp;CHAR(13)&amp;CHAR(10)&amp;CHAR(13)&amp;CHAR(10)&amp;[.M$3];IF(INDIRECT(ADDRESS(ROW([.A152]) + 1;1)) &gt; 0;&quot;,&quot;;&quot;;&quot;))" office:value-type="string" office:string-value="(149,'M55','MASTER 55','M55',43,'H','MASTER',55,59,0,0,0,CURDATE(),CURDATE())," calcext:value-type="string">
            <text:p>(149,'M55','MASTER 55','M55',43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3])-3" office:value-type="float" office:value="150" calcext:value-type="float">
            <text:p>15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3]&amp;&quot;,'&quot;&amp;[.B153]&amp;&quot;','&quot;&amp;[.C153]&amp;&quot;','&quot;&amp;[.D153]&amp;&quot;',&quot;&amp;[.E153]&amp;&quot;,'&quot;&amp;[.F153]&amp;&quot;','&quot;&amp;[.G153]&amp;&quot;',&quot;&amp;[.H153]&amp;&quot;,&quot;&amp;[.I153]&amp;&quot;,&quot;&amp;[.J153]&amp;&quot;,&quot;&amp;[.K153]&amp;&quot;,0,CURDATE(),CURDATE())&quot;&amp;IF(AND([.E153]&lt;&gt;INDIRECT(ADDRESS(ROW([.E153]) + 1;5));INDIRECT(ADDRESS(ROW([.A153]) + 1;1)) &gt; 0); &quot;;&quot;&amp;CHAR(13)&amp;CHAR(10)&amp;CHAR(13)&amp;CHAR(10)&amp;[.M$3];IF(INDIRECT(ADDRESS(ROW([.A153]) + 1;1)) &gt; 0;&quot;,&quot;;&quot;;&quot;))" office:value-type="string" office:string-value="(150,'M60','MASTER 60','M60',43,'I','MASTER',60,64,0,0,0,CURDATE(),CURDATE())," calcext:value-type="string">
            <text:p>(150,'M60','MASTER 60','M60',43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4])-3" office:value-type="float" office:value="151" calcext:value-type="float">
            <text:p>151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4]&amp;&quot;,'&quot;&amp;[.B154]&amp;&quot;','&quot;&amp;[.C154]&amp;&quot;','&quot;&amp;[.D154]&amp;&quot;',&quot;&amp;[.E154]&amp;&quot;,'&quot;&amp;[.F154]&amp;&quot;','&quot;&amp;[.G154]&amp;&quot;',&quot;&amp;[.H154]&amp;&quot;,&quot;&amp;[.I154]&amp;&quot;,&quot;&amp;[.J154]&amp;&quot;,&quot;&amp;[.K154]&amp;&quot;,0,CURDATE(),CURDATE())&quot;&amp;IF(AND([.E154]&lt;&gt;INDIRECT(ADDRESS(ROW([.E154]) + 1;5));INDIRECT(ADDRESS(ROW([.A154]) + 1;1)) &gt; 0); &quot;;&quot;&amp;CHAR(13)&amp;CHAR(10)&amp;CHAR(13)&amp;CHAR(10)&amp;[.M$3];IF(INDIRECT(ADDRESS(ROW([.A154]) + 1;1)) &gt; 0;&quot;,&quot;;&quot;;&quot;))" office:value-type="string" office:string-value="(151,'M65','MASTER 65','M65',43,'J','MASTER',65,69,0,0,0,CURDATE(),CURDATE())," calcext:value-type="string">
            <text:p>(151,'M65','MASTER 65','M65',43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5])-3" office:value-type="float" office:value="152" calcext:value-type="float">
            <text:p>152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5]&amp;&quot;,'&quot;&amp;[.B155]&amp;&quot;','&quot;&amp;[.C155]&amp;&quot;','&quot;&amp;[.D155]&amp;&quot;',&quot;&amp;[.E155]&amp;&quot;,'&quot;&amp;[.F155]&amp;&quot;','&quot;&amp;[.G155]&amp;&quot;',&quot;&amp;[.H155]&amp;&quot;,&quot;&amp;[.I155]&amp;&quot;,&quot;&amp;[.J155]&amp;&quot;,&quot;&amp;[.K155]&amp;&quot;,0,CURDATE(),CURDATE())&quot;&amp;IF(AND([.E155]&lt;&gt;INDIRECT(ADDRESS(ROW([.E155]) + 1;5));INDIRECT(ADDRESS(ROW([.A155]) + 1;1)) &gt; 0); &quot;;&quot;&amp;CHAR(13)&amp;CHAR(10)&amp;CHAR(13)&amp;CHAR(10)&amp;[.M$3];IF(INDIRECT(ADDRESS(ROW([.A155]) + 1;1)) &gt; 0;&quot;,&quot;;&quot;;&quot;))" office:value-type="string" office:string-value="(152,'M70','MASTER 70','M70',43,'K','MASTER',70,74,0,0,0,CURDATE(),CURDATE())," calcext:value-type="string">
            <text:p>(152,'M70','MASTER 70','M70',43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6])-3" office:value-type="float" office:value="153" calcext:value-type="float">
            <text:p>153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6]&amp;&quot;,'&quot;&amp;[.B156]&amp;&quot;','&quot;&amp;[.C156]&amp;&quot;','&quot;&amp;[.D156]&amp;&quot;',&quot;&amp;[.E156]&amp;&quot;,'&quot;&amp;[.F156]&amp;&quot;','&quot;&amp;[.G156]&amp;&quot;',&quot;&amp;[.H156]&amp;&quot;,&quot;&amp;[.I156]&amp;&quot;,&quot;&amp;[.J156]&amp;&quot;,&quot;&amp;[.K156]&amp;&quot;,0,CURDATE(),CURDATE())&quot;&amp;IF(AND([.E156]&lt;&gt;INDIRECT(ADDRESS(ROW([.E156]) + 1;5));INDIRECT(ADDRESS(ROW([.A156]) + 1;1)) &gt; 0); &quot;;&quot;&amp;CHAR(13)&amp;CHAR(10)&amp;CHAR(13)&amp;CHAR(10)&amp;[.M$3];IF(INDIRECT(ADDRESS(ROW([.A156]) + 1;1)) &gt; 0;&quot;,&quot;;&quot;;&quot;))" office:value-type="string" office:string-value="(153,'M75','MASTER 75','M75',43,'L','MASTER',75,79,0,0,0,CURDATE(),CURDATE())," calcext:value-type="string">
            <text:p>(153,'M75','MASTER 75','M75',43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7])-3" office:value-type="float" office:value="154" calcext:value-type="float">
            <text:p>154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7]&amp;&quot;,'&quot;&amp;[.B157]&amp;&quot;','&quot;&amp;[.C157]&amp;&quot;','&quot;&amp;[.D157]&amp;&quot;',&quot;&amp;[.E157]&amp;&quot;,'&quot;&amp;[.F157]&amp;&quot;','&quot;&amp;[.G157]&amp;&quot;',&quot;&amp;[.H157]&amp;&quot;,&quot;&amp;[.I157]&amp;&quot;,&quot;&amp;[.J157]&amp;&quot;,&quot;&amp;[.K157]&amp;&quot;,0,CURDATE(),CURDATE())&quot;&amp;IF(AND([.E157]&lt;&gt;INDIRECT(ADDRESS(ROW([.E157]) + 1;5));INDIRECT(ADDRESS(ROW([.A157]) + 1;1)) &gt; 0); &quot;;&quot;&amp;CHAR(13)&amp;CHAR(10)&amp;CHAR(13)&amp;CHAR(10)&amp;[.M$3];IF(INDIRECT(ADDRESS(ROW([.A157]) + 1;1)) &gt; 0;&quot;,&quot;;&quot;;&quot;))" office:value-type="string" office:string-value="(154,'M80','MASTER 80','M80',43,'M','MASTER',80,84,0,0,0,CURDATE(),CURDATE())," calcext:value-type="string">
            <text:p>(154,'M80','MASTER 80','M80',43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8])-3" office:value-type="float" office:value="155" calcext:value-type="float">
            <text:p>15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8]&amp;&quot;,'&quot;&amp;[.B158]&amp;&quot;','&quot;&amp;[.C158]&amp;&quot;','&quot;&amp;[.D158]&amp;&quot;',&quot;&amp;[.E158]&amp;&quot;,'&quot;&amp;[.F158]&amp;&quot;','&quot;&amp;[.G158]&amp;&quot;',&quot;&amp;[.H158]&amp;&quot;,&quot;&amp;[.I158]&amp;&quot;,&quot;&amp;[.J158]&amp;&quot;,&quot;&amp;[.K158]&amp;&quot;,0,CURDATE(),CURDATE())&quot;&amp;IF(AND([.E158]&lt;&gt;INDIRECT(ADDRESS(ROW([.E158]) + 1;5));INDIRECT(ADDRESS(ROW([.A158]) + 1;1)) &gt; 0); &quot;;&quot;&amp;CHAR(13)&amp;CHAR(10)&amp;CHAR(13)&amp;CHAR(10)&amp;[.M$3];IF(INDIRECT(ADDRESS(ROW([.A158]) + 1;1)) &gt; 0;&quot;,&quot;;&quot;;&quot;))" office:value-type="string" office:string-value="(155,'M85','MASTER 85','M85',43,'N','MASTER',85,89,0,0,0,CURDATE(),CURDATE())," calcext:value-type="string">
            <text:p>(155,'M85','MASTER 85','M85',43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59])-3" office:value-type="float" office:value="156" calcext:value-type="float">
            <text:p>156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59]&amp;&quot;,'&quot;&amp;[.B159]&amp;&quot;','&quot;&amp;[.C159]&amp;&quot;','&quot;&amp;[.D159]&amp;&quot;',&quot;&amp;[.E159]&amp;&quot;,'&quot;&amp;[.F159]&amp;&quot;','&quot;&amp;[.G159]&amp;&quot;',&quot;&amp;[.H159]&amp;&quot;,&quot;&amp;[.I159]&amp;&quot;,&quot;&amp;[.J159]&amp;&quot;,&quot;&amp;[.K159]&amp;&quot;,0,CURDATE(),CURDATE())&quot;&amp;IF(AND([.E159]&lt;&gt;INDIRECT(ADDRESS(ROW([.E159]) + 1;5));INDIRECT(ADDRESS(ROW([.A159]) + 1;1)) &gt; 0); &quot;;&quot;&amp;CHAR(13)&amp;CHAR(10)&amp;CHAR(13)&amp;CHAR(10)&amp;[.M$3];IF(INDIRECT(ADDRESS(ROW([.A159]) + 1;1)) &gt; 0;&quot;,&quot;;&quot;;&quot;))" office:value-type="string" office:string-value="(156,'M90','MASTER 90','M90',43,'O','MASTER',90,94,0,0,0,CURDATE(),CURDATE())," calcext:value-type="string">
            <text:p>(156,'M90','MASTER 90','M90',43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0])-3" office:value-type="float" office:value="157" calcext:value-type="float">
            <text:p>157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60]&amp;&quot;,'&quot;&amp;[.B160]&amp;&quot;','&quot;&amp;[.C160]&amp;&quot;','&quot;&amp;[.D160]&amp;&quot;',&quot;&amp;[.E160]&amp;&quot;,'&quot;&amp;[.F160]&amp;&quot;','&quot;&amp;[.G160]&amp;&quot;',&quot;&amp;[.H160]&amp;&quot;,&quot;&amp;[.I160]&amp;&quot;,&quot;&amp;[.J160]&amp;&quot;,&quot;&amp;[.K160]&amp;&quot;,0,CURDATE(),CURDATE())&quot;&amp;IF(AND([.E160]&lt;&gt;INDIRECT(ADDRESS(ROW([.E160]) + 1;5));INDIRECT(ADDRESS(ROW([.A160]) + 1;1)) &gt; 0); &quot;;&quot;&amp;CHAR(13)&amp;CHAR(10)&amp;CHAR(13)&amp;CHAR(10)&amp;[.M$3];IF(INDIRECT(ADDRESS(ROW([.A160]) + 1;1)) &gt; 0;&quot;,&quot;;&quot;;&quot;))" office:value-type="string" office:string-value="(157,'M95','MASTER 95','M95',43,'P','MASTER',95,99,0,0,0,CURDATE(),CURDATE())," calcext:value-type="string">
            <text:p>(157,'M95','MASTER 95','M95',43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1])-3" office:value-type="float" office:value="158" calcext:value-type="float">
            <text:p>158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61]&amp;&quot;,'&quot;&amp;[.B161]&amp;&quot;','&quot;&amp;[.C161]&amp;&quot;','&quot;&amp;[.D161]&amp;&quot;',&quot;&amp;[.E161]&amp;&quot;,'&quot;&amp;[.F161]&amp;&quot;','&quot;&amp;[.G161]&amp;&quot;',&quot;&amp;[.H161]&amp;&quot;,&quot;&amp;[.I161]&amp;&quot;,&quot;&amp;[.J161]&amp;&quot;,&quot;&amp;[.K161]&amp;&quot;,0,CURDATE(),CURDATE())&quot;&amp;IF(AND([.E161]&lt;&gt;INDIRECT(ADDRESS(ROW([.E161]) + 1;5));INDIRECT(ADDRESS(ROW([.A161]) + 1;1)) &gt; 0); &quot;;&quot;&amp;CHAR(13)&amp;CHAR(10)&amp;CHAR(13)&amp;CHAR(10)&amp;[.M$3];IF(INDIRECT(ADDRESS(ROW([.A161]) + 1;1)) &gt; 0;&quot;,&quot;;&quot;;&quot;))" office:value-type="string" office:string-value="(158,'MA0','MASTER 100','MA0',43,'Q','MASTER',100,999,0,0,0,CURDATE(),CURDATE())," calcext:value-type="string">
            <text:p>(158,'MA0','MASTER 100','MA0',43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2])-3" office:value-type="float" office:value="159" calcext:value-type="float">
            <text:p>15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2]&amp;&quot;,'&quot;&amp;[.B162]&amp;&quot;','&quot;&amp;[.C162]&amp;&quot;','&quot;&amp;[.D162]&amp;&quot;',&quot;&amp;[.E162]&amp;&quot;,'&quot;&amp;[.F162]&amp;&quot;','&quot;&amp;[.G162]&amp;&quot;',&quot;&amp;[.H162]&amp;&quot;,&quot;&amp;[.I162]&amp;&quot;,&quot;&amp;[.J162]&amp;&quot;,&quot;&amp;[.K162]&amp;&quot;,0,CURDATE(),CURDATE())&quot;&amp;IF(AND([.E162]&lt;&gt;INDIRECT(ADDRESS(ROW([.E162]) + 1;5));INDIRECT(ADDRESS(ROW([.A162]) + 1;1)) &gt; 0); &quot;;&quot;&amp;CHAR(13)&amp;CHAR(10)&amp;CHAR(13)&amp;CHAR(10)&amp;[.M$3];IF(INDIRECT(ADDRESS(ROW([.A162]) + 1;1)) &gt; 0;&quot;,&quot;;&quot;;&quot;))" office:value-type="string" office:string-value="(159,'100-119','STAFF. M FINO A 119','100-119',43,'xA','MASTER',100,119,1,0,0,CURDATE(),CURDATE())," calcext:value-type="string">
            <text:p>(159,'100-119','STAFF. M FINO A 119','100-119',43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3])-3" office:value-type="float" office:value="160" calcext:value-type="float">
            <text:p>160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3]&amp;&quot;,'&quot;&amp;[.B163]&amp;&quot;','&quot;&amp;[.C163]&amp;&quot;','&quot;&amp;[.D163]&amp;&quot;',&quot;&amp;[.E163]&amp;&quot;,'&quot;&amp;[.F163]&amp;&quot;','&quot;&amp;[.G163]&amp;&quot;',&quot;&amp;[.H163]&amp;&quot;,&quot;&amp;[.I163]&amp;&quot;,&quot;&amp;[.J163]&amp;&quot;,&quot;&amp;[.K163]&amp;&quot;,0,CURDATE(),CURDATE())&quot;&amp;IF(AND([.E163]&lt;&gt;INDIRECT(ADDRESS(ROW([.E163]) + 1;5));INDIRECT(ADDRESS(ROW([.A163]) + 1;1)) &gt; 0); &quot;;&quot;&amp;CHAR(13)&amp;CHAR(10)&amp;CHAR(13)&amp;CHAR(10)&amp;[.M$3];IF(INDIRECT(ADDRESS(ROW([.A163]) + 1;1)) &gt; 0;&quot;,&quot;;&quot;;&quot;))" office:value-type="string" office:string-value="(160,'120-159','STAFF. M 120-159','120-159',43,'xB','MASTER',120,159,1,0,0,CURDATE(),CURDATE())," calcext:value-type="string">
            <text:p>(160,'120-159','STAFF. M 120-159','120-159',43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4])-3" office:value-type="float" office:value="161" calcext:value-type="float">
            <text:p>161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4]&amp;&quot;,'&quot;&amp;[.B164]&amp;&quot;','&quot;&amp;[.C164]&amp;&quot;','&quot;&amp;[.D164]&amp;&quot;',&quot;&amp;[.E164]&amp;&quot;,'&quot;&amp;[.F164]&amp;&quot;','&quot;&amp;[.G164]&amp;&quot;',&quot;&amp;[.H164]&amp;&quot;,&quot;&amp;[.I164]&amp;&quot;,&quot;&amp;[.J164]&amp;&quot;,&quot;&amp;[.K164]&amp;&quot;,0,CURDATE(),CURDATE())&quot;&amp;IF(AND([.E164]&lt;&gt;INDIRECT(ADDRESS(ROW([.E164]) + 1;5));INDIRECT(ADDRESS(ROW([.A164]) + 1;1)) &gt; 0); &quot;;&quot;&amp;CHAR(13)&amp;CHAR(10)&amp;CHAR(13)&amp;CHAR(10)&amp;[.M$3];IF(INDIRECT(ADDRESS(ROW([.A164]) + 1;1)) &gt; 0;&quot;,&quot;;&quot;;&quot;))" office:value-type="string" office:string-value="(161,'160-199','STAFF. M 160-199','160-199',43,'xC','MASTER',160,199,1,0,0,CURDATE(),CURDATE())," calcext:value-type="string">
            <text:p>(161,'160-199','STAFF. M 160-199','160-199',43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5])-3" office:value-type="float" office:value="162" calcext:value-type="float">
            <text:p>162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5]&amp;&quot;,'&quot;&amp;[.B165]&amp;&quot;','&quot;&amp;[.C165]&amp;&quot;','&quot;&amp;[.D165]&amp;&quot;',&quot;&amp;[.E165]&amp;&quot;,'&quot;&amp;[.F165]&amp;&quot;','&quot;&amp;[.G165]&amp;&quot;',&quot;&amp;[.H165]&amp;&quot;,&quot;&amp;[.I165]&amp;&quot;,&quot;&amp;[.J165]&amp;&quot;,&quot;&amp;[.K165]&amp;&quot;,0,CURDATE(),CURDATE())&quot;&amp;IF(AND([.E165]&lt;&gt;INDIRECT(ADDRESS(ROW([.E165]) + 1;5));INDIRECT(ADDRESS(ROW([.A165]) + 1;1)) &gt; 0); &quot;;&quot;&amp;CHAR(13)&amp;CHAR(10)&amp;CHAR(13)&amp;CHAR(10)&amp;[.M$3];IF(INDIRECT(ADDRESS(ROW([.A165]) + 1;1)) &gt; 0;&quot;,&quot;;&quot;;&quot;))" office:value-type="string" office:string-value="(162,'200-239','STAFF. M 200-239','200-239',43,'xD','MASTER',200,239,1,0,0,CURDATE(),CURDATE())," calcext:value-type="string">
            <text:p>(162,'200-239','STAFF. M 200-239','200-239',43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6])-3" office:value-type="float" office:value="163" calcext:value-type="float">
            <text:p>163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6]&amp;&quot;,'&quot;&amp;[.B166]&amp;&quot;','&quot;&amp;[.C166]&amp;&quot;','&quot;&amp;[.D166]&amp;&quot;',&quot;&amp;[.E166]&amp;&quot;,'&quot;&amp;[.F166]&amp;&quot;','&quot;&amp;[.G166]&amp;&quot;',&quot;&amp;[.H166]&amp;&quot;,&quot;&amp;[.I166]&amp;&quot;,&quot;&amp;[.J166]&amp;&quot;,&quot;&amp;[.K166]&amp;&quot;,0,CURDATE(),CURDATE())&quot;&amp;IF(AND([.E166]&lt;&gt;INDIRECT(ADDRESS(ROW([.E166]) + 1;5));INDIRECT(ADDRESS(ROW([.A166]) + 1;1)) &gt; 0); &quot;;&quot;&amp;CHAR(13)&amp;CHAR(10)&amp;CHAR(13)&amp;CHAR(10)&amp;[.M$3];IF(INDIRECT(ADDRESS(ROW([.A166]) + 1;1)) &gt; 0;&quot;,&quot;;&quot;;&quot;))" office:value-type="string" office:string-value="(163,'240-279','STAFF. M 240-279','240-279',43,'xE','MASTER',240,279,1,0,0,CURDATE(),CURDATE())," calcext:value-type="string">
            <text:p>(163,'240-279','STAFF. M 240-279','240-279',43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7])-3" office:value-type="float" office:value="164" calcext:value-type="float">
            <text:p>164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7]&amp;&quot;,'&quot;&amp;[.B167]&amp;&quot;','&quot;&amp;[.C167]&amp;&quot;','&quot;&amp;[.D167]&amp;&quot;',&quot;&amp;[.E167]&amp;&quot;,'&quot;&amp;[.F167]&amp;&quot;','&quot;&amp;[.G167]&amp;&quot;',&quot;&amp;[.H167]&amp;&quot;,&quot;&amp;[.I167]&amp;&quot;,&quot;&amp;[.J167]&amp;&quot;,&quot;&amp;[.K167]&amp;&quot;,0,CURDATE(),CURDATE())&quot;&amp;IF(AND([.E167]&lt;&gt;INDIRECT(ADDRESS(ROW([.E167]) + 1;5));INDIRECT(ADDRESS(ROW([.A167]) + 1;1)) &gt; 0); &quot;;&quot;&amp;CHAR(13)&amp;CHAR(10)&amp;CHAR(13)&amp;CHAR(10)&amp;[.M$3];IF(INDIRECT(ADDRESS(ROW([.A167]) + 1;1)) &gt; 0;&quot;,&quot;;&quot;;&quot;))" office:value-type="string" office:string-value="(164,'280-319','STAFF. M 280-319','280-319',43,'xF','MASTER',280,319,1,0,0,CURDATE(),CURDATE())," calcext:value-type="string">
            <text:p>(164,'280-319','STAFF. M 280-319','280-319',43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68])-3" office:value-type="float" office:value="165" calcext:value-type="float">
            <text:p>165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8]&amp;&quot;,'&quot;&amp;[.B168]&amp;&quot;','&quot;&amp;[.C168]&amp;&quot;','&quot;&amp;[.D168]&amp;&quot;',&quot;&amp;[.E168]&amp;&quot;,'&quot;&amp;[.F168]&amp;&quot;','&quot;&amp;[.G168]&amp;&quot;',&quot;&amp;[.H168]&amp;&quot;,&quot;&amp;[.I168]&amp;&quot;,&quot;&amp;[.J168]&amp;&quot;,&quot;&amp;[.K168]&amp;&quot;,0,CURDATE(),CURDATE())&quot;&amp;IF(AND([.E168]&lt;&gt;INDIRECT(ADDRESS(ROW([.E168]) + 1;5));INDIRECT(ADDRESS(ROW([.A168]) + 1;1)) &gt; 0); &quot;;&quot;&amp;CHAR(13)&amp;CHAR(10)&amp;CHAR(13)&amp;CHAR(10)&amp;[.M$3];IF(INDIRECT(ADDRESS(ROW([.A168]) + 1;1)) &gt; 0;&quot;,&quot;;&quot;;&quot;))" office:value-type="string" office:string-value="(165,'320-359','STAFF. M 320-359','320-359',43,'xG','MASTER',320,359,1,0,0,CURDATE(),CURDATE())," calcext:value-type="string">
            <text:p>(165,'320-359','STAFF. M 320-359','320-359',43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69]&amp;&quot;,'&quot;&amp;[.B169]&amp;&quot;','&quot;&amp;[.C169]&amp;&quot;','&quot;&amp;[.D169]&amp;&quot;',&quot;&amp;[.E169]&amp;&quot;,'&quot;&amp;[.F169]&amp;&quot;','&quot;&amp;[.G169]&amp;&quot;',&quot;&amp;[.H169]&amp;&quot;,&quot;&amp;[.I169]&amp;&quot;,&quot;&amp;[.J169]&amp;&quot;,&quot;&amp;[.K169]&amp;&quot;,0,CURDATE(),CURDATE())&quot;&amp;IF(AND([.E169]&lt;&gt;INDIRECT(ADDRESS(ROW([.E169]) + 1;5));INDIRECT(ADDRESS(ROW([.A169]) + 1;1)) &gt; 0); &quot;;&quot;&amp;CHAR(13)&amp;CHAR(10)&amp;CHAR(13)&amp;CHAR(10)&amp;[.M$3];IF(INDIRECT(ADDRESS(ROW([.A169]) + 1;1)) &gt; 0;&quot;,&quot;;&quot;;&quot;))" office:value-type="string" office:string-value="(166,'360-399','STAFF. M 360-399','360-399',4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66,'360-399','STAFF. M 360-399','360-399',4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170])-3" office:value-type="float" office:value="167" calcext:value-type="float">
            <text:p>167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170]&amp;&quot;,'&quot;&amp;[.B170]&amp;&quot;','&quot;&amp;[.C170]&amp;&quot;','&quot;&amp;[.D170]&amp;&quot;',&quot;&amp;[.E170]&amp;&quot;,'&quot;&amp;[.F170]&amp;&quot;','&quot;&amp;[.G170]&amp;&quot;',&quot;&amp;[.H170]&amp;&quot;,&quot;&amp;[.I170]&amp;&quot;,&quot;&amp;[.J170]&amp;&quot;,&quot;&amp;[.K170]&amp;&quot;,0,CURDATE(),CURDATE())&quot;&amp;IF(AND([.E170]&lt;&gt;INDIRECT(ADDRESS(ROW([.E170]) + 1;5));INDIRECT(ADDRESS(ROW([.A170]) + 1;1)) &gt; 0); &quot;;&quot;&amp;CHAR(13)&amp;CHAR(10)&amp;CHAR(13)&amp;CHAR(10)&amp;[.M$3];IF(INDIRECT(ADDRESS(ROW([.A170]) + 1;1)) &gt; 0;&quot;,&quot;;&quot;;&quot;))" office:value-type="string" office:string-value="(167,'PROP','PROPAGANDA','PROP',8,'P','MASTER',1,15,0,1,0,CURDATE(),CURDATE())," calcext:value-type="string">
            <text:p>(167,'PROP','PROPAGANDA','PROP',8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1])-3" office:value-type="float" office:value="168" calcext:value-type="float">
            <text:p>168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1]&amp;&quot;,'&quot;&amp;[.B171]&amp;&quot;','&quot;&amp;[.C171]&amp;&quot;','&quot;&amp;[.D171]&amp;&quot;',&quot;&amp;[.E171]&amp;&quot;,'&quot;&amp;[.F171]&amp;&quot;','&quot;&amp;[.G171]&amp;&quot;',&quot;&amp;[.H171]&amp;&quot;,&quot;&amp;[.I171]&amp;&quot;,&quot;&amp;[.J171]&amp;&quot;,&quot;&amp;[.K171]&amp;&quot;,0,CURDATE(),CURDATE())&quot;&amp;IF(AND([.E171]&lt;&gt;INDIRECT(ADDRESS(ROW([.E171]) + 1;5));INDIRECT(ADDRESS(ROW([.A171]) + 1;1)) &gt; 0); &quot;;&quot;&amp;CHAR(13)&amp;CHAR(10)&amp;CHAR(13)&amp;CHAR(10)&amp;[.M$3];IF(INDIRECT(ADDRESS(ROW([.A171]) + 1;1)) &gt; 0;&quot;,&quot;;&quot;;&quot;))" office:value-type="string" office:string-value="(168,'SEN','SENIORES','SEN',8,'1','MASTER',16,19,0,0,0,CURDATE(),CURDATE())," calcext:value-type="string">
            <text:p>(168,'SEN','SENIORES','SEN',8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2])-3" office:value-type="float" office:value="169" calcext:value-type="float">
            <text:p>169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2]&amp;&quot;,'&quot;&amp;[.B172]&amp;&quot;','&quot;&amp;[.C172]&amp;&quot;','&quot;&amp;[.D172]&amp;&quot;',&quot;&amp;[.E172]&amp;&quot;,'&quot;&amp;[.F172]&amp;&quot;','&quot;&amp;[.G172]&amp;&quot;',&quot;&amp;[.H172]&amp;&quot;,&quot;&amp;[.I172]&amp;&quot;,&quot;&amp;[.J172]&amp;&quot;,&quot;&amp;[.K172]&amp;&quot;,0,CURDATE(),CURDATE())&quot;&amp;IF(AND([.E172]&lt;&gt;INDIRECT(ADDRESS(ROW([.E172]) + 1;5));INDIRECT(ADDRESS(ROW([.A172]) + 1;1)) &gt; 0); &quot;;&quot;&amp;CHAR(13)&amp;CHAR(10)&amp;CHAR(13)&amp;CHAR(10)&amp;[.M$3];IF(INDIRECT(ADDRESS(ROW([.A172]) + 1;1)) &gt; 0;&quot;,&quot;;&quot;;&quot;))" office:value-type="string" office:string-value="(169,'M20','MASTER 20','M20',8,'2','MASTER',20,24,0,0,0,CURDATE(),CURDATE())," calcext:value-type="string">
            <text:p>(169,'M20','MASTER 20','M20',8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3])-3" office:value-type="float" office:value="170" calcext:value-type="float">
            <text:p>170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3]&amp;&quot;,'&quot;&amp;[.B173]&amp;&quot;','&quot;&amp;[.C173]&amp;&quot;','&quot;&amp;[.D173]&amp;&quot;',&quot;&amp;[.E173]&amp;&quot;,'&quot;&amp;[.F173]&amp;&quot;','&quot;&amp;[.G173]&amp;&quot;',&quot;&amp;[.H173]&amp;&quot;,&quot;&amp;[.I173]&amp;&quot;,&quot;&amp;[.J173]&amp;&quot;,&quot;&amp;[.K173]&amp;&quot;,0,CURDATE(),CURDATE())&quot;&amp;IF(AND([.E173]&lt;&gt;INDIRECT(ADDRESS(ROW([.E173]) + 1;5));INDIRECT(ADDRESS(ROW([.A173]) + 1;1)) &gt; 0); &quot;;&quot;&amp;CHAR(13)&amp;CHAR(10)&amp;CHAR(13)&amp;CHAR(10)&amp;[.M$3];IF(INDIRECT(ADDRESS(ROW([.A173]) + 1;1)) &gt; 0;&quot;,&quot;;&quot;;&quot;))" office:value-type="string" office:string-value="(170,'M25','MASTER 25','M25',8,'3','MASTER',25,29,0,0,0,CURDATE(),CURDATE())," calcext:value-type="string">
            <text:p>(170,'M25','MASTER 25','M25',8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4])-3" office:value-type="float" office:value="171" calcext:value-type="float">
            <text:p>171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4]&amp;&quot;,'&quot;&amp;[.B174]&amp;&quot;','&quot;&amp;[.C174]&amp;&quot;','&quot;&amp;[.D174]&amp;&quot;',&quot;&amp;[.E174]&amp;&quot;,'&quot;&amp;[.F174]&amp;&quot;','&quot;&amp;[.G174]&amp;&quot;',&quot;&amp;[.H174]&amp;&quot;,&quot;&amp;[.I174]&amp;&quot;,&quot;&amp;[.J174]&amp;&quot;,&quot;&amp;[.K174]&amp;&quot;,0,CURDATE(),CURDATE())&quot;&amp;IF(AND([.E174]&lt;&gt;INDIRECT(ADDRESS(ROW([.E174]) + 1;5));INDIRECT(ADDRESS(ROW([.A174]) + 1;1)) &gt; 0); &quot;;&quot;&amp;CHAR(13)&amp;CHAR(10)&amp;CHAR(13)&amp;CHAR(10)&amp;[.M$3];IF(INDIRECT(ADDRESS(ROW([.A174]) + 1;1)) &gt; 0;&quot;,&quot;;&quot;;&quot;))" office:value-type="string" office:string-value="(171,'M30','MASTER 30','M30',8,'4','MASTER',30,34,0,0,0,CURDATE(),CURDATE())," calcext:value-type="string">
            <text:p>(171,'M30','MASTER 30','M30',8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5])-3" office:value-type="float" office:value="172" calcext:value-type="float">
            <text:p>172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5]&amp;&quot;,'&quot;&amp;[.B175]&amp;&quot;','&quot;&amp;[.C175]&amp;&quot;','&quot;&amp;[.D175]&amp;&quot;',&quot;&amp;[.E175]&amp;&quot;,'&quot;&amp;[.F175]&amp;&quot;','&quot;&amp;[.G175]&amp;&quot;',&quot;&amp;[.H175]&amp;&quot;,&quot;&amp;[.I175]&amp;&quot;,&quot;&amp;[.J175]&amp;&quot;,&quot;&amp;[.K175]&amp;&quot;,0,CURDATE(),CURDATE())&quot;&amp;IF(AND([.E175]&lt;&gt;INDIRECT(ADDRESS(ROW([.E175]) + 1;5));INDIRECT(ADDRESS(ROW([.A175]) + 1;1)) &gt; 0); &quot;;&quot;&amp;CHAR(13)&amp;CHAR(10)&amp;CHAR(13)&amp;CHAR(10)&amp;[.M$3];IF(INDIRECT(ADDRESS(ROW([.A175]) + 1;1)) &gt; 0;&quot;,&quot;;&quot;;&quot;))" office:value-type="string" office:string-value="(172,'M35','MASTER 35','M35',8,'5','MASTER',35,39,0,0,0,CURDATE(),CURDATE())," calcext:value-type="string">
            <text:p>(172,'M35','MASTER 35','M35',8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6])-3" office:value-type="float" office:value="173" calcext:value-type="float">
            <text:p>173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6]&amp;&quot;,'&quot;&amp;[.B176]&amp;&quot;','&quot;&amp;[.C176]&amp;&quot;','&quot;&amp;[.D176]&amp;&quot;',&quot;&amp;[.E176]&amp;&quot;,'&quot;&amp;[.F176]&amp;&quot;','&quot;&amp;[.G176]&amp;&quot;',&quot;&amp;[.H176]&amp;&quot;,&quot;&amp;[.I176]&amp;&quot;,&quot;&amp;[.J176]&amp;&quot;,&quot;&amp;[.K176]&amp;&quot;,0,CURDATE(),CURDATE())&quot;&amp;IF(AND([.E176]&lt;&gt;INDIRECT(ADDRESS(ROW([.E176]) + 1;5));INDIRECT(ADDRESS(ROW([.A176]) + 1;1)) &gt; 0); &quot;;&quot;&amp;CHAR(13)&amp;CHAR(10)&amp;CHAR(13)&amp;CHAR(10)&amp;[.M$3];IF(INDIRECT(ADDRESS(ROW([.A176]) + 1;1)) &gt; 0;&quot;,&quot;;&quot;;&quot;))" office:value-type="string" office:string-value="(173,'M40','MASTER 40','M40',8,'6','MASTER',40,44,0,0,0,CURDATE(),CURDATE())," calcext:value-type="string">
            <text:p>(173,'M40','MASTER 40','M40',8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7])-3" office:value-type="float" office:value="174" calcext:value-type="float">
            <text:p>174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7]&amp;&quot;,'&quot;&amp;[.B177]&amp;&quot;','&quot;&amp;[.C177]&amp;&quot;','&quot;&amp;[.D177]&amp;&quot;',&quot;&amp;[.E177]&amp;&quot;,'&quot;&amp;[.F177]&amp;&quot;','&quot;&amp;[.G177]&amp;&quot;',&quot;&amp;[.H177]&amp;&quot;,&quot;&amp;[.I177]&amp;&quot;,&quot;&amp;[.J177]&amp;&quot;,&quot;&amp;[.K177]&amp;&quot;,0,CURDATE(),CURDATE())&quot;&amp;IF(AND([.E177]&lt;&gt;INDIRECT(ADDRESS(ROW([.E177]) + 1;5));INDIRECT(ADDRESS(ROW([.A177]) + 1;1)) &gt; 0); &quot;;&quot;&amp;CHAR(13)&amp;CHAR(10)&amp;CHAR(13)&amp;CHAR(10)&amp;[.M$3];IF(INDIRECT(ADDRESS(ROW([.A177]) + 1;1)) &gt; 0;&quot;,&quot;;&quot;;&quot;))" office:value-type="string" office:string-value="(174,'M45','MASTER 45','M45',8,'7','MASTER',45,49,0,0,0,CURDATE(),CURDATE())," calcext:value-type="string">
            <text:p>(174,'M45','MASTER 45','M45',8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8])-3" office:value-type="float" office:value="175" calcext:value-type="float">
            <text:p>175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8]&amp;&quot;,'&quot;&amp;[.B178]&amp;&quot;','&quot;&amp;[.C178]&amp;&quot;','&quot;&amp;[.D178]&amp;&quot;',&quot;&amp;[.E178]&amp;&quot;,'&quot;&amp;[.F178]&amp;&quot;','&quot;&amp;[.G178]&amp;&quot;',&quot;&amp;[.H178]&amp;&quot;,&quot;&amp;[.I178]&amp;&quot;,&quot;&amp;[.J178]&amp;&quot;,&quot;&amp;[.K178]&amp;&quot;,0,CURDATE(),CURDATE())&quot;&amp;IF(AND([.E178]&lt;&gt;INDIRECT(ADDRESS(ROW([.E178]) + 1;5));INDIRECT(ADDRESS(ROW([.A178]) + 1;1)) &gt; 0); &quot;;&quot;&amp;CHAR(13)&amp;CHAR(10)&amp;CHAR(13)&amp;CHAR(10)&amp;[.M$3];IF(INDIRECT(ADDRESS(ROW([.A178]) + 1;1)) &gt; 0;&quot;,&quot;;&quot;;&quot;))" office:value-type="string" office:string-value="(175,'M50','MASTER 50','M50',8,'8','MASTER',50,54,0,0,0,CURDATE(),CURDATE())," calcext:value-type="string">
            <text:p>(175,'M50','MASTER 50','M50',8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79])-3" office:value-type="float" office:value="176" calcext:value-type="float">
            <text:p>176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79]&amp;&quot;,'&quot;&amp;[.B179]&amp;&quot;','&quot;&amp;[.C179]&amp;&quot;','&quot;&amp;[.D179]&amp;&quot;',&quot;&amp;[.E179]&amp;&quot;,'&quot;&amp;[.F179]&amp;&quot;','&quot;&amp;[.G179]&amp;&quot;',&quot;&amp;[.H179]&amp;&quot;,&quot;&amp;[.I179]&amp;&quot;,&quot;&amp;[.J179]&amp;&quot;,&quot;&amp;[.K179]&amp;&quot;,0,CURDATE(),CURDATE())&quot;&amp;IF(AND([.E179]&lt;&gt;INDIRECT(ADDRESS(ROW([.E179]) + 1;5));INDIRECT(ADDRESS(ROW([.A179]) + 1;1)) &gt; 0); &quot;;&quot;&amp;CHAR(13)&amp;CHAR(10)&amp;CHAR(13)&amp;CHAR(10)&amp;[.M$3];IF(INDIRECT(ADDRESS(ROW([.A179]) + 1;1)) &gt; 0;&quot;,&quot;;&quot;;&quot;))" office:value-type="string" office:string-value="(176,'OVER','OVER 55','M55',8,'9','MASTER',55,999,0,0,0,CURDATE(),CURDATE())," calcext:value-type="string">
            <text:p>(176,'OVER','OVER 55','M55',8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0])-3" office:value-type="float" office:value="177" calcext:value-type="float">
            <text:p>177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80]&amp;&quot;,'&quot;&amp;[.B180]&amp;&quot;','&quot;&amp;[.C180]&amp;&quot;','&quot;&amp;[.D180]&amp;&quot;',&quot;&amp;[.E180]&amp;&quot;,'&quot;&amp;[.F180]&amp;&quot;','&quot;&amp;[.G180]&amp;&quot;',&quot;&amp;[.H180]&amp;&quot;,&quot;&amp;[.I180]&amp;&quot;,&quot;&amp;[.J180]&amp;&quot;,&quot;&amp;[.K180]&amp;&quot;,0,CURDATE(),CURDATE())&quot;&amp;IF(AND([.E180]&lt;&gt;INDIRECT(ADDRESS(ROW([.E180]) + 1;5));INDIRECT(ADDRESS(ROW([.A180]) + 1;1)) &gt; 0); &quot;;&quot;&amp;CHAR(13)&amp;CHAR(10)&amp;CHAR(13)&amp;CHAR(10)&amp;[.M$3];IF(INDIRECT(ADDRESS(ROW([.A180]) + 1;1)) &gt; 0;&quot;,&quot;;&quot;;&quot;))" office:value-type="string" office:string-value="(177,'001-119','STAFF. M FINO A 119','&lt;120',8,'x1','MASTER',1,119,1,0,0,CURDATE(),CURDATE())," calcext:value-type="string">
            <text:p>(177,'001-119','STAFF. M FINO A 119','&lt;120',8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1])-3" office:value-type="float" office:value="178" calcext:value-type="float">
            <text:p>178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81]&amp;&quot;,'&quot;&amp;[.B181]&amp;&quot;','&quot;&amp;[.C181]&amp;&quot;','&quot;&amp;[.D181]&amp;&quot;',&quot;&amp;[.E181]&amp;&quot;,'&quot;&amp;[.F181]&amp;&quot;','&quot;&amp;[.G181]&amp;&quot;',&quot;&amp;[.H181]&amp;&quot;,&quot;&amp;[.I181]&amp;&quot;,&quot;&amp;[.J181]&amp;&quot;,&quot;&amp;[.K181]&amp;&quot;,0,CURDATE(),CURDATE())&quot;&amp;IF(AND([.E181]&lt;&gt;INDIRECT(ADDRESS(ROW([.E181]) + 1;5));INDIRECT(ADDRESS(ROW([.A181]) + 1;1)) &gt; 0); &quot;;&quot;&amp;CHAR(13)&amp;CHAR(10)&amp;CHAR(13)&amp;CHAR(10)&amp;[.M$3];IF(INDIRECT(ADDRESS(ROW([.A181]) + 1;1)) &gt; 0;&quot;,&quot;;&quot;;&quot;))" office:value-type="string" office:string-value="(178,'120-149','STAFF. M 120-149','120-149',8,'x2','MASTER',120,149,1,0,0,CURDATE(),CURDATE())," calcext:value-type="string">
            <text:p>(178,'120-149','STAFF. M 120-149','120-149',8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182]&amp;&quot;,'&quot;&amp;[.B182]&amp;&quot;','&quot;&amp;[.C182]&amp;&quot;','&quot;&amp;[.D182]&amp;&quot;',&quot;&amp;[.E182]&amp;&quot;,'&quot;&amp;[.F182]&amp;&quot;','&quot;&amp;[.G182]&amp;&quot;',&quot;&amp;[.H182]&amp;&quot;,&quot;&amp;[.I182]&amp;&quot;,&quot;&amp;[.J182]&amp;&quot;,&quot;&amp;[.K182]&amp;&quot;,0,CURDATE(),CURDATE())&quot;&amp;IF(AND([.E182]&lt;&gt;INDIRECT(ADDRESS(ROW([.E182]) + 1;5));INDIRECT(ADDRESS(ROW([.A182]) + 1;1)) &gt; 0); &quot;;&quot;&amp;CHAR(13)&amp;CHAR(10)&amp;CHAR(13)&amp;CHAR(10)&amp;[.M$3];IF(INDIRECT(ADDRESS(ROW([.A182]) + 1;1)) &gt; 0;&quot;,&quot;;&quot;;&quot;))" office:value-type="string" office:string-value="(179,'150-999','STAFF. M oltre 150','&gt;149',8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179,'150-999','STAFF. M oltre 150','&gt;149',8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183])-3" office:value-type="float" office:value="180" calcext:value-type="float">
            <text:p>180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3]&amp;&quot;,'&quot;&amp;[.B183]&amp;&quot;','&quot;&amp;[.C183]&amp;&quot;','&quot;&amp;[.D183]&amp;&quot;',&quot;&amp;[.E183]&amp;&quot;,'&quot;&amp;[.F183]&amp;&quot;','&quot;&amp;[.G183]&amp;&quot;',&quot;&amp;[.H183]&amp;&quot;,&quot;&amp;[.I183]&amp;&quot;,&quot;&amp;[.J183]&amp;&quot;,&quot;&amp;[.K183]&amp;&quot;,0,CURDATE(),CURDATE())&quot;&amp;IF(AND([.E183]&lt;&gt;INDIRECT(ADDRESS(ROW([.E183]) + 1;5));INDIRECT(ADDRESS(ROW([.A183]) + 1;1)) &gt; 0); &quot;;&quot;&amp;CHAR(13)&amp;CHAR(10)&amp;CHAR(13)&amp;CHAR(10)&amp;[.M$3];IF(INDIRECT(ADDRESS(ROW([.A183]) + 1;1)) &gt; 0;&quot;,&quot;;&quot;;&quot;))" office:value-type="string" office:string-value="(180,'U25','UNDER 25','U25',9,'A','MASTER',20,24,0,0,0,CURDATE(),CURDATE())," calcext:value-type="string">
            <text:p>(180,'U25','UNDER 25','U25',9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4])-3" office:value-type="float" office:value="181" calcext:value-type="float">
            <text:p>181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4]&amp;&quot;,'&quot;&amp;[.B184]&amp;&quot;','&quot;&amp;[.C184]&amp;&quot;','&quot;&amp;[.D184]&amp;&quot;',&quot;&amp;[.E184]&amp;&quot;,'&quot;&amp;[.F184]&amp;&quot;','&quot;&amp;[.G184]&amp;&quot;',&quot;&amp;[.H184]&amp;&quot;,&quot;&amp;[.I184]&amp;&quot;,&quot;&amp;[.J184]&amp;&quot;,&quot;&amp;[.K184]&amp;&quot;,0,CURDATE(),CURDATE())&quot;&amp;IF(AND([.E184]&lt;&gt;INDIRECT(ADDRESS(ROW([.E184]) + 1;5));INDIRECT(ADDRESS(ROW([.A184]) + 1;1)) &gt; 0); &quot;;&quot;&amp;CHAR(13)&amp;CHAR(10)&amp;CHAR(13)&amp;CHAR(10)&amp;[.M$3];IF(INDIRECT(ADDRESS(ROW([.A184]) + 1;1)) &gt; 0;&quot;,&quot;;&quot;;&quot;))" office:value-type="string" office:string-value="(181,'M25','MASTER 25','M25',9,'B','MASTER',25,29,0,0,0,CURDATE(),CURDATE())," calcext:value-type="string">
            <text:p>(181,'M25','MASTER 25','M25',9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5])-3" office:value-type="float" office:value="182" calcext:value-type="float">
            <text:p>182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5]&amp;&quot;,'&quot;&amp;[.B185]&amp;&quot;','&quot;&amp;[.C185]&amp;&quot;','&quot;&amp;[.D185]&amp;&quot;',&quot;&amp;[.E185]&amp;&quot;,'&quot;&amp;[.F185]&amp;&quot;','&quot;&amp;[.G185]&amp;&quot;',&quot;&amp;[.H185]&amp;&quot;,&quot;&amp;[.I185]&amp;&quot;,&quot;&amp;[.J185]&amp;&quot;,&quot;&amp;[.K185]&amp;&quot;,0,CURDATE(),CURDATE())&quot;&amp;IF(AND([.E185]&lt;&gt;INDIRECT(ADDRESS(ROW([.E185]) + 1;5));INDIRECT(ADDRESS(ROW([.A185]) + 1;1)) &gt; 0); &quot;;&quot;&amp;CHAR(13)&amp;CHAR(10)&amp;CHAR(13)&amp;CHAR(10)&amp;[.M$3];IF(INDIRECT(ADDRESS(ROW([.A185]) + 1;1)) &gt; 0;&quot;,&quot;;&quot;;&quot;))" office:value-type="string" office:string-value="(182,'M30','MASTER 30','M30',9,'C','MASTER',30,34,0,0,0,CURDATE(),CURDATE())," calcext:value-type="string">
            <text:p>(182,'M30','MASTER 30','M30',9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6])-3" office:value-type="float" office:value="183" calcext:value-type="float">
            <text:p>183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6]&amp;&quot;,'&quot;&amp;[.B186]&amp;&quot;','&quot;&amp;[.C186]&amp;&quot;','&quot;&amp;[.D186]&amp;&quot;',&quot;&amp;[.E186]&amp;&quot;,'&quot;&amp;[.F186]&amp;&quot;','&quot;&amp;[.G186]&amp;&quot;',&quot;&amp;[.H186]&amp;&quot;,&quot;&amp;[.I186]&amp;&quot;,&quot;&amp;[.J186]&amp;&quot;,&quot;&amp;[.K186]&amp;&quot;,0,CURDATE(),CURDATE())&quot;&amp;IF(AND([.E186]&lt;&gt;INDIRECT(ADDRESS(ROW([.E186]) + 1;5));INDIRECT(ADDRESS(ROW([.A186]) + 1;1)) &gt; 0); &quot;;&quot;&amp;CHAR(13)&amp;CHAR(10)&amp;CHAR(13)&amp;CHAR(10)&amp;[.M$3];IF(INDIRECT(ADDRESS(ROW([.A186]) + 1;1)) &gt; 0;&quot;,&quot;;&quot;;&quot;))" office:value-type="string" office:string-value="(183,'M35','MASTER 35','M35',9,'D','MASTER',35,39,0,0,0,CURDATE(),CURDATE())," calcext:value-type="string">
            <text:p>(183,'M35','MASTER 35','M35',9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7])-3" office:value-type="float" office:value="184" calcext:value-type="float">
            <text:p>184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7]&amp;&quot;,'&quot;&amp;[.B187]&amp;&quot;','&quot;&amp;[.C187]&amp;&quot;','&quot;&amp;[.D187]&amp;&quot;',&quot;&amp;[.E187]&amp;&quot;,'&quot;&amp;[.F187]&amp;&quot;','&quot;&amp;[.G187]&amp;&quot;',&quot;&amp;[.H187]&amp;&quot;,&quot;&amp;[.I187]&amp;&quot;,&quot;&amp;[.J187]&amp;&quot;,&quot;&amp;[.K187]&amp;&quot;,0,CURDATE(),CURDATE())&quot;&amp;IF(AND([.E187]&lt;&gt;INDIRECT(ADDRESS(ROW([.E187]) + 1;5));INDIRECT(ADDRESS(ROW([.A187]) + 1;1)) &gt; 0); &quot;;&quot;&amp;CHAR(13)&amp;CHAR(10)&amp;CHAR(13)&amp;CHAR(10)&amp;[.M$3];IF(INDIRECT(ADDRESS(ROW([.A187]) + 1;1)) &gt; 0;&quot;,&quot;;&quot;;&quot;))" office:value-type="string" office:string-value="(184,'M40','MASTER 40','M40',9,'E','MASTER',40,44,0,0,0,CURDATE(),CURDATE())," calcext:value-type="string">
            <text:p>(184,'M40','MASTER 40','M40',9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8])-3" office:value-type="float" office:value="185" calcext:value-type="float">
            <text:p>18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8]&amp;&quot;,'&quot;&amp;[.B188]&amp;&quot;','&quot;&amp;[.C188]&amp;&quot;','&quot;&amp;[.D188]&amp;&quot;',&quot;&amp;[.E188]&amp;&quot;,'&quot;&amp;[.F188]&amp;&quot;','&quot;&amp;[.G188]&amp;&quot;',&quot;&amp;[.H188]&amp;&quot;,&quot;&amp;[.I188]&amp;&quot;,&quot;&amp;[.J188]&amp;&quot;,&quot;&amp;[.K188]&amp;&quot;,0,CURDATE(),CURDATE())&quot;&amp;IF(AND([.E188]&lt;&gt;INDIRECT(ADDRESS(ROW([.E188]) + 1;5));INDIRECT(ADDRESS(ROW([.A188]) + 1;1)) &gt; 0); &quot;;&quot;&amp;CHAR(13)&amp;CHAR(10)&amp;CHAR(13)&amp;CHAR(10)&amp;[.M$3];IF(INDIRECT(ADDRESS(ROW([.A188]) + 1;1)) &gt; 0;&quot;,&quot;;&quot;;&quot;))" office:value-type="string" office:string-value="(185,'M45','MASTER 45','M45',9,'F','MASTER',45,49,0,0,0,CURDATE(),CURDATE())," calcext:value-type="string">
            <text:p>(185,'M45','MASTER 45','M45',9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89])-3" office:value-type="float" office:value="186" calcext:value-type="float">
            <text:p>186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89]&amp;&quot;,'&quot;&amp;[.B189]&amp;&quot;','&quot;&amp;[.C189]&amp;&quot;','&quot;&amp;[.D189]&amp;&quot;',&quot;&amp;[.E189]&amp;&quot;,'&quot;&amp;[.F189]&amp;&quot;','&quot;&amp;[.G189]&amp;&quot;',&quot;&amp;[.H189]&amp;&quot;,&quot;&amp;[.I189]&amp;&quot;,&quot;&amp;[.J189]&amp;&quot;,&quot;&amp;[.K189]&amp;&quot;,0,CURDATE(),CURDATE())&quot;&amp;IF(AND([.E189]&lt;&gt;INDIRECT(ADDRESS(ROW([.E189]) + 1;5));INDIRECT(ADDRESS(ROW([.A189]) + 1;1)) &gt; 0); &quot;;&quot;&amp;CHAR(13)&amp;CHAR(10)&amp;CHAR(13)&amp;CHAR(10)&amp;[.M$3];IF(INDIRECT(ADDRESS(ROW([.A189]) + 1;1)) &gt; 0;&quot;,&quot;;&quot;;&quot;))" office:value-type="string" office:string-value="(186,'M50','MASTER 50','M50',9,'G','MASTER',50,54,0,0,0,CURDATE(),CURDATE())," calcext:value-type="string">
            <text:p>(186,'M50','MASTER 50','M50',9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0])-3" office:value-type="float" office:value="187" calcext:value-type="float">
            <text:p>187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0]&amp;&quot;,'&quot;&amp;[.B190]&amp;&quot;','&quot;&amp;[.C190]&amp;&quot;','&quot;&amp;[.D190]&amp;&quot;',&quot;&amp;[.E190]&amp;&quot;,'&quot;&amp;[.F190]&amp;&quot;','&quot;&amp;[.G190]&amp;&quot;',&quot;&amp;[.H190]&amp;&quot;,&quot;&amp;[.I190]&amp;&quot;,&quot;&amp;[.J190]&amp;&quot;,&quot;&amp;[.K190]&amp;&quot;,0,CURDATE(),CURDATE())&quot;&amp;IF(AND([.E190]&lt;&gt;INDIRECT(ADDRESS(ROW([.E190]) + 1;5));INDIRECT(ADDRESS(ROW([.A190]) + 1;1)) &gt; 0); &quot;;&quot;&amp;CHAR(13)&amp;CHAR(10)&amp;CHAR(13)&amp;CHAR(10)&amp;[.M$3];IF(INDIRECT(ADDRESS(ROW([.A190]) + 1;1)) &gt; 0;&quot;,&quot;;&quot;;&quot;))" office:value-type="string" office:string-value="(187,'M55','MASTER 55','M55',9,'H','MASTER',55,59,0,0,0,CURDATE(),CURDATE())," calcext:value-type="string">
            <text:p>(187,'M55','MASTER 55','M55',9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1])-3" office:value-type="float" office:value="188" calcext:value-type="float">
            <text:p>188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1]&amp;&quot;,'&quot;&amp;[.B191]&amp;&quot;','&quot;&amp;[.C191]&amp;&quot;','&quot;&amp;[.D191]&amp;&quot;',&quot;&amp;[.E191]&amp;&quot;,'&quot;&amp;[.F191]&amp;&quot;','&quot;&amp;[.G191]&amp;&quot;',&quot;&amp;[.H191]&amp;&quot;,&quot;&amp;[.I191]&amp;&quot;,&quot;&amp;[.J191]&amp;&quot;,&quot;&amp;[.K191]&amp;&quot;,0,CURDATE(),CURDATE())&quot;&amp;IF(AND([.E191]&lt;&gt;INDIRECT(ADDRESS(ROW([.E191]) + 1;5));INDIRECT(ADDRESS(ROW([.A191]) + 1;1)) &gt; 0); &quot;;&quot;&amp;CHAR(13)&amp;CHAR(10)&amp;CHAR(13)&amp;CHAR(10)&amp;[.M$3];IF(INDIRECT(ADDRESS(ROW([.A191]) + 1;1)) &gt; 0;&quot;,&quot;;&quot;;&quot;))" office:value-type="string" office:string-value="(188,'M60','MASTER 60','M60',9,'I','MASTER',60,64,0,0,0,CURDATE(),CURDATE())," calcext:value-type="string">
            <text:p>(188,'M60','MASTER 60','M60',9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2])-3" office:value-type="float" office:value="189" calcext:value-type="float">
            <text:p>189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2]&amp;&quot;,'&quot;&amp;[.B192]&amp;&quot;','&quot;&amp;[.C192]&amp;&quot;','&quot;&amp;[.D192]&amp;&quot;',&quot;&amp;[.E192]&amp;&quot;,'&quot;&amp;[.F192]&amp;&quot;','&quot;&amp;[.G192]&amp;&quot;',&quot;&amp;[.H192]&amp;&quot;,&quot;&amp;[.I192]&amp;&quot;,&quot;&amp;[.J192]&amp;&quot;,&quot;&amp;[.K192]&amp;&quot;,0,CURDATE(),CURDATE())&quot;&amp;IF(AND([.E192]&lt;&gt;INDIRECT(ADDRESS(ROW([.E192]) + 1;5));INDIRECT(ADDRESS(ROW([.A192]) + 1;1)) &gt; 0); &quot;;&quot;&amp;CHAR(13)&amp;CHAR(10)&amp;CHAR(13)&amp;CHAR(10)&amp;[.M$3];IF(INDIRECT(ADDRESS(ROW([.A192]) + 1;1)) &gt; 0;&quot;,&quot;;&quot;;&quot;))" office:value-type="string" office:string-value="(189,'M65','MASTER 65','M65',9,'J','MASTER',65,69,0,0,0,CURDATE(),CURDATE())," calcext:value-type="string">
            <text:p>(189,'M65','MASTER 65','M65',9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3])-3" office:value-type="float" office:value="190" calcext:value-type="float">
            <text:p>19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3]&amp;&quot;,'&quot;&amp;[.B193]&amp;&quot;','&quot;&amp;[.C193]&amp;&quot;','&quot;&amp;[.D193]&amp;&quot;',&quot;&amp;[.E193]&amp;&quot;,'&quot;&amp;[.F193]&amp;&quot;','&quot;&amp;[.G193]&amp;&quot;',&quot;&amp;[.H193]&amp;&quot;,&quot;&amp;[.I193]&amp;&quot;,&quot;&amp;[.J193]&amp;&quot;,&quot;&amp;[.K193]&amp;&quot;,0,CURDATE(),CURDATE())&quot;&amp;IF(AND([.E193]&lt;&gt;INDIRECT(ADDRESS(ROW([.E193]) + 1;5));INDIRECT(ADDRESS(ROW([.A193]) + 1;1)) &gt; 0); &quot;;&quot;&amp;CHAR(13)&amp;CHAR(10)&amp;CHAR(13)&amp;CHAR(10)&amp;[.M$3];IF(INDIRECT(ADDRESS(ROW([.A193]) + 1;1)) &gt; 0;&quot;,&quot;;&quot;;&quot;))" office:value-type="string" office:string-value="(190,'M70','MASTER 70','M70',9,'K','MASTER',70,74,0,0,0,CURDATE(),CURDATE())," calcext:value-type="string">
            <text:p>(190,'M70','MASTER 70','M70',9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4])-3" office:value-type="float" office:value="191" calcext:value-type="float">
            <text:p>191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4]&amp;&quot;,'&quot;&amp;[.B194]&amp;&quot;','&quot;&amp;[.C194]&amp;&quot;','&quot;&amp;[.D194]&amp;&quot;',&quot;&amp;[.E194]&amp;&quot;,'&quot;&amp;[.F194]&amp;&quot;','&quot;&amp;[.G194]&amp;&quot;',&quot;&amp;[.H194]&amp;&quot;,&quot;&amp;[.I194]&amp;&quot;,&quot;&amp;[.J194]&amp;&quot;,&quot;&amp;[.K194]&amp;&quot;,0,CURDATE(),CURDATE())&quot;&amp;IF(AND([.E194]&lt;&gt;INDIRECT(ADDRESS(ROW([.E194]) + 1;5));INDIRECT(ADDRESS(ROW([.A194]) + 1;1)) &gt; 0); &quot;;&quot;&amp;CHAR(13)&amp;CHAR(10)&amp;CHAR(13)&amp;CHAR(10)&amp;[.M$3];IF(INDIRECT(ADDRESS(ROW([.A194]) + 1;1)) &gt; 0;&quot;,&quot;;&quot;;&quot;))" office:value-type="string" office:string-value="(191,'M75','MASTER 75','M75',9,'L','MASTER',75,79,0,0,0,CURDATE(),CURDATE())," calcext:value-type="string">
            <text:p>(191,'M75','MASTER 75','M75',9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5])-3" office:value-type="float" office:value="192" calcext:value-type="float">
            <text:p>192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5]&amp;&quot;,'&quot;&amp;[.B195]&amp;&quot;','&quot;&amp;[.C195]&amp;&quot;','&quot;&amp;[.D195]&amp;&quot;',&quot;&amp;[.E195]&amp;&quot;,'&quot;&amp;[.F195]&amp;&quot;','&quot;&amp;[.G195]&amp;&quot;',&quot;&amp;[.H195]&amp;&quot;,&quot;&amp;[.I195]&amp;&quot;,&quot;&amp;[.J195]&amp;&quot;,&quot;&amp;[.K195]&amp;&quot;,0,CURDATE(),CURDATE())&quot;&amp;IF(AND([.E195]&lt;&gt;INDIRECT(ADDRESS(ROW([.E195]) + 1;5));INDIRECT(ADDRESS(ROW([.A195]) + 1;1)) &gt; 0); &quot;;&quot;&amp;CHAR(13)&amp;CHAR(10)&amp;CHAR(13)&amp;CHAR(10)&amp;[.M$3];IF(INDIRECT(ADDRESS(ROW([.A195]) + 1;1)) &gt; 0;&quot;,&quot;;&quot;;&quot;))" office:value-type="string" office:string-value="(192,'M80','MASTER 80','M80',9,'M','MASTER',80,84,0,0,0,CURDATE(),CURDATE())," calcext:value-type="string">
            <text:p>(192,'M80','MASTER 80','M80',9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6])-3" office:value-type="float" office:value="193" calcext:value-type="float">
            <text:p>193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6]&amp;&quot;,'&quot;&amp;[.B196]&amp;&quot;','&quot;&amp;[.C196]&amp;&quot;','&quot;&amp;[.D196]&amp;&quot;',&quot;&amp;[.E196]&amp;&quot;,'&quot;&amp;[.F196]&amp;&quot;','&quot;&amp;[.G196]&amp;&quot;',&quot;&amp;[.H196]&amp;&quot;,&quot;&amp;[.I196]&amp;&quot;,&quot;&amp;[.J196]&amp;&quot;,&quot;&amp;[.K196]&amp;&quot;,0,CURDATE(),CURDATE())&quot;&amp;IF(AND([.E196]&lt;&gt;INDIRECT(ADDRESS(ROW([.E196]) + 1;5));INDIRECT(ADDRESS(ROW([.A196]) + 1;1)) &gt; 0); &quot;;&quot;&amp;CHAR(13)&amp;CHAR(10)&amp;CHAR(13)&amp;CHAR(10)&amp;[.M$3];IF(INDIRECT(ADDRESS(ROW([.A196]) + 1;1)) &gt; 0;&quot;,&quot;;&quot;;&quot;))" office:value-type="string" office:string-value="(193,'M85','MASTER 85','M85',9,'N','MASTER',85,89,0,0,0,CURDATE(),CURDATE())," calcext:value-type="string">
            <text:p>(193,'M85','MASTER 85','M85',9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7])-3" office:value-type="float" office:value="194" calcext:value-type="float">
            <text:p>194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7]&amp;&quot;,'&quot;&amp;[.B197]&amp;&quot;','&quot;&amp;[.C197]&amp;&quot;','&quot;&amp;[.D197]&amp;&quot;',&quot;&amp;[.E197]&amp;&quot;,'&quot;&amp;[.F197]&amp;&quot;','&quot;&amp;[.G197]&amp;&quot;',&quot;&amp;[.H197]&amp;&quot;,&quot;&amp;[.I197]&amp;&quot;,&quot;&amp;[.J197]&amp;&quot;,&quot;&amp;[.K197]&amp;&quot;,0,CURDATE(),CURDATE())&quot;&amp;IF(AND([.E197]&lt;&gt;INDIRECT(ADDRESS(ROW([.E197]) + 1;5));INDIRECT(ADDRESS(ROW([.A197]) + 1;1)) &gt; 0); &quot;;&quot;&amp;CHAR(13)&amp;CHAR(10)&amp;CHAR(13)&amp;CHAR(10)&amp;[.M$3];IF(INDIRECT(ADDRESS(ROW([.A197]) + 1;1)) &gt; 0;&quot;,&quot;;&quot;;&quot;))" office:value-type="string" office:string-value="(194,'M90','MASTER 90','M90',9,'O','MASTER',90,94,0,0,0,CURDATE(),CURDATE())," calcext:value-type="string">
            <text:p>(194,'M90','MASTER 90','M90',9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8])-3" office:value-type="float" office:value="195" calcext:value-type="float">
            <text:p>1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8]&amp;&quot;,'&quot;&amp;[.B198]&amp;&quot;','&quot;&amp;[.C198]&amp;&quot;','&quot;&amp;[.D198]&amp;&quot;',&quot;&amp;[.E198]&amp;&quot;,'&quot;&amp;[.F198]&amp;&quot;','&quot;&amp;[.G198]&amp;&quot;',&quot;&amp;[.H198]&amp;&quot;,&quot;&amp;[.I198]&amp;&quot;,&quot;&amp;[.J198]&amp;&quot;,&quot;&amp;[.K198]&amp;&quot;,0,CURDATE(),CURDATE())&quot;&amp;IF(AND([.E198]&lt;&gt;INDIRECT(ADDRESS(ROW([.E198]) + 1;5));INDIRECT(ADDRESS(ROW([.A198]) + 1;1)) &gt; 0); &quot;;&quot;&amp;CHAR(13)&amp;CHAR(10)&amp;CHAR(13)&amp;CHAR(10)&amp;[.M$3];IF(INDIRECT(ADDRESS(ROW([.A198]) + 1;1)) &gt; 0;&quot;,&quot;;&quot;;&quot;))" office:value-type="string" office:string-value="(195,'M95','MASTER 95','M95',9,'P','MASTER',95,99,0,0,0,CURDATE(),CURDATE())," calcext:value-type="string">
            <text:p>(195,'M95','MASTER 95','M95',9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199])-3" office:value-type="float" office:value="196" calcext:value-type="float">
            <text:p>196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199]&amp;&quot;,'&quot;&amp;[.B199]&amp;&quot;','&quot;&amp;[.C199]&amp;&quot;','&quot;&amp;[.D199]&amp;&quot;',&quot;&amp;[.E199]&amp;&quot;,'&quot;&amp;[.F199]&amp;&quot;','&quot;&amp;[.G199]&amp;&quot;',&quot;&amp;[.H199]&amp;&quot;,&quot;&amp;[.I199]&amp;&quot;,&quot;&amp;[.J199]&amp;&quot;,&quot;&amp;[.K199]&amp;&quot;,0,CURDATE(),CURDATE())&quot;&amp;IF(AND([.E199]&lt;&gt;INDIRECT(ADDRESS(ROW([.E199]) + 1;5));INDIRECT(ADDRESS(ROW([.A199]) + 1;1)) &gt; 0); &quot;;&quot;&amp;CHAR(13)&amp;CHAR(10)&amp;CHAR(13)&amp;CHAR(10)&amp;[.M$3];IF(INDIRECT(ADDRESS(ROW([.A199]) + 1;1)) &gt; 0;&quot;,&quot;;&quot;;&quot;))" office:value-type="string" office:string-value="(196,'MA0','MASTER 100','MA0',9,'Q','MASTER',100,999,0,0,0,CURDATE(),CURDATE())," calcext:value-type="string">
            <text:p>(196,'MA0','MASTER 100','MA0',9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0])-3" office:value-type="float" office:value="197" calcext:value-type="float">
            <text:p>197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0]&amp;&quot;,'&quot;&amp;[.B200]&amp;&quot;','&quot;&amp;[.C200]&amp;&quot;','&quot;&amp;[.D200]&amp;&quot;',&quot;&amp;[.E200]&amp;&quot;,'&quot;&amp;[.F200]&amp;&quot;','&quot;&amp;[.G200]&amp;&quot;',&quot;&amp;[.H200]&amp;&quot;,&quot;&amp;[.I200]&amp;&quot;,&quot;&amp;[.J200]&amp;&quot;,&quot;&amp;[.K200]&amp;&quot;,0,CURDATE(),CURDATE())&quot;&amp;IF(AND([.E200]&lt;&gt;INDIRECT(ADDRESS(ROW([.E200]) + 1;5));INDIRECT(ADDRESS(ROW([.A200]) + 1;1)) &gt; 0); &quot;;&quot;&amp;CHAR(13)&amp;CHAR(10)&amp;CHAR(13)&amp;CHAR(10)&amp;[.M$3];IF(INDIRECT(ADDRESS(ROW([.A200]) + 1;1)) &gt; 0;&quot;,&quot;;&quot;;&quot;))" office:value-type="string" office:string-value="(197,'100-119','STAFF. M FINO A 119','100-119',9,'xA','MASTER',100,119,1,0,0,CURDATE(),CURDATE())," calcext:value-type="string">
            <text:p>(197,'100-119','STAFF. M FINO A 119','100-119',9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1])-3" office:value-type="float" office:value="198" calcext:value-type="float">
            <text:p>198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1]&amp;&quot;,'&quot;&amp;[.B201]&amp;&quot;','&quot;&amp;[.C201]&amp;&quot;','&quot;&amp;[.D201]&amp;&quot;',&quot;&amp;[.E201]&amp;&quot;,'&quot;&amp;[.F201]&amp;&quot;','&quot;&amp;[.G201]&amp;&quot;',&quot;&amp;[.H201]&amp;&quot;,&quot;&amp;[.I201]&amp;&quot;,&quot;&amp;[.J201]&amp;&quot;,&quot;&amp;[.K201]&amp;&quot;,0,CURDATE(),CURDATE())&quot;&amp;IF(AND([.E201]&lt;&gt;INDIRECT(ADDRESS(ROW([.E201]) + 1;5));INDIRECT(ADDRESS(ROW([.A201]) + 1;1)) &gt; 0); &quot;;&quot;&amp;CHAR(13)&amp;CHAR(10)&amp;CHAR(13)&amp;CHAR(10)&amp;[.M$3];IF(INDIRECT(ADDRESS(ROW([.A201]) + 1;1)) &gt; 0;&quot;,&quot;;&quot;;&quot;))" office:value-type="string" office:string-value="(198,'120-159','STAFF. M 120-159','120-159',9,'xB','MASTER',120,159,1,0,0,CURDATE(),CURDATE())," calcext:value-type="string">
            <text:p>(198,'120-159','STAFF. M 120-159','120-159',9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2])-3" office:value-type="float" office:value="199" calcext:value-type="float">
            <text:p>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2]&amp;&quot;,'&quot;&amp;[.B202]&amp;&quot;','&quot;&amp;[.C202]&amp;&quot;','&quot;&amp;[.D202]&amp;&quot;',&quot;&amp;[.E202]&amp;&quot;,'&quot;&amp;[.F202]&amp;&quot;','&quot;&amp;[.G202]&amp;&quot;',&quot;&amp;[.H202]&amp;&quot;,&quot;&amp;[.I202]&amp;&quot;,&quot;&amp;[.J202]&amp;&quot;,&quot;&amp;[.K202]&amp;&quot;,0,CURDATE(),CURDATE())&quot;&amp;IF(AND([.E202]&lt;&gt;INDIRECT(ADDRESS(ROW([.E202]) + 1;5));INDIRECT(ADDRESS(ROW([.A202]) + 1;1)) &gt; 0); &quot;;&quot;&amp;CHAR(13)&amp;CHAR(10)&amp;CHAR(13)&amp;CHAR(10)&amp;[.M$3];IF(INDIRECT(ADDRESS(ROW([.A202]) + 1;1)) &gt; 0;&quot;,&quot;;&quot;;&quot;))" office:value-type="string" office:string-value="(199,'160-199','STAFF. M 160-199','160-199',9,'xC','MASTER',160,199,1,0,0,CURDATE(),CURDATE())," calcext:value-type="string">
            <text:p>(199,'160-199','STAFF. M 160-199','160-199',9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3])-3" office:value-type="float" office:value="200" calcext:value-type="float">
            <text:p>200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3]&amp;&quot;,'&quot;&amp;[.B203]&amp;&quot;','&quot;&amp;[.C203]&amp;&quot;','&quot;&amp;[.D203]&amp;&quot;',&quot;&amp;[.E203]&amp;&quot;,'&quot;&amp;[.F203]&amp;&quot;','&quot;&amp;[.G203]&amp;&quot;',&quot;&amp;[.H203]&amp;&quot;,&quot;&amp;[.I203]&amp;&quot;,&quot;&amp;[.J203]&amp;&quot;,&quot;&amp;[.K203]&amp;&quot;,0,CURDATE(),CURDATE())&quot;&amp;IF(AND([.E203]&lt;&gt;INDIRECT(ADDRESS(ROW([.E203]) + 1;5));INDIRECT(ADDRESS(ROW([.A203]) + 1;1)) &gt; 0); &quot;;&quot;&amp;CHAR(13)&amp;CHAR(10)&amp;CHAR(13)&amp;CHAR(10)&amp;[.M$3];IF(INDIRECT(ADDRESS(ROW([.A203]) + 1;1)) &gt; 0;&quot;,&quot;;&quot;;&quot;))" office:value-type="string" office:string-value="(200,'200-239','STAFF. M 200-239','200-239',9,'xD','MASTER',200,239,1,0,0,CURDATE(),CURDATE())," calcext:value-type="string">
            <text:p>(200,'200-239','STAFF. M 200-239','200-239',9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4])-3" office:value-type="float" office:value="201" calcext:value-type="float">
            <text:p>201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4]&amp;&quot;,'&quot;&amp;[.B204]&amp;&quot;','&quot;&amp;[.C204]&amp;&quot;','&quot;&amp;[.D204]&amp;&quot;',&quot;&amp;[.E204]&amp;&quot;,'&quot;&amp;[.F204]&amp;&quot;','&quot;&amp;[.G204]&amp;&quot;',&quot;&amp;[.H204]&amp;&quot;,&quot;&amp;[.I204]&amp;&quot;,&quot;&amp;[.J204]&amp;&quot;,&quot;&amp;[.K204]&amp;&quot;,0,CURDATE(),CURDATE())&quot;&amp;IF(AND([.E204]&lt;&gt;INDIRECT(ADDRESS(ROW([.E204]) + 1;5));INDIRECT(ADDRESS(ROW([.A204]) + 1;1)) &gt; 0); &quot;;&quot;&amp;CHAR(13)&amp;CHAR(10)&amp;CHAR(13)&amp;CHAR(10)&amp;[.M$3];IF(INDIRECT(ADDRESS(ROW([.A204]) + 1;1)) &gt; 0;&quot;,&quot;;&quot;;&quot;))" office:value-type="string" office:string-value="(201,'240-279','STAFF. M 240-279','240-279',9,'xE','MASTER',240,279,1,0,0,CURDATE(),CURDATE())," calcext:value-type="string">
            <text:p>(201,'240-279','STAFF. M 240-279','240-279',9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5])-3" office:value-type="float" office:value="202" calcext:value-type="float">
            <text:p>202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5]&amp;&quot;,'&quot;&amp;[.B205]&amp;&quot;','&quot;&amp;[.C205]&amp;&quot;','&quot;&amp;[.D205]&amp;&quot;',&quot;&amp;[.E205]&amp;&quot;,'&quot;&amp;[.F205]&amp;&quot;','&quot;&amp;[.G205]&amp;&quot;',&quot;&amp;[.H205]&amp;&quot;,&quot;&amp;[.I205]&amp;&quot;,&quot;&amp;[.J205]&amp;&quot;,&quot;&amp;[.K205]&amp;&quot;,0,CURDATE(),CURDATE())&quot;&amp;IF(AND([.E205]&lt;&gt;INDIRECT(ADDRESS(ROW([.E205]) + 1;5));INDIRECT(ADDRESS(ROW([.A205]) + 1;1)) &gt; 0); &quot;;&quot;&amp;CHAR(13)&amp;CHAR(10)&amp;CHAR(13)&amp;CHAR(10)&amp;[.M$3];IF(INDIRECT(ADDRESS(ROW([.A205]) + 1;1)) &gt; 0;&quot;,&quot;;&quot;;&quot;))" office:value-type="string" office:string-value="(202,'280-319','STAFF. M 280-319','280-319',9,'xF','MASTER',280,319,1,0,0,CURDATE(),CURDATE())," calcext:value-type="string">
            <text:p>(202,'280-319','STAFF. M 280-319','280-319',9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6])-3" office:value-type="float" office:value="203" calcext:value-type="float">
            <text:p>203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6]&amp;&quot;,'&quot;&amp;[.B206]&amp;&quot;','&quot;&amp;[.C206]&amp;&quot;','&quot;&amp;[.D206]&amp;&quot;',&quot;&amp;[.E206]&amp;&quot;,'&quot;&amp;[.F206]&amp;&quot;','&quot;&amp;[.G206]&amp;&quot;',&quot;&amp;[.H206]&amp;&quot;,&quot;&amp;[.I206]&amp;&quot;,&quot;&amp;[.J206]&amp;&quot;,&quot;&amp;[.K206]&amp;&quot;,0,CURDATE(),CURDATE())&quot;&amp;IF(AND([.E206]&lt;&gt;INDIRECT(ADDRESS(ROW([.E206]) + 1;5));INDIRECT(ADDRESS(ROW([.A206]) + 1;1)) &gt; 0); &quot;;&quot;&amp;CHAR(13)&amp;CHAR(10)&amp;CHAR(13)&amp;CHAR(10)&amp;[.M$3];IF(INDIRECT(ADDRESS(ROW([.A206]) + 1;1)) &gt; 0;&quot;,&quot;;&quot;;&quot;))" office:value-type="string" office:string-value="(203,'320-359','STAFF. M 320-359','320-359',9,'xG','MASTER',320,359,1,0,0,CURDATE(),CURDATE())," calcext:value-type="string">
            <text:p>(203,'320-359','STAFF. M 320-359','320-359',9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07])-3" office:value-type="float" office:value="204" calcext:value-type="float">
            <text:p>204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7]&amp;&quot;,'&quot;&amp;[.B207]&amp;&quot;','&quot;&amp;[.C207]&amp;&quot;','&quot;&amp;[.D207]&amp;&quot;',&quot;&amp;[.E207]&amp;&quot;,'&quot;&amp;[.F207]&amp;&quot;','&quot;&amp;[.G207]&amp;&quot;',&quot;&amp;[.H207]&amp;&quot;,&quot;&amp;[.I207]&amp;&quot;,&quot;&amp;[.J207]&amp;&quot;,&quot;&amp;[.K207]&amp;&quot;,0,CURDATE(),CURDATE())&quot;&amp;IF(AND([.E207]&lt;&gt;INDIRECT(ADDRESS(ROW([.E207]) + 1;5));INDIRECT(ADDRESS(ROW([.A207]) + 1;1)) &gt; 0); &quot;;&quot;&amp;CHAR(13)&amp;CHAR(10)&amp;CHAR(13)&amp;CHAR(10)&amp;[.M$3];IF(INDIRECT(ADDRESS(ROW([.A207]) + 1;1)) &gt; 0;&quot;,&quot;;&quot;;&quot;))" office:value-type="string" office:string-value="(204,'360-399','STAFF. M 360-399','360-399',9,'xH','MASTER',360,399,1,0,0,CURDATE(),CURDATE())," calcext:value-type="string">
            <text:p>(204,'360-399','STAFF. M 360-399','360-399',9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08]&amp;&quot;,'&quot;&amp;[.B208]&amp;&quot;','&quot;&amp;[.C208]&amp;&quot;','&quot;&amp;[.D208]&amp;&quot;',&quot;&amp;[.E208]&amp;&quot;,'&quot;&amp;[.F208]&amp;&quot;','&quot;&amp;[.G208]&amp;&quot;',&quot;&amp;[.H208]&amp;&quot;,&quot;&amp;[.I208]&amp;&quot;,&quot;&amp;[.J208]&amp;&quot;,&quot;&amp;[.K208]&amp;&quot;,0,CURDATE(),CURDATE())&quot;&amp;IF(AND([.E208]&lt;&gt;INDIRECT(ADDRESS(ROW([.E208]) + 1;5));INDIRECT(ADDRESS(ROW([.A208]) + 1;1)) &gt; 0); &quot;;&quot;&amp;CHAR(13)&amp;CHAR(10)&amp;CHAR(13)&amp;CHAR(10)&amp;[.M$3];IF(INDIRECT(ADDRESS(ROW([.A208]) + 1;1)) &gt; 0;&quot;,&quot;;&quot;;&quot;))" office:value-type="string" office:string-value="(205,'000-999','STAFF. ASSOLUTI','ASSOLUTI',9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05,'000-999','STAFF. ASSOLUTI','ASSOLUTI',9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209])-3" office:value-type="float" office:value="206" calcext:value-type="float">
            <text:p>206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09]&amp;&quot;,'&quot;&amp;[.B209]&amp;&quot;','&quot;&amp;[.C209]&amp;&quot;','&quot;&amp;[.D209]&amp;&quot;',&quot;&amp;[.E209]&amp;&quot;,'&quot;&amp;[.F209]&amp;&quot;','&quot;&amp;[.G209]&amp;&quot;',&quot;&amp;[.H209]&amp;&quot;,&quot;&amp;[.I209]&amp;&quot;,&quot;&amp;[.J209]&amp;&quot;,&quot;&amp;[.K209]&amp;&quot;,0,CURDATE(),CURDATE())&quot;&amp;IF(AND([.E209]&lt;&gt;INDIRECT(ADDRESS(ROW([.E209]) + 1;5));INDIRECT(ADDRESS(ROW([.A209]) + 1;1)) &gt; 0); &quot;;&quot;&amp;CHAR(13)&amp;CHAR(10)&amp;CHAR(13)&amp;CHAR(10)&amp;[.M$3];IF(INDIRECT(ADDRESS(ROW([.A209]) + 1;1)) &gt; 0;&quot;,&quot;;&quot;;&quot;))" office:value-type="string" office:string-value="(206,'U25','UNDER 25','U25',54,'A','MASTER',20,24,0,0,0,CURDATE(),CURDATE())," calcext:value-type="string">
            <text:p>(206,'U25','UNDER 25','U25',5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0])-3" office:value-type="float" office:value="207" calcext:value-type="float">
            <text:p>207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0]&amp;&quot;,'&quot;&amp;[.B210]&amp;&quot;','&quot;&amp;[.C210]&amp;&quot;','&quot;&amp;[.D210]&amp;&quot;',&quot;&amp;[.E210]&amp;&quot;,'&quot;&amp;[.F210]&amp;&quot;','&quot;&amp;[.G210]&amp;&quot;',&quot;&amp;[.H210]&amp;&quot;,&quot;&amp;[.I210]&amp;&quot;,&quot;&amp;[.J210]&amp;&quot;,&quot;&amp;[.K210]&amp;&quot;,0,CURDATE(),CURDATE())&quot;&amp;IF(AND([.E210]&lt;&gt;INDIRECT(ADDRESS(ROW([.E210]) + 1;5));INDIRECT(ADDRESS(ROW([.A210]) + 1;1)) &gt; 0); &quot;;&quot;&amp;CHAR(13)&amp;CHAR(10)&amp;CHAR(13)&amp;CHAR(10)&amp;[.M$3];IF(INDIRECT(ADDRESS(ROW([.A210]) + 1;1)) &gt; 0;&quot;,&quot;;&quot;;&quot;))" office:value-type="string" office:string-value="(207,'M25','MASTER 25','M25',54,'B','MASTER',25,29,0,0,0,CURDATE(),CURDATE())," calcext:value-type="string">
            <text:p>(207,'M25','MASTER 25','M25',5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1])-3" office:value-type="float" office:value="208" calcext:value-type="float">
            <text:p>208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1]&amp;&quot;,'&quot;&amp;[.B211]&amp;&quot;','&quot;&amp;[.C211]&amp;&quot;','&quot;&amp;[.D211]&amp;&quot;',&quot;&amp;[.E211]&amp;&quot;,'&quot;&amp;[.F211]&amp;&quot;','&quot;&amp;[.G211]&amp;&quot;',&quot;&amp;[.H211]&amp;&quot;,&quot;&amp;[.I211]&amp;&quot;,&quot;&amp;[.J211]&amp;&quot;,&quot;&amp;[.K211]&amp;&quot;,0,CURDATE(),CURDATE())&quot;&amp;IF(AND([.E211]&lt;&gt;INDIRECT(ADDRESS(ROW([.E211]) + 1;5));INDIRECT(ADDRESS(ROW([.A211]) + 1;1)) &gt; 0); &quot;;&quot;&amp;CHAR(13)&amp;CHAR(10)&amp;CHAR(13)&amp;CHAR(10)&amp;[.M$3];IF(INDIRECT(ADDRESS(ROW([.A211]) + 1;1)) &gt; 0;&quot;,&quot;;&quot;;&quot;))" office:value-type="string" office:string-value="(208,'M30','MASTER 30','M30',54,'C','MASTER',30,34,0,0,0,CURDATE(),CURDATE())," calcext:value-type="string">
            <text:p>(208,'M30','MASTER 30','M30',5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2])-3" office:value-type="float" office:value="209" calcext:value-type="float">
            <text:p>209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2]&amp;&quot;,'&quot;&amp;[.B212]&amp;&quot;','&quot;&amp;[.C212]&amp;&quot;','&quot;&amp;[.D212]&amp;&quot;',&quot;&amp;[.E212]&amp;&quot;,'&quot;&amp;[.F212]&amp;&quot;','&quot;&amp;[.G212]&amp;&quot;',&quot;&amp;[.H212]&amp;&quot;,&quot;&amp;[.I212]&amp;&quot;,&quot;&amp;[.J212]&amp;&quot;,&quot;&amp;[.K212]&amp;&quot;,0,CURDATE(),CURDATE())&quot;&amp;IF(AND([.E212]&lt;&gt;INDIRECT(ADDRESS(ROW([.E212]) + 1;5));INDIRECT(ADDRESS(ROW([.A212]) + 1;1)) &gt; 0); &quot;;&quot;&amp;CHAR(13)&amp;CHAR(10)&amp;CHAR(13)&amp;CHAR(10)&amp;[.M$3];IF(INDIRECT(ADDRESS(ROW([.A212]) + 1;1)) &gt; 0;&quot;,&quot;;&quot;;&quot;))" office:value-type="string" office:string-value="(209,'M35','MASTER 35','M35',54,'D','MASTER',35,39,0,0,0,CURDATE(),CURDATE())," calcext:value-type="string">
            <text:p>(209,'M35','MASTER 35','M35',5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3])-3" office:value-type="float" office:value="210" calcext:value-type="float">
            <text:p>21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3]&amp;&quot;,'&quot;&amp;[.B213]&amp;&quot;','&quot;&amp;[.C213]&amp;&quot;','&quot;&amp;[.D213]&amp;&quot;',&quot;&amp;[.E213]&amp;&quot;,'&quot;&amp;[.F213]&amp;&quot;','&quot;&amp;[.G213]&amp;&quot;',&quot;&amp;[.H213]&amp;&quot;,&quot;&amp;[.I213]&amp;&quot;,&quot;&amp;[.J213]&amp;&quot;,&quot;&amp;[.K213]&amp;&quot;,0,CURDATE(),CURDATE())&quot;&amp;IF(AND([.E213]&lt;&gt;INDIRECT(ADDRESS(ROW([.E213]) + 1;5));INDIRECT(ADDRESS(ROW([.A213]) + 1;1)) &gt; 0); &quot;;&quot;&amp;CHAR(13)&amp;CHAR(10)&amp;CHAR(13)&amp;CHAR(10)&amp;[.M$3];IF(INDIRECT(ADDRESS(ROW([.A213]) + 1;1)) &gt; 0;&quot;,&quot;;&quot;;&quot;))" office:value-type="string" office:string-value="(210,'M40','MASTER 40','M40',54,'E','MASTER',40,44,0,0,0,CURDATE(),CURDATE())," calcext:value-type="string">
            <text:p>(210,'M40','MASTER 40','M40',5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4])-3" office:value-type="float" office:value="211" calcext:value-type="float">
            <text:p>211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4]&amp;&quot;,'&quot;&amp;[.B214]&amp;&quot;','&quot;&amp;[.C214]&amp;&quot;','&quot;&amp;[.D214]&amp;&quot;',&quot;&amp;[.E214]&amp;&quot;,'&quot;&amp;[.F214]&amp;&quot;','&quot;&amp;[.G214]&amp;&quot;',&quot;&amp;[.H214]&amp;&quot;,&quot;&amp;[.I214]&amp;&quot;,&quot;&amp;[.J214]&amp;&quot;,&quot;&amp;[.K214]&amp;&quot;,0,CURDATE(),CURDATE())&quot;&amp;IF(AND([.E214]&lt;&gt;INDIRECT(ADDRESS(ROW([.E214]) + 1;5));INDIRECT(ADDRESS(ROW([.A214]) + 1;1)) &gt; 0); &quot;;&quot;&amp;CHAR(13)&amp;CHAR(10)&amp;CHAR(13)&amp;CHAR(10)&amp;[.M$3];IF(INDIRECT(ADDRESS(ROW([.A214]) + 1;1)) &gt; 0;&quot;,&quot;;&quot;;&quot;))" office:value-type="string" office:string-value="(211,'M45','MASTER 45','M45',54,'F','MASTER',45,49,0,0,0,CURDATE(),CURDATE())," calcext:value-type="string">
            <text:p>(211,'M45','MASTER 45','M45',5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5])-3" office:value-type="float" office:value="212" calcext:value-type="float">
            <text:p>212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5]&amp;&quot;,'&quot;&amp;[.B215]&amp;&quot;','&quot;&amp;[.C215]&amp;&quot;','&quot;&amp;[.D215]&amp;&quot;',&quot;&amp;[.E215]&amp;&quot;,'&quot;&amp;[.F215]&amp;&quot;','&quot;&amp;[.G215]&amp;&quot;',&quot;&amp;[.H215]&amp;&quot;,&quot;&amp;[.I215]&amp;&quot;,&quot;&amp;[.J215]&amp;&quot;,&quot;&amp;[.K215]&amp;&quot;,0,CURDATE(),CURDATE())&quot;&amp;IF(AND([.E215]&lt;&gt;INDIRECT(ADDRESS(ROW([.E215]) + 1;5));INDIRECT(ADDRESS(ROW([.A215]) + 1;1)) &gt; 0); &quot;;&quot;&amp;CHAR(13)&amp;CHAR(10)&amp;CHAR(13)&amp;CHAR(10)&amp;[.M$3];IF(INDIRECT(ADDRESS(ROW([.A215]) + 1;1)) &gt; 0;&quot;,&quot;;&quot;;&quot;))" office:value-type="string" office:string-value="(212,'M50','MASTER 50','M50',54,'G','MASTER',50,54,0,0,0,CURDATE(),CURDATE())," calcext:value-type="string">
            <text:p>(212,'M50','MASTER 50','M50',5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6])-3" office:value-type="float" office:value="213" calcext:value-type="float">
            <text:p>213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6]&amp;&quot;,'&quot;&amp;[.B216]&amp;&quot;','&quot;&amp;[.C216]&amp;&quot;','&quot;&amp;[.D216]&amp;&quot;',&quot;&amp;[.E216]&amp;&quot;,'&quot;&amp;[.F216]&amp;&quot;','&quot;&amp;[.G216]&amp;&quot;',&quot;&amp;[.H216]&amp;&quot;,&quot;&amp;[.I216]&amp;&quot;,&quot;&amp;[.J216]&amp;&quot;,&quot;&amp;[.K216]&amp;&quot;,0,CURDATE(),CURDATE())&quot;&amp;IF(AND([.E216]&lt;&gt;INDIRECT(ADDRESS(ROW([.E216]) + 1;5));INDIRECT(ADDRESS(ROW([.A216]) + 1;1)) &gt; 0); &quot;;&quot;&amp;CHAR(13)&amp;CHAR(10)&amp;CHAR(13)&amp;CHAR(10)&amp;[.M$3];IF(INDIRECT(ADDRESS(ROW([.A216]) + 1;1)) &gt; 0;&quot;,&quot;;&quot;;&quot;))" office:value-type="string" office:string-value="(213,'M55','MASTER 55','M55',54,'H','MASTER',55,59,0,0,0,CURDATE(),CURDATE())," calcext:value-type="string">
            <text:p>(213,'M55','MASTER 55','M55',5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7])-3" office:value-type="float" office:value="214" calcext:value-type="float">
            <text:p>214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7]&amp;&quot;,'&quot;&amp;[.B217]&amp;&quot;','&quot;&amp;[.C217]&amp;&quot;','&quot;&amp;[.D217]&amp;&quot;',&quot;&amp;[.E217]&amp;&quot;,'&quot;&amp;[.F217]&amp;&quot;','&quot;&amp;[.G217]&amp;&quot;',&quot;&amp;[.H217]&amp;&quot;,&quot;&amp;[.I217]&amp;&quot;,&quot;&amp;[.J217]&amp;&quot;,&quot;&amp;[.K217]&amp;&quot;,0,CURDATE(),CURDATE())&quot;&amp;IF(AND([.E217]&lt;&gt;INDIRECT(ADDRESS(ROW([.E217]) + 1;5));INDIRECT(ADDRESS(ROW([.A217]) + 1;1)) &gt; 0); &quot;;&quot;&amp;CHAR(13)&amp;CHAR(10)&amp;CHAR(13)&amp;CHAR(10)&amp;[.M$3];IF(INDIRECT(ADDRESS(ROW([.A217]) + 1;1)) &gt; 0;&quot;,&quot;;&quot;;&quot;))" office:value-type="string" office:string-value="(214,'M60','MASTER 60','M60',54,'I','MASTER',60,64,0,0,0,CURDATE(),CURDATE())," calcext:value-type="string">
            <text:p>(214,'M60','MASTER 60','M60',5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8])-3" office:value-type="float" office:value="215" calcext:value-type="float">
            <text:p>21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8]&amp;&quot;,'&quot;&amp;[.B218]&amp;&quot;','&quot;&amp;[.C218]&amp;&quot;','&quot;&amp;[.D218]&amp;&quot;',&quot;&amp;[.E218]&amp;&quot;,'&quot;&amp;[.F218]&amp;&quot;','&quot;&amp;[.G218]&amp;&quot;',&quot;&amp;[.H218]&amp;&quot;,&quot;&amp;[.I218]&amp;&quot;,&quot;&amp;[.J218]&amp;&quot;,&quot;&amp;[.K218]&amp;&quot;,0,CURDATE(),CURDATE())&quot;&amp;IF(AND([.E218]&lt;&gt;INDIRECT(ADDRESS(ROW([.E218]) + 1;5));INDIRECT(ADDRESS(ROW([.A218]) + 1;1)) &gt; 0); &quot;;&quot;&amp;CHAR(13)&amp;CHAR(10)&amp;CHAR(13)&amp;CHAR(10)&amp;[.M$3];IF(INDIRECT(ADDRESS(ROW([.A218]) + 1;1)) &gt; 0;&quot;,&quot;;&quot;;&quot;))" office:value-type="string" office:string-value="(215,'M65','MASTER 65','M65',54,'J','MASTER',65,69,0,0,0,CURDATE(),CURDATE())," calcext:value-type="string">
            <text:p>(215,'M65','MASTER 65','M65',5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19])-3" office:value-type="float" office:value="216" calcext:value-type="float">
            <text:p>216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19]&amp;&quot;,'&quot;&amp;[.B219]&amp;&quot;','&quot;&amp;[.C219]&amp;&quot;','&quot;&amp;[.D219]&amp;&quot;',&quot;&amp;[.E219]&amp;&quot;,'&quot;&amp;[.F219]&amp;&quot;','&quot;&amp;[.G219]&amp;&quot;',&quot;&amp;[.H219]&amp;&quot;,&quot;&amp;[.I219]&amp;&quot;,&quot;&amp;[.J219]&amp;&quot;,&quot;&amp;[.K219]&amp;&quot;,0,CURDATE(),CURDATE())&quot;&amp;IF(AND([.E219]&lt;&gt;INDIRECT(ADDRESS(ROW([.E219]) + 1;5));INDIRECT(ADDRESS(ROW([.A219]) + 1;1)) &gt; 0); &quot;;&quot;&amp;CHAR(13)&amp;CHAR(10)&amp;CHAR(13)&amp;CHAR(10)&amp;[.M$3];IF(INDIRECT(ADDRESS(ROW([.A219]) + 1;1)) &gt; 0;&quot;,&quot;;&quot;;&quot;))" office:value-type="string" office:string-value="(216,'M70','MASTER 70','M70',54,'K','MASTER',70,74,0,0,0,CURDATE(),CURDATE())," calcext:value-type="string">
            <text:p>(216,'M70','MASTER 70','M70',5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0])-3" office:value-type="float" office:value="217" calcext:value-type="float">
            <text:p>217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0]&amp;&quot;,'&quot;&amp;[.B220]&amp;&quot;','&quot;&amp;[.C220]&amp;&quot;','&quot;&amp;[.D220]&amp;&quot;',&quot;&amp;[.E220]&amp;&quot;,'&quot;&amp;[.F220]&amp;&quot;','&quot;&amp;[.G220]&amp;&quot;',&quot;&amp;[.H220]&amp;&quot;,&quot;&amp;[.I220]&amp;&quot;,&quot;&amp;[.J220]&amp;&quot;,&quot;&amp;[.K220]&amp;&quot;,0,CURDATE(),CURDATE())&quot;&amp;IF(AND([.E220]&lt;&gt;INDIRECT(ADDRESS(ROW([.E220]) + 1;5));INDIRECT(ADDRESS(ROW([.A220]) + 1;1)) &gt; 0); &quot;;&quot;&amp;CHAR(13)&amp;CHAR(10)&amp;CHAR(13)&amp;CHAR(10)&amp;[.M$3];IF(INDIRECT(ADDRESS(ROW([.A220]) + 1;1)) &gt; 0;&quot;,&quot;;&quot;;&quot;))" office:value-type="string" office:string-value="(217,'M75','MASTER 75','M75',54,'L','MASTER',75,79,0,0,0,CURDATE(),CURDATE())," calcext:value-type="string">
            <text:p>(217,'M75','MASTER 75','M75',5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1])-3" office:value-type="float" office:value="218" calcext:value-type="float">
            <text:p>218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1]&amp;&quot;,'&quot;&amp;[.B221]&amp;&quot;','&quot;&amp;[.C221]&amp;&quot;','&quot;&amp;[.D221]&amp;&quot;',&quot;&amp;[.E221]&amp;&quot;,'&quot;&amp;[.F221]&amp;&quot;','&quot;&amp;[.G221]&amp;&quot;',&quot;&amp;[.H221]&amp;&quot;,&quot;&amp;[.I221]&amp;&quot;,&quot;&amp;[.J221]&amp;&quot;,&quot;&amp;[.K221]&amp;&quot;,0,CURDATE(),CURDATE())&quot;&amp;IF(AND([.E221]&lt;&gt;INDIRECT(ADDRESS(ROW([.E221]) + 1;5));INDIRECT(ADDRESS(ROW([.A221]) + 1;1)) &gt; 0); &quot;;&quot;&amp;CHAR(13)&amp;CHAR(10)&amp;CHAR(13)&amp;CHAR(10)&amp;[.M$3];IF(INDIRECT(ADDRESS(ROW([.A221]) + 1;1)) &gt; 0;&quot;,&quot;;&quot;;&quot;))" office:value-type="string" office:string-value="(218,'M80','MASTER 80','M80',54,'M','MASTER',80,84,0,0,0,CURDATE(),CURDATE())," calcext:value-type="string">
            <text:p>(218,'M80','MASTER 80','M80',5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2])-3" office:value-type="float" office:value="219" calcext:value-type="float">
            <text:p>219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2]&amp;&quot;,'&quot;&amp;[.B222]&amp;&quot;','&quot;&amp;[.C222]&amp;&quot;','&quot;&amp;[.D222]&amp;&quot;',&quot;&amp;[.E222]&amp;&quot;,'&quot;&amp;[.F222]&amp;&quot;','&quot;&amp;[.G222]&amp;&quot;',&quot;&amp;[.H222]&amp;&quot;,&quot;&amp;[.I222]&amp;&quot;,&quot;&amp;[.J222]&amp;&quot;,&quot;&amp;[.K222]&amp;&quot;,0,CURDATE(),CURDATE())&quot;&amp;IF(AND([.E222]&lt;&gt;INDIRECT(ADDRESS(ROW([.E222]) + 1;5));INDIRECT(ADDRESS(ROW([.A222]) + 1;1)) &gt; 0); &quot;;&quot;&amp;CHAR(13)&amp;CHAR(10)&amp;CHAR(13)&amp;CHAR(10)&amp;[.M$3];IF(INDIRECT(ADDRESS(ROW([.A222]) + 1;1)) &gt; 0;&quot;,&quot;;&quot;;&quot;))" office:value-type="string" office:string-value="(219,'M85','MASTER 85','M85',54,'N','MASTER',85,89,0,0,0,CURDATE(),CURDATE())," calcext:value-type="string">
            <text:p>(219,'M85','MASTER 85','M85',5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3])-3" office:value-type="float" office:value="220" calcext:value-type="float">
            <text:p>22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3]&amp;&quot;,'&quot;&amp;[.B223]&amp;&quot;','&quot;&amp;[.C223]&amp;&quot;','&quot;&amp;[.D223]&amp;&quot;',&quot;&amp;[.E223]&amp;&quot;,'&quot;&amp;[.F223]&amp;&quot;','&quot;&amp;[.G223]&amp;&quot;',&quot;&amp;[.H223]&amp;&quot;,&quot;&amp;[.I223]&amp;&quot;,&quot;&amp;[.J223]&amp;&quot;,&quot;&amp;[.K223]&amp;&quot;,0,CURDATE(),CURDATE())&quot;&amp;IF(AND([.E223]&lt;&gt;INDIRECT(ADDRESS(ROW([.E223]) + 1;5));INDIRECT(ADDRESS(ROW([.A223]) + 1;1)) &gt; 0); &quot;;&quot;&amp;CHAR(13)&amp;CHAR(10)&amp;CHAR(13)&amp;CHAR(10)&amp;[.M$3];IF(INDIRECT(ADDRESS(ROW([.A223]) + 1;1)) &gt; 0;&quot;,&quot;;&quot;;&quot;))" office:value-type="string" office:string-value="(220,'M90','MASTER 90','M90',54,'O','MASTER',90,94,0,0,0,CURDATE(),CURDATE())," calcext:value-type="string">
            <text:p>(220,'M90','MASTER 90','M90',5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4])-3" office:value-type="float" office:value="221" calcext:value-type="float">
            <text:p>221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4]&amp;&quot;,'&quot;&amp;[.B224]&amp;&quot;','&quot;&amp;[.C224]&amp;&quot;','&quot;&amp;[.D224]&amp;&quot;',&quot;&amp;[.E224]&amp;&quot;,'&quot;&amp;[.F224]&amp;&quot;','&quot;&amp;[.G224]&amp;&quot;',&quot;&amp;[.H224]&amp;&quot;,&quot;&amp;[.I224]&amp;&quot;,&quot;&amp;[.J224]&amp;&quot;,&quot;&amp;[.K224]&amp;&quot;,0,CURDATE(),CURDATE())&quot;&amp;IF(AND([.E224]&lt;&gt;INDIRECT(ADDRESS(ROW([.E224]) + 1;5));INDIRECT(ADDRESS(ROW([.A224]) + 1;1)) &gt; 0); &quot;;&quot;&amp;CHAR(13)&amp;CHAR(10)&amp;CHAR(13)&amp;CHAR(10)&amp;[.M$3];IF(INDIRECT(ADDRESS(ROW([.A224]) + 1;1)) &gt; 0;&quot;,&quot;;&quot;;&quot;))" office:value-type="string" office:string-value="(221,'M95','MASTER 95','M95',54,'P','MASTER',95,99,0,0,0,CURDATE(),CURDATE())," calcext:value-type="string">
            <text:p>(221,'M95','MASTER 95','M95',5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5])-3" office:value-type="float" office:value="222" calcext:value-type="float">
            <text:p>222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25]&amp;&quot;,'&quot;&amp;[.B225]&amp;&quot;','&quot;&amp;[.C225]&amp;&quot;','&quot;&amp;[.D225]&amp;&quot;',&quot;&amp;[.E225]&amp;&quot;,'&quot;&amp;[.F225]&amp;&quot;','&quot;&amp;[.G225]&amp;&quot;',&quot;&amp;[.H225]&amp;&quot;,&quot;&amp;[.I225]&amp;&quot;,&quot;&amp;[.J225]&amp;&quot;,&quot;&amp;[.K225]&amp;&quot;,0,CURDATE(),CURDATE())&quot;&amp;IF(AND([.E225]&lt;&gt;INDIRECT(ADDRESS(ROW([.E225]) + 1;5));INDIRECT(ADDRESS(ROW([.A225]) + 1;1)) &gt; 0); &quot;;&quot;&amp;CHAR(13)&amp;CHAR(10)&amp;CHAR(13)&amp;CHAR(10)&amp;[.M$3];IF(INDIRECT(ADDRESS(ROW([.A225]) + 1;1)) &gt; 0;&quot;,&quot;;&quot;;&quot;))" office:value-type="string" office:string-value="(222,'MA0','MASTER 100','MA0',54,'Q','MASTER',100,999,0,0,0,CURDATE(),CURDATE())," calcext:value-type="string">
            <text:p>(222,'MA0','MASTER 100','MA0',5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6])-3" office:value-type="float" office:value="223" calcext:value-type="float">
            <text:p>223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26]&amp;&quot;,'&quot;&amp;[.B226]&amp;&quot;','&quot;&amp;[.C226]&amp;&quot;','&quot;&amp;[.D226]&amp;&quot;',&quot;&amp;[.E226]&amp;&quot;,'&quot;&amp;[.F226]&amp;&quot;','&quot;&amp;[.G226]&amp;&quot;',&quot;&amp;[.H226]&amp;&quot;,&quot;&amp;[.I226]&amp;&quot;,&quot;&amp;[.J226]&amp;&quot;,&quot;&amp;[.K226]&amp;&quot;,0,CURDATE(),CURDATE())&quot;&amp;IF(AND([.E226]&lt;&gt;INDIRECT(ADDRESS(ROW([.E226]) + 1;5));INDIRECT(ADDRESS(ROW([.A226]) + 1;1)) &gt; 0); &quot;;&quot;&amp;CHAR(13)&amp;CHAR(10)&amp;CHAR(13)&amp;CHAR(10)&amp;[.M$3];IF(INDIRECT(ADDRESS(ROW([.A226]) + 1;1)) &gt; 0;&quot;,&quot;;&quot;;&quot;))" office:value-type="string" office:string-value="(223,'100-119','STAFF. M FINO A 119','100-119',54,'xA','MASTER',100,119,1,0,0,CURDATE(),CURDATE())," calcext:value-type="string">
            <text:p>(223,'100-119','STAFF. M FINO A 119','100-119',5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7])-3" office:value-type="float" office:value="224" calcext:value-type="float">
            <text:p>224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27]&amp;&quot;,'&quot;&amp;[.B227]&amp;&quot;','&quot;&amp;[.C227]&amp;&quot;','&quot;&amp;[.D227]&amp;&quot;',&quot;&amp;[.E227]&amp;&quot;,'&quot;&amp;[.F227]&amp;&quot;','&quot;&amp;[.G227]&amp;&quot;',&quot;&amp;[.H227]&amp;&quot;,&quot;&amp;[.I227]&amp;&quot;,&quot;&amp;[.J227]&amp;&quot;,&quot;&amp;[.K227]&amp;&quot;,0,CURDATE(),CURDATE())&quot;&amp;IF(AND([.E227]&lt;&gt;INDIRECT(ADDRESS(ROW([.E227]) + 1;5));INDIRECT(ADDRESS(ROW([.A227]) + 1;1)) &gt; 0); &quot;;&quot;&amp;CHAR(13)&amp;CHAR(10)&amp;CHAR(13)&amp;CHAR(10)&amp;[.M$3];IF(INDIRECT(ADDRESS(ROW([.A227]) + 1;1)) &gt; 0;&quot;,&quot;;&quot;;&quot;))" office:value-type="string" office:string-value="(224,'120-159','STAFF. M 120-159','120-159',54,'xB','MASTER',120,159,1,0,0,CURDATE(),CURDATE())," calcext:value-type="string">
            <text:p>(224,'120-159','STAFF. M 120-159','120-159',5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8])-3" office:value-type="float" office:value="225" calcext:value-type="float">
            <text:p>225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28]&amp;&quot;,'&quot;&amp;[.B228]&amp;&quot;','&quot;&amp;[.C228]&amp;&quot;','&quot;&amp;[.D228]&amp;&quot;',&quot;&amp;[.E228]&amp;&quot;,'&quot;&amp;[.F228]&amp;&quot;','&quot;&amp;[.G228]&amp;&quot;',&quot;&amp;[.H228]&amp;&quot;,&quot;&amp;[.I228]&amp;&quot;,&quot;&amp;[.J228]&amp;&quot;,&quot;&amp;[.K228]&amp;&quot;,0,CURDATE(),CURDATE())&quot;&amp;IF(AND([.E228]&lt;&gt;INDIRECT(ADDRESS(ROW([.E228]) + 1;5));INDIRECT(ADDRESS(ROW([.A228]) + 1;1)) &gt; 0); &quot;;&quot;&amp;CHAR(13)&amp;CHAR(10)&amp;CHAR(13)&amp;CHAR(10)&amp;[.M$3];IF(INDIRECT(ADDRESS(ROW([.A228]) + 1;1)) &gt; 0;&quot;,&quot;;&quot;;&quot;))" office:value-type="string" office:string-value="(225,'160-199','STAFF. M 160-199','160-199',54,'xC','MASTER',160,199,1,0,0,CURDATE(),CURDATE())," calcext:value-type="string">
            <text:p>(225,'160-199','STAFF. M 160-199','160-199',5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29])-3" office:value-type="float" office:value="226" calcext:value-type="float">
            <text:p>226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29]&amp;&quot;,'&quot;&amp;[.B229]&amp;&quot;','&quot;&amp;[.C229]&amp;&quot;','&quot;&amp;[.D229]&amp;&quot;',&quot;&amp;[.E229]&amp;&quot;,'&quot;&amp;[.F229]&amp;&quot;','&quot;&amp;[.G229]&amp;&quot;',&quot;&amp;[.H229]&amp;&quot;,&quot;&amp;[.I229]&amp;&quot;,&quot;&amp;[.J229]&amp;&quot;,&quot;&amp;[.K229]&amp;&quot;,0,CURDATE(),CURDATE())&quot;&amp;IF(AND([.E229]&lt;&gt;INDIRECT(ADDRESS(ROW([.E229]) + 1;5));INDIRECT(ADDRESS(ROW([.A229]) + 1;1)) &gt; 0); &quot;;&quot;&amp;CHAR(13)&amp;CHAR(10)&amp;CHAR(13)&amp;CHAR(10)&amp;[.M$3];IF(INDIRECT(ADDRESS(ROW([.A229]) + 1;1)) &gt; 0;&quot;,&quot;;&quot;;&quot;))" office:value-type="string" office:string-value="(226,'200-239','STAFF. M 200-239','200-239',54,'xD','MASTER',200,239,1,0,0,CURDATE(),CURDATE())," calcext:value-type="string">
            <text:p>(226,'200-239','STAFF. M 200-239','200-239',5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0])-3" office:value-type="float" office:value="227" calcext:value-type="float">
            <text:p>227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30]&amp;&quot;,'&quot;&amp;[.B230]&amp;&quot;','&quot;&amp;[.C230]&amp;&quot;','&quot;&amp;[.D230]&amp;&quot;',&quot;&amp;[.E230]&amp;&quot;,'&quot;&amp;[.F230]&amp;&quot;','&quot;&amp;[.G230]&amp;&quot;',&quot;&amp;[.H230]&amp;&quot;,&quot;&amp;[.I230]&amp;&quot;,&quot;&amp;[.J230]&amp;&quot;,&quot;&amp;[.K230]&amp;&quot;,0,CURDATE(),CURDATE())&quot;&amp;IF(AND([.E230]&lt;&gt;INDIRECT(ADDRESS(ROW([.E230]) + 1;5));INDIRECT(ADDRESS(ROW([.A230]) + 1;1)) &gt; 0); &quot;;&quot;&amp;CHAR(13)&amp;CHAR(10)&amp;CHAR(13)&amp;CHAR(10)&amp;[.M$3];IF(INDIRECT(ADDRESS(ROW([.A230]) + 1;1)) &gt; 0;&quot;,&quot;;&quot;;&quot;))" office:value-type="string" office:string-value="(227,'240-279','STAFF. M 240-279','240-279',54,'xE','MASTER',240,279,1,0,0,CURDATE(),CURDATE())," calcext:value-type="string">
            <text:p>(227,'240-279','STAFF. M 240-279','240-279',5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1])-3" office:value-type="float" office:value="228" calcext:value-type="float">
            <text:p>228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31]&amp;&quot;,'&quot;&amp;[.B231]&amp;&quot;','&quot;&amp;[.C231]&amp;&quot;','&quot;&amp;[.D231]&amp;&quot;',&quot;&amp;[.E231]&amp;&quot;,'&quot;&amp;[.F231]&amp;&quot;','&quot;&amp;[.G231]&amp;&quot;',&quot;&amp;[.H231]&amp;&quot;,&quot;&amp;[.I231]&amp;&quot;,&quot;&amp;[.J231]&amp;&quot;,&quot;&amp;[.K231]&amp;&quot;,0,CURDATE(),CURDATE())&quot;&amp;IF(AND([.E231]&lt;&gt;INDIRECT(ADDRESS(ROW([.E231]) + 1;5));INDIRECT(ADDRESS(ROW([.A231]) + 1;1)) &gt; 0); &quot;;&quot;&amp;CHAR(13)&amp;CHAR(10)&amp;CHAR(13)&amp;CHAR(10)&amp;[.M$3];IF(INDIRECT(ADDRESS(ROW([.A231]) + 1;1)) &gt; 0;&quot;,&quot;;&quot;;&quot;))" office:value-type="string" office:string-value="(228,'280-319','STAFF. M 280-319','280-319',54,'xF','MASTER',280,319,1,0,0,CURDATE(),CURDATE())," calcext:value-type="string">
            <text:p>(228,'280-319','STAFF. M 280-319','280-319',5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2])-3" office:value-type="float" office:value="229" calcext:value-type="float">
            <text:p>22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32]&amp;&quot;,'&quot;&amp;[.B232]&amp;&quot;','&quot;&amp;[.C232]&amp;&quot;','&quot;&amp;[.D232]&amp;&quot;',&quot;&amp;[.E232]&amp;&quot;,'&quot;&amp;[.F232]&amp;&quot;','&quot;&amp;[.G232]&amp;&quot;',&quot;&amp;[.H232]&amp;&quot;,&quot;&amp;[.I232]&amp;&quot;,&quot;&amp;[.J232]&amp;&quot;,&quot;&amp;[.K232]&amp;&quot;,0,CURDATE(),CURDATE())&quot;&amp;IF(AND([.E232]&lt;&gt;INDIRECT(ADDRESS(ROW([.E232]) + 1;5));INDIRECT(ADDRESS(ROW([.A232]) + 1;1)) &gt; 0); &quot;;&quot;&amp;CHAR(13)&amp;CHAR(10)&amp;CHAR(13)&amp;CHAR(10)&amp;[.M$3];IF(INDIRECT(ADDRESS(ROW([.A232]) + 1;1)) &gt; 0;&quot;,&quot;;&quot;;&quot;))" office:value-type="string" office:string-value="(229,'320-359','STAFF. M 320-359','320-359',54,'xG','MASTER',320,359,1,0,0,CURDATE(),CURDATE())," calcext:value-type="string">
            <text:p>(229,'320-359','STAFF. M 320-359','320-359',54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54" calcext:value-type="float">
            <text:p>5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33]&amp;&quot;,'&quot;&amp;[.B233]&amp;&quot;','&quot;&amp;[.C233]&amp;&quot;','&quot;&amp;[.D233]&amp;&quot;',&quot;&amp;[.E233]&amp;&quot;,'&quot;&amp;[.F233]&amp;&quot;','&quot;&amp;[.G233]&amp;&quot;',&quot;&amp;[.H233]&amp;&quot;,&quot;&amp;[.I233]&amp;&quot;,&quot;&amp;[.J233]&amp;&quot;,&quot;&amp;[.K233]&amp;&quot;,0,CURDATE(),CURDATE())&quot;&amp;IF(AND([.E233]&lt;&gt;INDIRECT(ADDRESS(ROW([.E233]) + 1;5));INDIRECT(ADDRESS(ROW([.A233]) + 1;1)) &gt; 0); &quot;;&quot;&amp;CHAR(13)&amp;CHAR(10)&amp;CHAR(13)&amp;CHAR(10)&amp;[.M$3];IF(INDIRECT(ADDRESS(ROW([.A233]) + 1;1)) &gt; 0;&quot;,&quot;;&quot;;&quot;))" office:value-type="string" office:string-value="(230,'360-399','STAFF. M 360-399','360-399',5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30,'360-399','STAFF. M 360-399','360-399',5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234])-3" office:value-type="float" office:value="231" calcext:value-type="float">
            <text:p>231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234]&amp;&quot;,'&quot;&amp;[.B234]&amp;&quot;','&quot;&amp;[.C234]&amp;&quot;','&quot;&amp;[.D234]&amp;&quot;',&quot;&amp;[.E234]&amp;&quot;,'&quot;&amp;[.F234]&amp;&quot;','&quot;&amp;[.G234]&amp;&quot;',&quot;&amp;[.H234]&amp;&quot;,&quot;&amp;[.I234]&amp;&quot;,&quot;&amp;[.J234]&amp;&quot;,&quot;&amp;[.K234]&amp;&quot;,0,CURDATE(),CURDATE())&quot;&amp;IF(AND([.E234]&lt;&gt;INDIRECT(ADDRESS(ROW([.E234]) + 1;5));INDIRECT(ADDRESS(ROW([.A234]) + 1;1)) &gt; 0); &quot;;&quot;&amp;CHAR(13)&amp;CHAR(10)&amp;CHAR(13)&amp;CHAR(10)&amp;[.M$3];IF(INDIRECT(ADDRESS(ROW([.A234]) + 1;1)) &gt; 0;&quot;,&quot;;&quot;;&quot;))" office:value-type="string" office:string-value="(231,'PROP','PROPAGANDA','PROP',10,'P','MASTER',1,15,0,1,0,CURDATE(),CURDATE())," calcext:value-type="string">
            <text:p>(231,'PROP','PROPAGANDA','PROP',10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5])-3" office:value-type="float" office:value="232" calcext:value-type="float">
            <text:p>232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35]&amp;&quot;,'&quot;&amp;[.B235]&amp;&quot;','&quot;&amp;[.C235]&amp;&quot;','&quot;&amp;[.D235]&amp;&quot;',&quot;&amp;[.E235]&amp;&quot;,'&quot;&amp;[.F235]&amp;&quot;','&quot;&amp;[.G235]&amp;&quot;',&quot;&amp;[.H235]&amp;&quot;,&quot;&amp;[.I235]&amp;&quot;,&quot;&amp;[.J235]&amp;&quot;,&quot;&amp;[.K235]&amp;&quot;,0,CURDATE(),CURDATE())&quot;&amp;IF(AND([.E235]&lt;&gt;INDIRECT(ADDRESS(ROW([.E235]) + 1;5));INDIRECT(ADDRESS(ROW([.A235]) + 1;1)) &gt; 0); &quot;;&quot;&amp;CHAR(13)&amp;CHAR(10)&amp;CHAR(13)&amp;CHAR(10)&amp;[.M$3];IF(INDIRECT(ADDRESS(ROW([.A235]) + 1;1)) &gt; 0;&quot;,&quot;;&quot;;&quot;))" office:value-type="string" office:string-value="(232,'SEN','SENIORES','SEN',10,'1','MASTER',16,19,0,0,0,CURDATE(),CURDATE())," calcext:value-type="string">
            <text:p>(232,'SEN','SENIORES','SEN',10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6])-3" office:value-type="float" office:value="233" calcext:value-type="float">
            <text:p>233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36]&amp;&quot;,'&quot;&amp;[.B236]&amp;&quot;','&quot;&amp;[.C236]&amp;&quot;','&quot;&amp;[.D236]&amp;&quot;',&quot;&amp;[.E236]&amp;&quot;,'&quot;&amp;[.F236]&amp;&quot;','&quot;&amp;[.G236]&amp;&quot;',&quot;&amp;[.H236]&amp;&quot;,&quot;&amp;[.I236]&amp;&quot;,&quot;&amp;[.J236]&amp;&quot;,&quot;&amp;[.K236]&amp;&quot;,0,CURDATE(),CURDATE())&quot;&amp;IF(AND([.E236]&lt;&gt;INDIRECT(ADDRESS(ROW([.E236]) + 1;5));INDIRECT(ADDRESS(ROW([.A236]) + 1;1)) &gt; 0); &quot;;&quot;&amp;CHAR(13)&amp;CHAR(10)&amp;CHAR(13)&amp;CHAR(10)&amp;[.M$3];IF(INDIRECT(ADDRESS(ROW([.A236]) + 1;1)) &gt; 0;&quot;,&quot;;&quot;;&quot;))" office:value-type="string" office:string-value="(233,'M20','MASTER 20','M20',10,'2','MASTER',20,24,0,0,0,CURDATE(),CURDATE())," calcext:value-type="string">
            <text:p>(233,'M20','MASTER 20','M20',10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7])-3" office:value-type="float" office:value="234" calcext:value-type="float">
            <text:p>234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37]&amp;&quot;,'&quot;&amp;[.B237]&amp;&quot;','&quot;&amp;[.C237]&amp;&quot;','&quot;&amp;[.D237]&amp;&quot;',&quot;&amp;[.E237]&amp;&quot;,'&quot;&amp;[.F237]&amp;&quot;','&quot;&amp;[.G237]&amp;&quot;',&quot;&amp;[.H237]&amp;&quot;,&quot;&amp;[.I237]&amp;&quot;,&quot;&amp;[.J237]&amp;&quot;,&quot;&amp;[.K237]&amp;&quot;,0,CURDATE(),CURDATE())&quot;&amp;IF(AND([.E237]&lt;&gt;INDIRECT(ADDRESS(ROW([.E237]) + 1;5));INDIRECT(ADDRESS(ROW([.A237]) + 1;1)) &gt; 0); &quot;;&quot;&amp;CHAR(13)&amp;CHAR(10)&amp;CHAR(13)&amp;CHAR(10)&amp;[.M$3];IF(INDIRECT(ADDRESS(ROW([.A237]) + 1;1)) &gt; 0;&quot;,&quot;;&quot;;&quot;))" office:value-type="string" office:string-value="(234,'M25','MASTER 25','M25',10,'3','MASTER',25,29,0,0,0,CURDATE(),CURDATE())," calcext:value-type="string">
            <text:p>(234,'M25','MASTER 25','M25',10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8])-3" office:value-type="float" office:value="235" calcext:value-type="float">
            <text:p>235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38]&amp;&quot;,'&quot;&amp;[.B238]&amp;&quot;','&quot;&amp;[.C238]&amp;&quot;','&quot;&amp;[.D238]&amp;&quot;',&quot;&amp;[.E238]&amp;&quot;,'&quot;&amp;[.F238]&amp;&quot;','&quot;&amp;[.G238]&amp;&quot;',&quot;&amp;[.H238]&amp;&quot;,&quot;&amp;[.I238]&amp;&quot;,&quot;&amp;[.J238]&amp;&quot;,&quot;&amp;[.K238]&amp;&quot;,0,CURDATE(),CURDATE())&quot;&amp;IF(AND([.E238]&lt;&gt;INDIRECT(ADDRESS(ROW([.E238]) + 1;5));INDIRECT(ADDRESS(ROW([.A238]) + 1;1)) &gt; 0); &quot;;&quot;&amp;CHAR(13)&amp;CHAR(10)&amp;CHAR(13)&amp;CHAR(10)&amp;[.M$3];IF(INDIRECT(ADDRESS(ROW([.A238]) + 1;1)) &gt; 0;&quot;,&quot;;&quot;;&quot;))" office:value-type="string" office:string-value="(235,'M30','MASTER 30','M30',10,'4','MASTER',30,34,0,0,0,CURDATE(),CURDATE())," calcext:value-type="string">
            <text:p>(235,'M30','MASTER 30','M30',10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39])-3" office:value-type="float" office:value="236" calcext:value-type="float">
            <text:p>236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39]&amp;&quot;,'&quot;&amp;[.B239]&amp;&quot;','&quot;&amp;[.C239]&amp;&quot;','&quot;&amp;[.D239]&amp;&quot;',&quot;&amp;[.E239]&amp;&quot;,'&quot;&amp;[.F239]&amp;&quot;','&quot;&amp;[.G239]&amp;&quot;',&quot;&amp;[.H239]&amp;&quot;,&quot;&amp;[.I239]&amp;&quot;,&quot;&amp;[.J239]&amp;&quot;,&quot;&amp;[.K239]&amp;&quot;,0,CURDATE(),CURDATE())&quot;&amp;IF(AND([.E239]&lt;&gt;INDIRECT(ADDRESS(ROW([.E239]) + 1;5));INDIRECT(ADDRESS(ROW([.A239]) + 1;1)) &gt; 0); &quot;;&quot;&amp;CHAR(13)&amp;CHAR(10)&amp;CHAR(13)&amp;CHAR(10)&amp;[.M$3];IF(INDIRECT(ADDRESS(ROW([.A239]) + 1;1)) &gt; 0;&quot;,&quot;;&quot;;&quot;))" office:value-type="string" office:string-value="(236,'M35','MASTER 35','M35',10,'5','MASTER',35,39,0,0,0,CURDATE(),CURDATE())," calcext:value-type="string">
            <text:p>(236,'M35','MASTER 35','M35',10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0])-3" office:value-type="float" office:value="237" calcext:value-type="float">
            <text:p>237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0]&amp;&quot;,'&quot;&amp;[.B240]&amp;&quot;','&quot;&amp;[.C240]&amp;&quot;','&quot;&amp;[.D240]&amp;&quot;',&quot;&amp;[.E240]&amp;&quot;,'&quot;&amp;[.F240]&amp;&quot;','&quot;&amp;[.G240]&amp;&quot;',&quot;&amp;[.H240]&amp;&quot;,&quot;&amp;[.I240]&amp;&quot;,&quot;&amp;[.J240]&amp;&quot;,&quot;&amp;[.K240]&amp;&quot;,0,CURDATE(),CURDATE())&quot;&amp;IF(AND([.E240]&lt;&gt;INDIRECT(ADDRESS(ROW([.E240]) + 1;5));INDIRECT(ADDRESS(ROW([.A240]) + 1;1)) &gt; 0); &quot;;&quot;&amp;CHAR(13)&amp;CHAR(10)&amp;CHAR(13)&amp;CHAR(10)&amp;[.M$3];IF(INDIRECT(ADDRESS(ROW([.A240]) + 1;1)) &gt; 0;&quot;,&quot;;&quot;;&quot;))" office:value-type="string" office:string-value="(237,'M40','MASTER 40','M40',10,'6','MASTER',40,44,0,0,0,CURDATE(),CURDATE())," calcext:value-type="string">
            <text:p>(237,'M40','MASTER 40','M40',10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1])-3" office:value-type="float" office:value="238" calcext:value-type="float">
            <text:p>238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1]&amp;&quot;,'&quot;&amp;[.B241]&amp;&quot;','&quot;&amp;[.C241]&amp;&quot;','&quot;&amp;[.D241]&amp;&quot;',&quot;&amp;[.E241]&amp;&quot;,'&quot;&amp;[.F241]&amp;&quot;','&quot;&amp;[.G241]&amp;&quot;',&quot;&amp;[.H241]&amp;&quot;,&quot;&amp;[.I241]&amp;&quot;,&quot;&amp;[.J241]&amp;&quot;,&quot;&amp;[.K241]&amp;&quot;,0,CURDATE(),CURDATE())&quot;&amp;IF(AND([.E241]&lt;&gt;INDIRECT(ADDRESS(ROW([.E241]) + 1;5));INDIRECT(ADDRESS(ROW([.A241]) + 1;1)) &gt; 0); &quot;;&quot;&amp;CHAR(13)&amp;CHAR(10)&amp;CHAR(13)&amp;CHAR(10)&amp;[.M$3];IF(INDIRECT(ADDRESS(ROW([.A241]) + 1;1)) &gt; 0;&quot;,&quot;;&quot;;&quot;))" office:value-type="string" office:string-value="(238,'M45','MASTER 45','M45',10,'7','MASTER',45,49,0,0,0,CURDATE(),CURDATE())," calcext:value-type="string">
            <text:p>(238,'M45','MASTER 45','M45',10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2])-3" office:value-type="float" office:value="239" calcext:value-type="float">
            <text:p>239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2]&amp;&quot;,'&quot;&amp;[.B242]&amp;&quot;','&quot;&amp;[.C242]&amp;&quot;','&quot;&amp;[.D242]&amp;&quot;',&quot;&amp;[.E242]&amp;&quot;,'&quot;&amp;[.F242]&amp;&quot;','&quot;&amp;[.G242]&amp;&quot;',&quot;&amp;[.H242]&amp;&quot;,&quot;&amp;[.I242]&amp;&quot;,&quot;&amp;[.J242]&amp;&quot;,&quot;&amp;[.K242]&amp;&quot;,0,CURDATE(),CURDATE())&quot;&amp;IF(AND([.E242]&lt;&gt;INDIRECT(ADDRESS(ROW([.E242]) + 1;5));INDIRECT(ADDRESS(ROW([.A242]) + 1;1)) &gt; 0); &quot;;&quot;&amp;CHAR(13)&amp;CHAR(10)&amp;CHAR(13)&amp;CHAR(10)&amp;[.M$3];IF(INDIRECT(ADDRESS(ROW([.A242]) + 1;1)) &gt; 0;&quot;,&quot;;&quot;;&quot;))" office:value-type="string" office:string-value="(239,'M50','MASTER 50','M50',10,'8','MASTER',50,54,0,0,0,CURDATE(),CURDATE())," calcext:value-type="string">
            <text:p>(239,'M50','MASTER 50','M50',10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3])-3" office:value-type="float" office:value="240" calcext:value-type="float">
            <text:p>240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3]&amp;&quot;,'&quot;&amp;[.B243]&amp;&quot;','&quot;&amp;[.C243]&amp;&quot;','&quot;&amp;[.D243]&amp;&quot;',&quot;&amp;[.E243]&amp;&quot;,'&quot;&amp;[.F243]&amp;&quot;','&quot;&amp;[.G243]&amp;&quot;',&quot;&amp;[.H243]&amp;&quot;,&quot;&amp;[.I243]&amp;&quot;,&quot;&amp;[.J243]&amp;&quot;,&quot;&amp;[.K243]&amp;&quot;,0,CURDATE(),CURDATE())&quot;&amp;IF(AND([.E243]&lt;&gt;INDIRECT(ADDRESS(ROW([.E243]) + 1;5));INDIRECT(ADDRESS(ROW([.A243]) + 1;1)) &gt; 0); &quot;;&quot;&amp;CHAR(13)&amp;CHAR(10)&amp;CHAR(13)&amp;CHAR(10)&amp;[.M$3];IF(INDIRECT(ADDRESS(ROW([.A243]) + 1;1)) &gt; 0;&quot;,&quot;;&quot;;&quot;))" office:value-type="string" office:string-value="(240,'OVER','OVER 55','M55',10,'9','MASTER',55,999,0,0,0,CURDATE(),CURDATE())," calcext:value-type="string">
            <text:p>(240,'OVER','OVER 55','M55',10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4])-3" office:value-type="float" office:value="241" calcext:value-type="float">
            <text:p>241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44]&amp;&quot;,'&quot;&amp;[.B244]&amp;&quot;','&quot;&amp;[.C244]&amp;&quot;','&quot;&amp;[.D244]&amp;&quot;',&quot;&amp;[.E244]&amp;&quot;,'&quot;&amp;[.F244]&amp;&quot;','&quot;&amp;[.G244]&amp;&quot;',&quot;&amp;[.H244]&amp;&quot;,&quot;&amp;[.I244]&amp;&quot;,&quot;&amp;[.J244]&amp;&quot;,&quot;&amp;[.K244]&amp;&quot;,0,CURDATE(),CURDATE())&quot;&amp;IF(AND([.E244]&lt;&gt;INDIRECT(ADDRESS(ROW([.E244]) + 1;5));INDIRECT(ADDRESS(ROW([.A244]) + 1;1)) &gt; 0); &quot;;&quot;&amp;CHAR(13)&amp;CHAR(10)&amp;CHAR(13)&amp;CHAR(10)&amp;[.M$3];IF(INDIRECT(ADDRESS(ROW([.A244]) + 1;1)) &gt; 0;&quot;,&quot;;&quot;;&quot;))" office:value-type="string" office:string-value="(241,'001-119','STAFF. M FINO A 119','&lt;120',10,'x1','MASTER',1,119,1,0,0,CURDATE(),CURDATE())," calcext:value-type="string">
            <text:p>(241,'001-119','STAFF. M FINO A 119','&lt;120',10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5])-3" office:value-type="float" office:value="242" calcext:value-type="float">
            <text:p>242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45]&amp;&quot;,'&quot;&amp;[.B245]&amp;&quot;','&quot;&amp;[.C245]&amp;&quot;','&quot;&amp;[.D245]&amp;&quot;',&quot;&amp;[.E245]&amp;&quot;,'&quot;&amp;[.F245]&amp;&quot;','&quot;&amp;[.G245]&amp;&quot;',&quot;&amp;[.H245]&amp;&quot;,&quot;&amp;[.I245]&amp;&quot;,&quot;&amp;[.J245]&amp;&quot;,&quot;&amp;[.K245]&amp;&quot;,0,CURDATE(),CURDATE())&quot;&amp;IF(AND([.E245]&lt;&gt;INDIRECT(ADDRESS(ROW([.E245]) + 1;5));INDIRECT(ADDRESS(ROW([.A245]) + 1;1)) &gt; 0); &quot;;&quot;&amp;CHAR(13)&amp;CHAR(10)&amp;CHAR(13)&amp;CHAR(10)&amp;[.M$3];IF(INDIRECT(ADDRESS(ROW([.A245]) + 1;1)) &gt; 0;&quot;,&quot;;&quot;;&quot;))" office:value-type="string" office:string-value="(242,'120-149','STAFF. M 120-149','120-149',10,'x2','MASTER',120,149,1,0,0,CURDATE(),CURDATE())," calcext:value-type="string">
            <text:p>(242,'120-149','STAFF. M 120-149','120-149',10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46]&amp;&quot;,'&quot;&amp;[.B246]&amp;&quot;','&quot;&amp;[.C246]&amp;&quot;','&quot;&amp;[.D246]&amp;&quot;',&quot;&amp;[.E246]&amp;&quot;,'&quot;&amp;[.F246]&amp;&quot;','&quot;&amp;[.G246]&amp;&quot;',&quot;&amp;[.H246]&amp;&quot;,&quot;&amp;[.I246]&amp;&quot;,&quot;&amp;[.J246]&amp;&quot;,&quot;&amp;[.K246]&amp;&quot;,0,CURDATE(),CURDATE())&quot;&amp;IF(AND([.E246]&lt;&gt;INDIRECT(ADDRESS(ROW([.E246]) + 1;5));INDIRECT(ADDRESS(ROW([.A246]) + 1;1)) &gt; 0); &quot;;&quot;&amp;CHAR(13)&amp;CHAR(10)&amp;CHAR(13)&amp;CHAR(10)&amp;[.M$3];IF(INDIRECT(ADDRESS(ROW([.A246]) + 1;1)) &gt; 0;&quot;,&quot;;&quot;;&quot;))" office:value-type="string" office:string-value="(243,'150-999','STAFF. M oltre 150','&gt;149',10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43,'150-999','STAFF. M oltre 150','&gt;149',10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247])-3" office:value-type="float" office:value="244" calcext:value-type="float">
            <text:p>244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7]&amp;&quot;,'&quot;&amp;[.B247]&amp;&quot;','&quot;&amp;[.C247]&amp;&quot;','&quot;&amp;[.D247]&amp;&quot;',&quot;&amp;[.E247]&amp;&quot;,'&quot;&amp;[.F247]&amp;&quot;','&quot;&amp;[.G247]&amp;&quot;',&quot;&amp;[.H247]&amp;&quot;,&quot;&amp;[.I247]&amp;&quot;,&quot;&amp;[.J247]&amp;&quot;,&quot;&amp;[.K247]&amp;&quot;,0,CURDATE(),CURDATE())&quot;&amp;IF(AND([.E247]&lt;&gt;INDIRECT(ADDRESS(ROW([.E247]) + 1;5));INDIRECT(ADDRESS(ROW([.A247]) + 1;1)) &gt; 0); &quot;;&quot;&amp;CHAR(13)&amp;CHAR(10)&amp;CHAR(13)&amp;CHAR(10)&amp;[.M$3];IF(INDIRECT(ADDRESS(ROW([.A247]) + 1;1)) &gt; 0;&quot;,&quot;;&quot;;&quot;))" office:value-type="string" office:string-value="(244,'U25','UNDER 25','U25',11,'A','MASTER',20,24,0,0,0,CURDATE(),CURDATE())," calcext:value-type="string">
            <text:p>(244,'U25','UNDER 25','U25',11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8])-3" office:value-type="float" office:value="245" calcext:value-type="float">
            <text:p>24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8]&amp;&quot;,'&quot;&amp;[.B248]&amp;&quot;','&quot;&amp;[.C248]&amp;&quot;','&quot;&amp;[.D248]&amp;&quot;',&quot;&amp;[.E248]&amp;&quot;,'&quot;&amp;[.F248]&amp;&quot;','&quot;&amp;[.G248]&amp;&quot;',&quot;&amp;[.H248]&amp;&quot;,&quot;&amp;[.I248]&amp;&quot;,&quot;&amp;[.J248]&amp;&quot;,&quot;&amp;[.K248]&amp;&quot;,0,CURDATE(),CURDATE())&quot;&amp;IF(AND([.E248]&lt;&gt;INDIRECT(ADDRESS(ROW([.E248]) + 1;5));INDIRECT(ADDRESS(ROW([.A248]) + 1;1)) &gt; 0); &quot;;&quot;&amp;CHAR(13)&amp;CHAR(10)&amp;CHAR(13)&amp;CHAR(10)&amp;[.M$3];IF(INDIRECT(ADDRESS(ROW([.A248]) + 1;1)) &gt; 0;&quot;,&quot;;&quot;;&quot;))" office:value-type="string" office:string-value="(245,'M25','MASTER 25','M25',11,'B','MASTER',25,29,0,0,0,CURDATE(),CURDATE())," calcext:value-type="string">
            <text:p>(245,'M25','MASTER 25','M25',11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49])-3" office:value-type="float" office:value="246" calcext:value-type="float">
            <text:p>246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49]&amp;&quot;,'&quot;&amp;[.B249]&amp;&quot;','&quot;&amp;[.C249]&amp;&quot;','&quot;&amp;[.D249]&amp;&quot;',&quot;&amp;[.E249]&amp;&quot;,'&quot;&amp;[.F249]&amp;&quot;','&quot;&amp;[.G249]&amp;&quot;',&quot;&amp;[.H249]&amp;&quot;,&quot;&amp;[.I249]&amp;&quot;,&quot;&amp;[.J249]&amp;&quot;,&quot;&amp;[.K249]&amp;&quot;,0,CURDATE(),CURDATE())&quot;&amp;IF(AND([.E249]&lt;&gt;INDIRECT(ADDRESS(ROW([.E249]) + 1;5));INDIRECT(ADDRESS(ROW([.A249]) + 1;1)) &gt; 0); &quot;;&quot;&amp;CHAR(13)&amp;CHAR(10)&amp;CHAR(13)&amp;CHAR(10)&amp;[.M$3];IF(INDIRECT(ADDRESS(ROW([.A249]) + 1;1)) &gt; 0;&quot;,&quot;;&quot;;&quot;))" office:value-type="string" office:string-value="(246,'M30','MASTER 30','M30',11,'C','MASTER',30,34,0,0,0,CURDATE(),CURDATE())," calcext:value-type="string">
            <text:p>(246,'M30','MASTER 30','M30',11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0])-3" office:value-type="float" office:value="247" calcext:value-type="float">
            <text:p>247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0]&amp;&quot;,'&quot;&amp;[.B250]&amp;&quot;','&quot;&amp;[.C250]&amp;&quot;','&quot;&amp;[.D250]&amp;&quot;',&quot;&amp;[.E250]&amp;&quot;,'&quot;&amp;[.F250]&amp;&quot;','&quot;&amp;[.G250]&amp;&quot;',&quot;&amp;[.H250]&amp;&quot;,&quot;&amp;[.I250]&amp;&quot;,&quot;&amp;[.J250]&amp;&quot;,&quot;&amp;[.K250]&amp;&quot;,0,CURDATE(),CURDATE())&quot;&amp;IF(AND([.E250]&lt;&gt;INDIRECT(ADDRESS(ROW([.E250]) + 1;5));INDIRECT(ADDRESS(ROW([.A250]) + 1;1)) &gt; 0); &quot;;&quot;&amp;CHAR(13)&amp;CHAR(10)&amp;CHAR(13)&amp;CHAR(10)&amp;[.M$3];IF(INDIRECT(ADDRESS(ROW([.A250]) + 1;1)) &gt; 0;&quot;,&quot;;&quot;;&quot;))" office:value-type="string" office:string-value="(247,'M35','MASTER 35','M35',11,'D','MASTER',35,39,0,0,0,CURDATE(),CURDATE())," calcext:value-type="string">
            <text:p>(247,'M35','MASTER 35','M35',11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1])-3" office:value-type="float" office:value="248" calcext:value-type="float">
            <text:p>248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1]&amp;&quot;,'&quot;&amp;[.B251]&amp;&quot;','&quot;&amp;[.C251]&amp;&quot;','&quot;&amp;[.D251]&amp;&quot;',&quot;&amp;[.E251]&amp;&quot;,'&quot;&amp;[.F251]&amp;&quot;','&quot;&amp;[.G251]&amp;&quot;',&quot;&amp;[.H251]&amp;&quot;,&quot;&amp;[.I251]&amp;&quot;,&quot;&amp;[.J251]&amp;&quot;,&quot;&amp;[.K251]&amp;&quot;,0,CURDATE(),CURDATE())&quot;&amp;IF(AND([.E251]&lt;&gt;INDIRECT(ADDRESS(ROW([.E251]) + 1;5));INDIRECT(ADDRESS(ROW([.A251]) + 1;1)) &gt; 0); &quot;;&quot;&amp;CHAR(13)&amp;CHAR(10)&amp;CHAR(13)&amp;CHAR(10)&amp;[.M$3];IF(INDIRECT(ADDRESS(ROW([.A251]) + 1;1)) &gt; 0;&quot;,&quot;;&quot;;&quot;))" office:value-type="string" office:string-value="(248,'M40','MASTER 40','M40',11,'E','MASTER',40,44,0,0,0,CURDATE(),CURDATE())," calcext:value-type="string">
            <text:p>(248,'M40','MASTER 40','M40',11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2])-3" office:value-type="float" office:value="249" calcext:value-type="float">
            <text:p>249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2]&amp;&quot;,'&quot;&amp;[.B252]&amp;&quot;','&quot;&amp;[.C252]&amp;&quot;','&quot;&amp;[.D252]&amp;&quot;',&quot;&amp;[.E252]&amp;&quot;,'&quot;&amp;[.F252]&amp;&quot;','&quot;&amp;[.G252]&amp;&quot;',&quot;&amp;[.H252]&amp;&quot;,&quot;&amp;[.I252]&amp;&quot;,&quot;&amp;[.J252]&amp;&quot;,&quot;&amp;[.K252]&amp;&quot;,0,CURDATE(),CURDATE())&quot;&amp;IF(AND([.E252]&lt;&gt;INDIRECT(ADDRESS(ROW([.E252]) + 1;5));INDIRECT(ADDRESS(ROW([.A252]) + 1;1)) &gt; 0); &quot;;&quot;&amp;CHAR(13)&amp;CHAR(10)&amp;CHAR(13)&amp;CHAR(10)&amp;[.M$3];IF(INDIRECT(ADDRESS(ROW([.A252]) + 1;1)) &gt; 0;&quot;,&quot;;&quot;;&quot;))" office:value-type="string" office:string-value="(249,'M45','MASTER 45','M45',11,'F','MASTER',45,49,0,0,0,CURDATE(),CURDATE())," calcext:value-type="string">
            <text:p>(249,'M45','MASTER 45','M45',11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3])-3" office:value-type="float" office:value="250" calcext:value-type="float">
            <text:p>2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3]&amp;&quot;,'&quot;&amp;[.B253]&amp;&quot;','&quot;&amp;[.C253]&amp;&quot;','&quot;&amp;[.D253]&amp;&quot;',&quot;&amp;[.E253]&amp;&quot;,'&quot;&amp;[.F253]&amp;&quot;','&quot;&amp;[.G253]&amp;&quot;',&quot;&amp;[.H253]&amp;&quot;,&quot;&amp;[.I253]&amp;&quot;,&quot;&amp;[.J253]&amp;&quot;,&quot;&amp;[.K253]&amp;&quot;,0,CURDATE(),CURDATE())&quot;&amp;IF(AND([.E253]&lt;&gt;INDIRECT(ADDRESS(ROW([.E253]) + 1;5));INDIRECT(ADDRESS(ROW([.A253]) + 1;1)) &gt; 0); &quot;;&quot;&amp;CHAR(13)&amp;CHAR(10)&amp;CHAR(13)&amp;CHAR(10)&amp;[.M$3];IF(INDIRECT(ADDRESS(ROW([.A253]) + 1;1)) &gt; 0;&quot;,&quot;;&quot;;&quot;))" office:value-type="string" office:string-value="(250,'M50','MASTER 50','M50',11,'G','MASTER',50,54,0,0,0,CURDATE(),CURDATE())," calcext:value-type="string">
            <text:p>(250,'M50','MASTER 50','M50',11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4])-3" office:value-type="float" office:value="251" calcext:value-type="float">
            <text:p>251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4]&amp;&quot;,'&quot;&amp;[.B254]&amp;&quot;','&quot;&amp;[.C254]&amp;&quot;','&quot;&amp;[.D254]&amp;&quot;',&quot;&amp;[.E254]&amp;&quot;,'&quot;&amp;[.F254]&amp;&quot;','&quot;&amp;[.G254]&amp;&quot;',&quot;&amp;[.H254]&amp;&quot;,&quot;&amp;[.I254]&amp;&quot;,&quot;&amp;[.J254]&amp;&quot;,&quot;&amp;[.K254]&amp;&quot;,0,CURDATE(),CURDATE())&quot;&amp;IF(AND([.E254]&lt;&gt;INDIRECT(ADDRESS(ROW([.E254]) + 1;5));INDIRECT(ADDRESS(ROW([.A254]) + 1;1)) &gt; 0); &quot;;&quot;&amp;CHAR(13)&amp;CHAR(10)&amp;CHAR(13)&amp;CHAR(10)&amp;[.M$3];IF(INDIRECT(ADDRESS(ROW([.A254]) + 1;1)) &gt; 0;&quot;,&quot;;&quot;;&quot;))" office:value-type="string" office:string-value="(251,'M55','MASTER 55','M55',11,'H','MASTER',55,59,0,0,0,CURDATE(),CURDATE())," calcext:value-type="string">
            <text:p>(251,'M55','MASTER 55','M55',11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5])-3" office:value-type="float" office:value="252" calcext:value-type="float">
            <text:p>252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5]&amp;&quot;,'&quot;&amp;[.B255]&amp;&quot;','&quot;&amp;[.C255]&amp;&quot;','&quot;&amp;[.D255]&amp;&quot;',&quot;&amp;[.E255]&amp;&quot;,'&quot;&amp;[.F255]&amp;&quot;','&quot;&amp;[.G255]&amp;&quot;',&quot;&amp;[.H255]&amp;&quot;,&quot;&amp;[.I255]&amp;&quot;,&quot;&amp;[.J255]&amp;&quot;,&quot;&amp;[.K255]&amp;&quot;,0,CURDATE(),CURDATE())&quot;&amp;IF(AND([.E255]&lt;&gt;INDIRECT(ADDRESS(ROW([.E255]) + 1;5));INDIRECT(ADDRESS(ROW([.A255]) + 1;1)) &gt; 0); &quot;;&quot;&amp;CHAR(13)&amp;CHAR(10)&amp;CHAR(13)&amp;CHAR(10)&amp;[.M$3];IF(INDIRECT(ADDRESS(ROW([.A255]) + 1;1)) &gt; 0;&quot;,&quot;;&quot;;&quot;))" office:value-type="string" office:string-value="(252,'M60','MASTER 60','M60',11,'I','MASTER',60,64,0,0,0,CURDATE(),CURDATE())," calcext:value-type="string">
            <text:p>(252,'M60','MASTER 60','M60',11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6])-3" office:value-type="float" office:value="253" calcext:value-type="float">
            <text:p>253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6]&amp;&quot;,'&quot;&amp;[.B256]&amp;&quot;','&quot;&amp;[.C256]&amp;&quot;','&quot;&amp;[.D256]&amp;&quot;',&quot;&amp;[.E256]&amp;&quot;,'&quot;&amp;[.F256]&amp;&quot;','&quot;&amp;[.G256]&amp;&quot;',&quot;&amp;[.H256]&amp;&quot;,&quot;&amp;[.I256]&amp;&quot;,&quot;&amp;[.J256]&amp;&quot;,&quot;&amp;[.K256]&amp;&quot;,0,CURDATE(),CURDATE())&quot;&amp;IF(AND([.E256]&lt;&gt;INDIRECT(ADDRESS(ROW([.E256]) + 1;5));INDIRECT(ADDRESS(ROW([.A256]) + 1;1)) &gt; 0); &quot;;&quot;&amp;CHAR(13)&amp;CHAR(10)&amp;CHAR(13)&amp;CHAR(10)&amp;[.M$3];IF(INDIRECT(ADDRESS(ROW([.A256]) + 1;1)) &gt; 0;&quot;,&quot;;&quot;;&quot;))" office:value-type="string" office:string-value="(253,'M65','MASTER 65','M65',11,'J','MASTER',65,69,0,0,0,CURDATE(),CURDATE())," calcext:value-type="string">
            <text:p>(253,'M65','MASTER 65','M65',11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7])-3" office:value-type="float" office:value="254" calcext:value-type="float">
            <text:p>254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7]&amp;&quot;,'&quot;&amp;[.B257]&amp;&quot;','&quot;&amp;[.C257]&amp;&quot;','&quot;&amp;[.D257]&amp;&quot;',&quot;&amp;[.E257]&amp;&quot;,'&quot;&amp;[.F257]&amp;&quot;','&quot;&amp;[.G257]&amp;&quot;',&quot;&amp;[.H257]&amp;&quot;,&quot;&amp;[.I257]&amp;&quot;,&quot;&amp;[.J257]&amp;&quot;,&quot;&amp;[.K257]&amp;&quot;,0,CURDATE(),CURDATE())&quot;&amp;IF(AND([.E257]&lt;&gt;INDIRECT(ADDRESS(ROW([.E257]) + 1;5));INDIRECT(ADDRESS(ROW([.A257]) + 1;1)) &gt; 0); &quot;;&quot;&amp;CHAR(13)&amp;CHAR(10)&amp;CHAR(13)&amp;CHAR(10)&amp;[.M$3];IF(INDIRECT(ADDRESS(ROW([.A257]) + 1;1)) &gt; 0;&quot;,&quot;;&quot;;&quot;))" office:value-type="string" office:string-value="(254,'M70','MASTER 70','M70',11,'K','MASTER',70,74,0,0,0,CURDATE(),CURDATE())," calcext:value-type="string">
            <text:p>(254,'M70','MASTER 70','M70',11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8])-3" office:value-type="float" office:value="255" calcext:value-type="float">
            <text:p>25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8]&amp;&quot;,'&quot;&amp;[.B258]&amp;&quot;','&quot;&amp;[.C258]&amp;&quot;','&quot;&amp;[.D258]&amp;&quot;',&quot;&amp;[.E258]&amp;&quot;,'&quot;&amp;[.F258]&amp;&quot;','&quot;&amp;[.G258]&amp;&quot;',&quot;&amp;[.H258]&amp;&quot;,&quot;&amp;[.I258]&amp;&quot;,&quot;&amp;[.J258]&amp;&quot;,&quot;&amp;[.K258]&amp;&quot;,0,CURDATE(),CURDATE())&quot;&amp;IF(AND([.E258]&lt;&gt;INDIRECT(ADDRESS(ROW([.E258]) + 1;5));INDIRECT(ADDRESS(ROW([.A258]) + 1;1)) &gt; 0); &quot;;&quot;&amp;CHAR(13)&amp;CHAR(10)&amp;CHAR(13)&amp;CHAR(10)&amp;[.M$3];IF(INDIRECT(ADDRESS(ROW([.A258]) + 1;1)) &gt; 0;&quot;,&quot;;&quot;;&quot;))" office:value-type="string" office:string-value="(255,'M75','MASTER 75','M75',11,'L','MASTER',75,79,0,0,0,CURDATE(),CURDATE())," calcext:value-type="string">
            <text:p>(255,'M75','MASTER 75','M75',11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59])-3" office:value-type="float" office:value="256" calcext:value-type="float">
            <text:p>256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59]&amp;&quot;,'&quot;&amp;[.B259]&amp;&quot;','&quot;&amp;[.C259]&amp;&quot;','&quot;&amp;[.D259]&amp;&quot;',&quot;&amp;[.E259]&amp;&quot;,'&quot;&amp;[.F259]&amp;&quot;','&quot;&amp;[.G259]&amp;&quot;',&quot;&amp;[.H259]&amp;&quot;,&quot;&amp;[.I259]&amp;&quot;,&quot;&amp;[.J259]&amp;&quot;,&quot;&amp;[.K259]&amp;&quot;,0,CURDATE(),CURDATE())&quot;&amp;IF(AND([.E259]&lt;&gt;INDIRECT(ADDRESS(ROW([.E259]) + 1;5));INDIRECT(ADDRESS(ROW([.A259]) + 1;1)) &gt; 0); &quot;;&quot;&amp;CHAR(13)&amp;CHAR(10)&amp;CHAR(13)&amp;CHAR(10)&amp;[.M$3];IF(INDIRECT(ADDRESS(ROW([.A259]) + 1;1)) &gt; 0;&quot;,&quot;;&quot;;&quot;))" office:value-type="string" office:string-value="(256,'M80','MASTER 80','M80',11,'M','MASTER',80,84,0,0,0,CURDATE(),CURDATE())," calcext:value-type="string">
            <text:p>(256,'M80','MASTER 80','M80',11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0])-3" office:value-type="float" office:value="257" calcext:value-type="float">
            <text:p>257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60]&amp;&quot;,'&quot;&amp;[.B260]&amp;&quot;','&quot;&amp;[.C260]&amp;&quot;','&quot;&amp;[.D260]&amp;&quot;',&quot;&amp;[.E260]&amp;&quot;,'&quot;&amp;[.F260]&amp;&quot;','&quot;&amp;[.G260]&amp;&quot;',&quot;&amp;[.H260]&amp;&quot;,&quot;&amp;[.I260]&amp;&quot;,&quot;&amp;[.J260]&amp;&quot;,&quot;&amp;[.K260]&amp;&quot;,0,CURDATE(),CURDATE())&quot;&amp;IF(AND([.E260]&lt;&gt;INDIRECT(ADDRESS(ROW([.E260]) + 1;5));INDIRECT(ADDRESS(ROW([.A260]) + 1;1)) &gt; 0); &quot;;&quot;&amp;CHAR(13)&amp;CHAR(10)&amp;CHAR(13)&amp;CHAR(10)&amp;[.M$3];IF(INDIRECT(ADDRESS(ROW([.A260]) + 1;1)) &gt; 0;&quot;,&quot;;&quot;;&quot;))" office:value-type="string" office:string-value="(257,'M85','MASTER 85','M85',11,'N','MASTER',85,89,0,0,0,CURDATE(),CURDATE())," calcext:value-type="string">
            <text:p>(257,'M85','MASTER 85','M85',11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1])-3" office:value-type="float" office:value="258" calcext:value-type="float">
            <text:p>258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61]&amp;&quot;,'&quot;&amp;[.B261]&amp;&quot;','&quot;&amp;[.C261]&amp;&quot;','&quot;&amp;[.D261]&amp;&quot;',&quot;&amp;[.E261]&amp;&quot;,'&quot;&amp;[.F261]&amp;&quot;','&quot;&amp;[.G261]&amp;&quot;',&quot;&amp;[.H261]&amp;&quot;,&quot;&amp;[.I261]&amp;&quot;,&quot;&amp;[.J261]&amp;&quot;,&quot;&amp;[.K261]&amp;&quot;,0,CURDATE(),CURDATE())&quot;&amp;IF(AND([.E261]&lt;&gt;INDIRECT(ADDRESS(ROW([.E261]) + 1;5));INDIRECT(ADDRESS(ROW([.A261]) + 1;1)) &gt; 0); &quot;;&quot;&amp;CHAR(13)&amp;CHAR(10)&amp;CHAR(13)&amp;CHAR(10)&amp;[.M$3];IF(INDIRECT(ADDRESS(ROW([.A261]) + 1;1)) &gt; 0;&quot;,&quot;;&quot;;&quot;))" office:value-type="string" office:string-value="(258,'M90','MASTER 90','M90',11,'O','MASTER',90,94,0,0,0,CURDATE(),CURDATE())," calcext:value-type="string">
            <text:p>(258,'M90','MASTER 90','M90',11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2])-3" office:value-type="float" office:value="259" calcext:value-type="float">
            <text:p>259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62]&amp;&quot;,'&quot;&amp;[.B262]&amp;&quot;','&quot;&amp;[.C262]&amp;&quot;','&quot;&amp;[.D262]&amp;&quot;',&quot;&amp;[.E262]&amp;&quot;,'&quot;&amp;[.F262]&amp;&quot;','&quot;&amp;[.G262]&amp;&quot;',&quot;&amp;[.H262]&amp;&quot;,&quot;&amp;[.I262]&amp;&quot;,&quot;&amp;[.J262]&amp;&quot;,&quot;&amp;[.K262]&amp;&quot;,0,CURDATE(),CURDATE())&quot;&amp;IF(AND([.E262]&lt;&gt;INDIRECT(ADDRESS(ROW([.E262]) + 1;5));INDIRECT(ADDRESS(ROW([.A262]) + 1;1)) &gt; 0); &quot;;&quot;&amp;CHAR(13)&amp;CHAR(10)&amp;CHAR(13)&amp;CHAR(10)&amp;[.M$3];IF(INDIRECT(ADDRESS(ROW([.A262]) + 1;1)) &gt; 0;&quot;,&quot;;&quot;;&quot;))" office:value-type="string" office:string-value="(259,'M95','MASTER 95','M95',11,'P','MASTER',95,99,0,0,0,CURDATE(),CURDATE())," calcext:value-type="string">
            <text:p>(259,'M95','MASTER 95','M95',11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3])-3" office:value-type="float" office:value="260" calcext:value-type="float">
            <text:p>26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63]&amp;&quot;,'&quot;&amp;[.B263]&amp;&quot;','&quot;&amp;[.C263]&amp;&quot;','&quot;&amp;[.D263]&amp;&quot;',&quot;&amp;[.E263]&amp;&quot;,'&quot;&amp;[.F263]&amp;&quot;','&quot;&amp;[.G263]&amp;&quot;',&quot;&amp;[.H263]&amp;&quot;,&quot;&amp;[.I263]&amp;&quot;,&quot;&amp;[.J263]&amp;&quot;,&quot;&amp;[.K263]&amp;&quot;,0,CURDATE(),CURDATE())&quot;&amp;IF(AND([.E263]&lt;&gt;INDIRECT(ADDRESS(ROW([.E263]) + 1;5));INDIRECT(ADDRESS(ROW([.A263]) + 1;1)) &gt; 0); &quot;;&quot;&amp;CHAR(13)&amp;CHAR(10)&amp;CHAR(13)&amp;CHAR(10)&amp;[.M$3];IF(INDIRECT(ADDRESS(ROW([.A263]) + 1;1)) &gt; 0;&quot;,&quot;;&quot;;&quot;))" office:value-type="string" office:string-value="(260,'MA0','MASTER 100','MA0',11,'Q','MASTER',100,999,0,0,0,CURDATE(),CURDATE())," calcext:value-type="string">
            <text:p>(260,'MA0','MASTER 100','MA0',11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4])-3" office:value-type="float" office:value="261" calcext:value-type="float">
            <text:p>261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64]&amp;&quot;,'&quot;&amp;[.B264]&amp;&quot;','&quot;&amp;[.C264]&amp;&quot;','&quot;&amp;[.D264]&amp;&quot;',&quot;&amp;[.E264]&amp;&quot;,'&quot;&amp;[.F264]&amp;&quot;','&quot;&amp;[.G264]&amp;&quot;',&quot;&amp;[.H264]&amp;&quot;,&quot;&amp;[.I264]&amp;&quot;,&quot;&amp;[.J264]&amp;&quot;,&quot;&amp;[.K264]&amp;&quot;,0,CURDATE(),CURDATE())&quot;&amp;IF(AND([.E264]&lt;&gt;INDIRECT(ADDRESS(ROW([.E264]) + 1;5));INDIRECT(ADDRESS(ROW([.A264]) + 1;1)) &gt; 0); &quot;;&quot;&amp;CHAR(13)&amp;CHAR(10)&amp;CHAR(13)&amp;CHAR(10)&amp;[.M$3];IF(INDIRECT(ADDRESS(ROW([.A264]) + 1;1)) &gt; 0;&quot;,&quot;;&quot;;&quot;))" office:value-type="string" office:string-value="(261,'100-119','STAFF. M FINO A 119','100-119',11,'xA','MASTER',100,119,1,0,0,CURDATE(),CURDATE())," calcext:value-type="string">
            <text:p>(261,'100-119','STAFF. M FINO A 119','100-119',11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5])-3" office:value-type="float" office:value="262" calcext:value-type="float">
            <text:p>262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65]&amp;&quot;,'&quot;&amp;[.B265]&amp;&quot;','&quot;&amp;[.C265]&amp;&quot;','&quot;&amp;[.D265]&amp;&quot;',&quot;&amp;[.E265]&amp;&quot;,'&quot;&amp;[.F265]&amp;&quot;','&quot;&amp;[.G265]&amp;&quot;',&quot;&amp;[.H265]&amp;&quot;,&quot;&amp;[.I265]&amp;&quot;,&quot;&amp;[.J265]&amp;&quot;,&quot;&amp;[.K265]&amp;&quot;,0,CURDATE(),CURDATE())&quot;&amp;IF(AND([.E265]&lt;&gt;INDIRECT(ADDRESS(ROW([.E265]) + 1;5));INDIRECT(ADDRESS(ROW([.A265]) + 1;1)) &gt; 0); &quot;;&quot;&amp;CHAR(13)&amp;CHAR(10)&amp;CHAR(13)&amp;CHAR(10)&amp;[.M$3];IF(INDIRECT(ADDRESS(ROW([.A265]) + 1;1)) &gt; 0;&quot;,&quot;;&quot;;&quot;))" office:value-type="string" office:string-value="(262,'120-159','STAFF. M 120-159','120-159',11,'xB','MASTER',120,159,1,0,0,CURDATE(),CURDATE())," calcext:value-type="string">
            <text:p>(262,'120-159','STAFF. M 120-159','120-159',11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6])-3" office:value-type="float" office:value="263" calcext:value-type="float">
            <text:p>263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66]&amp;&quot;,'&quot;&amp;[.B266]&amp;&quot;','&quot;&amp;[.C266]&amp;&quot;','&quot;&amp;[.D266]&amp;&quot;',&quot;&amp;[.E266]&amp;&quot;,'&quot;&amp;[.F266]&amp;&quot;','&quot;&amp;[.G266]&amp;&quot;',&quot;&amp;[.H266]&amp;&quot;,&quot;&amp;[.I266]&amp;&quot;,&quot;&amp;[.J266]&amp;&quot;,&quot;&amp;[.K266]&amp;&quot;,0,CURDATE(),CURDATE())&quot;&amp;IF(AND([.E266]&lt;&gt;INDIRECT(ADDRESS(ROW([.E266]) + 1;5));INDIRECT(ADDRESS(ROW([.A266]) + 1;1)) &gt; 0); &quot;;&quot;&amp;CHAR(13)&amp;CHAR(10)&amp;CHAR(13)&amp;CHAR(10)&amp;[.M$3];IF(INDIRECT(ADDRESS(ROW([.A266]) + 1;1)) &gt; 0;&quot;,&quot;;&quot;;&quot;))" office:value-type="string" office:string-value="(263,'160-199','STAFF. M 160-199','160-199',11,'xC','MASTER',160,199,1,0,0,CURDATE(),CURDATE())," calcext:value-type="string">
            <text:p>(263,'160-199','STAFF. M 160-199','160-199',11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7])-3" office:value-type="float" office:value="264" calcext:value-type="float">
            <text:p>264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67]&amp;&quot;,'&quot;&amp;[.B267]&amp;&quot;','&quot;&amp;[.C267]&amp;&quot;','&quot;&amp;[.D267]&amp;&quot;',&quot;&amp;[.E267]&amp;&quot;,'&quot;&amp;[.F267]&amp;&quot;','&quot;&amp;[.G267]&amp;&quot;',&quot;&amp;[.H267]&amp;&quot;,&quot;&amp;[.I267]&amp;&quot;,&quot;&amp;[.J267]&amp;&quot;,&quot;&amp;[.K267]&amp;&quot;,0,CURDATE(),CURDATE())&quot;&amp;IF(AND([.E267]&lt;&gt;INDIRECT(ADDRESS(ROW([.E267]) + 1;5));INDIRECT(ADDRESS(ROW([.A267]) + 1;1)) &gt; 0); &quot;;&quot;&amp;CHAR(13)&amp;CHAR(10)&amp;CHAR(13)&amp;CHAR(10)&amp;[.M$3];IF(INDIRECT(ADDRESS(ROW([.A267]) + 1;1)) &gt; 0;&quot;,&quot;;&quot;;&quot;))" office:value-type="string" office:string-value="(264,'200-239','STAFF. M 200-239','200-239',11,'xD','MASTER',200,239,1,0,0,CURDATE(),CURDATE())," calcext:value-type="string">
            <text:p>(264,'200-239','STAFF. M 200-239','200-239',11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8])-3" office:value-type="float" office:value="265" calcext:value-type="float">
            <text:p>265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68]&amp;&quot;,'&quot;&amp;[.B268]&amp;&quot;','&quot;&amp;[.C268]&amp;&quot;','&quot;&amp;[.D268]&amp;&quot;',&quot;&amp;[.E268]&amp;&quot;,'&quot;&amp;[.F268]&amp;&quot;','&quot;&amp;[.G268]&amp;&quot;',&quot;&amp;[.H268]&amp;&quot;,&quot;&amp;[.I268]&amp;&quot;,&quot;&amp;[.J268]&amp;&quot;,&quot;&amp;[.K268]&amp;&quot;,0,CURDATE(),CURDATE())&quot;&amp;IF(AND([.E268]&lt;&gt;INDIRECT(ADDRESS(ROW([.E268]) + 1;5));INDIRECT(ADDRESS(ROW([.A268]) + 1;1)) &gt; 0); &quot;;&quot;&amp;CHAR(13)&amp;CHAR(10)&amp;CHAR(13)&amp;CHAR(10)&amp;[.M$3];IF(INDIRECT(ADDRESS(ROW([.A268]) + 1;1)) &gt; 0;&quot;,&quot;;&quot;;&quot;))" office:value-type="string" office:string-value="(265,'240-279','STAFF. M 240-279','240-279',11,'xE','MASTER',240,279,1,0,0,CURDATE(),CURDATE())," calcext:value-type="string">
            <text:p>(265,'240-279','STAFF. M 240-279','240-279',11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69])-3" office:value-type="float" office:value="266" calcext:value-type="float">
            <text:p>266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69]&amp;&quot;,'&quot;&amp;[.B269]&amp;&quot;','&quot;&amp;[.C269]&amp;&quot;','&quot;&amp;[.D269]&amp;&quot;',&quot;&amp;[.E269]&amp;&quot;,'&quot;&amp;[.F269]&amp;&quot;','&quot;&amp;[.G269]&amp;&quot;',&quot;&amp;[.H269]&amp;&quot;,&quot;&amp;[.I269]&amp;&quot;,&quot;&amp;[.J269]&amp;&quot;,&quot;&amp;[.K269]&amp;&quot;,0,CURDATE(),CURDATE())&quot;&amp;IF(AND([.E269]&lt;&gt;INDIRECT(ADDRESS(ROW([.E269]) + 1;5));INDIRECT(ADDRESS(ROW([.A269]) + 1;1)) &gt; 0); &quot;;&quot;&amp;CHAR(13)&amp;CHAR(10)&amp;CHAR(13)&amp;CHAR(10)&amp;[.M$3];IF(INDIRECT(ADDRESS(ROW([.A269]) + 1;1)) &gt; 0;&quot;,&quot;;&quot;;&quot;))" office:value-type="string" office:string-value="(266,'280-319','STAFF. M 280-319','280-319',11,'xF','MASTER',280,319,1,0,0,CURDATE(),CURDATE())," calcext:value-type="string">
            <text:p>(266,'280-319','STAFF. M 280-319','280-319',11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0])-3" office:value-type="float" office:value="267" calcext:value-type="float">
            <text:p>267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70]&amp;&quot;,'&quot;&amp;[.B270]&amp;&quot;','&quot;&amp;[.C270]&amp;&quot;','&quot;&amp;[.D270]&amp;&quot;',&quot;&amp;[.E270]&amp;&quot;,'&quot;&amp;[.F270]&amp;&quot;','&quot;&amp;[.G270]&amp;&quot;',&quot;&amp;[.H270]&amp;&quot;,&quot;&amp;[.I270]&amp;&quot;,&quot;&amp;[.J270]&amp;&quot;,&quot;&amp;[.K270]&amp;&quot;,0,CURDATE(),CURDATE())&quot;&amp;IF(AND([.E270]&lt;&gt;INDIRECT(ADDRESS(ROW([.E270]) + 1;5));INDIRECT(ADDRESS(ROW([.A270]) + 1;1)) &gt; 0); &quot;;&quot;&amp;CHAR(13)&amp;CHAR(10)&amp;CHAR(13)&amp;CHAR(10)&amp;[.M$3];IF(INDIRECT(ADDRESS(ROW([.A270]) + 1;1)) &gt; 0;&quot;,&quot;;&quot;;&quot;))" office:value-type="string" office:string-value="(267,'320-359','STAFF. M 320-359','320-359',11,'xG','MASTER',320,359,1,0,0,CURDATE(),CURDATE())," calcext:value-type="string">
            <text:p>(267,'320-359','STAFF. M 320-359','320-359',11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1])-3" office:value-type="float" office:value="268" calcext:value-type="float">
            <text:p>268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71]&amp;&quot;,'&quot;&amp;[.B271]&amp;&quot;','&quot;&amp;[.C271]&amp;&quot;','&quot;&amp;[.D271]&amp;&quot;',&quot;&amp;[.E271]&amp;&quot;,'&quot;&amp;[.F271]&amp;&quot;','&quot;&amp;[.G271]&amp;&quot;',&quot;&amp;[.H271]&amp;&quot;,&quot;&amp;[.I271]&amp;&quot;,&quot;&amp;[.J271]&amp;&quot;,&quot;&amp;[.K271]&amp;&quot;,0,CURDATE(),CURDATE())&quot;&amp;IF(AND([.E271]&lt;&gt;INDIRECT(ADDRESS(ROW([.E271]) + 1;5));INDIRECT(ADDRESS(ROW([.A271]) + 1;1)) &gt; 0); &quot;;&quot;&amp;CHAR(13)&amp;CHAR(10)&amp;CHAR(13)&amp;CHAR(10)&amp;[.M$3];IF(INDIRECT(ADDRESS(ROW([.A271]) + 1;1)) &gt; 0;&quot;,&quot;;&quot;;&quot;))" office:value-type="string" office:string-value="(268,'360-399','STAFF. M 360-399','360-399',11,'xH','MASTER',360,399,1,0,0,CURDATE(),CURDATE())," calcext:value-type="string">
            <text:p>(268,'360-399','STAFF. M 360-399','360-399',11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72]&amp;&quot;,'&quot;&amp;[.B272]&amp;&quot;','&quot;&amp;[.C272]&amp;&quot;','&quot;&amp;[.D272]&amp;&quot;',&quot;&amp;[.E272]&amp;&quot;,'&quot;&amp;[.F272]&amp;&quot;','&quot;&amp;[.G272]&amp;&quot;',&quot;&amp;[.H272]&amp;&quot;,&quot;&amp;[.I272]&amp;&quot;,&quot;&amp;[.J272]&amp;&quot;,&quot;&amp;[.K272]&amp;&quot;,0,CURDATE(),CURDATE())&quot;&amp;IF(AND([.E272]&lt;&gt;INDIRECT(ADDRESS(ROW([.E272]) + 1;5));INDIRECT(ADDRESS(ROW([.A272]) + 1;1)) &gt; 0); &quot;;&quot;&amp;CHAR(13)&amp;CHAR(10)&amp;CHAR(13)&amp;CHAR(10)&amp;[.M$3];IF(INDIRECT(ADDRESS(ROW([.A272]) + 1;1)) &gt; 0;&quot;,&quot;;&quot;;&quot;))" office:value-type="string" office:string-value="(269,'000-999','STAFF. ASSOLUTI','ASSOLUTI',1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69,'000-999','STAFF. ASSOLUTI','ASSOLUTI',1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273])-3" office:value-type="float" office:value="270" calcext:value-type="float">
            <text:p>270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3]&amp;&quot;,'&quot;&amp;[.B273]&amp;&quot;','&quot;&amp;[.C273]&amp;&quot;','&quot;&amp;[.D273]&amp;&quot;',&quot;&amp;[.E273]&amp;&quot;,'&quot;&amp;[.F273]&amp;&quot;','&quot;&amp;[.G273]&amp;&quot;',&quot;&amp;[.H273]&amp;&quot;,&quot;&amp;[.I273]&amp;&quot;,&quot;&amp;[.J273]&amp;&quot;,&quot;&amp;[.K273]&amp;&quot;,0,CURDATE(),CURDATE())&quot;&amp;IF(AND([.E273]&lt;&gt;INDIRECT(ADDRESS(ROW([.E273]) + 1;5));INDIRECT(ADDRESS(ROW([.A273]) + 1;1)) &gt; 0); &quot;;&quot;&amp;CHAR(13)&amp;CHAR(10)&amp;CHAR(13)&amp;CHAR(10)&amp;[.M$3];IF(INDIRECT(ADDRESS(ROW([.A273]) + 1;1)) &gt; 0;&quot;,&quot;;&quot;;&quot;))" office:value-type="string" office:string-value="(270,'U25','UNDER 25','U25',63,'A','MASTER',20,24,0,0,0,CURDATE(),CURDATE())," calcext:value-type="string">
            <text:p>(270,'U25','UNDER 25','U25',63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4])-3" office:value-type="float" office:value="271" calcext:value-type="float">
            <text:p>271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4]&amp;&quot;,'&quot;&amp;[.B274]&amp;&quot;','&quot;&amp;[.C274]&amp;&quot;','&quot;&amp;[.D274]&amp;&quot;',&quot;&amp;[.E274]&amp;&quot;,'&quot;&amp;[.F274]&amp;&quot;','&quot;&amp;[.G274]&amp;&quot;',&quot;&amp;[.H274]&amp;&quot;,&quot;&amp;[.I274]&amp;&quot;,&quot;&amp;[.J274]&amp;&quot;,&quot;&amp;[.K274]&amp;&quot;,0,CURDATE(),CURDATE())&quot;&amp;IF(AND([.E274]&lt;&gt;INDIRECT(ADDRESS(ROW([.E274]) + 1;5));INDIRECT(ADDRESS(ROW([.A274]) + 1;1)) &gt; 0); &quot;;&quot;&amp;CHAR(13)&amp;CHAR(10)&amp;CHAR(13)&amp;CHAR(10)&amp;[.M$3];IF(INDIRECT(ADDRESS(ROW([.A274]) + 1;1)) &gt; 0;&quot;,&quot;;&quot;;&quot;))" office:value-type="string" office:string-value="(271,'M25','MASTER 25','M25',63,'B','MASTER',25,29,0,0,0,CURDATE(),CURDATE())," calcext:value-type="string">
            <text:p>(271,'M25','MASTER 25','M25',63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5])-3" office:value-type="float" office:value="272" calcext:value-type="float">
            <text:p>272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5]&amp;&quot;,'&quot;&amp;[.B275]&amp;&quot;','&quot;&amp;[.C275]&amp;&quot;','&quot;&amp;[.D275]&amp;&quot;',&quot;&amp;[.E275]&amp;&quot;,'&quot;&amp;[.F275]&amp;&quot;','&quot;&amp;[.G275]&amp;&quot;',&quot;&amp;[.H275]&amp;&quot;,&quot;&amp;[.I275]&amp;&quot;,&quot;&amp;[.J275]&amp;&quot;,&quot;&amp;[.K275]&amp;&quot;,0,CURDATE(),CURDATE())&quot;&amp;IF(AND([.E275]&lt;&gt;INDIRECT(ADDRESS(ROW([.E275]) + 1;5));INDIRECT(ADDRESS(ROW([.A275]) + 1;1)) &gt; 0); &quot;;&quot;&amp;CHAR(13)&amp;CHAR(10)&amp;CHAR(13)&amp;CHAR(10)&amp;[.M$3];IF(INDIRECT(ADDRESS(ROW([.A275]) + 1;1)) &gt; 0;&quot;,&quot;;&quot;;&quot;))" office:value-type="string" office:string-value="(272,'M30','MASTER 30','M30',63,'C','MASTER',30,34,0,0,0,CURDATE(),CURDATE())," calcext:value-type="string">
            <text:p>(272,'M30','MASTER 30','M30',63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6])-3" office:value-type="float" office:value="273" calcext:value-type="float">
            <text:p>273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6]&amp;&quot;,'&quot;&amp;[.B276]&amp;&quot;','&quot;&amp;[.C276]&amp;&quot;','&quot;&amp;[.D276]&amp;&quot;',&quot;&amp;[.E276]&amp;&quot;,'&quot;&amp;[.F276]&amp;&quot;','&quot;&amp;[.G276]&amp;&quot;',&quot;&amp;[.H276]&amp;&quot;,&quot;&amp;[.I276]&amp;&quot;,&quot;&amp;[.J276]&amp;&quot;,&quot;&amp;[.K276]&amp;&quot;,0,CURDATE(),CURDATE())&quot;&amp;IF(AND([.E276]&lt;&gt;INDIRECT(ADDRESS(ROW([.E276]) + 1;5));INDIRECT(ADDRESS(ROW([.A276]) + 1;1)) &gt; 0); &quot;;&quot;&amp;CHAR(13)&amp;CHAR(10)&amp;CHAR(13)&amp;CHAR(10)&amp;[.M$3];IF(INDIRECT(ADDRESS(ROW([.A276]) + 1;1)) &gt; 0;&quot;,&quot;;&quot;;&quot;))" office:value-type="string" office:string-value="(273,'M35','MASTER 35','M35',63,'D','MASTER',35,39,0,0,0,CURDATE(),CURDATE())," calcext:value-type="string">
            <text:p>(273,'M35','MASTER 35','M35',63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7])-3" office:value-type="float" office:value="274" calcext:value-type="float">
            <text:p>274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7]&amp;&quot;,'&quot;&amp;[.B277]&amp;&quot;','&quot;&amp;[.C277]&amp;&quot;','&quot;&amp;[.D277]&amp;&quot;',&quot;&amp;[.E277]&amp;&quot;,'&quot;&amp;[.F277]&amp;&quot;','&quot;&amp;[.G277]&amp;&quot;',&quot;&amp;[.H277]&amp;&quot;,&quot;&amp;[.I277]&amp;&quot;,&quot;&amp;[.J277]&amp;&quot;,&quot;&amp;[.K277]&amp;&quot;,0,CURDATE(),CURDATE())&quot;&amp;IF(AND([.E277]&lt;&gt;INDIRECT(ADDRESS(ROW([.E277]) + 1;5));INDIRECT(ADDRESS(ROW([.A277]) + 1;1)) &gt; 0); &quot;;&quot;&amp;CHAR(13)&amp;CHAR(10)&amp;CHAR(13)&amp;CHAR(10)&amp;[.M$3];IF(INDIRECT(ADDRESS(ROW([.A277]) + 1;1)) &gt; 0;&quot;,&quot;;&quot;;&quot;))" office:value-type="string" office:string-value="(274,'M40','MASTER 40','M40',63,'E','MASTER',40,44,0,0,0,CURDATE(),CURDATE())," calcext:value-type="string">
            <text:p>(274,'M40','MASTER 40','M40',63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8])-3" office:value-type="float" office:value="275" calcext:value-type="float">
            <text:p>27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8]&amp;&quot;,'&quot;&amp;[.B278]&amp;&quot;','&quot;&amp;[.C278]&amp;&quot;','&quot;&amp;[.D278]&amp;&quot;',&quot;&amp;[.E278]&amp;&quot;,'&quot;&amp;[.F278]&amp;&quot;','&quot;&amp;[.G278]&amp;&quot;',&quot;&amp;[.H278]&amp;&quot;,&quot;&amp;[.I278]&amp;&quot;,&quot;&amp;[.J278]&amp;&quot;,&quot;&amp;[.K278]&amp;&quot;,0,CURDATE(),CURDATE())&quot;&amp;IF(AND([.E278]&lt;&gt;INDIRECT(ADDRESS(ROW([.E278]) + 1;5));INDIRECT(ADDRESS(ROW([.A278]) + 1;1)) &gt; 0); &quot;;&quot;&amp;CHAR(13)&amp;CHAR(10)&amp;CHAR(13)&amp;CHAR(10)&amp;[.M$3];IF(INDIRECT(ADDRESS(ROW([.A278]) + 1;1)) &gt; 0;&quot;,&quot;;&quot;;&quot;))" office:value-type="string" office:string-value="(275,'M45','MASTER 45','M45',63,'F','MASTER',45,49,0,0,0,CURDATE(),CURDATE())," calcext:value-type="string">
            <text:p>(275,'M45','MASTER 45','M45',63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79])-3" office:value-type="float" office:value="276" calcext:value-type="float">
            <text:p>276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79]&amp;&quot;,'&quot;&amp;[.B279]&amp;&quot;','&quot;&amp;[.C279]&amp;&quot;','&quot;&amp;[.D279]&amp;&quot;',&quot;&amp;[.E279]&amp;&quot;,'&quot;&amp;[.F279]&amp;&quot;','&quot;&amp;[.G279]&amp;&quot;',&quot;&amp;[.H279]&amp;&quot;,&quot;&amp;[.I279]&amp;&quot;,&quot;&amp;[.J279]&amp;&quot;,&quot;&amp;[.K279]&amp;&quot;,0,CURDATE(),CURDATE())&quot;&amp;IF(AND([.E279]&lt;&gt;INDIRECT(ADDRESS(ROW([.E279]) + 1;5));INDIRECT(ADDRESS(ROW([.A279]) + 1;1)) &gt; 0); &quot;;&quot;&amp;CHAR(13)&amp;CHAR(10)&amp;CHAR(13)&amp;CHAR(10)&amp;[.M$3];IF(INDIRECT(ADDRESS(ROW([.A279]) + 1;1)) &gt; 0;&quot;,&quot;;&quot;;&quot;))" office:value-type="string" office:string-value="(276,'M50','MASTER 50','M50',63,'G','MASTER',50,54,0,0,0,CURDATE(),CURDATE())," calcext:value-type="string">
            <text:p>(276,'M50','MASTER 50','M50',63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0])-3" office:value-type="float" office:value="277" calcext:value-type="float">
            <text:p>277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0]&amp;&quot;,'&quot;&amp;[.B280]&amp;&quot;','&quot;&amp;[.C280]&amp;&quot;','&quot;&amp;[.D280]&amp;&quot;',&quot;&amp;[.E280]&amp;&quot;,'&quot;&amp;[.F280]&amp;&quot;','&quot;&amp;[.G280]&amp;&quot;',&quot;&amp;[.H280]&amp;&quot;,&quot;&amp;[.I280]&amp;&quot;,&quot;&amp;[.J280]&amp;&quot;,&quot;&amp;[.K280]&amp;&quot;,0,CURDATE(),CURDATE())&quot;&amp;IF(AND([.E280]&lt;&gt;INDIRECT(ADDRESS(ROW([.E280]) + 1;5));INDIRECT(ADDRESS(ROW([.A280]) + 1;1)) &gt; 0); &quot;;&quot;&amp;CHAR(13)&amp;CHAR(10)&amp;CHAR(13)&amp;CHAR(10)&amp;[.M$3];IF(INDIRECT(ADDRESS(ROW([.A280]) + 1;1)) &gt; 0;&quot;,&quot;;&quot;;&quot;))" office:value-type="string" office:string-value="(277,'M55','MASTER 55','M55',63,'H','MASTER',55,59,0,0,0,CURDATE(),CURDATE())," calcext:value-type="string">
            <text:p>(277,'M55','MASTER 55','M55',63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1])-3" office:value-type="float" office:value="278" calcext:value-type="float">
            <text:p>278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1]&amp;&quot;,'&quot;&amp;[.B281]&amp;&quot;','&quot;&amp;[.C281]&amp;&quot;','&quot;&amp;[.D281]&amp;&quot;',&quot;&amp;[.E281]&amp;&quot;,'&quot;&amp;[.F281]&amp;&quot;','&quot;&amp;[.G281]&amp;&quot;',&quot;&amp;[.H281]&amp;&quot;,&quot;&amp;[.I281]&amp;&quot;,&quot;&amp;[.J281]&amp;&quot;,&quot;&amp;[.K281]&amp;&quot;,0,CURDATE(),CURDATE())&quot;&amp;IF(AND([.E281]&lt;&gt;INDIRECT(ADDRESS(ROW([.E281]) + 1;5));INDIRECT(ADDRESS(ROW([.A281]) + 1;1)) &gt; 0); &quot;;&quot;&amp;CHAR(13)&amp;CHAR(10)&amp;CHAR(13)&amp;CHAR(10)&amp;[.M$3];IF(INDIRECT(ADDRESS(ROW([.A281]) + 1;1)) &gt; 0;&quot;,&quot;;&quot;;&quot;))" office:value-type="string" office:string-value="(278,'M60','MASTER 60','M60',63,'I','MASTER',60,64,0,0,0,CURDATE(),CURDATE())," calcext:value-type="string">
            <text:p>(278,'M60','MASTER 60','M60',63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2])-3" office:value-type="float" office:value="279" calcext:value-type="float">
            <text:p>279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2]&amp;&quot;,'&quot;&amp;[.B282]&amp;&quot;','&quot;&amp;[.C282]&amp;&quot;','&quot;&amp;[.D282]&amp;&quot;',&quot;&amp;[.E282]&amp;&quot;,'&quot;&amp;[.F282]&amp;&quot;','&quot;&amp;[.G282]&amp;&quot;',&quot;&amp;[.H282]&amp;&quot;,&quot;&amp;[.I282]&amp;&quot;,&quot;&amp;[.J282]&amp;&quot;,&quot;&amp;[.K282]&amp;&quot;,0,CURDATE(),CURDATE())&quot;&amp;IF(AND([.E282]&lt;&gt;INDIRECT(ADDRESS(ROW([.E282]) + 1;5));INDIRECT(ADDRESS(ROW([.A282]) + 1;1)) &gt; 0); &quot;;&quot;&amp;CHAR(13)&amp;CHAR(10)&amp;CHAR(13)&amp;CHAR(10)&amp;[.M$3];IF(INDIRECT(ADDRESS(ROW([.A282]) + 1;1)) &gt; 0;&quot;,&quot;;&quot;;&quot;))" office:value-type="string" office:string-value="(279,'M65','MASTER 65','M65',63,'J','MASTER',65,69,0,0,0,CURDATE(),CURDATE())," calcext:value-type="string">
            <text:p>(279,'M65','MASTER 65','M65',63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3])-3" office:value-type="float" office:value="280" calcext:value-type="float">
            <text:p>28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3]&amp;&quot;,'&quot;&amp;[.B283]&amp;&quot;','&quot;&amp;[.C283]&amp;&quot;','&quot;&amp;[.D283]&amp;&quot;',&quot;&amp;[.E283]&amp;&quot;,'&quot;&amp;[.F283]&amp;&quot;','&quot;&amp;[.G283]&amp;&quot;',&quot;&amp;[.H283]&amp;&quot;,&quot;&amp;[.I283]&amp;&quot;,&quot;&amp;[.J283]&amp;&quot;,&quot;&amp;[.K283]&amp;&quot;,0,CURDATE(),CURDATE())&quot;&amp;IF(AND([.E283]&lt;&gt;INDIRECT(ADDRESS(ROW([.E283]) + 1;5));INDIRECT(ADDRESS(ROW([.A283]) + 1;1)) &gt; 0); &quot;;&quot;&amp;CHAR(13)&amp;CHAR(10)&amp;CHAR(13)&amp;CHAR(10)&amp;[.M$3];IF(INDIRECT(ADDRESS(ROW([.A283]) + 1;1)) &gt; 0;&quot;,&quot;;&quot;;&quot;))" office:value-type="string" office:string-value="(280,'M70','MASTER 70','M70',63,'K','MASTER',70,74,0,0,0,CURDATE(),CURDATE())," calcext:value-type="string">
            <text:p>(280,'M70','MASTER 70','M70',63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4])-3" office:value-type="float" office:value="281" calcext:value-type="float">
            <text:p>281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4]&amp;&quot;,'&quot;&amp;[.B284]&amp;&quot;','&quot;&amp;[.C284]&amp;&quot;','&quot;&amp;[.D284]&amp;&quot;',&quot;&amp;[.E284]&amp;&quot;,'&quot;&amp;[.F284]&amp;&quot;','&quot;&amp;[.G284]&amp;&quot;',&quot;&amp;[.H284]&amp;&quot;,&quot;&amp;[.I284]&amp;&quot;,&quot;&amp;[.J284]&amp;&quot;,&quot;&amp;[.K284]&amp;&quot;,0,CURDATE(),CURDATE())&quot;&amp;IF(AND([.E284]&lt;&gt;INDIRECT(ADDRESS(ROW([.E284]) + 1;5));INDIRECT(ADDRESS(ROW([.A284]) + 1;1)) &gt; 0); &quot;;&quot;&amp;CHAR(13)&amp;CHAR(10)&amp;CHAR(13)&amp;CHAR(10)&amp;[.M$3];IF(INDIRECT(ADDRESS(ROW([.A284]) + 1;1)) &gt; 0;&quot;,&quot;;&quot;;&quot;))" office:value-type="string" office:string-value="(281,'M75','MASTER 75','M75',63,'L','MASTER',75,79,0,0,0,CURDATE(),CURDATE())," calcext:value-type="string">
            <text:p>(281,'M75','MASTER 75','M75',63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5])-3" office:value-type="float" office:value="282" calcext:value-type="float">
            <text:p>282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5]&amp;&quot;,'&quot;&amp;[.B285]&amp;&quot;','&quot;&amp;[.C285]&amp;&quot;','&quot;&amp;[.D285]&amp;&quot;',&quot;&amp;[.E285]&amp;&quot;,'&quot;&amp;[.F285]&amp;&quot;','&quot;&amp;[.G285]&amp;&quot;',&quot;&amp;[.H285]&amp;&quot;,&quot;&amp;[.I285]&amp;&quot;,&quot;&amp;[.J285]&amp;&quot;,&quot;&amp;[.K285]&amp;&quot;,0,CURDATE(),CURDATE())&quot;&amp;IF(AND([.E285]&lt;&gt;INDIRECT(ADDRESS(ROW([.E285]) + 1;5));INDIRECT(ADDRESS(ROW([.A285]) + 1;1)) &gt; 0); &quot;;&quot;&amp;CHAR(13)&amp;CHAR(10)&amp;CHAR(13)&amp;CHAR(10)&amp;[.M$3];IF(INDIRECT(ADDRESS(ROW([.A285]) + 1;1)) &gt; 0;&quot;,&quot;;&quot;;&quot;))" office:value-type="string" office:string-value="(282,'M80','MASTER 80','M80',63,'M','MASTER',80,84,0,0,0,CURDATE(),CURDATE())," calcext:value-type="string">
            <text:p>(282,'M80','MASTER 80','M80',63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6])-3" office:value-type="float" office:value="283" calcext:value-type="float">
            <text:p>283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6]&amp;&quot;,'&quot;&amp;[.B286]&amp;&quot;','&quot;&amp;[.C286]&amp;&quot;','&quot;&amp;[.D286]&amp;&quot;',&quot;&amp;[.E286]&amp;&quot;,'&quot;&amp;[.F286]&amp;&quot;','&quot;&amp;[.G286]&amp;&quot;',&quot;&amp;[.H286]&amp;&quot;,&quot;&amp;[.I286]&amp;&quot;,&quot;&amp;[.J286]&amp;&quot;,&quot;&amp;[.K286]&amp;&quot;,0,CURDATE(),CURDATE())&quot;&amp;IF(AND([.E286]&lt;&gt;INDIRECT(ADDRESS(ROW([.E286]) + 1;5));INDIRECT(ADDRESS(ROW([.A286]) + 1;1)) &gt; 0); &quot;;&quot;&amp;CHAR(13)&amp;CHAR(10)&amp;CHAR(13)&amp;CHAR(10)&amp;[.M$3];IF(INDIRECT(ADDRESS(ROW([.A286]) + 1;1)) &gt; 0;&quot;,&quot;;&quot;;&quot;))" office:value-type="string" office:string-value="(283,'M85','MASTER 85','M85',63,'N','MASTER',85,89,0,0,0,CURDATE(),CURDATE())," calcext:value-type="string">
            <text:p>(283,'M85','MASTER 85','M85',63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7])-3" office:value-type="float" office:value="284" calcext:value-type="float">
            <text:p>284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7]&amp;&quot;,'&quot;&amp;[.B287]&amp;&quot;','&quot;&amp;[.C287]&amp;&quot;','&quot;&amp;[.D287]&amp;&quot;',&quot;&amp;[.E287]&amp;&quot;,'&quot;&amp;[.F287]&amp;&quot;','&quot;&amp;[.G287]&amp;&quot;',&quot;&amp;[.H287]&amp;&quot;,&quot;&amp;[.I287]&amp;&quot;,&quot;&amp;[.J287]&amp;&quot;,&quot;&amp;[.K287]&amp;&quot;,0,CURDATE(),CURDATE())&quot;&amp;IF(AND([.E287]&lt;&gt;INDIRECT(ADDRESS(ROW([.E287]) + 1;5));INDIRECT(ADDRESS(ROW([.A287]) + 1;1)) &gt; 0); &quot;;&quot;&amp;CHAR(13)&amp;CHAR(10)&amp;CHAR(13)&amp;CHAR(10)&amp;[.M$3];IF(INDIRECT(ADDRESS(ROW([.A287]) + 1;1)) &gt; 0;&quot;,&quot;;&quot;;&quot;))" office:value-type="string" office:string-value="(284,'M90','MASTER 90','M90',63,'O','MASTER',90,94,0,0,0,CURDATE(),CURDATE())," calcext:value-type="string">
            <text:p>(284,'M90','MASTER 90','M90',63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8])-3" office:value-type="float" office:value="285" calcext:value-type="float">
            <text:p>28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8]&amp;&quot;,'&quot;&amp;[.B288]&amp;&quot;','&quot;&amp;[.C288]&amp;&quot;','&quot;&amp;[.D288]&amp;&quot;',&quot;&amp;[.E288]&amp;&quot;,'&quot;&amp;[.F288]&amp;&quot;','&quot;&amp;[.G288]&amp;&quot;',&quot;&amp;[.H288]&amp;&quot;,&quot;&amp;[.I288]&amp;&quot;,&quot;&amp;[.J288]&amp;&quot;,&quot;&amp;[.K288]&amp;&quot;,0,CURDATE(),CURDATE())&quot;&amp;IF(AND([.E288]&lt;&gt;INDIRECT(ADDRESS(ROW([.E288]) + 1;5));INDIRECT(ADDRESS(ROW([.A288]) + 1;1)) &gt; 0); &quot;;&quot;&amp;CHAR(13)&amp;CHAR(10)&amp;CHAR(13)&amp;CHAR(10)&amp;[.M$3];IF(INDIRECT(ADDRESS(ROW([.A288]) + 1;1)) &gt; 0;&quot;,&quot;;&quot;;&quot;))" office:value-type="string" office:string-value="(285,'M95','MASTER 95','M95',63,'P','MASTER',95,99,0,0,0,CURDATE(),CURDATE())," calcext:value-type="string">
            <text:p>(285,'M95','MASTER 95','M95',63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89])-3" office:value-type="float" office:value="286" calcext:value-type="float">
            <text:p>286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89]&amp;&quot;,'&quot;&amp;[.B289]&amp;&quot;','&quot;&amp;[.C289]&amp;&quot;','&quot;&amp;[.D289]&amp;&quot;',&quot;&amp;[.E289]&amp;&quot;,'&quot;&amp;[.F289]&amp;&quot;','&quot;&amp;[.G289]&amp;&quot;',&quot;&amp;[.H289]&amp;&quot;,&quot;&amp;[.I289]&amp;&quot;,&quot;&amp;[.J289]&amp;&quot;,&quot;&amp;[.K289]&amp;&quot;,0,CURDATE(),CURDATE())&quot;&amp;IF(AND([.E289]&lt;&gt;INDIRECT(ADDRESS(ROW([.E289]) + 1;5));INDIRECT(ADDRESS(ROW([.A289]) + 1;1)) &gt; 0); &quot;;&quot;&amp;CHAR(13)&amp;CHAR(10)&amp;CHAR(13)&amp;CHAR(10)&amp;[.M$3];IF(INDIRECT(ADDRESS(ROW([.A289]) + 1;1)) &gt; 0;&quot;,&quot;;&quot;;&quot;))" office:value-type="string" office:string-value="(286,'MA0','MASTER 100','MA0',63,'Q','MASTER',100,999,0,0,0,CURDATE(),CURDATE())," calcext:value-type="string">
            <text:p>(286,'MA0','MASTER 100','MA0',63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0])-3" office:value-type="float" office:value="287" calcext:value-type="float">
            <text:p>287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0]&amp;&quot;,'&quot;&amp;[.B290]&amp;&quot;','&quot;&amp;[.C290]&amp;&quot;','&quot;&amp;[.D290]&amp;&quot;',&quot;&amp;[.E290]&amp;&quot;,'&quot;&amp;[.F290]&amp;&quot;','&quot;&amp;[.G290]&amp;&quot;',&quot;&amp;[.H290]&amp;&quot;,&quot;&amp;[.I290]&amp;&quot;,&quot;&amp;[.J290]&amp;&quot;,&quot;&amp;[.K290]&amp;&quot;,0,CURDATE(),CURDATE())&quot;&amp;IF(AND([.E290]&lt;&gt;INDIRECT(ADDRESS(ROW([.E290]) + 1;5));INDIRECT(ADDRESS(ROW([.A290]) + 1;1)) &gt; 0); &quot;;&quot;&amp;CHAR(13)&amp;CHAR(10)&amp;CHAR(13)&amp;CHAR(10)&amp;[.M$3];IF(INDIRECT(ADDRESS(ROW([.A290]) + 1;1)) &gt; 0;&quot;,&quot;;&quot;;&quot;))" office:value-type="string" office:string-value="(287,'100-119','STAFF. M FINO A 119','100-119',63,'xA','MASTER',100,119,1,0,0,CURDATE(),CURDATE())," calcext:value-type="string">
            <text:p>(287,'100-119','STAFF. M FINO A 119','100-119',63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1])-3" office:value-type="float" office:value="288" calcext:value-type="float">
            <text:p>288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1]&amp;&quot;,'&quot;&amp;[.B291]&amp;&quot;','&quot;&amp;[.C291]&amp;&quot;','&quot;&amp;[.D291]&amp;&quot;',&quot;&amp;[.E291]&amp;&quot;,'&quot;&amp;[.F291]&amp;&quot;','&quot;&amp;[.G291]&amp;&quot;',&quot;&amp;[.H291]&amp;&quot;,&quot;&amp;[.I291]&amp;&quot;,&quot;&amp;[.J291]&amp;&quot;,&quot;&amp;[.K291]&amp;&quot;,0,CURDATE(),CURDATE())&quot;&amp;IF(AND([.E291]&lt;&gt;INDIRECT(ADDRESS(ROW([.E291]) + 1;5));INDIRECT(ADDRESS(ROW([.A291]) + 1;1)) &gt; 0); &quot;;&quot;&amp;CHAR(13)&amp;CHAR(10)&amp;CHAR(13)&amp;CHAR(10)&amp;[.M$3];IF(INDIRECT(ADDRESS(ROW([.A291]) + 1;1)) &gt; 0;&quot;,&quot;;&quot;;&quot;))" office:value-type="string" office:string-value="(288,'120-159','STAFF. M 120-159','120-159',63,'xB','MASTER',120,159,1,0,0,CURDATE(),CURDATE())," calcext:value-type="string">
            <text:p>(288,'120-159','STAFF. M 120-159','120-159',63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2])-3" office:value-type="float" office:value="289" calcext:value-type="float">
            <text:p>28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2]&amp;&quot;,'&quot;&amp;[.B292]&amp;&quot;','&quot;&amp;[.C292]&amp;&quot;','&quot;&amp;[.D292]&amp;&quot;',&quot;&amp;[.E292]&amp;&quot;,'&quot;&amp;[.F292]&amp;&quot;','&quot;&amp;[.G292]&amp;&quot;',&quot;&amp;[.H292]&amp;&quot;,&quot;&amp;[.I292]&amp;&quot;,&quot;&amp;[.J292]&amp;&quot;,&quot;&amp;[.K292]&amp;&quot;,0,CURDATE(),CURDATE())&quot;&amp;IF(AND([.E292]&lt;&gt;INDIRECT(ADDRESS(ROW([.E292]) + 1;5));INDIRECT(ADDRESS(ROW([.A292]) + 1;1)) &gt; 0); &quot;;&quot;&amp;CHAR(13)&amp;CHAR(10)&amp;CHAR(13)&amp;CHAR(10)&amp;[.M$3];IF(INDIRECT(ADDRESS(ROW([.A292]) + 1;1)) &gt; 0;&quot;,&quot;;&quot;;&quot;))" office:value-type="string" office:string-value="(289,'160-199','STAFF. M 160-199','160-199',63,'xC','MASTER',160,199,1,0,0,CURDATE(),CURDATE())," calcext:value-type="string">
            <text:p>(289,'160-199','STAFF. M 160-199','160-199',63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3])-3" office:value-type="float" office:value="290" calcext:value-type="float">
            <text:p>290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3]&amp;&quot;,'&quot;&amp;[.B293]&amp;&quot;','&quot;&amp;[.C293]&amp;&quot;','&quot;&amp;[.D293]&amp;&quot;',&quot;&amp;[.E293]&amp;&quot;,'&quot;&amp;[.F293]&amp;&quot;','&quot;&amp;[.G293]&amp;&quot;',&quot;&amp;[.H293]&amp;&quot;,&quot;&amp;[.I293]&amp;&quot;,&quot;&amp;[.J293]&amp;&quot;,&quot;&amp;[.K293]&amp;&quot;,0,CURDATE(),CURDATE())&quot;&amp;IF(AND([.E293]&lt;&gt;INDIRECT(ADDRESS(ROW([.E293]) + 1;5));INDIRECT(ADDRESS(ROW([.A293]) + 1;1)) &gt; 0); &quot;;&quot;&amp;CHAR(13)&amp;CHAR(10)&amp;CHAR(13)&amp;CHAR(10)&amp;[.M$3];IF(INDIRECT(ADDRESS(ROW([.A293]) + 1;1)) &gt; 0;&quot;,&quot;;&quot;;&quot;))" office:value-type="string" office:string-value="(290,'200-239','STAFF. M 200-239','200-239',63,'xD','MASTER',200,239,1,0,0,CURDATE(),CURDATE())," calcext:value-type="string">
            <text:p>(290,'200-239','STAFF. M 200-239','200-239',63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4])-3" office:value-type="float" office:value="291" calcext:value-type="float">
            <text:p>291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4]&amp;&quot;,'&quot;&amp;[.B294]&amp;&quot;','&quot;&amp;[.C294]&amp;&quot;','&quot;&amp;[.D294]&amp;&quot;',&quot;&amp;[.E294]&amp;&quot;,'&quot;&amp;[.F294]&amp;&quot;','&quot;&amp;[.G294]&amp;&quot;',&quot;&amp;[.H294]&amp;&quot;,&quot;&amp;[.I294]&amp;&quot;,&quot;&amp;[.J294]&amp;&quot;,&quot;&amp;[.K294]&amp;&quot;,0,CURDATE(),CURDATE())&quot;&amp;IF(AND([.E294]&lt;&gt;INDIRECT(ADDRESS(ROW([.E294]) + 1;5));INDIRECT(ADDRESS(ROW([.A294]) + 1;1)) &gt; 0); &quot;;&quot;&amp;CHAR(13)&amp;CHAR(10)&amp;CHAR(13)&amp;CHAR(10)&amp;[.M$3];IF(INDIRECT(ADDRESS(ROW([.A294]) + 1;1)) &gt; 0;&quot;,&quot;;&quot;;&quot;))" office:value-type="string" office:string-value="(291,'240-279','STAFF. M 240-279','240-279',63,'xE','MASTER',240,279,1,0,0,CURDATE(),CURDATE())," calcext:value-type="string">
            <text:p>(291,'240-279','STAFF. M 240-279','240-279',63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5])-3" office:value-type="float" office:value="292" calcext:value-type="float">
            <text:p>292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5]&amp;&quot;,'&quot;&amp;[.B295]&amp;&quot;','&quot;&amp;[.C295]&amp;&quot;','&quot;&amp;[.D295]&amp;&quot;',&quot;&amp;[.E295]&amp;&quot;,'&quot;&amp;[.F295]&amp;&quot;','&quot;&amp;[.G295]&amp;&quot;',&quot;&amp;[.H295]&amp;&quot;,&quot;&amp;[.I295]&amp;&quot;,&quot;&amp;[.J295]&amp;&quot;,&quot;&amp;[.K295]&amp;&quot;,0,CURDATE(),CURDATE())&quot;&amp;IF(AND([.E295]&lt;&gt;INDIRECT(ADDRESS(ROW([.E295]) + 1;5));INDIRECT(ADDRESS(ROW([.A295]) + 1;1)) &gt; 0); &quot;;&quot;&amp;CHAR(13)&amp;CHAR(10)&amp;CHAR(13)&amp;CHAR(10)&amp;[.M$3];IF(INDIRECT(ADDRESS(ROW([.A295]) + 1;1)) &gt; 0;&quot;,&quot;;&quot;;&quot;))" office:value-type="string" office:string-value="(292,'280-319','STAFF. M 280-319','280-319',63,'xF','MASTER',280,319,1,0,0,CURDATE(),CURDATE())," calcext:value-type="string">
            <text:p>(292,'280-319','STAFF. M 280-319','280-319',63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6])-3" office:value-type="float" office:value="293" calcext:value-type="float">
            <text:p>293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6]&amp;&quot;,'&quot;&amp;[.B296]&amp;&quot;','&quot;&amp;[.C296]&amp;&quot;','&quot;&amp;[.D296]&amp;&quot;',&quot;&amp;[.E296]&amp;&quot;,'&quot;&amp;[.F296]&amp;&quot;','&quot;&amp;[.G296]&amp;&quot;',&quot;&amp;[.H296]&amp;&quot;,&quot;&amp;[.I296]&amp;&quot;,&quot;&amp;[.J296]&amp;&quot;,&quot;&amp;[.K296]&amp;&quot;,0,CURDATE(),CURDATE())&quot;&amp;IF(AND([.E296]&lt;&gt;INDIRECT(ADDRESS(ROW([.E296]) + 1;5));INDIRECT(ADDRESS(ROW([.A296]) + 1;1)) &gt; 0); &quot;;&quot;&amp;CHAR(13)&amp;CHAR(10)&amp;CHAR(13)&amp;CHAR(10)&amp;[.M$3];IF(INDIRECT(ADDRESS(ROW([.A296]) + 1;1)) &gt; 0;&quot;,&quot;;&quot;;&quot;))" office:value-type="string" office:string-value="(293,'320-359','STAFF. M 320-359','320-359',63,'xG','MASTER',320,359,1,0,0,CURDATE(),CURDATE())," calcext:value-type="string">
            <text:p>(293,'320-359','STAFF. M 320-359','320-359',63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297]&amp;&quot;,'&quot;&amp;[.B297]&amp;&quot;','&quot;&amp;[.C297]&amp;&quot;','&quot;&amp;[.D297]&amp;&quot;',&quot;&amp;[.E297]&amp;&quot;,'&quot;&amp;[.F297]&amp;&quot;','&quot;&amp;[.G297]&amp;&quot;',&quot;&amp;[.H297]&amp;&quot;,&quot;&amp;[.I297]&amp;&quot;,&quot;&amp;[.J297]&amp;&quot;,&quot;&amp;[.K297]&amp;&quot;,0,CURDATE(),CURDATE())&quot;&amp;IF(AND([.E297]&lt;&gt;INDIRECT(ADDRESS(ROW([.E297]) + 1;5));INDIRECT(ADDRESS(ROW([.A297]) + 1;1)) &gt; 0); &quot;;&quot;&amp;CHAR(13)&amp;CHAR(10)&amp;CHAR(13)&amp;CHAR(10)&amp;[.M$3];IF(INDIRECT(ADDRESS(ROW([.A297]) + 1;1)) &gt; 0;&quot;,&quot;;&quot;;&quot;))" office:value-type="string" office:string-value="(294,'360-399','STAFF. M 360-399','360-399',6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294,'360-399','STAFF. M 360-399','360-399',6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298])-3" office:value-type="float" office:value="295" calcext:value-type="float">
            <text:p>295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298]&amp;&quot;,'&quot;&amp;[.B298]&amp;&quot;','&quot;&amp;[.C298]&amp;&quot;','&quot;&amp;[.D298]&amp;&quot;',&quot;&amp;[.E298]&amp;&quot;,'&quot;&amp;[.F298]&amp;&quot;','&quot;&amp;[.G298]&amp;&quot;',&quot;&amp;[.H298]&amp;&quot;,&quot;&amp;[.I298]&amp;&quot;,&quot;&amp;[.J298]&amp;&quot;,&quot;&amp;[.K298]&amp;&quot;,0,CURDATE(),CURDATE())&quot;&amp;IF(AND([.E298]&lt;&gt;INDIRECT(ADDRESS(ROW([.E298]) + 1;5));INDIRECT(ADDRESS(ROW([.A298]) + 1;1)) &gt; 0); &quot;;&quot;&amp;CHAR(13)&amp;CHAR(10)&amp;CHAR(13)&amp;CHAR(10)&amp;[.M$3];IF(INDIRECT(ADDRESS(ROW([.A298]) + 1;1)) &gt; 0;&quot;,&quot;;&quot;;&quot;))" office:value-type="string" office:string-value="(295,'PROP','PROPAGANDA','PROP',12,'P','MASTER',1,15,0,1,0,CURDATE(),CURDATE())," calcext:value-type="string">
            <text:p>(295,'PROP','PROPAGANDA','PROP',12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299])-3" office:value-type="float" office:value="296" calcext:value-type="float">
            <text:p>296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299]&amp;&quot;,'&quot;&amp;[.B299]&amp;&quot;','&quot;&amp;[.C299]&amp;&quot;','&quot;&amp;[.D299]&amp;&quot;',&quot;&amp;[.E299]&amp;&quot;,'&quot;&amp;[.F299]&amp;&quot;','&quot;&amp;[.G299]&amp;&quot;',&quot;&amp;[.H299]&amp;&quot;,&quot;&amp;[.I299]&amp;&quot;,&quot;&amp;[.J299]&amp;&quot;,&quot;&amp;[.K299]&amp;&quot;,0,CURDATE(),CURDATE())&quot;&amp;IF(AND([.E299]&lt;&gt;INDIRECT(ADDRESS(ROW([.E299]) + 1;5));INDIRECT(ADDRESS(ROW([.A299]) + 1;1)) &gt; 0); &quot;;&quot;&amp;CHAR(13)&amp;CHAR(10)&amp;CHAR(13)&amp;CHAR(10)&amp;[.M$3];IF(INDIRECT(ADDRESS(ROW([.A299]) + 1;1)) &gt; 0;&quot;,&quot;;&quot;;&quot;))" office:value-type="string" office:string-value="(296,'SEN','SENIORES','SEN',12,'1','MASTER',16,19,0,0,0,CURDATE(),CURDATE())," calcext:value-type="string">
            <text:p>(296,'SEN','SENIORES','SEN',12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0])-3" office:value-type="float" office:value="297" calcext:value-type="float">
            <text:p>297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0]&amp;&quot;,'&quot;&amp;[.B300]&amp;&quot;','&quot;&amp;[.C300]&amp;&quot;','&quot;&amp;[.D300]&amp;&quot;',&quot;&amp;[.E300]&amp;&quot;,'&quot;&amp;[.F300]&amp;&quot;','&quot;&amp;[.G300]&amp;&quot;',&quot;&amp;[.H300]&amp;&quot;,&quot;&amp;[.I300]&amp;&quot;,&quot;&amp;[.J300]&amp;&quot;,&quot;&amp;[.K300]&amp;&quot;,0,CURDATE(),CURDATE())&quot;&amp;IF(AND([.E300]&lt;&gt;INDIRECT(ADDRESS(ROW([.E300]) + 1;5));INDIRECT(ADDRESS(ROW([.A300]) + 1;1)) &gt; 0); &quot;;&quot;&amp;CHAR(13)&amp;CHAR(10)&amp;CHAR(13)&amp;CHAR(10)&amp;[.M$3];IF(INDIRECT(ADDRESS(ROW([.A300]) + 1;1)) &gt; 0;&quot;,&quot;;&quot;;&quot;))" office:value-type="string" office:string-value="(297,'M20','MASTER 20','M20',12,'2','MASTER',20,24,0,0,0,CURDATE(),CURDATE())," calcext:value-type="string">
            <text:p>(297,'M20','MASTER 20','M20',12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1])-3" office:value-type="float" office:value="298" calcext:value-type="float">
            <text:p>298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1]&amp;&quot;,'&quot;&amp;[.B301]&amp;&quot;','&quot;&amp;[.C301]&amp;&quot;','&quot;&amp;[.D301]&amp;&quot;',&quot;&amp;[.E301]&amp;&quot;,'&quot;&amp;[.F301]&amp;&quot;','&quot;&amp;[.G301]&amp;&quot;',&quot;&amp;[.H301]&amp;&quot;,&quot;&amp;[.I301]&amp;&quot;,&quot;&amp;[.J301]&amp;&quot;,&quot;&amp;[.K301]&amp;&quot;,0,CURDATE(),CURDATE())&quot;&amp;IF(AND([.E301]&lt;&gt;INDIRECT(ADDRESS(ROW([.E301]) + 1;5));INDIRECT(ADDRESS(ROW([.A301]) + 1;1)) &gt; 0); &quot;;&quot;&amp;CHAR(13)&amp;CHAR(10)&amp;CHAR(13)&amp;CHAR(10)&amp;[.M$3];IF(INDIRECT(ADDRESS(ROW([.A301]) + 1;1)) &gt; 0;&quot;,&quot;;&quot;;&quot;))" office:value-type="string" office:string-value="(298,'M25','MASTER 25','M25',12,'3','MASTER',25,29,0,0,0,CURDATE(),CURDATE())," calcext:value-type="string">
            <text:p>(298,'M25','MASTER 25','M25',12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2])-3" office:value-type="float" office:value="299" calcext:value-type="float">
            <text:p>299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2]&amp;&quot;,'&quot;&amp;[.B302]&amp;&quot;','&quot;&amp;[.C302]&amp;&quot;','&quot;&amp;[.D302]&amp;&quot;',&quot;&amp;[.E302]&amp;&quot;,'&quot;&amp;[.F302]&amp;&quot;','&quot;&amp;[.G302]&amp;&quot;',&quot;&amp;[.H302]&amp;&quot;,&quot;&amp;[.I302]&amp;&quot;,&quot;&amp;[.J302]&amp;&quot;,&quot;&amp;[.K302]&amp;&quot;,0,CURDATE(),CURDATE())&quot;&amp;IF(AND([.E302]&lt;&gt;INDIRECT(ADDRESS(ROW([.E302]) + 1;5));INDIRECT(ADDRESS(ROW([.A302]) + 1;1)) &gt; 0); &quot;;&quot;&amp;CHAR(13)&amp;CHAR(10)&amp;CHAR(13)&amp;CHAR(10)&amp;[.M$3];IF(INDIRECT(ADDRESS(ROW([.A302]) + 1;1)) &gt; 0;&quot;,&quot;;&quot;;&quot;))" office:value-type="string" office:string-value="(299,'M30','MASTER 30','M30',12,'4','MASTER',30,34,0,0,0,CURDATE(),CURDATE())," calcext:value-type="string">
            <text:p>(299,'M30','MASTER 30','M30',12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3])-3" office:value-type="float" office:value="300" calcext:value-type="float">
            <text:p>300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3]&amp;&quot;,'&quot;&amp;[.B303]&amp;&quot;','&quot;&amp;[.C303]&amp;&quot;','&quot;&amp;[.D303]&amp;&quot;',&quot;&amp;[.E303]&amp;&quot;,'&quot;&amp;[.F303]&amp;&quot;','&quot;&amp;[.G303]&amp;&quot;',&quot;&amp;[.H303]&amp;&quot;,&quot;&amp;[.I303]&amp;&quot;,&quot;&amp;[.J303]&amp;&quot;,&quot;&amp;[.K303]&amp;&quot;,0,CURDATE(),CURDATE())&quot;&amp;IF(AND([.E303]&lt;&gt;INDIRECT(ADDRESS(ROW([.E303]) + 1;5));INDIRECT(ADDRESS(ROW([.A303]) + 1;1)) &gt; 0); &quot;;&quot;&amp;CHAR(13)&amp;CHAR(10)&amp;CHAR(13)&amp;CHAR(10)&amp;[.M$3];IF(INDIRECT(ADDRESS(ROW([.A303]) + 1;1)) &gt; 0;&quot;,&quot;;&quot;;&quot;))" office:value-type="string" office:string-value="(300,'M35','MASTER 35','M35',12,'5','MASTER',35,39,0,0,0,CURDATE(),CURDATE())," calcext:value-type="string">
            <text:p>(300,'M35','MASTER 35','M35',12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4])-3" office:value-type="float" office:value="301" calcext:value-type="float">
            <text:p>301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4]&amp;&quot;,'&quot;&amp;[.B304]&amp;&quot;','&quot;&amp;[.C304]&amp;&quot;','&quot;&amp;[.D304]&amp;&quot;',&quot;&amp;[.E304]&amp;&quot;,'&quot;&amp;[.F304]&amp;&quot;','&quot;&amp;[.G304]&amp;&quot;',&quot;&amp;[.H304]&amp;&quot;,&quot;&amp;[.I304]&amp;&quot;,&quot;&amp;[.J304]&amp;&quot;,&quot;&amp;[.K304]&amp;&quot;,0,CURDATE(),CURDATE())&quot;&amp;IF(AND([.E304]&lt;&gt;INDIRECT(ADDRESS(ROW([.E304]) + 1;5));INDIRECT(ADDRESS(ROW([.A304]) + 1;1)) &gt; 0); &quot;;&quot;&amp;CHAR(13)&amp;CHAR(10)&amp;CHAR(13)&amp;CHAR(10)&amp;[.M$3];IF(INDIRECT(ADDRESS(ROW([.A304]) + 1;1)) &gt; 0;&quot;,&quot;;&quot;;&quot;))" office:value-type="string" office:string-value="(301,'M40','MASTER 40','M40',12,'6','MASTER',40,44,0,0,0,CURDATE(),CURDATE())," calcext:value-type="string">
            <text:p>(301,'M40','MASTER 40','M40',12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5])-3" office:value-type="float" office:value="302" calcext:value-type="float">
            <text:p>302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5]&amp;&quot;,'&quot;&amp;[.B305]&amp;&quot;','&quot;&amp;[.C305]&amp;&quot;','&quot;&amp;[.D305]&amp;&quot;',&quot;&amp;[.E305]&amp;&quot;,'&quot;&amp;[.F305]&amp;&quot;','&quot;&amp;[.G305]&amp;&quot;',&quot;&amp;[.H305]&amp;&quot;,&quot;&amp;[.I305]&amp;&quot;,&quot;&amp;[.J305]&amp;&quot;,&quot;&amp;[.K305]&amp;&quot;,0,CURDATE(),CURDATE())&quot;&amp;IF(AND([.E305]&lt;&gt;INDIRECT(ADDRESS(ROW([.E305]) + 1;5));INDIRECT(ADDRESS(ROW([.A305]) + 1;1)) &gt; 0); &quot;;&quot;&amp;CHAR(13)&amp;CHAR(10)&amp;CHAR(13)&amp;CHAR(10)&amp;[.M$3];IF(INDIRECT(ADDRESS(ROW([.A305]) + 1;1)) &gt; 0;&quot;,&quot;;&quot;;&quot;))" office:value-type="string" office:string-value="(302,'M45','MASTER 45','M45',12,'7','MASTER',45,49,0,0,0,CURDATE(),CURDATE())," calcext:value-type="string">
            <text:p>(302,'M45','MASTER 45','M45',12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6])-3" office:value-type="float" office:value="303" calcext:value-type="float">
            <text:p>303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6]&amp;&quot;,'&quot;&amp;[.B306]&amp;&quot;','&quot;&amp;[.C306]&amp;&quot;','&quot;&amp;[.D306]&amp;&quot;',&quot;&amp;[.E306]&amp;&quot;,'&quot;&amp;[.F306]&amp;&quot;','&quot;&amp;[.G306]&amp;&quot;',&quot;&amp;[.H306]&amp;&quot;,&quot;&amp;[.I306]&amp;&quot;,&quot;&amp;[.J306]&amp;&quot;,&quot;&amp;[.K306]&amp;&quot;,0,CURDATE(),CURDATE())&quot;&amp;IF(AND([.E306]&lt;&gt;INDIRECT(ADDRESS(ROW([.E306]) + 1;5));INDIRECT(ADDRESS(ROW([.A306]) + 1;1)) &gt; 0); &quot;;&quot;&amp;CHAR(13)&amp;CHAR(10)&amp;CHAR(13)&amp;CHAR(10)&amp;[.M$3];IF(INDIRECT(ADDRESS(ROW([.A306]) + 1;1)) &gt; 0;&quot;,&quot;;&quot;;&quot;))" office:value-type="string" office:string-value="(303,'M50','MASTER 50','M50',12,'8','MASTER',50,54,0,0,0,CURDATE(),CURDATE())," calcext:value-type="string">
            <text:p>(303,'M50','MASTER 50','M50',12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7])-3" office:value-type="float" office:value="304" calcext:value-type="float">
            <text:p>304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07]&amp;&quot;,'&quot;&amp;[.B307]&amp;&quot;','&quot;&amp;[.C307]&amp;&quot;','&quot;&amp;[.D307]&amp;&quot;',&quot;&amp;[.E307]&amp;&quot;,'&quot;&amp;[.F307]&amp;&quot;','&quot;&amp;[.G307]&amp;&quot;',&quot;&amp;[.H307]&amp;&quot;,&quot;&amp;[.I307]&amp;&quot;,&quot;&amp;[.J307]&amp;&quot;,&quot;&amp;[.K307]&amp;&quot;,0,CURDATE(),CURDATE())&quot;&amp;IF(AND([.E307]&lt;&gt;INDIRECT(ADDRESS(ROW([.E307]) + 1;5));INDIRECT(ADDRESS(ROW([.A307]) + 1;1)) &gt; 0); &quot;;&quot;&amp;CHAR(13)&amp;CHAR(10)&amp;CHAR(13)&amp;CHAR(10)&amp;[.M$3];IF(INDIRECT(ADDRESS(ROW([.A307]) + 1;1)) &gt; 0;&quot;,&quot;;&quot;;&quot;))" office:value-type="string" office:string-value="(304,'OVER','OVER 55','M55',12,'9','MASTER',55,999,0,0,0,CURDATE(),CURDATE())," calcext:value-type="string">
            <text:p>(304,'OVER','OVER 55','M55',12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8])-3" office:value-type="float" office:value="305" calcext:value-type="float">
            <text:p>305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08]&amp;&quot;,'&quot;&amp;[.B308]&amp;&quot;','&quot;&amp;[.C308]&amp;&quot;','&quot;&amp;[.D308]&amp;&quot;',&quot;&amp;[.E308]&amp;&quot;,'&quot;&amp;[.F308]&amp;&quot;','&quot;&amp;[.G308]&amp;&quot;',&quot;&amp;[.H308]&amp;&quot;,&quot;&amp;[.I308]&amp;&quot;,&quot;&amp;[.J308]&amp;&quot;,&quot;&amp;[.K308]&amp;&quot;,0,CURDATE(),CURDATE())&quot;&amp;IF(AND([.E308]&lt;&gt;INDIRECT(ADDRESS(ROW([.E308]) + 1;5));INDIRECT(ADDRESS(ROW([.A308]) + 1;1)) &gt; 0); &quot;;&quot;&amp;CHAR(13)&amp;CHAR(10)&amp;CHAR(13)&amp;CHAR(10)&amp;[.M$3];IF(INDIRECT(ADDRESS(ROW([.A308]) + 1;1)) &gt; 0;&quot;,&quot;;&quot;;&quot;))" office:value-type="string" office:string-value="(305,'001-119','STAFF. M FINO A 119','&lt;120',12,'x1','MASTER',1,119,1,0,0,CURDATE(),CURDATE())," calcext:value-type="string">
            <text:p>(305,'001-119','STAFF. M FINO A 119','&lt;120',12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09])-3" office:value-type="float" office:value="306" calcext:value-type="float">
            <text:p>306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09]&amp;&quot;,'&quot;&amp;[.B309]&amp;&quot;','&quot;&amp;[.C309]&amp;&quot;','&quot;&amp;[.D309]&amp;&quot;',&quot;&amp;[.E309]&amp;&quot;,'&quot;&amp;[.F309]&amp;&quot;','&quot;&amp;[.G309]&amp;&quot;',&quot;&amp;[.H309]&amp;&quot;,&quot;&amp;[.I309]&amp;&quot;,&quot;&amp;[.J309]&amp;&quot;,&quot;&amp;[.K309]&amp;&quot;,0,CURDATE(),CURDATE())&quot;&amp;IF(AND([.E309]&lt;&gt;INDIRECT(ADDRESS(ROW([.E309]) + 1;5));INDIRECT(ADDRESS(ROW([.A309]) + 1;1)) &gt; 0); &quot;;&quot;&amp;CHAR(13)&amp;CHAR(10)&amp;CHAR(13)&amp;CHAR(10)&amp;[.M$3];IF(INDIRECT(ADDRESS(ROW([.A309]) + 1;1)) &gt; 0;&quot;,&quot;;&quot;;&quot;))" office:value-type="string" office:string-value="(306,'120-149','STAFF. M 120-149','120-149',12,'x2','MASTER',120,149,1,0,0,CURDATE(),CURDATE())," calcext:value-type="string">
            <text:p>(306,'120-149','STAFF. M 120-149','120-149',12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310])-3" office:value-type="float" office:value="307" calcext:value-type="float">
            <text:p>307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10]&amp;&quot;,'&quot;&amp;[.B310]&amp;&quot;','&quot;&amp;[.C310]&amp;&quot;','&quot;&amp;[.D310]&amp;&quot;',&quot;&amp;[.E310]&amp;&quot;,'&quot;&amp;[.F310]&amp;&quot;','&quot;&amp;[.G310]&amp;&quot;',&quot;&amp;[.H310]&amp;&quot;,&quot;&amp;[.I310]&amp;&quot;,&quot;&amp;[.J310]&amp;&quot;,&quot;&amp;[.K310]&amp;&quot;,0,CURDATE(),CURDATE())&quot;&amp;IF(AND([.E310]&lt;&gt;INDIRECT(ADDRESS(ROW([.E310]) + 1;5));INDIRECT(ADDRESS(ROW([.A310]) + 1;1)) &gt; 0); &quot;;&quot;&amp;CHAR(13)&amp;CHAR(10)&amp;CHAR(13)&amp;CHAR(10)&amp;[.M$3];IF(INDIRECT(ADDRESS(ROW([.A310]) + 1;1)) &gt; 0;&quot;,&quot;;&quot;;&quot;))" office:value-type="string" office:string-value="(307,'150-999','STAFF. M oltre 150','&gt;149',12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07,'150-999','STAFF. M oltre 150','&gt;149',12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311])-3" office:value-type="float" office:value="308" calcext:value-type="float">
            <text:p>308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1]&amp;&quot;,'&quot;&amp;[.B311]&amp;&quot;','&quot;&amp;[.C311]&amp;&quot;','&quot;&amp;[.D311]&amp;&quot;',&quot;&amp;[.E311]&amp;&quot;,'&quot;&amp;[.F311]&amp;&quot;','&quot;&amp;[.G311]&amp;&quot;',&quot;&amp;[.H311]&amp;&quot;,&quot;&amp;[.I311]&amp;&quot;,&quot;&amp;[.J311]&amp;&quot;,&quot;&amp;[.K311]&amp;&quot;,0,CURDATE(),CURDATE())&quot;&amp;IF(AND([.E311]&lt;&gt;INDIRECT(ADDRESS(ROW([.E311]) + 1;5));INDIRECT(ADDRESS(ROW([.A311]) + 1;1)) &gt; 0); &quot;;&quot;&amp;CHAR(13)&amp;CHAR(10)&amp;CHAR(13)&amp;CHAR(10)&amp;[.M$3];IF(INDIRECT(ADDRESS(ROW([.A311]) + 1;1)) &gt; 0;&quot;,&quot;;&quot;;&quot;))" office:value-type="string" office:string-value="(308,'U25','UNDER 25','U25',13,'A','MASTER',20,24,0,0,0,CURDATE(),CURDATE())," calcext:value-type="string">
            <text:p>(308,'U25','UNDER 25','U25',13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2])-3" office:value-type="float" office:value="309" calcext:value-type="float">
            <text:p>309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2]&amp;&quot;,'&quot;&amp;[.B312]&amp;&quot;','&quot;&amp;[.C312]&amp;&quot;','&quot;&amp;[.D312]&amp;&quot;',&quot;&amp;[.E312]&amp;&quot;,'&quot;&amp;[.F312]&amp;&quot;','&quot;&amp;[.G312]&amp;&quot;',&quot;&amp;[.H312]&amp;&quot;,&quot;&amp;[.I312]&amp;&quot;,&quot;&amp;[.J312]&amp;&quot;,&quot;&amp;[.K312]&amp;&quot;,0,CURDATE(),CURDATE())&quot;&amp;IF(AND([.E312]&lt;&gt;INDIRECT(ADDRESS(ROW([.E312]) + 1;5));INDIRECT(ADDRESS(ROW([.A312]) + 1;1)) &gt; 0); &quot;;&quot;&amp;CHAR(13)&amp;CHAR(10)&amp;CHAR(13)&amp;CHAR(10)&amp;[.M$3];IF(INDIRECT(ADDRESS(ROW([.A312]) + 1;1)) &gt; 0;&quot;,&quot;;&quot;;&quot;))" office:value-type="string" office:string-value="(309,'M25','MASTER 25','M25',13,'B','MASTER',25,29,0,0,0,CURDATE(),CURDATE())," calcext:value-type="string">
            <text:p>(309,'M25','MASTER 25','M25',13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3])-3" office:value-type="float" office:value="310" calcext:value-type="float">
            <text:p>31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3]&amp;&quot;,'&quot;&amp;[.B313]&amp;&quot;','&quot;&amp;[.C313]&amp;&quot;','&quot;&amp;[.D313]&amp;&quot;',&quot;&amp;[.E313]&amp;&quot;,'&quot;&amp;[.F313]&amp;&quot;','&quot;&amp;[.G313]&amp;&quot;',&quot;&amp;[.H313]&amp;&quot;,&quot;&amp;[.I313]&amp;&quot;,&quot;&amp;[.J313]&amp;&quot;,&quot;&amp;[.K313]&amp;&quot;,0,CURDATE(),CURDATE())&quot;&amp;IF(AND([.E313]&lt;&gt;INDIRECT(ADDRESS(ROW([.E313]) + 1;5));INDIRECT(ADDRESS(ROW([.A313]) + 1;1)) &gt; 0); &quot;;&quot;&amp;CHAR(13)&amp;CHAR(10)&amp;CHAR(13)&amp;CHAR(10)&amp;[.M$3];IF(INDIRECT(ADDRESS(ROW([.A313]) + 1;1)) &gt; 0;&quot;,&quot;;&quot;;&quot;))" office:value-type="string" office:string-value="(310,'M30','MASTER 30','M30',13,'C','MASTER',30,34,0,0,0,CURDATE(),CURDATE())," calcext:value-type="string">
            <text:p>(310,'M30','MASTER 30','M30',13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4])-3" office:value-type="float" office:value="311" calcext:value-type="float">
            <text:p>311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4]&amp;&quot;,'&quot;&amp;[.B314]&amp;&quot;','&quot;&amp;[.C314]&amp;&quot;','&quot;&amp;[.D314]&amp;&quot;',&quot;&amp;[.E314]&amp;&quot;,'&quot;&amp;[.F314]&amp;&quot;','&quot;&amp;[.G314]&amp;&quot;',&quot;&amp;[.H314]&amp;&quot;,&quot;&amp;[.I314]&amp;&quot;,&quot;&amp;[.J314]&amp;&quot;,&quot;&amp;[.K314]&amp;&quot;,0,CURDATE(),CURDATE())&quot;&amp;IF(AND([.E314]&lt;&gt;INDIRECT(ADDRESS(ROW([.E314]) + 1;5));INDIRECT(ADDRESS(ROW([.A314]) + 1;1)) &gt; 0); &quot;;&quot;&amp;CHAR(13)&amp;CHAR(10)&amp;CHAR(13)&amp;CHAR(10)&amp;[.M$3];IF(INDIRECT(ADDRESS(ROW([.A314]) + 1;1)) &gt; 0;&quot;,&quot;;&quot;;&quot;))" office:value-type="string" office:string-value="(311,'M35','MASTER 35','M35',13,'D','MASTER',35,39,0,0,0,CURDATE(),CURDATE())," calcext:value-type="string">
            <text:p>(311,'M35','MASTER 35','M35',13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5])-3" office:value-type="float" office:value="312" calcext:value-type="float">
            <text:p>312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5]&amp;&quot;,'&quot;&amp;[.B315]&amp;&quot;','&quot;&amp;[.C315]&amp;&quot;','&quot;&amp;[.D315]&amp;&quot;',&quot;&amp;[.E315]&amp;&quot;,'&quot;&amp;[.F315]&amp;&quot;','&quot;&amp;[.G315]&amp;&quot;',&quot;&amp;[.H315]&amp;&quot;,&quot;&amp;[.I315]&amp;&quot;,&quot;&amp;[.J315]&amp;&quot;,&quot;&amp;[.K315]&amp;&quot;,0,CURDATE(),CURDATE())&quot;&amp;IF(AND([.E315]&lt;&gt;INDIRECT(ADDRESS(ROW([.E315]) + 1;5));INDIRECT(ADDRESS(ROW([.A315]) + 1;1)) &gt; 0); &quot;;&quot;&amp;CHAR(13)&amp;CHAR(10)&amp;CHAR(13)&amp;CHAR(10)&amp;[.M$3];IF(INDIRECT(ADDRESS(ROW([.A315]) + 1;1)) &gt; 0;&quot;,&quot;;&quot;;&quot;))" office:value-type="string" office:string-value="(312,'M40','MASTER 40','M40',13,'E','MASTER',40,44,0,0,0,CURDATE(),CURDATE())," calcext:value-type="string">
            <text:p>(312,'M40','MASTER 40','M40',13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6])-3" office:value-type="float" office:value="313" calcext:value-type="float">
            <text:p>313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6]&amp;&quot;,'&quot;&amp;[.B316]&amp;&quot;','&quot;&amp;[.C316]&amp;&quot;','&quot;&amp;[.D316]&amp;&quot;',&quot;&amp;[.E316]&amp;&quot;,'&quot;&amp;[.F316]&amp;&quot;','&quot;&amp;[.G316]&amp;&quot;',&quot;&amp;[.H316]&amp;&quot;,&quot;&amp;[.I316]&amp;&quot;,&quot;&amp;[.J316]&amp;&quot;,&quot;&amp;[.K316]&amp;&quot;,0,CURDATE(),CURDATE())&quot;&amp;IF(AND([.E316]&lt;&gt;INDIRECT(ADDRESS(ROW([.E316]) + 1;5));INDIRECT(ADDRESS(ROW([.A316]) + 1;1)) &gt; 0); &quot;;&quot;&amp;CHAR(13)&amp;CHAR(10)&amp;CHAR(13)&amp;CHAR(10)&amp;[.M$3];IF(INDIRECT(ADDRESS(ROW([.A316]) + 1;1)) &gt; 0;&quot;,&quot;;&quot;;&quot;))" office:value-type="string" office:string-value="(313,'M45','MASTER 45','M45',13,'F','MASTER',45,49,0,0,0,CURDATE(),CURDATE())," calcext:value-type="string">
            <text:p>(313,'M45','MASTER 45','M45',13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7])-3" office:value-type="float" office:value="314" calcext:value-type="float">
            <text:p>314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7]&amp;&quot;,'&quot;&amp;[.B317]&amp;&quot;','&quot;&amp;[.C317]&amp;&quot;','&quot;&amp;[.D317]&amp;&quot;',&quot;&amp;[.E317]&amp;&quot;,'&quot;&amp;[.F317]&amp;&quot;','&quot;&amp;[.G317]&amp;&quot;',&quot;&amp;[.H317]&amp;&quot;,&quot;&amp;[.I317]&amp;&quot;,&quot;&amp;[.J317]&amp;&quot;,&quot;&amp;[.K317]&amp;&quot;,0,CURDATE(),CURDATE())&quot;&amp;IF(AND([.E317]&lt;&gt;INDIRECT(ADDRESS(ROW([.E317]) + 1;5));INDIRECT(ADDRESS(ROW([.A317]) + 1;1)) &gt; 0); &quot;;&quot;&amp;CHAR(13)&amp;CHAR(10)&amp;CHAR(13)&amp;CHAR(10)&amp;[.M$3];IF(INDIRECT(ADDRESS(ROW([.A317]) + 1;1)) &gt; 0;&quot;,&quot;;&quot;;&quot;))" office:value-type="string" office:string-value="(314,'M50','MASTER 50','M50',13,'G','MASTER',50,54,0,0,0,CURDATE(),CURDATE())," calcext:value-type="string">
            <text:p>(314,'M50','MASTER 50','M50',13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8])-3" office:value-type="float" office:value="315" calcext:value-type="float">
            <text:p>31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8]&amp;&quot;,'&quot;&amp;[.B318]&amp;&quot;','&quot;&amp;[.C318]&amp;&quot;','&quot;&amp;[.D318]&amp;&quot;',&quot;&amp;[.E318]&amp;&quot;,'&quot;&amp;[.F318]&amp;&quot;','&quot;&amp;[.G318]&amp;&quot;',&quot;&amp;[.H318]&amp;&quot;,&quot;&amp;[.I318]&amp;&quot;,&quot;&amp;[.J318]&amp;&quot;,&quot;&amp;[.K318]&amp;&quot;,0,CURDATE(),CURDATE())&quot;&amp;IF(AND([.E318]&lt;&gt;INDIRECT(ADDRESS(ROW([.E318]) + 1;5));INDIRECT(ADDRESS(ROW([.A318]) + 1;1)) &gt; 0); &quot;;&quot;&amp;CHAR(13)&amp;CHAR(10)&amp;CHAR(13)&amp;CHAR(10)&amp;[.M$3];IF(INDIRECT(ADDRESS(ROW([.A318]) + 1;1)) &gt; 0;&quot;,&quot;;&quot;;&quot;))" office:value-type="string" office:string-value="(315,'M55','MASTER 55','M55',13,'H','MASTER',55,59,0,0,0,CURDATE(),CURDATE())," calcext:value-type="string">
            <text:p>(315,'M55','MASTER 55','M55',13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19])-3" office:value-type="float" office:value="316" calcext:value-type="float">
            <text:p>316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19]&amp;&quot;,'&quot;&amp;[.B319]&amp;&quot;','&quot;&amp;[.C319]&amp;&quot;','&quot;&amp;[.D319]&amp;&quot;',&quot;&amp;[.E319]&amp;&quot;,'&quot;&amp;[.F319]&amp;&quot;','&quot;&amp;[.G319]&amp;&quot;',&quot;&amp;[.H319]&amp;&quot;,&quot;&amp;[.I319]&amp;&quot;,&quot;&amp;[.J319]&amp;&quot;,&quot;&amp;[.K319]&amp;&quot;,0,CURDATE(),CURDATE())&quot;&amp;IF(AND([.E319]&lt;&gt;INDIRECT(ADDRESS(ROW([.E319]) + 1;5));INDIRECT(ADDRESS(ROW([.A319]) + 1;1)) &gt; 0); &quot;;&quot;&amp;CHAR(13)&amp;CHAR(10)&amp;CHAR(13)&amp;CHAR(10)&amp;[.M$3];IF(INDIRECT(ADDRESS(ROW([.A319]) + 1;1)) &gt; 0;&quot;,&quot;;&quot;;&quot;))" office:value-type="string" office:string-value="(316,'M60','MASTER 60','M60',13,'I','MASTER',60,64,0,0,0,CURDATE(),CURDATE())," calcext:value-type="string">
            <text:p>(316,'M60','MASTER 60','M60',13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0])-3" office:value-type="float" office:value="317" calcext:value-type="float">
            <text:p>317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0]&amp;&quot;,'&quot;&amp;[.B320]&amp;&quot;','&quot;&amp;[.C320]&amp;&quot;','&quot;&amp;[.D320]&amp;&quot;',&quot;&amp;[.E320]&amp;&quot;,'&quot;&amp;[.F320]&amp;&quot;','&quot;&amp;[.G320]&amp;&quot;',&quot;&amp;[.H320]&amp;&quot;,&quot;&amp;[.I320]&amp;&quot;,&quot;&amp;[.J320]&amp;&quot;,&quot;&amp;[.K320]&amp;&quot;,0,CURDATE(),CURDATE())&quot;&amp;IF(AND([.E320]&lt;&gt;INDIRECT(ADDRESS(ROW([.E320]) + 1;5));INDIRECT(ADDRESS(ROW([.A320]) + 1;1)) &gt; 0); &quot;;&quot;&amp;CHAR(13)&amp;CHAR(10)&amp;CHAR(13)&amp;CHAR(10)&amp;[.M$3];IF(INDIRECT(ADDRESS(ROW([.A320]) + 1;1)) &gt; 0;&quot;,&quot;;&quot;;&quot;))" office:value-type="string" office:string-value="(317,'M65','MASTER 65','M65',13,'J','MASTER',65,69,0,0,0,CURDATE(),CURDATE())," calcext:value-type="string">
            <text:p>(317,'M65','MASTER 65','M65',13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1])-3" office:value-type="float" office:value="318" calcext:value-type="float">
            <text:p>318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1]&amp;&quot;,'&quot;&amp;[.B321]&amp;&quot;','&quot;&amp;[.C321]&amp;&quot;','&quot;&amp;[.D321]&amp;&quot;',&quot;&amp;[.E321]&amp;&quot;,'&quot;&amp;[.F321]&amp;&quot;','&quot;&amp;[.G321]&amp;&quot;',&quot;&amp;[.H321]&amp;&quot;,&quot;&amp;[.I321]&amp;&quot;,&quot;&amp;[.J321]&amp;&quot;,&quot;&amp;[.K321]&amp;&quot;,0,CURDATE(),CURDATE())&quot;&amp;IF(AND([.E321]&lt;&gt;INDIRECT(ADDRESS(ROW([.E321]) + 1;5));INDIRECT(ADDRESS(ROW([.A321]) + 1;1)) &gt; 0); &quot;;&quot;&amp;CHAR(13)&amp;CHAR(10)&amp;CHAR(13)&amp;CHAR(10)&amp;[.M$3];IF(INDIRECT(ADDRESS(ROW([.A321]) + 1;1)) &gt; 0;&quot;,&quot;;&quot;;&quot;))" office:value-type="string" office:string-value="(318,'M70','MASTER 70','M70',13,'K','MASTER',70,74,0,0,0,CURDATE(),CURDATE())," calcext:value-type="string">
            <text:p>(318,'M70','MASTER 70','M70',13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2])-3" office:value-type="float" office:value="319" calcext:value-type="float">
            <text:p>319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2]&amp;&quot;,'&quot;&amp;[.B322]&amp;&quot;','&quot;&amp;[.C322]&amp;&quot;','&quot;&amp;[.D322]&amp;&quot;',&quot;&amp;[.E322]&amp;&quot;,'&quot;&amp;[.F322]&amp;&quot;','&quot;&amp;[.G322]&amp;&quot;',&quot;&amp;[.H322]&amp;&quot;,&quot;&amp;[.I322]&amp;&quot;,&quot;&amp;[.J322]&amp;&quot;,&quot;&amp;[.K322]&amp;&quot;,0,CURDATE(),CURDATE())&quot;&amp;IF(AND([.E322]&lt;&gt;INDIRECT(ADDRESS(ROW([.E322]) + 1;5));INDIRECT(ADDRESS(ROW([.A322]) + 1;1)) &gt; 0); &quot;;&quot;&amp;CHAR(13)&amp;CHAR(10)&amp;CHAR(13)&amp;CHAR(10)&amp;[.M$3];IF(INDIRECT(ADDRESS(ROW([.A322]) + 1;1)) &gt; 0;&quot;,&quot;;&quot;;&quot;))" office:value-type="string" office:string-value="(319,'M75','MASTER 75','M75',13,'L','MASTER',75,79,0,0,0,CURDATE(),CURDATE())," calcext:value-type="string">
            <text:p>(319,'M75','MASTER 75','M75',13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3])-3" office:value-type="float" office:value="320" calcext:value-type="float">
            <text:p>32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3]&amp;&quot;,'&quot;&amp;[.B323]&amp;&quot;','&quot;&amp;[.C323]&amp;&quot;','&quot;&amp;[.D323]&amp;&quot;',&quot;&amp;[.E323]&amp;&quot;,'&quot;&amp;[.F323]&amp;&quot;','&quot;&amp;[.G323]&amp;&quot;',&quot;&amp;[.H323]&amp;&quot;,&quot;&amp;[.I323]&amp;&quot;,&quot;&amp;[.J323]&amp;&quot;,&quot;&amp;[.K323]&amp;&quot;,0,CURDATE(),CURDATE())&quot;&amp;IF(AND([.E323]&lt;&gt;INDIRECT(ADDRESS(ROW([.E323]) + 1;5));INDIRECT(ADDRESS(ROW([.A323]) + 1;1)) &gt; 0); &quot;;&quot;&amp;CHAR(13)&amp;CHAR(10)&amp;CHAR(13)&amp;CHAR(10)&amp;[.M$3];IF(INDIRECT(ADDRESS(ROW([.A323]) + 1;1)) &gt; 0;&quot;,&quot;;&quot;;&quot;))" office:value-type="string" office:string-value="(320,'M80','MASTER 80','M80',13,'M','MASTER',80,84,0,0,0,CURDATE(),CURDATE())," calcext:value-type="string">
            <text:p>(320,'M80','MASTER 80','M80',13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4])-3" office:value-type="float" office:value="321" calcext:value-type="float">
            <text:p>321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4]&amp;&quot;,'&quot;&amp;[.B324]&amp;&quot;','&quot;&amp;[.C324]&amp;&quot;','&quot;&amp;[.D324]&amp;&quot;',&quot;&amp;[.E324]&amp;&quot;,'&quot;&amp;[.F324]&amp;&quot;','&quot;&amp;[.G324]&amp;&quot;',&quot;&amp;[.H324]&amp;&quot;,&quot;&amp;[.I324]&amp;&quot;,&quot;&amp;[.J324]&amp;&quot;,&quot;&amp;[.K324]&amp;&quot;,0,CURDATE(),CURDATE())&quot;&amp;IF(AND([.E324]&lt;&gt;INDIRECT(ADDRESS(ROW([.E324]) + 1;5));INDIRECT(ADDRESS(ROW([.A324]) + 1;1)) &gt; 0); &quot;;&quot;&amp;CHAR(13)&amp;CHAR(10)&amp;CHAR(13)&amp;CHAR(10)&amp;[.M$3];IF(INDIRECT(ADDRESS(ROW([.A324]) + 1;1)) &gt; 0;&quot;,&quot;;&quot;;&quot;))" office:value-type="string" office:string-value="(321,'M85','MASTER 85','M85',13,'N','MASTER',85,89,0,0,0,CURDATE(),CURDATE())," calcext:value-type="string">
            <text:p>(321,'M85','MASTER 85','M85',13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5])-3" office:value-type="float" office:value="322" calcext:value-type="float">
            <text:p>322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5]&amp;&quot;,'&quot;&amp;[.B325]&amp;&quot;','&quot;&amp;[.C325]&amp;&quot;','&quot;&amp;[.D325]&amp;&quot;',&quot;&amp;[.E325]&amp;&quot;,'&quot;&amp;[.F325]&amp;&quot;','&quot;&amp;[.G325]&amp;&quot;',&quot;&amp;[.H325]&amp;&quot;,&quot;&amp;[.I325]&amp;&quot;,&quot;&amp;[.J325]&amp;&quot;,&quot;&amp;[.K325]&amp;&quot;,0,CURDATE(),CURDATE())&quot;&amp;IF(AND([.E325]&lt;&gt;INDIRECT(ADDRESS(ROW([.E325]) + 1;5));INDIRECT(ADDRESS(ROW([.A325]) + 1;1)) &gt; 0); &quot;;&quot;&amp;CHAR(13)&amp;CHAR(10)&amp;CHAR(13)&amp;CHAR(10)&amp;[.M$3];IF(INDIRECT(ADDRESS(ROW([.A325]) + 1;1)) &gt; 0;&quot;,&quot;;&quot;;&quot;))" office:value-type="string" office:string-value="(322,'M90','MASTER 90','M90',13,'O','MASTER',90,94,0,0,0,CURDATE(),CURDATE())," calcext:value-type="string">
            <text:p>(322,'M90','MASTER 90','M90',13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6])-3" office:value-type="float" office:value="323" calcext:value-type="float">
            <text:p>323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6]&amp;&quot;,'&quot;&amp;[.B326]&amp;&quot;','&quot;&amp;[.C326]&amp;&quot;','&quot;&amp;[.D326]&amp;&quot;',&quot;&amp;[.E326]&amp;&quot;,'&quot;&amp;[.F326]&amp;&quot;','&quot;&amp;[.G326]&amp;&quot;',&quot;&amp;[.H326]&amp;&quot;,&quot;&amp;[.I326]&amp;&quot;,&quot;&amp;[.J326]&amp;&quot;,&quot;&amp;[.K326]&amp;&quot;,0,CURDATE(),CURDATE())&quot;&amp;IF(AND([.E326]&lt;&gt;INDIRECT(ADDRESS(ROW([.E326]) + 1;5));INDIRECT(ADDRESS(ROW([.A326]) + 1;1)) &gt; 0); &quot;;&quot;&amp;CHAR(13)&amp;CHAR(10)&amp;CHAR(13)&amp;CHAR(10)&amp;[.M$3];IF(INDIRECT(ADDRESS(ROW([.A326]) + 1;1)) &gt; 0;&quot;,&quot;;&quot;;&quot;))" office:value-type="string" office:string-value="(323,'M95','MASTER 95','M95',13,'P','MASTER',95,99,0,0,0,CURDATE(),CURDATE())," calcext:value-type="string">
            <text:p>(323,'M95','MASTER 95','M95',13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7])-3" office:value-type="float" office:value="324" calcext:value-type="float">
            <text:p>324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27]&amp;&quot;,'&quot;&amp;[.B327]&amp;&quot;','&quot;&amp;[.C327]&amp;&quot;','&quot;&amp;[.D327]&amp;&quot;',&quot;&amp;[.E327]&amp;&quot;,'&quot;&amp;[.F327]&amp;&quot;','&quot;&amp;[.G327]&amp;&quot;',&quot;&amp;[.H327]&amp;&quot;,&quot;&amp;[.I327]&amp;&quot;,&quot;&amp;[.J327]&amp;&quot;,&quot;&amp;[.K327]&amp;&quot;,0,CURDATE(),CURDATE())&quot;&amp;IF(AND([.E327]&lt;&gt;INDIRECT(ADDRESS(ROW([.E327]) + 1;5));INDIRECT(ADDRESS(ROW([.A327]) + 1;1)) &gt; 0); &quot;;&quot;&amp;CHAR(13)&amp;CHAR(10)&amp;CHAR(13)&amp;CHAR(10)&amp;[.M$3];IF(INDIRECT(ADDRESS(ROW([.A327]) + 1;1)) &gt; 0;&quot;,&quot;;&quot;;&quot;))" office:value-type="string" office:string-value="(324,'MA0','MASTER 100','MA0',13,'Q','MASTER',100,999,0,0,0,CURDATE(),CURDATE())," calcext:value-type="string">
            <text:p>(324,'MA0','MASTER 100','MA0',13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8])-3" office:value-type="float" office:value="325" calcext:value-type="float">
            <text:p>325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28]&amp;&quot;,'&quot;&amp;[.B328]&amp;&quot;','&quot;&amp;[.C328]&amp;&quot;','&quot;&amp;[.D328]&amp;&quot;',&quot;&amp;[.E328]&amp;&quot;,'&quot;&amp;[.F328]&amp;&quot;','&quot;&amp;[.G328]&amp;&quot;',&quot;&amp;[.H328]&amp;&quot;,&quot;&amp;[.I328]&amp;&quot;,&quot;&amp;[.J328]&amp;&quot;,&quot;&amp;[.K328]&amp;&quot;,0,CURDATE(),CURDATE())&quot;&amp;IF(AND([.E328]&lt;&gt;INDIRECT(ADDRESS(ROW([.E328]) + 1;5));INDIRECT(ADDRESS(ROW([.A328]) + 1;1)) &gt; 0); &quot;;&quot;&amp;CHAR(13)&amp;CHAR(10)&amp;CHAR(13)&amp;CHAR(10)&amp;[.M$3];IF(INDIRECT(ADDRESS(ROW([.A328]) + 1;1)) &gt; 0;&quot;,&quot;;&quot;;&quot;))" office:value-type="string" office:string-value="(325,'100-119','STAFF. M FINO A 119','100-119',13,'xA','MASTER',100,119,1,0,0,CURDATE(),CURDATE())," calcext:value-type="string">
            <text:p>(325,'100-119','STAFF. M FINO A 119','100-119',13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29])-3" office:value-type="float" office:value="326" calcext:value-type="float">
            <text:p>326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29]&amp;&quot;,'&quot;&amp;[.B329]&amp;&quot;','&quot;&amp;[.C329]&amp;&quot;','&quot;&amp;[.D329]&amp;&quot;',&quot;&amp;[.E329]&amp;&quot;,'&quot;&amp;[.F329]&amp;&quot;','&quot;&amp;[.G329]&amp;&quot;',&quot;&amp;[.H329]&amp;&quot;,&quot;&amp;[.I329]&amp;&quot;,&quot;&amp;[.J329]&amp;&quot;,&quot;&amp;[.K329]&amp;&quot;,0,CURDATE(),CURDATE())&quot;&amp;IF(AND([.E329]&lt;&gt;INDIRECT(ADDRESS(ROW([.E329]) + 1;5));INDIRECT(ADDRESS(ROW([.A329]) + 1;1)) &gt; 0); &quot;;&quot;&amp;CHAR(13)&amp;CHAR(10)&amp;CHAR(13)&amp;CHAR(10)&amp;[.M$3];IF(INDIRECT(ADDRESS(ROW([.A329]) + 1;1)) &gt; 0;&quot;,&quot;;&quot;;&quot;))" office:value-type="string" office:string-value="(326,'120-159','STAFF. M 120-159','120-159',13,'xB','MASTER',120,159,1,0,0,CURDATE(),CURDATE())," calcext:value-type="string">
            <text:p>(326,'120-159','STAFF. M 120-159','120-159',13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0])-3" office:value-type="float" office:value="327" calcext:value-type="float">
            <text:p>327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0]&amp;&quot;,'&quot;&amp;[.B330]&amp;&quot;','&quot;&amp;[.C330]&amp;&quot;','&quot;&amp;[.D330]&amp;&quot;',&quot;&amp;[.E330]&amp;&quot;,'&quot;&amp;[.F330]&amp;&quot;','&quot;&amp;[.G330]&amp;&quot;',&quot;&amp;[.H330]&amp;&quot;,&quot;&amp;[.I330]&amp;&quot;,&quot;&amp;[.J330]&amp;&quot;,&quot;&amp;[.K330]&amp;&quot;,0,CURDATE(),CURDATE())&quot;&amp;IF(AND([.E330]&lt;&gt;INDIRECT(ADDRESS(ROW([.E330]) + 1;5));INDIRECT(ADDRESS(ROW([.A330]) + 1;1)) &gt; 0); &quot;;&quot;&amp;CHAR(13)&amp;CHAR(10)&amp;CHAR(13)&amp;CHAR(10)&amp;[.M$3];IF(INDIRECT(ADDRESS(ROW([.A330]) + 1;1)) &gt; 0;&quot;,&quot;;&quot;;&quot;))" office:value-type="string" office:string-value="(327,'160-199','STAFF. M 160-199','160-199',13,'xC','MASTER',160,199,1,0,0,CURDATE(),CURDATE())," calcext:value-type="string">
            <text:p>(327,'160-199','STAFF. M 160-199','160-199',13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1])-3" office:value-type="float" office:value="328" calcext:value-type="float">
            <text:p>328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1]&amp;&quot;,'&quot;&amp;[.B331]&amp;&quot;','&quot;&amp;[.C331]&amp;&quot;','&quot;&amp;[.D331]&amp;&quot;',&quot;&amp;[.E331]&amp;&quot;,'&quot;&amp;[.F331]&amp;&quot;','&quot;&amp;[.G331]&amp;&quot;',&quot;&amp;[.H331]&amp;&quot;,&quot;&amp;[.I331]&amp;&quot;,&quot;&amp;[.J331]&amp;&quot;,&quot;&amp;[.K331]&amp;&quot;,0,CURDATE(),CURDATE())&quot;&amp;IF(AND([.E331]&lt;&gt;INDIRECT(ADDRESS(ROW([.E331]) + 1;5));INDIRECT(ADDRESS(ROW([.A331]) + 1;1)) &gt; 0); &quot;;&quot;&amp;CHAR(13)&amp;CHAR(10)&amp;CHAR(13)&amp;CHAR(10)&amp;[.M$3];IF(INDIRECT(ADDRESS(ROW([.A331]) + 1;1)) &gt; 0;&quot;,&quot;;&quot;;&quot;))" office:value-type="string" office:string-value="(328,'200-239','STAFF. M 200-239','200-239',13,'xD','MASTER',200,239,1,0,0,CURDATE(),CURDATE())," calcext:value-type="string">
            <text:p>(328,'200-239','STAFF. M 200-239','200-239',13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2])-3" office:value-type="float" office:value="329" calcext:value-type="float">
            <text:p>32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2]&amp;&quot;,'&quot;&amp;[.B332]&amp;&quot;','&quot;&amp;[.C332]&amp;&quot;','&quot;&amp;[.D332]&amp;&quot;',&quot;&amp;[.E332]&amp;&quot;,'&quot;&amp;[.F332]&amp;&quot;','&quot;&amp;[.G332]&amp;&quot;',&quot;&amp;[.H332]&amp;&quot;,&quot;&amp;[.I332]&amp;&quot;,&quot;&amp;[.J332]&amp;&quot;,&quot;&amp;[.K332]&amp;&quot;,0,CURDATE(),CURDATE())&quot;&amp;IF(AND([.E332]&lt;&gt;INDIRECT(ADDRESS(ROW([.E332]) + 1;5));INDIRECT(ADDRESS(ROW([.A332]) + 1;1)) &gt; 0); &quot;;&quot;&amp;CHAR(13)&amp;CHAR(10)&amp;CHAR(13)&amp;CHAR(10)&amp;[.M$3];IF(INDIRECT(ADDRESS(ROW([.A332]) + 1;1)) &gt; 0;&quot;,&quot;;&quot;;&quot;))" office:value-type="string" office:string-value="(329,'240-279','STAFF. M 240-279','240-279',13,'xE','MASTER',240,279,1,0,0,CURDATE(),CURDATE())," calcext:value-type="string">
            <text:p>(329,'240-279','STAFF. M 240-279','240-279',13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3])-3" office:value-type="float" office:value="330" calcext:value-type="float">
            <text:p>330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3]&amp;&quot;,'&quot;&amp;[.B333]&amp;&quot;','&quot;&amp;[.C333]&amp;&quot;','&quot;&amp;[.D333]&amp;&quot;',&quot;&amp;[.E333]&amp;&quot;,'&quot;&amp;[.F333]&amp;&quot;','&quot;&amp;[.G333]&amp;&quot;',&quot;&amp;[.H333]&amp;&quot;,&quot;&amp;[.I333]&amp;&quot;,&quot;&amp;[.J333]&amp;&quot;,&quot;&amp;[.K333]&amp;&quot;,0,CURDATE(),CURDATE())&quot;&amp;IF(AND([.E333]&lt;&gt;INDIRECT(ADDRESS(ROW([.E333]) + 1;5));INDIRECT(ADDRESS(ROW([.A333]) + 1;1)) &gt; 0); &quot;;&quot;&amp;CHAR(13)&amp;CHAR(10)&amp;CHAR(13)&amp;CHAR(10)&amp;[.M$3];IF(INDIRECT(ADDRESS(ROW([.A333]) + 1;1)) &gt; 0;&quot;,&quot;;&quot;;&quot;))" office:value-type="string" office:string-value="(330,'280-319','STAFF. M 280-319','280-319',13,'xF','MASTER',280,319,1,0,0,CURDATE(),CURDATE())," calcext:value-type="string">
            <text:p>(330,'280-319','STAFF. M 280-319','280-319',13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4])-3" office:value-type="float" office:value="331" calcext:value-type="float">
            <text:p>331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4]&amp;&quot;,'&quot;&amp;[.B334]&amp;&quot;','&quot;&amp;[.C334]&amp;&quot;','&quot;&amp;[.D334]&amp;&quot;',&quot;&amp;[.E334]&amp;&quot;,'&quot;&amp;[.F334]&amp;&quot;','&quot;&amp;[.G334]&amp;&quot;',&quot;&amp;[.H334]&amp;&quot;,&quot;&amp;[.I334]&amp;&quot;,&quot;&amp;[.J334]&amp;&quot;,&quot;&amp;[.K334]&amp;&quot;,0,CURDATE(),CURDATE())&quot;&amp;IF(AND([.E334]&lt;&gt;INDIRECT(ADDRESS(ROW([.E334]) + 1;5));INDIRECT(ADDRESS(ROW([.A334]) + 1;1)) &gt; 0); &quot;;&quot;&amp;CHAR(13)&amp;CHAR(10)&amp;CHAR(13)&amp;CHAR(10)&amp;[.M$3];IF(INDIRECT(ADDRESS(ROW([.A334]) + 1;1)) &gt; 0;&quot;,&quot;;&quot;;&quot;))" office:value-type="string" office:string-value="(331,'320-359','STAFF. M 320-359','320-359',13,'xG','MASTER',320,359,1,0,0,CURDATE(),CURDATE())," calcext:value-type="string">
            <text:p>(331,'320-359','STAFF. M 320-359','320-359',13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5])-3" office:value-type="float" office:value="332" calcext:value-type="float">
            <text:p>332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5]&amp;&quot;,'&quot;&amp;[.B335]&amp;&quot;','&quot;&amp;[.C335]&amp;&quot;','&quot;&amp;[.D335]&amp;&quot;',&quot;&amp;[.E335]&amp;&quot;,'&quot;&amp;[.F335]&amp;&quot;','&quot;&amp;[.G335]&amp;&quot;',&quot;&amp;[.H335]&amp;&quot;,&quot;&amp;[.I335]&amp;&quot;,&quot;&amp;[.J335]&amp;&quot;,&quot;&amp;[.K335]&amp;&quot;,0,CURDATE(),CURDATE())&quot;&amp;IF(AND([.E335]&lt;&gt;INDIRECT(ADDRESS(ROW([.E335]) + 1;5));INDIRECT(ADDRESS(ROW([.A335]) + 1;1)) &gt; 0); &quot;;&quot;&amp;CHAR(13)&amp;CHAR(10)&amp;CHAR(13)&amp;CHAR(10)&amp;[.M$3];IF(INDIRECT(ADDRESS(ROW([.A335]) + 1;1)) &gt; 0;&quot;,&quot;;&quot;;&quot;))" office:value-type="string" office:string-value="(332,'360-399','STAFF. M 360-399','360-399',13,'xH','MASTER',360,399,1,0,0,CURDATE(),CURDATE())," calcext:value-type="string">
            <text:p>(332,'360-399','STAFF. M 360-399','360-399',13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336])-3" office:value-type="float" office:value="333" calcext:value-type="float">
            <text:p>333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36]&amp;&quot;,'&quot;&amp;[.B336]&amp;&quot;','&quot;&amp;[.C336]&amp;&quot;','&quot;&amp;[.D336]&amp;&quot;',&quot;&amp;[.E336]&amp;&quot;,'&quot;&amp;[.F336]&amp;&quot;','&quot;&amp;[.G336]&amp;&quot;',&quot;&amp;[.H336]&amp;&quot;,&quot;&amp;[.I336]&amp;&quot;,&quot;&amp;[.J336]&amp;&quot;,&quot;&amp;[.K336]&amp;&quot;,0,CURDATE(),CURDATE())&quot;&amp;IF(AND([.E336]&lt;&gt;INDIRECT(ADDRESS(ROW([.E336]) + 1;5));INDIRECT(ADDRESS(ROW([.A336]) + 1;1)) &gt; 0); &quot;;&quot;&amp;CHAR(13)&amp;CHAR(10)&amp;CHAR(13)&amp;CHAR(10)&amp;[.M$3];IF(INDIRECT(ADDRESS(ROW([.A336]) + 1;1)) &gt; 0;&quot;,&quot;;&quot;;&quot;))" office:value-type="string" office:string-value="(333,'000-999','STAFF. ASSOLUTI','ASSOLUTI',13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33,'000-999','STAFF. ASSOLUTI','ASSOLUTI',13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337])-3" office:value-type="float" office:value="334" calcext:value-type="float">
            <text:p>334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37]&amp;&quot;,'&quot;&amp;[.B337]&amp;&quot;','&quot;&amp;[.C337]&amp;&quot;','&quot;&amp;[.D337]&amp;&quot;',&quot;&amp;[.E337]&amp;&quot;,'&quot;&amp;[.F337]&amp;&quot;','&quot;&amp;[.G337]&amp;&quot;',&quot;&amp;[.H337]&amp;&quot;,&quot;&amp;[.I337]&amp;&quot;,&quot;&amp;[.J337]&amp;&quot;,&quot;&amp;[.K337]&amp;&quot;,0,CURDATE(),CURDATE())&quot;&amp;IF(AND([.E337]&lt;&gt;INDIRECT(ADDRESS(ROW([.E337]) + 1;5));INDIRECT(ADDRESS(ROW([.A337]) + 1;1)) &gt; 0); &quot;;&quot;&amp;CHAR(13)&amp;CHAR(10)&amp;CHAR(13)&amp;CHAR(10)&amp;[.M$3];IF(INDIRECT(ADDRESS(ROW([.A337]) + 1;1)) &gt; 0;&quot;,&quot;;&quot;;&quot;))" office:value-type="string" office:string-value="(334,'U25','UNDER 25','U25',74,'A','MASTER',20,24,0,0,0,CURDATE(),CURDATE())," calcext:value-type="string">
            <text:p>(334,'U25','UNDER 25','U25',7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8])-3" office:value-type="float" office:value="335" calcext:value-type="float">
            <text:p>33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38]&amp;&quot;,'&quot;&amp;[.B338]&amp;&quot;','&quot;&amp;[.C338]&amp;&quot;','&quot;&amp;[.D338]&amp;&quot;',&quot;&amp;[.E338]&amp;&quot;,'&quot;&amp;[.F338]&amp;&quot;','&quot;&amp;[.G338]&amp;&quot;',&quot;&amp;[.H338]&amp;&quot;,&quot;&amp;[.I338]&amp;&quot;,&quot;&amp;[.J338]&amp;&quot;,&quot;&amp;[.K338]&amp;&quot;,0,CURDATE(),CURDATE())&quot;&amp;IF(AND([.E338]&lt;&gt;INDIRECT(ADDRESS(ROW([.E338]) + 1;5));INDIRECT(ADDRESS(ROW([.A338]) + 1;1)) &gt; 0); &quot;;&quot;&amp;CHAR(13)&amp;CHAR(10)&amp;CHAR(13)&amp;CHAR(10)&amp;[.M$3];IF(INDIRECT(ADDRESS(ROW([.A338]) + 1;1)) &gt; 0;&quot;,&quot;;&quot;;&quot;))" office:value-type="string" office:string-value="(335,'M25','MASTER 25','M25',74,'B','MASTER',25,29,0,0,0,CURDATE(),CURDATE())," calcext:value-type="string">
            <text:p>(335,'M25','MASTER 25','M25',7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39])-3" office:value-type="float" office:value="336" calcext:value-type="float">
            <text:p>336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39]&amp;&quot;,'&quot;&amp;[.B339]&amp;&quot;','&quot;&amp;[.C339]&amp;&quot;','&quot;&amp;[.D339]&amp;&quot;',&quot;&amp;[.E339]&amp;&quot;,'&quot;&amp;[.F339]&amp;&quot;','&quot;&amp;[.G339]&amp;&quot;',&quot;&amp;[.H339]&amp;&quot;,&quot;&amp;[.I339]&amp;&quot;,&quot;&amp;[.J339]&amp;&quot;,&quot;&amp;[.K339]&amp;&quot;,0,CURDATE(),CURDATE())&quot;&amp;IF(AND([.E339]&lt;&gt;INDIRECT(ADDRESS(ROW([.E339]) + 1;5));INDIRECT(ADDRESS(ROW([.A339]) + 1;1)) &gt; 0); &quot;;&quot;&amp;CHAR(13)&amp;CHAR(10)&amp;CHAR(13)&amp;CHAR(10)&amp;[.M$3];IF(INDIRECT(ADDRESS(ROW([.A339]) + 1;1)) &gt; 0;&quot;,&quot;;&quot;;&quot;))" office:value-type="string" office:string-value="(336,'M30','MASTER 30','M30',74,'C','MASTER',30,34,0,0,0,CURDATE(),CURDATE())," calcext:value-type="string">
            <text:p>(336,'M30','MASTER 30','M30',7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0])-3" office:value-type="float" office:value="337" calcext:value-type="float">
            <text:p>337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0]&amp;&quot;,'&quot;&amp;[.B340]&amp;&quot;','&quot;&amp;[.C340]&amp;&quot;','&quot;&amp;[.D340]&amp;&quot;',&quot;&amp;[.E340]&amp;&quot;,'&quot;&amp;[.F340]&amp;&quot;','&quot;&amp;[.G340]&amp;&quot;',&quot;&amp;[.H340]&amp;&quot;,&quot;&amp;[.I340]&amp;&quot;,&quot;&amp;[.J340]&amp;&quot;,&quot;&amp;[.K340]&amp;&quot;,0,CURDATE(),CURDATE())&quot;&amp;IF(AND([.E340]&lt;&gt;INDIRECT(ADDRESS(ROW([.E340]) + 1;5));INDIRECT(ADDRESS(ROW([.A340]) + 1;1)) &gt; 0); &quot;;&quot;&amp;CHAR(13)&amp;CHAR(10)&amp;CHAR(13)&amp;CHAR(10)&amp;[.M$3];IF(INDIRECT(ADDRESS(ROW([.A340]) + 1;1)) &gt; 0;&quot;,&quot;;&quot;;&quot;))" office:value-type="string" office:string-value="(337,'M35','MASTER 35','M35',74,'D','MASTER',35,39,0,0,0,CURDATE(),CURDATE())," calcext:value-type="string">
            <text:p>(337,'M35','MASTER 35','M35',7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1])-3" office:value-type="float" office:value="338" calcext:value-type="float">
            <text:p>338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1]&amp;&quot;,'&quot;&amp;[.B341]&amp;&quot;','&quot;&amp;[.C341]&amp;&quot;','&quot;&amp;[.D341]&amp;&quot;',&quot;&amp;[.E341]&amp;&quot;,'&quot;&amp;[.F341]&amp;&quot;','&quot;&amp;[.G341]&amp;&quot;',&quot;&amp;[.H341]&amp;&quot;,&quot;&amp;[.I341]&amp;&quot;,&quot;&amp;[.J341]&amp;&quot;,&quot;&amp;[.K341]&amp;&quot;,0,CURDATE(),CURDATE())&quot;&amp;IF(AND([.E341]&lt;&gt;INDIRECT(ADDRESS(ROW([.E341]) + 1;5));INDIRECT(ADDRESS(ROW([.A341]) + 1;1)) &gt; 0); &quot;;&quot;&amp;CHAR(13)&amp;CHAR(10)&amp;CHAR(13)&amp;CHAR(10)&amp;[.M$3];IF(INDIRECT(ADDRESS(ROW([.A341]) + 1;1)) &gt; 0;&quot;,&quot;;&quot;;&quot;))" office:value-type="string" office:string-value="(338,'M40','MASTER 40','M40',74,'E','MASTER',40,44,0,0,0,CURDATE(),CURDATE())," calcext:value-type="string">
            <text:p>(338,'M40','MASTER 40','M40',7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2])-3" office:value-type="float" office:value="339" calcext:value-type="float">
            <text:p>339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2]&amp;&quot;,'&quot;&amp;[.B342]&amp;&quot;','&quot;&amp;[.C342]&amp;&quot;','&quot;&amp;[.D342]&amp;&quot;',&quot;&amp;[.E342]&amp;&quot;,'&quot;&amp;[.F342]&amp;&quot;','&quot;&amp;[.G342]&amp;&quot;',&quot;&amp;[.H342]&amp;&quot;,&quot;&amp;[.I342]&amp;&quot;,&quot;&amp;[.J342]&amp;&quot;,&quot;&amp;[.K342]&amp;&quot;,0,CURDATE(),CURDATE())&quot;&amp;IF(AND([.E342]&lt;&gt;INDIRECT(ADDRESS(ROW([.E342]) + 1;5));INDIRECT(ADDRESS(ROW([.A342]) + 1;1)) &gt; 0); &quot;;&quot;&amp;CHAR(13)&amp;CHAR(10)&amp;CHAR(13)&amp;CHAR(10)&amp;[.M$3];IF(INDIRECT(ADDRESS(ROW([.A342]) + 1;1)) &gt; 0;&quot;,&quot;;&quot;;&quot;))" office:value-type="string" office:string-value="(339,'M45','MASTER 45','M45',74,'F','MASTER',45,49,0,0,0,CURDATE(),CURDATE())," calcext:value-type="string">
            <text:p>(339,'M45','MASTER 45','M45',7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3])-3" office:value-type="float" office:value="340" calcext:value-type="float">
            <text:p>34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3]&amp;&quot;,'&quot;&amp;[.B343]&amp;&quot;','&quot;&amp;[.C343]&amp;&quot;','&quot;&amp;[.D343]&amp;&quot;',&quot;&amp;[.E343]&amp;&quot;,'&quot;&amp;[.F343]&amp;&quot;','&quot;&amp;[.G343]&amp;&quot;',&quot;&amp;[.H343]&amp;&quot;,&quot;&amp;[.I343]&amp;&quot;,&quot;&amp;[.J343]&amp;&quot;,&quot;&amp;[.K343]&amp;&quot;,0,CURDATE(),CURDATE())&quot;&amp;IF(AND([.E343]&lt;&gt;INDIRECT(ADDRESS(ROW([.E343]) + 1;5));INDIRECT(ADDRESS(ROW([.A343]) + 1;1)) &gt; 0); &quot;;&quot;&amp;CHAR(13)&amp;CHAR(10)&amp;CHAR(13)&amp;CHAR(10)&amp;[.M$3];IF(INDIRECT(ADDRESS(ROW([.A343]) + 1;1)) &gt; 0;&quot;,&quot;;&quot;;&quot;))" office:value-type="string" office:string-value="(340,'M50','MASTER 50','M50',74,'G','MASTER',50,54,0,0,0,CURDATE(),CURDATE())," calcext:value-type="string">
            <text:p>(340,'M50','MASTER 50','M50',7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4])-3" office:value-type="float" office:value="341" calcext:value-type="float">
            <text:p>341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4]&amp;&quot;,'&quot;&amp;[.B344]&amp;&quot;','&quot;&amp;[.C344]&amp;&quot;','&quot;&amp;[.D344]&amp;&quot;',&quot;&amp;[.E344]&amp;&quot;,'&quot;&amp;[.F344]&amp;&quot;','&quot;&amp;[.G344]&amp;&quot;',&quot;&amp;[.H344]&amp;&quot;,&quot;&amp;[.I344]&amp;&quot;,&quot;&amp;[.J344]&amp;&quot;,&quot;&amp;[.K344]&amp;&quot;,0,CURDATE(),CURDATE())&quot;&amp;IF(AND([.E344]&lt;&gt;INDIRECT(ADDRESS(ROW([.E344]) + 1;5));INDIRECT(ADDRESS(ROW([.A344]) + 1;1)) &gt; 0); &quot;;&quot;&amp;CHAR(13)&amp;CHAR(10)&amp;CHAR(13)&amp;CHAR(10)&amp;[.M$3];IF(INDIRECT(ADDRESS(ROW([.A344]) + 1;1)) &gt; 0;&quot;,&quot;;&quot;;&quot;))" office:value-type="string" office:string-value="(341,'M55','MASTER 55','M55',74,'H','MASTER',55,59,0,0,0,CURDATE(),CURDATE())," calcext:value-type="string">
            <text:p>(341,'M55','MASTER 55','M55',7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5])-3" office:value-type="float" office:value="342" calcext:value-type="float">
            <text:p>342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5]&amp;&quot;,'&quot;&amp;[.B345]&amp;&quot;','&quot;&amp;[.C345]&amp;&quot;','&quot;&amp;[.D345]&amp;&quot;',&quot;&amp;[.E345]&amp;&quot;,'&quot;&amp;[.F345]&amp;&quot;','&quot;&amp;[.G345]&amp;&quot;',&quot;&amp;[.H345]&amp;&quot;,&quot;&amp;[.I345]&amp;&quot;,&quot;&amp;[.J345]&amp;&quot;,&quot;&amp;[.K345]&amp;&quot;,0,CURDATE(),CURDATE())&quot;&amp;IF(AND([.E345]&lt;&gt;INDIRECT(ADDRESS(ROW([.E345]) + 1;5));INDIRECT(ADDRESS(ROW([.A345]) + 1;1)) &gt; 0); &quot;;&quot;&amp;CHAR(13)&amp;CHAR(10)&amp;CHAR(13)&amp;CHAR(10)&amp;[.M$3];IF(INDIRECT(ADDRESS(ROW([.A345]) + 1;1)) &gt; 0;&quot;,&quot;;&quot;;&quot;))" office:value-type="string" office:string-value="(342,'M60','MASTER 60','M60',74,'I','MASTER',60,64,0,0,0,CURDATE(),CURDATE())," calcext:value-type="string">
            <text:p>(342,'M60','MASTER 60','M60',7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6])-3" office:value-type="float" office:value="343" calcext:value-type="float">
            <text:p>343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6]&amp;&quot;,'&quot;&amp;[.B346]&amp;&quot;','&quot;&amp;[.C346]&amp;&quot;','&quot;&amp;[.D346]&amp;&quot;',&quot;&amp;[.E346]&amp;&quot;,'&quot;&amp;[.F346]&amp;&quot;','&quot;&amp;[.G346]&amp;&quot;',&quot;&amp;[.H346]&amp;&quot;,&quot;&amp;[.I346]&amp;&quot;,&quot;&amp;[.J346]&amp;&quot;,&quot;&amp;[.K346]&amp;&quot;,0,CURDATE(),CURDATE())&quot;&amp;IF(AND([.E346]&lt;&gt;INDIRECT(ADDRESS(ROW([.E346]) + 1;5));INDIRECT(ADDRESS(ROW([.A346]) + 1;1)) &gt; 0); &quot;;&quot;&amp;CHAR(13)&amp;CHAR(10)&amp;CHAR(13)&amp;CHAR(10)&amp;[.M$3];IF(INDIRECT(ADDRESS(ROW([.A346]) + 1;1)) &gt; 0;&quot;,&quot;;&quot;;&quot;))" office:value-type="string" office:string-value="(343,'M65','MASTER 65','M65',74,'J','MASTER',65,69,0,0,0,CURDATE(),CURDATE())," calcext:value-type="string">
            <text:p>(343,'M65','MASTER 65','M65',7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7])-3" office:value-type="float" office:value="344" calcext:value-type="float">
            <text:p>344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7]&amp;&quot;,'&quot;&amp;[.B347]&amp;&quot;','&quot;&amp;[.C347]&amp;&quot;','&quot;&amp;[.D347]&amp;&quot;',&quot;&amp;[.E347]&amp;&quot;,'&quot;&amp;[.F347]&amp;&quot;','&quot;&amp;[.G347]&amp;&quot;',&quot;&amp;[.H347]&amp;&quot;,&quot;&amp;[.I347]&amp;&quot;,&quot;&amp;[.J347]&amp;&quot;,&quot;&amp;[.K347]&amp;&quot;,0,CURDATE(),CURDATE())&quot;&amp;IF(AND([.E347]&lt;&gt;INDIRECT(ADDRESS(ROW([.E347]) + 1;5));INDIRECT(ADDRESS(ROW([.A347]) + 1;1)) &gt; 0); &quot;;&quot;&amp;CHAR(13)&amp;CHAR(10)&amp;CHAR(13)&amp;CHAR(10)&amp;[.M$3];IF(INDIRECT(ADDRESS(ROW([.A347]) + 1;1)) &gt; 0;&quot;,&quot;;&quot;;&quot;))" office:value-type="string" office:string-value="(344,'M70','MASTER 70','M70',74,'K','MASTER',70,74,0,0,0,CURDATE(),CURDATE())," calcext:value-type="string">
            <text:p>(344,'M70','MASTER 70','M70',7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8])-3" office:value-type="float" office:value="345" calcext:value-type="float">
            <text:p>34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8]&amp;&quot;,'&quot;&amp;[.B348]&amp;&quot;','&quot;&amp;[.C348]&amp;&quot;','&quot;&amp;[.D348]&amp;&quot;',&quot;&amp;[.E348]&amp;&quot;,'&quot;&amp;[.F348]&amp;&quot;','&quot;&amp;[.G348]&amp;&quot;',&quot;&amp;[.H348]&amp;&quot;,&quot;&amp;[.I348]&amp;&quot;,&quot;&amp;[.J348]&amp;&quot;,&quot;&amp;[.K348]&amp;&quot;,0,CURDATE(),CURDATE())&quot;&amp;IF(AND([.E348]&lt;&gt;INDIRECT(ADDRESS(ROW([.E348]) + 1;5));INDIRECT(ADDRESS(ROW([.A348]) + 1;1)) &gt; 0); &quot;;&quot;&amp;CHAR(13)&amp;CHAR(10)&amp;CHAR(13)&amp;CHAR(10)&amp;[.M$3];IF(INDIRECT(ADDRESS(ROW([.A348]) + 1;1)) &gt; 0;&quot;,&quot;;&quot;;&quot;))" office:value-type="string" office:string-value="(345,'M75','MASTER 75','M75',74,'L','MASTER',75,79,0,0,0,CURDATE(),CURDATE())," calcext:value-type="string">
            <text:p>(345,'M75','MASTER 75','M75',7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49])-3" office:value-type="float" office:value="346" calcext:value-type="float">
            <text:p>346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49]&amp;&quot;,'&quot;&amp;[.B349]&amp;&quot;','&quot;&amp;[.C349]&amp;&quot;','&quot;&amp;[.D349]&amp;&quot;',&quot;&amp;[.E349]&amp;&quot;,'&quot;&amp;[.F349]&amp;&quot;','&quot;&amp;[.G349]&amp;&quot;',&quot;&amp;[.H349]&amp;&quot;,&quot;&amp;[.I349]&amp;&quot;,&quot;&amp;[.J349]&amp;&quot;,&quot;&amp;[.K349]&amp;&quot;,0,CURDATE(),CURDATE())&quot;&amp;IF(AND([.E349]&lt;&gt;INDIRECT(ADDRESS(ROW([.E349]) + 1;5));INDIRECT(ADDRESS(ROW([.A349]) + 1;1)) &gt; 0); &quot;;&quot;&amp;CHAR(13)&amp;CHAR(10)&amp;CHAR(13)&amp;CHAR(10)&amp;[.M$3];IF(INDIRECT(ADDRESS(ROW([.A349]) + 1;1)) &gt; 0;&quot;,&quot;;&quot;;&quot;))" office:value-type="string" office:string-value="(346,'M80','MASTER 80','M80',74,'M','MASTER',80,84,0,0,0,CURDATE(),CURDATE())," calcext:value-type="string">
            <text:p>(346,'M80','MASTER 80','M80',7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0])-3" office:value-type="float" office:value="347" calcext:value-type="float">
            <text:p>347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50]&amp;&quot;,'&quot;&amp;[.B350]&amp;&quot;','&quot;&amp;[.C350]&amp;&quot;','&quot;&amp;[.D350]&amp;&quot;',&quot;&amp;[.E350]&amp;&quot;,'&quot;&amp;[.F350]&amp;&quot;','&quot;&amp;[.G350]&amp;&quot;',&quot;&amp;[.H350]&amp;&quot;,&quot;&amp;[.I350]&amp;&quot;,&quot;&amp;[.J350]&amp;&quot;,&quot;&amp;[.K350]&amp;&quot;,0,CURDATE(),CURDATE())&quot;&amp;IF(AND([.E350]&lt;&gt;INDIRECT(ADDRESS(ROW([.E350]) + 1;5));INDIRECT(ADDRESS(ROW([.A350]) + 1;1)) &gt; 0); &quot;;&quot;&amp;CHAR(13)&amp;CHAR(10)&amp;CHAR(13)&amp;CHAR(10)&amp;[.M$3];IF(INDIRECT(ADDRESS(ROW([.A350]) + 1;1)) &gt; 0;&quot;,&quot;;&quot;;&quot;))" office:value-type="string" office:string-value="(347,'M85','MASTER 85','M85',74,'N','MASTER',85,89,0,0,0,CURDATE(),CURDATE())," calcext:value-type="string">
            <text:p>(347,'M85','MASTER 85','M85',7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1])-3" office:value-type="float" office:value="348" calcext:value-type="float">
            <text:p>348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51]&amp;&quot;,'&quot;&amp;[.B351]&amp;&quot;','&quot;&amp;[.C351]&amp;&quot;','&quot;&amp;[.D351]&amp;&quot;',&quot;&amp;[.E351]&amp;&quot;,'&quot;&amp;[.F351]&amp;&quot;','&quot;&amp;[.G351]&amp;&quot;',&quot;&amp;[.H351]&amp;&quot;,&quot;&amp;[.I351]&amp;&quot;,&quot;&amp;[.J351]&amp;&quot;,&quot;&amp;[.K351]&amp;&quot;,0,CURDATE(),CURDATE())&quot;&amp;IF(AND([.E351]&lt;&gt;INDIRECT(ADDRESS(ROW([.E351]) + 1;5));INDIRECT(ADDRESS(ROW([.A351]) + 1;1)) &gt; 0); &quot;;&quot;&amp;CHAR(13)&amp;CHAR(10)&amp;CHAR(13)&amp;CHAR(10)&amp;[.M$3];IF(INDIRECT(ADDRESS(ROW([.A351]) + 1;1)) &gt; 0;&quot;,&quot;;&quot;;&quot;))" office:value-type="string" office:string-value="(348,'M90','MASTER 90','M90',74,'O','MASTER',90,94,0,0,0,CURDATE(),CURDATE())," calcext:value-type="string">
            <text:p>(348,'M90','MASTER 90','M90',7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2])-3" office:value-type="float" office:value="349" calcext:value-type="float">
            <text:p>349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52]&amp;&quot;,'&quot;&amp;[.B352]&amp;&quot;','&quot;&amp;[.C352]&amp;&quot;','&quot;&amp;[.D352]&amp;&quot;',&quot;&amp;[.E352]&amp;&quot;,'&quot;&amp;[.F352]&amp;&quot;','&quot;&amp;[.G352]&amp;&quot;',&quot;&amp;[.H352]&amp;&quot;,&quot;&amp;[.I352]&amp;&quot;,&quot;&amp;[.J352]&amp;&quot;,&quot;&amp;[.K352]&amp;&quot;,0,CURDATE(),CURDATE())&quot;&amp;IF(AND([.E352]&lt;&gt;INDIRECT(ADDRESS(ROW([.E352]) + 1;5));INDIRECT(ADDRESS(ROW([.A352]) + 1;1)) &gt; 0); &quot;;&quot;&amp;CHAR(13)&amp;CHAR(10)&amp;CHAR(13)&amp;CHAR(10)&amp;[.M$3];IF(INDIRECT(ADDRESS(ROW([.A352]) + 1;1)) &gt; 0;&quot;,&quot;;&quot;;&quot;))" office:value-type="string" office:string-value="(349,'M95','MASTER 95','M95',74,'P','MASTER',95,99,0,0,0,CURDATE(),CURDATE())," calcext:value-type="string">
            <text:p>(349,'M95','MASTER 95','M95',7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3])-3" office:value-type="float" office:value="350" calcext:value-type="float">
            <text:p>35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53]&amp;&quot;,'&quot;&amp;[.B353]&amp;&quot;','&quot;&amp;[.C353]&amp;&quot;','&quot;&amp;[.D353]&amp;&quot;',&quot;&amp;[.E353]&amp;&quot;,'&quot;&amp;[.F353]&amp;&quot;','&quot;&amp;[.G353]&amp;&quot;',&quot;&amp;[.H353]&amp;&quot;,&quot;&amp;[.I353]&amp;&quot;,&quot;&amp;[.J353]&amp;&quot;,&quot;&amp;[.K353]&amp;&quot;,0,CURDATE(),CURDATE())&quot;&amp;IF(AND([.E353]&lt;&gt;INDIRECT(ADDRESS(ROW([.E353]) + 1;5));INDIRECT(ADDRESS(ROW([.A353]) + 1;1)) &gt; 0); &quot;;&quot;&amp;CHAR(13)&amp;CHAR(10)&amp;CHAR(13)&amp;CHAR(10)&amp;[.M$3];IF(INDIRECT(ADDRESS(ROW([.A353]) + 1;1)) &gt; 0;&quot;,&quot;;&quot;;&quot;))" office:value-type="string" office:string-value="(350,'MA0','MASTER 100','MA0',74,'Q','MASTER',100,999,0,0,0,CURDATE(),CURDATE())," calcext:value-type="string">
            <text:p>(350,'MA0','MASTER 100','MA0',7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4])-3" office:value-type="float" office:value="351" calcext:value-type="float">
            <text:p>351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54]&amp;&quot;,'&quot;&amp;[.B354]&amp;&quot;','&quot;&amp;[.C354]&amp;&quot;','&quot;&amp;[.D354]&amp;&quot;',&quot;&amp;[.E354]&amp;&quot;,'&quot;&amp;[.F354]&amp;&quot;','&quot;&amp;[.G354]&amp;&quot;',&quot;&amp;[.H354]&amp;&quot;,&quot;&amp;[.I354]&amp;&quot;,&quot;&amp;[.J354]&amp;&quot;,&quot;&amp;[.K354]&amp;&quot;,0,CURDATE(),CURDATE())&quot;&amp;IF(AND([.E354]&lt;&gt;INDIRECT(ADDRESS(ROW([.E354]) + 1;5));INDIRECT(ADDRESS(ROW([.A354]) + 1;1)) &gt; 0); &quot;;&quot;&amp;CHAR(13)&amp;CHAR(10)&amp;CHAR(13)&amp;CHAR(10)&amp;[.M$3];IF(INDIRECT(ADDRESS(ROW([.A354]) + 1;1)) &gt; 0;&quot;,&quot;;&quot;;&quot;))" office:value-type="string" office:string-value="(351,'100-119','STAFF. M FINO A 119','100-119',74,'xA','MASTER',100,119,1,0,0,CURDATE(),CURDATE())," calcext:value-type="string">
            <text:p>(351,'100-119','STAFF. M FINO A 119','100-119',7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5])-3" office:value-type="float" office:value="352" calcext:value-type="float">
            <text:p>352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55]&amp;&quot;,'&quot;&amp;[.B355]&amp;&quot;','&quot;&amp;[.C355]&amp;&quot;','&quot;&amp;[.D355]&amp;&quot;',&quot;&amp;[.E355]&amp;&quot;,'&quot;&amp;[.F355]&amp;&quot;','&quot;&amp;[.G355]&amp;&quot;',&quot;&amp;[.H355]&amp;&quot;,&quot;&amp;[.I355]&amp;&quot;,&quot;&amp;[.J355]&amp;&quot;,&quot;&amp;[.K355]&amp;&quot;,0,CURDATE(),CURDATE())&quot;&amp;IF(AND([.E355]&lt;&gt;INDIRECT(ADDRESS(ROW([.E355]) + 1;5));INDIRECT(ADDRESS(ROW([.A355]) + 1;1)) &gt; 0); &quot;;&quot;&amp;CHAR(13)&amp;CHAR(10)&amp;CHAR(13)&amp;CHAR(10)&amp;[.M$3];IF(INDIRECT(ADDRESS(ROW([.A355]) + 1;1)) &gt; 0;&quot;,&quot;;&quot;;&quot;))" office:value-type="string" office:string-value="(352,'120-159','STAFF. M 120-159','120-159',74,'xB','MASTER',120,159,1,0,0,CURDATE(),CURDATE())," calcext:value-type="string">
            <text:p>(352,'120-159','STAFF. M 120-159','120-159',7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6])-3" office:value-type="float" office:value="353" calcext:value-type="float">
            <text:p>353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56]&amp;&quot;,'&quot;&amp;[.B356]&amp;&quot;','&quot;&amp;[.C356]&amp;&quot;','&quot;&amp;[.D356]&amp;&quot;',&quot;&amp;[.E356]&amp;&quot;,'&quot;&amp;[.F356]&amp;&quot;','&quot;&amp;[.G356]&amp;&quot;',&quot;&amp;[.H356]&amp;&quot;,&quot;&amp;[.I356]&amp;&quot;,&quot;&amp;[.J356]&amp;&quot;,&quot;&amp;[.K356]&amp;&quot;,0,CURDATE(),CURDATE())&quot;&amp;IF(AND([.E356]&lt;&gt;INDIRECT(ADDRESS(ROW([.E356]) + 1;5));INDIRECT(ADDRESS(ROW([.A356]) + 1;1)) &gt; 0); &quot;;&quot;&amp;CHAR(13)&amp;CHAR(10)&amp;CHAR(13)&amp;CHAR(10)&amp;[.M$3];IF(INDIRECT(ADDRESS(ROW([.A356]) + 1;1)) &gt; 0;&quot;,&quot;;&quot;;&quot;))" office:value-type="string" office:string-value="(353,'160-199','STAFF. M 160-199','160-199',74,'xC','MASTER',160,199,1,0,0,CURDATE(),CURDATE())," calcext:value-type="string">
            <text:p>(353,'160-199','STAFF. M 160-199','160-199',7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7])-3" office:value-type="float" office:value="354" calcext:value-type="float">
            <text:p>354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57]&amp;&quot;,'&quot;&amp;[.B357]&amp;&quot;','&quot;&amp;[.C357]&amp;&quot;','&quot;&amp;[.D357]&amp;&quot;',&quot;&amp;[.E357]&amp;&quot;,'&quot;&amp;[.F357]&amp;&quot;','&quot;&amp;[.G357]&amp;&quot;',&quot;&amp;[.H357]&amp;&quot;,&quot;&amp;[.I357]&amp;&quot;,&quot;&amp;[.J357]&amp;&quot;,&quot;&amp;[.K357]&amp;&quot;,0,CURDATE(),CURDATE())&quot;&amp;IF(AND([.E357]&lt;&gt;INDIRECT(ADDRESS(ROW([.E357]) + 1;5));INDIRECT(ADDRESS(ROW([.A357]) + 1;1)) &gt; 0); &quot;;&quot;&amp;CHAR(13)&amp;CHAR(10)&amp;CHAR(13)&amp;CHAR(10)&amp;[.M$3];IF(INDIRECT(ADDRESS(ROW([.A357]) + 1;1)) &gt; 0;&quot;,&quot;;&quot;;&quot;))" office:value-type="string" office:string-value="(354,'200-239','STAFF. M 200-239','200-239',74,'xD','MASTER',200,239,1,0,0,CURDATE(),CURDATE())," calcext:value-type="string">
            <text:p>(354,'200-239','STAFF. M 200-239','200-239',7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8])-3" office:value-type="float" office:value="355" calcext:value-type="float">
            <text:p>355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58]&amp;&quot;,'&quot;&amp;[.B358]&amp;&quot;','&quot;&amp;[.C358]&amp;&quot;','&quot;&amp;[.D358]&amp;&quot;',&quot;&amp;[.E358]&amp;&quot;,'&quot;&amp;[.F358]&amp;&quot;','&quot;&amp;[.G358]&amp;&quot;',&quot;&amp;[.H358]&amp;&quot;,&quot;&amp;[.I358]&amp;&quot;,&quot;&amp;[.J358]&amp;&quot;,&quot;&amp;[.K358]&amp;&quot;,0,CURDATE(),CURDATE())&quot;&amp;IF(AND([.E358]&lt;&gt;INDIRECT(ADDRESS(ROW([.E358]) + 1;5));INDIRECT(ADDRESS(ROW([.A358]) + 1;1)) &gt; 0); &quot;;&quot;&amp;CHAR(13)&amp;CHAR(10)&amp;CHAR(13)&amp;CHAR(10)&amp;[.M$3];IF(INDIRECT(ADDRESS(ROW([.A358]) + 1;1)) &gt; 0;&quot;,&quot;;&quot;;&quot;))" office:value-type="string" office:string-value="(355,'240-279','STAFF. M 240-279','240-279',74,'xE','MASTER',240,279,1,0,0,CURDATE(),CURDATE())," calcext:value-type="string">
            <text:p>(355,'240-279','STAFF. M 240-279','240-279',7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59])-3" office:value-type="float" office:value="356" calcext:value-type="float">
            <text:p>356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59]&amp;&quot;,'&quot;&amp;[.B359]&amp;&quot;','&quot;&amp;[.C359]&amp;&quot;','&quot;&amp;[.D359]&amp;&quot;',&quot;&amp;[.E359]&amp;&quot;,'&quot;&amp;[.F359]&amp;&quot;','&quot;&amp;[.G359]&amp;&quot;',&quot;&amp;[.H359]&amp;&quot;,&quot;&amp;[.I359]&amp;&quot;,&quot;&amp;[.J359]&amp;&quot;,&quot;&amp;[.K359]&amp;&quot;,0,CURDATE(),CURDATE())&quot;&amp;IF(AND([.E359]&lt;&gt;INDIRECT(ADDRESS(ROW([.E359]) + 1;5));INDIRECT(ADDRESS(ROW([.A359]) + 1;1)) &gt; 0); &quot;;&quot;&amp;CHAR(13)&amp;CHAR(10)&amp;CHAR(13)&amp;CHAR(10)&amp;[.M$3];IF(INDIRECT(ADDRESS(ROW([.A359]) + 1;1)) &gt; 0;&quot;,&quot;;&quot;;&quot;))" office:value-type="string" office:string-value="(356,'280-319','STAFF. M 280-319','280-319',74,'xF','MASTER',280,319,1,0,0,CURDATE(),CURDATE())," calcext:value-type="string">
            <text:p>(356,'280-319','STAFF. M 280-319','280-319',7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0])-3" office:value-type="float" office:value="357" calcext:value-type="float">
            <text:p>357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60]&amp;&quot;,'&quot;&amp;[.B360]&amp;&quot;','&quot;&amp;[.C360]&amp;&quot;','&quot;&amp;[.D360]&amp;&quot;',&quot;&amp;[.E360]&amp;&quot;,'&quot;&amp;[.F360]&amp;&quot;','&quot;&amp;[.G360]&amp;&quot;',&quot;&amp;[.H360]&amp;&quot;,&quot;&amp;[.I360]&amp;&quot;,&quot;&amp;[.J360]&amp;&quot;,&quot;&amp;[.K360]&amp;&quot;,0,CURDATE(),CURDATE())&quot;&amp;IF(AND([.E360]&lt;&gt;INDIRECT(ADDRESS(ROW([.E360]) + 1;5));INDIRECT(ADDRESS(ROW([.A360]) + 1;1)) &gt; 0); &quot;;&quot;&amp;CHAR(13)&amp;CHAR(10)&amp;CHAR(13)&amp;CHAR(10)&amp;[.M$3];IF(INDIRECT(ADDRESS(ROW([.A360]) + 1;1)) &gt; 0;&quot;,&quot;;&quot;;&quot;))" office:value-type="string" office:string-value="(357,'320-359','STAFF. M 320-359','320-359',74,'xG','MASTER',320,359,1,0,0,CURDATE(),CURDATE())," calcext:value-type="string">
            <text:p>(357,'320-359','STAFF. M 320-359','320-359',74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361])-3" office:value-type="float" office:value="358" calcext:value-type="float">
            <text:p>358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61]&amp;&quot;,'&quot;&amp;[.B361]&amp;&quot;','&quot;&amp;[.C361]&amp;&quot;','&quot;&amp;[.D361]&amp;&quot;',&quot;&amp;[.E361]&amp;&quot;,'&quot;&amp;[.F361]&amp;&quot;','&quot;&amp;[.G361]&amp;&quot;',&quot;&amp;[.H361]&amp;&quot;,&quot;&amp;[.I361]&amp;&quot;,&quot;&amp;[.J361]&amp;&quot;,&quot;&amp;[.K361]&amp;&quot;,0,CURDATE(),CURDATE())&quot;&amp;IF(AND([.E361]&lt;&gt;INDIRECT(ADDRESS(ROW([.E361]) + 1;5));INDIRECT(ADDRESS(ROW([.A361]) + 1;1)) &gt; 0); &quot;;&quot;&amp;CHAR(13)&amp;CHAR(10)&amp;CHAR(13)&amp;CHAR(10)&amp;[.M$3];IF(INDIRECT(ADDRESS(ROW([.A361]) + 1;1)) &gt; 0;&quot;,&quot;;&quot;;&quot;))" office:value-type="string" office:string-value="(358,'360-399','STAFF. M 360-399','360-399',7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58,'360-399','STAFF. M 360-399','360-399',7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362])-3" office:value-type="float" office:value="359" calcext:value-type="float">
            <text:p>359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362]&amp;&quot;,'&quot;&amp;[.B362]&amp;&quot;','&quot;&amp;[.C362]&amp;&quot;','&quot;&amp;[.D362]&amp;&quot;',&quot;&amp;[.E362]&amp;&quot;,'&quot;&amp;[.F362]&amp;&quot;','&quot;&amp;[.G362]&amp;&quot;',&quot;&amp;[.H362]&amp;&quot;,&quot;&amp;[.I362]&amp;&quot;,&quot;&amp;[.J362]&amp;&quot;,&quot;&amp;[.K362]&amp;&quot;,0,CURDATE(),CURDATE())&quot;&amp;IF(AND([.E362]&lt;&gt;INDIRECT(ADDRESS(ROW([.E362]) + 1;5));INDIRECT(ADDRESS(ROW([.A362]) + 1;1)) &gt; 0); &quot;;&quot;&amp;CHAR(13)&amp;CHAR(10)&amp;CHAR(13)&amp;CHAR(10)&amp;[.M$3];IF(INDIRECT(ADDRESS(ROW([.A362]) + 1;1)) &gt; 0;&quot;,&quot;;&quot;;&quot;))" office:value-type="string" office:string-value="(359,'PROP','PROPAGANDA','PROP',14,'P','MASTER',1,15,0,1,0,CURDATE(),CURDATE())," calcext:value-type="string">
            <text:p>(359,'PROP','PROPAGANDA','PROP',14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3])-3" office:value-type="float" office:value="360" calcext:value-type="float">
            <text:p>360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3]&amp;&quot;,'&quot;&amp;[.B363]&amp;&quot;','&quot;&amp;[.C363]&amp;&quot;','&quot;&amp;[.D363]&amp;&quot;',&quot;&amp;[.E363]&amp;&quot;,'&quot;&amp;[.F363]&amp;&quot;','&quot;&amp;[.G363]&amp;&quot;',&quot;&amp;[.H363]&amp;&quot;,&quot;&amp;[.I363]&amp;&quot;,&quot;&amp;[.J363]&amp;&quot;,&quot;&amp;[.K363]&amp;&quot;,0,CURDATE(),CURDATE())&quot;&amp;IF(AND([.E363]&lt;&gt;INDIRECT(ADDRESS(ROW([.E363]) + 1;5));INDIRECT(ADDRESS(ROW([.A363]) + 1;1)) &gt; 0); &quot;;&quot;&amp;CHAR(13)&amp;CHAR(10)&amp;CHAR(13)&amp;CHAR(10)&amp;[.M$3];IF(INDIRECT(ADDRESS(ROW([.A363]) + 1;1)) &gt; 0;&quot;,&quot;;&quot;;&quot;))" office:value-type="string" office:string-value="(360,'SEN','SENIORES','SEN',14,'1','MASTER',16,19,0,0,0,CURDATE(),CURDATE())," calcext:value-type="string">
            <text:p>(360,'SEN','SENIORES','SEN',14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4])-3" office:value-type="float" office:value="361" calcext:value-type="float">
            <text:p>361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4]&amp;&quot;,'&quot;&amp;[.B364]&amp;&quot;','&quot;&amp;[.C364]&amp;&quot;','&quot;&amp;[.D364]&amp;&quot;',&quot;&amp;[.E364]&amp;&quot;,'&quot;&amp;[.F364]&amp;&quot;','&quot;&amp;[.G364]&amp;&quot;',&quot;&amp;[.H364]&amp;&quot;,&quot;&amp;[.I364]&amp;&quot;,&quot;&amp;[.J364]&amp;&quot;,&quot;&amp;[.K364]&amp;&quot;,0,CURDATE(),CURDATE())&quot;&amp;IF(AND([.E364]&lt;&gt;INDIRECT(ADDRESS(ROW([.E364]) + 1;5));INDIRECT(ADDRESS(ROW([.A364]) + 1;1)) &gt; 0); &quot;;&quot;&amp;CHAR(13)&amp;CHAR(10)&amp;CHAR(13)&amp;CHAR(10)&amp;[.M$3];IF(INDIRECT(ADDRESS(ROW([.A364]) + 1;1)) &gt; 0;&quot;,&quot;;&quot;;&quot;))" office:value-type="string" office:string-value="(361,'M20','MASTER 20','M20',14,'2','MASTER',20,24,0,0,0,CURDATE(),CURDATE())," calcext:value-type="string">
            <text:p>(361,'M20','MASTER 20','M20',14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5])-3" office:value-type="float" office:value="362" calcext:value-type="float">
            <text:p>362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5]&amp;&quot;,'&quot;&amp;[.B365]&amp;&quot;','&quot;&amp;[.C365]&amp;&quot;','&quot;&amp;[.D365]&amp;&quot;',&quot;&amp;[.E365]&amp;&quot;,'&quot;&amp;[.F365]&amp;&quot;','&quot;&amp;[.G365]&amp;&quot;',&quot;&amp;[.H365]&amp;&quot;,&quot;&amp;[.I365]&amp;&quot;,&quot;&amp;[.J365]&amp;&quot;,&quot;&amp;[.K365]&amp;&quot;,0,CURDATE(),CURDATE())&quot;&amp;IF(AND([.E365]&lt;&gt;INDIRECT(ADDRESS(ROW([.E365]) + 1;5));INDIRECT(ADDRESS(ROW([.A365]) + 1;1)) &gt; 0); &quot;;&quot;&amp;CHAR(13)&amp;CHAR(10)&amp;CHAR(13)&amp;CHAR(10)&amp;[.M$3];IF(INDIRECT(ADDRESS(ROW([.A365]) + 1;1)) &gt; 0;&quot;,&quot;;&quot;;&quot;))" office:value-type="string" office:string-value="(362,'M25','MASTER 25','M25',14,'3','MASTER',25,29,0,0,0,CURDATE(),CURDATE())," calcext:value-type="string">
            <text:p>(362,'M25','MASTER 25','M25',14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6])-3" office:value-type="float" office:value="363" calcext:value-type="float">
            <text:p>363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6]&amp;&quot;,'&quot;&amp;[.B366]&amp;&quot;','&quot;&amp;[.C366]&amp;&quot;','&quot;&amp;[.D366]&amp;&quot;',&quot;&amp;[.E366]&amp;&quot;,'&quot;&amp;[.F366]&amp;&quot;','&quot;&amp;[.G366]&amp;&quot;',&quot;&amp;[.H366]&amp;&quot;,&quot;&amp;[.I366]&amp;&quot;,&quot;&amp;[.J366]&amp;&quot;,&quot;&amp;[.K366]&amp;&quot;,0,CURDATE(),CURDATE())&quot;&amp;IF(AND([.E366]&lt;&gt;INDIRECT(ADDRESS(ROW([.E366]) + 1;5));INDIRECT(ADDRESS(ROW([.A366]) + 1;1)) &gt; 0); &quot;;&quot;&amp;CHAR(13)&amp;CHAR(10)&amp;CHAR(13)&amp;CHAR(10)&amp;[.M$3];IF(INDIRECT(ADDRESS(ROW([.A366]) + 1;1)) &gt; 0;&quot;,&quot;;&quot;;&quot;))" office:value-type="string" office:string-value="(363,'M30','MASTER 30','M30',14,'4','MASTER',30,34,0,0,0,CURDATE(),CURDATE())," calcext:value-type="string">
            <text:p>(363,'M30','MASTER 30','M30',14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7])-3" office:value-type="float" office:value="364" calcext:value-type="float">
            <text:p>364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7]&amp;&quot;,'&quot;&amp;[.B367]&amp;&quot;','&quot;&amp;[.C367]&amp;&quot;','&quot;&amp;[.D367]&amp;&quot;',&quot;&amp;[.E367]&amp;&quot;,'&quot;&amp;[.F367]&amp;&quot;','&quot;&amp;[.G367]&amp;&quot;',&quot;&amp;[.H367]&amp;&quot;,&quot;&amp;[.I367]&amp;&quot;,&quot;&amp;[.J367]&amp;&quot;,&quot;&amp;[.K367]&amp;&quot;,0,CURDATE(),CURDATE())&quot;&amp;IF(AND([.E367]&lt;&gt;INDIRECT(ADDRESS(ROW([.E367]) + 1;5));INDIRECT(ADDRESS(ROW([.A367]) + 1;1)) &gt; 0); &quot;;&quot;&amp;CHAR(13)&amp;CHAR(10)&amp;CHAR(13)&amp;CHAR(10)&amp;[.M$3];IF(INDIRECT(ADDRESS(ROW([.A367]) + 1;1)) &gt; 0;&quot;,&quot;;&quot;;&quot;))" office:value-type="string" office:string-value="(364,'M35','MASTER 35','M35',14,'5','MASTER',35,39,0,0,0,CURDATE(),CURDATE())," calcext:value-type="string">
            <text:p>(364,'M35','MASTER 35','M35',14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8])-3" office:value-type="float" office:value="365" calcext:value-type="float">
            <text:p>365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8]&amp;&quot;,'&quot;&amp;[.B368]&amp;&quot;','&quot;&amp;[.C368]&amp;&quot;','&quot;&amp;[.D368]&amp;&quot;',&quot;&amp;[.E368]&amp;&quot;,'&quot;&amp;[.F368]&amp;&quot;','&quot;&amp;[.G368]&amp;&quot;',&quot;&amp;[.H368]&amp;&quot;,&quot;&amp;[.I368]&amp;&quot;,&quot;&amp;[.J368]&amp;&quot;,&quot;&amp;[.K368]&amp;&quot;,0,CURDATE(),CURDATE())&quot;&amp;IF(AND([.E368]&lt;&gt;INDIRECT(ADDRESS(ROW([.E368]) + 1;5));INDIRECT(ADDRESS(ROW([.A368]) + 1;1)) &gt; 0); &quot;;&quot;&amp;CHAR(13)&amp;CHAR(10)&amp;CHAR(13)&amp;CHAR(10)&amp;[.M$3];IF(INDIRECT(ADDRESS(ROW([.A368]) + 1;1)) &gt; 0;&quot;,&quot;;&quot;;&quot;))" office:value-type="string" office:string-value="(365,'M40','MASTER 40','M40',14,'6','MASTER',40,44,0,0,0,CURDATE(),CURDATE())," calcext:value-type="string">
            <text:p>(365,'M40','MASTER 40','M40',14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69])-3" office:value-type="float" office:value="366" calcext:value-type="float">
            <text:p>366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69]&amp;&quot;,'&quot;&amp;[.B369]&amp;&quot;','&quot;&amp;[.C369]&amp;&quot;','&quot;&amp;[.D369]&amp;&quot;',&quot;&amp;[.E369]&amp;&quot;,'&quot;&amp;[.F369]&amp;&quot;','&quot;&amp;[.G369]&amp;&quot;',&quot;&amp;[.H369]&amp;&quot;,&quot;&amp;[.I369]&amp;&quot;,&quot;&amp;[.J369]&amp;&quot;,&quot;&amp;[.K369]&amp;&quot;,0,CURDATE(),CURDATE())&quot;&amp;IF(AND([.E369]&lt;&gt;INDIRECT(ADDRESS(ROW([.E369]) + 1;5));INDIRECT(ADDRESS(ROW([.A369]) + 1;1)) &gt; 0); &quot;;&quot;&amp;CHAR(13)&amp;CHAR(10)&amp;CHAR(13)&amp;CHAR(10)&amp;[.M$3];IF(INDIRECT(ADDRESS(ROW([.A369]) + 1;1)) &gt; 0;&quot;,&quot;;&quot;;&quot;))" office:value-type="string" office:string-value="(366,'M45','MASTER 45','M45',14,'7','MASTER',45,49,0,0,0,CURDATE(),CURDATE())," calcext:value-type="string">
            <text:p>(366,'M45','MASTER 45','M45',14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0])-3" office:value-type="float" office:value="367" calcext:value-type="float">
            <text:p>367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0]&amp;&quot;,'&quot;&amp;[.B370]&amp;&quot;','&quot;&amp;[.C370]&amp;&quot;','&quot;&amp;[.D370]&amp;&quot;',&quot;&amp;[.E370]&amp;&quot;,'&quot;&amp;[.F370]&amp;&quot;','&quot;&amp;[.G370]&amp;&quot;',&quot;&amp;[.H370]&amp;&quot;,&quot;&amp;[.I370]&amp;&quot;,&quot;&amp;[.J370]&amp;&quot;,&quot;&amp;[.K370]&amp;&quot;,0,CURDATE(),CURDATE())&quot;&amp;IF(AND([.E370]&lt;&gt;INDIRECT(ADDRESS(ROW([.E370]) + 1;5));INDIRECT(ADDRESS(ROW([.A370]) + 1;1)) &gt; 0); &quot;;&quot;&amp;CHAR(13)&amp;CHAR(10)&amp;CHAR(13)&amp;CHAR(10)&amp;[.M$3];IF(INDIRECT(ADDRESS(ROW([.A370]) + 1;1)) &gt; 0;&quot;,&quot;;&quot;;&quot;))" office:value-type="string" office:string-value="(367,'M50','MASTER 50','M50',14,'8','MASTER',50,54,0,0,0,CURDATE(),CURDATE())," calcext:value-type="string">
            <text:p>(367,'M50','MASTER 50','M50',14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1])-3" office:value-type="float" office:value="368" calcext:value-type="float">
            <text:p>368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1]&amp;&quot;,'&quot;&amp;[.B371]&amp;&quot;','&quot;&amp;[.C371]&amp;&quot;','&quot;&amp;[.D371]&amp;&quot;',&quot;&amp;[.E371]&amp;&quot;,'&quot;&amp;[.F371]&amp;&quot;','&quot;&amp;[.G371]&amp;&quot;',&quot;&amp;[.H371]&amp;&quot;,&quot;&amp;[.I371]&amp;&quot;,&quot;&amp;[.J371]&amp;&quot;,&quot;&amp;[.K371]&amp;&quot;,0,CURDATE(),CURDATE())&quot;&amp;IF(AND([.E371]&lt;&gt;INDIRECT(ADDRESS(ROW([.E371]) + 1;5));INDIRECT(ADDRESS(ROW([.A371]) + 1;1)) &gt; 0); &quot;;&quot;&amp;CHAR(13)&amp;CHAR(10)&amp;CHAR(13)&amp;CHAR(10)&amp;[.M$3];IF(INDIRECT(ADDRESS(ROW([.A371]) + 1;1)) &gt; 0;&quot;,&quot;;&quot;;&quot;))" office:value-type="string" office:string-value="(368,'OVER','OVER 55','M55',14,'9','MASTER',55,999,0,0,0,CURDATE(),CURDATE())," calcext:value-type="string">
            <text:p>(368,'OVER','OVER 55','M55',14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2])-3" office:value-type="float" office:value="369" calcext:value-type="float">
            <text:p>369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72]&amp;&quot;,'&quot;&amp;[.B372]&amp;&quot;','&quot;&amp;[.C372]&amp;&quot;','&quot;&amp;[.D372]&amp;&quot;',&quot;&amp;[.E372]&amp;&quot;,'&quot;&amp;[.F372]&amp;&quot;','&quot;&amp;[.G372]&amp;&quot;',&quot;&amp;[.H372]&amp;&quot;,&quot;&amp;[.I372]&amp;&quot;,&quot;&amp;[.J372]&amp;&quot;,&quot;&amp;[.K372]&amp;&quot;,0,CURDATE(),CURDATE())&quot;&amp;IF(AND([.E372]&lt;&gt;INDIRECT(ADDRESS(ROW([.E372]) + 1;5));INDIRECT(ADDRESS(ROW([.A372]) + 1;1)) &gt; 0); &quot;;&quot;&amp;CHAR(13)&amp;CHAR(10)&amp;CHAR(13)&amp;CHAR(10)&amp;[.M$3];IF(INDIRECT(ADDRESS(ROW([.A372]) + 1;1)) &gt; 0;&quot;,&quot;;&quot;;&quot;))" office:value-type="string" office:string-value="(369,'001-119','STAFF. M FINO A 119','&lt;120',14,'x1','MASTER',1,119,1,0,0,CURDATE(),CURDATE())," calcext:value-type="string">
            <text:p>(369,'001-119','STAFF. M FINO A 119','&lt;120',14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3])-3" office:value-type="float" office:value="370" calcext:value-type="float">
            <text:p>370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73]&amp;&quot;,'&quot;&amp;[.B373]&amp;&quot;','&quot;&amp;[.C373]&amp;&quot;','&quot;&amp;[.D373]&amp;&quot;',&quot;&amp;[.E373]&amp;&quot;,'&quot;&amp;[.F373]&amp;&quot;','&quot;&amp;[.G373]&amp;&quot;',&quot;&amp;[.H373]&amp;&quot;,&quot;&amp;[.I373]&amp;&quot;,&quot;&amp;[.J373]&amp;&quot;,&quot;&amp;[.K373]&amp;&quot;,0,CURDATE(),CURDATE())&quot;&amp;IF(AND([.E373]&lt;&gt;INDIRECT(ADDRESS(ROW([.E373]) + 1;5));INDIRECT(ADDRESS(ROW([.A373]) + 1;1)) &gt; 0); &quot;;&quot;&amp;CHAR(13)&amp;CHAR(10)&amp;CHAR(13)&amp;CHAR(10)&amp;[.M$3];IF(INDIRECT(ADDRESS(ROW([.A373]) + 1;1)) &gt; 0;&quot;,&quot;;&quot;;&quot;))" office:value-type="string" office:string-value="(370,'120-149','STAFF. M 120-149','120-149',14,'x2','MASTER',120,149,1,0,0,CURDATE(),CURDATE())," calcext:value-type="string">
            <text:p>(370,'120-149','STAFF. M 120-149','120-149',14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374])-3" office:value-type="float" office:value="371" calcext:value-type="float">
            <text:p>371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74]&amp;&quot;,'&quot;&amp;[.B374]&amp;&quot;','&quot;&amp;[.C374]&amp;&quot;','&quot;&amp;[.D374]&amp;&quot;',&quot;&amp;[.E374]&amp;&quot;,'&quot;&amp;[.F374]&amp;&quot;','&quot;&amp;[.G374]&amp;&quot;',&quot;&amp;[.H374]&amp;&quot;,&quot;&amp;[.I374]&amp;&quot;,&quot;&amp;[.J374]&amp;&quot;,&quot;&amp;[.K374]&amp;&quot;,0,CURDATE(),CURDATE())&quot;&amp;IF(AND([.E374]&lt;&gt;INDIRECT(ADDRESS(ROW([.E374]) + 1;5));INDIRECT(ADDRESS(ROW([.A374]) + 1;1)) &gt; 0); &quot;;&quot;&amp;CHAR(13)&amp;CHAR(10)&amp;CHAR(13)&amp;CHAR(10)&amp;[.M$3];IF(INDIRECT(ADDRESS(ROW([.A374]) + 1;1)) &gt; 0;&quot;,&quot;;&quot;;&quot;))" office:value-type="string" office:string-value="(371,'150-999','STAFF. M oltre 150','&gt;149',14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71,'150-999','STAFF. M oltre 150','&gt;149',14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375])-3" office:value-type="float" office:value="372" calcext:value-type="float">
            <text:p>372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5]&amp;&quot;,'&quot;&amp;[.B375]&amp;&quot;','&quot;&amp;[.C375]&amp;&quot;','&quot;&amp;[.D375]&amp;&quot;',&quot;&amp;[.E375]&amp;&quot;,'&quot;&amp;[.F375]&amp;&quot;','&quot;&amp;[.G375]&amp;&quot;',&quot;&amp;[.H375]&amp;&quot;,&quot;&amp;[.I375]&amp;&quot;,&quot;&amp;[.J375]&amp;&quot;,&quot;&amp;[.K375]&amp;&quot;,0,CURDATE(),CURDATE())&quot;&amp;IF(AND([.E375]&lt;&gt;INDIRECT(ADDRESS(ROW([.E375]) + 1;5));INDIRECT(ADDRESS(ROW([.A375]) + 1;1)) &gt; 0); &quot;;&quot;&amp;CHAR(13)&amp;CHAR(10)&amp;CHAR(13)&amp;CHAR(10)&amp;[.M$3];IF(INDIRECT(ADDRESS(ROW([.A375]) + 1;1)) &gt; 0;&quot;,&quot;;&quot;;&quot;))" office:value-type="string" office:string-value="(372,'U25','UNDER 25','U25',15,'A','MASTER',20,24,0,0,0,CURDATE(),CURDATE())," calcext:value-type="string">
            <text:p>(372,'U25','UNDER 25','U25',15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6])-3" office:value-type="float" office:value="373" calcext:value-type="float">
            <text:p>373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6]&amp;&quot;,'&quot;&amp;[.B376]&amp;&quot;','&quot;&amp;[.C376]&amp;&quot;','&quot;&amp;[.D376]&amp;&quot;',&quot;&amp;[.E376]&amp;&quot;,'&quot;&amp;[.F376]&amp;&quot;','&quot;&amp;[.G376]&amp;&quot;',&quot;&amp;[.H376]&amp;&quot;,&quot;&amp;[.I376]&amp;&quot;,&quot;&amp;[.J376]&amp;&quot;,&quot;&amp;[.K376]&amp;&quot;,0,CURDATE(),CURDATE())&quot;&amp;IF(AND([.E376]&lt;&gt;INDIRECT(ADDRESS(ROW([.E376]) + 1;5));INDIRECT(ADDRESS(ROW([.A376]) + 1;1)) &gt; 0); &quot;;&quot;&amp;CHAR(13)&amp;CHAR(10)&amp;CHAR(13)&amp;CHAR(10)&amp;[.M$3];IF(INDIRECT(ADDRESS(ROW([.A376]) + 1;1)) &gt; 0;&quot;,&quot;;&quot;;&quot;))" office:value-type="string" office:string-value="(373,'M25','MASTER 25','M25',15,'B','MASTER',25,29,0,0,0,CURDATE(),CURDATE())," calcext:value-type="string">
            <text:p>(373,'M25','MASTER 25','M25',15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7])-3" office:value-type="float" office:value="374" calcext:value-type="float">
            <text:p>374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7]&amp;&quot;,'&quot;&amp;[.B377]&amp;&quot;','&quot;&amp;[.C377]&amp;&quot;','&quot;&amp;[.D377]&amp;&quot;',&quot;&amp;[.E377]&amp;&quot;,'&quot;&amp;[.F377]&amp;&quot;','&quot;&amp;[.G377]&amp;&quot;',&quot;&amp;[.H377]&amp;&quot;,&quot;&amp;[.I377]&amp;&quot;,&quot;&amp;[.J377]&amp;&quot;,&quot;&amp;[.K377]&amp;&quot;,0,CURDATE(),CURDATE())&quot;&amp;IF(AND([.E377]&lt;&gt;INDIRECT(ADDRESS(ROW([.E377]) + 1;5));INDIRECT(ADDRESS(ROW([.A377]) + 1;1)) &gt; 0); &quot;;&quot;&amp;CHAR(13)&amp;CHAR(10)&amp;CHAR(13)&amp;CHAR(10)&amp;[.M$3];IF(INDIRECT(ADDRESS(ROW([.A377]) + 1;1)) &gt; 0;&quot;,&quot;;&quot;;&quot;))" office:value-type="string" office:string-value="(374,'M30','MASTER 30','M30',15,'C','MASTER',30,34,0,0,0,CURDATE(),CURDATE())," calcext:value-type="string">
            <text:p>(374,'M30','MASTER 30','M30',15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8])-3" office:value-type="float" office:value="375" calcext:value-type="float">
            <text:p>37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8]&amp;&quot;,'&quot;&amp;[.B378]&amp;&quot;','&quot;&amp;[.C378]&amp;&quot;','&quot;&amp;[.D378]&amp;&quot;',&quot;&amp;[.E378]&amp;&quot;,'&quot;&amp;[.F378]&amp;&quot;','&quot;&amp;[.G378]&amp;&quot;',&quot;&amp;[.H378]&amp;&quot;,&quot;&amp;[.I378]&amp;&quot;,&quot;&amp;[.J378]&amp;&quot;,&quot;&amp;[.K378]&amp;&quot;,0,CURDATE(),CURDATE())&quot;&amp;IF(AND([.E378]&lt;&gt;INDIRECT(ADDRESS(ROW([.E378]) + 1;5));INDIRECT(ADDRESS(ROW([.A378]) + 1;1)) &gt; 0); &quot;;&quot;&amp;CHAR(13)&amp;CHAR(10)&amp;CHAR(13)&amp;CHAR(10)&amp;[.M$3];IF(INDIRECT(ADDRESS(ROW([.A378]) + 1;1)) &gt; 0;&quot;,&quot;;&quot;;&quot;))" office:value-type="string" office:string-value="(375,'M35','MASTER 35','M35',15,'D','MASTER',35,39,0,0,0,CURDATE(),CURDATE())," calcext:value-type="string">
            <text:p>(375,'M35','MASTER 35','M35',15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79])-3" office:value-type="float" office:value="376" calcext:value-type="float">
            <text:p>376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79]&amp;&quot;,'&quot;&amp;[.B379]&amp;&quot;','&quot;&amp;[.C379]&amp;&quot;','&quot;&amp;[.D379]&amp;&quot;',&quot;&amp;[.E379]&amp;&quot;,'&quot;&amp;[.F379]&amp;&quot;','&quot;&amp;[.G379]&amp;&quot;',&quot;&amp;[.H379]&amp;&quot;,&quot;&amp;[.I379]&amp;&quot;,&quot;&amp;[.J379]&amp;&quot;,&quot;&amp;[.K379]&amp;&quot;,0,CURDATE(),CURDATE())&quot;&amp;IF(AND([.E379]&lt;&gt;INDIRECT(ADDRESS(ROW([.E379]) + 1;5));INDIRECT(ADDRESS(ROW([.A379]) + 1;1)) &gt; 0); &quot;;&quot;&amp;CHAR(13)&amp;CHAR(10)&amp;CHAR(13)&amp;CHAR(10)&amp;[.M$3];IF(INDIRECT(ADDRESS(ROW([.A379]) + 1;1)) &gt; 0;&quot;,&quot;;&quot;;&quot;))" office:value-type="string" office:string-value="(376,'M40','MASTER 40','M40',15,'E','MASTER',40,44,0,0,0,CURDATE(),CURDATE())," calcext:value-type="string">
            <text:p>(376,'M40','MASTER 40','M40',15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0])-3" office:value-type="float" office:value="377" calcext:value-type="float">
            <text:p>377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0]&amp;&quot;,'&quot;&amp;[.B380]&amp;&quot;','&quot;&amp;[.C380]&amp;&quot;','&quot;&amp;[.D380]&amp;&quot;',&quot;&amp;[.E380]&amp;&quot;,'&quot;&amp;[.F380]&amp;&quot;','&quot;&amp;[.G380]&amp;&quot;',&quot;&amp;[.H380]&amp;&quot;,&quot;&amp;[.I380]&amp;&quot;,&quot;&amp;[.J380]&amp;&quot;,&quot;&amp;[.K380]&amp;&quot;,0,CURDATE(),CURDATE())&quot;&amp;IF(AND([.E380]&lt;&gt;INDIRECT(ADDRESS(ROW([.E380]) + 1;5));INDIRECT(ADDRESS(ROW([.A380]) + 1;1)) &gt; 0); &quot;;&quot;&amp;CHAR(13)&amp;CHAR(10)&amp;CHAR(13)&amp;CHAR(10)&amp;[.M$3];IF(INDIRECT(ADDRESS(ROW([.A380]) + 1;1)) &gt; 0;&quot;,&quot;;&quot;;&quot;))" office:value-type="string" office:string-value="(377,'M45','MASTER 45','M45',15,'F','MASTER',45,49,0,0,0,CURDATE(),CURDATE())," calcext:value-type="string">
            <text:p>(377,'M45','MASTER 45','M45',15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1])-3" office:value-type="float" office:value="378" calcext:value-type="float">
            <text:p>378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1]&amp;&quot;,'&quot;&amp;[.B381]&amp;&quot;','&quot;&amp;[.C381]&amp;&quot;','&quot;&amp;[.D381]&amp;&quot;',&quot;&amp;[.E381]&amp;&quot;,'&quot;&amp;[.F381]&amp;&quot;','&quot;&amp;[.G381]&amp;&quot;',&quot;&amp;[.H381]&amp;&quot;,&quot;&amp;[.I381]&amp;&quot;,&quot;&amp;[.J381]&amp;&quot;,&quot;&amp;[.K381]&amp;&quot;,0,CURDATE(),CURDATE())&quot;&amp;IF(AND([.E381]&lt;&gt;INDIRECT(ADDRESS(ROW([.E381]) + 1;5));INDIRECT(ADDRESS(ROW([.A381]) + 1;1)) &gt; 0); &quot;;&quot;&amp;CHAR(13)&amp;CHAR(10)&amp;CHAR(13)&amp;CHAR(10)&amp;[.M$3];IF(INDIRECT(ADDRESS(ROW([.A381]) + 1;1)) &gt; 0;&quot;,&quot;;&quot;;&quot;))" office:value-type="string" office:string-value="(378,'M50','MASTER 50','M50',15,'G','MASTER',50,54,0,0,0,CURDATE(),CURDATE())," calcext:value-type="string">
            <text:p>(378,'M50','MASTER 50','M50',15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2])-3" office:value-type="float" office:value="379" calcext:value-type="float">
            <text:p>379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2]&amp;&quot;,'&quot;&amp;[.B382]&amp;&quot;','&quot;&amp;[.C382]&amp;&quot;','&quot;&amp;[.D382]&amp;&quot;',&quot;&amp;[.E382]&amp;&quot;,'&quot;&amp;[.F382]&amp;&quot;','&quot;&amp;[.G382]&amp;&quot;',&quot;&amp;[.H382]&amp;&quot;,&quot;&amp;[.I382]&amp;&quot;,&quot;&amp;[.J382]&amp;&quot;,&quot;&amp;[.K382]&amp;&quot;,0,CURDATE(),CURDATE())&quot;&amp;IF(AND([.E382]&lt;&gt;INDIRECT(ADDRESS(ROW([.E382]) + 1;5));INDIRECT(ADDRESS(ROW([.A382]) + 1;1)) &gt; 0); &quot;;&quot;&amp;CHAR(13)&amp;CHAR(10)&amp;CHAR(13)&amp;CHAR(10)&amp;[.M$3];IF(INDIRECT(ADDRESS(ROW([.A382]) + 1;1)) &gt; 0;&quot;,&quot;;&quot;;&quot;))" office:value-type="string" office:string-value="(379,'M55','MASTER 55','M55',15,'H','MASTER',55,59,0,0,0,CURDATE(),CURDATE())," calcext:value-type="string">
            <text:p>(379,'M55','MASTER 55','M55',15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3])-3" office:value-type="float" office:value="380" calcext:value-type="float">
            <text:p>38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3]&amp;&quot;,'&quot;&amp;[.B383]&amp;&quot;','&quot;&amp;[.C383]&amp;&quot;','&quot;&amp;[.D383]&amp;&quot;',&quot;&amp;[.E383]&amp;&quot;,'&quot;&amp;[.F383]&amp;&quot;','&quot;&amp;[.G383]&amp;&quot;',&quot;&amp;[.H383]&amp;&quot;,&quot;&amp;[.I383]&amp;&quot;,&quot;&amp;[.J383]&amp;&quot;,&quot;&amp;[.K383]&amp;&quot;,0,CURDATE(),CURDATE())&quot;&amp;IF(AND([.E383]&lt;&gt;INDIRECT(ADDRESS(ROW([.E383]) + 1;5));INDIRECT(ADDRESS(ROW([.A383]) + 1;1)) &gt; 0); &quot;;&quot;&amp;CHAR(13)&amp;CHAR(10)&amp;CHAR(13)&amp;CHAR(10)&amp;[.M$3];IF(INDIRECT(ADDRESS(ROW([.A383]) + 1;1)) &gt; 0;&quot;,&quot;;&quot;;&quot;))" office:value-type="string" office:string-value="(380,'M60','MASTER 60','M60',15,'I','MASTER',60,64,0,0,0,CURDATE(),CURDATE())," calcext:value-type="string">
            <text:p>(380,'M60','MASTER 60','M60',15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4])-3" office:value-type="float" office:value="381" calcext:value-type="float">
            <text:p>381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4]&amp;&quot;,'&quot;&amp;[.B384]&amp;&quot;','&quot;&amp;[.C384]&amp;&quot;','&quot;&amp;[.D384]&amp;&quot;',&quot;&amp;[.E384]&amp;&quot;,'&quot;&amp;[.F384]&amp;&quot;','&quot;&amp;[.G384]&amp;&quot;',&quot;&amp;[.H384]&amp;&quot;,&quot;&amp;[.I384]&amp;&quot;,&quot;&amp;[.J384]&amp;&quot;,&quot;&amp;[.K384]&amp;&quot;,0,CURDATE(),CURDATE())&quot;&amp;IF(AND([.E384]&lt;&gt;INDIRECT(ADDRESS(ROW([.E384]) + 1;5));INDIRECT(ADDRESS(ROW([.A384]) + 1;1)) &gt; 0); &quot;;&quot;&amp;CHAR(13)&amp;CHAR(10)&amp;CHAR(13)&amp;CHAR(10)&amp;[.M$3];IF(INDIRECT(ADDRESS(ROW([.A384]) + 1;1)) &gt; 0;&quot;,&quot;;&quot;;&quot;))" office:value-type="string" office:string-value="(381,'M65','MASTER 65','M65',15,'J','MASTER',65,69,0,0,0,CURDATE(),CURDATE())," calcext:value-type="string">
            <text:p>(381,'M65','MASTER 65','M65',15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5])-3" office:value-type="float" office:value="382" calcext:value-type="float">
            <text:p>382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5]&amp;&quot;,'&quot;&amp;[.B385]&amp;&quot;','&quot;&amp;[.C385]&amp;&quot;','&quot;&amp;[.D385]&amp;&quot;',&quot;&amp;[.E385]&amp;&quot;,'&quot;&amp;[.F385]&amp;&quot;','&quot;&amp;[.G385]&amp;&quot;',&quot;&amp;[.H385]&amp;&quot;,&quot;&amp;[.I385]&amp;&quot;,&quot;&amp;[.J385]&amp;&quot;,&quot;&amp;[.K385]&amp;&quot;,0,CURDATE(),CURDATE())&quot;&amp;IF(AND([.E385]&lt;&gt;INDIRECT(ADDRESS(ROW([.E385]) + 1;5));INDIRECT(ADDRESS(ROW([.A385]) + 1;1)) &gt; 0); &quot;;&quot;&amp;CHAR(13)&amp;CHAR(10)&amp;CHAR(13)&amp;CHAR(10)&amp;[.M$3];IF(INDIRECT(ADDRESS(ROW([.A385]) + 1;1)) &gt; 0;&quot;,&quot;;&quot;;&quot;))" office:value-type="string" office:string-value="(382,'M70','MASTER 70','M70',15,'K','MASTER',70,74,0,0,0,CURDATE(),CURDATE())," calcext:value-type="string">
            <text:p>(382,'M70','MASTER 70','M70',15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6])-3" office:value-type="float" office:value="383" calcext:value-type="float">
            <text:p>383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6]&amp;&quot;,'&quot;&amp;[.B386]&amp;&quot;','&quot;&amp;[.C386]&amp;&quot;','&quot;&amp;[.D386]&amp;&quot;',&quot;&amp;[.E386]&amp;&quot;,'&quot;&amp;[.F386]&amp;&quot;','&quot;&amp;[.G386]&amp;&quot;',&quot;&amp;[.H386]&amp;&quot;,&quot;&amp;[.I386]&amp;&quot;,&quot;&amp;[.J386]&amp;&quot;,&quot;&amp;[.K386]&amp;&quot;,0,CURDATE(),CURDATE())&quot;&amp;IF(AND([.E386]&lt;&gt;INDIRECT(ADDRESS(ROW([.E386]) + 1;5));INDIRECT(ADDRESS(ROW([.A386]) + 1;1)) &gt; 0); &quot;;&quot;&amp;CHAR(13)&amp;CHAR(10)&amp;CHAR(13)&amp;CHAR(10)&amp;[.M$3];IF(INDIRECT(ADDRESS(ROW([.A386]) + 1;1)) &gt; 0;&quot;,&quot;;&quot;;&quot;))" office:value-type="string" office:string-value="(383,'M75','MASTER 75','M75',15,'L','MASTER',75,79,0,0,0,CURDATE(),CURDATE())," calcext:value-type="string">
            <text:p>(383,'M75','MASTER 75','M75',15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7])-3" office:value-type="float" office:value="384" calcext:value-type="float">
            <text:p>384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7]&amp;&quot;,'&quot;&amp;[.B387]&amp;&quot;','&quot;&amp;[.C387]&amp;&quot;','&quot;&amp;[.D387]&amp;&quot;',&quot;&amp;[.E387]&amp;&quot;,'&quot;&amp;[.F387]&amp;&quot;','&quot;&amp;[.G387]&amp;&quot;',&quot;&amp;[.H387]&amp;&quot;,&quot;&amp;[.I387]&amp;&quot;,&quot;&amp;[.J387]&amp;&quot;,&quot;&amp;[.K387]&amp;&quot;,0,CURDATE(),CURDATE())&quot;&amp;IF(AND([.E387]&lt;&gt;INDIRECT(ADDRESS(ROW([.E387]) + 1;5));INDIRECT(ADDRESS(ROW([.A387]) + 1;1)) &gt; 0); &quot;;&quot;&amp;CHAR(13)&amp;CHAR(10)&amp;CHAR(13)&amp;CHAR(10)&amp;[.M$3];IF(INDIRECT(ADDRESS(ROW([.A387]) + 1;1)) &gt; 0;&quot;,&quot;;&quot;;&quot;))" office:value-type="string" office:string-value="(384,'M80','MASTER 80','M80',15,'M','MASTER',80,84,0,0,0,CURDATE(),CURDATE())," calcext:value-type="string">
            <text:p>(384,'M80','MASTER 80','M80',15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8])-3" office:value-type="float" office:value="385" calcext:value-type="float">
            <text:p>3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8]&amp;&quot;,'&quot;&amp;[.B388]&amp;&quot;','&quot;&amp;[.C388]&amp;&quot;','&quot;&amp;[.D388]&amp;&quot;',&quot;&amp;[.E388]&amp;&quot;,'&quot;&amp;[.F388]&amp;&quot;','&quot;&amp;[.G388]&amp;&quot;',&quot;&amp;[.H388]&amp;&quot;,&quot;&amp;[.I388]&amp;&quot;,&quot;&amp;[.J388]&amp;&quot;,&quot;&amp;[.K388]&amp;&quot;,0,CURDATE(),CURDATE())&quot;&amp;IF(AND([.E388]&lt;&gt;INDIRECT(ADDRESS(ROW([.E388]) + 1;5));INDIRECT(ADDRESS(ROW([.A388]) + 1;1)) &gt; 0); &quot;;&quot;&amp;CHAR(13)&amp;CHAR(10)&amp;CHAR(13)&amp;CHAR(10)&amp;[.M$3];IF(INDIRECT(ADDRESS(ROW([.A388]) + 1;1)) &gt; 0;&quot;,&quot;;&quot;;&quot;))" office:value-type="string" office:string-value="(385,'M85','MASTER 85','M85',15,'N','MASTER',85,89,0,0,0,CURDATE(),CURDATE())," calcext:value-type="string">
            <text:p>(385,'M85','MASTER 85','M85',15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89])-3" office:value-type="float" office:value="386" calcext:value-type="float">
            <text:p>386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89]&amp;&quot;,'&quot;&amp;[.B389]&amp;&quot;','&quot;&amp;[.C389]&amp;&quot;','&quot;&amp;[.D389]&amp;&quot;',&quot;&amp;[.E389]&amp;&quot;,'&quot;&amp;[.F389]&amp;&quot;','&quot;&amp;[.G389]&amp;&quot;',&quot;&amp;[.H389]&amp;&quot;,&quot;&amp;[.I389]&amp;&quot;,&quot;&amp;[.J389]&amp;&quot;,&quot;&amp;[.K389]&amp;&quot;,0,CURDATE(),CURDATE())&quot;&amp;IF(AND([.E389]&lt;&gt;INDIRECT(ADDRESS(ROW([.E389]) + 1;5));INDIRECT(ADDRESS(ROW([.A389]) + 1;1)) &gt; 0); &quot;;&quot;&amp;CHAR(13)&amp;CHAR(10)&amp;CHAR(13)&amp;CHAR(10)&amp;[.M$3];IF(INDIRECT(ADDRESS(ROW([.A389]) + 1;1)) &gt; 0;&quot;,&quot;;&quot;;&quot;))" office:value-type="string" office:string-value="(386,'M90','MASTER 90','M90',15,'O','MASTER',90,94,0,0,0,CURDATE(),CURDATE())," calcext:value-type="string">
            <text:p>(386,'M90','MASTER 90','M90',15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0])-3" office:value-type="float" office:value="387" calcext:value-type="float">
            <text:p>387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90]&amp;&quot;,'&quot;&amp;[.B390]&amp;&quot;','&quot;&amp;[.C390]&amp;&quot;','&quot;&amp;[.D390]&amp;&quot;',&quot;&amp;[.E390]&amp;&quot;,'&quot;&amp;[.F390]&amp;&quot;','&quot;&amp;[.G390]&amp;&quot;',&quot;&amp;[.H390]&amp;&quot;,&quot;&amp;[.I390]&amp;&quot;,&quot;&amp;[.J390]&amp;&quot;,&quot;&amp;[.K390]&amp;&quot;,0,CURDATE(),CURDATE())&quot;&amp;IF(AND([.E390]&lt;&gt;INDIRECT(ADDRESS(ROW([.E390]) + 1;5));INDIRECT(ADDRESS(ROW([.A390]) + 1;1)) &gt; 0); &quot;;&quot;&amp;CHAR(13)&amp;CHAR(10)&amp;CHAR(13)&amp;CHAR(10)&amp;[.M$3];IF(INDIRECT(ADDRESS(ROW([.A390]) + 1;1)) &gt; 0;&quot;,&quot;;&quot;;&quot;))" office:value-type="string" office:string-value="(387,'M95','MASTER 95','M95',15,'P','MASTER',95,99,0,0,0,CURDATE(),CURDATE())," calcext:value-type="string">
            <text:p>(387,'M95','MASTER 95','M95',15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1])-3" office:value-type="float" office:value="388" calcext:value-type="float">
            <text:p>388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391]&amp;&quot;,'&quot;&amp;[.B391]&amp;&quot;','&quot;&amp;[.C391]&amp;&quot;','&quot;&amp;[.D391]&amp;&quot;',&quot;&amp;[.E391]&amp;&quot;,'&quot;&amp;[.F391]&amp;&quot;','&quot;&amp;[.G391]&amp;&quot;',&quot;&amp;[.H391]&amp;&quot;,&quot;&amp;[.I391]&amp;&quot;,&quot;&amp;[.J391]&amp;&quot;,&quot;&amp;[.K391]&amp;&quot;,0,CURDATE(),CURDATE())&quot;&amp;IF(AND([.E391]&lt;&gt;INDIRECT(ADDRESS(ROW([.E391]) + 1;5));INDIRECT(ADDRESS(ROW([.A391]) + 1;1)) &gt; 0); &quot;;&quot;&amp;CHAR(13)&amp;CHAR(10)&amp;CHAR(13)&amp;CHAR(10)&amp;[.M$3];IF(INDIRECT(ADDRESS(ROW([.A391]) + 1;1)) &gt; 0;&quot;,&quot;;&quot;;&quot;))" office:value-type="string" office:string-value="(388,'MA0','MASTER 100','MA0',15,'Q','MASTER',100,999,0,0,0,CURDATE(),CURDATE())," calcext:value-type="string">
            <text:p>(388,'MA0','MASTER 100','MA0',15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2])-3" office:value-type="float" office:value="389" calcext:value-type="float">
            <text:p>38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2]&amp;&quot;,'&quot;&amp;[.B392]&amp;&quot;','&quot;&amp;[.C392]&amp;&quot;','&quot;&amp;[.D392]&amp;&quot;',&quot;&amp;[.E392]&amp;&quot;,'&quot;&amp;[.F392]&amp;&quot;','&quot;&amp;[.G392]&amp;&quot;',&quot;&amp;[.H392]&amp;&quot;,&quot;&amp;[.I392]&amp;&quot;,&quot;&amp;[.J392]&amp;&quot;,&quot;&amp;[.K392]&amp;&quot;,0,CURDATE(),CURDATE())&quot;&amp;IF(AND([.E392]&lt;&gt;INDIRECT(ADDRESS(ROW([.E392]) + 1;5));INDIRECT(ADDRESS(ROW([.A392]) + 1;1)) &gt; 0); &quot;;&quot;&amp;CHAR(13)&amp;CHAR(10)&amp;CHAR(13)&amp;CHAR(10)&amp;[.M$3];IF(INDIRECT(ADDRESS(ROW([.A392]) + 1;1)) &gt; 0;&quot;,&quot;;&quot;;&quot;))" office:value-type="string" office:string-value="(389,'100-119','STAFF. M FINO A 119','100-119',15,'xA','MASTER',100,119,1,0,0,CURDATE(),CURDATE())," calcext:value-type="string">
            <text:p>(389,'100-119','STAFF. M FINO A 119','100-119',15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3])-3" office:value-type="float" office:value="390" calcext:value-type="float">
            <text:p>390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3]&amp;&quot;,'&quot;&amp;[.B393]&amp;&quot;','&quot;&amp;[.C393]&amp;&quot;','&quot;&amp;[.D393]&amp;&quot;',&quot;&amp;[.E393]&amp;&quot;,'&quot;&amp;[.F393]&amp;&quot;','&quot;&amp;[.G393]&amp;&quot;',&quot;&amp;[.H393]&amp;&quot;,&quot;&amp;[.I393]&amp;&quot;,&quot;&amp;[.J393]&amp;&quot;,&quot;&amp;[.K393]&amp;&quot;,0,CURDATE(),CURDATE())&quot;&amp;IF(AND([.E393]&lt;&gt;INDIRECT(ADDRESS(ROW([.E393]) + 1;5));INDIRECT(ADDRESS(ROW([.A393]) + 1;1)) &gt; 0); &quot;;&quot;&amp;CHAR(13)&amp;CHAR(10)&amp;CHAR(13)&amp;CHAR(10)&amp;[.M$3];IF(INDIRECT(ADDRESS(ROW([.A393]) + 1;1)) &gt; 0;&quot;,&quot;;&quot;;&quot;))" office:value-type="string" office:string-value="(390,'120-159','STAFF. M 120-159','120-159',15,'xB','MASTER',120,159,1,0,0,CURDATE(),CURDATE())," calcext:value-type="string">
            <text:p>(390,'120-159','STAFF. M 120-159','120-159',15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4])-3" office:value-type="float" office:value="391" calcext:value-type="float">
            <text:p>391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4]&amp;&quot;,'&quot;&amp;[.B394]&amp;&quot;','&quot;&amp;[.C394]&amp;&quot;','&quot;&amp;[.D394]&amp;&quot;',&quot;&amp;[.E394]&amp;&quot;,'&quot;&amp;[.F394]&amp;&quot;','&quot;&amp;[.G394]&amp;&quot;',&quot;&amp;[.H394]&amp;&quot;,&quot;&amp;[.I394]&amp;&quot;,&quot;&amp;[.J394]&amp;&quot;,&quot;&amp;[.K394]&amp;&quot;,0,CURDATE(),CURDATE())&quot;&amp;IF(AND([.E394]&lt;&gt;INDIRECT(ADDRESS(ROW([.E394]) + 1;5));INDIRECT(ADDRESS(ROW([.A394]) + 1;1)) &gt; 0); &quot;;&quot;&amp;CHAR(13)&amp;CHAR(10)&amp;CHAR(13)&amp;CHAR(10)&amp;[.M$3];IF(INDIRECT(ADDRESS(ROW([.A394]) + 1;1)) &gt; 0;&quot;,&quot;;&quot;;&quot;))" office:value-type="string" office:string-value="(391,'160-199','STAFF. M 160-199','160-199',15,'xC','MASTER',160,199,1,0,0,CURDATE(),CURDATE())," calcext:value-type="string">
            <text:p>(391,'160-199','STAFF. M 160-199','160-199',15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5])-3" office:value-type="float" office:value="392" calcext:value-type="float">
            <text:p>392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5]&amp;&quot;,'&quot;&amp;[.B395]&amp;&quot;','&quot;&amp;[.C395]&amp;&quot;','&quot;&amp;[.D395]&amp;&quot;',&quot;&amp;[.E395]&amp;&quot;,'&quot;&amp;[.F395]&amp;&quot;','&quot;&amp;[.G395]&amp;&quot;',&quot;&amp;[.H395]&amp;&quot;,&quot;&amp;[.I395]&amp;&quot;,&quot;&amp;[.J395]&amp;&quot;,&quot;&amp;[.K395]&amp;&quot;,0,CURDATE(),CURDATE())&quot;&amp;IF(AND([.E395]&lt;&gt;INDIRECT(ADDRESS(ROW([.E395]) + 1;5));INDIRECT(ADDRESS(ROW([.A395]) + 1;1)) &gt; 0); &quot;;&quot;&amp;CHAR(13)&amp;CHAR(10)&amp;CHAR(13)&amp;CHAR(10)&amp;[.M$3];IF(INDIRECT(ADDRESS(ROW([.A395]) + 1;1)) &gt; 0;&quot;,&quot;;&quot;;&quot;))" office:value-type="string" office:string-value="(392,'200-239','STAFF. M 200-239','200-239',15,'xD','MASTER',200,239,1,0,0,CURDATE(),CURDATE())," calcext:value-type="string">
            <text:p>(392,'200-239','STAFF. M 200-239','200-239',15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6])-3" office:value-type="float" office:value="393" calcext:value-type="float">
            <text:p>393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6]&amp;&quot;,'&quot;&amp;[.B396]&amp;&quot;','&quot;&amp;[.C396]&amp;&quot;','&quot;&amp;[.D396]&amp;&quot;',&quot;&amp;[.E396]&amp;&quot;,'&quot;&amp;[.F396]&amp;&quot;','&quot;&amp;[.G396]&amp;&quot;',&quot;&amp;[.H396]&amp;&quot;,&quot;&amp;[.I396]&amp;&quot;,&quot;&amp;[.J396]&amp;&quot;,&quot;&amp;[.K396]&amp;&quot;,0,CURDATE(),CURDATE())&quot;&amp;IF(AND([.E396]&lt;&gt;INDIRECT(ADDRESS(ROW([.E396]) + 1;5));INDIRECT(ADDRESS(ROW([.A396]) + 1;1)) &gt; 0); &quot;;&quot;&amp;CHAR(13)&amp;CHAR(10)&amp;CHAR(13)&amp;CHAR(10)&amp;[.M$3];IF(INDIRECT(ADDRESS(ROW([.A396]) + 1;1)) &gt; 0;&quot;,&quot;;&quot;;&quot;))" office:value-type="string" office:string-value="(393,'240-279','STAFF. M 240-279','240-279',15,'xE','MASTER',240,279,1,0,0,CURDATE(),CURDATE())," calcext:value-type="string">
            <text:p>(393,'240-279','STAFF. M 240-279','240-279',15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7])-3" office:value-type="float" office:value="394" calcext:value-type="float">
            <text:p>394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7]&amp;&quot;,'&quot;&amp;[.B397]&amp;&quot;','&quot;&amp;[.C397]&amp;&quot;','&quot;&amp;[.D397]&amp;&quot;',&quot;&amp;[.E397]&amp;&quot;,'&quot;&amp;[.F397]&amp;&quot;','&quot;&amp;[.G397]&amp;&quot;',&quot;&amp;[.H397]&amp;&quot;,&quot;&amp;[.I397]&amp;&quot;,&quot;&amp;[.J397]&amp;&quot;,&quot;&amp;[.K397]&amp;&quot;,0,CURDATE(),CURDATE())&quot;&amp;IF(AND([.E397]&lt;&gt;INDIRECT(ADDRESS(ROW([.E397]) + 1;5));INDIRECT(ADDRESS(ROW([.A397]) + 1;1)) &gt; 0); &quot;;&quot;&amp;CHAR(13)&amp;CHAR(10)&amp;CHAR(13)&amp;CHAR(10)&amp;[.M$3];IF(INDIRECT(ADDRESS(ROW([.A397]) + 1;1)) &gt; 0;&quot;,&quot;;&quot;;&quot;))" office:value-type="string" office:string-value="(394,'280-319','STAFF. M 280-319','280-319',15,'xF','MASTER',280,319,1,0,0,CURDATE(),CURDATE())," calcext:value-type="string">
            <text:p>(394,'280-319','STAFF. M 280-319','280-319',15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8])-3" office:value-type="float" office:value="395" calcext:value-type="float">
            <text:p>395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8]&amp;&quot;,'&quot;&amp;[.B398]&amp;&quot;','&quot;&amp;[.C398]&amp;&quot;','&quot;&amp;[.D398]&amp;&quot;',&quot;&amp;[.E398]&amp;&quot;,'&quot;&amp;[.F398]&amp;&quot;','&quot;&amp;[.G398]&amp;&quot;',&quot;&amp;[.H398]&amp;&quot;,&quot;&amp;[.I398]&amp;&quot;,&quot;&amp;[.J398]&amp;&quot;,&quot;&amp;[.K398]&amp;&quot;,0,CURDATE(),CURDATE())&quot;&amp;IF(AND([.E398]&lt;&gt;INDIRECT(ADDRESS(ROW([.E398]) + 1;5));INDIRECT(ADDRESS(ROW([.A398]) + 1;1)) &gt; 0); &quot;;&quot;&amp;CHAR(13)&amp;CHAR(10)&amp;CHAR(13)&amp;CHAR(10)&amp;[.M$3];IF(INDIRECT(ADDRESS(ROW([.A398]) + 1;1)) &gt; 0;&quot;,&quot;;&quot;;&quot;))" office:value-type="string" office:string-value="(395,'320-359','STAFF. M 320-359','320-359',15,'xG','MASTER',320,359,1,0,0,CURDATE(),CURDATE())," calcext:value-type="string">
            <text:p>(395,'320-359','STAFF. M 320-359','320-359',15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399])-3" office:value-type="float" office:value="396" calcext:value-type="float">
            <text:p>396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399]&amp;&quot;,'&quot;&amp;[.B399]&amp;&quot;','&quot;&amp;[.C399]&amp;&quot;','&quot;&amp;[.D399]&amp;&quot;',&quot;&amp;[.E399]&amp;&quot;,'&quot;&amp;[.F399]&amp;&quot;','&quot;&amp;[.G399]&amp;&quot;',&quot;&amp;[.H399]&amp;&quot;,&quot;&amp;[.I399]&amp;&quot;,&quot;&amp;[.J399]&amp;&quot;,&quot;&amp;[.K399]&amp;&quot;,0,CURDATE(),CURDATE())&quot;&amp;IF(AND([.E399]&lt;&gt;INDIRECT(ADDRESS(ROW([.E399]) + 1;5));INDIRECT(ADDRESS(ROW([.A399]) + 1;1)) &gt; 0); &quot;;&quot;&amp;CHAR(13)&amp;CHAR(10)&amp;CHAR(13)&amp;CHAR(10)&amp;[.M$3];IF(INDIRECT(ADDRESS(ROW([.A399]) + 1;1)) &gt; 0;&quot;,&quot;;&quot;;&quot;))" office:value-type="string" office:string-value="(396,'360-399','STAFF. M 360-399','360-399',15,'xH','MASTER',360,399,1,0,0,CURDATE(),CURDATE())," calcext:value-type="string">
            <text:p>(396,'360-399','STAFF. M 360-399','360-399',15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400])-3" office:value-type="float" office:value="397" calcext:value-type="float">
            <text:p>397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00]&amp;&quot;,'&quot;&amp;[.B400]&amp;&quot;','&quot;&amp;[.C400]&amp;&quot;','&quot;&amp;[.D400]&amp;&quot;',&quot;&amp;[.E400]&amp;&quot;,'&quot;&amp;[.F400]&amp;&quot;','&quot;&amp;[.G400]&amp;&quot;',&quot;&amp;[.H400]&amp;&quot;,&quot;&amp;[.I400]&amp;&quot;,&quot;&amp;[.J400]&amp;&quot;,&quot;&amp;[.K400]&amp;&quot;,0,CURDATE(),CURDATE())&quot;&amp;IF(AND([.E400]&lt;&gt;INDIRECT(ADDRESS(ROW([.E400]) + 1;5));INDIRECT(ADDRESS(ROW([.A400]) + 1;1)) &gt; 0); &quot;;&quot;&amp;CHAR(13)&amp;CHAR(10)&amp;CHAR(13)&amp;CHAR(10)&amp;[.M$3];IF(INDIRECT(ADDRESS(ROW([.A400]) + 1;1)) &gt; 0;&quot;,&quot;;&quot;;&quot;))" office:value-type="string" office:string-value="(397,'000-999','STAFF. ASSOLUTI','ASSOLUTI',15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397,'000-999','STAFF. ASSOLUTI','ASSOLUTI',15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401])-3" office:value-type="float" office:value="398" calcext:value-type="float">
            <text:p>398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1]&amp;&quot;,'&quot;&amp;[.B401]&amp;&quot;','&quot;&amp;[.C401]&amp;&quot;','&quot;&amp;[.D401]&amp;&quot;',&quot;&amp;[.E401]&amp;&quot;,'&quot;&amp;[.F401]&amp;&quot;','&quot;&amp;[.G401]&amp;&quot;',&quot;&amp;[.H401]&amp;&quot;,&quot;&amp;[.I401]&amp;&quot;,&quot;&amp;[.J401]&amp;&quot;,&quot;&amp;[.K401]&amp;&quot;,0,CURDATE(),CURDATE())&quot;&amp;IF(AND([.E401]&lt;&gt;INDIRECT(ADDRESS(ROW([.E401]) + 1;5));INDIRECT(ADDRESS(ROW([.A401]) + 1;1)) &gt; 0); &quot;;&quot;&amp;CHAR(13)&amp;CHAR(10)&amp;CHAR(13)&amp;CHAR(10)&amp;[.M$3];IF(INDIRECT(ADDRESS(ROW([.A401]) + 1;1)) &gt; 0;&quot;,&quot;;&quot;;&quot;))" office:value-type="string" office:string-value="(398,'U25','UNDER 25','U25',83,'A','MASTER',20,24,0,0,0,CURDATE(),CURDATE())," calcext:value-type="string">
            <text:p>(398,'U25','UNDER 25','U25',83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2])-3" office:value-type="float" office:value="399" calcext:value-type="float">
            <text:p>399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2]&amp;&quot;,'&quot;&amp;[.B402]&amp;&quot;','&quot;&amp;[.C402]&amp;&quot;','&quot;&amp;[.D402]&amp;&quot;',&quot;&amp;[.E402]&amp;&quot;,'&quot;&amp;[.F402]&amp;&quot;','&quot;&amp;[.G402]&amp;&quot;',&quot;&amp;[.H402]&amp;&quot;,&quot;&amp;[.I402]&amp;&quot;,&quot;&amp;[.J402]&amp;&quot;,&quot;&amp;[.K402]&amp;&quot;,0,CURDATE(),CURDATE())&quot;&amp;IF(AND([.E402]&lt;&gt;INDIRECT(ADDRESS(ROW([.E402]) + 1;5));INDIRECT(ADDRESS(ROW([.A402]) + 1;1)) &gt; 0); &quot;;&quot;&amp;CHAR(13)&amp;CHAR(10)&amp;CHAR(13)&amp;CHAR(10)&amp;[.M$3];IF(INDIRECT(ADDRESS(ROW([.A402]) + 1;1)) &gt; 0;&quot;,&quot;;&quot;;&quot;))" office:value-type="string" office:string-value="(399,'M25','MASTER 25','M25',83,'B','MASTER',25,29,0,0,0,CURDATE(),CURDATE())," calcext:value-type="string">
            <text:p>(399,'M25','MASTER 25','M25',83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3])-3" office:value-type="float" office:value="400" calcext:value-type="float">
            <text:p>40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3]&amp;&quot;,'&quot;&amp;[.B403]&amp;&quot;','&quot;&amp;[.C403]&amp;&quot;','&quot;&amp;[.D403]&amp;&quot;',&quot;&amp;[.E403]&amp;&quot;,'&quot;&amp;[.F403]&amp;&quot;','&quot;&amp;[.G403]&amp;&quot;',&quot;&amp;[.H403]&amp;&quot;,&quot;&amp;[.I403]&amp;&quot;,&quot;&amp;[.J403]&amp;&quot;,&quot;&amp;[.K403]&amp;&quot;,0,CURDATE(),CURDATE())&quot;&amp;IF(AND([.E403]&lt;&gt;INDIRECT(ADDRESS(ROW([.E403]) + 1;5));INDIRECT(ADDRESS(ROW([.A403]) + 1;1)) &gt; 0); &quot;;&quot;&amp;CHAR(13)&amp;CHAR(10)&amp;CHAR(13)&amp;CHAR(10)&amp;[.M$3];IF(INDIRECT(ADDRESS(ROW([.A403]) + 1;1)) &gt; 0;&quot;,&quot;;&quot;;&quot;))" office:value-type="string" office:string-value="(400,'M30','MASTER 30','M30',83,'C','MASTER',30,34,0,0,0,CURDATE(),CURDATE())," calcext:value-type="string">
            <text:p>(400,'M30','MASTER 30','M30',83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4])-3" office:value-type="float" office:value="401" calcext:value-type="float">
            <text:p>401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4]&amp;&quot;,'&quot;&amp;[.B404]&amp;&quot;','&quot;&amp;[.C404]&amp;&quot;','&quot;&amp;[.D404]&amp;&quot;',&quot;&amp;[.E404]&amp;&quot;,'&quot;&amp;[.F404]&amp;&quot;','&quot;&amp;[.G404]&amp;&quot;',&quot;&amp;[.H404]&amp;&quot;,&quot;&amp;[.I404]&amp;&quot;,&quot;&amp;[.J404]&amp;&quot;,&quot;&amp;[.K404]&amp;&quot;,0,CURDATE(),CURDATE())&quot;&amp;IF(AND([.E404]&lt;&gt;INDIRECT(ADDRESS(ROW([.E404]) + 1;5));INDIRECT(ADDRESS(ROW([.A404]) + 1;1)) &gt; 0); &quot;;&quot;&amp;CHAR(13)&amp;CHAR(10)&amp;CHAR(13)&amp;CHAR(10)&amp;[.M$3];IF(INDIRECT(ADDRESS(ROW([.A404]) + 1;1)) &gt; 0;&quot;,&quot;;&quot;;&quot;))" office:value-type="string" office:string-value="(401,'M35','MASTER 35','M35',83,'D','MASTER',35,39,0,0,0,CURDATE(),CURDATE())," calcext:value-type="string">
            <text:p>(401,'M35','MASTER 35','M35',83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5])-3" office:value-type="float" office:value="402" calcext:value-type="float">
            <text:p>402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5]&amp;&quot;,'&quot;&amp;[.B405]&amp;&quot;','&quot;&amp;[.C405]&amp;&quot;','&quot;&amp;[.D405]&amp;&quot;',&quot;&amp;[.E405]&amp;&quot;,'&quot;&amp;[.F405]&amp;&quot;','&quot;&amp;[.G405]&amp;&quot;',&quot;&amp;[.H405]&amp;&quot;,&quot;&amp;[.I405]&amp;&quot;,&quot;&amp;[.J405]&amp;&quot;,&quot;&amp;[.K405]&amp;&quot;,0,CURDATE(),CURDATE())&quot;&amp;IF(AND([.E405]&lt;&gt;INDIRECT(ADDRESS(ROW([.E405]) + 1;5));INDIRECT(ADDRESS(ROW([.A405]) + 1;1)) &gt; 0); &quot;;&quot;&amp;CHAR(13)&amp;CHAR(10)&amp;CHAR(13)&amp;CHAR(10)&amp;[.M$3];IF(INDIRECT(ADDRESS(ROW([.A405]) + 1;1)) &gt; 0;&quot;,&quot;;&quot;;&quot;))" office:value-type="string" office:string-value="(402,'M40','MASTER 40','M40',83,'E','MASTER',40,44,0,0,0,CURDATE(),CURDATE())," calcext:value-type="string">
            <text:p>(402,'M40','MASTER 40','M40',83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6])-3" office:value-type="float" office:value="403" calcext:value-type="float">
            <text:p>403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6]&amp;&quot;,'&quot;&amp;[.B406]&amp;&quot;','&quot;&amp;[.C406]&amp;&quot;','&quot;&amp;[.D406]&amp;&quot;',&quot;&amp;[.E406]&amp;&quot;,'&quot;&amp;[.F406]&amp;&quot;','&quot;&amp;[.G406]&amp;&quot;',&quot;&amp;[.H406]&amp;&quot;,&quot;&amp;[.I406]&amp;&quot;,&quot;&amp;[.J406]&amp;&quot;,&quot;&amp;[.K406]&amp;&quot;,0,CURDATE(),CURDATE())&quot;&amp;IF(AND([.E406]&lt;&gt;INDIRECT(ADDRESS(ROW([.E406]) + 1;5));INDIRECT(ADDRESS(ROW([.A406]) + 1;1)) &gt; 0); &quot;;&quot;&amp;CHAR(13)&amp;CHAR(10)&amp;CHAR(13)&amp;CHAR(10)&amp;[.M$3];IF(INDIRECT(ADDRESS(ROW([.A406]) + 1;1)) &gt; 0;&quot;,&quot;;&quot;;&quot;))" office:value-type="string" office:string-value="(403,'M45','MASTER 45','M45',83,'F','MASTER',45,49,0,0,0,CURDATE(),CURDATE())," calcext:value-type="string">
            <text:p>(403,'M45','MASTER 45','M45',83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7])-3" office:value-type="float" office:value="404" calcext:value-type="float">
            <text:p>404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7]&amp;&quot;,'&quot;&amp;[.B407]&amp;&quot;','&quot;&amp;[.C407]&amp;&quot;','&quot;&amp;[.D407]&amp;&quot;',&quot;&amp;[.E407]&amp;&quot;,'&quot;&amp;[.F407]&amp;&quot;','&quot;&amp;[.G407]&amp;&quot;',&quot;&amp;[.H407]&amp;&quot;,&quot;&amp;[.I407]&amp;&quot;,&quot;&amp;[.J407]&amp;&quot;,&quot;&amp;[.K407]&amp;&quot;,0,CURDATE(),CURDATE())&quot;&amp;IF(AND([.E407]&lt;&gt;INDIRECT(ADDRESS(ROW([.E407]) + 1;5));INDIRECT(ADDRESS(ROW([.A407]) + 1;1)) &gt; 0); &quot;;&quot;&amp;CHAR(13)&amp;CHAR(10)&amp;CHAR(13)&amp;CHAR(10)&amp;[.M$3];IF(INDIRECT(ADDRESS(ROW([.A407]) + 1;1)) &gt; 0;&quot;,&quot;;&quot;;&quot;))" office:value-type="string" office:string-value="(404,'M50','MASTER 50','M50',83,'G','MASTER',50,54,0,0,0,CURDATE(),CURDATE())," calcext:value-type="string">
            <text:p>(404,'M50','MASTER 50','M50',83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8])-3" office:value-type="float" office:value="405" calcext:value-type="float">
            <text:p>40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8]&amp;&quot;,'&quot;&amp;[.B408]&amp;&quot;','&quot;&amp;[.C408]&amp;&quot;','&quot;&amp;[.D408]&amp;&quot;',&quot;&amp;[.E408]&amp;&quot;,'&quot;&amp;[.F408]&amp;&quot;','&quot;&amp;[.G408]&amp;&quot;',&quot;&amp;[.H408]&amp;&quot;,&quot;&amp;[.I408]&amp;&quot;,&quot;&amp;[.J408]&amp;&quot;,&quot;&amp;[.K408]&amp;&quot;,0,CURDATE(),CURDATE())&quot;&amp;IF(AND([.E408]&lt;&gt;INDIRECT(ADDRESS(ROW([.E408]) + 1;5));INDIRECT(ADDRESS(ROW([.A408]) + 1;1)) &gt; 0); &quot;;&quot;&amp;CHAR(13)&amp;CHAR(10)&amp;CHAR(13)&amp;CHAR(10)&amp;[.M$3];IF(INDIRECT(ADDRESS(ROW([.A408]) + 1;1)) &gt; 0;&quot;,&quot;;&quot;;&quot;))" office:value-type="string" office:string-value="(405,'M55','MASTER 55','M55',83,'H','MASTER',55,59,0,0,0,CURDATE(),CURDATE())," calcext:value-type="string">
            <text:p>(405,'M55','MASTER 55','M55',83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09])-3" office:value-type="float" office:value="406" calcext:value-type="float">
            <text:p>406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09]&amp;&quot;,'&quot;&amp;[.B409]&amp;&quot;','&quot;&amp;[.C409]&amp;&quot;','&quot;&amp;[.D409]&amp;&quot;',&quot;&amp;[.E409]&amp;&quot;,'&quot;&amp;[.F409]&amp;&quot;','&quot;&amp;[.G409]&amp;&quot;',&quot;&amp;[.H409]&amp;&quot;,&quot;&amp;[.I409]&amp;&quot;,&quot;&amp;[.J409]&amp;&quot;,&quot;&amp;[.K409]&amp;&quot;,0,CURDATE(),CURDATE())&quot;&amp;IF(AND([.E409]&lt;&gt;INDIRECT(ADDRESS(ROW([.E409]) + 1;5));INDIRECT(ADDRESS(ROW([.A409]) + 1;1)) &gt; 0); &quot;;&quot;&amp;CHAR(13)&amp;CHAR(10)&amp;CHAR(13)&amp;CHAR(10)&amp;[.M$3];IF(INDIRECT(ADDRESS(ROW([.A409]) + 1;1)) &gt; 0;&quot;,&quot;;&quot;;&quot;))" office:value-type="string" office:string-value="(406,'M60','MASTER 60','M60',83,'I','MASTER',60,64,0,0,0,CURDATE(),CURDATE())," calcext:value-type="string">
            <text:p>(406,'M60','MASTER 60','M60',83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0])-3" office:value-type="float" office:value="407" calcext:value-type="float">
            <text:p>407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0]&amp;&quot;,'&quot;&amp;[.B410]&amp;&quot;','&quot;&amp;[.C410]&amp;&quot;','&quot;&amp;[.D410]&amp;&quot;',&quot;&amp;[.E410]&amp;&quot;,'&quot;&amp;[.F410]&amp;&quot;','&quot;&amp;[.G410]&amp;&quot;',&quot;&amp;[.H410]&amp;&quot;,&quot;&amp;[.I410]&amp;&quot;,&quot;&amp;[.J410]&amp;&quot;,&quot;&amp;[.K410]&amp;&quot;,0,CURDATE(),CURDATE())&quot;&amp;IF(AND([.E410]&lt;&gt;INDIRECT(ADDRESS(ROW([.E410]) + 1;5));INDIRECT(ADDRESS(ROW([.A410]) + 1;1)) &gt; 0); &quot;;&quot;&amp;CHAR(13)&amp;CHAR(10)&amp;CHAR(13)&amp;CHAR(10)&amp;[.M$3];IF(INDIRECT(ADDRESS(ROW([.A410]) + 1;1)) &gt; 0;&quot;,&quot;;&quot;;&quot;))" office:value-type="string" office:string-value="(407,'M65','MASTER 65','M65',83,'J','MASTER',65,69,0,0,0,CURDATE(),CURDATE())," calcext:value-type="string">
            <text:p>(407,'M65','MASTER 65','M65',83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1])-3" office:value-type="float" office:value="408" calcext:value-type="float">
            <text:p>408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1]&amp;&quot;,'&quot;&amp;[.B411]&amp;&quot;','&quot;&amp;[.C411]&amp;&quot;','&quot;&amp;[.D411]&amp;&quot;',&quot;&amp;[.E411]&amp;&quot;,'&quot;&amp;[.F411]&amp;&quot;','&quot;&amp;[.G411]&amp;&quot;',&quot;&amp;[.H411]&amp;&quot;,&quot;&amp;[.I411]&amp;&quot;,&quot;&amp;[.J411]&amp;&quot;,&quot;&amp;[.K411]&amp;&quot;,0,CURDATE(),CURDATE())&quot;&amp;IF(AND([.E411]&lt;&gt;INDIRECT(ADDRESS(ROW([.E411]) + 1;5));INDIRECT(ADDRESS(ROW([.A411]) + 1;1)) &gt; 0); &quot;;&quot;&amp;CHAR(13)&amp;CHAR(10)&amp;CHAR(13)&amp;CHAR(10)&amp;[.M$3];IF(INDIRECT(ADDRESS(ROW([.A411]) + 1;1)) &gt; 0;&quot;,&quot;;&quot;;&quot;))" office:value-type="string" office:string-value="(408,'M70','MASTER 70','M70',83,'K','MASTER',70,74,0,0,0,CURDATE(),CURDATE())," calcext:value-type="string">
            <text:p>(408,'M70','MASTER 70','M70',83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2])-3" office:value-type="float" office:value="409" calcext:value-type="float">
            <text:p>409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2]&amp;&quot;,'&quot;&amp;[.B412]&amp;&quot;','&quot;&amp;[.C412]&amp;&quot;','&quot;&amp;[.D412]&amp;&quot;',&quot;&amp;[.E412]&amp;&quot;,'&quot;&amp;[.F412]&amp;&quot;','&quot;&amp;[.G412]&amp;&quot;',&quot;&amp;[.H412]&amp;&quot;,&quot;&amp;[.I412]&amp;&quot;,&quot;&amp;[.J412]&amp;&quot;,&quot;&amp;[.K412]&amp;&quot;,0,CURDATE(),CURDATE())&quot;&amp;IF(AND([.E412]&lt;&gt;INDIRECT(ADDRESS(ROW([.E412]) + 1;5));INDIRECT(ADDRESS(ROW([.A412]) + 1;1)) &gt; 0); &quot;;&quot;&amp;CHAR(13)&amp;CHAR(10)&amp;CHAR(13)&amp;CHAR(10)&amp;[.M$3];IF(INDIRECT(ADDRESS(ROW([.A412]) + 1;1)) &gt; 0;&quot;,&quot;;&quot;;&quot;))" office:value-type="string" office:string-value="(409,'M75','MASTER 75','M75',83,'L','MASTER',75,79,0,0,0,CURDATE(),CURDATE())," calcext:value-type="string">
            <text:p>(409,'M75','MASTER 75','M75',83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3])-3" office:value-type="float" office:value="410" calcext:value-type="float">
            <text:p>41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3]&amp;&quot;,'&quot;&amp;[.B413]&amp;&quot;','&quot;&amp;[.C413]&amp;&quot;','&quot;&amp;[.D413]&amp;&quot;',&quot;&amp;[.E413]&amp;&quot;,'&quot;&amp;[.F413]&amp;&quot;','&quot;&amp;[.G413]&amp;&quot;',&quot;&amp;[.H413]&amp;&quot;,&quot;&amp;[.I413]&amp;&quot;,&quot;&amp;[.J413]&amp;&quot;,&quot;&amp;[.K413]&amp;&quot;,0,CURDATE(),CURDATE())&quot;&amp;IF(AND([.E413]&lt;&gt;INDIRECT(ADDRESS(ROW([.E413]) + 1;5));INDIRECT(ADDRESS(ROW([.A413]) + 1;1)) &gt; 0); &quot;;&quot;&amp;CHAR(13)&amp;CHAR(10)&amp;CHAR(13)&amp;CHAR(10)&amp;[.M$3];IF(INDIRECT(ADDRESS(ROW([.A413]) + 1;1)) &gt; 0;&quot;,&quot;;&quot;;&quot;))" office:value-type="string" office:string-value="(410,'M80','MASTER 80','M80',83,'M','MASTER',80,84,0,0,0,CURDATE(),CURDATE())," calcext:value-type="string">
            <text:p>(410,'M80','MASTER 80','M80',83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4])-3" office:value-type="float" office:value="411" calcext:value-type="float">
            <text:p>411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4]&amp;&quot;,'&quot;&amp;[.B414]&amp;&quot;','&quot;&amp;[.C414]&amp;&quot;','&quot;&amp;[.D414]&amp;&quot;',&quot;&amp;[.E414]&amp;&quot;,'&quot;&amp;[.F414]&amp;&quot;','&quot;&amp;[.G414]&amp;&quot;',&quot;&amp;[.H414]&amp;&quot;,&quot;&amp;[.I414]&amp;&quot;,&quot;&amp;[.J414]&amp;&quot;,&quot;&amp;[.K414]&amp;&quot;,0,CURDATE(),CURDATE())&quot;&amp;IF(AND([.E414]&lt;&gt;INDIRECT(ADDRESS(ROW([.E414]) + 1;5));INDIRECT(ADDRESS(ROW([.A414]) + 1;1)) &gt; 0); &quot;;&quot;&amp;CHAR(13)&amp;CHAR(10)&amp;CHAR(13)&amp;CHAR(10)&amp;[.M$3];IF(INDIRECT(ADDRESS(ROW([.A414]) + 1;1)) &gt; 0;&quot;,&quot;;&quot;;&quot;))" office:value-type="string" office:string-value="(411,'M85','MASTER 85','M85',83,'N','MASTER',85,89,0,0,0,CURDATE(),CURDATE())," calcext:value-type="string">
            <text:p>(411,'M85','MASTER 85','M85',83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5])-3" office:value-type="float" office:value="412" calcext:value-type="float">
            <text:p>412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5]&amp;&quot;,'&quot;&amp;[.B415]&amp;&quot;','&quot;&amp;[.C415]&amp;&quot;','&quot;&amp;[.D415]&amp;&quot;',&quot;&amp;[.E415]&amp;&quot;,'&quot;&amp;[.F415]&amp;&quot;','&quot;&amp;[.G415]&amp;&quot;',&quot;&amp;[.H415]&amp;&quot;,&quot;&amp;[.I415]&amp;&quot;,&quot;&amp;[.J415]&amp;&quot;,&quot;&amp;[.K415]&amp;&quot;,0,CURDATE(),CURDATE())&quot;&amp;IF(AND([.E415]&lt;&gt;INDIRECT(ADDRESS(ROW([.E415]) + 1;5));INDIRECT(ADDRESS(ROW([.A415]) + 1;1)) &gt; 0); &quot;;&quot;&amp;CHAR(13)&amp;CHAR(10)&amp;CHAR(13)&amp;CHAR(10)&amp;[.M$3];IF(INDIRECT(ADDRESS(ROW([.A415]) + 1;1)) &gt; 0;&quot;,&quot;;&quot;;&quot;))" office:value-type="string" office:string-value="(412,'M90','MASTER 90','M90',83,'O','MASTER',90,94,0,0,0,CURDATE(),CURDATE())," calcext:value-type="string">
            <text:p>(412,'M90','MASTER 90','M90',83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6])-3" office:value-type="float" office:value="413" calcext:value-type="float">
            <text:p>413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6]&amp;&quot;,'&quot;&amp;[.B416]&amp;&quot;','&quot;&amp;[.C416]&amp;&quot;','&quot;&amp;[.D416]&amp;&quot;',&quot;&amp;[.E416]&amp;&quot;,'&quot;&amp;[.F416]&amp;&quot;','&quot;&amp;[.G416]&amp;&quot;',&quot;&amp;[.H416]&amp;&quot;,&quot;&amp;[.I416]&amp;&quot;,&quot;&amp;[.J416]&amp;&quot;,&quot;&amp;[.K416]&amp;&quot;,0,CURDATE(),CURDATE())&quot;&amp;IF(AND([.E416]&lt;&gt;INDIRECT(ADDRESS(ROW([.E416]) + 1;5));INDIRECT(ADDRESS(ROW([.A416]) + 1;1)) &gt; 0); &quot;;&quot;&amp;CHAR(13)&amp;CHAR(10)&amp;CHAR(13)&amp;CHAR(10)&amp;[.M$3];IF(INDIRECT(ADDRESS(ROW([.A416]) + 1;1)) &gt; 0;&quot;,&quot;;&quot;;&quot;))" office:value-type="string" office:string-value="(413,'M95','MASTER 95','M95',83,'P','MASTER',95,99,0,0,0,CURDATE(),CURDATE())," calcext:value-type="string">
            <text:p>(413,'M95','MASTER 95','M95',83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7])-3" office:value-type="float" office:value="414" calcext:value-type="float">
            <text:p>414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17]&amp;&quot;,'&quot;&amp;[.B417]&amp;&quot;','&quot;&amp;[.C417]&amp;&quot;','&quot;&amp;[.D417]&amp;&quot;',&quot;&amp;[.E417]&amp;&quot;,'&quot;&amp;[.F417]&amp;&quot;','&quot;&amp;[.G417]&amp;&quot;',&quot;&amp;[.H417]&amp;&quot;,&quot;&amp;[.I417]&amp;&quot;,&quot;&amp;[.J417]&amp;&quot;,&quot;&amp;[.K417]&amp;&quot;,0,CURDATE(),CURDATE())&quot;&amp;IF(AND([.E417]&lt;&gt;INDIRECT(ADDRESS(ROW([.E417]) + 1;5));INDIRECT(ADDRESS(ROW([.A417]) + 1;1)) &gt; 0); &quot;;&quot;&amp;CHAR(13)&amp;CHAR(10)&amp;CHAR(13)&amp;CHAR(10)&amp;[.M$3];IF(INDIRECT(ADDRESS(ROW([.A417]) + 1;1)) &gt; 0;&quot;,&quot;;&quot;;&quot;))" office:value-type="string" office:string-value="(414,'MA0','MASTER 100','MA0',83,'Q','MASTER',100,999,0,0,0,CURDATE(),CURDATE())," calcext:value-type="string">
            <text:p>(414,'MA0','MASTER 100','MA0',83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8])-3" office:value-type="float" office:value="415" calcext:value-type="float">
            <text:p>415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18]&amp;&quot;,'&quot;&amp;[.B418]&amp;&quot;','&quot;&amp;[.C418]&amp;&quot;','&quot;&amp;[.D418]&amp;&quot;',&quot;&amp;[.E418]&amp;&quot;,'&quot;&amp;[.F418]&amp;&quot;','&quot;&amp;[.G418]&amp;&quot;',&quot;&amp;[.H418]&amp;&quot;,&quot;&amp;[.I418]&amp;&quot;,&quot;&amp;[.J418]&amp;&quot;,&quot;&amp;[.K418]&amp;&quot;,0,CURDATE(),CURDATE())&quot;&amp;IF(AND([.E418]&lt;&gt;INDIRECT(ADDRESS(ROW([.E418]) + 1;5));INDIRECT(ADDRESS(ROW([.A418]) + 1;1)) &gt; 0); &quot;;&quot;&amp;CHAR(13)&amp;CHAR(10)&amp;CHAR(13)&amp;CHAR(10)&amp;[.M$3];IF(INDIRECT(ADDRESS(ROW([.A418]) + 1;1)) &gt; 0;&quot;,&quot;;&quot;;&quot;))" office:value-type="string" office:string-value="(415,'100-119','STAFF. M FINO A 119','100-119',83,'xA','MASTER',100,119,1,0,0,CURDATE(),CURDATE())," calcext:value-type="string">
            <text:p>(415,'100-119','STAFF. M FINO A 119','100-119',83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19])-3" office:value-type="float" office:value="416" calcext:value-type="float">
            <text:p>416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19]&amp;&quot;,'&quot;&amp;[.B419]&amp;&quot;','&quot;&amp;[.C419]&amp;&quot;','&quot;&amp;[.D419]&amp;&quot;',&quot;&amp;[.E419]&amp;&quot;,'&quot;&amp;[.F419]&amp;&quot;','&quot;&amp;[.G419]&amp;&quot;',&quot;&amp;[.H419]&amp;&quot;,&quot;&amp;[.I419]&amp;&quot;,&quot;&amp;[.J419]&amp;&quot;,&quot;&amp;[.K419]&amp;&quot;,0,CURDATE(),CURDATE())&quot;&amp;IF(AND([.E419]&lt;&gt;INDIRECT(ADDRESS(ROW([.E419]) + 1;5));INDIRECT(ADDRESS(ROW([.A419]) + 1;1)) &gt; 0); &quot;;&quot;&amp;CHAR(13)&amp;CHAR(10)&amp;CHAR(13)&amp;CHAR(10)&amp;[.M$3];IF(INDIRECT(ADDRESS(ROW([.A419]) + 1;1)) &gt; 0;&quot;,&quot;;&quot;;&quot;))" office:value-type="string" office:string-value="(416,'120-159','STAFF. M 120-159','120-159',83,'xB','MASTER',120,159,1,0,0,CURDATE(),CURDATE())," calcext:value-type="string">
            <text:p>(416,'120-159','STAFF. M 120-159','120-159',83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0])-3" office:value-type="float" office:value="417" calcext:value-type="float">
            <text:p>417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0]&amp;&quot;,'&quot;&amp;[.B420]&amp;&quot;','&quot;&amp;[.C420]&amp;&quot;','&quot;&amp;[.D420]&amp;&quot;',&quot;&amp;[.E420]&amp;&quot;,'&quot;&amp;[.F420]&amp;&quot;','&quot;&amp;[.G420]&amp;&quot;',&quot;&amp;[.H420]&amp;&quot;,&quot;&amp;[.I420]&amp;&quot;,&quot;&amp;[.J420]&amp;&quot;,&quot;&amp;[.K420]&amp;&quot;,0,CURDATE(),CURDATE())&quot;&amp;IF(AND([.E420]&lt;&gt;INDIRECT(ADDRESS(ROW([.E420]) + 1;5));INDIRECT(ADDRESS(ROW([.A420]) + 1;1)) &gt; 0); &quot;;&quot;&amp;CHAR(13)&amp;CHAR(10)&amp;CHAR(13)&amp;CHAR(10)&amp;[.M$3];IF(INDIRECT(ADDRESS(ROW([.A420]) + 1;1)) &gt; 0;&quot;,&quot;;&quot;;&quot;))" office:value-type="string" office:string-value="(417,'160-199','STAFF. M 160-199','160-199',83,'xC','MASTER',160,199,1,0,0,CURDATE(),CURDATE())," calcext:value-type="string">
            <text:p>(417,'160-199','STAFF. M 160-199','160-199',83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1])-3" office:value-type="float" office:value="418" calcext:value-type="float">
            <text:p>418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1]&amp;&quot;,'&quot;&amp;[.B421]&amp;&quot;','&quot;&amp;[.C421]&amp;&quot;','&quot;&amp;[.D421]&amp;&quot;',&quot;&amp;[.E421]&amp;&quot;,'&quot;&amp;[.F421]&amp;&quot;','&quot;&amp;[.G421]&amp;&quot;',&quot;&amp;[.H421]&amp;&quot;,&quot;&amp;[.I421]&amp;&quot;,&quot;&amp;[.J421]&amp;&quot;,&quot;&amp;[.K421]&amp;&quot;,0,CURDATE(),CURDATE())&quot;&amp;IF(AND([.E421]&lt;&gt;INDIRECT(ADDRESS(ROW([.E421]) + 1;5));INDIRECT(ADDRESS(ROW([.A421]) + 1;1)) &gt; 0); &quot;;&quot;&amp;CHAR(13)&amp;CHAR(10)&amp;CHAR(13)&amp;CHAR(10)&amp;[.M$3];IF(INDIRECT(ADDRESS(ROW([.A421]) + 1;1)) &gt; 0;&quot;,&quot;;&quot;;&quot;))" office:value-type="string" office:string-value="(418,'200-239','STAFF. M 200-239','200-239',83,'xD','MASTER',200,239,1,0,0,CURDATE(),CURDATE())," calcext:value-type="string">
            <text:p>(418,'200-239','STAFF. M 200-239','200-239',83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2])-3" office:value-type="float" office:value="419" calcext:value-type="float">
            <text:p>41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2]&amp;&quot;,'&quot;&amp;[.B422]&amp;&quot;','&quot;&amp;[.C422]&amp;&quot;','&quot;&amp;[.D422]&amp;&quot;',&quot;&amp;[.E422]&amp;&quot;,'&quot;&amp;[.F422]&amp;&quot;','&quot;&amp;[.G422]&amp;&quot;',&quot;&amp;[.H422]&amp;&quot;,&quot;&amp;[.I422]&amp;&quot;,&quot;&amp;[.J422]&amp;&quot;,&quot;&amp;[.K422]&amp;&quot;,0,CURDATE(),CURDATE())&quot;&amp;IF(AND([.E422]&lt;&gt;INDIRECT(ADDRESS(ROW([.E422]) + 1;5));INDIRECT(ADDRESS(ROW([.A422]) + 1;1)) &gt; 0); &quot;;&quot;&amp;CHAR(13)&amp;CHAR(10)&amp;CHAR(13)&amp;CHAR(10)&amp;[.M$3];IF(INDIRECT(ADDRESS(ROW([.A422]) + 1;1)) &gt; 0;&quot;,&quot;;&quot;;&quot;))" office:value-type="string" office:string-value="(419,'240-279','STAFF. M 240-279','240-279',83,'xE','MASTER',240,279,1,0,0,CURDATE(),CURDATE())," calcext:value-type="string">
            <text:p>(419,'240-279','STAFF. M 240-279','240-279',83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3])-3" office:value-type="float" office:value="420" calcext:value-type="float">
            <text:p>420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3]&amp;&quot;,'&quot;&amp;[.B423]&amp;&quot;','&quot;&amp;[.C423]&amp;&quot;','&quot;&amp;[.D423]&amp;&quot;',&quot;&amp;[.E423]&amp;&quot;,'&quot;&amp;[.F423]&amp;&quot;','&quot;&amp;[.G423]&amp;&quot;',&quot;&amp;[.H423]&amp;&quot;,&quot;&amp;[.I423]&amp;&quot;,&quot;&amp;[.J423]&amp;&quot;,&quot;&amp;[.K423]&amp;&quot;,0,CURDATE(),CURDATE())&quot;&amp;IF(AND([.E423]&lt;&gt;INDIRECT(ADDRESS(ROW([.E423]) + 1;5));INDIRECT(ADDRESS(ROW([.A423]) + 1;1)) &gt; 0); &quot;;&quot;&amp;CHAR(13)&amp;CHAR(10)&amp;CHAR(13)&amp;CHAR(10)&amp;[.M$3];IF(INDIRECT(ADDRESS(ROW([.A423]) + 1;1)) &gt; 0;&quot;,&quot;;&quot;;&quot;))" office:value-type="string" office:string-value="(420,'280-319','STAFF. M 280-319','280-319',83,'xF','MASTER',280,319,1,0,0,CURDATE(),CURDATE())," calcext:value-type="string">
            <text:p>(420,'280-319','STAFF. M 280-319','280-319',83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4])-3" office:value-type="float" office:value="421" calcext:value-type="float">
            <text:p>421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4]&amp;&quot;,'&quot;&amp;[.B424]&amp;&quot;','&quot;&amp;[.C424]&amp;&quot;','&quot;&amp;[.D424]&amp;&quot;',&quot;&amp;[.E424]&amp;&quot;,'&quot;&amp;[.F424]&amp;&quot;','&quot;&amp;[.G424]&amp;&quot;',&quot;&amp;[.H424]&amp;&quot;,&quot;&amp;[.I424]&amp;&quot;,&quot;&amp;[.J424]&amp;&quot;,&quot;&amp;[.K424]&amp;&quot;,0,CURDATE(),CURDATE())&quot;&amp;IF(AND([.E424]&lt;&gt;INDIRECT(ADDRESS(ROW([.E424]) + 1;5));INDIRECT(ADDRESS(ROW([.A424]) + 1;1)) &gt; 0); &quot;;&quot;&amp;CHAR(13)&amp;CHAR(10)&amp;CHAR(13)&amp;CHAR(10)&amp;[.M$3];IF(INDIRECT(ADDRESS(ROW([.A424]) + 1;1)) &gt; 0;&quot;,&quot;;&quot;;&quot;))" office:value-type="string" office:string-value="(421,'320-359','STAFF. M 320-359','320-359',83,'xG','MASTER',320,359,1,0,0,CURDATE(),CURDATE())," calcext:value-type="string">
            <text:p>(421,'320-359','STAFF. M 320-359','320-359',83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425])-3" office:value-type="float" office:value="422" calcext:value-type="float">
            <text:p>422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83" calcext:value-type="float">
            <text:p>83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25]&amp;&quot;,'&quot;&amp;[.B425]&amp;&quot;','&quot;&amp;[.C425]&amp;&quot;','&quot;&amp;[.D425]&amp;&quot;',&quot;&amp;[.E425]&amp;&quot;,'&quot;&amp;[.F425]&amp;&quot;','&quot;&amp;[.G425]&amp;&quot;',&quot;&amp;[.H425]&amp;&quot;,&quot;&amp;[.I425]&amp;&quot;,&quot;&amp;[.J425]&amp;&quot;,&quot;&amp;[.K425]&amp;&quot;,0,CURDATE(),CURDATE())&quot;&amp;IF(AND([.E425]&lt;&gt;INDIRECT(ADDRESS(ROW([.E425]) + 1;5));INDIRECT(ADDRESS(ROW([.A425]) + 1;1)) &gt; 0); &quot;;&quot;&amp;CHAR(13)&amp;CHAR(10)&amp;CHAR(13)&amp;CHAR(10)&amp;[.M$3];IF(INDIRECT(ADDRESS(ROW([.A425]) + 1;1)) &gt; 0;&quot;,&quot;;&quot;;&quot;))" office:value-type="string" office:string-value="(422,'360-399','STAFF. M 360-399','360-399',8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22,'360-399','STAFF. M 360-399','360-399',8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426])-3" office:value-type="float" office:value="423" calcext:value-type="float">
            <text:p>423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426]&amp;&quot;,'&quot;&amp;[.B426]&amp;&quot;','&quot;&amp;[.C426]&amp;&quot;','&quot;&amp;[.D426]&amp;&quot;',&quot;&amp;[.E426]&amp;&quot;,'&quot;&amp;[.F426]&amp;&quot;','&quot;&amp;[.G426]&amp;&quot;',&quot;&amp;[.H426]&amp;&quot;,&quot;&amp;[.I426]&amp;&quot;,&quot;&amp;[.J426]&amp;&quot;,&quot;&amp;[.K426]&amp;&quot;,0,CURDATE(),CURDATE())&quot;&amp;IF(AND([.E426]&lt;&gt;INDIRECT(ADDRESS(ROW([.E426]) + 1;5));INDIRECT(ADDRESS(ROW([.A426]) + 1;1)) &gt; 0); &quot;;&quot;&amp;CHAR(13)&amp;CHAR(10)&amp;CHAR(13)&amp;CHAR(10)&amp;[.M$3];IF(INDIRECT(ADDRESS(ROW([.A426]) + 1;1)) &gt; 0;&quot;,&quot;;&quot;;&quot;))" office:value-type="string" office:string-value="(423,'PROP','PROPAGANDA','PROP',91,'P','MASTER',1,15,0,1,0,CURDATE(),CURDATE())," calcext:value-type="string">
            <text:p>(423,'PROP','PROPAGANDA','PROP',91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7])-3" office:value-type="float" office:value="424" calcext:value-type="float">
            <text:p>424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27]&amp;&quot;,'&quot;&amp;[.B427]&amp;&quot;','&quot;&amp;[.C427]&amp;&quot;','&quot;&amp;[.D427]&amp;&quot;',&quot;&amp;[.E427]&amp;&quot;,'&quot;&amp;[.F427]&amp;&quot;','&quot;&amp;[.G427]&amp;&quot;',&quot;&amp;[.H427]&amp;&quot;,&quot;&amp;[.I427]&amp;&quot;,&quot;&amp;[.J427]&amp;&quot;,&quot;&amp;[.K427]&amp;&quot;,0,CURDATE(),CURDATE())&quot;&amp;IF(AND([.E427]&lt;&gt;INDIRECT(ADDRESS(ROW([.E427]) + 1;5));INDIRECT(ADDRESS(ROW([.A427]) + 1;1)) &gt; 0); &quot;;&quot;&amp;CHAR(13)&amp;CHAR(10)&amp;CHAR(13)&amp;CHAR(10)&amp;[.M$3];IF(INDIRECT(ADDRESS(ROW([.A427]) + 1;1)) &gt; 0;&quot;,&quot;;&quot;;&quot;))" office:value-type="string" office:string-value="(424,'SEN','SENIORES','SEN',91,'1','MASTER',16,19,0,0,0,CURDATE(),CURDATE())," calcext:value-type="string">
            <text:p>(424,'SEN','SENIORES','SEN',91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8])-3" office:value-type="float" office:value="425" calcext:value-type="float">
            <text:p>425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28]&amp;&quot;,'&quot;&amp;[.B428]&amp;&quot;','&quot;&amp;[.C428]&amp;&quot;','&quot;&amp;[.D428]&amp;&quot;',&quot;&amp;[.E428]&amp;&quot;,'&quot;&amp;[.F428]&amp;&quot;','&quot;&amp;[.G428]&amp;&quot;',&quot;&amp;[.H428]&amp;&quot;,&quot;&amp;[.I428]&amp;&quot;,&quot;&amp;[.J428]&amp;&quot;,&quot;&amp;[.K428]&amp;&quot;,0,CURDATE(),CURDATE())&quot;&amp;IF(AND([.E428]&lt;&gt;INDIRECT(ADDRESS(ROW([.E428]) + 1;5));INDIRECT(ADDRESS(ROW([.A428]) + 1;1)) &gt; 0); &quot;;&quot;&amp;CHAR(13)&amp;CHAR(10)&amp;CHAR(13)&amp;CHAR(10)&amp;[.M$3];IF(INDIRECT(ADDRESS(ROW([.A428]) + 1;1)) &gt; 0;&quot;,&quot;;&quot;;&quot;))" office:value-type="string" office:string-value="(425,'M20','MASTER 20','M20',91,'2','MASTER',20,24,0,0,0,CURDATE(),CURDATE())," calcext:value-type="string">
            <text:p>(425,'M20','MASTER 20','M20',91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29])-3" office:value-type="float" office:value="426" calcext:value-type="float">
            <text:p>426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29]&amp;&quot;,'&quot;&amp;[.B429]&amp;&quot;','&quot;&amp;[.C429]&amp;&quot;','&quot;&amp;[.D429]&amp;&quot;',&quot;&amp;[.E429]&amp;&quot;,'&quot;&amp;[.F429]&amp;&quot;','&quot;&amp;[.G429]&amp;&quot;',&quot;&amp;[.H429]&amp;&quot;,&quot;&amp;[.I429]&amp;&quot;,&quot;&amp;[.J429]&amp;&quot;,&quot;&amp;[.K429]&amp;&quot;,0,CURDATE(),CURDATE())&quot;&amp;IF(AND([.E429]&lt;&gt;INDIRECT(ADDRESS(ROW([.E429]) + 1;5));INDIRECT(ADDRESS(ROW([.A429]) + 1;1)) &gt; 0); &quot;;&quot;&amp;CHAR(13)&amp;CHAR(10)&amp;CHAR(13)&amp;CHAR(10)&amp;[.M$3];IF(INDIRECT(ADDRESS(ROW([.A429]) + 1;1)) &gt; 0;&quot;,&quot;;&quot;;&quot;))" office:value-type="string" office:string-value="(426,'M25','MASTER 25','M25',91,'3','MASTER',25,29,0,0,0,CURDATE(),CURDATE())," calcext:value-type="string">
            <text:p>(426,'M25','MASTER 25','M25',9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0])-3" office:value-type="float" office:value="427" calcext:value-type="float">
            <text:p>427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0]&amp;&quot;,'&quot;&amp;[.B430]&amp;&quot;','&quot;&amp;[.C430]&amp;&quot;','&quot;&amp;[.D430]&amp;&quot;',&quot;&amp;[.E430]&amp;&quot;,'&quot;&amp;[.F430]&amp;&quot;','&quot;&amp;[.G430]&amp;&quot;',&quot;&amp;[.H430]&amp;&quot;,&quot;&amp;[.I430]&amp;&quot;,&quot;&amp;[.J430]&amp;&quot;,&quot;&amp;[.K430]&amp;&quot;,0,CURDATE(),CURDATE())&quot;&amp;IF(AND([.E430]&lt;&gt;INDIRECT(ADDRESS(ROW([.E430]) + 1;5));INDIRECT(ADDRESS(ROW([.A430]) + 1;1)) &gt; 0); &quot;;&quot;&amp;CHAR(13)&amp;CHAR(10)&amp;CHAR(13)&amp;CHAR(10)&amp;[.M$3];IF(INDIRECT(ADDRESS(ROW([.A430]) + 1;1)) &gt; 0;&quot;,&quot;;&quot;;&quot;))" office:value-type="string" office:string-value="(427,'M30','MASTER 30','M30',91,'4','MASTER',30,34,0,0,0,CURDATE(),CURDATE())," calcext:value-type="string">
            <text:p>(427,'M30','MASTER 30','M30',9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1])-3" office:value-type="float" office:value="428" calcext:value-type="float">
            <text:p>428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1]&amp;&quot;,'&quot;&amp;[.B431]&amp;&quot;','&quot;&amp;[.C431]&amp;&quot;','&quot;&amp;[.D431]&amp;&quot;',&quot;&amp;[.E431]&amp;&quot;,'&quot;&amp;[.F431]&amp;&quot;','&quot;&amp;[.G431]&amp;&quot;',&quot;&amp;[.H431]&amp;&quot;,&quot;&amp;[.I431]&amp;&quot;,&quot;&amp;[.J431]&amp;&quot;,&quot;&amp;[.K431]&amp;&quot;,0,CURDATE(),CURDATE())&quot;&amp;IF(AND([.E431]&lt;&gt;INDIRECT(ADDRESS(ROW([.E431]) + 1;5));INDIRECT(ADDRESS(ROW([.A431]) + 1;1)) &gt; 0); &quot;;&quot;&amp;CHAR(13)&amp;CHAR(10)&amp;CHAR(13)&amp;CHAR(10)&amp;[.M$3];IF(INDIRECT(ADDRESS(ROW([.A431]) + 1;1)) &gt; 0;&quot;,&quot;;&quot;;&quot;))" office:value-type="string" office:string-value="(428,'M35','MASTER 35','M35',91,'5','MASTER',35,39,0,0,0,CURDATE(),CURDATE())," calcext:value-type="string">
            <text:p>(428,'M35','MASTER 35','M35',9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2])-3" office:value-type="float" office:value="429" calcext:value-type="float">
            <text:p>429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2]&amp;&quot;,'&quot;&amp;[.B432]&amp;&quot;','&quot;&amp;[.C432]&amp;&quot;','&quot;&amp;[.D432]&amp;&quot;',&quot;&amp;[.E432]&amp;&quot;,'&quot;&amp;[.F432]&amp;&quot;','&quot;&amp;[.G432]&amp;&quot;',&quot;&amp;[.H432]&amp;&quot;,&quot;&amp;[.I432]&amp;&quot;,&quot;&amp;[.J432]&amp;&quot;,&quot;&amp;[.K432]&amp;&quot;,0,CURDATE(),CURDATE())&quot;&amp;IF(AND([.E432]&lt;&gt;INDIRECT(ADDRESS(ROW([.E432]) + 1;5));INDIRECT(ADDRESS(ROW([.A432]) + 1;1)) &gt; 0); &quot;;&quot;&amp;CHAR(13)&amp;CHAR(10)&amp;CHAR(13)&amp;CHAR(10)&amp;[.M$3];IF(INDIRECT(ADDRESS(ROW([.A432]) + 1;1)) &gt; 0;&quot;,&quot;;&quot;;&quot;))" office:value-type="string" office:string-value="(429,'M40','MASTER 40','M40',91,'6','MASTER',40,44,0,0,0,CURDATE(),CURDATE())," calcext:value-type="string">
            <text:p>(429,'M40','MASTER 40','M40',9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3])-3" office:value-type="float" office:value="430" calcext:value-type="float">
            <text:p>430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3]&amp;&quot;,'&quot;&amp;[.B433]&amp;&quot;','&quot;&amp;[.C433]&amp;&quot;','&quot;&amp;[.D433]&amp;&quot;',&quot;&amp;[.E433]&amp;&quot;,'&quot;&amp;[.F433]&amp;&quot;','&quot;&amp;[.G433]&amp;&quot;',&quot;&amp;[.H433]&amp;&quot;,&quot;&amp;[.I433]&amp;&quot;,&quot;&amp;[.J433]&amp;&quot;,&quot;&amp;[.K433]&amp;&quot;,0,CURDATE(),CURDATE())&quot;&amp;IF(AND([.E433]&lt;&gt;INDIRECT(ADDRESS(ROW([.E433]) + 1;5));INDIRECT(ADDRESS(ROW([.A433]) + 1;1)) &gt; 0); &quot;;&quot;&amp;CHAR(13)&amp;CHAR(10)&amp;CHAR(13)&amp;CHAR(10)&amp;[.M$3];IF(INDIRECT(ADDRESS(ROW([.A433]) + 1;1)) &gt; 0;&quot;,&quot;;&quot;;&quot;))" office:value-type="string" office:string-value="(430,'M45','MASTER 45','M45',91,'7','MASTER',45,49,0,0,0,CURDATE(),CURDATE())," calcext:value-type="string">
            <text:p>(430,'M45','MASTER 45','M45',9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4])-3" office:value-type="float" office:value="431" calcext:value-type="float">
            <text:p>431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4]&amp;&quot;,'&quot;&amp;[.B434]&amp;&quot;','&quot;&amp;[.C434]&amp;&quot;','&quot;&amp;[.D434]&amp;&quot;',&quot;&amp;[.E434]&amp;&quot;,'&quot;&amp;[.F434]&amp;&quot;','&quot;&amp;[.G434]&amp;&quot;',&quot;&amp;[.H434]&amp;&quot;,&quot;&amp;[.I434]&amp;&quot;,&quot;&amp;[.J434]&amp;&quot;,&quot;&amp;[.K434]&amp;&quot;,0,CURDATE(),CURDATE())&quot;&amp;IF(AND([.E434]&lt;&gt;INDIRECT(ADDRESS(ROW([.E434]) + 1;5));INDIRECT(ADDRESS(ROW([.A434]) + 1;1)) &gt; 0); &quot;;&quot;&amp;CHAR(13)&amp;CHAR(10)&amp;CHAR(13)&amp;CHAR(10)&amp;[.M$3];IF(INDIRECT(ADDRESS(ROW([.A434]) + 1;1)) &gt; 0;&quot;,&quot;;&quot;;&quot;))" office:value-type="string" office:string-value="(431,'M50','MASTER 50','M50',91,'8','MASTER',50,54,0,0,0,CURDATE(),CURDATE())," calcext:value-type="string">
            <text:p>(431,'M50','MASTER 50','M50',9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5])-3" office:value-type="float" office:value="432" calcext:value-type="float">
            <text:p>432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5]&amp;&quot;,'&quot;&amp;[.B435]&amp;&quot;','&quot;&amp;[.C435]&amp;&quot;','&quot;&amp;[.D435]&amp;&quot;',&quot;&amp;[.E435]&amp;&quot;,'&quot;&amp;[.F435]&amp;&quot;','&quot;&amp;[.G435]&amp;&quot;',&quot;&amp;[.H435]&amp;&quot;,&quot;&amp;[.I435]&amp;&quot;,&quot;&amp;[.J435]&amp;&quot;,&quot;&amp;[.K435]&amp;&quot;,0,CURDATE(),CURDATE())&quot;&amp;IF(AND([.E435]&lt;&gt;INDIRECT(ADDRESS(ROW([.E435]) + 1;5));INDIRECT(ADDRESS(ROW([.A435]) + 1;1)) &gt; 0); &quot;;&quot;&amp;CHAR(13)&amp;CHAR(10)&amp;CHAR(13)&amp;CHAR(10)&amp;[.M$3];IF(INDIRECT(ADDRESS(ROW([.A435]) + 1;1)) &gt; 0;&quot;,&quot;;&quot;;&quot;))" office:value-type="string" office:string-value="(432,'OVER','OVER 55','M55',91,'9','MASTER',55,999,0,0,0,CURDATE(),CURDATE())," calcext:value-type="string">
            <text:p>(432,'OVER','OVER 55','M55',9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6])-3" office:value-type="float" office:value="433" calcext:value-type="float">
            <text:p>433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36]&amp;&quot;,'&quot;&amp;[.B436]&amp;&quot;','&quot;&amp;[.C436]&amp;&quot;','&quot;&amp;[.D436]&amp;&quot;',&quot;&amp;[.E436]&amp;&quot;,'&quot;&amp;[.F436]&amp;&quot;','&quot;&amp;[.G436]&amp;&quot;',&quot;&amp;[.H436]&amp;&quot;,&quot;&amp;[.I436]&amp;&quot;,&quot;&amp;[.J436]&amp;&quot;,&quot;&amp;[.K436]&amp;&quot;,0,CURDATE(),CURDATE())&quot;&amp;IF(AND([.E436]&lt;&gt;INDIRECT(ADDRESS(ROW([.E436]) + 1;5));INDIRECT(ADDRESS(ROW([.A436]) + 1;1)) &gt; 0); &quot;;&quot;&amp;CHAR(13)&amp;CHAR(10)&amp;CHAR(13)&amp;CHAR(10)&amp;[.M$3];IF(INDIRECT(ADDRESS(ROW([.A436]) + 1;1)) &gt; 0;&quot;,&quot;;&quot;;&quot;))" office:value-type="string" office:string-value="(433,'001-119','STAFF. M FINO A 119','&lt;120',91,'x1','MASTER',1,119,1,0,0,CURDATE(),CURDATE())," calcext:value-type="string">
            <text:p>(433,'001-119','STAFF. M FINO A 119','&lt;120',91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37])-3" office:value-type="float" office:value="434" calcext:value-type="float">
            <text:p>434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37]&amp;&quot;,'&quot;&amp;[.B437]&amp;&quot;','&quot;&amp;[.C437]&amp;&quot;','&quot;&amp;[.D437]&amp;&quot;',&quot;&amp;[.E437]&amp;&quot;,'&quot;&amp;[.F437]&amp;&quot;','&quot;&amp;[.G437]&amp;&quot;',&quot;&amp;[.H437]&amp;&quot;,&quot;&amp;[.I437]&amp;&quot;,&quot;&amp;[.J437]&amp;&quot;,&quot;&amp;[.K437]&amp;&quot;,0,CURDATE(),CURDATE())&quot;&amp;IF(AND([.E437]&lt;&gt;INDIRECT(ADDRESS(ROW([.E437]) + 1;5));INDIRECT(ADDRESS(ROW([.A437]) + 1;1)) &gt; 0); &quot;;&quot;&amp;CHAR(13)&amp;CHAR(10)&amp;CHAR(13)&amp;CHAR(10)&amp;[.M$3];IF(INDIRECT(ADDRESS(ROW([.A437]) + 1;1)) &gt; 0;&quot;,&quot;;&quot;;&quot;))" office:value-type="string" office:string-value="(434,'120-149','STAFF. M 120-149','120-149',91,'x2','MASTER',120,149,1,0,0,CURDATE(),CURDATE())," calcext:value-type="string">
            <text:p>(434,'120-149','STAFF. M 120-149','120-149',91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438])-3" office:value-type="float" office:value="435" calcext:value-type="float">
            <text:p>435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91" calcext:value-type="float">
            <text:p>9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38]&amp;&quot;,'&quot;&amp;[.B438]&amp;&quot;','&quot;&amp;[.C438]&amp;&quot;','&quot;&amp;[.D438]&amp;&quot;',&quot;&amp;[.E438]&amp;&quot;,'&quot;&amp;[.F438]&amp;&quot;','&quot;&amp;[.G438]&amp;&quot;',&quot;&amp;[.H438]&amp;&quot;,&quot;&amp;[.I438]&amp;&quot;,&quot;&amp;[.J438]&amp;&quot;,&quot;&amp;[.K438]&amp;&quot;,0,CURDATE(),CURDATE())&quot;&amp;IF(AND([.E438]&lt;&gt;INDIRECT(ADDRESS(ROW([.E438]) + 1;5));INDIRECT(ADDRESS(ROW([.A438]) + 1;1)) &gt; 0); &quot;;&quot;&amp;CHAR(13)&amp;CHAR(10)&amp;CHAR(13)&amp;CHAR(10)&amp;[.M$3];IF(INDIRECT(ADDRESS(ROW([.A438]) + 1;1)) &gt; 0;&quot;,&quot;;&quot;;&quot;))" office:value-type="string" office:string-value="(435,'150-999','STAFF. M oltre 150','&gt;149',9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35,'150-999','STAFF. M oltre 150','&gt;149',9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439])-3" office:value-type="float" office:value="436" calcext:value-type="float">
            <text:p>436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39]&amp;&quot;,'&quot;&amp;[.B439]&amp;&quot;','&quot;&amp;[.C439]&amp;&quot;','&quot;&amp;[.D439]&amp;&quot;',&quot;&amp;[.E439]&amp;&quot;,'&quot;&amp;[.F439]&amp;&quot;','&quot;&amp;[.G439]&amp;&quot;',&quot;&amp;[.H439]&amp;&quot;,&quot;&amp;[.I439]&amp;&quot;,&quot;&amp;[.J439]&amp;&quot;,&quot;&amp;[.K439]&amp;&quot;,0,CURDATE(),CURDATE())&quot;&amp;IF(AND([.E439]&lt;&gt;INDIRECT(ADDRESS(ROW([.E439]) + 1;5));INDIRECT(ADDRESS(ROW([.A439]) + 1;1)) &gt; 0); &quot;;&quot;&amp;CHAR(13)&amp;CHAR(10)&amp;CHAR(13)&amp;CHAR(10)&amp;[.M$3];IF(INDIRECT(ADDRESS(ROW([.A439]) + 1;1)) &gt; 0;&quot;,&quot;;&quot;;&quot;))" office:value-type="string" office:string-value="(436,'U25','UNDER 25','U25',92,'A','MASTER',20,24,0,0,0,CURDATE(),CURDATE())," calcext:value-type="string">
            <text:p>(436,'U25','UNDER 25','U25',9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0])-3" office:value-type="float" office:value="437" calcext:value-type="float">
            <text:p>437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0]&amp;&quot;,'&quot;&amp;[.B440]&amp;&quot;','&quot;&amp;[.C440]&amp;&quot;','&quot;&amp;[.D440]&amp;&quot;',&quot;&amp;[.E440]&amp;&quot;,'&quot;&amp;[.F440]&amp;&quot;','&quot;&amp;[.G440]&amp;&quot;',&quot;&amp;[.H440]&amp;&quot;,&quot;&amp;[.I440]&amp;&quot;,&quot;&amp;[.J440]&amp;&quot;,&quot;&amp;[.K440]&amp;&quot;,0,CURDATE(),CURDATE())&quot;&amp;IF(AND([.E440]&lt;&gt;INDIRECT(ADDRESS(ROW([.E440]) + 1;5));INDIRECT(ADDRESS(ROW([.A440]) + 1;1)) &gt; 0); &quot;;&quot;&amp;CHAR(13)&amp;CHAR(10)&amp;CHAR(13)&amp;CHAR(10)&amp;[.M$3];IF(INDIRECT(ADDRESS(ROW([.A440]) + 1;1)) &gt; 0;&quot;,&quot;;&quot;;&quot;))" office:value-type="string" office:string-value="(437,'M25','MASTER 25','M25',92,'B','MASTER',25,29,0,0,0,CURDATE(),CURDATE())," calcext:value-type="string">
            <text:p>(437,'M25','MASTER 25','M25',9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1])-3" office:value-type="float" office:value="438" calcext:value-type="float">
            <text:p>438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1]&amp;&quot;,'&quot;&amp;[.B441]&amp;&quot;','&quot;&amp;[.C441]&amp;&quot;','&quot;&amp;[.D441]&amp;&quot;',&quot;&amp;[.E441]&amp;&quot;,'&quot;&amp;[.F441]&amp;&quot;','&quot;&amp;[.G441]&amp;&quot;',&quot;&amp;[.H441]&amp;&quot;,&quot;&amp;[.I441]&amp;&quot;,&quot;&amp;[.J441]&amp;&quot;,&quot;&amp;[.K441]&amp;&quot;,0,CURDATE(),CURDATE())&quot;&amp;IF(AND([.E441]&lt;&gt;INDIRECT(ADDRESS(ROW([.E441]) + 1;5));INDIRECT(ADDRESS(ROW([.A441]) + 1;1)) &gt; 0); &quot;;&quot;&amp;CHAR(13)&amp;CHAR(10)&amp;CHAR(13)&amp;CHAR(10)&amp;[.M$3];IF(INDIRECT(ADDRESS(ROW([.A441]) + 1;1)) &gt; 0;&quot;,&quot;;&quot;;&quot;))" office:value-type="string" office:string-value="(438,'M30','MASTER 30','M30',92,'C','MASTER',30,34,0,0,0,CURDATE(),CURDATE())," calcext:value-type="string">
            <text:p>(438,'M30','MASTER 30','M30',9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2])-3" office:value-type="float" office:value="439" calcext:value-type="float">
            <text:p>439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2]&amp;&quot;,'&quot;&amp;[.B442]&amp;&quot;','&quot;&amp;[.C442]&amp;&quot;','&quot;&amp;[.D442]&amp;&quot;',&quot;&amp;[.E442]&amp;&quot;,'&quot;&amp;[.F442]&amp;&quot;','&quot;&amp;[.G442]&amp;&quot;',&quot;&amp;[.H442]&amp;&quot;,&quot;&amp;[.I442]&amp;&quot;,&quot;&amp;[.J442]&amp;&quot;,&quot;&amp;[.K442]&amp;&quot;,0,CURDATE(),CURDATE())&quot;&amp;IF(AND([.E442]&lt;&gt;INDIRECT(ADDRESS(ROW([.E442]) + 1;5));INDIRECT(ADDRESS(ROW([.A442]) + 1;1)) &gt; 0); &quot;;&quot;&amp;CHAR(13)&amp;CHAR(10)&amp;CHAR(13)&amp;CHAR(10)&amp;[.M$3];IF(INDIRECT(ADDRESS(ROW([.A442]) + 1;1)) &gt; 0;&quot;,&quot;;&quot;;&quot;))" office:value-type="string" office:string-value="(439,'M35','MASTER 35','M35',92,'D','MASTER',35,39,0,0,0,CURDATE(),CURDATE())," calcext:value-type="string">
            <text:p>(439,'M35','MASTER 35','M35',9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3])-3" office:value-type="float" office:value="440" calcext:value-type="float">
            <text:p>4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3]&amp;&quot;,'&quot;&amp;[.B443]&amp;&quot;','&quot;&amp;[.C443]&amp;&quot;','&quot;&amp;[.D443]&amp;&quot;',&quot;&amp;[.E443]&amp;&quot;,'&quot;&amp;[.F443]&amp;&quot;','&quot;&amp;[.G443]&amp;&quot;',&quot;&amp;[.H443]&amp;&quot;,&quot;&amp;[.I443]&amp;&quot;,&quot;&amp;[.J443]&amp;&quot;,&quot;&amp;[.K443]&amp;&quot;,0,CURDATE(),CURDATE())&quot;&amp;IF(AND([.E443]&lt;&gt;INDIRECT(ADDRESS(ROW([.E443]) + 1;5));INDIRECT(ADDRESS(ROW([.A443]) + 1;1)) &gt; 0); &quot;;&quot;&amp;CHAR(13)&amp;CHAR(10)&amp;CHAR(13)&amp;CHAR(10)&amp;[.M$3];IF(INDIRECT(ADDRESS(ROW([.A443]) + 1;1)) &gt; 0;&quot;,&quot;;&quot;;&quot;))" office:value-type="string" office:string-value="(440,'M40','MASTER 40','M40',92,'E','MASTER',40,44,0,0,0,CURDATE(),CURDATE())," calcext:value-type="string">
            <text:p>(440,'M40','MASTER 40','M40',9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4])-3" office:value-type="float" office:value="441" calcext:value-type="float">
            <text:p>441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4]&amp;&quot;,'&quot;&amp;[.B444]&amp;&quot;','&quot;&amp;[.C444]&amp;&quot;','&quot;&amp;[.D444]&amp;&quot;',&quot;&amp;[.E444]&amp;&quot;,'&quot;&amp;[.F444]&amp;&quot;','&quot;&amp;[.G444]&amp;&quot;',&quot;&amp;[.H444]&amp;&quot;,&quot;&amp;[.I444]&amp;&quot;,&quot;&amp;[.J444]&amp;&quot;,&quot;&amp;[.K444]&amp;&quot;,0,CURDATE(),CURDATE())&quot;&amp;IF(AND([.E444]&lt;&gt;INDIRECT(ADDRESS(ROW([.E444]) + 1;5));INDIRECT(ADDRESS(ROW([.A444]) + 1;1)) &gt; 0); &quot;;&quot;&amp;CHAR(13)&amp;CHAR(10)&amp;CHAR(13)&amp;CHAR(10)&amp;[.M$3];IF(INDIRECT(ADDRESS(ROW([.A444]) + 1;1)) &gt; 0;&quot;,&quot;;&quot;;&quot;))" office:value-type="string" office:string-value="(441,'M45','MASTER 45','M45',92,'F','MASTER',45,49,0,0,0,CURDATE(),CURDATE())," calcext:value-type="string">
            <text:p>(441,'M45','MASTER 45','M45',9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5])-3" office:value-type="float" office:value="442" calcext:value-type="float">
            <text:p>442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5]&amp;&quot;,'&quot;&amp;[.B445]&amp;&quot;','&quot;&amp;[.C445]&amp;&quot;','&quot;&amp;[.D445]&amp;&quot;',&quot;&amp;[.E445]&amp;&quot;,'&quot;&amp;[.F445]&amp;&quot;','&quot;&amp;[.G445]&amp;&quot;',&quot;&amp;[.H445]&amp;&quot;,&quot;&amp;[.I445]&amp;&quot;,&quot;&amp;[.J445]&amp;&quot;,&quot;&amp;[.K445]&amp;&quot;,0,CURDATE(),CURDATE())&quot;&amp;IF(AND([.E445]&lt;&gt;INDIRECT(ADDRESS(ROW([.E445]) + 1;5));INDIRECT(ADDRESS(ROW([.A445]) + 1;1)) &gt; 0); &quot;;&quot;&amp;CHAR(13)&amp;CHAR(10)&amp;CHAR(13)&amp;CHAR(10)&amp;[.M$3];IF(INDIRECT(ADDRESS(ROW([.A445]) + 1;1)) &gt; 0;&quot;,&quot;;&quot;;&quot;))" office:value-type="string" office:string-value="(442,'M50','MASTER 50','M50',92,'G','MASTER',50,54,0,0,0,CURDATE(),CURDATE())," calcext:value-type="string">
            <text:p>(442,'M50','MASTER 50','M50',9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6])-3" office:value-type="float" office:value="443" calcext:value-type="float">
            <text:p>443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6]&amp;&quot;,'&quot;&amp;[.B446]&amp;&quot;','&quot;&amp;[.C446]&amp;&quot;','&quot;&amp;[.D446]&amp;&quot;',&quot;&amp;[.E446]&amp;&quot;,'&quot;&amp;[.F446]&amp;&quot;','&quot;&amp;[.G446]&amp;&quot;',&quot;&amp;[.H446]&amp;&quot;,&quot;&amp;[.I446]&amp;&quot;,&quot;&amp;[.J446]&amp;&quot;,&quot;&amp;[.K446]&amp;&quot;,0,CURDATE(),CURDATE())&quot;&amp;IF(AND([.E446]&lt;&gt;INDIRECT(ADDRESS(ROW([.E446]) + 1;5));INDIRECT(ADDRESS(ROW([.A446]) + 1;1)) &gt; 0); &quot;;&quot;&amp;CHAR(13)&amp;CHAR(10)&amp;CHAR(13)&amp;CHAR(10)&amp;[.M$3];IF(INDIRECT(ADDRESS(ROW([.A446]) + 1;1)) &gt; 0;&quot;,&quot;;&quot;;&quot;))" office:value-type="string" office:string-value="(443,'M55','MASTER 55','M55',92,'H','MASTER',55,59,0,0,0,CURDATE(),CURDATE())," calcext:value-type="string">
            <text:p>(443,'M55','MASTER 55','M55',9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7])-3" office:value-type="float" office:value="444" calcext:value-type="float">
            <text:p>444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7]&amp;&quot;,'&quot;&amp;[.B447]&amp;&quot;','&quot;&amp;[.C447]&amp;&quot;','&quot;&amp;[.D447]&amp;&quot;',&quot;&amp;[.E447]&amp;&quot;,'&quot;&amp;[.F447]&amp;&quot;','&quot;&amp;[.G447]&amp;&quot;',&quot;&amp;[.H447]&amp;&quot;,&quot;&amp;[.I447]&amp;&quot;,&quot;&amp;[.J447]&amp;&quot;,&quot;&amp;[.K447]&amp;&quot;,0,CURDATE(),CURDATE())&quot;&amp;IF(AND([.E447]&lt;&gt;INDIRECT(ADDRESS(ROW([.E447]) + 1;5));INDIRECT(ADDRESS(ROW([.A447]) + 1;1)) &gt; 0); &quot;;&quot;&amp;CHAR(13)&amp;CHAR(10)&amp;CHAR(13)&amp;CHAR(10)&amp;[.M$3];IF(INDIRECT(ADDRESS(ROW([.A447]) + 1;1)) &gt; 0;&quot;,&quot;;&quot;;&quot;))" office:value-type="string" office:string-value="(444,'M60','MASTER 60','M60',92,'I','MASTER',60,64,0,0,0,CURDATE(),CURDATE())," calcext:value-type="string">
            <text:p>(444,'M60','MASTER 60','M60',9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8])-3" office:value-type="float" office:value="445" calcext:value-type="float">
            <text:p>44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8]&amp;&quot;,'&quot;&amp;[.B448]&amp;&quot;','&quot;&amp;[.C448]&amp;&quot;','&quot;&amp;[.D448]&amp;&quot;',&quot;&amp;[.E448]&amp;&quot;,'&quot;&amp;[.F448]&amp;&quot;','&quot;&amp;[.G448]&amp;&quot;',&quot;&amp;[.H448]&amp;&quot;,&quot;&amp;[.I448]&amp;&quot;,&quot;&amp;[.J448]&amp;&quot;,&quot;&amp;[.K448]&amp;&quot;,0,CURDATE(),CURDATE())&quot;&amp;IF(AND([.E448]&lt;&gt;INDIRECT(ADDRESS(ROW([.E448]) + 1;5));INDIRECT(ADDRESS(ROW([.A448]) + 1;1)) &gt; 0); &quot;;&quot;&amp;CHAR(13)&amp;CHAR(10)&amp;CHAR(13)&amp;CHAR(10)&amp;[.M$3];IF(INDIRECT(ADDRESS(ROW([.A448]) + 1;1)) &gt; 0;&quot;,&quot;;&quot;;&quot;))" office:value-type="string" office:string-value="(445,'M65','MASTER 65','M65',92,'J','MASTER',65,69,0,0,0,CURDATE(),CURDATE())," calcext:value-type="string">
            <text:p>(445,'M65','MASTER 65','M65',9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49])-3" office:value-type="float" office:value="446" calcext:value-type="float">
            <text:p>446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49]&amp;&quot;,'&quot;&amp;[.B449]&amp;&quot;','&quot;&amp;[.C449]&amp;&quot;','&quot;&amp;[.D449]&amp;&quot;',&quot;&amp;[.E449]&amp;&quot;,'&quot;&amp;[.F449]&amp;&quot;','&quot;&amp;[.G449]&amp;&quot;',&quot;&amp;[.H449]&amp;&quot;,&quot;&amp;[.I449]&amp;&quot;,&quot;&amp;[.J449]&amp;&quot;,&quot;&amp;[.K449]&amp;&quot;,0,CURDATE(),CURDATE())&quot;&amp;IF(AND([.E449]&lt;&gt;INDIRECT(ADDRESS(ROW([.E449]) + 1;5));INDIRECT(ADDRESS(ROW([.A449]) + 1;1)) &gt; 0); &quot;;&quot;&amp;CHAR(13)&amp;CHAR(10)&amp;CHAR(13)&amp;CHAR(10)&amp;[.M$3];IF(INDIRECT(ADDRESS(ROW([.A449]) + 1;1)) &gt; 0;&quot;,&quot;;&quot;;&quot;))" office:value-type="string" office:string-value="(446,'M70','MASTER 70','M70',92,'K','MASTER',70,74,0,0,0,CURDATE(),CURDATE())," calcext:value-type="string">
            <text:p>(446,'M70','MASTER 70','M70',9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0])-3" office:value-type="float" office:value="447" calcext:value-type="float">
            <text:p>447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0]&amp;&quot;,'&quot;&amp;[.B450]&amp;&quot;','&quot;&amp;[.C450]&amp;&quot;','&quot;&amp;[.D450]&amp;&quot;',&quot;&amp;[.E450]&amp;&quot;,'&quot;&amp;[.F450]&amp;&quot;','&quot;&amp;[.G450]&amp;&quot;',&quot;&amp;[.H450]&amp;&quot;,&quot;&amp;[.I450]&amp;&quot;,&quot;&amp;[.J450]&amp;&quot;,&quot;&amp;[.K450]&amp;&quot;,0,CURDATE(),CURDATE())&quot;&amp;IF(AND([.E450]&lt;&gt;INDIRECT(ADDRESS(ROW([.E450]) + 1;5));INDIRECT(ADDRESS(ROW([.A450]) + 1;1)) &gt; 0); &quot;;&quot;&amp;CHAR(13)&amp;CHAR(10)&amp;CHAR(13)&amp;CHAR(10)&amp;[.M$3];IF(INDIRECT(ADDRESS(ROW([.A450]) + 1;1)) &gt; 0;&quot;,&quot;;&quot;;&quot;))" office:value-type="string" office:string-value="(447,'M75','MASTER 75','M75',92,'L','MASTER',75,79,0,0,0,CURDATE(),CURDATE())," calcext:value-type="string">
            <text:p>(447,'M75','MASTER 75','M75',9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1])-3" office:value-type="float" office:value="448" calcext:value-type="float">
            <text:p>448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1]&amp;&quot;,'&quot;&amp;[.B451]&amp;&quot;','&quot;&amp;[.C451]&amp;&quot;','&quot;&amp;[.D451]&amp;&quot;',&quot;&amp;[.E451]&amp;&quot;,'&quot;&amp;[.F451]&amp;&quot;','&quot;&amp;[.G451]&amp;&quot;',&quot;&amp;[.H451]&amp;&quot;,&quot;&amp;[.I451]&amp;&quot;,&quot;&amp;[.J451]&amp;&quot;,&quot;&amp;[.K451]&amp;&quot;,0,CURDATE(),CURDATE())&quot;&amp;IF(AND([.E451]&lt;&gt;INDIRECT(ADDRESS(ROW([.E451]) + 1;5));INDIRECT(ADDRESS(ROW([.A451]) + 1;1)) &gt; 0); &quot;;&quot;&amp;CHAR(13)&amp;CHAR(10)&amp;CHAR(13)&amp;CHAR(10)&amp;[.M$3];IF(INDIRECT(ADDRESS(ROW([.A451]) + 1;1)) &gt; 0;&quot;,&quot;;&quot;;&quot;))" office:value-type="string" office:string-value="(448,'M80','MASTER 80','M80',92,'M','MASTER',80,84,0,0,0,CURDATE(),CURDATE())," calcext:value-type="string">
            <text:p>(448,'M80','MASTER 80','M80',9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2])-3" office:value-type="float" office:value="449" calcext:value-type="float">
            <text:p>449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2]&amp;&quot;,'&quot;&amp;[.B452]&amp;&quot;','&quot;&amp;[.C452]&amp;&quot;','&quot;&amp;[.D452]&amp;&quot;',&quot;&amp;[.E452]&amp;&quot;,'&quot;&amp;[.F452]&amp;&quot;','&quot;&amp;[.G452]&amp;&quot;',&quot;&amp;[.H452]&amp;&quot;,&quot;&amp;[.I452]&amp;&quot;,&quot;&amp;[.J452]&amp;&quot;,&quot;&amp;[.K452]&amp;&quot;,0,CURDATE(),CURDATE())&quot;&amp;IF(AND([.E452]&lt;&gt;INDIRECT(ADDRESS(ROW([.E452]) + 1;5));INDIRECT(ADDRESS(ROW([.A452]) + 1;1)) &gt; 0); &quot;;&quot;&amp;CHAR(13)&amp;CHAR(10)&amp;CHAR(13)&amp;CHAR(10)&amp;[.M$3];IF(INDIRECT(ADDRESS(ROW([.A452]) + 1;1)) &gt; 0;&quot;,&quot;;&quot;;&quot;))" office:value-type="string" office:string-value="(449,'M85','MASTER 85','M85',92,'N','MASTER',85,89,0,0,0,CURDATE(),CURDATE())," calcext:value-type="string">
            <text:p>(449,'M85','MASTER 85','M85',9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3])-3" office:value-type="float" office:value="450" calcext:value-type="float">
            <text:p>45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3]&amp;&quot;,'&quot;&amp;[.B453]&amp;&quot;','&quot;&amp;[.C453]&amp;&quot;','&quot;&amp;[.D453]&amp;&quot;',&quot;&amp;[.E453]&amp;&quot;,'&quot;&amp;[.F453]&amp;&quot;','&quot;&amp;[.G453]&amp;&quot;',&quot;&amp;[.H453]&amp;&quot;,&quot;&amp;[.I453]&amp;&quot;,&quot;&amp;[.J453]&amp;&quot;,&quot;&amp;[.K453]&amp;&quot;,0,CURDATE(),CURDATE())&quot;&amp;IF(AND([.E453]&lt;&gt;INDIRECT(ADDRESS(ROW([.E453]) + 1;5));INDIRECT(ADDRESS(ROW([.A453]) + 1;1)) &gt; 0); &quot;;&quot;&amp;CHAR(13)&amp;CHAR(10)&amp;CHAR(13)&amp;CHAR(10)&amp;[.M$3];IF(INDIRECT(ADDRESS(ROW([.A453]) + 1;1)) &gt; 0;&quot;,&quot;;&quot;;&quot;))" office:value-type="string" office:string-value="(450,'M90','MASTER 90','M90',92,'O','MASTER',90,94,0,0,0,CURDATE(),CURDATE())," calcext:value-type="string">
            <text:p>(450,'M90','MASTER 90','M90',9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4])-3" office:value-type="float" office:value="451" calcext:value-type="float">
            <text:p>451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4]&amp;&quot;,'&quot;&amp;[.B454]&amp;&quot;','&quot;&amp;[.C454]&amp;&quot;','&quot;&amp;[.D454]&amp;&quot;',&quot;&amp;[.E454]&amp;&quot;,'&quot;&amp;[.F454]&amp;&quot;','&quot;&amp;[.G454]&amp;&quot;',&quot;&amp;[.H454]&amp;&quot;,&quot;&amp;[.I454]&amp;&quot;,&quot;&amp;[.J454]&amp;&quot;,&quot;&amp;[.K454]&amp;&quot;,0,CURDATE(),CURDATE())&quot;&amp;IF(AND([.E454]&lt;&gt;INDIRECT(ADDRESS(ROW([.E454]) + 1;5));INDIRECT(ADDRESS(ROW([.A454]) + 1;1)) &gt; 0); &quot;;&quot;&amp;CHAR(13)&amp;CHAR(10)&amp;CHAR(13)&amp;CHAR(10)&amp;[.M$3];IF(INDIRECT(ADDRESS(ROW([.A454]) + 1;1)) &gt; 0;&quot;,&quot;;&quot;;&quot;))" office:value-type="string" office:string-value="(451,'M95','MASTER 95','M95',92,'P','MASTER',95,99,0,0,0,CURDATE(),CURDATE())," calcext:value-type="string">
            <text:p>(451,'M95','MASTER 95','M95',9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5])-3" office:value-type="float" office:value="452" calcext:value-type="float">
            <text:p>452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55]&amp;&quot;,'&quot;&amp;[.B455]&amp;&quot;','&quot;&amp;[.C455]&amp;&quot;','&quot;&amp;[.D455]&amp;&quot;',&quot;&amp;[.E455]&amp;&quot;,'&quot;&amp;[.F455]&amp;&quot;','&quot;&amp;[.G455]&amp;&quot;',&quot;&amp;[.H455]&amp;&quot;,&quot;&amp;[.I455]&amp;&quot;,&quot;&amp;[.J455]&amp;&quot;,&quot;&amp;[.K455]&amp;&quot;,0,CURDATE(),CURDATE())&quot;&amp;IF(AND([.E455]&lt;&gt;INDIRECT(ADDRESS(ROW([.E455]) + 1;5));INDIRECT(ADDRESS(ROW([.A455]) + 1;1)) &gt; 0); &quot;;&quot;&amp;CHAR(13)&amp;CHAR(10)&amp;CHAR(13)&amp;CHAR(10)&amp;[.M$3];IF(INDIRECT(ADDRESS(ROW([.A455]) + 1;1)) &gt; 0;&quot;,&quot;;&quot;;&quot;))" office:value-type="string" office:string-value="(452,'MA0','MASTER 100','MA0',92,'Q','MASTER',100,999,0,0,0,CURDATE(),CURDATE())," calcext:value-type="string">
            <text:p>(452,'MA0','MASTER 100','MA0',9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6])-3" office:value-type="float" office:value="453" calcext:value-type="float">
            <text:p>453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56]&amp;&quot;,'&quot;&amp;[.B456]&amp;&quot;','&quot;&amp;[.C456]&amp;&quot;','&quot;&amp;[.D456]&amp;&quot;',&quot;&amp;[.E456]&amp;&quot;,'&quot;&amp;[.F456]&amp;&quot;','&quot;&amp;[.G456]&amp;&quot;',&quot;&amp;[.H456]&amp;&quot;,&quot;&amp;[.I456]&amp;&quot;,&quot;&amp;[.J456]&amp;&quot;,&quot;&amp;[.K456]&amp;&quot;,0,CURDATE(),CURDATE())&quot;&amp;IF(AND([.E456]&lt;&gt;INDIRECT(ADDRESS(ROW([.E456]) + 1;5));INDIRECT(ADDRESS(ROW([.A456]) + 1;1)) &gt; 0); &quot;;&quot;&amp;CHAR(13)&amp;CHAR(10)&amp;CHAR(13)&amp;CHAR(10)&amp;[.M$3];IF(INDIRECT(ADDRESS(ROW([.A456]) + 1;1)) &gt; 0;&quot;,&quot;;&quot;;&quot;))" office:value-type="string" office:string-value="(453,'100-119','STAFF. M FINO A 119','100-119',92,'xA','MASTER',100,119,1,0,0,CURDATE(),CURDATE())," calcext:value-type="string">
            <text:p>(453,'100-119','STAFF. M FINO A 119','100-119',9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7])-3" office:value-type="float" office:value="454" calcext:value-type="float">
            <text:p>454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57]&amp;&quot;,'&quot;&amp;[.B457]&amp;&quot;','&quot;&amp;[.C457]&amp;&quot;','&quot;&amp;[.D457]&amp;&quot;',&quot;&amp;[.E457]&amp;&quot;,'&quot;&amp;[.F457]&amp;&quot;','&quot;&amp;[.G457]&amp;&quot;',&quot;&amp;[.H457]&amp;&quot;,&quot;&amp;[.I457]&amp;&quot;,&quot;&amp;[.J457]&amp;&quot;,&quot;&amp;[.K457]&amp;&quot;,0,CURDATE(),CURDATE())&quot;&amp;IF(AND([.E457]&lt;&gt;INDIRECT(ADDRESS(ROW([.E457]) + 1;5));INDIRECT(ADDRESS(ROW([.A457]) + 1;1)) &gt; 0); &quot;;&quot;&amp;CHAR(13)&amp;CHAR(10)&amp;CHAR(13)&amp;CHAR(10)&amp;[.M$3];IF(INDIRECT(ADDRESS(ROW([.A457]) + 1;1)) &gt; 0;&quot;,&quot;;&quot;;&quot;))" office:value-type="string" office:string-value="(454,'120-159','STAFF. M 120-159','120-159',92,'xB','MASTER',120,159,1,0,0,CURDATE(),CURDATE())," calcext:value-type="string">
            <text:p>(454,'120-159','STAFF. M 120-159','120-159',9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8])-3" office:value-type="float" office:value="455" calcext:value-type="float">
            <text:p>455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58]&amp;&quot;,'&quot;&amp;[.B458]&amp;&quot;','&quot;&amp;[.C458]&amp;&quot;','&quot;&amp;[.D458]&amp;&quot;',&quot;&amp;[.E458]&amp;&quot;,'&quot;&amp;[.F458]&amp;&quot;','&quot;&amp;[.G458]&amp;&quot;',&quot;&amp;[.H458]&amp;&quot;,&quot;&amp;[.I458]&amp;&quot;,&quot;&amp;[.J458]&amp;&quot;,&quot;&amp;[.K458]&amp;&quot;,0,CURDATE(),CURDATE())&quot;&amp;IF(AND([.E458]&lt;&gt;INDIRECT(ADDRESS(ROW([.E458]) + 1;5));INDIRECT(ADDRESS(ROW([.A458]) + 1;1)) &gt; 0); &quot;;&quot;&amp;CHAR(13)&amp;CHAR(10)&amp;CHAR(13)&amp;CHAR(10)&amp;[.M$3];IF(INDIRECT(ADDRESS(ROW([.A458]) + 1;1)) &gt; 0;&quot;,&quot;;&quot;;&quot;))" office:value-type="string" office:string-value="(455,'160-199','STAFF. M 160-199','160-199',92,'xC','MASTER',160,199,1,0,0,CURDATE(),CURDATE())," calcext:value-type="string">
            <text:p>(455,'160-199','STAFF. M 160-199','160-199',9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59])-3" office:value-type="float" office:value="456" calcext:value-type="float">
            <text:p>456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59]&amp;&quot;,'&quot;&amp;[.B459]&amp;&quot;','&quot;&amp;[.C459]&amp;&quot;','&quot;&amp;[.D459]&amp;&quot;',&quot;&amp;[.E459]&amp;&quot;,'&quot;&amp;[.F459]&amp;&quot;','&quot;&amp;[.G459]&amp;&quot;',&quot;&amp;[.H459]&amp;&quot;,&quot;&amp;[.I459]&amp;&quot;,&quot;&amp;[.J459]&amp;&quot;,&quot;&amp;[.K459]&amp;&quot;,0,CURDATE(),CURDATE())&quot;&amp;IF(AND([.E459]&lt;&gt;INDIRECT(ADDRESS(ROW([.E459]) + 1;5));INDIRECT(ADDRESS(ROW([.A459]) + 1;1)) &gt; 0); &quot;;&quot;&amp;CHAR(13)&amp;CHAR(10)&amp;CHAR(13)&amp;CHAR(10)&amp;[.M$3];IF(INDIRECT(ADDRESS(ROW([.A459]) + 1;1)) &gt; 0;&quot;,&quot;;&quot;;&quot;))" office:value-type="string" office:string-value="(456,'200-239','STAFF. M 200-239','200-239',92,'xD','MASTER',200,239,1,0,0,CURDATE(),CURDATE())," calcext:value-type="string">
            <text:p>(456,'200-239','STAFF. M 200-239','200-239',9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0])-3" office:value-type="float" office:value="457" calcext:value-type="float">
            <text:p>457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60]&amp;&quot;,'&quot;&amp;[.B460]&amp;&quot;','&quot;&amp;[.C460]&amp;&quot;','&quot;&amp;[.D460]&amp;&quot;',&quot;&amp;[.E460]&amp;&quot;,'&quot;&amp;[.F460]&amp;&quot;','&quot;&amp;[.G460]&amp;&quot;',&quot;&amp;[.H460]&amp;&quot;,&quot;&amp;[.I460]&amp;&quot;,&quot;&amp;[.J460]&amp;&quot;,&quot;&amp;[.K460]&amp;&quot;,0,CURDATE(),CURDATE())&quot;&amp;IF(AND([.E460]&lt;&gt;INDIRECT(ADDRESS(ROW([.E460]) + 1;5));INDIRECT(ADDRESS(ROW([.A460]) + 1;1)) &gt; 0); &quot;;&quot;&amp;CHAR(13)&amp;CHAR(10)&amp;CHAR(13)&amp;CHAR(10)&amp;[.M$3];IF(INDIRECT(ADDRESS(ROW([.A460]) + 1;1)) &gt; 0;&quot;,&quot;;&quot;;&quot;))" office:value-type="string" office:string-value="(457,'240-279','STAFF. M 240-279','240-279',92,'xE','MASTER',240,279,1,0,0,CURDATE(),CURDATE())," calcext:value-type="string">
            <text:p>(457,'240-279','STAFF. M 240-279','240-279',9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1])-3" office:value-type="float" office:value="458" calcext:value-type="float">
            <text:p>458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61]&amp;&quot;,'&quot;&amp;[.B461]&amp;&quot;','&quot;&amp;[.C461]&amp;&quot;','&quot;&amp;[.D461]&amp;&quot;',&quot;&amp;[.E461]&amp;&quot;,'&quot;&amp;[.F461]&amp;&quot;','&quot;&amp;[.G461]&amp;&quot;',&quot;&amp;[.H461]&amp;&quot;,&quot;&amp;[.I461]&amp;&quot;,&quot;&amp;[.J461]&amp;&quot;,&quot;&amp;[.K461]&amp;&quot;,0,CURDATE(),CURDATE())&quot;&amp;IF(AND([.E461]&lt;&gt;INDIRECT(ADDRESS(ROW([.E461]) + 1;5));INDIRECT(ADDRESS(ROW([.A461]) + 1;1)) &gt; 0); &quot;;&quot;&amp;CHAR(13)&amp;CHAR(10)&amp;CHAR(13)&amp;CHAR(10)&amp;[.M$3];IF(INDIRECT(ADDRESS(ROW([.A461]) + 1;1)) &gt; 0;&quot;,&quot;;&quot;;&quot;))" office:value-type="string" office:string-value="(458,'280-319','STAFF. M 280-319','280-319',92,'xF','MASTER',280,319,1,0,0,CURDATE(),CURDATE())," calcext:value-type="string">
            <text:p>(458,'280-319','STAFF. M 280-319','280-319',9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2])-3" office:value-type="float" office:value="459" calcext:value-type="float">
            <text:p>4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62]&amp;&quot;,'&quot;&amp;[.B462]&amp;&quot;','&quot;&amp;[.C462]&amp;&quot;','&quot;&amp;[.D462]&amp;&quot;',&quot;&amp;[.E462]&amp;&quot;,'&quot;&amp;[.F462]&amp;&quot;','&quot;&amp;[.G462]&amp;&quot;',&quot;&amp;[.H462]&amp;&quot;,&quot;&amp;[.I462]&amp;&quot;,&quot;&amp;[.J462]&amp;&quot;,&quot;&amp;[.K462]&amp;&quot;,0,CURDATE(),CURDATE())&quot;&amp;IF(AND([.E462]&lt;&gt;INDIRECT(ADDRESS(ROW([.E462]) + 1;5));INDIRECT(ADDRESS(ROW([.A462]) + 1;1)) &gt; 0); &quot;;&quot;&amp;CHAR(13)&amp;CHAR(10)&amp;CHAR(13)&amp;CHAR(10)&amp;[.M$3];IF(INDIRECT(ADDRESS(ROW([.A462]) + 1;1)) &gt; 0;&quot;,&quot;;&quot;;&quot;))" office:value-type="string" office:string-value="(459,'320-359','STAFF. M 320-359','320-359',92,'xG','MASTER',320,359,1,0,0,CURDATE(),CURDATE())," calcext:value-type="string">
            <text:p>(459,'320-359','STAFF. M 320-359','320-359',9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3])-3" office:value-type="float" office:value="460" calcext:value-type="float">
            <text:p>460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63]&amp;&quot;,'&quot;&amp;[.B463]&amp;&quot;','&quot;&amp;[.C463]&amp;&quot;','&quot;&amp;[.D463]&amp;&quot;',&quot;&amp;[.E463]&amp;&quot;,'&quot;&amp;[.F463]&amp;&quot;','&quot;&amp;[.G463]&amp;&quot;',&quot;&amp;[.H463]&amp;&quot;,&quot;&amp;[.I463]&amp;&quot;,&quot;&amp;[.J463]&amp;&quot;,&quot;&amp;[.K463]&amp;&quot;,0,CURDATE(),CURDATE())&quot;&amp;IF(AND([.E463]&lt;&gt;INDIRECT(ADDRESS(ROW([.E463]) + 1;5));INDIRECT(ADDRESS(ROW([.A463]) + 1;1)) &gt; 0); &quot;;&quot;&amp;CHAR(13)&amp;CHAR(10)&amp;CHAR(13)&amp;CHAR(10)&amp;[.M$3];IF(INDIRECT(ADDRESS(ROW([.A463]) + 1;1)) &gt; 0;&quot;,&quot;;&quot;;&quot;))" office:value-type="string" office:string-value="(460,'360-399','STAFF. M 360-399','360-399',92,'xH','MASTER',360,399,1,0,0,CURDATE(),CURDATE())," calcext:value-type="string">
            <text:p>(460,'360-399','STAFF. M 360-399','360-399',9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464])-3" office:value-type="float" office:value="461" calcext:value-type="float">
            <text:p>461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92" calcext:value-type="float">
            <text:p>9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64]&amp;&quot;,'&quot;&amp;[.B464]&amp;&quot;','&quot;&amp;[.C464]&amp;&quot;','&quot;&amp;[.D464]&amp;&quot;',&quot;&amp;[.E464]&amp;&quot;,'&quot;&amp;[.F464]&amp;&quot;','&quot;&amp;[.G464]&amp;&quot;',&quot;&amp;[.H464]&amp;&quot;,&quot;&amp;[.I464]&amp;&quot;,&quot;&amp;[.J464]&amp;&quot;,&quot;&amp;[.K464]&amp;&quot;,0,CURDATE(),CURDATE())&quot;&amp;IF(AND([.E464]&lt;&gt;INDIRECT(ADDRESS(ROW([.E464]) + 1;5));INDIRECT(ADDRESS(ROW([.A464]) + 1;1)) &gt; 0); &quot;;&quot;&amp;CHAR(13)&amp;CHAR(10)&amp;CHAR(13)&amp;CHAR(10)&amp;[.M$3];IF(INDIRECT(ADDRESS(ROW([.A464]) + 1;1)) &gt; 0;&quot;,&quot;;&quot;;&quot;))" office:value-type="string" office:string-value="(461,'000-999','STAFF. ASSOLUTI','ASSOLUTI',9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61,'000-999','STAFF. ASSOLUTI','ASSOLUTI',9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465])-3" office:value-type="float" office:value="462" calcext:value-type="float">
            <text:p>462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65]&amp;&quot;,'&quot;&amp;[.B465]&amp;&quot;','&quot;&amp;[.C465]&amp;&quot;','&quot;&amp;[.D465]&amp;&quot;',&quot;&amp;[.E465]&amp;&quot;,'&quot;&amp;[.F465]&amp;&quot;','&quot;&amp;[.G465]&amp;&quot;',&quot;&amp;[.H465]&amp;&quot;,&quot;&amp;[.I465]&amp;&quot;,&quot;&amp;[.J465]&amp;&quot;,&quot;&amp;[.K465]&amp;&quot;,0,CURDATE(),CURDATE())&quot;&amp;IF(AND([.E465]&lt;&gt;INDIRECT(ADDRESS(ROW([.E465]) + 1;5));INDIRECT(ADDRESS(ROW([.A465]) + 1;1)) &gt; 0); &quot;;&quot;&amp;CHAR(13)&amp;CHAR(10)&amp;CHAR(13)&amp;CHAR(10)&amp;[.M$3];IF(INDIRECT(ADDRESS(ROW([.A465]) + 1;1)) &gt; 0;&quot;,&quot;;&quot;;&quot;))" office:value-type="string" office:string-value="(462,'U25','UNDER 25','U25',94,'A','MASTER',20,24,0,0,0,CURDATE(),CURDATE())," calcext:value-type="string">
            <text:p>(462,'U25','UNDER 25','U25',9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6])-3" office:value-type="float" office:value="463" calcext:value-type="float">
            <text:p>463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66]&amp;&quot;,'&quot;&amp;[.B466]&amp;&quot;','&quot;&amp;[.C466]&amp;&quot;','&quot;&amp;[.D466]&amp;&quot;',&quot;&amp;[.E466]&amp;&quot;,'&quot;&amp;[.F466]&amp;&quot;','&quot;&amp;[.G466]&amp;&quot;',&quot;&amp;[.H466]&amp;&quot;,&quot;&amp;[.I466]&amp;&quot;,&quot;&amp;[.J466]&amp;&quot;,&quot;&amp;[.K466]&amp;&quot;,0,CURDATE(),CURDATE())&quot;&amp;IF(AND([.E466]&lt;&gt;INDIRECT(ADDRESS(ROW([.E466]) + 1;5));INDIRECT(ADDRESS(ROW([.A466]) + 1;1)) &gt; 0); &quot;;&quot;&amp;CHAR(13)&amp;CHAR(10)&amp;CHAR(13)&amp;CHAR(10)&amp;[.M$3];IF(INDIRECT(ADDRESS(ROW([.A466]) + 1;1)) &gt; 0;&quot;,&quot;;&quot;;&quot;))" office:value-type="string" office:string-value="(463,'M25','MASTER 25','M25',94,'B','MASTER',25,29,0,0,0,CURDATE(),CURDATE())," calcext:value-type="string">
            <text:p>(463,'M25','MASTER 25','M25',9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7])-3" office:value-type="float" office:value="464" calcext:value-type="float">
            <text:p>464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67]&amp;&quot;,'&quot;&amp;[.B467]&amp;&quot;','&quot;&amp;[.C467]&amp;&quot;','&quot;&amp;[.D467]&amp;&quot;',&quot;&amp;[.E467]&amp;&quot;,'&quot;&amp;[.F467]&amp;&quot;','&quot;&amp;[.G467]&amp;&quot;',&quot;&amp;[.H467]&amp;&quot;,&quot;&amp;[.I467]&amp;&quot;,&quot;&amp;[.J467]&amp;&quot;,&quot;&amp;[.K467]&amp;&quot;,0,CURDATE(),CURDATE())&quot;&amp;IF(AND([.E467]&lt;&gt;INDIRECT(ADDRESS(ROW([.E467]) + 1;5));INDIRECT(ADDRESS(ROW([.A467]) + 1;1)) &gt; 0); &quot;;&quot;&amp;CHAR(13)&amp;CHAR(10)&amp;CHAR(13)&amp;CHAR(10)&amp;[.M$3];IF(INDIRECT(ADDRESS(ROW([.A467]) + 1;1)) &gt; 0;&quot;,&quot;;&quot;;&quot;))" office:value-type="string" office:string-value="(464,'M30','MASTER 30','M30',94,'C','MASTER',30,34,0,0,0,CURDATE(),CURDATE())," calcext:value-type="string">
            <text:p>(464,'M30','MASTER 30','M30',9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8])-3" office:value-type="float" office:value="465" calcext:value-type="float">
            <text:p>46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68]&amp;&quot;,'&quot;&amp;[.B468]&amp;&quot;','&quot;&amp;[.C468]&amp;&quot;','&quot;&amp;[.D468]&amp;&quot;',&quot;&amp;[.E468]&amp;&quot;,'&quot;&amp;[.F468]&amp;&quot;','&quot;&amp;[.G468]&amp;&quot;',&quot;&amp;[.H468]&amp;&quot;,&quot;&amp;[.I468]&amp;&quot;,&quot;&amp;[.J468]&amp;&quot;,&quot;&amp;[.K468]&amp;&quot;,0,CURDATE(),CURDATE())&quot;&amp;IF(AND([.E468]&lt;&gt;INDIRECT(ADDRESS(ROW([.E468]) + 1;5));INDIRECT(ADDRESS(ROW([.A468]) + 1;1)) &gt; 0); &quot;;&quot;&amp;CHAR(13)&amp;CHAR(10)&amp;CHAR(13)&amp;CHAR(10)&amp;[.M$3];IF(INDIRECT(ADDRESS(ROW([.A468]) + 1;1)) &gt; 0;&quot;,&quot;;&quot;;&quot;))" office:value-type="string" office:string-value="(465,'M35','MASTER 35','M35',94,'D','MASTER',35,39,0,0,0,CURDATE(),CURDATE())," calcext:value-type="string">
            <text:p>(465,'M35','MASTER 35','M35',9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69])-3" office:value-type="float" office:value="466" calcext:value-type="float">
            <text:p>466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69]&amp;&quot;,'&quot;&amp;[.B469]&amp;&quot;','&quot;&amp;[.C469]&amp;&quot;','&quot;&amp;[.D469]&amp;&quot;',&quot;&amp;[.E469]&amp;&quot;,'&quot;&amp;[.F469]&amp;&quot;','&quot;&amp;[.G469]&amp;&quot;',&quot;&amp;[.H469]&amp;&quot;,&quot;&amp;[.I469]&amp;&quot;,&quot;&amp;[.J469]&amp;&quot;,&quot;&amp;[.K469]&amp;&quot;,0,CURDATE(),CURDATE())&quot;&amp;IF(AND([.E469]&lt;&gt;INDIRECT(ADDRESS(ROW([.E469]) + 1;5));INDIRECT(ADDRESS(ROW([.A469]) + 1;1)) &gt; 0); &quot;;&quot;&amp;CHAR(13)&amp;CHAR(10)&amp;CHAR(13)&amp;CHAR(10)&amp;[.M$3];IF(INDIRECT(ADDRESS(ROW([.A469]) + 1;1)) &gt; 0;&quot;,&quot;;&quot;;&quot;))" office:value-type="string" office:string-value="(466,'M40','MASTER 40','M40',94,'E','MASTER',40,44,0,0,0,CURDATE(),CURDATE())," calcext:value-type="string">
            <text:p>(466,'M40','MASTER 40','M40',9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0])-3" office:value-type="float" office:value="467" calcext:value-type="float">
            <text:p>467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0]&amp;&quot;,'&quot;&amp;[.B470]&amp;&quot;','&quot;&amp;[.C470]&amp;&quot;','&quot;&amp;[.D470]&amp;&quot;',&quot;&amp;[.E470]&amp;&quot;,'&quot;&amp;[.F470]&amp;&quot;','&quot;&amp;[.G470]&amp;&quot;',&quot;&amp;[.H470]&amp;&quot;,&quot;&amp;[.I470]&amp;&quot;,&quot;&amp;[.J470]&amp;&quot;,&quot;&amp;[.K470]&amp;&quot;,0,CURDATE(),CURDATE())&quot;&amp;IF(AND([.E470]&lt;&gt;INDIRECT(ADDRESS(ROW([.E470]) + 1;5));INDIRECT(ADDRESS(ROW([.A470]) + 1;1)) &gt; 0); &quot;;&quot;&amp;CHAR(13)&amp;CHAR(10)&amp;CHAR(13)&amp;CHAR(10)&amp;[.M$3];IF(INDIRECT(ADDRESS(ROW([.A470]) + 1;1)) &gt; 0;&quot;,&quot;;&quot;;&quot;))" office:value-type="string" office:string-value="(467,'M45','MASTER 45','M45',94,'F','MASTER',45,49,0,0,0,CURDATE(),CURDATE())," calcext:value-type="string">
            <text:p>(467,'M45','MASTER 45','M45',9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1])-3" office:value-type="float" office:value="468" calcext:value-type="float">
            <text:p>468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1]&amp;&quot;,'&quot;&amp;[.B471]&amp;&quot;','&quot;&amp;[.C471]&amp;&quot;','&quot;&amp;[.D471]&amp;&quot;',&quot;&amp;[.E471]&amp;&quot;,'&quot;&amp;[.F471]&amp;&quot;','&quot;&amp;[.G471]&amp;&quot;',&quot;&amp;[.H471]&amp;&quot;,&quot;&amp;[.I471]&amp;&quot;,&quot;&amp;[.J471]&amp;&quot;,&quot;&amp;[.K471]&amp;&quot;,0,CURDATE(),CURDATE())&quot;&amp;IF(AND([.E471]&lt;&gt;INDIRECT(ADDRESS(ROW([.E471]) + 1;5));INDIRECT(ADDRESS(ROW([.A471]) + 1;1)) &gt; 0); &quot;;&quot;&amp;CHAR(13)&amp;CHAR(10)&amp;CHAR(13)&amp;CHAR(10)&amp;[.M$3];IF(INDIRECT(ADDRESS(ROW([.A471]) + 1;1)) &gt; 0;&quot;,&quot;;&quot;;&quot;))" office:value-type="string" office:string-value="(468,'M50','MASTER 50','M50',94,'G','MASTER',50,54,0,0,0,CURDATE(),CURDATE())," calcext:value-type="string">
            <text:p>(468,'M50','MASTER 50','M50',9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2])-3" office:value-type="float" office:value="469" calcext:value-type="float">
            <text:p>469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2]&amp;&quot;,'&quot;&amp;[.B472]&amp;&quot;','&quot;&amp;[.C472]&amp;&quot;','&quot;&amp;[.D472]&amp;&quot;',&quot;&amp;[.E472]&amp;&quot;,'&quot;&amp;[.F472]&amp;&quot;','&quot;&amp;[.G472]&amp;&quot;',&quot;&amp;[.H472]&amp;&quot;,&quot;&amp;[.I472]&amp;&quot;,&quot;&amp;[.J472]&amp;&quot;,&quot;&amp;[.K472]&amp;&quot;,0,CURDATE(),CURDATE())&quot;&amp;IF(AND([.E472]&lt;&gt;INDIRECT(ADDRESS(ROW([.E472]) + 1;5));INDIRECT(ADDRESS(ROW([.A472]) + 1;1)) &gt; 0); &quot;;&quot;&amp;CHAR(13)&amp;CHAR(10)&amp;CHAR(13)&amp;CHAR(10)&amp;[.M$3];IF(INDIRECT(ADDRESS(ROW([.A472]) + 1;1)) &gt; 0;&quot;,&quot;;&quot;;&quot;))" office:value-type="string" office:string-value="(469,'M55','MASTER 55','M55',94,'H','MASTER',55,59,0,0,0,CURDATE(),CURDATE())," calcext:value-type="string">
            <text:p>(469,'M55','MASTER 55','M55',9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3])-3" office:value-type="float" office:value="470" calcext:value-type="float">
            <text:p>47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3]&amp;&quot;,'&quot;&amp;[.B473]&amp;&quot;','&quot;&amp;[.C473]&amp;&quot;','&quot;&amp;[.D473]&amp;&quot;',&quot;&amp;[.E473]&amp;&quot;,'&quot;&amp;[.F473]&amp;&quot;','&quot;&amp;[.G473]&amp;&quot;',&quot;&amp;[.H473]&amp;&quot;,&quot;&amp;[.I473]&amp;&quot;,&quot;&amp;[.J473]&amp;&quot;,&quot;&amp;[.K473]&amp;&quot;,0,CURDATE(),CURDATE())&quot;&amp;IF(AND([.E473]&lt;&gt;INDIRECT(ADDRESS(ROW([.E473]) + 1;5));INDIRECT(ADDRESS(ROW([.A473]) + 1;1)) &gt; 0); &quot;;&quot;&amp;CHAR(13)&amp;CHAR(10)&amp;CHAR(13)&amp;CHAR(10)&amp;[.M$3];IF(INDIRECT(ADDRESS(ROW([.A473]) + 1;1)) &gt; 0;&quot;,&quot;;&quot;;&quot;))" office:value-type="string" office:string-value="(470,'M60','MASTER 60','M60',94,'I','MASTER',60,64,0,0,0,CURDATE(),CURDATE())," calcext:value-type="string">
            <text:p>(470,'M60','MASTER 60','M60',9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4])-3" office:value-type="float" office:value="471" calcext:value-type="float">
            <text:p>471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4]&amp;&quot;,'&quot;&amp;[.B474]&amp;&quot;','&quot;&amp;[.C474]&amp;&quot;','&quot;&amp;[.D474]&amp;&quot;',&quot;&amp;[.E474]&amp;&quot;,'&quot;&amp;[.F474]&amp;&quot;','&quot;&amp;[.G474]&amp;&quot;',&quot;&amp;[.H474]&amp;&quot;,&quot;&amp;[.I474]&amp;&quot;,&quot;&amp;[.J474]&amp;&quot;,&quot;&amp;[.K474]&amp;&quot;,0,CURDATE(),CURDATE())&quot;&amp;IF(AND([.E474]&lt;&gt;INDIRECT(ADDRESS(ROW([.E474]) + 1;5));INDIRECT(ADDRESS(ROW([.A474]) + 1;1)) &gt; 0); &quot;;&quot;&amp;CHAR(13)&amp;CHAR(10)&amp;CHAR(13)&amp;CHAR(10)&amp;[.M$3];IF(INDIRECT(ADDRESS(ROW([.A474]) + 1;1)) &gt; 0;&quot;,&quot;;&quot;;&quot;))" office:value-type="string" office:string-value="(471,'M65','MASTER 65','M65',94,'J','MASTER',65,69,0,0,0,CURDATE(),CURDATE())," calcext:value-type="string">
            <text:p>(471,'M65','MASTER 65','M65',9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5])-3" office:value-type="float" office:value="472" calcext:value-type="float">
            <text:p>472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5]&amp;&quot;,'&quot;&amp;[.B475]&amp;&quot;','&quot;&amp;[.C475]&amp;&quot;','&quot;&amp;[.D475]&amp;&quot;',&quot;&amp;[.E475]&amp;&quot;,'&quot;&amp;[.F475]&amp;&quot;','&quot;&amp;[.G475]&amp;&quot;',&quot;&amp;[.H475]&amp;&quot;,&quot;&amp;[.I475]&amp;&quot;,&quot;&amp;[.J475]&amp;&quot;,&quot;&amp;[.K475]&amp;&quot;,0,CURDATE(),CURDATE())&quot;&amp;IF(AND([.E475]&lt;&gt;INDIRECT(ADDRESS(ROW([.E475]) + 1;5));INDIRECT(ADDRESS(ROW([.A475]) + 1;1)) &gt; 0); &quot;;&quot;&amp;CHAR(13)&amp;CHAR(10)&amp;CHAR(13)&amp;CHAR(10)&amp;[.M$3];IF(INDIRECT(ADDRESS(ROW([.A475]) + 1;1)) &gt; 0;&quot;,&quot;;&quot;;&quot;))" office:value-type="string" office:string-value="(472,'M70','MASTER 70','M70',94,'K','MASTER',70,74,0,0,0,CURDATE(),CURDATE())," calcext:value-type="string">
            <text:p>(472,'M70','MASTER 70','M70',9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6])-3" office:value-type="float" office:value="473" calcext:value-type="float">
            <text:p>473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6]&amp;&quot;,'&quot;&amp;[.B476]&amp;&quot;','&quot;&amp;[.C476]&amp;&quot;','&quot;&amp;[.D476]&amp;&quot;',&quot;&amp;[.E476]&amp;&quot;,'&quot;&amp;[.F476]&amp;&quot;','&quot;&amp;[.G476]&amp;&quot;',&quot;&amp;[.H476]&amp;&quot;,&quot;&amp;[.I476]&amp;&quot;,&quot;&amp;[.J476]&amp;&quot;,&quot;&amp;[.K476]&amp;&quot;,0,CURDATE(),CURDATE())&quot;&amp;IF(AND([.E476]&lt;&gt;INDIRECT(ADDRESS(ROW([.E476]) + 1;5));INDIRECT(ADDRESS(ROW([.A476]) + 1;1)) &gt; 0); &quot;;&quot;&amp;CHAR(13)&amp;CHAR(10)&amp;CHAR(13)&amp;CHAR(10)&amp;[.M$3];IF(INDIRECT(ADDRESS(ROW([.A476]) + 1;1)) &gt; 0;&quot;,&quot;;&quot;;&quot;))" office:value-type="string" office:string-value="(473,'M75','MASTER 75','M75',94,'L','MASTER',75,79,0,0,0,CURDATE(),CURDATE())," calcext:value-type="string">
            <text:p>(473,'M75','MASTER 75','M75',9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7])-3" office:value-type="float" office:value="474" calcext:value-type="float">
            <text:p>474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7]&amp;&quot;,'&quot;&amp;[.B477]&amp;&quot;','&quot;&amp;[.C477]&amp;&quot;','&quot;&amp;[.D477]&amp;&quot;',&quot;&amp;[.E477]&amp;&quot;,'&quot;&amp;[.F477]&amp;&quot;','&quot;&amp;[.G477]&amp;&quot;',&quot;&amp;[.H477]&amp;&quot;,&quot;&amp;[.I477]&amp;&quot;,&quot;&amp;[.J477]&amp;&quot;,&quot;&amp;[.K477]&amp;&quot;,0,CURDATE(),CURDATE())&quot;&amp;IF(AND([.E477]&lt;&gt;INDIRECT(ADDRESS(ROW([.E477]) + 1;5));INDIRECT(ADDRESS(ROW([.A477]) + 1;1)) &gt; 0); &quot;;&quot;&amp;CHAR(13)&amp;CHAR(10)&amp;CHAR(13)&amp;CHAR(10)&amp;[.M$3];IF(INDIRECT(ADDRESS(ROW([.A477]) + 1;1)) &gt; 0;&quot;,&quot;;&quot;;&quot;))" office:value-type="string" office:string-value="(474,'M80','MASTER 80','M80',94,'M','MASTER',80,84,0,0,0,CURDATE(),CURDATE())," calcext:value-type="string">
            <text:p>(474,'M80','MASTER 80','M80',9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8])-3" office:value-type="float" office:value="475" calcext:value-type="float">
            <text:p>47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8]&amp;&quot;,'&quot;&amp;[.B478]&amp;&quot;','&quot;&amp;[.C478]&amp;&quot;','&quot;&amp;[.D478]&amp;&quot;',&quot;&amp;[.E478]&amp;&quot;,'&quot;&amp;[.F478]&amp;&quot;','&quot;&amp;[.G478]&amp;&quot;',&quot;&amp;[.H478]&amp;&quot;,&quot;&amp;[.I478]&amp;&quot;,&quot;&amp;[.J478]&amp;&quot;,&quot;&amp;[.K478]&amp;&quot;,0,CURDATE(),CURDATE())&quot;&amp;IF(AND([.E478]&lt;&gt;INDIRECT(ADDRESS(ROW([.E478]) + 1;5));INDIRECT(ADDRESS(ROW([.A478]) + 1;1)) &gt; 0); &quot;;&quot;&amp;CHAR(13)&amp;CHAR(10)&amp;CHAR(13)&amp;CHAR(10)&amp;[.M$3];IF(INDIRECT(ADDRESS(ROW([.A478]) + 1;1)) &gt; 0;&quot;,&quot;;&quot;;&quot;))" office:value-type="string" office:string-value="(475,'M85','MASTER 85','M85',94,'N','MASTER',85,89,0,0,0,CURDATE(),CURDATE())," calcext:value-type="string">
            <text:p>(475,'M85','MASTER 85','M85',9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79])-3" office:value-type="float" office:value="476" calcext:value-type="float">
            <text:p>476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79]&amp;&quot;,'&quot;&amp;[.B479]&amp;&quot;','&quot;&amp;[.C479]&amp;&quot;','&quot;&amp;[.D479]&amp;&quot;',&quot;&amp;[.E479]&amp;&quot;,'&quot;&amp;[.F479]&amp;&quot;','&quot;&amp;[.G479]&amp;&quot;',&quot;&amp;[.H479]&amp;&quot;,&quot;&amp;[.I479]&amp;&quot;,&quot;&amp;[.J479]&amp;&quot;,&quot;&amp;[.K479]&amp;&quot;,0,CURDATE(),CURDATE())&quot;&amp;IF(AND([.E479]&lt;&gt;INDIRECT(ADDRESS(ROW([.E479]) + 1;5));INDIRECT(ADDRESS(ROW([.A479]) + 1;1)) &gt; 0); &quot;;&quot;&amp;CHAR(13)&amp;CHAR(10)&amp;CHAR(13)&amp;CHAR(10)&amp;[.M$3];IF(INDIRECT(ADDRESS(ROW([.A479]) + 1;1)) &gt; 0;&quot;,&quot;;&quot;;&quot;))" office:value-type="string" office:string-value="(476,'M90','MASTER 90','M90',94,'O','MASTER',90,94,0,0,0,CURDATE(),CURDATE())," calcext:value-type="string">
            <text:p>(476,'M90','MASTER 90','M90',9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0])-3" office:value-type="float" office:value="477" calcext:value-type="float">
            <text:p>477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80]&amp;&quot;,'&quot;&amp;[.B480]&amp;&quot;','&quot;&amp;[.C480]&amp;&quot;','&quot;&amp;[.D480]&amp;&quot;',&quot;&amp;[.E480]&amp;&quot;,'&quot;&amp;[.F480]&amp;&quot;','&quot;&amp;[.G480]&amp;&quot;',&quot;&amp;[.H480]&amp;&quot;,&quot;&amp;[.I480]&amp;&quot;,&quot;&amp;[.J480]&amp;&quot;,&quot;&amp;[.K480]&amp;&quot;,0,CURDATE(),CURDATE())&quot;&amp;IF(AND([.E480]&lt;&gt;INDIRECT(ADDRESS(ROW([.E480]) + 1;5));INDIRECT(ADDRESS(ROW([.A480]) + 1;1)) &gt; 0); &quot;;&quot;&amp;CHAR(13)&amp;CHAR(10)&amp;CHAR(13)&amp;CHAR(10)&amp;[.M$3];IF(INDIRECT(ADDRESS(ROW([.A480]) + 1;1)) &gt; 0;&quot;,&quot;;&quot;;&quot;))" office:value-type="string" office:string-value="(477,'M95','MASTER 95','M95',94,'P','MASTER',95,99,0,0,0,CURDATE(),CURDATE())," calcext:value-type="string">
            <text:p>(477,'M95','MASTER 95','M95',9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1])-3" office:value-type="float" office:value="478" calcext:value-type="float">
            <text:p>478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81]&amp;&quot;,'&quot;&amp;[.B481]&amp;&quot;','&quot;&amp;[.C481]&amp;&quot;','&quot;&amp;[.D481]&amp;&quot;',&quot;&amp;[.E481]&amp;&quot;,'&quot;&amp;[.F481]&amp;&quot;','&quot;&amp;[.G481]&amp;&quot;',&quot;&amp;[.H481]&amp;&quot;,&quot;&amp;[.I481]&amp;&quot;,&quot;&amp;[.J481]&amp;&quot;,&quot;&amp;[.K481]&amp;&quot;,0,CURDATE(),CURDATE())&quot;&amp;IF(AND([.E481]&lt;&gt;INDIRECT(ADDRESS(ROW([.E481]) + 1;5));INDIRECT(ADDRESS(ROW([.A481]) + 1;1)) &gt; 0); &quot;;&quot;&amp;CHAR(13)&amp;CHAR(10)&amp;CHAR(13)&amp;CHAR(10)&amp;[.M$3];IF(INDIRECT(ADDRESS(ROW([.A481]) + 1;1)) &gt; 0;&quot;,&quot;;&quot;;&quot;))" office:value-type="string" office:string-value="(478,'MA0','MASTER 100','MA0',94,'Q','MASTER',100,999,0,0,0,CURDATE(),CURDATE())," calcext:value-type="string">
            <text:p>(478,'MA0','MASTER 100','MA0',9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2])-3" office:value-type="float" office:value="479" calcext:value-type="float">
            <text:p>47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2]&amp;&quot;,'&quot;&amp;[.B482]&amp;&quot;','&quot;&amp;[.C482]&amp;&quot;','&quot;&amp;[.D482]&amp;&quot;',&quot;&amp;[.E482]&amp;&quot;,'&quot;&amp;[.F482]&amp;&quot;','&quot;&amp;[.G482]&amp;&quot;',&quot;&amp;[.H482]&amp;&quot;,&quot;&amp;[.I482]&amp;&quot;,&quot;&amp;[.J482]&amp;&quot;,&quot;&amp;[.K482]&amp;&quot;,0,CURDATE(),CURDATE())&quot;&amp;IF(AND([.E482]&lt;&gt;INDIRECT(ADDRESS(ROW([.E482]) + 1;5));INDIRECT(ADDRESS(ROW([.A482]) + 1;1)) &gt; 0); &quot;;&quot;&amp;CHAR(13)&amp;CHAR(10)&amp;CHAR(13)&amp;CHAR(10)&amp;[.M$3];IF(INDIRECT(ADDRESS(ROW([.A482]) + 1;1)) &gt; 0;&quot;,&quot;;&quot;;&quot;))" office:value-type="string" office:string-value="(479,'100-119','STAFF. M FINO A 119','100-119',94,'xA','MASTER',100,119,1,0,0,CURDATE(),CURDATE())," calcext:value-type="string">
            <text:p>(479,'100-119','STAFF. M FINO A 119','100-119',9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3])-3" office:value-type="float" office:value="480" calcext:value-type="float">
            <text:p>480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3]&amp;&quot;,'&quot;&amp;[.B483]&amp;&quot;','&quot;&amp;[.C483]&amp;&quot;','&quot;&amp;[.D483]&amp;&quot;',&quot;&amp;[.E483]&amp;&quot;,'&quot;&amp;[.F483]&amp;&quot;','&quot;&amp;[.G483]&amp;&quot;',&quot;&amp;[.H483]&amp;&quot;,&quot;&amp;[.I483]&amp;&quot;,&quot;&amp;[.J483]&amp;&quot;,&quot;&amp;[.K483]&amp;&quot;,0,CURDATE(),CURDATE())&quot;&amp;IF(AND([.E483]&lt;&gt;INDIRECT(ADDRESS(ROW([.E483]) + 1;5));INDIRECT(ADDRESS(ROW([.A483]) + 1;1)) &gt; 0); &quot;;&quot;&amp;CHAR(13)&amp;CHAR(10)&amp;CHAR(13)&amp;CHAR(10)&amp;[.M$3];IF(INDIRECT(ADDRESS(ROW([.A483]) + 1;1)) &gt; 0;&quot;,&quot;;&quot;;&quot;))" office:value-type="string" office:string-value="(480,'120-159','STAFF. M 120-159','120-159',94,'xB','MASTER',120,159,1,0,0,CURDATE(),CURDATE())," calcext:value-type="string">
            <text:p>(480,'120-159','STAFF. M 120-159','120-159',9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4])-3" office:value-type="float" office:value="481" calcext:value-type="float">
            <text:p>481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4]&amp;&quot;,'&quot;&amp;[.B484]&amp;&quot;','&quot;&amp;[.C484]&amp;&quot;','&quot;&amp;[.D484]&amp;&quot;',&quot;&amp;[.E484]&amp;&quot;,'&quot;&amp;[.F484]&amp;&quot;','&quot;&amp;[.G484]&amp;&quot;',&quot;&amp;[.H484]&amp;&quot;,&quot;&amp;[.I484]&amp;&quot;,&quot;&amp;[.J484]&amp;&quot;,&quot;&amp;[.K484]&amp;&quot;,0,CURDATE(),CURDATE())&quot;&amp;IF(AND([.E484]&lt;&gt;INDIRECT(ADDRESS(ROW([.E484]) + 1;5));INDIRECT(ADDRESS(ROW([.A484]) + 1;1)) &gt; 0); &quot;;&quot;&amp;CHAR(13)&amp;CHAR(10)&amp;CHAR(13)&amp;CHAR(10)&amp;[.M$3];IF(INDIRECT(ADDRESS(ROW([.A484]) + 1;1)) &gt; 0;&quot;,&quot;;&quot;;&quot;))" office:value-type="string" office:string-value="(481,'160-199','STAFF. M 160-199','160-199',94,'xC','MASTER',160,199,1,0,0,CURDATE(),CURDATE())," calcext:value-type="string">
            <text:p>(481,'160-199','STAFF. M 160-199','160-199',9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5])-3" office:value-type="float" office:value="482" calcext:value-type="float">
            <text:p>482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5]&amp;&quot;,'&quot;&amp;[.B485]&amp;&quot;','&quot;&amp;[.C485]&amp;&quot;','&quot;&amp;[.D485]&amp;&quot;',&quot;&amp;[.E485]&amp;&quot;,'&quot;&amp;[.F485]&amp;&quot;','&quot;&amp;[.G485]&amp;&quot;',&quot;&amp;[.H485]&amp;&quot;,&quot;&amp;[.I485]&amp;&quot;,&quot;&amp;[.J485]&amp;&quot;,&quot;&amp;[.K485]&amp;&quot;,0,CURDATE(),CURDATE())&quot;&amp;IF(AND([.E485]&lt;&gt;INDIRECT(ADDRESS(ROW([.E485]) + 1;5));INDIRECT(ADDRESS(ROW([.A485]) + 1;1)) &gt; 0); &quot;;&quot;&amp;CHAR(13)&amp;CHAR(10)&amp;CHAR(13)&amp;CHAR(10)&amp;[.M$3];IF(INDIRECT(ADDRESS(ROW([.A485]) + 1;1)) &gt; 0;&quot;,&quot;;&quot;;&quot;))" office:value-type="string" office:string-value="(482,'200-239','STAFF. M 200-239','200-239',94,'xD','MASTER',200,239,1,0,0,CURDATE(),CURDATE())," calcext:value-type="string">
            <text:p>(482,'200-239','STAFF. M 200-239','200-239',9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6])-3" office:value-type="float" office:value="483" calcext:value-type="float">
            <text:p>483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6]&amp;&quot;,'&quot;&amp;[.B486]&amp;&quot;','&quot;&amp;[.C486]&amp;&quot;','&quot;&amp;[.D486]&amp;&quot;',&quot;&amp;[.E486]&amp;&quot;,'&quot;&amp;[.F486]&amp;&quot;','&quot;&amp;[.G486]&amp;&quot;',&quot;&amp;[.H486]&amp;&quot;,&quot;&amp;[.I486]&amp;&quot;,&quot;&amp;[.J486]&amp;&quot;,&quot;&amp;[.K486]&amp;&quot;,0,CURDATE(),CURDATE())&quot;&amp;IF(AND([.E486]&lt;&gt;INDIRECT(ADDRESS(ROW([.E486]) + 1;5));INDIRECT(ADDRESS(ROW([.A486]) + 1;1)) &gt; 0); &quot;;&quot;&amp;CHAR(13)&amp;CHAR(10)&amp;CHAR(13)&amp;CHAR(10)&amp;[.M$3];IF(INDIRECT(ADDRESS(ROW([.A486]) + 1;1)) &gt; 0;&quot;,&quot;;&quot;;&quot;))" office:value-type="string" office:string-value="(483,'240-279','STAFF. M 240-279','240-279',94,'xE','MASTER',240,279,1,0,0,CURDATE(),CURDATE())," calcext:value-type="string">
            <text:p>(483,'240-279','STAFF. M 240-279','240-279',9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7])-3" office:value-type="float" office:value="484" calcext:value-type="float">
            <text:p>484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7]&amp;&quot;,'&quot;&amp;[.B487]&amp;&quot;','&quot;&amp;[.C487]&amp;&quot;','&quot;&amp;[.D487]&amp;&quot;',&quot;&amp;[.E487]&amp;&quot;,'&quot;&amp;[.F487]&amp;&quot;','&quot;&amp;[.G487]&amp;&quot;',&quot;&amp;[.H487]&amp;&quot;,&quot;&amp;[.I487]&amp;&quot;,&quot;&amp;[.J487]&amp;&quot;,&quot;&amp;[.K487]&amp;&quot;,0,CURDATE(),CURDATE())&quot;&amp;IF(AND([.E487]&lt;&gt;INDIRECT(ADDRESS(ROW([.E487]) + 1;5));INDIRECT(ADDRESS(ROW([.A487]) + 1;1)) &gt; 0); &quot;;&quot;&amp;CHAR(13)&amp;CHAR(10)&amp;CHAR(13)&amp;CHAR(10)&amp;[.M$3];IF(INDIRECT(ADDRESS(ROW([.A487]) + 1;1)) &gt; 0;&quot;,&quot;;&quot;;&quot;))" office:value-type="string" office:string-value="(484,'280-319','STAFF. M 280-319','280-319',94,'xF','MASTER',280,319,1,0,0,CURDATE(),CURDATE())," calcext:value-type="string">
            <text:p>(484,'280-319','STAFF. M 280-319','280-319',9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88])-3" office:value-type="float" office:value="485" calcext:value-type="float">
            <text:p>485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8]&amp;&quot;,'&quot;&amp;[.B488]&amp;&quot;','&quot;&amp;[.C488]&amp;&quot;','&quot;&amp;[.D488]&amp;&quot;',&quot;&amp;[.E488]&amp;&quot;,'&quot;&amp;[.F488]&amp;&quot;','&quot;&amp;[.G488]&amp;&quot;',&quot;&amp;[.H488]&amp;&quot;,&quot;&amp;[.I488]&amp;&quot;,&quot;&amp;[.J488]&amp;&quot;,&quot;&amp;[.K488]&amp;&quot;,0,CURDATE(),CURDATE())&quot;&amp;IF(AND([.E488]&lt;&gt;INDIRECT(ADDRESS(ROW([.E488]) + 1;5));INDIRECT(ADDRESS(ROW([.A488]) + 1;1)) &gt; 0); &quot;;&quot;&amp;CHAR(13)&amp;CHAR(10)&amp;CHAR(13)&amp;CHAR(10)&amp;[.M$3];IF(INDIRECT(ADDRESS(ROW([.A488]) + 1;1)) &gt; 0;&quot;,&quot;;&quot;;&quot;))" office:value-type="string" office:string-value="(485,'320-359','STAFF. M 320-359','320-359',94,'xG','MASTER',320,359,1,0,0,CURDATE(),CURDATE())," calcext:value-type="string">
            <text:p>(485,'320-359','STAFF. M 320-359','320-359',94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489])-3" office:value-type="float" office:value="486" calcext:value-type="float">
            <text:p>486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94" calcext:value-type="float">
            <text:p>9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489]&amp;&quot;,'&quot;&amp;[.B489]&amp;&quot;','&quot;&amp;[.C489]&amp;&quot;','&quot;&amp;[.D489]&amp;&quot;',&quot;&amp;[.E489]&amp;&quot;,'&quot;&amp;[.F489]&amp;&quot;','&quot;&amp;[.G489]&amp;&quot;',&quot;&amp;[.H489]&amp;&quot;,&quot;&amp;[.I489]&amp;&quot;,&quot;&amp;[.J489]&amp;&quot;,&quot;&amp;[.K489]&amp;&quot;,0,CURDATE(),CURDATE())&quot;&amp;IF(AND([.E489]&lt;&gt;INDIRECT(ADDRESS(ROW([.E489]) + 1;5));INDIRECT(ADDRESS(ROW([.A489]) + 1;1)) &gt; 0); &quot;;&quot;&amp;CHAR(13)&amp;CHAR(10)&amp;CHAR(13)&amp;CHAR(10)&amp;[.M$3];IF(INDIRECT(ADDRESS(ROW([.A489]) + 1;1)) &gt; 0;&quot;,&quot;;&quot;;&quot;))" office:value-type="string" office:string-value="(486,'360-399','STAFF. M 360-399','360-399',9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486,'360-399','STAFF. M 360-399','360-399',9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490])-3" office:value-type="float" office:value="487" calcext:value-type="float">
            <text:p>487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490]&amp;&quot;,'&quot;&amp;[.B490]&amp;&quot;','&quot;&amp;[.C490]&amp;&quot;','&quot;&amp;[.D490]&amp;&quot;',&quot;&amp;[.E490]&amp;&quot;,'&quot;&amp;[.F490]&amp;&quot;','&quot;&amp;[.G490]&amp;&quot;',&quot;&amp;[.H490]&amp;&quot;,&quot;&amp;[.I490]&amp;&quot;,&quot;&amp;[.J490]&amp;&quot;,&quot;&amp;[.K490]&amp;&quot;,0,CURDATE(),CURDATE())&quot;&amp;IF(AND([.E490]&lt;&gt;INDIRECT(ADDRESS(ROW([.E490]) + 1;5));INDIRECT(ADDRESS(ROW([.A490]) + 1;1)) &gt; 0); &quot;;&quot;&amp;CHAR(13)&amp;CHAR(10)&amp;CHAR(13)&amp;CHAR(10)&amp;[.M$3];IF(INDIRECT(ADDRESS(ROW([.A490]) + 1;1)) &gt; 0;&quot;,&quot;;&quot;;&quot;))" office:value-type="string" office:string-value="(487,'PROP','PROPAGANDA','PROP',101,'P','MASTER',1,15,0,1,0,CURDATE(),CURDATE())," calcext:value-type="string">
            <text:p>(487,'PROP','PROPAGANDA','PROP',101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1])-3" office:value-type="float" office:value="488" calcext:value-type="float">
            <text:p>488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1]&amp;&quot;,'&quot;&amp;[.B491]&amp;&quot;','&quot;&amp;[.C491]&amp;&quot;','&quot;&amp;[.D491]&amp;&quot;',&quot;&amp;[.E491]&amp;&quot;,'&quot;&amp;[.F491]&amp;&quot;','&quot;&amp;[.G491]&amp;&quot;',&quot;&amp;[.H491]&amp;&quot;,&quot;&amp;[.I491]&amp;&quot;,&quot;&amp;[.J491]&amp;&quot;,&quot;&amp;[.K491]&amp;&quot;,0,CURDATE(),CURDATE())&quot;&amp;IF(AND([.E491]&lt;&gt;INDIRECT(ADDRESS(ROW([.E491]) + 1;5));INDIRECT(ADDRESS(ROW([.A491]) + 1;1)) &gt; 0); &quot;;&quot;&amp;CHAR(13)&amp;CHAR(10)&amp;CHAR(13)&amp;CHAR(10)&amp;[.M$3];IF(INDIRECT(ADDRESS(ROW([.A491]) + 1;1)) &gt; 0;&quot;,&quot;;&quot;;&quot;))" office:value-type="string" office:string-value="(488,'SEN','SENIORES','SEN',101,'1','MASTER',16,19,0,0,0,CURDATE(),CURDATE())," calcext:value-type="string">
            <text:p>(488,'SEN','SENIORES','SEN',101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2])-3" office:value-type="float" office:value="489" calcext:value-type="float">
            <text:p>489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2]&amp;&quot;,'&quot;&amp;[.B492]&amp;&quot;','&quot;&amp;[.C492]&amp;&quot;','&quot;&amp;[.D492]&amp;&quot;',&quot;&amp;[.E492]&amp;&quot;,'&quot;&amp;[.F492]&amp;&quot;','&quot;&amp;[.G492]&amp;&quot;',&quot;&amp;[.H492]&amp;&quot;,&quot;&amp;[.I492]&amp;&quot;,&quot;&amp;[.J492]&amp;&quot;,&quot;&amp;[.K492]&amp;&quot;,0,CURDATE(),CURDATE())&quot;&amp;IF(AND([.E492]&lt;&gt;INDIRECT(ADDRESS(ROW([.E492]) + 1;5));INDIRECT(ADDRESS(ROW([.A492]) + 1;1)) &gt; 0); &quot;;&quot;&amp;CHAR(13)&amp;CHAR(10)&amp;CHAR(13)&amp;CHAR(10)&amp;[.M$3];IF(INDIRECT(ADDRESS(ROW([.A492]) + 1;1)) &gt; 0;&quot;,&quot;;&quot;;&quot;))" office:value-type="string" office:string-value="(489,'M20','MASTER 20','M20',101,'2','MASTER',20,24,0,0,0,CURDATE(),CURDATE())," calcext:value-type="string">
            <text:p>(489,'M20','MASTER 20','M20',101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3])-3" office:value-type="float" office:value="490" calcext:value-type="float">
            <text:p>490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3]&amp;&quot;,'&quot;&amp;[.B493]&amp;&quot;','&quot;&amp;[.C493]&amp;&quot;','&quot;&amp;[.D493]&amp;&quot;',&quot;&amp;[.E493]&amp;&quot;,'&quot;&amp;[.F493]&amp;&quot;','&quot;&amp;[.G493]&amp;&quot;',&quot;&amp;[.H493]&amp;&quot;,&quot;&amp;[.I493]&amp;&quot;,&quot;&amp;[.J493]&amp;&quot;,&quot;&amp;[.K493]&amp;&quot;,0,CURDATE(),CURDATE())&quot;&amp;IF(AND([.E493]&lt;&gt;INDIRECT(ADDRESS(ROW([.E493]) + 1;5));INDIRECT(ADDRESS(ROW([.A493]) + 1;1)) &gt; 0); &quot;;&quot;&amp;CHAR(13)&amp;CHAR(10)&amp;CHAR(13)&amp;CHAR(10)&amp;[.M$3];IF(INDIRECT(ADDRESS(ROW([.A493]) + 1;1)) &gt; 0;&quot;,&quot;;&quot;;&quot;))" office:value-type="string" office:string-value="(490,'M25','MASTER 25','M25',101,'3','MASTER',25,29,0,0,0,CURDATE(),CURDATE())," calcext:value-type="string">
            <text:p>(490,'M25','MASTER 25','M25',10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4])-3" office:value-type="float" office:value="491" calcext:value-type="float">
            <text:p>491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4]&amp;&quot;,'&quot;&amp;[.B494]&amp;&quot;','&quot;&amp;[.C494]&amp;&quot;','&quot;&amp;[.D494]&amp;&quot;',&quot;&amp;[.E494]&amp;&quot;,'&quot;&amp;[.F494]&amp;&quot;','&quot;&amp;[.G494]&amp;&quot;',&quot;&amp;[.H494]&amp;&quot;,&quot;&amp;[.I494]&amp;&quot;,&quot;&amp;[.J494]&amp;&quot;,&quot;&amp;[.K494]&amp;&quot;,0,CURDATE(),CURDATE())&quot;&amp;IF(AND([.E494]&lt;&gt;INDIRECT(ADDRESS(ROW([.E494]) + 1;5));INDIRECT(ADDRESS(ROW([.A494]) + 1;1)) &gt; 0); &quot;;&quot;&amp;CHAR(13)&amp;CHAR(10)&amp;CHAR(13)&amp;CHAR(10)&amp;[.M$3];IF(INDIRECT(ADDRESS(ROW([.A494]) + 1;1)) &gt; 0;&quot;,&quot;;&quot;;&quot;))" office:value-type="string" office:string-value="(491,'M30','MASTER 30','M30',101,'4','MASTER',30,34,0,0,0,CURDATE(),CURDATE())," calcext:value-type="string">
            <text:p>(491,'M30','MASTER 30','M30',10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5])-3" office:value-type="float" office:value="492" calcext:value-type="float">
            <text:p>492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5]&amp;&quot;,'&quot;&amp;[.B495]&amp;&quot;','&quot;&amp;[.C495]&amp;&quot;','&quot;&amp;[.D495]&amp;&quot;',&quot;&amp;[.E495]&amp;&quot;,'&quot;&amp;[.F495]&amp;&quot;','&quot;&amp;[.G495]&amp;&quot;',&quot;&amp;[.H495]&amp;&quot;,&quot;&amp;[.I495]&amp;&quot;,&quot;&amp;[.J495]&amp;&quot;,&quot;&amp;[.K495]&amp;&quot;,0,CURDATE(),CURDATE())&quot;&amp;IF(AND([.E495]&lt;&gt;INDIRECT(ADDRESS(ROW([.E495]) + 1;5));INDIRECT(ADDRESS(ROW([.A495]) + 1;1)) &gt; 0); &quot;;&quot;&amp;CHAR(13)&amp;CHAR(10)&amp;CHAR(13)&amp;CHAR(10)&amp;[.M$3];IF(INDIRECT(ADDRESS(ROW([.A495]) + 1;1)) &gt; 0;&quot;,&quot;;&quot;;&quot;))" office:value-type="string" office:string-value="(492,'M35','MASTER 35','M35',101,'5','MASTER',35,39,0,0,0,CURDATE(),CURDATE())," calcext:value-type="string">
            <text:p>(492,'M35','MASTER 35','M35',10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6])-3" office:value-type="float" office:value="493" calcext:value-type="float">
            <text:p>493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6]&amp;&quot;,'&quot;&amp;[.B496]&amp;&quot;','&quot;&amp;[.C496]&amp;&quot;','&quot;&amp;[.D496]&amp;&quot;',&quot;&amp;[.E496]&amp;&quot;,'&quot;&amp;[.F496]&amp;&quot;','&quot;&amp;[.G496]&amp;&quot;',&quot;&amp;[.H496]&amp;&quot;,&quot;&amp;[.I496]&amp;&quot;,&quot;&amp;[.J496]&amp;&quot;,&quot;&amp;[.K496]&amp;&quot;,0,CURDATE(),CURDATE())&quot;&amp;IF(AND([.E496]&lt;&gt;INDIRECT(ADDRESS(ROW([.E496]) + 1;5));INDIRECT(ADDRESS(ROW([.A496]) + 1;1)) &gt; 0); &quot;;&quot;&amp;CHAR(13)&amp;CHAR(10)&amp;CHAR(13)&amp;CHAR(10)&amp;[.M$3];IF(INDIRECT(ADDRESS(ROW([.A496]) + 1;1)) &gt; 0;&quot;,&quot;;&quot;;&quot;))" office:value-type="string" office:string-value="(493,'M40','MASTER 40','M40',101,'6','MASTER',40,44,0,0,0,CURDATE(),CURDATE())," calcext:value-type="string">
            <text:p>(493,'M40','MASTER 40','M40',10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7])-3" office:value-type="float" office:value="494" calcext:value-type="float">
            <text:p>494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7]&amp;&quot;,'&quot;&amp;[.B497]&amp;&quot;','&quot;&amp;[.C497]&amp;&quot;','&quot;&amp;[.D497]&amp;&quot;',&quot;&amp;[.E497]&amp;&quot;,'&quot;&amp;[.F497]&amp;&quot;','&quot;&amp;[.G497]&amp;&quot;',&quot;&amp;[.H497]&amp;&quot;,&quot;&amp;[.I497]&amp;&quot;,&quot;&amp;[.J497]&amp;&quot;,&quot;&amp;[.K497]&amp;&quot;,0,CURDATE(),CURDATE())&quot;&amp;IF(AND([.E497]&lt;&gt;INDIRECT(ADDRESS(ROW([.E497]) + 1;5));INDIRECT(ADDRESS(ROW([.A497]) + 1;1)) &gt; 0); &quot;;&quot;&amp;CHAR(13)&amp;CHAR(10)&amp;CHAR(13)&amp;CHAR(10)&amp;[.M$3];IF(INDIRECT(ADDRESS(ROW([.A497]) + 1;1)) &gt; 0;&quot;,&quot;;&quot;;&quot;))" office:value-type="string" office:string-value="(494,'M45','MASTER 45','M45',101,'7','MASTER',45,49,0,0,0,CURDATE(),CURDATE())," calcext:value-type="string">
            <text:p>(494,'M45','MASTER 45','M45',10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8])-3" office:value-type="float" office:value="495" calcext:value-type="float">
            <text:p>495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8]&amp;&quot;,'&quot;&amp;[.B498]&amp;&quot;','&quot;&amp;[.C498]&amp;&quot;','&quot;&amp;[.D498]&amp;&quot;',&quot;&amp;[.E498]&amp;&quot;,'&quot;&amp;[.F498]&amp;&quot;','&quot;&amp;[.G498]&amp;&quot;',&quot;&amp;[.H498]&amp;&quot;,&quot;&amp;[.I498]&amp;&quot;,&quot;&amp;[.J498]&amp;&quot;,&quot;&amp;[.K498]&amp;&quot;,0,CURDATE(),CURDATE())&quot;&amp;IF(AND([.E498]&lt;&gt;INDIRECT(ADDRESS(ROW([.E498]) + 1;5));INDIRECT(ADDRESS(ROW([.A498]) + 1;1)) &gt; 0); &quot;;&quot;&amp;CHAR(13)&amp;CHAR(10)&amp;CHAR(13)&amp;CHAR(10)&amp;[.M$3];IF(INDIRECT(ADDRESS(ROW([.A498]) + 1;1)) &gt; 0;&quot;,&quot;;&quot;;&quot;))" office:value-type="string" office:string-value="(495,'M50','MASTER 50','M50',101,'8','MASTER',50,54,0,0,0,CURDATE(),CURDATE())," calcext:value-type="string">
            <text:p>(495,'M50','MASTER 50','M50',10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499])-3" office:value-type="float" office:value="496" calcext:value-type="float">
            <text:p>496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499]&amp;&quot;,'&quot;&amp;[.B499]&amp;&quot;','&quot;&amp;[.C499]&amp;&quot;','&quot;&amp;[.D499]&amp;&quot;',&quot;&amp;[.E499]&amp;&quot;,'&quot;&amp;[.F499]&amp;&quot;','&quot;&amp;[.G499]&amp;&quot;',&quot;&amp;[.H499]&amp;&quot;,&quot;&amp;[.I499]&amp;&quot;,&quot;&amp;[.J499]&amp;&quot;,&quot;&amp;[.K499]&amp;&quot;,0,CURDATE(),CURDATE())&quot;&amp;IF(AND([.E499]&lt;&gt;INDIRECT(ADDRESS(ROW([.E499]) + 1;5));INDIRECT(ADDRESS(ROW([.A499]) + 1;1)) &gt; 0); &quot;;&quot;&amp;CHAR(13)&amp;CHAR(10)&amp;CHAR(13)&amp;CHAR(10)&amp;[.M$3];IF(INDIRECT(ADDRESS(ROW([.A499]) + 1;1)) &gt; 0;&quot;,&quot;;&quot;;&quot;))" office:value-type="string" office:string-value="(496,'OVER','OVER 55','M55',101,'9','MASTER',55,999,0,0,0,CURDATE(),CURDATE())," calcext:value-type="string">
            <text:p>(496,'OVER','OVER 55','M55',10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0])-3" office:value-type="float" office:value="497" calcext:value-type="float">
            <text:p>497</text:p>
          </table:table-cell>
          <table:table-cell table:style-name="ce12" office:value-type="string" calcext:value-type="string">
            <text:p>001-100</text:p>
          </table:table-cell>
          <table:table-cell table:style-name="ce12" office:value-type="string" calcext:value-type="string">
            <text:p>STAFF. SENIORES&amp;M20</text:p>
          </table:table-cell>
          <table:table-cell table:style-name="ce12" office:value-type="string" calcext:value-type="string">
            <text:p>&lt;101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string" calcext:value-type="string">
            <text:p>xS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00]&amp;&quot;,'&quot;&amp;[.B500]&amp;&quot;','&quot;&amp;[.C500]&amp;&quot;','&quot;&amp;[.D500]&amp;&quot;',&quot;&amp;[.E500]&amp;&quot;,'&quot;&amp;[.F500]&amp;&quot;','&quot;&amp;[.G500]&amp;&quot;',&quot;&amp;[.H500]&amp;&quot;,&quot;&amp;[.I500]&amp;&quot;,&quot;&amp;[.J500]&amp;&quot;,&quot;&amp;[.K500]&amp;&quot;,0,CURDATE(),CURDATE())&quot;&amp;IF(AND([.E500]&lt;&gt;INDIRECT(ADDRESS(ROW([.E500]) + 1;5));INDIRECT(ADDRESS(ROW([.A500]) + 1;1)) &gt; 0); &quot;;&quot;&amp;CHAR(13)&amp;CHAR(10)&amp;CHAR(13)&amp;CHAR(10)&amp;[.M$3];IF(INDIRECT(ADDRESS(ROW([.A500]) + 1;1)) &gt; 0;&quot;,&quot;;&quot;;&quot;))" office:value-type="string" office:string-value="(497,'001-100','STAFF. SENIORES&amp;M20','&lt;101',101,'xS','MASTER',1,100,1,0,0,CURDATE(),CURDATE())," calcext:value-type="string">
            <text:p>(497,'001-100','STAFF. SENIORES&amp;M20','&lt;101',101,'xS','MASTER',1,100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1])-3" office:value-type="float" office:value="498" calcext:value-type="float">
            <text:p>498</text:p>
          </table:table-cell>
          <table:table-cell table:style-name="ce12" office:value-type="string" calcext:value-type="string">
            <text:p>101-119</text:p>
          </table:table-cell>
          <table:table-cell table:style-name="ce12" office:value-type="string" calcext:value-type="string">
            <text:p>STAFF. M 100-119</text:p>
          </table:table-cell>
          <table:table-cell table:style-name="ce12" office:value-type="string" calcext:value-type="string">
            <text:p>101-119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01]&amp;&quot;,'&quot;&amp;[.B501]&amp;&quot;','&quot;&amp;[.C501]&amp;&quot;','&quot;&amp;[.D501]&amp;&quot;',&quot;&amp;[.E501]&amp;&quot;,'&quot;&amp;[.F501]&amp;&quot;','&quot;&amp;[.G501]&amp;&quot;',&quot;&amp;[.H501]&amp;&quot;,&quot;&amp;[.I501]&amp;&quot;,&quot;&amp;[.J501]&amp;&quot;,&quot;&amp;[.K501]&amp;&quot;,0,CURDATE(),CURDATE())&quot;&amp;IF(AND([.E501]&lt;&gt;INDIRECT(ADDRESS(ROW([.E501]) + 1;5));INDIRECT(ADDRESS(ROW([.A501]) + 1;1)) &gt; 0); &quot;;&quot;&amp;CHAR(13)&amp;CHAR(10)&amp;CHAR(13)&amp;CHAR(10)&amp;[.M$3];IF(INDIRECT(ADDRESS(ROW([.A501]) + 1;1)) &gt; 0;&quot;,&quot;;&quot;;&quot;))" office:value-type="string" office:string-value="(498,'101-119','STAFF. M 100-119','101-119',101,'x1','MASTER',101,119,1,0,0,CURDATE(),CURDATE())," calcext:value-type="string">
            <text:p>(498,'101-119','STAFF. M 100-119','101-119',101,'x1','MASTER',10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2])-3" office:value-type="float" office:value="499" calcext:value-type="float">
            <text:p>49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02]&amp;&quot;,'&quot;&amp;[.B502]&amp;&quot;','&quot;&amp;[.C502]&amp;&quot;','&quot;&amp;[.D502]&amp;&quot;',&quot;&amp;[.E502]&amp;&quot;,'&quot;&amp;[.F502]&amp;&quot;','&quot;&amp;[.G502]&amp;&quot;',&quot;&amp;[.H502]&amp;&quot;,&quot;&amp;[.I502]&amp;&quot;,&quot;&amp;[.J502]&amp;&quot;,&quot;&amp;[.K502]&amp;&quot;,0,CURDATE(),CURDATE())&quot;&amp;IF(AND([.E502]&lt;&gt;INDIRECT(ADDRESS(ROW([.E502]) + 1;5));INDIRECT(ADDRESS(ROW([.A502]) + 1;1)) &gt; 0); &quot;;&quot;&amp;CHAR(13)&amp;CHAR(10)&amp;CHAR(13)&amp;CHAR(10)&amp;[.M$3];IF(INDIRECT(ADDRESS(ROW([.A502]) + 1;1)) &gt; 0;&quot;,&quot;;&quot;;&quot;))" office:value-type="string" office:string-value="(499,'120-149','STAFF. M 120-149','120-149',101,'x2','MASTER',120,149,1,0,0,CURDATE(),CURDATE())," calcext:value-type="string">
            <text:p>(499,'120-149','STAFF. M 120-149','120-149',101,'x2','MASTER',120,14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503])-3" office:value-type="float" office:value="500" calcext:value-type="float">
            <text:p>500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101" calcext:value-type="float">
            <text:p>10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03]&amp;&quot;,'&quot;&amp;[.B503]&amp;&quot;','&quot;&amp;[.C503]&amp;&quot;','&quot;&amp;[.D503]&amp;&quot;',&quot;&amp;[.E503]&amp;&quot;,'&quot;&amp;[.F503]&amp;&quot;','&quot;&amp;[.G503]&amp;&quot;',&quot;&amp;[.H503]&amp;&quot;,&quot;&amp;[.I503]&amp;&quot;,&quot;&amp;[.J503]&amp;&quot;,&quot;&amp;[.K503]&amp;&quot;,0,CURDATE(),CURDATE())&quot;&amp;IF(AND([.E503]&lt;&gt;INDIRECT(ADDRESS(ROW([.E503]) + 1;5));INDIRECT(ADDRESS(ROW([.A503]) + 1;1)) &gt; 0); &quot;;&quot;&amp;CHAR(13)&amp;CHAR(10)&amp;CHAR(13)&amp;CHAR(10)&amp;[.M$3];IF(INDIRECT(ADDRESS(ROW([.A503]) + 1;1)) &gt; 0;&quot;,&quot;;&quot;;&quot;))" office:value-type="string" office:string-value="(500,'150-999','STAFF. M oltre 150','&gt;149',101,'x3','MASTER',15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00,'150-999','STAFF. M oltre 150','&gt;149',101,'x3','MASTER',15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504])-3" office:value-type="float" office:value="501" calcext:value-type="float">
            <text:p>501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4]&amp;&quot;,'&quot;&amp;[.B504]&amp;&quot;','&quot;&amp;[.C504]&amp;&quot;','&quot;&amp;[.D504]&amp;&quot;',&quot;&amp;[.E504]&amp;&quot;,'&quot;&amp;[.F504]&amp;&quot;','&quot;&amp;[.G504]&amp;&quot;',&quot;&amp;[.H504]&amp;&quot;,&quot;&amp;[.I504]&amp;&quot;,&quot;&amp;[.J504]&amp;&quot;,&quot;&amp;[.K504]&amp;&quot;,0,CURDATE(),CURDATE())&quot;&amp;IF(AND([.E504]&lt;&gt;INDIRECT(ADDRESS(ROW([.E504]) + 1;5));INDIRECT(ADDRESS(ROW([.A504]) + 1;1)) &gt; 0); &quot;;&quot;&amp;CHAR(13)&amp;CHAR(10)&amp;CHAR(13)&amp;CHAR(10)&amp;[.M$3];IF(INDIRECT(ADDRESS(ROW([.A504]) + 1;1)) &gt; 0;&quot;,&quot;;&quot;;&quot;))" office:value-type="string" office:string-value="(501,'U25','UNDER 25','U25',102,'A','MASTER',20,24,0,0,0,CURDATE(),CURDATE())," calcext:value-type="string">
            <text:p>(501,'U25','UNDER 25','U25',10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5])-3" office:value-type="float" office:value="502" calcext:value-type="float">
            <text:p>502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5]&amp;&quot;,'&quot;&amp;[.B505]&amp;&quot;','&quot;&amp;[.C505]&amp;&quot;','&quot;&amp;[.D505]&amp;&quot;',&quot;&amp;[.E505]&amp;&quot;,'&quot;&amp;[.F505]&amp;&quot;','&quot;&amp;[.G505]&amp;&quot;',&quot;&amp;[.H505]&amp;&quot;,&quot;&amp;[.I505]&amp;&quot;,&quot;&amp;[.J505]&amp;&quot;,&quot;&amp;[.K505]&amp;&quot;,0,CURDATE(),CURDATE())&quot;&amp;IF(AND([.E505]&lt;&gt;INDIRECT(ADDRESS(ROW([.E505]) + 1;5));INDIRECT(ADDRESS(ROW([.A505]) + 1;1)) &gt; 0); &quot;;&quot;&amp;CHAR(13)&amp;CHAR(10)&amp;CHAR(13)&amp;CHAR(10)&amp;[.M$3];IF(INDIRECT(ADDRESS(ROW([.A505]) + 1;1)) &gt; 0;&quot;,&quot;;&quot;;&quot;))" office:value-type="string" office:string-value="(502,'M25','MASTER 25','M25',102,'B','MASTER',25,29,0,0,0,CURDATE(),CURDATE())," calcext:value-type="string">
            <text:p>(502,'M25','MASTER 25','M25',10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6])-3" office:value-type="float" office:value="503" calcext:value-type="float">
            <text:p>503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6]&amp;&quot;,'&quot;&amp;[.B506]&amp;&quot;','&quot;&amp;[.C506]&amp;&quot;','&quot;&amp;[.D506]&amp;&quot;',&quot;&amp;[.E506]&amp;&quot;,'&quot;&amp;[.F506]&amp;&quot;','&quot;&amp;[.G506]&amp;&quot;',&quot;&amp;[.H506]&amp;&quot;,&quot;&amp;[.I506]&amp;&quot;,&quot;&amp;[.J506]&amp;&quot;,&quot;&amp;[.K506]&amp;&quot;,0,CURDATE(),CURDATE())&quot;&amp;IF(AND([.E506]&lt;&gt;INDIRECT(ADDRESS(ROW([.E506]) + 1;5));INDIRECT(ADDRESS(ROW([.A506]) + 1;1)) &gt; 0); &quot;;&quot;&amp;CHAR(13)&amp;CHAR(10)&amp;CHAR(13)&amp;CHAR(10)&amp;[.M$3];IF(INDIRECT(ADDRESS(ROW([.A506]) + 1;1)) &gt; 0;&quot;,&quot;;&quot;;&quot;))" office:value-type="string" office:string-value="(503,'M30','MASTER 30','M30',102,'C','MASTER',30,34,0,0,0,CURDATE(),CURDATE())," calcext:value-type="string">
            <text:p>(503,'M30','MASTER 30','M30',10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7])-3" office:value-type="float" office:value="504" calcext:value-type="float">
            <text:p>504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7]&amp;&quot;,'&quot;&amp;[.B507]&amp;&quot;','&quot;&amp;[.C507]&amp;&quot;','&quot;&amp;[.D507]&amp;&quot;',&quot;&amp;[.E507]&amp;&quot;,'&quot;&amp;[.F507]&amp;&quot;','&quot;&amp;[.G507]&amp;&quot;',&quot;&amp;[.H507]&amp;&quot;,&quot;&amp;[.I507]&amp;&quot;,&quot;&amp;[.J507]&amp;&quot;,&quot;&amp;[.K507]&amp;&quot;,0,CURDATE(),CURDATE())&quot;&amp;IF(AND([.E507]&lt;&gt;INDIRECT(ADDRESS(ROW([.E507]) + 1;5));INDIRECT(ADDRESS(ROW([.A507]) + 1;1)) &gt; 0); &quot;;&quot;&amp;CHAR(13)&amp;CHAR(10)&amp;CHAR(13)&amp;CHAR(10)&amp;[.M$3];IF(INDIRECT(ADDRESS(ROW([.A507]) + 1;1)) &gt; 0;&quot;,&quot;;&quot;;&quot;))" office:value-type="string" office:string-value="(504,'M35','MASTER 35','M35',102,'D','MASTER',35,39,0,0,0,CURDATE(),CURDATE())," calcext:value-type="string">
            <text:p>(504,'M35','MASTER 35','M35',10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8])-3" office:value-type="float" office:value="505" calcext:value-type="float">
            <text:p>505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8]&amp;&quot;,'&quot;&amp;[.B508]&amp;&quot;','&quot;&amp;[.C508]&amp;&quot;','&quot;&amp;[.D508]&amp;&quot;',&quot;&amp;[.E508]&amp;&quot;,'&quot;&amp;[.F508]&amp;&quot;','&quot;&amp;[.G508]&amp;&quot;',&quot;&amp;[.H508]&amp;&quot;,&quot;&amp;[.I508]&amp;&quot;,&quot;&amp;[.J508]&amp;&quot;,&quot;&amp;[.K508]&amp;&quot;,0,CURDATE(),CURDATE())&quot;&amp;IF(AND([.E508]&lt;&gt;INDIRECT(ADDRESS(ROW([.E508]) + 1;5));INDIRECT(ADDRESS(ROW([.A508]) + 1;1)) &gt; 0); &quot;;&quot;&amp;CHAR(13)&amp;CHAR(10)&amp;CHAR(13)&amp;CHAR(10)&amp;[.M$3];IF(INDIRECT(ADDRESS(ROW([.A508]) + 1;1)) &gt; 0;&quot;,&quot;;&quot;;&quot;))" office:value-type="string" office:string-value="(505,'M40','MASTER 40','M40',102,'E','MASTER',40,44,0,0,0,CURDATE(),CURDATE())," calcext:value-type="string">
            <text:p>(505,'M40','MASTER 40','M40',10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09])-3" office:value-type="float" office:value="506" calcext:value-type="float">
            <text:p>506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09]&amp;&quot;,'&quot;&amp;[.B509]&amp;&quot;','&quot;&amp;[.C509]&amp;&quot;','&quot;&amp;[.D509]&amp;&quot;',&quot;&amp;[.E509]&amp;&quot;,'&quot;&amp;[.F509]&amp;&quot;','&quot;&amp;[.G509]&amp;&quot;',&quot;&amp;[.H509]&amp;&quot;,&quot;&amp;[.I509]&amp;&quot;,&quot;&amp;[.J509]&amp;&quot;,&quot;&amp;[.K509]&amp;&quot;,0,CURDATE(),CURDATE())&quot;&amp;IF(AND([.E509]&lt;&gt;INDIRECT(ADDRESS(ROW([.E509]) + 1;5));INDIRECT(ADDRESS(ROW([.A509]) + 1;1)) &gt; 0); &quot;;&quot;&amp;CHAR(13)&amp;CHAR(10)&amp;CHAR(13)&amp;CHAR(10)&amp;[.M$3];IF(INDIRECT(ADDRESS(ROW([.A509]) + 1;1)) &gt; 0;&quot;,&quot;;&quot;;&quot;))" office:value-type="string" office:string-value="(506,'M45','MASTER 45','M45',102,'F','MASTER',45,49,0,0,0,CURDATE(),CURDATE())," calcext:value-type="string">
            <text:p>(506,'M45','MASTER 45','M45',10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0])-3" office:value-type="float" office:value="507" calcext:value-type="float">
            <text:p>507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0]&amp;&quot;,'&quot;&amp;[.B510]&amp;&quot;','&quot;&amp;[.C510]&amp;&quot;','&quot;&amp;[.D510]&amp;&quot;',&quot;&amp;[.E510]&amp;&quot;,'&quot;&amp;[.F510]&amp;&quot;','&quot;&amp;[.G510]&amp;&quot;',&quot;&amp;[.H510]&amp;&quot;,&quot;&amp;[.I510]&amp;&quot;,&quot;&amp;[.J510]&amp;&quot;,&quot;&amp;[.K510]&amp;&quot;,0,CURDATE(),CURDATE())&quot;&amp;IF(AND([.E510]&lt;&gt;INDIRECT(ADDRESS(ROW([.E510]) + 1;5));INDIRECT(ADDRESS(ROW([.A510]) + 1;1)) &gt; 0); &quot;;&quot;&amp;CHAR(13)&amp;CHAR(10)&amp;CHAR(13)&amp;CHAR(10)&amp;[.M$3];IF(INDIRECT(ADDRESS(ROW([.A510]) + 1;1)) &gt; 0;&quot;,&quot;;&quot;;&quot;))" office:value-type="string" office:string-value="(507,'M50','MASTER 50','M50',102,'G','MASTER',50,54,0,0,0,CURDATE(),CURDATE())," calcext:value-type="string">
            <text:p>(507,'M50','MASTER 50','M50',10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1])-3" office:value-type="float" office:value="508" calcext:value-type="float">
            <text:p>508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1]&amp;&quot;,'&quot;&amp;[.B511]&amp;&quot;','&quot;&amp;[.C511]&amp;&quot;','&quot;&amp;[.D511]&amp;&quot;',&quot;&amp;[.E511]&amp;&quot;,'&quot;&amp;[.F511]&amp;&quot;','&quot;&amp;[.G511]&amp;&quot;',&quot;&amp;[.H511]&amp;&quot;,&quot;&amp;[.I511]&amp;&quot;,&quot;&amp;[.J511]&amp;&quot;,&quot;&amp;[.K511]&amp;&quot;,0,CURDATE(),CURDATE())&quot;&amp;IF(AND([.E511]&lt;&gt;INDIRECT(ADDRESS(ROW([.E511]) + 1;5));INDIRECT(ADDRESS(ROW([.A511]) + 1;1)) &gt; 0); &quot;;&quot;&amp;CHAR(13)&amp;CHAR(10)&amp;CHAR(13)&amp;CHAR(10)&amp;[.M$3];IF(INDIRECT(ADDRESS(ROW([.A511]) + 1;1)) &gt; 0;&quot;,&quot;;&quot;;&quot;))" office:value-type="string" office:string-value="(508,'M55','MASTER 55','M55',102,'H','MASTER',55,59,0,0,0,CURDATE(),CURDATE())," calcext:value-type="string">
            <text:p>(508,'M55','MASTER 55','M55',10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2])-3" office:value-type="float" office:value="509" calcext:value-type="float">
            <text:p>509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2]&amp;&quot;,'&quot;&amp;[.B512]&amp;&quot;','&quot;&amp;[.C512]&amp;&quot;','&quot;&amp;[.D512]&amp;&quot;',&quot;&amp;[.E512]&amp;&quot;,'&quot;&amp;[.F512]&amp;&quot;','&quot;&amp;[.G512]&amp;&quot;',&quot;&amp;[.H512]&amp;&quot;,&quot;&amp;[.I512]&amp;&quot;,&quot;&amp;[.J512]&amp;&quot;,&quot;&amp;[.K512]&amp;&quot;,0,CURDATE(),CURDATE())&quot;&amp;IF(AND([.E512]&lt;&gt;INDIRECT(ADDRESS(ROW([.E512]) + 1;5));INDIRECT(ADDRESS(ROW([.A512]) + 1;1)) &gt; 0); &quot;;&quot;&amp;CHAR(13)&amp;CHAR(10)&amp;CHAR(13)&amp;CHAR(10)&amp;[.M$3];IF(INDIRECT(ADDRESS(ROW([.A512]) + 1;1)) &gt; 0;&quot;,&quot;;&quot;;&quot;))" office:value-type="string" office:string-value="(509,'M60','MASTER 60','M60',102,'I','MASTER',60,64,0,0,0,CURDATE(),CURDATE())," calcext:value-type="string">
            <text:p>(509,'M60','MASTER 60','M60',10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3])-3" office:value-type="float" office:value="510" calcext:value-type="float">
            <text:p>510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3]&amp;&quot;,'&quot;&amp;[.B513]&amp;&quot;','&quot;&amp;[.C513]&amp;&quot;','&quot;&amp;[.D513]&amp;&quot;',&quot;&amp;[.E513]&amp;&quot;,'&quot;&amp;[.F513]&amp;&quot;','&quot;&amp;[.G513]&amp;&quot;',&quot;&amp;[.H513]&amp;&quot;,&quot;&amp;[.I513]&amp;&quot;,&quot;&amp;[.J513]&amp;&quot;,&quot;&amp;[.K513]&amp;&quot;,0,CURDATE(),CURDATE())&quot;&amp;IF(AND([.E513]&lt;&gt;INDIRECT(ADDRESS(ROW([.E513]) + 1;5));INDIRECT(ADDRESS(ROW([.A513]) + 1;1)) &gt; 0); &quot;;&quot;&amp;CHAR(13)&amp;CHAR(10)&amp;CHAR(13)&amp;CHAR(10)&amp;[.M$3];IF(INDIRECT(ADDRESS(ROW([.A513]) + 1;1)) &gt; 0;&quot;,&quot;;&quot;;&quot;))" office:value-type="string" office:string-value="(510,'M65','MASTER 65','M65',102,'J','MASTER',65,69,0,0,0,CURDATE(),CURDATE())," calcext:value-type="string">
            <text:p>(510,'M65','MASTER 65','M65',10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4])-3" office:value-type="float" office:value="511" calcext:value-type="float">
            <text:p>511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4]&amp;&quot;,'&quot;&amp;[.B514]&amp;&quot;','&quot;&amp;[.C514]&amp;&quot;','&quot;&amp;[.D514]&amp;&quot;',&quot;&amp;[.E514]&amp;&quot;,'&quot;&amp;[.F514]&amp;&quot;','&quot;&amp;[.G514]&amp;&quot;',&quot;&amp;[.H514]&amp;&quot;,&quot;&amp;[.I514]&amp;&quot;,&quot;&amp;[.J514]&amp;&quot;,&quot;&amp;[.K514]&amp;&quot;,0,CURDATE(),CURDATE())&quot;&amp;IF(AND([.E514]&lt;&gt;INDIRECT(ADDRESS(ROW([.E514]) + 1;5));INDIRECT(ADDRESS(ROW([.A514]) + 1;1)) &gt; 0); &quot;;&quot;&amp;CHAR(13)&amp;CHAR(10)&amp;CHAR(13)&amp;CHAR(10)&amp;[.M$3];IF(INDIRECT(ADDRESS(ROW([.A514]) + 1;1)) &gt; 0;&quot;,&quot;;&quot;;&quot;))" office:value-type="string" office:string-value="(511,'M70','MASTER 70','M70',102,'K','MASTER',70,74,0,0,0,CURDATE(),CURDATE())," calcext:value-type="string">
            <text:p>(511,'M70','MASTER 70','M70',10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5])-3" office:value-type="float" office:value="512" calcext:value-type="float">
            <text:p>512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5]&amp;&quot;,'&quot;&amp;[.B515]&amp;&quot;','&quot;&amp;[.C515]&amp;&quot;','&quot;&amp;[.D515]&amp;&quot;',&quot;&amp;[.E515]&amp;&quot;,'&quot;&amp;[.F515]&amp;&quot;','&quot;&amp;[.G515]&amp;&quot;',&quot;&amp;[.H515]&amp;&quot;,&quot;&amp;[.I515]&amp;&quot;,&quot;&amp;[.J515]&amp;&quot;,&quot;&amp;[.K515]&amp;&quot;,0,CURDATE(),CURDATE())&quot;&amp;IF(AND([.E515]&lt;&gt;INDIRECT(ADDRESS(ROW([.E515]) + 1;5));INDIRECT(ADDRESS(ROW([.A515]) + 1;1)) &gt; 0); &quot;;&quot;&amp;CHAR(13)&amp;CHAR(10)&amp;CHAR(13)&amp;CHAR(10)&amp;[.M$3];IF(INDIRECT(ADDRESS(ROW([.A515]) + 1;1)) &gt; 0;&quot;,&quot;;&quot;;&quot;))" office:value-type="string" office:string-value="(512,'M75','MASTER 75','M75',102,'L','MASTER',75,79,0,0,0,CURDATE(),CURDATE())," calcext:value-type="string">
            <text:p>(512,'M75','MASTER 75','M75',10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6])-3" office:value-type="float" office:value="513" calcext:value-type="float">
            <text:p>513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6]&amp;&quot;,'&quot;&amp;[.B516]&amp;&quot;','&quot;&amp;[.C516]&amp;&quot;','&quot;&amp;[.D516]&amp;&quot;',&quot;&amp;[.E516]&amp;&quot;,'&quot;&amp;[.F516]&amp;&quot;','&quot;&amp;[.G516]&amp;&quot;',&quot;&amp;[.H516]&amp;&quot;,&quot;&amp;[.I516]&amp;&quot;,&quot;&amp;[.J516]&amp;&quot;,&quot;&amp;[.K516]&amp;&quot;,0,CURDATE(),CURDATE())&quot;&amp;IF(AND([.E516]&lt;&gt;INDIRECT(ADDRESS(ROW([.E516]) + 1;5));INDIRECT(ADDRESS(ROW([.A516]) + 1;1)) &gt; 0); &quot;;&quot;&amp;CHAR(13)&amp;CHAR(10)&amp;CHAR(13)&amp;CHAR(10)&amp;[.M$3];IF(INDIRECT(ADDRESS(ROW([.A516]) + 1;1)) &gt; 0;&quot;,&quot;;&quot;;&quot;))" office:value-type="string" office:string-value="(513,'M80','MASTER 80','M80',102,'M','MASTER',80,84,0,0,0,CURDATE(),CURDATE())," calcext:value-type="string">
            <text:p>(513,'M80','MASTER 80','M80',10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7])-3" office:value-type="float" office:value="514" calcext:value-type="float">
            <text:p>514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7]&amp;&quot;,'&quot;&amp;[.B517]&amp;&quot;','&quot;&amp;[.C517]&amp;&quot;','&quot;&amp;[.D517]&amp;&quot;',&quot;&amp;[.E517]&amp;&quot;,'&quot;&amp;[.F517]&amp;&quot;','&quot;&amp;[.G517]&amp;&quot;',&quot;&amp;[.H517]&amp;&quot;,&quot;&amp;[.I517]&amp;&quot;,&quot;&amp;[.J517]&amp;&quot;,&quot;&amp;[.K517]&amp;&quot;,0,CURDATE(),CURDATE())&quot;&amp;IF(AND([.E517]&lt;&gt;INDIRECT(ADDRESS(ROW([.E517]) + 1;5));INDIRECT(ADDRESS(ROW([.A517]) + 1;1)) &gt; 0); &quot;;&quot;&amp;CHAR(13)&amp;CHAR(10)&amp;CHAR(13)&amp;CHAR(10)&amp;[.M$3];IF(INDIRECT(ADDRESS(ROW([.A517]) + 1;1)) &gt; 0;&quot;,&quot;;&quot;;&quot;))" office:value-type="string" office:string-value="(514,'M85','MASTER 85','M85',102,'N','MASTER',85,89,0,0,0,CURDATE(),CURDATE())," calcext:value-type="string">
            <text:p>(514,'M85','MASTER 85','M85',10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8])-3" office:value-type="float" office:value="515" calcext:value-type="float">
            <text:p>515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8]&amp;&quot;,'&quot;&amp;[.B518]&amp;&quot;','&quot;&amp;[.C518]&amp;&quot;','&quot;&amp;[.D518]&amp;&quot;',&quot;&amp;[.E518]&amp;&quot;,'&quot;&amp;[.F518]&amp;&quot;','&quot;&amp;[.G518]&amp;&quot;',&quot;&amp;[.H518]&amp;&quot;,&quot;&amp;[.I518]&amp;&quot;,&quot;&amp;[.J518]&amp;&quot;,&quot;&amp;[.K518]&amp;&quot;,0,CURDATE(),CURDATE())&quot;&amp;IF(AND([.E518]&lt;&gt;INDIRECT(ADDRESS(ROW([.E518]) + 1;5));INDIRECT(ADDRESS(ROW([.A518]) + 1;1)) &gt; 0); &quot;;&quot;&amp;CHAR(13)&amp;CHAR(10)&amp;CHAR(13)&amp;CHAR(10)&amp;[.M$3];IF(INDIRECT(ADDRESS(ROW([.A518]) + 1;1)) &gt; 0;&quot;,&quot;;&quot;;&quot;))" office:value-type="string" office:string-value="(515,'M90','MASTER 90','M90',102,'O','MASTER',90,94,0,0,0,CURDATE(),CURDATE())," calcext:value-type="string">
            <text:p>(515,'M90','MASTER 90','M90',10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19])-3" office:value-type="float" office:value="516" calcext:value-type="float">
            <text:p>516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19]&amp;&quot;,'&quot;&amp;[.B519]&amp;&quot;','&quot;&amp;[.C519]&amp;&quot;','&quot;&amp;[.D519]&amp;&quot;',&quot;&amp;[.E519]&amp;&quot;,'&quot;&amp;[.F519]&amp;&quot;','&quot;&amp;[.G519]&amp;&quot;',&quot;&amp;[.H519]&amp;&quot;,&quot;&amp;[.I519]&amp;&quot;,&quot;&amp;[.J519]&amp;&quot;,&quot;&amp;[.K519]&amp;&quot;,0,CURDATE(),CURDATE())&quot;&amp;IF(AND([.E519]&lt;&gt;INDIRECT(ADDRESS(ROW([.E519]) + 1;5));INDIRECT(ADDRESS(ROW([.A519]) + 1;1)) &gt; 0); &quot;;&quot;&amp;CHAR(13)&amp;CHAR(10)&amp;CHAR(13)&amp;CHAR(10)&amp;[.M$3];IF(INDIRECT(ADDRESS(ROW([.A519]) + 1;1)) &gt; 0;&quot;,&quot;;&quot;;&quot;))" office:value-type="string" office:string-value="(516,'M95','MASTER 95','M95',102,'P','MASTER',95,99,0,0,0,CURDATE(),CURDATE())," calcext:value-type="string">
            <text:p>(516,'M95','MASTER 95','M95',10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0])-3" office:value-type="float" office:value="517" calcext:value-type="float">
            <text:p>517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20]&amp;&quot;,'&quot;&amp;[.B520]&amp;&quot;','&quot;&amp;[.C520]&amp;&quot;','&quot;&amp;[.D520]&amp;&quot;',&quot;&amp;[.E520]&amp;&quot;,'&quot;&amp;[.F520]&amp;&quot;','&quot;&amp;[.G520]&amp;&quot;',&quot;&amp;[.H520]&amp;&quot;,&quot;&amp;[.I520]&amp;&quot;,&quot;&amp;[.J520]&amp;&quot;,&quot;&amp;[.K520]&amp;&quot;,0,CURDATE(),CURDATE())&quot;&amp;IF(AND([.E520]&lt;&gt;INDIRECT(ADDRESS(ROW([.E520]) + 1;5));INDIRECT(ADDRESS(ROW([.A520]) + 1;1)) &gt; 0); &quot;;&quot;&amp;CHAR(13)&amp;CHAR(10)&amp;CHAR(13)&amp;CHAR(10)&amp;[.M$3];IF(INDIRECT(ADDRESS(ROW([.A520]) + 1;1)) &gt; 0;&quot;,&quot;;&quot;;&quot;))" office:value-type="string" office:string-value="(517,'MA0','MASTER 100','MA0',102,'Q','MASTER',100,999,0,0,0,CURDATE(),CURDATE())," calcext:value-type="string">
            <text:p>(517,'MA0','MASTER 100','MA0',10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1])-3" office:value-type="float" office:value="518" calcext:value-type="float">
            <text:p>518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1]&amp;&quot;,'&quot;&amp;[.B521]&amp;&quot;','&quot;&amp;[.C521]&amp;&quot;','&quot;&amp;[.D521]&amp;&quot;',&quot;&amp;[.E521]&amp;&quot;,'&quot;&amp;[.F521]&amp;&quot;','&quot;&amp;[.G521]&amp;&quot;',&quot;&amp;[.H521]&amp;&quot;,&quot;&amp;[.I521]&amp;&quot;,&quot;&amp;[.J521]&amp;&quot;,&quot;&amp;[.K521]&amp;&quot;,0,CURDATE(),CURDATE())&quot;&amp;IF(AND([.E521]&lt;&gt;INDIRECT(ADDRESS(ROW([.E521]) + 1;5));INDIRECT(ADDRESS(ROW([.A521]) + 1;1)) &gt; 0); &quot;;&quot;&amp;CHAR(13)&amp;CHAR(10)&amp;CHAR(13)&amp;CHAR(10)&amp;[.M$3];IF(INDIRECT(ADDRESS(ROW([.A521]) + 1;1)) &gt; 0;&quot;,&quot;;&quot;;&quot;))" office:value-type="string" office:string-value="(518,'100-119','STAFF. M FINO A 119','100-119',102,'xA','MASTER',100,119,1,0,0,CURDATE(),CURDATE())," calcext:value-type="string">
            <text:p>(518,'100-119','STAFF. M FINO A 119','100-119',10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2])-3" office:value-type="float" office:value="519" calcext:value-type="float">
            <text:p>51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2]&amp;&quot;,'&quot;&amp;[.B522]&amp;&quot;','&quot;&amp;[.C522]&amp;&quot;','&quot;&amp;[.D522]&amp;&quot;',&quot;&amp;[.E522]&amp;&quot;,'&quot;&amp;[.F522]&amp;&quot;','&quot;&amp;[.G522]&amp;&quot;',&quot;&amp;[.H522]&amp;&quot;,&quot;&amp;[.I522]&amp;&quot;,&quot;&amp;[.J522]&amp;&quot;,&quot;&amp;[.K522]&amp;&quot;,0,CURDATE(),CURDATE())&quot;&amp;IF(AND([.E522]&lt;&gt;INDIRECT(ADDRESS(ROW([.E522]) + 1;5));INDIRECT(ADDRESS(ROW([.A522]) + 1;1)) &gt; 0); &quot;;&quot;&amp;CHAR(13)&amp;CHAR(10)&amp;CHAR(13)&amp;CHAR(10)&amp;[.M$3];IF(INDIRECT(ADDRESS(ROW([.A522]) + 1;1)) &gt; 0;&quot;,&quot;;&quot;;&quot;))" office:value-type="string" office:string-value="(519,'120-159','STAFF. M 120-159','120-159',102,'xB','MASTER',120,159,1,0,0,CURDATE(),CURDATE())," calcext:value-type="string">
            <text:p>(519,'120-159','STAFF. M 120-159','120-159',10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3])-3" office:value-type="float" office:value="520" calcext:value-type="float">
            <text:p>520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3]&amp;&quot;,'&quot;&amp;[.B523]&amp;&quot;','&quot;&amp;[.C523]&amp;&quot;','&quot;&amp;[.D523]&amp;&quot;',&quot;&amp;[.E523]&amp;&quot;,'&quot;&amp;[.F523]&amp;&quot;','&quot;&amp;[.G523]&amp;&quot;',&quot;&amp;[.H523]&amp;&quot;,&quot;&amp;[.I523]&amp;&quot;,&quot;&amp;[.J523]&amp;&quot;,&quot;&amp;[.K523]&amp;&quot;,0,CURDATE(),CURDATE())&quot;&amp;IF(AND([.E523]&lt;&gt;INDIRECT(ADDRESS(ROW([.E523]) + 1;5));INDIRECT(ADDRESS(ROW([.A523]) + 1;1)) &gt; 0); &quot;;&quot;&amp;CHAR(13)&amp;CHAR(10)&amp;CHAR(13)&amp;CHAR(10)&amp;[.M$3];IF(INDIRECT(ADDRESS(ROW([.A523]) + 1;1)) &gt; 0;&quot;,&quot;;&quot;;&quot;))" office:value-type="string" office:string-value="(520,'160-199','STAFF. M 160-199','160-199',102,'xC','MASTER',160,199,1,0,0,CURDATE(),CURDATE())," calcext:value-type="string">
            <text:p>(520,'160-199','STAFF. M 160-199','160-199',10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4])-3" office:value-type="float" office:value="521" calcext:value-type="float">
            <text:p>521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4]&amp;&quot;,'&quot;&amp;[.B524]&amp;&quot;','&quot;&amp;[.C524]&amp;&quot;','&quot;&amp;[.D524]&amp;&quot;',&quot;&amp;[.E524]&amp;&quot;,'&quot;&amp;[.F524]&amp;&quot;','&quot;&amp;[.G524]&amp;&quot;',&quot;&amp;[.H524]&amp;&quot;,&quot;&amp;[.I524]&amp;&quot;,&quot;&amp;[.J524]&amp;&quot;,&quot;&amp;[.K524]&amp;&quot;,0,CURDATE(),CURDATE())&quot;&amp;IF(AND([.E524]&lt;&gt;INDIRECT(ADDRESS(ROW([.E524]) + 1;5));INDIRECT(ADDRESS(ROW([.A524]) + 1;1)) &gt; 0); &quot;;&quot;&amp;CHAR(13)&amp;CHAR(10)&amp;CHAR(13)&amp;CHAR(10)&amp;[.M$3];IF(INDIRECT(ADDRESS(ROW([.A524]) + 1;1)) &gt; 0;&quot;,&quot;;&quot;;&quot;))" office:value-type="string" office:string-value="(521,'200-239','STAFF. M 200-239','200-239',102,'xD','MASTER',200,239,1,0,0,CURDATE(),CURDATE())," calcext:value-type="string">
            <text:p>(521,'200-239','STAFF. M 200-239','200-239',10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5])-3" office:value-type="float" office:value="522" calcext:value-type="float">
            <text:p>522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5]&amp;&quot;,'&quot;&amp;[.B525]&amp;&quot;','&quot;&amp;[.C525]&amp;&quot;','&quot;&amp;[.D525]&amp;&quot;',&quot;&amp;[.E525]&amp;&quot;,'&quot;&amp;[.F525]&amp;&quot;','&quot;&amp;[.G525]&amp;&quot;',&quot;&amp;[.H525]&amp;&quot;,&quot;&amp;[.I525]&amp;&quot;,&quot;&amp;[.J525]&amp;&quot;,&quot;&amp;[.K525]&amp;&quot;,0,CURDATE(),CURDATE())&quot;&amp;IF(AND([.E525]&lt;&gt;INDIRECT(ADDRESS(ROW([.E525]) + 1;5));INDIRECT(ADDRESS(ROW([.A525]) + 1;1)) &gt; 0); &quot;;&quot;&amp;CHAR(13)&amp;CHAR(10)&amp;CHAR(13)&amp;CHAR(10)&amp;[.M$3];IF(INDIRECT(ADDRESS(ROW([.A525]) + 1;1)) &gt; 0;&quot;,&quot;;&quot;;&quot;))" office:value-type="string" office:string-value="(522,'240-279','STAFF. M 240-279','240-279',102,'xE','MASTER',240,279,1,0,0,CURDATE(),CURDATE())," calcext:value-type="string">
            <text:p>(522,'240-279','STAFF. M 240-279','240-279',10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6])-3" office:value-type="float" office:value="523" calcext:value-type="float">
            <text:p>523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6]&amp;&quot;,'&quot;&amp;[.B526]&amp;&quot;','&quot;&amp;[.C526]&amp;&quot;','&quot;&amp;[.D526]&amp;&quot;',&quot;&amp;[.E526]&amp;&quot;,'&quot;&amp;[.F526]&amp;&quot;','&quot;&amp;[.G526]&amp;&quot;',&quot;&amp;[.H526]&amp;&quot;,&quot;&amp;[.I526]&amp;&quot;,&quot;&amp;[.J526]&amp;&quot;,&quot;&amp;[.K526]&amp;&quot;,0,CURDATE(),CURDATE())&quot;&amp;IF(AND([.E526]&lt;&gt;INDIRECT(ADDRESS(ROW([.E526]) + 1;5));INDIRECT(ADDRESS(ROW([.A526]) + 1;1)) &gt; 0); &quot;;&quot;&amp;CHAR(13)&amp;CHAR(10)&amp;CHAR(13)&amp;CHAR(10)&amp;[.M$3];IF(INDIRECT(ADDRESS(ROW([.A526]) + 1;1)) &gt; 0;&quot;,&quot;;&quot;;&quot;))" office:value-type="string" office:string-value="(523,'280-319','STAFF. M 280-319','280-319',102,'xF','MASTER',280,319,1,0,0,CURDATE(),CURDATE())," calcext:value-type="string">
            <text:p>(523,'280-319','STAFF. M 280-319','280-319',10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7])-3" office:value-type="float" office:value="524" calcext:value-type="float">
            <text:p>524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7]&amp;&quot;,'&quot;&amp;[.B527]&amp;&quot;','&quot;&amp;[.C527]&amp;&quot;','&quot;&amp;[.D527]&amp;&quot;',&quot;&amp;[.E527]&amp;&quot;,'&quot;&amp;[.F527]&amp;&quot;','&quot;&amp;[.G527]&amp;&quot;',&quot;&amp;[.H527]&amp;&quot;,&quot;&amp;[.I527]&amp;&quot;,&quot;&amp;[.J527]&amp;&quot;,&quot;&amp;[.K527]&amp;&quot;,0,CURDATE(),CURDATE())&quot;&amp;IF(AND([.E527]&lt;&gt;INDIRECT(ADDRESS(ROW([.E527]) + 1;5));INDIRECT(ADDRESS(ROW([.A527]) + 1;1)) &gt; 0); &quot;;&quot;&amp;CHAR(13)&amp;CHAR(10)&amp;CHAR(13)&amp;CHAR(10)&amp;[.M$3];IF(INDIRECT(ADDRESS(ROW([.A527]) + 1;1)) &gt; 0;&quot;,&quot;;&quot;;&quot;))" office:value-type="string" office:string-value="(524,'320-359','STAFF. M 320-359','320-359',102,'xG','MASTER',320,359,1,0,0,CURDATE(),CURDATE())," calcext:value-type="string">
            <text:p>(524,'320-359','STAFF. M 320-359','320-359',10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28])-3" office:value-type="float" office:value="525" calcext:value-type="float">
            <text:p>525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8]&amp;&quot;,'&quot;&amp;[.B528]&amp;&quot;','&quot;&amp;[.C528]&amp;&quot;','&quot;&amp;[.D528]&amp;&quot;',&quot;&amp;[.E528]&amp;&quot;,'&quot;&amp;[.F528]&amp;&quot;','&quot;&amp;[.G528]&amp;&quot;',&quot;&amp;[.H528]&amp;&quot;,&quot;&amp;[.I528]&amp;&quot;,&quot;&amp;[.J528]&amp;&quot;,&quot;&amp;[.K528]&amp;&quot;,0,CURDATE(),CURDATE())&quot;&amp;IF(AND([.E528]&lt;&gt;INDIRECT(ADDRESS(ROW([.E528]) + 1;5));INDIRECT(ADDRESS(ROW([.A528]) + 1;1)) &gt; 0); &quot;;&quot;&amp;CHAR(13)&amp;CHAR(10)&amp;CHAR(13)&amp;CHAR(10)&amp;[.M$3];IF(INDIRECT(ADDRESS(ROW([.A528]) + 1;1)) &gt; 0;&quot;,&quot;;&quot;;&quot;))" office:value-type="string" office:string-value="(525,'360-399','STAFF. M 360-399','360-399',102,'xH','MASTER',360,399,1,0,0,CURDATE(),CURDATE())," calcext:value-type="string">
            <text:p>(525,'360-399','STAFF. M 360-399','360-399',10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529])-3" office:value-type="float" office:value="526" calcext:value-type="float">
            <text:p>526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02" calcext:value-type="float">
            <text:p>10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29]&amp;&quot;,'&quot;&amp;[.B529]&amp;&quot;','&quot;&amp;[.C529]&amp;&quot;','&quot;&amp;[.D529]&amp;&quot;',&quot;&amp;[.E529]&amp;&quot;,'&quot;&amp;[.F529]&amp;&quot;','&quot;&amp;[.G529]&amp;&quot;',&quot;&amp;[.H529]&amp;&quot;,&quot;&amp;[.I529]&amp;&quot;,&quot;&amp;[.J529]&amp;&quot;,&quot;&amp;[.K529]&amp;&quot;,0,CURDATE(),CURDATE())&quot;&amp;IF(AND([.E529]&lt;&gt;INDIRECT(ADDRESS(ROW([.E529]) + 1;5));INDIRECT(ADDRESS(ROW([.A529]) + 1;1)) &gt; 0); &quot;;&quot;&amp;CHAR(13)&amp;CHAR(10)&amp;CHAR(13)&amp;CHAR(10)&amp;[.M$3];IF(INDIRECT(ADDRESS(ROW([.A529]) + 1;1)) &gt; 0;&quot;,&quot;;&quot;;&quot;))" office:value-type="string" office:string-value="(526,'000-999','STAFF. ASSOLUTI','ASSOLUTI',10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26,'000-999','STAFF. ASSOLUTI','ASSOLUTI',10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530])-3" office:value-type="float" office:value="527" calcext:value-type="float">
            <text:p>527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0]&amp;&quot;,'&quot;&amp;[.B530]&amp;&quot;','&quot;&amp;[.C530]&amp;&quot;','&quot;&amp;[.D530]&amp;&quot;',&quot;&amp;[.E530]&amp;&quot;,'&quot;&amp;[.F530]&amp;&quot;','&quot;&amp;[.G530]&amp;&quot;',&quot;&amp;[.H530]&amp;&quot;,&quot;&amp;[.I530]&amp;&quot;,&quot;&amp;[.J530]&amp;&quot;,&quot;&amp;[.K530]&amp;&quot;,0,CURDATE(),CURDATE())&quot;&amp;IF(AND([.E530]&lt;&gt;INDIRECT(ADDRESS(ROW([.E530]) + 1;5));INDIRECT(ADDRESS(ROW([.A530]) + 1;1)) &gt; 0); &quot;;&quot;&amp;CHAR(13)&amp;CHAR(10)&amp;CHAR(13)&amp;CHAR(10)&amp;[.M$3];IF(INDIRECT(ADDRESS(ROW([.A530]) + 1;1)) &gt; 0;&quot;,&quot;;&quot;;&quot;))" office:value-type="string" office:string-value="(527,'U25','UNDER 25','U25',103,'A','MASTER',20,24,0,0,0,CURDATE(),CURDATE())," calcext:value-type="string">
            <text:p>(527,'U25','UNDER 25','U25',103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1])-3" office:value-type="float" office:value="528" calcext:value-type="float">
            <text:p>528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1]&amp;&quot;,'&quot;&amp;[.B531]&amp;&quot;','&quot;&amp;[.C531]&amp;&quot;','&quot;&amp;[.D531]&amp;&quot;',&quot;&amp;[.E531]&amp;&quot;,'&quot;&amp;[.F531]&amp;&quot;','&quot;&amp;[.G531]&amp;&quot;',&quot;&amp;[.H531]&amp;&quot;,&quot;&amp;[.I531]&amp;&quot;,&quot;&amp;[.J531]&amp;&quot;,&quot;&amp;[.K531]&amp;&quot;,0,CURDATE(),CURDATE())&quot;&amp;IF(AND([.E531]&lt;&gt;INDIRECT(ADDRESS(ROW([.E531]) + 1;5));INDIRECT(ADDRESS(ROW([.A531]) + 1;1)) &gt; 0); &quot;;&quot;&amp;CHAR(13)&amp;CHAR(10)&amp;CHAR(13)&amp;CHAR(10)&amp;[.M$3];IF(INDIRECT(ADDRESS(ROW([.A531]) + 1;1)) &gt; 0;&quot;,&quot;;&quot;;&quot;))" office:value-type="string" office:string-value="(528,'M25','MASTER 25','M25',103,'B','MASTER',25,29,0,0,0,CURDATE(),CURDATE())," calcext:value-type="string">
            <text:p>(528,'M25','MASTER 25','M25',103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2])-3" office:value-type="float" office:value="529" calcext:value-type="float">
            <text:p>529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2]&amp;&quot;,'&quot;&amp;[.B532]&amp;&quot;','&quot;&amp;[.C532]&amp;&quot;','&quot;&amp;[.D532]&amp;&quot;',&quot;&amp;[.E532]&amp;&quot;,'&quot;&amp;[.F532]&amp;&quot;','&quot;&amp;[.G532]&amp;&quot;',&quot;&amp;[.H532]&amp;&quot;,&quot;&amp;[.I532]&amp;&quot;,&quot;&amp;[.J532]&amp;&quot;,&quot;&amp;[.K532]&amp;&quot;,0,CURDATE(),CURDATE())&quot;&amp;IF(AND([.E532]&lt;&gt;INDIRECT(ADDRESS(ROW([.E532]) + 1;5));INDIRECT(ADDRESS(ROW([.A532]) + 1;1)) &gt; 0); &quot;;&quot;&amp;CHAR(13)&amp;CHAR(10)&amp;CHAR(13)&amp;CHAR(10)&amp;[.M$3];IF(INDIRECT(ADDRESS(ROW([.A532]) + 1;1)) &gt; 0;&quot;,&quot;;&quot;;&quot;))" office:value-type="string" office:string-value="(529,'M30','MASTER 30','M30',103,'C','MASTER',30,34,0,0,0,CURDATE(),CURDATE())," calcext:value-type="string">
            <text:p>(529,'M30','MASTER 30','M30',103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3])-3" office:value-type="float" office:value="530" calcext:value-type="float">
            <text:p>530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3]&amp;&quot;,'&quot;&amp;[.B533]&amp;&quot;','&quot;&amp;[.C533]&amp;&quot;','&quot;&amp;[.D533]&amp;&quot;',&quot;&amp;[.E533]&amp;&quot;,'&quot;&amp;[.F533]&amp;&quot;','&quot;&amp;[.G533]&amp;&quot;',&quot;&amp;[.H533]&amp;&quot;,&quot;&amp;[.I533]&amp;&quot;,&quot;&amp;[.J533]&amp;&quot;,&quot;&amp;[.K533]&amp;&quot;,0,CURDATE(),CURDATE())&quot;&amp;IF(AND([.E533]&lt;&gt;INDIRECT(ADDRESS(ROW([.E533]) + 1;5));INDIRECT(ADDRESS(ROW([.A533]) + 1;1)) &gt; 0); &quot;;&quot;&amp;CHAR(13)&amp;CHAR(10)&amp;CHAR(13)&amp;CHAR(10)&amp;[.M$3];IF(INDIRECT(ADDRESS(ROW([.A533]) + 1;1)) &gt; 0;&quot;,&quot;;&quot;;&quot;))" office:value-type="string" office:string-value="(530,'M35','MASTER 35','M35',103,'D','MASTER',35,39,0,0,0,CURDATE(),CURDATE())," calcext:value-type="string">
            <text:p>(530,'M35','MASTER 35','M35',103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4])-3" office:value-type="float" office:value="531" calcext:value-type="float">
            <text:p>531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4]&amp;&quot;,'&quot;&amp;[.B534]&amp;&quot;','&quot;&amp;[.C534]&amp;&quot;','&quot;&amp;[.D534]&amp;&quot;',&quot;&amp;[.E534]&amp;&quot;,'&quot;&amp;[.F534]&amp;&quot;','&quot;&amp;[.G534]&amp;&quot;',&quot;&amp;[.H534]&amp;&quot;,&quot;&amp;[.I534]&amp;&quot;,&quot;&amp;[.J534]&amp;&quot;,&quot;&amp;[.K534]&amp;&quot;,0,CURDATE(),CURDATE())&quot;&amp;IF(AND([.E534]&lt;&gt;INDIRECT(ADDRESS(ROW([.E534]) + 1;5));INDIRECT(ADDRESS(ROW([.A534]) + 1;1)) &gt; 0); &quot;;&quot;&amp;CHAR(13)&amp;CHAR(10)&amp;CHAR(13)&amp;CHAR(10)&amp;[.M$3];IF(INDIRECT(ADDRESS(ROW([.A534]) + 1;1)) &gt; 0;&quot;,&quot;;&quot;;&quot;))" office:value-type="string" office:string-value="(531,'M40','MASTER 40','M40',103,'E','MASTER',40,44,0,0,0,CURDATE(),CURDATE())," calcext:value-type="string">
            <text:p>(531,'M40','MASTER 40','M40',103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5])-3" office:value-type="float" office:value="532" calcext:value-type="float">
            <text:p>532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5]&amp;&quot;,'&quot;&amp;[.B535]&amp;&quot;','&quot;&amp;[.C535]&amp;&quot;','&quot;&amp;[.D535]&amp;&quot;',&quot;&amp;[.E535]&amp;&quot;,'&quot;&amp;[.F535]&amp;&quot;','&quot;&amp;[.G535]&amp;&quot;',&quot;&amp;[.H535]&amp;&quot;,&quot;&amp;[.I535]&amp;&quot;,&quot;&amp;[.J535]&amp;&quot;,&quot;&amp;[.K535]&amp;&quot;,0,CURDATE(),CURDATE())&quot;&amp;IF(AND([.E535]&lt;&gt;INDIRECT(ADDRESS(ROW([.E535]) + 1;5));INDIRECT(ADDRESS(ROW([.A535]) + 1;1)) &gt; 0); &quot;;&quot;&amp;CHAR(13)&amp;CHAR(10)&amp;CHAR(13)&amp;CHAR(10)&amp;[.M$3];IF(INDIRECT(ADDRESS(ROW([.A535]) + 1;1)) &gt; 0;&quot;,&quot;;&quot;;&quot;))" office:value-type="string" office:string-value="(532,'M45','MASTER 45','M45',103,'F','MASTER',45,49,0,0,0,CURDATE(),CURDATE())," calcext:value-type="string">
            <text:p>(532,'M45','MASTER 45','M45',103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6])-3" office:value-type="float" office:value="533" calcext:value-type="float">
            <text:p>533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6]&amp;&quot;,'&quot;&amp;[.B536]&amp;&quot;','&quot;&amp;[.C536]&amp;&quot;','&quot;&amp;[.D536]&amp;&quot;',&quot;&amp;[.E536]&amp;&quot;,'&quot;&amp;[.F536]&amp;&quot;','&quot;&amp;[.G536]&amp;&quot;',&quot;&amp;[.H536]&amp;&quot;,&quot;&amp;[.I536]&amp;&quot;,&quot;&amp;[.J536]&amp;&quot;,&quot;&amp;[.K536]&amp;&quot;,0,CURDATE(),CURDATE())&quot;&amp;IF(AND([.E536]&lt;&gt;INDIRECT(ADDRESS(ROW([.E536]) + 1;5));INDIRECT(ADDRESS(ROW([.A536]) + 1;1)) &gt; 0); &quot;;&quot;&amp;CHAR(13)&amp;CHAR(10)&amp;CHAR(13)&amp;CHAR(10)&amp;[.M$3];IF(INDIRECT(ADDRESS(ROW([.A536]) + 1;1)) &gt; 0;&quot;,&quot;;&quot;;&quot;))" office:value-type="string" office:string-value="(533,'M50','MASTER 50','M50',103,'G','MASTER',50,54,0,0,0,CURDATE(),CURDATE())," calcext:value-type="string">
            <text:p>(533,'M50','MASTER 50','M50',103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7])-3" office:value-type="float" office:value="534" calcext:value-type="float">
            <text:p>534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7]&amp;&quot;,'&quot;&amp;[.B537]&amp;&quot;','&quot;&amp;[.C537]&amp;&quot;','&quot;&amp;[.D537]&amp;&quot;',&quot;&amp;[.E537]&amp;&quot;,'&quot;&amp;[.F537]&amp;&quot;','&quot;&amp;[.G537]&amp;&quot;',&quot;&amp;[.H537]&amp;&quot;,&quot;&amp;[.I537]&amp;&quot;,&quot;&amp;[.J537]&amp;&quot;,&quot;&amp;[.K537]&amp;&quot;,0,CURDATE(),CURDATE())&quot;&amp;IF(AND([.E537]&lt;&gt;INDIRECT(ADDRESS(ROW([.E537]) + 1;5));INDIRECT(ADDRESS(ROW([.A537]) + 1;1)) &gt; 0); &quot;;&quot;&amp;CHAR(13)&amp;CHAR(10)&amp;CHAR(13)&amp;CHAR(10)&amp;[.M$3];IF(INDIRECT(ADDRESS(ROW([.A537]) + 1;1)) &gt; 0;&quot;,&quot;;&quot;;&quot;))" office:value-type="string" office:string-value="(534,'M55','MASTER 55','M55',103,'H','MASTER',55,59,0,0,0,CURDATE(),CURDATE())," calcext:value-type="string">
            <text:p>(534,'M55','MASTER 55','M55',103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8])-3" office:value-type="float" office:value="535" calcext:value-type="float">
            <text:p>535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8]&amp;&quot;,'&quot;&amp;[.B538]&amp;&quot;','&quot;&amp;[.C538]&amp;&quot;','&quot;&amp;[.D538]&amp;&quot;',&quot;&amp;[.E538]&amp;&quot;,'&quot;&amp;[.F538]&amp;&quot;','&quot;&amp;[.G538]&amp;&quot;',&quot;&amp;[.H538]&amp;&quot;,&quot;&amp;[.I538]&amp;&quot;,&quot;&amp;[.J538]&amp;&quot;,&quot;&amp;[.K538]&amp;&quot;,0,CURDATE(),CURDATE())&quot;&amp;IF(AND([.E538]&lt;&gt;INDIRECT(ADDRESS(ROW([.E538]) + 1;5));INDIRECT(ADDRESS(ROW([.A538]) + 1;1)) &gt; 0); &quot;;&quot;&amp;CHAR(13)&amp;CHAR(10)&amp;CHAR(13)&amp;CHAR(10)&amp;[.M$3];IF(INDIRECT(ADDRESS(ROW([.A538]) + 1;1)) &gt; 0;&quot;,&quot;;&quot;;&quot;))" office:value-type="string" office:string-value="(535,'M60','MASTER 60','M60',103,'I','MASTER',60,64,0,0,0,CURDATE(),CURDATE())," calcext:value-type="string">
            <text:p>(535,'M60','MASTER 60','M60',103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39])-3" office:value-type="float" office:value="536" calcext:value-type="float">
            <text:p>536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39]&amp;&quot;,'&quot;&amp;[.B539]&amp;&quot;','&quot;&amp;[.C539]&amp;&quot;','&quot;&amp;[.D539]&amp;&quot;',&quot;&amp;[.E539]&amp;&quot;,'&quot;&amp;[.F539]&amp;&quot;','&quot;&amp;[.G539]&amp;&quot;',&quot;&amp;[.H539]&amp;&quot;,&quot;&amp;[.I539]&amp;&quot;,&quot;&amp;[.J539]&amp;&quot;,&quot;&amp;[.K539]&amp;&quot;,0,CURDATE(),CURDATE())&quot;&amp;IF(AND([.E539]&lt;&gt;INDIRECT(ADDRESS(ROW([.E539]) + 1;5));INDIRECT(ADDRESS(ROW([.A539]) + 1;1)) &gt; 0); &quot;;&quot;&amp;CHAR(13)&amp;CHAR(10)&amp;CHAR(13)&amp;CHAR(10)&amp;[.M$3];IF(INDIRECT(ADDRESS(ROW([.A539]) + 1;1)) &gt; 0;&quot;,&quot;;&quot;;&quot;))" office:value-type="string" office:string-value="(536,'M65','MASTER 65','M65',103,'J','MASTER',65,69,0,0,0,CURDATE(),CURDATE())," calcext:value-type="string">
            <text:p>(536,'M65','MASTER 65','M65',103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0])-3" office:value-type="float" office:value="537" calcext:value-type="float">
            <text:p>537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0]&amp;&quot;,'&quot;&amp;[.B540]&amp;&quot;','&quot;&amp;[.C540]&amp;&quot;','&quot;&amp;[.D540]&amp;&quot;',&quot;&amp;[.E540]&amp;&quot;,'&quot;&amp;[.F540]&amp;&quot;','&quot;&amp;[.G540]&amp;&quot;',&quot;&amp;[.H540]&amp;&quot;,&quot;&amp;[.I540]&amp;&quot;,&quot;&amp;[.J540]&amp;&quot;,&quot;&amp;[.K540]&amp;&quot;,0,CURDATE(),CURDATE())&quot;&amp;IF(AND([.E540]&lt;&gt;INDIRECT(ADDRESS(ROW([.E540]) + 1;5));INDIRECT(ADDRESS(ROW([.A540]) + 1;1)) &gt; 0); &quot;;&quot;&amp;CHAR(13)&amp;CHAR(10)&amp;CHAR(13)&amp;CHAR(10)&amp;[.M$3];IF(INDIRECT(ADDRESS(ROW([.A540]) + 1;1)) &gt; 0;&quot;,&quot;;&quot;;&quot;))" office:value-type="string" office:string-value="(537,'M70','MASTER 70','M70',103,'K','MASTER',70,74,0,0,0,CURDATE(),CURDATE())," calcext:value-type="string">
            <text:p>(537,'M70','MASTER 70','M70',103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1])-3" office:value-type="float" office:value="538" calcext:value-type="float">
            <text:p>538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1]&amp;&quot;,'&quot;&amp;[.B541]&amp;&quot;','&quot;&amp;[.C541]&amp;&quot;','&quot;&amp;[.D541]&amp;&quot;',&quot;&amp;[.E541]&amp;&quot;,'&quot;&amp;[.F541]&amp;&quot;','&quot;&amp;[.G541]&amp;&quot;',&quot;&amp;[.H541]&amp;&quot;,&quot;&amp;[.I541]&amp;&quot;,&quot;&amp;[.J541]&amp;&quot;,&quot;&amp;[.K541]&amp;&quot;,0,CURDATE(),CURDATE())&quot;&amp;IF(AND([.E541]&lt;&gt;INDIRECT(ADDRESS(ROW([.E541]) + 1;5));INDIRECT(ADDRESS(ROW([.A541]) + 1;1)) &gt; 0); &quot;;&quot;&amp;CHAR(13)&amp;CHAR(10)&amp;CHAR(13)&amp;CHAR(10)&amp;[.M$3];IF(INDIRECT(ADDRESS(ROW([.A541]) + 1;1)) &gt; 0;&quot;,&quot;;&quot;;&quot;))" office:value-type="string" office:string-value="(538,'M75','MASTER 75','M75',103,'L','MASTER',75,79,0,0,0,CURDATE(),CURDATE())," calcext:value-type="string">
            <text:p>(538,'M75','MASTER 75','M75',103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2])-3" office:value-type="float" office:value="539" calcext:value-type="float">
            <text:p>539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2]&amp;&quot;,'&quot;&amp;[.B542]&amp;&quot;','&quot;&amp;[.C542]&amp;&quot;','&quot;&amp;[.D542]&amp;&quot;',&quot;&amp;[.E542]&amp;&quot;,'&quot;&amp;[.F542]&amp;&quot;','&quot;&amp;[.G542]&amp;&quot;',&quot;&amp;[.H542]&amp;&quot;,&quot;&amp;[.I542]&amp;&quot;,&quot;&amp;[.J542]&amp;&quot;,&quot;&amp;[.K542]&amp;&quot;,0,CURDATE(),CURDATE())&quot;&amp;IF(AND([.E542]&lt;&gt;INDIRECT(ADDRESS(ROW([.E542]) + 1;5));INDIRECT(ADDRESS(ROW([.A542]) + 1;1)) &gt; 0); &quot;;&quot;&amp;CHAR(13)&amp;CHAR(10)&amp;CHAR(13)&amp;CHAR(10)&amp;[.M$3];IF(INDIRECT(ADDRESS(ROW([.A542]) + 1;1)) &gt; 0;&quot;,&quot;;&quot;;&quot;))" office:value-type="string" office:string-value="(539,'M80','MASTER 80','M80',103,'M','MASTER',80,84,0,0,0,CURDATE(),CURDATE())," calcext:value-type="string">
            <text:p>(539,'M80','MASTER 80','M80',103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3])-3" office:value-type="float" office:value="540" calcext:value-type="float">
            <text:p>540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3]&amp;&quot;,'&quot;&amp;[.B543]&amp;&quot;','&quot;&amp;[.C543]&amp;&quot;','&quot;&amp;[.D543]&amp;&quot;',&quot;&amp;[.E543]&amp;&quot;,'&quot;&amp;[.F543]&amp;&quot;','&quot;&amp;[.G543]&amp;&quot;',&quot;&amp;[.H543]&amp;&quot;,&quot;&amp;[.I543]&amp;&quot;,&quot;&amp;[.J543]&amp;&quot;,&quot;&amp;[.K543]&amp;&quot;,0,CURDATE(),CURDATE())&quot;&amp;IF(AND([.E543]&lt;&gt;INDIRECT(ADDRESS(ROW([.E543]) + 1;5));INDIRECT(ADDRESS(ROW([.A543]) + 1;1)) &gt; 0); &quot;;&quot;&amp;CHAR(13)&amp;CHAR(10)&amp;CHAR(13)&amp;CHAR(10)&amp;[.M$3];IF(INDIRECT(ADDRESS(ROW([.A543]) + 1;1)) &gt; 0;&quot;,&quot;;&quot;;&quot;))" office:value-type="string" office:string-value="(540,'M85','MASTER 85','M85',103,'N','MASTER',85,89,0,0,0,CURDATE(),CURDATE())," calcext:value-type="string">
            <text:p>(540,'M85','MASTER 85','M85',103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4])-3" office:value-type="float" office:value="541" calcext:value-type="float">
            <text:p>541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4]&amp;&quot;,'&quot;&amp;[.B544]&amp;&quot;','&quot;&amp;[.C544]&amp;&quot;','&quot;&amp;[.D544]&amp;&quot;',&quot;&amp;[.E544]&amp;&quot;,'&quot;&amp;[.F544]&amp;&quot;','&quot;&amp;[.G544]&amp;&quot;',&quot;&amp;[.H544]&amp;&quot;,&quot;&amp;[.I544]&amp;&quot;,&quot;&amp;[.J544]&amp;&quot;,&quot;&amp;[.K544]&amp;&quot;,0,CURDATE(),CURDATE())&quot;&amp;IF(AND([.E544]&lt;&gt;INDIRECT(ADDRESS(ROW([.E544]) + 1;5));INDIRECT(ADDRESS(ROW([.A544]) + 1;1)) &gt; 0); &quot;;&quot;&amp;CHAR(13)&amp;CHAR(10)&amp;CHAR(13)&amp;CHAR(10)&amp;[.M$3];IF(INDIRECT(ADDRESS(ROW([.A544]) + 1;1)) &gt; 0;&quot;,&quot;;&quot;;&quot;))" office:value-type="string" office:string-value="(541,'M90','MASTER 90','M90',103,'O','MASTER',90,94,0,0,0,CURDATE(),CURDATE())," calcext:value-type="string">
            <text:p>(541,'M90','MASTER 90','M90',103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5])-3" office:value-type="float" office:value="542" calcext:value-type="float">
            <text:p>542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5]&amp;&quot;,'&quot;&amp;[.B545]&amp;&quot;','&quot;&amp;[.C545]&amp;&quot;','&quot;&amp;[.D545]&amp;&quot;',&quot;&amp;[.E545]&amp;&quot;,'&quot;&amp;[.F545]&amp;&quot;','&quot;&amp;[.G545]&amp;&quot;',&quot;&amp;[.H545]&amp;&quot;,&quot;&amp;[.I545]&amp;&quot;,&quot;&amp;[.J545]&amp;&quot;,&quot;&amp;[.K545]&amp;&quot;,0,CURDATE(),CURDATE())&quot;&amp;IF(AND([.E545]&lt;&gt;INDIRECT(ADDRESS(ROW([.E545]) + 1;5));INDIRECT(ADDRESS(ROW([.A545]) + 1;1)) &gt; 0); &quot;;&quot;&amp;CHAR(13)&amp;CHAR(10)&amp;CHAR(13)&amp;CHAR(10)&amp;[.M$3];IF(INDIRECT(ADDRESS(ROW([.A545]) + 1;1)) &gt; 0;&quot;,&quot;;&quot;;&quot;))" office:value-type="string" office:string-value="(542,'M95','MASTER 95','M95',103,'P','MASTER',95,99,0,0,0,CURDATE(),CURDATE())," calcext:value-type="string">
            <text:p>(542,'M95','MASTER 95','M95',103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6])-3" office:value-type="float" office:value="543" calcext:value-type="float">
            <text:p>543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46]&amp;&quot;,'&quot;&amp;[.B546]&amp;&quot;','&quot;&amp;[.C546]&amp;&quot;','&quot;&amp;[.D546]&amp;&quot;',&quot;&amp;[.E546]&amp;&quot;,'&quot;&amp;[.F546]&amp;&quot;','&quot;&amp;[.G546]&amp;&quot;',&quot;&amp;[.H546]&amp;&quot;,&quot;&amp;[.I546]&amp;&quot;,&quot;&amp;[.J546]&amp;&quot;,&quot;&amp;[.K546]&amp;&quot;,0,CURDATE(),CURDATE())&quot;&amp;IF(AND([.E546]&lt;&gt;INDIRECT(ADDRESS(ROW([.E546]) + 1;5));INDIRECT(ADDRESS(ROW([.A546]) + 1;1)) &gt; 0); &quot;;&quot;&amp;CHAR(13)&amp;CHAR(10)&amp;CHAR(13)&amp;CHAR(10)&amp;[.M$3];IF(INDIRECT(ADDRESS(ROW([.A546]) + 1;1)) &gt; 0;&quot;,&quot;;&quot;;&quot;))" office:value-type="string" office:string-value="(543,'MA0','MASTER 100','MA0',103,'Q','MASTER',100,999,0,0,0,CURDATE(),CURDATE())," calcext:value-type="string">
            <text:p>(543,'MA0','MASTER 100','MA0',103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7])-3" office:value-type="float" office:value="544" calcext:value-type="float">
            <text:p>544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47]&amp;&quot;,'&quot;&amp;[.B547]&amp;&quot;','&quot;&amp;[.C547]&amp;&quot;','&quot;&amp;[.D547]&amp;&quot;',&quot;&amp;[.E547]&amp;&quot;,'&quot;&amp;[.F547]&amp;&quot;','&quot;&amp;[.G547]&amp;&quot;',&quot;&amp;[.H547]&amp;&quot;,&quot;&amp;[.I547]&amp;&quot;,&quot;&amp;[.J547]&amp;&quot;,&quot;&amp;[.K547]&amp;&quot;,0,CURDATE(),CURDATE())&quot;&amp;IF(AND([.E547]&lt;&gt;INDIRECT(ADDRESS(ROW([.E547]) + 1;5));INDIRECT(ADDRESS(ROW([.A547]) + 1;1)) &gt; 0); &quot;;&quot;&amp;CHAR(13)&amp;CHAR(10)&amp;CHAR(13)&amp;CHAR(10)&amp;[.M$3];IF(INDIRECT(ADDRESS(ROW([.A547]) + 1;1)) &gt; 0;&quot;,&quot;;&quot;;&quot;))" office:value-type="string" office:string-value="(544,'100-119','STAFF. M FINO A 119','100-119',103,'xA','MASTER',100,119,1,0,0,CURDATE(),CURDATE())," calcext:value-type="string">
            <text:p>(544,'100-119','STAFF. M FINO A 119','100-119',103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8])-3" office:value-type="float" office:value="545" calcext:value-type="float">
            <text:p>545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48]&amp;&quot;,'&quot;&amp;[.B548]&amp;&quot;','&quot;&amp;[.C548]&amp;&quot;','&quot;&amp;[.D548]&amp;&quot;',&quot;&amp;[.E548]&amp;&quot;,'&quot;&amp;[.F548]&amp;&quot;','&quot;&amp;[.G548]&amp;&quot;',&quot;&amp;[.H548]&amp;&quot;,&quot;&amp;[.I548]&amp;&quot;,&quot;&amp;[.J548]&amp;&quot;,&quot;&amp;[.K548]&amp;&quot;,0,CURDATE(),CURDATE())&quot;&amp;IF(AND([.E548]&lt;&gt;INDIRECT(ADDRESS(ROW([.E548]) + 1;5));INDIRECT(ADDRESS(ROW([.A548]) + 1;1)) &gt; 0); &quot;;&quot;&amp;CHAR(13)&amp;CHAR(10)&amp;CHAR(13)&amp;CHAR(10)&amp;[.M$3];IF(INDIRECT(ADDRESS(ROW([.A548]) + 1;1)) &gt; 0;&quot;,&quot;;&quot;;&quot;))" office:value-type="string" office:string-value="(545,'120-159','STAFF. M 120-159','120-159',103,'xB','MASTER',120,159,1,0,0,CURDATE(),CURDATE())," calcext:value-type="string">
            <text:p>(545,'120-159','STAFF. M 120-159','120-159',103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49])-3" office:value-type="float" office:value="546" calcext:value-type="float">
            <text:p>546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49]&amp;&quot;,'&quot;&amp;[.B549]&amp;&quot;','&quot;&amp;[.C549]&amp;&quot;','&quot;&amp;[.D549]&amp;&quot;',&quot;&amp;[.E549]&amp;&quot;,'&quot;&amp;[.F549]&amp;&quot;','&quot;&amp;[.G549]&amp;&quot;',&quot;&amp;[.H549]&amp;&quot;,&quot;&amp;[.I549]&amp;&quot;,&quot;&amp;[.J549]&amp;&quot;,&quot;&amp;[.K549]&amp;&quot;,0,CURDATE(),CURDATE())&quot;&amp;IF(AND([.E549]&lt;&gt;INDIRECT(ADDRESS(ROW([.E549]) + 1;5));INDIRECT(ADDRESS(ROW([.A549]) + 1;1)) &gt; 0); &quot;;&quot;&amp;CHAR(13)&amp;CHAR(10)&amp;CHAR(13)&amp;CHAR(10)&amp;[.M$3];IF(INDIRECT(ADDRESS(ROW([.A549]) + 1;1)) &gt; 0;&quot;,&quot;;&quot;;&quot;))" office:value-type="string" office:string-value="(546,'160-199','STAFF. M 160-199','160-199',103,'xC','MASTER',160,199,1,0,0,CURDATE(),CURDATE())," calcext:value-type="string">
            <text:p>(546,'160-199','STAFF. M 160-199','160-199',103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0])-3" office:value-type="float" office:value="547" calcext:value-type="float">
            <text:p>547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50]&amp;&quot;,'&quot;&amp;[.B550]&amp;&quot;','&quot;&amp;[.C550]&amp;&quot;','&quot;&amp;[.D550]&amp;&quot;',&quot;&amp;[.E550]&amp;&quot;,'&quot;&amp;[.F550]&amp;&quot;','&quot;&amp;[.G550]&amp;&quot;',&quot;&amp;[.H550]&amp;&quot;,&quot;&amp;[.I550]&amp;&quot;,&quot;&amp;[.J550]&amp;&quot;,&quot;&amp;[.K550]&amp;&quot;,0,CURDATE(),CURDATE())&quot;&amp;IF(AND([.E550]&lt;&gt;INDIRECT(ADDRESS(ROW([.E550]) + 1;5));INDIRECT(ADDRESS(ROW([.A550]) + 1;1)) &gt; 0); &quot;;&quot;&amp;CHAR(13)&amp;CHAR(10)&amp;CHAR(13)&amp;CHAR(10)&amp;[.M$3];IF(INDIRECT(ADDRESS(ROW([.A550]) + 1;1)) &gt; 0;&quot;,&quot;;&quot;;&quot;))" office:value-type="string" office:string-value="(547,'200-239','STAFF. M 200-239','200-239',103,'xD','MASTER',200,239,1,0,0,CURDATE(),CURDATE())," calcext:value-type="string">
            <text:p>(547,'200-239','STAFF. M 200-239','200-239',103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1])-3" office:value-type="float" office:value="548" calcext:value-type="float">
            <text:p>548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51]&amp;&quot;,'&quot;&amp;[.B551]&amp;&quot;','&quot;&amp;[.C551]&amp;&quot;','&quot;&amp;[.D551]&amp;&quot;',&quot;&amp;[.E551]&amp;&quot;,'&quot;&amp;[.F551]&amp;&quot;','&quot;&amp;[.G551]&amp;&quot;',&quot;&amp;[.H551]&amp;&quot;,&quot;&amp;[.I551]&amp;&quot;,&quot;&amp;[.J551]&amp;&quot;,&quot;&amp;[.K551]&amp;&quot;,0,CURDATE(),CURDATE())&quot;&amp;IF(AND([.E551]&lt;&gt;INDIRECT(ADDRESS(ROW([.E551]) + 1;5));INDIRECT(ADDRESS(ROW([.A551]) + 1;1)) &gt; 0); &quot;;&quot;&amp;CHAR(13)&amp;CHAR(10)&amp;CHAR(13)&amp;CHAR(10)&amp;[.M$3];IF(INDIRECT(ADDRESS(ROW([.A551]) + 1;1)) &gt; 0;&quot;,&quot;;&quot;;&quot;))" office:value-type="string" office:string-value="(548,'240-279','STAFF. M 240-279','240-279',103,'xE','MASTER',240,279,1,0,0,CURDATE(),CURDATE())," calcext:value-type="string">
            <text:p>(548,'240-279','STAFF. M 240-279','240-279',103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2])-3" office:value-type="float" office:value="549" calcext:value-type="float">
            <text:p>54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52]&amp;&quot;,'&quot;&amp;[.B552]&amp;&quot;','&quot;&amp;[.C552]&amp;&quot;','&quot;&amp;[.D552]&amp;&quot;',&quot;&amp;[.E552]&amp;&quot;,'&quot;&amp;[.F552]&amp;&quot;','&quot;&amp;[.G552]&amp;&quot;',&quot;&amp;[.H552]&amp;&quot;,&quot;&amp;[.I552]&amp;&quot;,&quot;&amp;[.J552]&amp;&quot;,&quot;&amp;[.K552]&amp;&quot;,0,CURDATE(),CURDATE())&quot;&amp;IF(AND([.E552]&lt;&gt;INDIRECT(ADDRESS(ROW([.E552]) + 1;5));INDIRECT(ADDRESS(ROW([.A552]) + 1;1)) &gt; 0); &quot;;&quot;&amp;CHAR(13)&amp;CHAR(10)&amp;CHAR(13)&amp;CHAR(10)&amp;[.M$3];IF(INDIRECT(ADDRESS(ROW([.A552]) + 1;1)) &gt; 0;&quot;,&quot;;&quot;;&quot;))" office:value-type="string" office:string-value="(549,'280-319','STAFF. M 280-319','280-319',103,'xF','MASTER',280,319,1,0,0,CURDATE(),CURDATE())," calcext:value-type="string">
            <text:p>(549,'280-319','STAFF. M 280-319','280-319',103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3])-3" office:value-type="float" office:value="550" calcext:value-type="float">
            <text:p>550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53]&amp;&quot;,'&quot;&amp;[.B553]&amp;&quot;','&quot;&amp;[.C553]&amp;&quot;','&quot;&amp;[.D553]&amp;&quot;',&quot;&amp;[.E553]&amp;&quot;,'&quot;&amp;[.F553]&amp;&quot;','&quot;&amp;[.G553]&amp;&quot;',&quot;&amp;[.H553]&amp;&quot;,&quot;&amp;[.I553]&amp;&quot;,&quot;&amp;[.J553]&amp;&quot;,&quot;&amp;[.K553]&amp;&quot;,0,CURDATE(),CURDATE())&quot;&amp;IF(AND([.E553]&lt;&gt;INDIRECT(ADDRESS(ROW([.E553]) + 1;5));INDIRECT(ADDRESS(ROW([.A553]) + 1;1)) &gt; 0); &quot;;&quot;&amp;CHAR(13)&amp;CHAR(10)&amp;CHAR(13)&amp;CHAR(10)&amp;[.M$3];IF(INDIRECT(ADDRESS(ROW([.A553]) + 1;1)) &gt; 0;&quot;,&quot;;&quot;;&quot;))" office:value-type="string" office:string-value="(550,'320-359','STAFF. M 320-359','320-359',103,'xG','MASTER',320,359,1,0,0,CURDATE(),CURDATE())," calcext:value-type="string">
            <text:p>(550,'320-359','STAFF. M 320-359','320-359',103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554])-3" office:value-type="float" office:value="551" calcext:value-type="float">
            <text:p>551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03" calcext:value-type="float">
            <text:p>103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54]&amp;&quot;,'&quot;&amp;[.B554]&amp;&quot;','&quot;&amp;[.C554]&amp;&quot;','&quot;&amp;[.D554]&amp;&quot;',&quot;&amp;[.E554]&amp;&quot;,'&quot;&amp;[.F554]&amp;&quot;','&quot;&amp;[.G554]&amp;&quot;',&quot;&amp;[.H554]&amp;&quot;,&quot;&amp;[.I554]&amp;&quot;,&quot;&amp;[.J554]&amp;&quot;,&quot;&amp;[.K554]&amp;&quot;,0,CURDATE(),CURDATE())&quot;&amp;IF(AND([.E554]&lt;&gt;INDIRECT(ADDRESS(ROW([.E554]) + 1;5));INDIRECT(ADDRESS(ROW([.A554]) + 1;1)) &gt; 0); &quot;;&quot;&amp;CHAR(13)&amp;CHAR(10)&amp;CHAR(13)&amp;CHAR(10)&amp;[.M$3];IF(INDIRECT(ADDRESS(ROW([.A554]) + 1;1)) &gt; 0;&quot;,&quot;;&quot;;&quot;))" office:value-type="string" office:string-value="(551,'360-399','STAFF. M 360-399','360-399',10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51,'360-399','STAFF. M 360-399','360-399',10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555])-3" office:value-type="float" office:value="552" calcext:value-type="float">
            <text:p>552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string" calcext:value-type="string">
            <text:p>PROPAGANDA</text:p>
          </table:table-cell>
          <table:table-cell table:style-name="ce12" office:value-type="string" calcext:value-type="string">
            <text:p>PROP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555]&amp;&quot;,'&quot;&amp;[.B555]&amp;&quot;','&quot;&amp;[.C555]&amp;&quot;','&quot;&amp;[.D555]&amp;&quot;',&quot;&amp;[.E555]&amp;&quot;,'&quot;&amp;[.F555]&amp;&quot;','&quot;&amp;[.G555]&amp;&quot;',&quot;&amp;[.H555]&amp;&quot;,&quot;&amp;[.I555]&amp;&quot;,&quot;&amp;[.J555]&amp;&quot;,&quot;&amp;[.K555]&amp;&quot;,0,CURDATE(),CURDATE())&quot;&amp;IF(AND([.E555]&lt;&gt;INDIRECT(ADDRESS(ROW([.E555]) + 1;5));INDIRECT(ADDRESS(ROW([.A555]) + 1;1)) &gt; 0); &quot;;&quot;&amp;CHAR(13)&amp;CHAR(10)&amp;CHAR(13)&amp;CHAR(10)&amp;[.M$3];IF(INDIRECT(ADDRESS(ROW([.A555]) + 1;1)) &gt; 0;&quot;,&quot;;&quot;;&quot;))" office:value-type="string" office:string-value="(552,'PROP','PROPAGANDA','PROP',111,'P','MASTER',1,15,0,1,0,CURDATE(),CURDATE())," calcext:value-type="string">
            <text:p>(552,'PROP','PROPAGANDA','PROP',111,'P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6])-3" office:value-type="float" office:value="553" calcext:value-type="float">
            <text:p>553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56]&amp;&quot;,'&quot;&amp;[.B556]&amp;&quot;','&quot;&amp;[.C556]&amp;&quot;','&quot;&amp;[.D556]&amp;&quot;',&quot;&amp;[.E556]&amp;&quot;,'&quot;&amp;[.F556]&amp;&quot;','&quot;&amp;[.G556]&amp;&quot;',&quot;&amp;[.H556]&amp;&quot;,&quot;&amp;[.I556]&amp;&quot;,&quot;&amp;[.J556]&amp;&quot;,&quot;&amp;[.K556]&amp;&quot;,0,CURDATE(),CURDATE())&quot;&amp;IF(AND([.E556]&lt;&gt;INDIRECT(ADDRESS(ROW([.E556]) + 1;5));INDIRECT(ADDRESS(ROW([.A556]) + 1;1)) &gt; 0); &quot;;&quot;&amp;CHAR(13)&amp;CHAR(10)&amp;CHAR(13)&amp;CHAR(10)&amp;[.M$3];IF(INDIRECT(ADDRESS(ROW([.A556]) + 1;1)) &gt; 0;&quot;,&quot;;&quot;;&quot;))" office:value-type="string" office:string-value="(553,'SEN','SENIORES','SEN',111,'1','MASTER',16,19,0,0,0,CURDATE(),CURDATE())," calcext:value-type="string">
            <text:p>(553,'SEN','SENIORES','SEN',111,'1','MASTER',16,1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7])-3" office:value-type="float" office:value="554" calcext:value-type="float">
            <text:p>554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57]&amp;&quot;,'&quot;&amp;[.B557]&amp;&quot;','&quot;&amp;[.C557]&amp;&quot;','&quot;&amp;[.D557]&amp;&quot;',&quot;&amp;[.E557]&amp;&quot;,'&quot;&amp;[.F557]&amp;&quot;','&quot;&amp;[.G557]&amp;&quot;',&quot;&amp;[.H557]&amp;&quot;,&quot;&amp;[.I557]&amp;&quot;,&quot;&amp;[.J557]&amp;&quot;,&quot;&amp;[.K557]&amp;&quot;,0,CURDATE(),CURDATE())&quot;&amp;IF(AND([.E557]&lt;&gt;INDIRECT(ADDRESS(ROW([.E557]) + 1;5));INDIRECT(ADDRESS(ROW([.A557]) + 1;1)) &gt; 0); &quot;;&quot;&amp;CHAR(13)&amp;CHAR(10)&amp;CHAR(13)&amp;CHAR(10)&amp;[.M$3];IF(INDIRECT(ADDRESS(ROW([.A557]) + 1;1)) &gt; 0;&quot;,&quot;;&quot;;&quot;))" office:value-type="string" office:string-value="(554,'M20','MASTER 20','M20',111,'2','MASTER',20,24,0,0,0,CURDATE(),CURDATE())," calcext:value-type="string">
            <text:p>(554,'M20','MASTER 20','M20',111,'2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8])-3" office:value-type="float" office:value="555" calcext:value-type="float">
            <text:p>55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58]&amp;&quot;,'&quot;&amp;[.B558]&amp;&quot;','&quot;&amp;[.C558]&amp;&quot;','&quot;&amp;[.D558]&amp;&quot;',&quot;&amp;[.E558]&amp;&quot;,'&quot;&amp;[.F558]&amp;&quot;','&quot;&amp;[.G558]&amp;&quot;',&quot;&amp;[.H558]&amp;&quot;,&quot;&amp;[.I558]&amp;&quot;,&quot;&amp;[.J558]&amp;&quot;,&quot;&amp;[.K558]&amp;&quot;,0,CURDATE(),CURDATE())&quot;&amp;IF(AND([.E558]&lt;&gt;INDIRECT(ADDRESS(ROW([.E558]) + 1;5));INDIRECT(ADDRESS(ROW([.A558]) + 1;1)) &gt; 0); &quot;;&quot;&amp;CHAR(13)&amp;CHAR(10)&amp;CHAR(13)&amp;CHAR(10)&amp;[.M$3];IF(INDIRECT(ADDRESS(ROW([.A558]) + 1;1)) &gt; 0;&quot;,&quot;;&quot;;&quot;))" office:value-type="string" office:string-value="(555,'M25','MASTER 25','M25',111,'3','MASTER',25,29,0,0,0,CURDATE(),CURDATE())," calcext:value-type="string">
            <text:p>(555,'M25','MASTER 25','M25',11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59])-3" office:value-type="float" office:value="556" calcext:value-type="float">
            <text:p>556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59]&amp;&quot;,'&quot;&amp;[.B559]&amp;&quot;','&quot;&amp;[.C559]&amp;&quot;','&quot;&amp;[.D559]&amp;&quot;',&quot;&amp;[.E559]&amp;&quot;,'&quot;&amp;[.F559]&amp;&quot;','&quot;&amp;[.G559]&amp;&quot;',&quot;&amp;[.H559]&amp;&quot;,&quot;&amp;[.I559]&amp;&quot;,&quot;&amp;[.J559]&amp;&quot;,&quot;&amp;[.K559]&amp;&quot;,0,CURDATE(),CURDATE())&quot;&amp;IF(AND([.E559]&lt;&gt;INDIRECT(ADDRESS(ROW([.E559]) + 1;5));INDIRECT(ADDRESS(ROW([.A559]) + 1;1)) &gt; 0); &quot;;&quot;&amp;CHAR(13)&amp;CHAR(10)&amp;CHAR(13)&amp;CHAR(10)&amp;[.M$3];IF(INDIRECT(ADDRESS(ROW([.A559]) + 1;1)) &gt; 0;&quot;,&quot;;&quot;;&quot;))" office:value-type="string" office:string-value="(556,'M30','MASTER 30','M30',111,'4','MASTER',30,34,0,0,0,CURDATE(),CURDATE())," calcext:value-type="string">
            <text:p>(556,'M30','MASTER 30','M30',11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0])-3" office:value-type="float" office:value="557" calcext:value-type="float">
            <text:p>557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60]&amp;&quot;,'&quot;&amp;[.B560]&amp;&quot;','&quot;&amp;[.C560]&amp;&quot;','&quot;&amp;[.D560]&amp;&quot;',&quot;&amp;[.E560]&amp;&quot;,'&quot;&amp;[.F560]&amp;&quot;','&quot;&amp;[.G560]&amp;&quot;',&quot;&amp;[.H560]&amp;&quot;,&quot;&amp;[.I560]&amp;&quot;,&quot;&amp;[.J560]&amp;&quot;,&quot;&amp;[.K560]&amp;&quot;,0,CURDATE(),CURDATE())&quot;&amp;IF(AND([.E560]&lt;&gt;INDIRECT(ADDRESS(ROW([.E560]) + 1;5));INDIRECT(ADDRESS(ROW([.A560]) + 1;1)) &gt; 0); &quot;;&quot;&amp;CHAR(13)&amp;CHAR(10)&amp;CHAR(13)&amp;CHAR(10)&amp;[.M$3];IF(INDIRECT(ADDRESS(ROW([.A560]) + 1;1)) &gt; 0;&quot;,&quot;;&quot;;&quot;))" office:value-type="string" office:string-value="(557,'M35','MASTER 35','M35',111,'5','MASTER',35,39,0,0,0,CURDATE(),CURDATE())," calcext:value-type="string">
            <text:p>(557,'M35','MASTER 35','M35',11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1])-3" office:value-type="float" office:value="558" calcext:value-type="float">
            <text:p>558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61]&amp;&quot;,'&quot;&amp;[.B561]&amp;&quot;','&quot;&amp;[.C561]&amp;&quot;','&quot;&amp;[.D561]&amp;&quot;',&quot;&amp;[.E561]&amp;&quot;,'&quot;&amp;[.F561]&amp;&quot;','&quot;&amp;[.G561]&amp;&quot;',&quot;&amp;[.H561]&amp;&quot;,&quot;&amp;[.I561]&amp;&quot;,&quot;&amp;[.J561]&amp;&quot;,&quot;&amp;[.K561]&amp;&quot;,0,CURDATE(),CURDATE())&quot;&amp;IF(AND([.E561]&lt;&gt;INDIRECT(ADDRESS(ROW([.E561]) + 1;5));INDIRECT(ADDRESS(ROW([.A561]) + 1;1)) &gt; 0); &quot;;&quot;&amp;CHAR(13)&amp;CHAR(10)&amp;CHAR(13)&amp;CHAR(10)&amp;[.M$3];IF(INDIRECT(ADDRESS(ROW([.A561]) + 1;1)) &gt; 0;&quot;,&quot;;&quot;;&quot;))" office:value-type="string" office:string-value="(558,'M40','MASTER 40','M40',111,'6','MASTER',40,44,0,0,0,CURDATE(),CURDATE())," calcext:value-type="string">
            <text:p>(558,'M40','MASTER 40','M40',11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2])-3" office:value-type="float" office:value="559" calcext:value-type="float">
            <text:p>559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62]&amp;&quot;,'&quot;&amp;[.B562]&amp;&quot;','&quot;&amp;[.C562]&amp;&quot;','&quot;&amp;[.D562]&amp;&quot;',&quot;&amp;[.E562]&amp;&quot;,'&quot;&amp;[.F562]&amp;&quot;','&quot;&amp;[.G562]&amp;&quot;',&quot;&amp;[.H562]&amp;&quot;,&quot;&amp;[.I562]&amp;&quot;,&quot;&amp;[.J562]&amp;&quot;,&quot;&amp;[.K562]&amp;&quot;,0,CURDATE(),CURDATE())&quot;&amp;IF(AND([.E562]&lt;&gt;INDIRECT(ADDRESS(ROW([.E562]) + 1;5));INDIRECT(ADDRESS(ROW([.A562]) + 1;1)) &gt; 0); &quot;;&quot;&amp;CHAR(13)&amp;CHAR(10)&amp;CHAR(13)&amp;CHAR(10)&amp;[.M$3];IF(INDIRECT(ADDRESS(ROW([.A562]) + 1;1)) &gt; 0;&quot;,&quot;;&quot;;&quot;))" office:value-type="string" office:string-value="(559,'M45','MASTER 45','M45',111,'7','MASTER',45,49,0,0,0,CURDATE(),CURDATE())," calcext:value-type="string">
            <text:p>(559,'M45','MASTER 45','M45',11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3])-3" office:value-type="float" office:value="560" calcext:value-type="float">
            <text:p>56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63]&amp;&quot;,'&quot;&amp;[.B563]&amp;&quot;','&quot;&amp;[.C563]&amp;&quot;','&quot;&amp;[.D563]&amp;&quot;',&quot;&amp;[.E563]&amp;&quot;,'&quot;&amp;[.F563]&amp;&quot;','&quot;&amp;[.G563]&amp;&quot;',&quot;&amp;[.H563]&amp;&quot;,&quot;&amp;[.I563]&amp;&quot;,&quot;&amp;[.J563]&amp;&quot;,&quot;&amp;[.K563]&amp;&quot;,0,CURDATE(),CURDATE())&quot;&amp;IF(AND([.E563]&lt;&gt;INDIRECT(ADDRESS(ROW([.E563]) + 1;5));INDIRECT(ADDRESS(ROW([.A563]) + 1;1)) &gt; 0); &quot;;&quot;&amp;CHAR(13)&amp;CHAR(10)&amp;CHAR(13)&amp;CHAR(10)&amp;[.M$3];IF(INDIRECT(ADDRESS(ROW([.A563]) + 1;1)) &gt; 0;&quot;,&quot;;&quot;;&quot;))" office:value-type="string" office:string-value="(560,'M50','MASTER 50','M50',111,'8','MASTER',50,54,0,0,0,CURDATE(),CURDATE())," calcext:value-type="string">
            <text:p>(560,'M50','MASTER 50','M50',11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4])-3" office:value-type="float" office:value="561" calcext:value-type="float">
            <text:p>561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64]&amp;&quot;,'&quot;&amp;[.B564]&amp;&quot;','&quot;&amp;[.C564]&amp;&quot;','&quot;&amp;[.D564]&amp;&quot;',&quot;&amp;[.E564]&amp;&quot;,'&quot;&amp;[.F564]&amp;&quot;','&quot;&amp;[.G564]&amp;&quot;',&quot;&amp;[.H564]&amp;&quot;,&quot;&amp;[.I564]&amp;&quot;,&quot;&amp;[.J564]&amp;&quot;,&quot;&amp;[.K564]&amp;&quot;,0,CURDATE(),CURDATE())&quot;&amp;IF(AND([.E564]&lt;&gt;INDIRECT(ADDRESS(ROW([.E564]) + 1;5));INDIRECT(ADDRESS(ROW([.A564]) + 1;1)) &gt; 0); &quot;;&quot;&amp;CHAR(13)&amp;CHAR(10)&amp;CHAR(13)&amp;CHAR(10)&amp;[.M$3];IF(INDIRECT(ADDRESS(ROW([.A564]) + 1;1)) &gt; 0;&quot;,&quot;;&quot;;&quot;))" office:value-type="string" office:string-value="(561,'OVER','OVER 55','M55',111,'9','MASTER',55,999,0,0,0,CURDATE(),CURDATE())," calcext:value-type="string">
            <text:p>(561,'OVER','OVER 55','M55',11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5])-3" office:value-type="float" office:value="562" calcext:value-type="float">
            <text:p>562</text:p>
          </table:table-cell>
          <table:table-cell table:style-name="ce12" office:value-type="string" calcext:value-type="string">
            <text:p>001-100</text:p>
          </table:table-cell>
          <table:table-cell table:style-name="ce12" office:value-type="string" calcext:value-type="string">
            <text:p>STAFF. SENIORES&amp;M20</text:p>
          </table:table-cell>
          <table:table-cell table:style-name="ce12" office:value-type="string" calcext:value-type="string">
            <text:p>&lt;101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string" calcext:value-type="string">
            <text:p>xS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65]&amp;&quot;,'&quot;&amp;[.B565]&amp;&quot;','&quot;&amp;[.C565]&amp;&quot;','&quot;&amp;[.D565]&amp;&quot;',&quot;&amp;[.E565]&amp;&quot;,'&quot;&amp;[.F565]&amp;&quot;','&quot;&amp;[.G565]&amp;&quot;',&quot;&amp;[.H565]&amp;&quot;,&quot;&amp;[.I565]&amp;&quot;,&quot;&amp;[.J565]&amp;&quot;,&quot;&amp;[.K565]&amp;&quot;,0,CURDATE(),CURDATE())&quot;&amp;IF(AND([.E565]&lt;&gt;INDIRECT(ADDRESS(ROW([.E565]) + 1;5));INDIRECT(ADDRESS(ROW([.A565]) + 1;1)) &gt; 0); &quot;;&quot;&amp;CHAR(13)&amp;CHAR(10)&amp;CHAR(13)&amp;CHAR(10)&amp;[.M$3];IF(INDIRECT(ADDRESS(ROW([.A565]) + 1;1)) &gt; 0;&quot;,&quot;;&quot;;&quot;))" office:value-type="string" office:string-value="(562,'001-100','STAFF. SENIORES&amp;M20','&lt;101',111,'xS','MASTER',1,100,1,0,0,CURDATE(),CURDATE())," calcext:value-type="string">
            <text:p>(562,'001-100','STAFF. SENIORES&amp;M20','&lt;101',111,'xS','MASTER',1,100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6])-3" office:value-type="float" office:value="563" calcext:value-type="float">
            <text:p>563</text:p>
          </table:table-cell>
          <table:table-cell table:style-name="ce12" office:value-type="string" calcext:value-type="string">
            <text:p>101-119</text:p>
          </table:table-cell>
          <table:table-cell table:style-name="ce12" office:value-type="string" calcext:value-type="string">
            <text:p>STAFF. M 100-119</text:p>
          </table:table-cell>
          <table:table-cell table:style-name="ce12" office:value-type="string" calcext:value-type="string">
            <text:p>101-119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66]&amp;&quot;,'&quot;&amp;[.B566]&amp;&quot;','&quot;&amp;[.C566]&amp;&quot;','&quot;&amp;[.D566]&amp;&quot;',&quot;&amp;[.E566]&amp;&quot;,'&quot;&amp;[.F566]&amp;&quot;','&quot;&amp;[.G566]&amp;&quot;',&quot;&amp;[.H566]&amp;&quot;,&quot;&amp;[.I566]&amp;&quot;,&quot;&amp;[.J566]&amp;&quot;,&quot;&amp;[.K566]&amp;&quot;,0,CURDATE(),CURDATE())&quot;&amp;IF(AND([.E566]&lt;&gt;INDIRECT(ADDRESS(ROW([.E566]) + 1;5));INDIRECT(ADDRESS(ROW([.A566]) + 1;1)) &gt; 0); &quot;;&quot;&amp;CHAR(13)&amp;CHAR(10)&amp;CHAR(13)&amp;CHAR(10)&amp;[.M$3];IF(INDIRECT(ADDRESS(ROW([.A566]) + 1;1)) &gt; 0;&quot;,&quot;;&quot;;&quot;))" office:value-type="string" office:string-value="(563,'101-119','STAFF. M 100-119','101-119',111,'x1','MASTER',101,119,1,0,0,CURDATE(),CURDATE())," calcext:value-type="string">
            <text:p>(563,'101-119','STAFF. M 100-119','101-119',111,'x1','MASTER',10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7])-3" office:value-type="float" office:value="564" calcext:value-type="float">
            <text:p>564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string" calcext:value-type="string">
            <text:p>STAFF. M 120-149</text:p>
          </table:table-cell>
          <table:table-cell table:style-name="ce12" office:value-type="string" calcext:value-type="string">
            <text:p>120-149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67]&amp;&quot;,'&quot;&amp;[.B567]&amp;&quot;','&quot;&amp;[.C567]&amp;&quot;','&quot;&amp;[.D567]&amp;&quot;',&quot;&amp;[.E567]&amp;&quot;,'&quot;&amp;[.F567]&amp;&quot;','&quot;&amp;[.G567]&amp;&quot;',&quot;&amp;[.H567]&amp;&quot;,&quot;&amp;[.I567]&amp;&quot;,&quot;&amp;[.J567]&amp;&quot;,&quot;&amp;[.K567]&amp;&quot;,0,CURDATE(),CURDATE())&quot;&amp;IF(AND([.E567]&lt;&gt;INDIRECT(ADDRESS(ROW([.E567]) + 1;5));INDIRECT(ADDRESS(ROW([.A567]) + 1;1)) &gt; 0); &quot;;&quot;&amp;CHAR(13)&amp;CHAR(10)&amp;CHAR(13)&amp;CHAR(10)&amp;[.M$3];IF(INDIRECT(ADDRESS(ROW([.A567]) + 1;1)) &gt; 0;&quot;,&quot;;&quot;;&quot;))" office:value-type="string" office:string-value="(564,'120-149','STAFF. M 120-149','120-149',111,'x2','MASTER',120,149,1,0,0,CURDATE(),CURDATE())," calcext:value-type="string">
            <text:p>(564,'120-149','STAFF. M 120-149','120-149',111,'x2','MASTER',120,14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68])-3" office:value-type="float" office:value="565" calcext:value-type="float">
            <text:p>565</text:p>
          </table:table-cell>
          <table:table-cell table:style-name="ce12" office:value-type="string" calcext:value-type="string">
            <text:p>150-999</text:p>
          </table:table-cell>
          <table:table-cell table:style-name="ce12" office:value-type="string" calcext:value-type="string">
            <text:p>STAFF. M oltre 150</text:p>
          </table:table-cell>
          <table:table-cell table:style-name="ce12" office:value-type="string" calcext:value-type="string">
            <text:p>&gt;149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68]&amp;&quot;,'&quot;&amp;[.B568]&amp;&quot;','&quot;&amp;[.C568]&amp;&quot;','&quot;&amp;[.D568]&amp;&quot;',&quot;&amp;[.E568]&amp;&quot;,'&quot;&amp;[.F568]&amp;&quot;','&quot;&amp;[.G568]&amp;&quot;',&quot;&amp;[.H568]&amp;&quot;,&quot;&amp;[.I568]&amp;&quot;,&quot;&amp;[.J568]&amp;&quot;,&quot;&amp;[.K568]&amp;&quot;,0,CURDATE(),CURDATE())&quot;&amp;IF(AND([.E568]&lt;&gt;INDIRECT(ADDRESS(ROW([.E568]) + 1;5));INDIRECT(ADDRESS(ROW([.A568]) + 1;1)) &gt; 0); &quot;;&quot;&amp;CHAR(13)&amp;CHAR(10)&amp;CHAR(13)&amp;CHAR(10)&amp;[.M$3];IF(INDIRECT(ADDRESS(ROW([.A568]) + 1;1)) &gt; 0;&quot;,&quot;;&quot;;&quot;))" office:value-type="string" office:string-value="(565,'150-999','STAFF. M oltre 150','&gt;149',111,'x3','MASTER',150,999,1,0,0,CURDATE(),CURDATE())," calcext:value-type="string">
            <text:p>(565,'150-999','STAFF. M oltre 150','&gt;149',111,'x3','MASTER',150,9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569])-3" office:value-type="float" office:value="566" calcext:value-type="float">
            <text:p>566</text:p>
          </table:table-cell>
          <table:table-cell table:style-name="ce12" office:value-type="string" calcext:value-type="string">
            <text:p>001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11" calcext:value-type="float">
            <text:p>111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69]&amp;&quot;,'&quot;&amp;[.B569]&amp;&quot;','&quot;&amp;[.C569]&amp;&quot;','&quot;&amp;[.D569]&amp;&quot;',&quot;&amp;[.E569]&amp;&quot;,'&quot;&amp;[.F569]&amp;&quot;','&quot;&amp;[.G569]&amp;&quot;',&quot;&amp;[.H569]&amp;&quot;,&quot;&amp;[.I569]&amp;&quot;,&quot;&amp;[.J569]&amp;&quot;,&quot;&amp;[.K569]&amp;&quot;,0,CURDATE(),CURDATE())&quot;&amp;IF(AND([.E569]&lt;&gt;INDIRECT(ADDRESS(ROW([.E569]) + 1;5));INDIRECT(ADDRESS(ROW([.A569]) + 1;1)) &gt; 0); &quot;;&quot;&amp;CHAR(13)&amp;CHAR(10)&amp;CHAR(13)&amp;CHAR(10)&amp;[.M$3];IF(INDIRECT(ADDRESS(ROW([.A569]) + 1;1)) &gt; 0;&quot;,&quot;;&quot;;&quot;))" office:value-type="string" office:string-value="(566,'001-999','STAFF. ASSOLUTI','ASSOLUTI',11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66,'001-999','STAFF. ASSOLUTI','ASSOLUTI',11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570])-3" office:value-type="float" office:value="567" calcext:value-type="float">
            <text:p>567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0]&amp;&quot;,'&quot;&amp;[.B570]&amp;&quot;','&quot;&amp;[.C570]&amp;&quot;','&quot;&amp;[.D570]&amp;&quot;',&quot;&amp;[.E570]&amp;&quot;,'&quot;&amp;[.F570]&amp;&quot;','&quot;&amp;[.G570]&amp;&quot;',&quot;&amp;[.H570]&amp;&quot;,&quot;&amp;[.I570]&amp;&quot;,&quot;&amp;[.J570]&amp;&quot;,&quot;&amp;[.K570]&amp;&quot;,0,CURDATE(),CURDATE())&quot;&amp;IF(AND([.E570]&lt;&gt;INDIRECT(ADDRESS(ROW([.E570]) + 1;5));INDIRECT(ADDRESS(ROW([.A570]) + 1;1)) &gt; 0); &quot;;&quot;&amp;CHAR(13)&amp;CHAR(10)&amp;CHAR(13)&amp;CHAR(10)&amp;[.M$3];IF(INDIRECT(ADDRESS(ROW([.A570]) + 1;1)) &gt; 0;&quot;,&quot;;&quot;;&quot;))" office:value-type="string" office:string-value="(567,'U25','UNDER 25','U25',112,'A','MASTER',20,24,0,0,0,CURDATE(),CURDATE())," calcext:value-type="string">
            <text:p>(567,'U25','UNDER 25','U25',11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1])-3" office:value-type="float" office:value="568" calcext:value-type="float">
            <text:p>568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1]&amp;&quot;,'&quot;&amp;[.B571]&amp;&quot;','&quot;&amp;[.C571]&amp;&quot;','&quot;&amp;[.D571]&amp;&quot;',&quot;&amp;[.E571]&amp;&quot;,'&quot;&amp;[.F571]&amp;&quot;','&quot;&amp;[.G571]&amp;&quot;',&quot;&amp;[.H571]&amp;&quot;,&quot;&amp;[.I571]&amp;&quot;,&quot;&amp;[.J571]&amp;&quot;,&quot;&amp;[.K571]&amp;&quot;,0,CURDATE(),CURDATE())&quot;&amp;IF(AND([.E571]&lt;&gt;INDIRECT(ADDRESS(ROW([.E571]) + 1;5));INDIRECT(ADDRESS(ROW([.A571]) + 1;1)) &gt; 0); &quot;;&quot;&amp;CHAR(13)&amp;CHAR(10)&amp;CHAR(13)&amp;CHAR(10)&amp;[.M$3];IF(INDIRECT(ADDRESS(ROW([.A571]) + 1;1)) &gt; 0;&quot;,&quot;;&quot;;&quot;))" office:value-type="string" office:string-value="(568,'M25','MASTER 25','M25',112,'B','MASTER',25,29,0,0,0,CURDATE(),CURDATE())," calcext:value-type="string">
            <text:p>(568,'M25','MASTER 25','M25',11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2])-3" office:value-type="float" office:value="569" calcext:value-type="float">
            <text:p>569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2]&amp;&quot;,'&quot;&amp;[.B572]&amp;&quot;','&quot;&amp;[.C572]&amp;&quot;','&quot;&amp;[.D572]&amp;&quot;',&quot;&amp;[.E572]&amp;&quot;,'&quot;&amp;[.F572]&amp;&quot;','&quot;&amp;[.G572]&amp;&quot;',&quot;&amp;[.H572]&amp;&quot;,&quot;&amp;[.I572]&amp;&quot;,&quot;&amp;[.J572]&amp;&quot;,&quot;&amp;[.K572]&amp;&quot;,0,CURDATE(),CURDATE())&quot;&amp;IF(AND([.E572]&lt;&gt;INDIRECT(ADDRESS(ROW([.E572]) + 1;5));INDIRECT(ADDRESS(ROW([.A572]) + 1;1)) &gt; 0); &quot;;&quot;&amp;CHAR(13)&amp;CHAR(10)&amp;CHAR(13)&amp;CHAR(10)&amp;[.M$3];IF(INDIRECT(ADDRESS(ROW([.A572]) + 1;1)) &gt; 0;&quot;,&quot;;&quot;;&quot;))" office:value-type="string" office:string-value="(569,'M30','MASTER 30','M30',112,'C','MASTER',30,34,0,0,0,CURDATE(),CURDATE())," calcext:value-type="string">
            <text:p>(569,'M30','MASTER 30','M30',11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3])-3" office:value-type="float" office:value="570" calcext:value-type="float">
            <text:p>570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3]&amp;&quot;,'&quot;&amp;[.B573]&amp;&quot;','&quot;&amp;[.C573]&amp;&quot;','&quot;&amp;[.D573]&amp;&quot;',&quot;&amp;[.E573]&amp;&quot;,'&quot;&amp;[.F573]&amp;&quot;','&quot;&amp;[.G573]&amp;&quot;',&quot;&amp;[.H573]&amp;&quot;,&quot;&amp;[.I573]&amp;&quot;,&quot;&amp;[.J573]&amp;&quot;,&quot;&amp;[.K573]&amp;&quot;,0,CURDATE(),CURDATE())&quot;&amp;IF(AND([.E573]&lt;&gt;INDIRECT(ADDRESS(ROW([.E573]) + 1;5));INDIRECT(ADDRESS(ROW([.A573]) + 1;1)) &gt; 0); &quot;;&quot;&amp;CHAR(13)&amp;CHAR(10)&amp;CHAR(13)&amp;CHAR(10)&amp;[.M$3];IF(INDIRECT(ADDRESS(ROW([.A573]) + 1;1)) &gt; 0;&quot;,&quot;;&quot;;&quot;))" office:value-type="string" office:string-value="(570,'M35','MASTER 35','M35',112,'D','MASTER',35,39,0,0,0,CURDATE(),CURDATE())," calcext:value-type="string">
            <text:p>(570,'M35','MASTER 35','M35',11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4])-3" office:value-type="float" office:value="571" calcext:value-type="float">
            <text:p>571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4]&amp;&quot;,'&quot;&amp;[.B574]&amp;&quot;','&quot;&amp;[.C574]&amp;&quot;','&quot;&amp;[.D574]&amp;&quot;',&quot;&amp;[.E574]&amp;&quot;,'&quot;&amp;[.F574]&amp;&quot;','&quot;&amp;[.G574]&amp;&quot;',&quot;&amp;[.H574]&amp;&quot;,&quot;&amp;[.I574]&amp;&quot;,&quot;&amp;[.J574]&amp;&quot;,&quot;&amp;[.K574]&amp;&quot;,0,CURDATE(),CURDATE())&quot;&amp;IF(AND([.E574]&lt;&gt;INDIRECT(ADDRESS(ROW([.E574]) + 1;5));INDIRECT(ADDRESS(ROW([.A574]) + 1;1)) &gt; 0); &quot;;&quot;&amp;CHAR(13)&amp;CHAR(10)&amp;CHAR(13)&amp;CHAR(10)&amp;[.M$3];IF(INDIRECT(ADDRESS(ROW([.A574]) + 1;1)) &gt; 0;&quot;,&quot;;&quot;;&quot;))" office:value-type="string" office:string-value="(571,'M40','MASTER 40','M40',112,'E','MASTER',40,44,0,0,0,CURDATE(),CURDATE())," calcext:value-type="string">
            <text:p>(571,'M40','MASTER 40','M40',11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5])-3" office:value-type="float" office:value="572" calcext:value-type="float">
            <text:p>572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5]&amp;&quot;,'&quot;&amp;[.B575]&amp;&quot;','&quot;&amp;[.C575]&amp;&quot;','&quot;&amp;[.D575]&amp;&quot;',&quot;&amp;[.E575]&amp;&quot;,'&quot;&amp;[.F575]&amp;&quot;','&quot;&amp;[.G575]&amp;&quot;',&quot;&amp;[.H575]&amp;&quot;,&quot;&amp;[.I575]&amp;&quot;,&quot;&amp;[.J575]&amp;&quot;,&quot;&amp;[.K575]&amp;&quot;,0,CURDATE(),CURDATE())&quot;&amp;IF(AND([.E575]&lt;&gt;INDIRECT(ADDRESS(ROW([.E575]) + 1;5));INDIRECT(ADDRESS(ROW([.A575]) + 1;1)) &gt; 0); &quot;;&quot;&amp;CHAR(13)&amp;CHAR(10)&amp;CHAR(13)&amp;CHAR(10)&amp;[.M$3];IF(INDIRECT(ADDRESS(ROW([.A575]) + 1;1)) &gt; 0;&quot;,&quot;;&quot;;&quot;))" office:value-type="string" office:string-value="(572,'M45','MASTER 45','M45',112,'F','MASTER',45,49,0,0,0,CURDATE(),CURDATE())," calcext:value-type="string">
            <text:p>(572,'M45','MASTER 45','M45',11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6])-3" office:value-type="float" office:value="573" calcext:value-type="float">
            <text:p>573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6]&amp;&quot;,'&quot;&amp;[.B576]&amp;&quot;','&quot;&amp;[.C576]&amp;&quot;','&quot;&amp;[.D576]&amp;&quot;',&quot;&amp;[.E576]&amp;&quot;,'&quot;&amp;[.F576]&amp;&quot;','&quot;&amp;[.G576]&amp;&quot;',&quot;&amp;[.H576]&amp;&quot;,&quot;&amp;[.I576]&amp;&quot;,&quot;&amp;[.J576]&amp;&quot;,&quot;&amp;[.K576]&amp;&quot;,0,CURDATE(),CURDATE())&quot;&amp;IF(AND([.E576]&lt;&gt;INDIRECT(ADDRESS(ROW([.E576]) + 1;5));INDIRECT(ADDRESS(ROW([.A576]) + 1;1)) &gt; 0); &quot;;&quot;&amp;CHAR(13)&amp;CHAR(10)&amp;CHAR(13)&amp;CHAR(10)&amp;[.M$3];IF(INDIRECT(ADDRESS(ROW([.A576]) + 1;1)) &gt; 0;&quot;,&quot;;&quot;;&quot;))" office:value-type="string" office:string-value="(573,'M50','MASTER 50','M50',112,'G','MASTER',50,54,0,0,0,CURDATE(),CURDATE())," calcext:value-type="string">
            <text:p>(573,'M50','MASTER 50','M50',11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7])-3" office:value-type="float" office:value="574" calcext:value-type="float">
            <text:p>574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7]&amp;&quot;,'&quot;&amp;[.B577]&amp;&quot;','&quot;&amp;[.C577]&amp;&quot;','&quot;&amp;[.D577]&amp;&quot;',&quot;&amp;[.E577]&amp;&quot;,'&quot;&amp;[.F577]&amp;&quot;','&quot;&amp;[.G577]&amp;&quot;',&quot;&amp;[.H577]&amp;&quot;,&quot;&amp;[.I577]&amp;&quot;,&quot;&amp;[.J577]&amp;&quot;,&quot;&amp;[.K577]&amp;&quot;,0,CURDATE(),CURDATE())&quot;&amp;IF(AND([.E577]&lt;&gt;INDIRECT(ADDRESS(ROW([.E577]) + 1;5));INDIRECT(ADDRESS(ROW([.A577]) + 1;1)) &gt; 0); &quot;;&quot;&amp;CHAR(13)&amp;CHAR(10)&amp;CHAR(13)&amp;CHAR(10)&amp;[.M$3];IF(INDIRECT(ADDRESS(ROW([.A577]) + 1;1)) &gt; 0;&quot;,&quot;;&quot;;&quot;))" office:value-type="string" office:string-value="(574,'M55','MASTER 55','M55',112,'H','MASTER',55,59,0,0,0,CURDATE(),CURDATE())," calcext:value-type="string">
            <text:p>(574,'M55','MASTER 55','M55',11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8])-3" office:value-type="float" office:value="575" calcext:value-type="float">
            <text:p>575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8]&amp;&quot;,'&quot;&amp;[.B578]&amp;&quot;','&quot;&amp;[.C578]&amp;&quot;','&quot;&amp;[.D578]&amp;&quot;',&quot;&amp;[.E578]&amp;&quot;,'&quot;&amp;[.F578]&amp;&quot;','&quot;&amp;[.G578]&amp;&quot;',&quot;&amp;[.H578]&amp;&quot;,&quot;&amp;[.I578]&amp;&quot;,&quot;&amp;[.J578]&amp;&quot;,&quot;&amp;[.K578]&amp;&quot;,0,CURDATE(),CURDATE())&quot;&amp;IF(AND([.E578]&lt;&gt;INDIRECT(ADDRESS(ROW([.E578]) + 1;5));INDIRECT(ADDRESS(ROW([.A578]) + 1;1)) &gt; 0); &quot;;&quot;&amp;CHAR(13)&amp;CHAR(10)&amp;CHAR(13)&amp;CHAR(10)&amp;[.M$3];IF(INDIRECT(ADDRESS(ROW([.A578]) + 1;1)) &gt; 0;&quot;,&quot;;&quot;;&quot;))" office:value-type="string" office:string-value="(575,'M60','MASTER 60','M60',112,'I','MASTER',60,64,0,0,0,CURDATE(),CURDATE())," calcext:value-type="string">
            <text:p>(575,'M60','MASTER 60','M60',11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79])-3" office:value-type="float" office:value="576" calcext:value-type="float">
            <text:p>576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79]&amp;&quot;,'&quot;&amp;[.B579]&amp;&quot;','&quot;&amp;[.C579]&amp;&quot;','&quot;&amp;[.D579]&amp;&quot;',&quot;&amp;[.E579]&amp;&quot;,'&quot;&amp;[.F579]&amp;&quot;','&quot;&amp;[.G579]&amp;&quot;',&quot;&amp;[.H579]&amp;&quot;,&quot;&amp;[.I579]&amp;&quot;,&quot;&amp;[.J579]&amp;&quot;,&quot;&amp;[.K579]&amp;&quot;,0,CURDATE(),CURDATE())&quot;&amp;IF(AND([.E579]&lt;&gt;INDIRECT(ADDRESS(ROW([.E579]) + 1;5));INDIRECT(ADDRESS(ROW([.A579]) + 1;1)) &gt; 0); &quot;;&quot;&amp;CHAR(13)&amp;CHAR(10)&amp;CHAR(13)&amp;CHAR(10)&amp;[.M$3];IF(INDIRECT(ADDRESS(ROW([.A579]) + 1;1)) &gt; 0;&quot;,&quot;;&quot;;&quot;))" office:value-type="string" office:string-value="(576,'M65','MASTER 65','M65',112,'J','MASTER',65,69,0,0,0,CURDATE(),CURDATE())," calcext:value-type="string">
            <text:p>(576,'M65','MASTER 65','M65',11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0])-3" office:value-type="float" office:value="577" calcext:value-type="float">
            <text:p>577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0]&amp;&quot;,'&quot;&amp;[.B580]&amp;&quot;','&quot;&amp;[.C580]&amp;&quot;','&quot;&amp;[.D580]&amp;&quot;',&quot;&amp;[.E580]&amp;&quot;,'&quot;&amp;[.F580]&amp;&quot;','&quot;&amp;[.G580]&amp;&quot;',&quot;&amp;[.H580]&amp;&quot;,&quot;&amp;[.I580]&amp;&quot;,&quot;&amp;[.J580]&amp;&quot;,&quot;&amp;[.K580]&amp;&quot;,0,CURDATE(),CURDATE())&quot;&amp;IF(AND([.E580]&lt;&gt;INDIRECT(ADDRESS(ROW([.E580]) + 1;5));INDIRECT(ADDRESS(ROW([.A580]) + 1;1)) &gt; 0); &quot;;&quot;&amp;CHAR(13)&amp;CHAR(10)&amp;CHAR(13)&amp;CHAR(10)&amp;[.M$3];IF(INDIRECT(ADDRESS(ROW([.A580]) + 1;1)) &gt; 0;&quot;,&quot;;&quot;;&quot;))" office:value-type="string" office:string-value="(577,'M70','MASTER 70','M70',112,'K','MASTER',70,74,0,0,0,CURDATE(),CURDATE())," calcext:value-type="string">
            <text:p>(577,'M70','MASTER 70','M70',11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1])-3" office:value-type="float" office:value="578" calcext:value-type="float">
            <text:p>578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1]&amp;&quot;,'&quot;&amp;[.B581]&amp;&quot;','&quot;&amp;[.C581]&amp;&quot;','&quot;&amp;[.D581]&amp;&quot;',&quot;&amp;[.E581]&amp;&quot;,'&quot;&amp;[.F581]&amp;&quot;','&quot;&amp;[.G581]&amp;&quot;',&quot;&amp;[.H581]&amp;&quot;,&quot;&amp;[.I581]&amp;&quot;,&quot;&amp;[.J581]&amp;&quot;,&quot;&amp;[.K581]&amp;&quot;,0,CURDATE(),CURDATE())&quot;&amp;IF(AND([.E581]&lt;&gt;INDIRECT(ADDRESS(ROW([.E581]) + 1;5));INDIRECT(ADDRESS(ROW([.A581]) + 1;1)) &gt; 0); &quot;;&quot;&amp;CHAR(13)&amp;CHAR(10)&amp;CHAR(13)&amp;CHAR(10)&amp;[.M$3];IF(INDIRECT(ADDRESS(ROW([.A581]) + 1;1)) &gt; 0;&quot;,&quot;;&quot;;&quot;))" office:value-type="string" office:string-value="(578,'M75','MASTER 75','M75',112,'L','MASTER',75,79,0,0,0,CURDATE(),CURDATE())," calcext:value-type="string">
            <text:p>(578,'M75','MASTER 75','M75',11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2])-3" office:value-type="float" office:value="579" calcext:value-type="float">
            <text:p>579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2]&amp;&quot;,'&quot;&amp;[.B582]&amp;&quot;','&quot;&amp;[.C582]&amp;&quot;','&quot;&amp;[.D582]&amp;&quot;',&quot;&amp;[.E582]&amp;&quot;,'&quot;&amp;[.F582]&amp;&quot;','&quot;&amp;[.G582]&amp;&quot;',&quot;&amp;[.H582]&amp;&quot;,&quot;&amp;[.I582]&amp;&quot;,&quot;&amp;[.J582]&amp;&quot;,&quot;&amp;[.K582]&amp;&quot;,0,CURDATE(),CURDATE())&quot;&amp;IF(AND([.E582]&lt;&gt;INDIRECT(ADDRESS(ROW([.E582]) + 1;5));INDIRECT(ADDRESS(ROW([.A582]) + 1;1)) &gt; 0); &quot;;&quot;&amp;CHAR(13)&amp;CHAR(10)&amp;CHAR(13)&amp;CHAR(10)&amp;[.M$3];IF(INDIRECT(ADDRESS(ROW([.A582]) + 1;1)) &gt; 0;&quot;,&quot;;&quot;;&quot;))" office:value-type="string" office:string-value="(579,'M80','MASTER 80','M80',112,'M','MASTER',80,84,0,0,0,CURDATE(),CURDATE())," calcext:value-type="string">
            <text:p>(579,'M80','MASTER 80','M80',11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3])-3" office:value-type="float" office:value="580" calcext:value-type="float">
            <text:p>580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3]&amp;&quot;,'&quot;&amp;[.B583]&amp;&quot;','&quot;&amp;[.C583]&amp;&quot;','&quot;&amp;[.D583]&amp;&quot;',&quot;&amp;[.E583]&amp;&quot;,'&quot;&amp;[.F583]&amp;&quot;','&quot;&amp;[.G583]&amp;&quot;',&quot;&amp;[.H583]&amp;&quot;,&quot;&amp;[.I583]&amp;&quot;,&quot;&amp;[.J583]&amp;&quot;,&quot;&amp;[.K583]&amp;&quot;,0,CURDATE(),CURDATE())&quot;&amp;IF(AND([.E583]&lt;&gt;INDIRECT(ADDRESS(ROW([.E583]) + 1;5));INDIRECT(ADDRESS(ROW([.A583]) + 1;1)) &gt; 0); &quot;;&quot;&amp;CHAR(13)&amp;CHAR(10)&amp;CHAR(13)&amp;CHAR(10)&amp;[.M$3];IF(INDIRECT(ADDRESS(ROW([.A583]) + 1;1)) &gt; 0;&quot;,&quot;;&quot;;&quot;))" office:value-type="string" office:string-value="(580,'M85','MASTER 85','M85',112,'N','MASTER',85,89,0,0,0,CURDATE(),CURDATE())," calcext:value-type="string">
            <text:p>(580,'M85','MASTER 85','M85',11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4])-3" office:value-type="float" office:value="581" calcext:value-type="float">
            <text:p>581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4]&amp;&quot;,'&quot;&amp;[.B584]&amp;&quot;','&quot;&amp;[.C584]&amp;&quot;','&quot;&amp;[.D584]&amp;&quot;',&quot;&amp;[.E584]&amp;&quot;,'&quot;&amp;[.F584]&amp;&quot;','&quot;&amp;[.G584]&amp;&quot;',&quot;&amp;[.H584]&amp;&quot;,&quot;&amp;[.I584]&amp;&quot;,&quot;&amp;[.J584]&amp;&quot;,&quot;&amp;[.K584]&amp;&quot;,0,CURDATE(),CURDATE())&quot;&amp;IF(AND([.E584]&lt;&gt;INDIRECT(ADDRESS(ROW([.E584]) + 1;5));INDIRECT(ADDRESS(ROW([.A584]) + 1;1)) &gt; 0); &quot;;&quot;&amp;CHAR(13)&amp;CHAR(10)&amp;CHAR(13)&amp;CHAR(10)&amp;[.M$3];IF(INDIRECT(ADDRESS(ROW([.A584]) + 1;1)) &gt; 0;&quot;,&quot;;&quot;;&quot;))" office:value-type="string" office:string-value="(581,'M90','MASTER 90','M90',112,'O','MASTER',90,94,0,0,0,CURDATE(),CURDATE())," calcext:value-type="string">
            <text:p>(581,'M90','MASTER 90','M90',11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5])-3" office:value-type="float" office:value="582" calcext:value-type="float">
            <text:p>582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5]&amp;&quot;,'&quot;&amp;[.B585]&amp;&quot;','&quot;&amp;[.C585]&amp;&quot;','&quot;&amp;[.D585]&amp;&quot;',&quot;&amp;[.E585]&amp;&quot;,'&quot;&amp;[.F585]&amp;&quot;','&quot;&amp;[.G585]&amp;&quot;',&quot;&amp;[.H585]&amp;&quot;,&quot;&amp;[.I585]&amp;&quot;,&quot;&amp;[.J585]&amp;&quot;,&quot;&amp;[.K585]&amp;&quot;,0,CURDATE(),CURDATE())&quot;&amp;IF(AND([.E585]&lt;&gt;INDIRECT(ADDRESS(ROW([.E585]) + 1;5));INDIRECT(ADDRESS(ROW([.A585]) + 1;1)) &gt; 0); &quot;;&quot;&amp;CHAR(13)&amp;CHAR(10)&amp;CHAR(13)&amp;CHAR(10)&amp;[.M$3];IF(INDIRECT(ADDRESS(ROW([.A585]) + 1;1)) &gt; 0;&quot;,&quot;;&quot;;&quot;))" office:value-type="string" office:string-value="(582,'M95','MASTER 95','M95',112,'P','MASTER',95,99,0,0,0,CURDATE(),CURDATE())," calcext:value-type="string">
            <text:p>(582,'M95','MASTER 95','M95',11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6])-3" office:value-type="float" office:value="583" calcext:value-type="float">
            <text:p>583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86]&amp;&quot;,'&quot;&amp;[.B586]&amp;&quot;','&quot;&amp;[.C586]&amp;&quot;','&quot;&amp;[.D586]&amp;&quot;',&quot;&amp;[.E586]&amp;&quot;,'&quot;&amp;[.F586]&amp;&quot;','&quot;&amp;[.G586]&amp;&quot;',&quot;&amp;[.H586]&amp;&quot;,&quot;&amp;[.I586]&amp;&quot;,&quot;&amp;[.J586]&amp;&quot;,&quot;&amp;[.K586]&amp;&quot;,0,CURDATE(),CURDATE())&quot;&amp;IF(AND([.E586]&lt;&gt;INDIRECT(ADDRESS(ROW([.E586]) + 1;5));INDIRECT(ADDRESS(ROW([.A586]) + 1;1)) &gt; 0); &quot;;&quot;&amp;CHAR(13)&amp;CHAR(10)&amp;CHAR(13)&amp;CHAR(10)&amp;[.M$3];IF(INDIRECT(ADDRESS(ROW([.A586]) + 1;1)) &gt; 0;&quot;,&quot;;&quot;;&quot;))" office:value-type="string" office:string-value="(583,'MA0','MASTER 100','MA0',112,'Q','MASTER',100,999,0,0,0,CURDATE(),CURDATE())," calcext:value-type="string">
            <text:p>(583,'MA0','MASTER 100','MA0',11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7])-3" office:value-type="float" office:value="584" calcext:value-type="float">
            <text:p>584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87]&amp;&quot;,'&quot;&amp;[.B587]&amp;&quot;','&quot;&amp;[.C587]&amp;&quot;','&quot;&amp;[.D587]&amp;&quot;',&quot;&amp;[.E587]&amp;&quot;,'&quot;&amp;[.F587]&amp;&quot;','&quot;&amp;[.G587]&amp;&quot;',&quot;&amp;[.H587]&amp;&quot;,&quot;&amp;[.I587]&amp;&quot;,&quot;&amp;[.J587]&amp;&quot;,&quot;&amp;[.K587]&amp;&quot;,0,CURDATE(),CURDATE())&quot;&amp;IF(AND([.E587]&lt;&gt;INDIRECT(ADDRESS(ROW([.E587]) + 1;5));INDIRECT(ADDRESS(ROW([.A587]) + 1;1)) &gt; 0); &quot;;&quot;&amp;CHAR(13)&amp;CHAR(10)&amp;CHAR(13)&amp;CHAR(10)&amp;[.M$3];IF(INDIRECT(ADDRESS(ROW([.A587]) + 1;1)) &gt; 0;&quot;,&quot;;&quot;;&quot;))" office:value-type="string" office:string-value="(584,'100-119','STAFF. M FINO A 119','100-119',112,'xA','MASTER',100,119,1,0,0,CURDATE(),CURDATE())," calcext:value-type="string">
            <text:p>(584,'100-119','STAFF. M FINO A 119','100-119',11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8])-3" office:value-type="float" office:value="585" calcext:value-type="float">
            <text:p>585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88]&amp;&quot;,'&quot;&amp;[.B588]&amp;&quot;','&quot;&amp;[.C588]&amp;&quot;','&quot;&amp;[.D588]&amp;&quot;',&quot;&amp;[.E588]&amp;&quot;,'&quot;&amp;[.F588]&amp;&quot;','&quot;&amp;[.G588]&amp;&quot;',&quot;&amp;[.H588]&amp;&quot;,&quot;&amp;[.I588]&amp;&quot;,&quot;&amp;[.J588]&amp;&quot;,&quot;&amp;[.K588]&amp;&quot;,0,CURDATE(),CURDATE())&quot;&amp;IF(AND([.E588]&lt;&gt;INDIRECT(ADDRESS(ROW([.E588]) + 1;5));INDIRECT(ADDRESS(ROW([.A588]) + 1;1)) &gt; 0); &quot;;&quot;&amp;CHAR(13)&amp;CHAR(10)&amp;CHAR(13)&amp;CHAR(10)&amp;[.M$3];IF(INDIRECT(ADDRESS(ROW([.A588]) + 1;1)) &gt; 0;&quot;,&quot;;&quot;;&quot;))" office:value-type="string" office:string-value="(585,'120-159','STAFF. M 120-159','120-159',112,'xB','MASTER',120,159,1,0,0,CURDATE(),CURDATE())," calcext:value-type="string">
            <text:p>(585,'120-159','STAFF. M 120-159','120-159',11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89])-3" office:value-type="float" office:value="586" calcext:value-type="float">
            <text:p>586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89]&amp;&quot;,'&quot;&amp;[.B589]&amp;&quot;','&quot;&amp;[.C589]&amp;&quot;','&quot;&amp;[.D589]&amp;&quot;',&quot;&amp;[.E589]&amp;&quot;,'&quot;&amp;[.F589]&amp;&quot;','&quot;&amp;[.G589]&amp;&quot;',&quot;&amp;[.H589]&amp;&quot;,&quot;&amp;[.I589]&amp;&quot;,&quot;&amp;[.J589]&amp;&quot;,&quot;&amp;[.K589]&amp;&quot;,0,CURDATE(),CURDATE())&quot;&amp;IF(AND([.E589]&lt;&gt;INDIRECT(ADDRESS(ROW([.E589]) + 1;5));INDIRECT(ADDRESS(ROW([.A589]) + 1;1)) &gt; 0); &quot;;&quot;&amp;CHAR(13)&amp;CHAR(10)&amp;CHAR(13)&amp;CHAR(10)&amp;[.M$3];IF(INDIRECT(ADDRESS(ROW([.A589]) + 1;1)) &gt; 0;&quot;,&quot;;&quot;;&quot;))" office:value-type="string" office:string-value="(586,'160-199','STAFF. M 160-199','160-199',112,'xC','MASTER',160,199,1,0,0,CURDATE(),CURDATE())," calcext:value-type="string">
            <text:p>(586,'160-199','STAFF. M 160-199','160-199',11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0])-3" office:value-type="float" office:value="587" calcext:value-type="float">
            <text:p>587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90]&amp;&quot;,'&quot;&amp;[.B590]&amp;&quot;','&quot;&amp;[.C590]&amp;&quot;','&quot;&amp;[.D590]&amp;&quot;',&quot;&amp;[.E590]&amp;&quot;,'&quot;&amp;[.F590]&amp;&quot;','&quot;&amp;[.G590]&amp;&quot;',&quot;&amp;[.H590]&amp;&quot;,&quot;&amp;[.I590]&amp;&quot;,&quot;&amp;[.J590]&amp;&quot;,&quot;&amp;[.K590]&amp;&quot;,0,CURDATE(),CURDATE())&quot;&amp;IF(AND([.E590]&lt;&gt;INDIRECT(ADDRESS(ROW([.E590]) + 1;5));INDIRECT(ADDRESS(ROW([.A590]) + 1;1)) &gt; 0); &quot;;&quot;&amp;CHAR(13)&amp;CHAR(10)&amp;CHAR(13)&amp;CHAR(10)&amp;[.M$3];IF(INDIRECT(ADDRESS(ROW([.A590]) + 1;1)) &gt; 0;&quot;,&quot;;&quot;;&quot;))" office:value-type="string" office:string-value="(587,'200-239','STAFF. M 200-239','200-239',112,'xD','MASTER',200,239,1,0,0,CURDATE(),CURDATE())," calcext:value-type="string">
            <text:p>(587,'200-239','STAFF. M 200-239','200-239',11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1])-3" office:value-type="float" office:value="588" calcext:value-type="float">
            <text:p>588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91]&amp;&quot;,'&quot;&amp;[.B591]&amp;&quot;','&quot;&amp;[.C591]&amp;&quot;','&quot;&amp;[.D591]&amp;&quot;',&quot;&amp;[.E591]&amp;&quot;,'&quot;&amp;[.F591]&amp;&quot;','&quot;&amp;[.G591]&amp;&quot;',&quot;&amp;[.H591]&amp;&quot;,&quot;&amp;[.I591]&amp;&quot;,&quot;&amp;[.J591]&amp;&quot;,&quot;&amp;[.K591]&amp;&quot;,0,CURDATE(),CURDATE())&quot;&amp;IF(AND([.E591]&lt;&gt;INDIRECT(ADDRESS(ROW([.E591]) + 1;5));INDIRECT(ADDRESS(ROW([.A591]) + 1;1)) &gt; 0); &quot;;&quot;&amp;CHAR(13)&amp;CHAR(10)&amp;CHAR(13)&amp;CHAR(10)&amp;[.M$3];IF(INDIRECT(ADDRESS(ROW([.A591]) + 1;1)) &gt; 0;&quot;,&quot;;&quot;;&quot;))" office:value-type="string" office:string-value="(588,'240-279','STAFF. M 240-279','240-279',112,'xE','MASTER',240,279,1,0,0,CURDATE(),CURDATE())," calcext:value-type="string">
            <text:p>(588,'240-279','STAFF. M 240-279','240-279',11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2])-3" office:value-type="float" office:value="589" calcext:value-type="float">
            <text:p>58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92]&amp;&quot;,'&quot;&amp;[.B592]&amp;&quot;','&quot;&amp;[.C592]&amp;&quot;','&quot;&amp;[.D592]&amp;&quot;',&quot;&amp;[.E592]&amp;&quot;,'&quot;&amp;[.F592]&amp;&quot;','&quot;&amp;[.G592]&amp;&quot;',&quot;&amp;[.H592]&amp;&quot;,&quot;&amp;[.I592]&amp;&quot;,&quot;&amp;[.J592]&amp;&quot;,&quot;&amp;[.K592]&amp;&quot;,0,CURDATE(),CURDATE())&quot;&amp;IF(AND([.E592]&lt;&gt;INDIRECT(ADDRESS(ROW([.E592]) + 1;5));INDIRECT(ADDRESS(ROW([.A592]) + 1;1)) &gt; 0); &quot;;&quot;&amp;CHAR(13)&amp;CHAR(10)&amp;CHAR(13)&amp;CHAR(10)&amp;[.M$3];IF(INDIRECT(ADDRESS(ROW([.A592]) + 1;1)) &gt; 0;&quot;,&quot;;&quot;;&quot;))" office:value-type="string" office:string-value="(589,'280-319','STAFF. M 280-319','280-319',112,'xF','MASTER',280,319,1,0,0,CURDATE(),CURDATE())," calcext:value-type="string">
            <text:p>(589,'280-319','STAFF. M 280-319','280-319',11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3])-3" office:value-type="float" office:value="590" calcext:value-type="float">
            <text:p>590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93]&amp;&quot;,'&quot;&amp;[.B593]&amp;&quot;','&quot;&amp;[.C593]&amp;&quot;','&quot;&amp;[.D593]&amp;&quot;',&quot;&amp;[.E593]&amp;&quot;,'&quot;&amp;[.F593]&amp;&quot;','&quot;&amp;[.G593]&amp;&quot;',&quot;&amp;[.H593]&amp;&quot;,&quot;&amp;[.I593]&amp;&quot;,&quot;&amp;[.J593]&amp;&quot;,&quot;&amp;[.K593]&amp;&quot;,0,CURDATE(),CURDATE())&quot;&amp;IF(AND([.E593]&lt;&gt;INDIRECT(ADDRESS(ROW([.E593]) + 1;5));INDIRECT(ADDRESS(ROW([.A593]) + 1;1)) &gt; 0); &quot;;&quot;&amp;CHAR(13)&amp;CHAR(10)&amp;CHAR(13)&amp;CHAR(10)&amp;[.M$3];IF(INDIRECT(ADDRESS(ROW([.A593]) + 1;1)) &gt; 0;&quot;,&quot;;&quot;;&quot;))" office:value-type="string" office:string-value="(590,'320-359','STAFF. M 320-359','320-359',112,'xG','MASTER',320,359,1,0,0,CURDATE(),CURDATE())," calcext:value-type="string">
            <text:p>(590,'320-359','STAFF. M 320-359','320-359',11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4])-3" office:value-type="float" office:value="591" calcext:value-type="float">
            <text:p>591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94]&amp;&quot;,'&quot;&amp;[.B594]&amp;&quot;','&quot;&amp;[.C594]&amp;&quot;','&quot;&amp;[.D594]&amp;&quot;',&quot;&amp;[.E594]&amp;&quot;,'&quot;&amp;[.F594]&amp;&quot;','&quot;&amp;[.G594]&amp;&quot;',&quot;&amp;[.H594]&amp;&quot;,&quot;&amp;[.I594]&amp;&quot;,&quot;&amp;[.J594]&amp;&quot;,&quot;&amp;[.K594]&amp;&quot;,0,CURDATE(),CURDATE())&quot;&amp;IF(AND([.E594]&lt;&gt;INDIRECT(ADDRESS(ROW([.E594]) + 1;5));INDIRECT(ADDRESS(ROW([.A594]) + 1;1)) &gt; 0); &quot;;&quot;&amp;CHAR(13)&amp;CHAR(10)&amp;CHAR(13)&amp;CHAR(10)&amp;[.M$3];IF(INDIRECT(ADDRESS(ROW([.A594]) + 1;1)) &gt; 0;&quot;,&quot;;&quot;;&quot;))" office:value-type="string" office:string-value="(591,'360-399','STAFF. M 360-399','360-399',112,'xH','MASTER',360,399,1,0,0,CURDATE(),CURDATE())," calcext:value-type="string">
            <text:p>(591,'360-399','STAFF. M 360-399','360-399',11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595])-3" office:value-type="float" office:value="592" calcext:value-type="float">
            <text:p>592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12" calcext:value-type="float">
            <text:p>11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595]&amp;&quot;,'&quot;&amp;[.B595]&amp;&quot;','&quot;&amp;[.C595]&amp;&quot;','&quot;&amp;[.D595]&amp;&quot;',&quot;&amp;[.E595]&amp;&quot;,'&quot;&amp;[.F595]&amp;&quot;','&quot;&amp;[.G595]&amp;&quot;',&quot;&amp;[.H595]&amp;&quot;,&quot;&amp;[.I595]&amp;&quot;,&quot;&amp;[.J595]&amp;&quot;,&quot;&amp;[.K595]&amp;&quot;,0,CURDATE(),CURDATE())&quot;&amp;IF(AND([.E595]&lt;&gt;INDIRECT(ADDRESS(ROW([.E595]) + 1;5));INDIRECT(ADDRESS(ROW([.A595]) + 1;1)) &gt; 0); &quot;;&quot;&amp;CHAR(13)&amp;CHAR(10)&amp;CHAR(13)&amp;CHAR(10)&amp;[.M$3];IF(INDIRECT(ADDRESS(ROW([.A595]) + 1;1)) &gt; 0;&quot;,&quot;;&quot;;&quot;))" office:value-type="string" office:string-value="(592,'000-999','STAFF. ASSOLUTI','ASSOLUTI',11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592,'000-999','STAFF. ASSOLUTI','ASSOLUTI',11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596])-3" office:value-type="float" office:value="593" calcext:value-type="float">
            <text:p>593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96]&amp;&quot;,'&quot;&amp;[.B596]&amp;&quot;','&quot;&amp;[.C596]&amp;&quot;','&quot;&amp;[.D596]&amp;&quot;',&quot;&amp;[.E596]&amp;&quot;,'&quot;&amp;[.F596]&amp;&quot;','&quot;&amp;[.G596]&amp;&quot;',&quot;&amp;[.H596]&amp;&quot;,&quot;&amp;[.I596]&amp;&quot;,&quot;&amp;[.J596]&amp;&quot;,&quot;&amp;[.K596]&amp;&quot;,0,CURDATE(),CURDATE())&quot;&amp;IF(AND([.E596]&lt;&gt;INDIRECT(ADDRESS(ROW([.E596]) + 1;5));INDIRECT(ADDRESS(ROW([.A596]) + 1;1)) &gt; 0); &quot;;&quot;&amp;CHAR(13)&amp;CHAR(10)&amp;CHAR(13)&amp;CHAR(10)&amp;[.M$3];IF(INDIRECT(ADDRESS(ROW([.A596]) + 1;1)) &gt; 0;&quot;,&quot;;&quot;;&quot;))" office:value-type="string" office:string-value="(593,'U25','UNDER 25','U25',114,'A','MASTER',20,24,0,0,0,CURDATE(),CURDATE())," calcext:value-type="string">
            <text:p>(593,'U25','UNDER 25','U25',11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7])-3" office:value-type="float" office:value="594" calcext:value-type="float">
            <text:p>594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97]&amp;&quot;,'&quot;&amp;[.B597]&amp;&quot;','&quot;&amp;[.C597]&amp;&quot;','&quot;&amp;[.D597]&amp;&quot;',&quot;&amp;[.E597]&amp;&quot;,'&quot;&amp;[.F597]&amp;&quot;','&quot;&amp;[.G597]&amp;&quot;',&quot;&amp;[.H597]&amp;&quot;,&quot;&amp;[.I597]&amp;&quot;,&quot;&amp;[.J597]&amp;&quot;,&quot;&amp;[.K597]&amp;&quot;,0,CURDATE(),CURDATE())&quot;&amp;IF(AND([.E597]&lt;&gt;INDIRECT(ADDRESS(ROW([.E597]) + 1;5));INDIRECT(ADDRESS(ROW([.A597]) + 1;1)) &gt; 0); &quot;;&quot;&amp;CHAR(13)&amp;CHAR(10)&amp;CHAR(13)&amp;CHAR(10)&amp;[.M$3];IF(INDIRECT(ADDRESS(ROW([.A597]) + 1;1)) &gt; 0;&quot;,&quot;;&quot;;&quot;))" office:value-type="string" office:string-value="(594,'M25','MASTER 25','M25',114,'B','MASTER',25,29,0,0,0,CURDATE(),CURDATE())," calcext:value-type="string">
            <text:p>(594,'M25','MASTER 25','M25',11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8])-3" office:value-type="float" office:value="595" calcext:value-type="float">
            <text:p>595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98]&amp;&quot;,'&quot;&amp;[.B598]&amp;&quot;','&quot;&amp;[.C598]&amp;&quot;','&quot;&amp;[.D598]&amp;&quot;',&quot;&amp;[.E598]&amp;&quot;,'&quot;&amp;[.F598]&amp;&quot;','&quot;&amp;[.G598]&amp;&quot;',&quot;&amp;[.H598]&amp;&quot;,&quot;&amp;[.I598]&amp;&quot;,&quot;&amp;[.J598]&amp;&quot;,&quot;&amp;[.K598]&amp;&quot;,0,CURDATE(),CURDATE())&quot;&amp;IF(AND([.E598]&lt;&gt;INDIRECT(ADDRESS(ROW([.E598]) + 1;5));INDIRECT(ADDRESS(ROW([.A598]) + 1;1)) &gt; 0); &quot;;&quot;&amp;CHAR(13)&amp;CHAR(10)&amp;CHAR(13)&amp;CHAR(10)&amp;[.M$3];IF(INDIRECT(ADDRESS(ROW([.A598]) + 1;1)) &gt; 0;&quot;,&quot;;&quot;;&quot;))" office:value-type="string" office:string-value="(595,'M30','MASTER 30','M30',114,'C','MASTER',30,34,0,0,0,CURDATE(),CURDATE())," calcext:value-type="string">
            <text:p>(595,'M30','MASTER 30','M30',11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599])-3" office:value-type="float" office:value="596" calcext:value-type="float">
            <text:p>596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599]&amp;&quot;,'&quot;&amp;[.B599]&amp;&quot;','&quot;&amp;[.C599]&amp;&quot;','&quot;&amp;[.D599]&amp;&quot;',&quot;&amp;[.E599]&amp;&quot;,'&quot;&amp;[.F599]&amp;&quot;','&quot;&amp;[.G599]&amp;&quot;',&quot;&amp;[.H599]&amp;&quot;,&quot;&amp;[.I599]&amp;&quot;,&quot;&amp;[.J599]&amp;&quot;,&quot;&amp;[.K599]&amp;&quot;,0,CURDATE(),CURDATE())&quot;&amp;IF(AND([.E599]&lt;&gt;INDIRECT(ADDRESS(ROW([.E599]) + 1;5));INDIRECT(ADDRESS(ROW([.A599]) + 1;1)) &gt; 0); &quot;;&quot;&amp;CHAR(13)&amp;CHAR(10)&amp;CHAR(13)&amp;CHAR(10)&amp;[.M$3];IF(INDIRECT(ADDRESS(ROW([.A599]) + 1;1)) &gt; 0;&quot;,&quot;;&quot;;&quot;))" office:value-type="string" office:string-value="(596,'M35','MASTER 35','M35',114,'D','MASTER',35,39,0,0,0,CURDATE(),CURDATE())," calcext:value-type="string">
            <text:p>(596,'M35','MASTER 35','M35',11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0])-3" office:value-type="float" office:value="597" calcext:value-type="float">
            <text:p>597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0]&amp;&quot;,'&quot;&amp;[.B600]&amp;&quot;','&quot;&amp;[.C600]&amp;&quot;','&quot;&amp;[.D600]&amp;&quot;',&quot;&amp;[.E600]&amp;&quot;,'&quot;&amp;[.F600]&amp;&quot;','&quot;&amp;[.G600]&amp;&quot;',&quot;&amp;[.H600]&amp;&quot;,&quot;&amp;[.I600]&amp;&quot;,&quot;&amp;[.J600]&amp;&quot;,&quot;&amp;[.K600]&amp;&quot;,0,CURDATE(),CURDATE())&quot;&amp;IF(AND([.E600]&lt;&gt;INDIRECT(ADDRESS(ROW([.E600]) + 1;5));INDIRECT(ADDRESS(ROW([.A600]) + 1;1)) &gt; 0); &quot;;&quot;&amp;CHAR(13)&amp;CHAR(10)&amp;CHAR(13)&amp;CHAR(10)&amp;[.M$3];IF(INDIRECT(ADDRESS(ROW([.A600]) + 1;1)) &gt; 0;&quot;,&quot;;&quot;;&quot;))" office:value-type="string" office:string-value="(597,'M40','MASTER 40','M40',114,'E','MASTER',40,44,0,0,0,CURDATE(),CURDATE())," calcext:value-type="string">
            <text:p>(597,'M40','MASTER 40','M40',11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1])-3" office:value-type="float" office:value="598" calcext:value-type="float">
            <text:p>598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1]&amp;&quot;,'&quot;&amp;[.B601]&amp;&quot;','&quot;&amp;[.C601]&amp;&quot;','&quot;&amp;[.D601]&amp;&quot;',&quot;&amp;[.E601]&amp;&quot;,'&quot;&amp;[.F601]&amp;&quot;','&quot;&amp;[.G601]&amp;&quot;',&quot;&amp;[.H601]&amp;&quot;,&quot;&amp;[.I601]&amp;&quot;,&quot;&amp;[.J601]&amp;&quot;,&quot;&amp;[.K601]&amp;&quot;,0,CURDATE(),CURDATE())&quot;&amp;IF(AND([.E601]&lt;&gt;INDIRECT(ADDRESS(ROW([.E601]) + 1;5));INDIRECT(ADDRESS(ROW([.A601]) + 1;1)) &gt; 0); &quot;;&quot;&amp;CHAR(13)&amp;CHAR(10)&amp;CHAR(13)&amp;CHAR(10)&amp;[.M$3];IF(INDIRECT(ADDRESS(ROW([.A601]) + 1;1)) &gt; 0;&quot;,&quot;;&quot;;&quot;))" office:value-type="string" office:string-value="(598,'M45','MASTER 45','M45',114,'F','MASTER',45,49,0,0,0,CURDATE(),CURDATE())," calcext:value-type="string">
            <text:p>(598,'M45','MASTER 45','M45',11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2])-3" office:value-type="float" office:value="599" calcext:value-type="float">
            <text:p>599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2]&amp;&quot;,'&quot;&amp;[.B602]&amp;&quot;','&quot;&amp;[.C602]&amp;&quot;','&quot;&amp;[.D602]&amp;&quot;',&quot;&amp;[.E602]&amp;&quot;,'&quot;&amp;[.F602]&amp;&quot;','&quot;&amp;[.G602]&amp;&quot;',&quot;&amp;[.H602]&amp;&quot;,&quot;&amp;[.I602]&amp;&quot;,&quot;&amp;[.J602]&amp;&quot;,&quot;&amp;[.K602]&amp;&quot;,0,CURDATE(),CURDATE())&quot;&amp;IF(AND([.E602]&lt;&gt;INDIRECT(ADDRESS(ROW([.E602]) + 1;5));INDIRECT(ADDRESS(ROW([.A602]) + 1;1)) &gt; 0); &quot;;&quot;&amp;CHAR(13)&amp;CHAR(10)&amp;CHAR(13)&amp;CHAR(10)&amp;[.M$3];IF(INDIRECT(ADDRESS(ROW([.A602]) + 1;1)) &gt; 0;&quot;,&quot;;&quot;;&quot;))" office:value-type="string" office:string-value="(599,'M50','MASTER 50','M50',114,'G','MASTER',50,54,0,0,0,CURDATE(),CURDATE())," calcext:value-type="string">
            <text:p>(599,'M50','MASTER 50','M50',11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3])-3" office:value-type="float" office:value="600" calcext:value-type="float">
            <text:p>600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3]&amp;&quot;,'&quot;&amp;[.B603]&amp;&quot;','&quot;&amp;[.C603]&amp;&quot;','&quot;&amp;[.D603]&amp;&quot;',&quot;&amp;[.E603]&amp;&quot;,'&quot;&amp;[.F603]&amp;&quot;','&quot;&amp;[.G603]&amp;&quot;',&quot;&amp;[.H603]&amp;&quot;,&quot;&amp;[.I603]&amp;&quot;,&quot;&amp;[.J603]&amp;&quot;,&quot;&amp;[.K603]&amp;&quot;,0,CURDATE(),CURDATE())&quot;&amp;IF(AND([.E603]&lt;&gt;INDIRECT(ADDRESS(ROW([.E603]) + 1;5));INDIRECT(ADDRESS(ROW([.A603]) + 1;1)) &gt; 0); &quot;;&quot;&amp;CHAR(13)&amp;CHAR(10)&amp;CHAR(13)&amp;CHAR(10)&amp;[.M$3];IF(INDIRECT(ADDRESS(ROW([.A603]) + 1;1)) &gt; 0;&quot;,&quot;;&quot;;&quot;))" office:value-type="string" office:string-value="(600,'M55','MASTER 55','M55',114,'H','MASTER',55,59,0,0,0,CURDATE(),CURDATE())," calcext:value-type="string">
            <text:p>(600,'M55','MASTER 55','M55',11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4])-3" office:value-type="float" office:value="601" calcext:value-type="float">
            <text:p>601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4]&amp;&quot;,'&quot;&amp;[.B604]&amp;&quot;','&quot;&amp;[.C604]&amp;&quot;','&quot;&amp;[.D604]&amp;&quot;',&quot;&amp;[.E604]&amp;&quot;,'&quot;&amp;[.F604]&amp;&quot;','&quot;&amp;[.G604]&amp;&quot;',&quot;&amp;[.H604]&amp;&quot;,&quot;&amp;[.I604]&amp;&quot;,&quot;&amp;[.J604]&amp;&quot;,&quot;&amp;[.K604]&amp;&quot;,0,CURDATE(),CURDATE())&quot;&amp;IF(AND([.E604]&lt;&gt;INDIRECT(ADDRESS(ROW([.E604]) + 1;5));INDIRECT(ADDRESS(ROW([.A604]) + 1;1)) &gt; 0); &quot;;&quot;&amp;CHAR(13)&amp;CHAR(10)&amp;CHAR(13)&amp;CHAR(10)&amp;[.M$3];IF(INDIRECT(ADDRESS(ROW([.A604]) + 1;1)) &gt; 0;&quot;,&quot;;&quot;;&quot;))" office:value-type="string" office:string-value="(601,'M60','MASTER 60','M60',114,'I','MASTER',60,64,0,0,0,CURDATE(),CURDATE())," calcext:value-type="string">
            <text:p>(601,'M60','MASTER 60','M60',11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5])-3" office:value-type="float" office:value="602" calcext:value-type="float">
            <text:p>602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5]&amp;&quot;,'&quot;&amp;[.B605]&amp;&quot;','&quot;&amp;[.C605]&amp;&quot;','&quot;&amp;[.D605]&amp;&quot;',&quot;&amp;[.E605]&amp;&quot;,'&quot;&amp;[.F605]&amp;&quot;','&quot;&amp;[.G605]&amp;&quot;',&quot;&amp;[.H605]&amp;&quot;,&quot;&amp;[.I605]&amp;&quot;,&quot;&amp;[.J605]&amp;&quot;,&quot;&amp;[.K605]&amp;&quot;,0,CURDATE(),CURDATE())&quot;&amp;IF(AND([.E605]&lt;&gt;INDIRECT(ADDRESS(ROW([.E605]) + 1;5));INDIRECT(ADDRESS(ROW([.A605]) + 1;1)) &gt; 0); &quot;;&quot;&amp;CHAR(13)&amp;CHAR(10)&amp;CHAR(13)&amp;CHAR(10)&amp;[.M$3];IF(INDIRECT(ADDRESS(ROW([.A605]) + 1;1)) &gt; 0;&quot;,&quot;;&quot;;&quot;))" office:value-type="string" office:string-value="(602,'M65','MASTER 65','M65',114,'J','MASTER',65,69,0,0,0,CURDATE(),CURDATE())," calcext:value-type="string">
            <text:p>(602,'M65','MASTER 65','M65',11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6])-3" office:value-type="float" office:value="603" calcext:value-type="float">
            <text:p>603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6]&amp;&quot;,'&quot;&amp;[.B606]&amp;&quot;','&quot;&amp;[.C606]&amp;&quot;','&quot;&amp;[.D606]&amp;&quot;',&quot;&amp;[.E606]&amp;&quot;,'&quot;&amp;[.F606]&amp;&quot;','&quot;&amp;[.G606]&amp;&quot;',&quot;&amp;[.H606]&amp;&quot;,&quot;&amp;[.I606]&amp;&quot;,&quot;&amp;[.J606]&amp;&quot;,&quot;&amp;[.K606]&amp;&quot;,0,CURDATE(),CURDATE())&quot;&amp;IF(AND([.E606]&lt;&gt;INDIRECT(ADDRESS(ROW([.E606]) + 1;5));INDIRECT(ADDRESS(ROW([.A606]) + 1;1)) &gt; 0); &quot;;&quot;&amp;CHAR(13)&amp;CHAR(10)&amp;CHAR(13)&amp;CHAR(10)&amp;[.M$3];IF(INDIRECT(ADDRESS(ROW([.A606]) + 1;1)) &gt; 0;&quot;,&quot;;&quot;;&quot;))" office:value-type="string" office:string-value="(603,'M70','MASTER 70','M70',114,'K','MASTER',70,74,0,0,0,CURDATE(),CURDATE())," calcext:value-type="string">
            <text:p>(603,'M70','MASTER 70','M70',11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7])-3" office:value-type="float" office:value="604" calcext:value-type="float">
            <text:p>604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7]&amp;&quot;,'&quot;&amp;[.B607]&amp;&quot;','&quot;&amp;[.C607]&amp;&quot;','&quot;&amp;[.D607]&amp;&quot;',&quot;&amp;[.E607]&amp;&quot;,'&quot;&amp;[.F607]&amp;&quot;','&quot;&amp;[.G607]&amp;&quot;',&quot;&amp;[.H607]&amp;&quot;,&quot;&amp;[.I607]&amp;&quot;,&quot;&amp;[.J607]&amp;&quot;,&quot;&amp;[.K607]&amp;&quot;,0,CURDATE(),CURDATE())&quot;&amp;IF(AND([.E607]&lt;&gt;INDIRECT(ADDRESS(ROW([.E607]) + 1;5));INDIRECT(ADDRESS(ROW([.A607]) + 1;1)) &gt; 0); &quot;;&quot;&amp;CHAR(13)&amp;CHAR(10)&amp;CHAR(13)&amp;CHAR(10)&amp;[.M$3];IF(INDIRECT(ADDRESS(ROW([.A607]) + 1;1)) &gt; 0;&quot;,&quot;;&quot;;&quot;))" office:value-type="string" office:string-value="(604,'M75','MASTER 75','M75',114,'L','MASTER',75,79,0,0,0,CURDATE(),CURDATE())," calcext:value-type="string">
            <text:p>(604,'M75','MASTER 75','M75',11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8])-3" office:value-type="float" office:value="605" calcext:value-type="float">
            <text:p>605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8]&amp;&quot;,'&quot;&amp;[.B608]&amp;&quot;','&quot;&amp;[.C608]&amp;&quot;','&quot;&amp;[.D608]&amp;&quot;',&quot;&amp;[.E608]&amp;&quot;,'&quot;&amp;[.F608]&amp;&quot;','&quot;&amp;[.G608]&amp;&quot;',&quot;&amp;[.H608]&amp;&quot;,&quot;&amp;[.I608]&amp;&quot;,&quot;&amp;[.J608]&amp;&quot;,&quot;&amp;[.K608]&amp;&quot;,0,CURDATE(),CURDATE())&quot;&amp;IF(AND([.E608]&lt;&gt;INDIRECT(ADDRESS(ROW([.E608]) + 1;5));INDIRECT(ADDRESS(ROW([.A608]) + 1;1)) &gt; 0); &quot;;&quot;&amp;CHAR(13)&amp;CHAR(10)&amp;CHAR(13)&amp;CHAR(10)&amp;[.M$3];IF(INDIRECT(ADDRESS(ROW([.A608]) + 1;1)) &gt; 0;&quot;,&quot;;&quot;;&quot;))" office:value-type="string" office:string-value="(605,'M80','MASTER 80','M80',114,'M','MASTER',80,84,0,0,0,CURDATE(),CURDATE())," calcext:value-type="string">
            <text:p>(605,'M80','MASTER 80','M80',11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09])-3" office:value-type="float" office:value="606" calcext:value-type="float">
            <text:p>606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09]&amp;&quot;,'&quot;&amp;[.B609]&amp;&quot;','&quot;&amp;[.C609]&amp;&quot;','&quot;&amp;[.D609]&amp;&quot;',&quot;&amp;[.E609]&amp;&quot;,'&quot;&amp;[.F609]&amp;&quot;','&quot;&amp;[.G609]&amp;&quot;',&quot;&amp;[.H609]&amp;&quot;,&quot;&amp;[.I609]&amp;&quot;,&quot;&amp;[.J609]&amp;&quot;,&quot;&amp;[.K609]&amp;&quot;,0,CURDATE(),CURDATE())&quot;&amp;IF(AND([.E609]&lt;&gt;INDIRECT(ADDRESS(ROW([.E609]) + 1;5));INDIRECT(ADDRESS(ROW([.A609]) + 1;1)) &gt; 0); &quot;;&quot;&amp;CHAR(13)&amp;CHAR(10)&amp;CHAR(13)&amp;CHAR(10)&amp;[.M$3];IF(INDIRECT(ADDRESS(ROW([.A609]) + 1;1)) &gt; 0;&quot;,&quot;;&quot;;&quot;))" office:value-type="string" office:string-value="(606,'M85','MASTER 85','M85',114,'N','MASTER',85,89,0,0,0,CURDATE(),CURDATE())," calcext:value-type="string">
            <text:p>(606,'M85','MASTER 85','M85',11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0])-3" office:value-type="float" office:value="607" calcext:value-type="float">
            <text:p>607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10]&amp;&quot;,'&quot;&amp;[.B610]&amp;&quot;','&quot;&amp;[.C610]&amp;&quot;','&quot;&amp;[.D610]&amp;&quot;',&quot;&amp;[.E610]&amp;&quot;,'&quot;&amp;[.F610]&amp;&quot;','&quot;&amp;[.G610]&amp;&quot;',&quot;&amp;[.H610]&amp;&quot;,&quot;&amp;[.I610]&amp;&quot;,&quot;&amp;[.J610]&amp;&quot;,&quot;&amp;[.K610]&amp;&quot;,0,CURDATE(),CURDATE())&quot;&amp;IF(AND([.E610]&lt;&gt;INDIRECT(ADDRESS(ROW([.E610]) + 1;5));INDIRECT(ADDRESS(ROW([.A610]) + 1;1)) &gt; 0); &quot;;&quot;&amp;CHAR(13)&amp;CHAR(10)&amp;CHAR(13)&amp;CHAR(10)&amp;[.M$3];IF(INDIRECT(ADDRESS(ROW([.A610]) + 1;1)) &gt; 0;&quot;,&quot;;&quot;;&quot;))" office:value-type="string" office:string-value="(607,'M90','MASTER 90','M90',114,'O','MASTER',90,94,0,0,0,CURDATE(),CURDATE())," calcext:value-type="string">
            <text:p>(607,'M90','MASTER 90','M90',11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1])-3" office:value-type="float" office:value="608" calcext:value-type="float">
            <text:p>608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11]&amp;&quot;,'&quot;&amp;[.B611]&amp;&quot;','&quot;&amp;[.C611]&amp;&quot;','&quot;&amp;[.D611]&amp;&quot;',&quot;&amp;[.E611]&amp;&quot;,'&quot;&amp;[.F611]&amp;&quot;','&quot;&amp;[.G611]&amp;&quot;',&quot;&amp;[.H611]&amp;&quot;,&quot;&amp;[.I611]&amp;&quot;,&quot;&amp;[.J611]&amp;&quot;,&quot;&amp;[.K611]&amp;&quot;,0,CURDATE(),CURDATE())&quot;&amp;IF(AND([.E611]&lt;&gt;INDIRECT(ADDRESS(ROW([.E611]) + 1;5));INDIRECT(ADDRESS(ROW([.A611]) + 1;1)) &gt; 0); &quot;;&quot;&amp;CHAR(13)&amp;CHAR(10)&amp;CHAR(13)&amp;CHAR(10)&amp;[.M$3];IF(INDIRECT(ADDRESS(ROW([.A611]) + 1;1)) &gt; 0;&quot;,&quot;;&quot;;&quot;))" office:value-type="string" office:string-value="(608,'M95','MASTER 95','M95',114,'P','MASTER',95,99,0,0,0,CURDATE(),CURDATE())," calcext:value-type="string">
            <text:p>(608,'M95','MASTER 95','M95',11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2])-3" office:value-type="float" office:value="609" calcext:value-type="float">
            <text:p>609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12]&amp;&quot;,'&quot;&amp;[.B612]&amp;&quot;','&quot;&amp;[.C612]&amp;&quot;','&quot;&amp;[.D612]&amp;&quot;',&quot;&amp;[.E612]&amp;&quot;,'&quot;&amp;[.F612]&amp;&quot;','&quot;&amp;[.G612]&amp;&quot;',&quot;&amp;[.H612]&amp;&quot;,&quot;&amp;[.I612]&amp;&quot;,&quot;&amp;[.J612]&amp;&quot;,&quot;&amp;[.K612]&amp;&quot;,0,CURDATE(),CURDATE())&quot;&amp;IF(AND([.E612]&lt;&gt;INDIRECT(ADDRESS(ROW([.E612]) + 1;5));INDIRECT(ADDRESS(ROW([.A612]) + 1;1)) &gt; 0); &quot;;&quot;&amp;CHAR(13)&amp;CHAR(10)&amp;CHAR(13)&amp;CHAR(10)&amp;[.M$3];IF(INDIRECT(ADDRESS(ROW([.A612]) + 1;1)) &gt; 0;&quot;,&quot;;&quot;;&quot;))" office:value-type="string" office:string-value="(609,'MA0','MASTER 100','MA0',114,'Q','MASTER',100,999,0,0,0,CURDATE(),CURDATE())," calcext:value-type="string">
            <text:p>(609,'MA0','MASTER 100','MA0',11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3])-3" office:value-type="float" office:value="610" calcext:value-type="float">
            <text:p>610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3]&amp;&quot;,'&quot;&amp;[.B613]&amp;&quot;','&quot;&amp;[.C613]&amp;&quot;','&quot;&amp;[.D613]&amp;&quot;',&quot;&amp;[.E613]&amp;&quot;,'&quot;&amp;[.F613]&amp;&quot;','&quot;&amp;[.G613]&amp;&quot;',&quot;&amp;[.H613]&amp;&quot;,&quot;&amp;[.I613]&amp;&quot;,&quot;&amp;[.J613]&amp;&quot;,&quot;&amp;[.K613]&amp;&quot;,0,CURDATE(),CURDATE())&quot;&amp;IF(AND([.E613]&lt;&gt;INDIRECT(ADDRESS(ROW([.E613]) + 1;5));INDIRECT(ADDRESS(ROW([.A613]) + 1;1)) &gt; 0); &quot;;&quot;&amp;CHAR(13)&amp;CHAR(10)&amp;CHAR(13)&amp;CHAR(10)&amp;[.M$3];IF(INDIRECT(ADDRESS(ROW([.A613]) + 1;1)) &gt; 0;&quot;,&quot;;&quot;;&quot;))" office:value-type="string" office:string-value="(610,'100-119','STAFF. M FINO A 119','100-119',114,'xA','MASTER',100,119,1,0,0,CURDATE(),CURDATE())," calcext:value-type="string">
            <text:p>(610,'100-119','STAFF. M FINO A 119','100-119',11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4])-3" office:value-type="float" office:value="611" calcext:value-type="float">
            <text:p>611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4]&amp;&quot;,'&quot;&amp;[.B614]&amp;&quot;','&quot;&amp;[.C614]&amp;&quot;','&quot;&amp;[.D614]&amp;&quot;',&quot;&amp;[.E614]&amp;&quot;,'&quot;&amp;[.F614]&amp;&quot;','&quot;&amp;[.G614]&amp;&quot;',&quot;&amp;[.H614]&amp;&quot;,&quot;&amp;[.I614]&amp;&quot;,&quot;&amp;[.J614]&amp;&quot;,&quot;&amp;[.K614]&amp;&quot;,0,CURDATE(),CURDATE())&quot;&amp;IF(AND([.E614]&lt;&gt;INDIRECT(ADDRESS(ROW([.E614]) + 1;5));INDIRECT(ADDRESS(ROW([.A614]) + 1;1)) &gt; 0); &quot;;&quot;&amp;CHAR(13)&amp;CHAR(10)&amp;CHAR(13)&amp;CHAR(10)&amp;[.M$3];IF(INDIRECT(ADDRESS(ROW([.A614]) + 1;1)) &gt; 0;&quot;,&quot;;&quot;;&quot;))" office:value-type="string" office:string-value="(611,'120-159','STAFF. M 120-159','120-159',114,'xB','MASTER',120,159,1,0,0,CURDATE(),CURDATE())," calcext:value-type="string">
            <text:p>(611,'120-159','STAFF. M 120-159','120-159',11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5])-3" office:value-type="float" office:value="612" calcext:value-type="float">
            <text:p>612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5]&amp;&quot;,'&quot;&amp;[.B615]&amp;&quot;','&quot;&amp;[.C615]&amp;&quot;','&quot;&amp;[.D615]&amp;&quot;',&quot;&amp;[.E615]&amp;&quot;,'&quot;&amp;[.F615]&amp;&quot;','&quot;&amp;[.G615]&amp;&quot;',&quot;&amp;[.H615]&amp;&quot;,&quot;&amp;[.I615]&amp;&quot;,&quot;&amp;[.J615]&amp;&quot;,&quot;&amp;[.K615]&amp;&quot;,0,CURDATE(),CURDATE())&quot;&amp;IF(AND([.E615]&lt;&gt;INDIRECT(ADDRESS(ROW([.E615]) + 1;5));INDIRECT(ADDRESS(ROW([.A615]) + 1;1)) &gt; 0); &quot;;&quot;&amp;CHAR(13)&amp;CHAR(10)&amp;CHAR(13)&amp;CHAR(10)&amp;[.M$3];IF(INDIRECT(ADDRESS(ROW([.A615]) + 1;1)) &gt; 0;&quot;,&quot;;&quot;;&quot;))" office:value-type="string" office:string-value="(612,'160-199','STAFF. M 160-199','160-199',114,'xC','MASTER',160,199,1,0,0,CURDATE(),CURDATE())," calcext:value-type="string">
            <text:p>(612,'160-199','STAFF. M 160-199','160-199',11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6])-3" office:value-type="float" office:value="613" calcext:value-type="float">
            <text:p>613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6]&amp;&quot;,'&quot;&amp;[.B616]&amp;&quot;','&quot;&amp;[.C616]&amp;&quot;','&quot;&amp;[.D616]&amp;&quot;',&quot;&amp;[.E616]&amp;&quot;,'&quot;&amp;[.F616]&amp;&quot;','&quot;&amp;[.G616]&amp;&quot;',&quot;&amp;[.H616]&amp;&quot;,&quot;&amp;[.I616]&amp;&quot;,&quot;&amp;[.J616]&amp;&quot;,&quot;&amp;[.K616]&amp;&quot;,0,CURDATE(),CURDATE())&quot;&amp;IF(AND([.E616]&lt;&gt;INDIRECT(ADDRESS(ROW([.E616]) + 1;5));INDIRECT(ADDRESS(ROW([.A616]) + 1;1)) &gt; 0); &quot;;&quot;&amp;CHAR(13)&amp;CHAR(10)&amp;CHAR(13)&amp;CHAR(10)&amp;[.M$3];IF(INDIRECT(ADDRESS(ROW([.A616]) + 1;1)) &gt; 0;&quot;,&quot;;&quot;;&quot;))" office:value-type="string" office:string-value="(613,'200-239','STAFF. M 200-239','200-239',114,'xD','MASTER',200,239,1,0,0,CURDATE(),CURDATE())," calcext:value-type="string">
            <text:p>(613,'200-239','STAFF. M 200-239','200-239',11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7])-3" office:value-type="float" office:value="614" calcext:value-type="float">
            <text:p>614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7]&amp;&quot;,'&quot;&amp;[.B617]&amp;&quot;','&quot;&amp;[.C617]&amp;&quot;','&quot;&amp;[.D617]&amp;&quot;',&quot;&amp;[.E617]&amp;&quot;,'&quot;&amp;[.F617]&amp;&quot;','&quot;&amp;[.G617]&amp;&quot;',&quot;&amp;[.H617]&amp;&quot;,&quot;&amp;[.I617]&amp;&quot;,&quot;&amp;[.J617]&amp;&quot;,&quot;&amp;[.K617]&amp;&quot;,0,CURDATE(),CURDATE())&quot;&amp;IF(AND([.E617]&lt;&gt;INDIRECT(ADDRESS(ROW([.E617]) + 1;5));INDIRECT(ADDRESS(ROW([.A617]) + 1;1)) &gt; 0); &quot;;&quot;&amp;CHAR(13)&amp;CHAR(10)&amp;CHAR(13)&amp;CHAR(10)&amp;[.M$3];IF(INDIRECT(ADDRESS(ROW([.A617]) + 1;1)) &gt; 0;&quot;,&quot;;&quot;;&quot;))" office:value-type="string" office:string-value="(614,'240-279','STAFF. M 240-279','240-279',114,'xE','MASTER',240,279,1,0,0,CURDATE(),CURDATE())," calcext:value-type="string">
            <text:p>(614,'240-279','STAFF. M 240-279','240-279',11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8])-3" office:value-type="float" office:value="615" calcext:value-type="float">
            <text:p>615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8]&amp;&quot;,'&quot;&amp;[.B618]&amp;&quot;','&quot;&amp;[.C618]&amp;&quot;','&quot;&amp;[.D618]&amp;&quot;',&quot;&amp;[.E618]&amp;&quot;,'&quot;&amp;[.F618]&amp;&quot;','&quot;&amp;[.G618]&amp;&quot;',&quot;&amp;[.H618]&amp;&quot;,&quot;&amp;[.I618]&amp;&quot;,&quot;&amp;[.J618]&amp;&quot;,&quot;&amp;[.K618]&amp;&quot;,0,CURDATE(),CURDATE())&quot;&amp;IF(AND([.E618]&lt;&gt;INDIRECT(ADDRESS(ROW([.E618]) + 1;5));INDIRECT(ADDRESS(ROW([.A618]) + 1;1)) &gt; 0); &quot;;&quot;&amp;CHAR(13)&amp;CHAR(10)&amp;CHAR(13)&amp;CHAR(10)&amp;[.M$3];IF(INDIRECT(ADDRESS(ROW([.A618]) + 1;1)) &gt; 0;&quot;,&quot;;&quot;;&quot;))" office:value-type="string" office:string-value="(615,'280-319','STAFF. M 280-319','280-319',114,'xF','MASTER',280,319,1,0,0,CURDATE(),CURDATE())," calcext:value-type="string">
            <text:p>(615,'280-319','STAFF. M 280-319','280-319',11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19])-3" office:value-type="float" office:value="616" calcext:value-type="float">
            <text:p>616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19]&amp;&quot;,'&quot;&amp;[.B619]&amp;&quot;','&quot;&amp;[.C619]&amp;&quot;','&quot;&amp;[.D619]&amp;&quot;',&quot;&amp;[.E619]&amp;&quot;,'&quot;&amp;[.F619]&amp;&quot;','&quot;&amp;[.G619]&amp;&quot;',&quot;&amp;[.H619]&amp;&quot;,&quot;&amp;[.I619]&amp;&quot;,&quot;&amp;[.J619]&amp;&quot;,&quot;&amp;[.K619]&amp;&quot;,0,CURDATE(),CURDATE())&quot;&amp;IF(AND([.E619]&lt;&gt;INDIRECT(ADDRESS(ROW([.E619]) + 1;5));INDIRECT(ADDRESS(ROW([.A619]) + 1;1)) &gt; 0); &quot;;&quot;&amp;CHAR(13)&amp;CHAR(10)&amp;CHAR(13)&amp;CHAR(10)&amp;[.M$3];IF(INDIRECT(ADDRESS(ROW([.A619]) + 1;1)) &gt; 0;&quot;,&quot;;&quot;;&quot;))" office:value-type="string" office:string-value="(616,'320-359','STAFF. M 320-359','320-359',114,'xG','MASTER',320,359,1,0,0,CURDATE(),CURDATE())," calcext:value-type="string">
            <text:p>(616,'320-359','STAFF. M 320-359','320-359',114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620])-3" office:value-type="float" office:value="617" calcext:value-type="float">
            <text:p>617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14" calcext:value-type="float">
            <text:p>11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20]&amp;&quot;,'&quot;&amp;[.B620]&amp;&quot;','&quot;&amp;[.C620]&amp;&quot;','&quot;&amp;[.D620]&amp;&quot;',&quot;&amp;[.E620]&amp;&quot;,'&quot;&amp;[.F620]&amp;&quot;','&quot;&amp;[.G620]&amp;&quot;',&quot;&amp;[.H620]&amp;&quot;,&quot;&amp;[.I620]&amp;&quot;,&quot;&amp;[.J620]&amp;&quot;,&quot;&amp;[.K620]&amp;&quot;,0,CURDATE(),CURDATE())&quot;&amp;IF(AND([.E620]&lt;&gt;INDIRECT(ADDRESS(ROW([.E620]) + 1;5));INDIRECT(ADDRESS(ROW([.A620]) + 1;1)) &gt; 0); &quot;;&quot;&amp;CHAR(13)&amp;CHAR(10)&amp;CHAR(13)&amp;CHAR(10)&amp;[.M$3];IF(INDIRECT(ADDRESS(ROW([.A620]) + 1;1)) &gt; 0;&quot;,&quot;;&quot;;&quot;))" office:value-type="string" office:string-value="(617,'360-399','STAFF. M 360-399','360-399',11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17,'360-399','STAFF. M 360-399','360-399',11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621])-3" office:value-type="float" office:value="618" calcext:value-type="float">
            <text:p>618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621]&amp;&quot;,'&quot;&amp;[.B621]&amp;&quot;','&quot;&amp;[.C621]&amp;&quot;','&quot;&amp;[.D621]&amp;&quot;',&quot;&amp;[.E621]&amp;&quot;,'&quot;&amp;[.F621]&amp;&quot;','&quot;&amp;[.G621]&amp;&quot;',&quot;&amp;[.H621]&amp;&quot;,&quot;&amp;[.I621]&amp;&quot;,&quot;&amp;[.J621]&amp;&quot;,&quot;&amp;[.K621]&amp;&quot;,0,CURDATE(),CURDATE())&quot;&amp;IF(AND([.E621]&lt;&gt;INDIRECT(ADDRESS(ROW([.E621]) + 1;5));INDIRECT(ADDRESS(ROW([.A621]) + 1;1)) &gt; 0); &quot;;&quot;&amp;CHAR(13)&amp;CHAR(10)&amp;CHAR(13)&amp;CHAR(10)&amp;[.M$3];IF(INDIRECT(ADDRESS(ROW([.A621]) + 1;1)) &gt; 0;&quot;,&quot;;&quot;;&quot;))" office:value-type="string" office:string-value="(618,'SEN','SENIORES','SEN',121,'1','MASTER',1,15,0,1,0,CURDATE(),CURDATE())," calcext:value-type="string">
            <text:p>(618,'SEN','SENIORES','SEN',121,'1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2])-3" office:value-type="float" office:value="619" calcext:value-type="float">
            <text:p>619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2]&amp;&quot;,'&quot;&amp;[.B622]&amp;&quot;','&quot;&amp;[.C622]&amp;&quot;','&quot;&amp;[.D622]&amp;&quot;',&quot;&amp;[.E622]&amp;&quot;,'&quot;&amp;[.F622]&amp;&quot;','&quot;&amp;[.G622]&amp;&quot;',&quot;&amp;[.H622]&amp;&quot;,&quot;&amp;[.I622]&amp;&quot;,&quot;&amp;[.J622]&amp;&quot;,&quot;&amp;[.K622]&amp;&quot;,0,CURDATE(),CURDATE())&quot;&amp;IF(AND([.E622]&lt;&gt;INDIRECT(ADDRESS(ROW([.E622]) + 1;5));INDIRECT(ADDRESS(ROW([.A622]) + 1;1)) &gt; 0); &quot;;&quot;&amp;CHAR(13)&amp;CHAR(10)&amp;CHAR(13)&amp;CHAR(10)&amp;[.M$3];IF(INDIRECT(ADDRESS(ROW([.A622]) + 1;1)) &gt; 0;&quot;,&quot;;&quot;;&quot;))" office:value-type="string" office:string-value="(619,'M20','MASTER 20','M20',121,'2','MASTER',16,24,0,0,0,CURDATE(),CURDATE())," calcext:value-type="string">
            <text:p>(619,'M20','MASTER 20','M20',121,'2','MASTER',16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3])-3" office:value-type="float" office:value="620" calcext:value-type="float">
            <text:p>620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3]&amp;&quot;,'&quot;&amp;[.B623]&amp;&quot;','&quot;&amp;[.C623]&amp;&quot;','&quot;&amp;[.D623]&amp;&quot;',&quot;&amp;[.E623]&amp;&quot;,'&quot;&amp;[.F623]&amp;&quot;','&quot;&amp;[.G623]&amp;&quot;',&quot;&amp;[.H623]&amp;&quot;,&quot;&amp;[.I623]&amp;&quot;,&quot;&amp;[.J623]&amp;&quot;,&quot;&amp;[.K623]&amp;&quot;,0,CURDATE(),CURDATE())&quot;&amp;IF(AND([.E623]&lt;&gt;INDIRECT(ADDRESS(ROW([.E623]) + 1;5));INDIRECT(ADDRESS(ROW([.A623]) + 1;1)) &gt; 0); &quot;;&quot;&amp;CHAR(13)&amp;CHAR(10)&amp;CHAR(13)&amp;CHAR(10)&amp;[.M$3];IF(INDIRECT(ADDRESS(ROW([.A623]) + 1;1)) &gt; 0;&quot;,&quot;;&quot;;&quot;))" office:value-type="string" office:string-value="(620,'M25','MASTER 25','M25',121,'3','MASTER',25,29,0,0,0,CURDATE(),CURDATE())," calcext:value-type="string">
            <text:p>(620,'M25','MASTER 25','M25',12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4])-3" office:value-type="float" office:value="621" calcext:value-type="float">
            <text:p>621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4]&amp;&quot;,'&quot;&amp;[.B624]&amp;&quot;','&quot;&amp;[.C624]&amp;&quot;','&quot;&amp;[.D624]&amp;&quot;',&quot;&amp;[.E624]&amp;&quot;,'&quot;&amp;[.F624]&amp;&quot;','&quot;&amp;[.G624]&amp;&quot;',&quot;&amp;[.H624]&amp;&quot;,&quot;&amp;[.I624]&amp;&quot;,&quot;&amp;[.J624]&amp;&quot;,&quot;&amp;[.K624]&amp;&quot;,0,CURDATE(),CURDATE())&quot;&amp;IF(AND([.E624]&lt;&gt;INDIRECT(ADDRESS(ROW([.E624]) + 1;5));INDIRECT(ADDRESS(ROW([.A624]) + 1;1)) &gt; 0); &quot;;&quot;&amp;CHAR(13)&amp;CHAR(10)&amp;CHAR(13)&amp;CHAR(10)&amp;[.M$3];IF(INDIRECT(ADDRESS(ROW([.A624]) + 1;1)) &gt; 0;&quot;,&quot;;&quot;;&quot;))" office:value-type="string" office:string-value="(621,'M30','MASTER 30','M30',121,'4','MASTER',30,34,0,0,0,CURDATE(),CURDATE())," calcext:value-type="string">
            <text:p>(621,'M30','MASTER 30','M30',12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5])-3" office:value-type="float" office:value="622" calcext:value-type="float">
            <text:p>622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5]&amp;&quot;,'&quot;&amp;[.B625]&amp;&quot;','&quot;&amp;[.C625]&amp;&quot;','&quot;&amp;[.D625]&amp;&quot;',&quot;&amp;[.E625]&amp;&quot;,'&quot;&amp;[.F625]&amp;&quot;','&quot;&amp;[.G625]&amp;&quot;',&quot;&amp;[.H625]&amp;&quot;,&quot;&amp;[.I625]&amp;&quot;,&quot;&amp;[.J625]&amp;&quot;,&quot;&amp;[.K625]&amp;&quot;,0,CURDATE(),CURDATE())&quot;&amp;IF(AND([.E625]&lt;&gt;INDIRECT(ADDRESS(ROW([.E625]) + 1;5));INDIRECT(ADDRESS(ROW([.A625]) + 1;1)) &gt; 0); &quot;;&quot;&amp;CHAR(13)&amp;CHAR(10)&amp;CHAR(13)&amp;CHAR(10)&amp;[.M$3];IF(INDIRECT(ADDRESS(ROW([.A625]) + 1;1)) &gt; 0;&quot;,&quot;;&quot;;&quot;))" office:value-type="string" office:string-value="(622,'M35','MASTER 35','M35',121,'5','MASTER',35,39,0,0,0,CURDATE(),CURDATE())," calcext:value-type="string">
            <text:p>(622,'M35','MASTER 35','M35',12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6])-3" office:value-type="float" office:value="623" calcext:value-type="float">
            <text:p>623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6]&amp;&quot;,'&quot;&amp;[.B626]&amp;&quot;','&quot;&amp;[.C626]&amp;&quot;','&quot;&amp;[.D626]&amp;&quot;',&quot;&amp;[.E626]&amp;&quot;,'&quot;&amp;[.F626]&amp;&quot;','&quot;&amp;[.G626]&amp;&quot;',&quot;&amp;[.H626]&amp;&quot;,&quot;&amp;[.I626]&amp;&quot;,&quot;&amp;[.J626]&amp;&quot;,&quot;&amp;[.K626]&amp;&quot;,0,CURDATE(),CURDATE())&quot;&amp;IF(AND([.E626]&lt;&gt;INDIRECT(ADDRESS(ROW([.E626]) + 1;5));INDIRECT(ADDRESS(ROW([.A626]) + 1;1)) &gt; 0); &quot;;&quot;&amp;CHAR(13)&amp;CHAR(10)&amp;CHAR(13)&amp;CHAR(10)&amp;[.M$3];IF(INDIRECT(ADDRESS(ROW([.A626]) + 1;1)) &gt; 0;&quot;,&quot;;&quot;;&quot;))" office:value-type="string" office:string-value="(623,'M40','MASTER 40','M40',121,'6','MASTER',40,44,0,0,0,CURDATE(),CURDATE())," calcext:value-type="string">
            <text:p>(623,'M40','MASTER 40','M40',12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7])-3" office:value-type="float" office:value="624" calcext:value-type="float">
            <text:p>624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7]&amp;&quot;,'&quot;&amp;[.B627]&amp;&quot;','&quot;&amp;[.C627]&amp;&quot;','&quot;&amp;[.D627]&amp;&quot;',&quot;&amp;[.E627]&amp;&quot;,'&quot;&amp;[.F627]&amp;&quot;','&quot;&amp;[.G627]&amp;&quot;',&quot;&amp;[.H627]&amp;&quot;,&quot;&amp;[.I627]&amp;&quot;,&quot;&amp;[.J627]&amp;&quot;,&quot;&amp;[.K627]&amp;&quot;,0,CURDATE(),CURDATE())&quot;&amp;IF(AND([.E627]&lt;&gt;INDIRECT(ADDRESS(ROW([.E627]) + 1;5));INDIRECT(ADDRESS(ROW([.A627]) + 1;1)) &gt; 0); &quot;;&quot;&amp;CHAR(13)&amp;CHAR(10)&amp;CHAR(13)&amp;CHAR(10)&amp;[.M$3];IF(INDIRECT(ADDRESS(ROW([.A627]) + 1;1)) &gt; 0;&quot;,&quot;;&quot;;&quot;))" office:value-type="string" office:string-value="(624,'M45','MASTER 45','M45',121,'7','MASTER',45,49,0,0,0,CURDATE(),CURDATE())," calcext:value-type="string">
            <text:p>(624,'M45','MASTER 45','M45',12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8])-3" office:value-type="float" office:value="625" calcext:value-type="float">
            <text:p>625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8]&amp;&quot;,'&quot;&amp;[.B628]&amp;&quot;','&quot;&amp;[.C628]&amp;&quot;','&quot;&amp;[.D628]&amp;&quot;',&quot;&amp;[.E628]&amp;&quot;,'&quot;&amp;[.F628]&amp;&quot;','&quot;&amp;[.G628]&amp;&quot;',&quot;&amp;[.H628]&amp;&quot;,&quot;&amp;[.I628]&amp;&quot;,&quot;&amp;[.J628]&amp;&quot;,&quot;&amp;[.K628]&amp;&quot;,0,CURDATE(),CURDATE())&quot;&amp;IF(AND([.E628]&lt;&gt;INDIRECT(ADDRESS(ROW([.E628]) + 1;5));INDIRECT(ADDRESS(ROW([.A628]) + 1;1)) &gt; 0); &quot;;&quot;&amp;CHAR(13)&amp;CHAR(10)&amp;CHAR(13)&amp;CHAR(10)&amp;[.M$3];IF(INDIRECT(ADDRESS(ROW([.A628]) + 1;1)) &gt; 0;&quot;,&quot;;&quot;;&quot;))" office:value-type="string" office:string-value="(625,'M50','MASTER 50','M50',121,'8','MASTER',50,54,0,0,0,CURDATE(),CURDATE())," calcext:value-type="string">
            <text:p>(625,'M50','MASTER 50','M50',12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29])-3" office:value-type="float" office:value="626" calcext:value-type="float">
            <text:p>626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29]&amp;&quot;,'&quot;&amp;[.B629]&amp;&quot;','&quot;&amp;[.C629]&amp;&quot;','&quot;&amp;[.D629]&amp;&quot;',&quot;&amp;[.E629]&amp;&quot;,'&quot;&amp;[.F629]&amp;&quot;','&quot;&amp;[.G629]&amp;&quot;',&quot;&amp;[.H629]&amp;&quot;,&quot;&amp;[.I629]&amp;&quot;,&quot;&amp;[.J629]&amp;&quot;,&quot;&amp;[.K629]&amp;&quot;,0,CURDATE(),CURDATE())&quot;&amp;IF(AND([.E629]&lt;&gt;INDIRECT(ADDRESS(ROW([.E629]) + 1;5));INDIRECT(ADDRESS(ROW([.A629]) + 1;1)) &gt; 0); &quot;;&quot;&amp;CHAR(13)&amp;CHAR(10)&amp;CHAR(13)&amp;CHAR(10)&amp;[.M$3];IF(INDIRECT(ADDRESS(ROW([.A629]) + 1;1)) &gt; 0;&quot;,&quot;;&quot;;&quot;))" office:value-type="string" office:string-value="(626,'OVER','OVER 55','M55',121,'9','MASTER',55,999,0,0,0,CURDATE(),CURDATE())," calcext:value-type="string">
            <text:p>(626,'OVER','OVER 55','M55',12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0])-3" office:value-type="float" office:value="627" calcext:value-type="float">
            <text:p>627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30]&amp;&quot;,'&quot;&amp;[.B630]&amp;&quot;','&quot;&amp;[.C630]&amp;&quot;','&quot;&amp;[.D630]&amp;&quot;',&quot;&amp;[.E630]&amp;&quot;,'&quot;&amp;[.F630]&amp;&quot;','&quot;&amp;[.G630]&amp;&quot;',&quot;&amp;[.H630]&amp;&quot;,&quot;&amp;[.I630]&amp;&quot;,&quot;&amp;[.J630]&amp;&quot;,&quot;&amp;[.K630]&amp;&quot;,0,CURDATE(),CURDATE())&quot;&amp;IF(AND([.E630]&lt;&gt;INDIRECT(ADDRESS(ROW([.E630]) + 1;5));INDIRECT(ADDRESS(ROW([.A630]) + 1;1)) &gt; 0); &quot;;&quot;&amp;CHAR(13)&amp;CHAR(10)&amp;CHAR(13)&amp;CHAR(10)&amp;[.M$3];IF(INDIRECT(ADDRESS(ROW([.A630]) + 1;1)) &gt; 0;&quot;,&quot;;&quot;;&quot;))" office:value-type="string" office:string-value="(627,'001-119','STAFF. M FINO A 119','&lt;120',121,'x1','MASTER',1,119,1,0,0,CURDATE(),CURDATE())," calcext:value-type="string">
            <text:p>(627,'001-119','STAFF. M FINO A 119','&lt;120',121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1])-3" office:value-type="float" office:value="628" calcext:value-type="float">
            <text:p>628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31]&amp;&quot;,'&quot;&amp;[.B631]&amp;&quot;','&quot;&amp;[.C631]&amp;&quot;','&quot;&amp;[.D631]&amp;&quot;',&quot;&amp;[.E631]&amp;&quot;,'&quot;&amp;[.F631]&amp;&quot;','&quot;&amp;[.G631]&amp;&quot;',&quot;&amp;[.H631]&amp;&quot;,&quot;&amp;[.I631]&amp;&quot;,&quot;&amp;[.J631]&amp;&quot;,&quot;&amp;[.K631]&amp;&quot;,0,CURDATE(),CURDATE())&quot;&amp;IF(AND([.E631]&lt;&gt;INDIRECT(ADDRESS(ROW([.E631]) + 1;5));INDIRECT(ADDRESS(ROW([.A631]) + 1;1)) &gt; 0); &quot;;&quot;&amp;CHAR(13)&amp;CHAR(10)&amp;CHAR(13)&amp;CHAR(10)&amp;[.M$3];IF(INDIRECT(ADDRESS(ROW([.A631]) + 1;1)) &gt; 0;&quot;,&quot;;&quot;;&quot;))" office:value-type="string" office:string-value="(628,'120-159','STAFF. M 120-159','120-159',121,'x2','MASTER',120,159,1,0,0,CURDATE(),CURDATE())," calcext:value-type="string">
            <text:p>(628,'120-159','STAFF. M 120-159','120-159',121,'x2','MASTER',120,1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632])-3" office:value-type="float" office:value="629" calcext:value-type="float">
            <text:p>629</text:p>
          </table:table-cell>
          <table:table-cell table:style-name="ce12" office:value-type="string" calcext:value-type="string">
            <text:p>160-999</text:p>
          </table:table-cell>
          <table:table-cell table:style-name="ce12" office:value-type="string" calcext:value-type="string">
            <text:p>STAFF. M oltre 160</text:p>
          </table:table-cell>
          <table:table-cell table:style-name="ce12" office:value-type="string" calcext:value-type="string">
            <text:p>&gt;159</text:p>
          </table:table-cell>
          <table:table-cell table:style-name="ce12" office:value-type="float" office:value="121" calcext:value-type="float">
            <text:p>12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32]&amp;&quot;,'&quot;&amp;[.B632]&amp;&quot;','&quot;&amp;[.C632]&amp;&quot;','&quot;&amp;[.D632]&amp;&quot;',&quot;&amp;[.E632]&amp;&quot;,'&quot;&amp;[.F632]&amp;&quot;','&quot;&amp;[.G632]&amp;&quot;',&quot;&amp;[.H632]&amp;&quot;,&quot;&amp;[.I632]&amp;&quot;,&quot;&amp;[.J632]&amp;&quot;,&quot;&amp;[.K632]&amp;&quot;,0,CURDATE(),CURDATE())&quot;&amp;IF(AND([.E632]&lt;&gt;INDIRECT(ADDRESS(ROW([.E632]) + 1;5));INDIRECT(ADDRESS(ROW([.A632]) + 1;1)) &gt; 0); &quot;;&quot;&amp;CHAR(13)&amp;CHAR(10)&amp;CHAR(13)&amp;CHAR(10)&amp;[.M$3];IF(INDIRECT(ADDRESS(ROW([.A632]) + 1;1)) &gt; 0;&quot;,&quot;;&quot;;&quot;))" office:value-type="string" office:string-value="(629,'160-999','STAFF. M oltre 160','&gt;159',12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29,'160-999','STAFF. M oltre 160','&gt;159',12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633])-3" office:value-type="float" office:value="630" calcext:value-type="float">
            <text:p>630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3]&amp;&quot;,'&quot;&amp;[.B633]&amp;&quot;','&quot;&amp;[.C633]&amp;&quot;','&quot;&amp;[.D633]&amp;&quot;',&quot;&amp;[.E633]&amp;&quot;,'&quot;&amp;[.F633]&amp;&quot;','&quot;&amp;[.G633]&amp;&quot;',&quot;&amp;[.H633]&amp;&quot;,&quot;&amp;[.I633]&amp;&quot;,&quot;&amp;[.J633]&amp;&quot;,&quot;&amp;[.K633]&amp;&quot;,0,CURDATE(),CURDATE())&quot;&amp;IF(AND([.E633]&lt;&gt;INDIRECT(ADDRESS(ROW([.E633]) + 1;5));INDIRECT(ADDRESS(ROW([.A633]) + 1;1)) &gt; 0); &quot;;&quot;&amp;CHAR(13)&amp;CHAR(10)&amp;CHAR(13)&amp;CHAR(10)&amp;[.M$3];IF(INDIRECT(ADDRESS(ROW([.A633]) + 1;1)) &gt; 0;&quot;,&quot;;&quot;;&quot;))" office:value-type="string" office:string-value="(630,'U25','UNDER 25','U25',122,'A','MASTER',20,24,0,0,0,CURDATE(),CURDATE())," calcext:value-type="string">
            <text:p>(630,'U25','UNDER 25','U25',12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4])-3" office:value-type="float" office:value="631" calcext:value-type="float">
            <text:p>631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4]&amp;&quot;,'&quot;&amp;[.B634]&amp;&quot;','&quot;&amp;[.C634]&amp;&quot;','&quot;&amp;[.D634]&amp;&quot;',&quot;&amp;[.E634]&amp;&quot;,'&quot;&amp;[.F634]&amp;&quot;','&quot;&amp;[.G634]&amp;&quot;',&quot;&amp;[.H634]&amp;&quot;,&quot;&amp;[.I634]&amp;&quot;,&quot;&amp;[.J634]&amp;&quot;,&quot;&amp;[.K634]&amp;&quot;,0,CURDATE(),CURDATE())&quot;&amp;IF(AND([.E634]&lt;&gt;INDIRECT(ADDRESS(ROW([.E634]) + 1;5));INDIRECT(ADDRESS(ROW([.A634]) + 1;1)) &gt; 0); &quot;;&quot;&amp;CHAR(13)&amp;CHAR(10)&amp;CHAR(13)&amp;CHAR(10)&amp;[.M$3];IF(INDIRECT(ADDRESS(ROW([.A634]) + 1;1)) &gt; 0;&quot;,&quot;;&quot;;&quot;))" office:value-type="string" office:string-value="(631,'M25','MASTER 25','M25',122,'B','MASTER',25,29,0,0,0,CURDATE(),CURDATE())," calcext:value-type="string">
            <text:p>(631,'M25','MASTER 25','M25',12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5])-3" office:value-type="float" office:value="632" calcext:value-type="float">
            <text:p>632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5]&amp;&quot;,'&quot;&amp;[.B635]&amp;&quot;','&quot;&amp;[.C635]&amp;&quot;','&quot;&amp;[.D635]&amp;&quot;',&quot;&amp;[.E635]&amp;&quot;,'&quot;&amp;[.F635]&amp;&quot;','&quot;&amp;[.G635]&amp;&quot;',&quot;&amp;[.H635]&amp;&quot;,&quot;&amp;[.I635]&amp;&quot;,&quot;&amp;[.J635]&amp;&quot;,&quot;&amp;[.K635]&amp;&quot;,0,CURDATE(),CURDATE())&quot;&amp;IF(AND([.E635]&lt;&gt;INDIRECT(ADDRESS(ROW([.E635]) + 1;5));INDIRECT(ADDRESS(ROW([.A635]) + 1;1)) &gt; 0); &quot;;&quot;&amp;CHAR(13)&amp;CHAR(10)&amp;CHAR(13)&amp;CHAR(10)&amp;[.M$3];IF(INDIRECT(ADDRESS(ROW([.A635]) + 1;1)) &gt; 0;&quot;,&quot;;&quot;;&quot;))" office:value-type="string" office:string-value="(632,'M30','MASTER 30','M30',122,'C','MASTER',30,34,0,0,0,CURDATE(),CURDATE())," calcext:value-type="string">
            <text:p>(632,'M30','MASTER 30','M30',12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6])-3" office:value-type="float" office:value="633" calcext:value-type="float">
            <text:p>633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6]&amp;&quot;,'&quot;&amp;[.B636]&amp;&quot;','&quot;&amp;[.C636]&amp;&quot;','&quot;&amp;[.D636]&amp;&quot;',&quot;&amp;[.E636]&amp;&quot;,'&quot;&amp;[.F636]&amp;&quot;','&quot;&amp;[.G636]&amp;&quot;',&quot;&amp;[.H636]&amp;&quot;,&quot;&amp;[.I636]&amp;&quot;,&quot;&amp;[.J636]&amp;&quot;,&quot;&amp;[.K636]&amp;&quot;,0,CURDATE(),CURDATE())&quot;&amp;IF(AND([.E636]&lt;&gt;INDIRECT(ADDRESS(ROW([.E636]) + 1;5));INDIRECT(ADDRESS(ROW([.A636]) + 1;1)) &gt; 0); &quot;;&quot;&amp;CHAR(13)&amp;CHAR(10)&amp;CHAR(13)&amp;CHAR(10)&amp;[.M$3];IF(INDIRECT(ADDRESS(ROW([.A636]) + 1;1)) &gt; 0;&quot;,&quot;;&quot;;&quot;))" office:value-type="string" office:string-value="(633,'M35','MASTER 35','M35',122,'D','MASTER',35,39,0,0,0,CURDATE(),CURDATE())," calcext:value-type="string">
            <text:p>(633,'M35','MASTER 35','M35',12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7])-3" office:value-type="float" office:value="634" calcext:value-type="float">
            <text:p>634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7]&amp;&quot;,'&quot;&amp;[.B637]&amp;&quot;','&quot;&amp;[.C637]&amp;&quot;','&quot;&amp;[.D637]&amp;&quot;',&quot;&amp;[.E637]&amp;&quot;,'&quot;&amp;[.F637]&amp;&quot;','&quot;&amp;[.G637]&amp;&quot;',&quot;&amp;[.H637]&amp;&quot;,&quot;&amp;[.I637]&amp;&quot;,&quot;&amp;[.J637]&amp;&quot;,&quot;&amp;[.K637]&amp;&quot;,0,CURDATE(),CURDATE())&quot;&amp;IF(AND([.E637]&lt;&gt;INDIRECT(ADDRESS(ROW([.E637]) + 1;5));INDIRECT(ADDRESS(ROW([.A637]) + 1;1)) &gt; 0); &quot;;&quot;&amp;CHAR(13)&amp;CHAR(10)&amp;CHAR(13)&amp;CHAR(10)&amp;[.M$3];IF(INDIRECT(ADDRESS(ROW([.A637]) + 1;1)) &gt; 0;&quot;,&quot;;&quot;;&quot;))" office:value-type="string" office:string-value="(634,'M40','MASTER 40','M40',122,'E','MASTER',40,44,0,0,0,CURDATE(),CURDATE())," calcext:value-type="string">
            <text:p>(634,'M40','MASTER 40','M40',12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8])-3" office:value-type="float" office:value="635" calcext:value-type="float">
            <text:p>63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8]&amp;&quot;,'&quot;&amp;[.B638]&amp;&quot;','&quot;&amp;[.C638]&amp;&quot;','&quot;&amp;[.D638]&amp;&quot;',&quot;&amp;[.E638]&amp;&quot;,'&quot;&amp;[.F638]&amp;&quot;','&quot;&amp;[.G638]&amp;&quot;',&quot;&amp;[.H638]&amp;&quot;,&quot;&amp;[.I638]&amp;&quot;,&quot;&amp;[.J638]&amp;&quot;,&quot;&amp;[.K638]&amp;&quot;,0,CURDATE(),CURDATE())&quot;&amp;IF(AND([.E638]&lt;&gt;INDIRECT(ADDRESS(ROW([.E638]) + 1;5));INDIRECT(ADDRESS(ROW([.A638]) + 1;1)) &gt; 0); &quot;;&quot;&amp;CHAR(13)&amp;CHAR(10)&amp;CHAR(13)&amp;CHAR(10)&amp;[.M$3];IF(INDIRECT(ADDRESS(ROW([.A638]) + 1;1)) &gt; 0;&quot;,&quot;;&quot;;&quot;))" office:value-type="string" office:string-value="(635,'M45','MASTER 45','M45',122,'F','MASTER',45,49,0,0,0,CURDATE(),CURDATE())," calcext:value-type="string">
            <text:p>(635,'M45','MASTER 45','M45',12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39])-3" office:value-type="float" office:value="636" calcext:value-type="float">
            <text:p>636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39]&amp;&quot;,'&quot;&amp;[.B639]&amp;&quot;','&quot;&amp;[.C639]&amp;&quot;','&quot;&amp;[.D639]&amp;&quot;',&quot;&amp;[.E639]&amp;&quot;,'&quot;&amp;[.F639]&amp;&quot;','&quot;&amp;[.G639]&amp;&quot;',&quot;&amp;[.H639]&amp;&quot;,&quot;&amp;[.I639]&amp;&quot;,&quot;&amp;[.J639]&amp;&quot;,&quot;&amp;[.K639]&amp;&quot;,0,CURDATE(),CURDATE())&quot;&amp;IF(AND([.E639]&lt;&gt;INDIRECT(ADDRESS(ROW([.E639]) + 1;5));INDIRECT(ADDRESS(ROW([.A639]) + 1;1)) &gt; 0); &quot;;&quot;&amp;CHAR(13)&amp;CHAR(10)&amp;CHAR(13)&amp;CHAR(10)&amp;[.M$3];IF(INDIRECT(ADDRESS(ROW([.A639]) + 1;1)) &gt; 0;&quot;,&quot;;&quot;;&quot;))" office:value-type="string" office:string-value="(636,'M50','MASTER 50','M50',122,'G','MASTER',50,54,0,0,0,CURDATE(),CURDATE())," calcext:value-type="string">
            <text:p>(636,'M50','MASTER 50','M50',12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0])-3" office:value-type="float" office:value="637" calcext:value-type="float">
            <text:p>637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0]&amp;&quot;,'&quot;&amp;[.B640]&amp;&quot;','&quot;&amp;[.C640]&amp;&quot;','&quot;&amp;[.D640]&amp;&quot;',&quot;&amp;[.E640]&amp;&quot;,'&quot;&amp;[.F640]&amp;&quot;','&quot;&amp;[.G640]&amp;&quot;',&quot;&amp;[.H640]&amp;&quot;,&quot;&amp;[.I640]&amp;&quot;,&quot;&amp;[.J640]&amp;&quot;,&quot;&amp;[.K640]&amp;&quot;,0,CURDATE(),CURDATE())&quot;&amp;IF(AND([.E640]&lt;&gt;INDIRECT(ADDRESS(ROW([.E640]) + 1;5));INDIRECT(ADDRESS(ROW([.A640]) + 1;1)) &gt; 0); &quot;;&quot;&amp;CHAR(13)&amp;CHAR(10)&amp;CHAR(13)&amp;CHAR(10)&amp;[.M$3];IF(INDIRECT(ADDRESS(ROW([.A640]) + 1;1)) &gt; 0;&quot;,&quot;;&quot;;&quot;))" office:value-type="string" office:string-value="(637,'M55','MASTER 55','M55',122,'H','MASTER',55,59,0,0,0,CURDATE(),CURDATE())," calcext:value-type="string">
            <text:p>(637,'M55','MASTER 55','M55',12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1])-3" office:value-type="float" office:value="638" calcext:value-type="float">
            <text:p>638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1]&amp;&quot;,'&quot;&amp;[.B641]&amp;&quot;','&quot;&amp;[.C641]&amp;&quot;','&quot;&amp;[.D641]&amp;&quot;',&quot;&amp;[.E641]&amp;&quot;,'&quot;&amp;[.F641]&amp;&quot;','&quot;&amp;[.G641]&amp;&quot;',&quot;&amp;[.H641]&amp;&quot;,&quot;&amp;[.I641]&amp;&quot;,&quot;&amp;[.J641]&amp;&quot;,&quot;&amp;[.K641]&amp;&quot;,0,CURDATE(),CURDATE())&quot;&amp;IF(AND([.E641]&lt;&gt;INDIRECT(ADDRESS(ROW([.E641]) + 1;5));INDIRECT(ADDRESS(ROW([.A641]) + 1;1)) &gt; 0); &quot;;&quot;&amp;CHAR(13)&amp;CHAR(10)&amp;CHAR(13)&amp;CHAR(10)&amp;[.M$3];IF(INDIRECT(ADDRESS(ROW([.A641]) + 1;1)) &gt; 0;&quot;,&quot;;&quot;;&quot;))" office:value-type="string" office:string-value="(638,'M60','MASTER 60','M60',122,'I','MASTER',60,64,0,0,0,CURDATE(),CURDATE())," calcext:value-type="string">
            <text:p>(638,'M60','MASTER 60','M60',12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2])-3" office:value-type="float" office:value="639" calcext:value-type="float">
            <text:p>639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2]&amp;&quot;,'&quot;&amp;[.B642]&amp;&quot;','&quot;&amp;[.C642]&amp;&quot;','&quot;&amp;[.D642]&amp;&quot;',&quot;&amp;[.E642]&amp;&quot;,'&quot;&amp;[.F642]&amp;&quot;','&quot;&amp;[.G642]&amp;&quot;',&quot;&amp;[.H642]&amp;&quot;,&quot;&amp;[.I642]&amp;&quot;,&quot;&amp;[.J642]&amp;&quot;,&quot;&amp;[.K642]&amp;&quot;,0,CURDATE(),CURDATE())&quot;&amp;IF(AND([.E642]&lt;&gt;INDIRECT(ADDRESS(ROW([.E642]) + 1;5));INDIRECT(ADDRESS(ROW([.A642]) + 1;1)) &gt; 0); &quot;;&quot;&amp;CHAR(13)&amp;CHAR(10)&amp;CHAR(13)&amp;CHAR(10)&amp;[.M$3];IF(INDIRECT(ADDRESS(ROW([.A642]) + 1;1)) &gt; 0;&quot;,&quot;;&quot;;&quot;))" office:value-type="string" office:string-value="(639,'M65','MASTER 65','M65',122,'J','MASTER',65,69,0,0,0,CURDATE(),CURDATE())," calcext:value-type="string">
            <text:p>(639,'M65','MASTER 65','M65',12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3])-3" office:value-type="float" office:value="640" calcext:value-type="float">
            <text:p>64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3]&amp;&quot;,'&quot;&amp;[.B643]&amp;&quot;','&quot;&amp;[.C643]&amp;&quot;','&quot;&amp;[.D643]&amp;&quot;',&quot;&amp;[.E643]&amp;&quot;,'&quot;&amp;[.F643]&amp;&quot;','&quot;&amp;[.G643]&amp;&quot;',&quot;&amp;[.H643]&amp;&quot;,&quot;&amp;[.I643]&amp;&quot;,&quot;&amp;[.J643]&amp;&quot;,&quot;&amp;[.K643]&amp;&quot;,0,CURDATE(),CURDATE())&quot;&amp;IF(AND([.E643]&lt;&gt;INDIRECT(ADDRESS(ROW([.E643]) + 1;5));INDIRECT(ADDRESS(ROW([.A643]) + 1;1)) &gt; 0); &quot;;&quot;&amp;CHAR(13)&amp;CHAR(10)&amp;CHAR(13)&amp;CHAR(10)&amp;[.M$3];IF(INDIRECT(ADDRESS(ROW([.A643]) + 1;1)) &gt; 0;&quot;,&quot;;&quot;;&quot;))" office:value-type="string" office:string-value="(640,'M70','MASTER 70','M70',122,'K','MASTER',70,74,0,0,0,CURDATE(),CURDATE())," calcext:value-type="string">
            <text:p>(640,'M70','MASTER 70','M70',12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4])-3" office:value-type="float" office:value="641" calcext:value-type="float">
            <text:p>641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4]&amp;&quot;,'&quot;&amp;[.B644]&amp;&quot;','&quot;&amp;[.C644]&amp;&quot;','&quot;&amp;[.D644]&amp;&quot;',&quot;&amp;[.E644]&amp;&quot;,'&quot;&amp;[.F644]&amp;&quot;','&quot;&amp;[.G644]&amp;&quot;',&quot;&amp;[.H644]&amp;&quot;,&quot;&amp;[.I644]&amp;&quot;,&quot;&amp;[.J644]&amp;&quot;,&quot;&amp;[.K644]&amp;&quot;,0,CURDATE(),CURDATE())&quot;&amp;IF(AND([.E644]&lt;&gt;INDIRECT(ADDRESS(ROW([.E644]) + 1;5));INDIRECT(ADDRESS(ROW([.A644]) + 1;1)) &gt; 0); &quot;;&quot;&amp;CHAR(13)&amp;CHAR(10)&amp;CHAR(13)&amp;CHAR(10)&amp;[.M$3];IF(INDIRECT(ADDRESS(ROW([.A644]) + 1;1)) &gt; 0;&quot;,&quot;;&quot;;&quot;))" office:value-type="string" office:string-value="(641,'M75','MASTER 75','M75',122,'L','MASTER',75,79,0,0,0,CURDATE(),CURDATE())," calcext:value-type="string">
            <text:p>(641,'M75','MASTER 75','M75',12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5])-3" office:value-type="float" office:value="642" calcext:value-type="float">
            <text:p>642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5]&amp;&quot;,'&quot;&amp;[.B645]&amp;&quot;','&quot;&amp;[.C645]&amp;&quot;','&quot;&amp;[.D645]&amp;&quot;',&quot;&amp;[.E645]&amp;&quot;,'&quot;&amp;[.F645]&amp;&quot;','&quot;&amp;[.G645]&amp;&quot;',&quot;&amp;[.H645]&amp;&quot;,&quot;&amp;[.I645]&amp;&quot;,&quot;&amp;[.J645]&amp;&quot;,&quot;&amp;[.K645]&amp;&quot;,0,CURDATE(),CURDATE())&quot;&amp;IF(AND([.E645]&lt;&gt;INDIRECT(ADDRESS(ROW([.E645]) + 1;5));INDIRECT(ADDRESS(ROW([.A645]) + 1;1)) &gt; 0); &quot;;&quot;&amp;CHAR(13)&amp;CHAR(10)&amp;CHAR(13)&amp;CHAR(10)&amp;[.M$3];IF(INDIRECT(ADDRESS(ROW([.A645]) + 1;1)) &gt; 0;&quot;,&quot;;&quot;;&quot;))" office:value-type="string" office:string-value="(642,'M80','MASTER 80','M80',122,'M','MASTER',80,84,0,0,0,CURDATE(),CURDATE())," calcext:value-type="string">
            <text:p>(642,'M80','MASTER 80','M80',12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6])-3" office:value-type="float" office:value="643" calcext:value-type="float">
            <text:p>643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6]&amp;&quot;,'&quot;&amp;[.B646]&amp;&quot;','&quot;&amp;[.C646]&amp;&quot;','&quot;&amp;[.D646]&amp;&quot;',&quot;&amp;[.E646]&amp;&quot;,'&quot;&amp;[.F646]&amp;&quot;','&quot;&amp;[.G646]&amp;&quot;',&quot;&amp;[.H646]&amp;&quot;,&quot;&amp;[.I646]&amp;&quot;,&quot;&amp;[.J646]&amp;&quot;,&quot;&amp;[.K646]&amp;&quot;,0,CURDATE(),CURDATE())&quot;&amp;IF(AND([.E646]&lt;&gt;INDIRECT(ADDRESS(ROW([.E646]) + 1;5));INDIRECT(ADDRESS(ROW([.A646]) + 1;1)) &gt; 0); &quot;;&quot;&amp;CHAR(13)&amp;CHAR(10)&amp;CHAR(13)&amp;CHAR(10)&amp;[.M$3];IF(INDIRECT(ADDRESS(ROW([.A646]) + 1;1)) &gt; 0;&quot;,&quot;;&quot;;&quot;))" office:value-type="string" office:string-value="(643,'M85','MASTER 85','M85',122,'N','MASTER',85,89,0,0,0,CURDATE(),CURDATE())," calcext:value-type="string">
            <text:p>(643,'M85','MASTER 85','M85',12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7])-3" office:value-type="float" office:value="644" calcext:value-type="float">
            <text:p>644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7]&amp;&quot;,'&quot;&amp;[.B647]&amp;&quot;','&quot;&amp;[.C647]&amp;&quot;','&quot;&amp;[.D647]&amp;&quot;',&quot;&amp;[.E647]&amp;&quot;,'&quot;&amp;[.F647]&amp;&quot;','&quot;&amp;[.G647]&amp;&quot;',&quot;&amp;[.H647]&amp;&quot;,&quot;&amp;[.I647]&amp;&quot;,&quot;&amp;[.J647]&amp;&quot;,&quot;&amp;[.K647]&amp;&quot;,0,CURDATE(),CURDATE())&quot;&amp;IF(AND([.E647]&lt;&gt;INDIRECT(ADDRESS(ROW([.E647]) + 1;5));INDIRECT(ADDRESS(ROW([.A647]) + 1;1)) &gt; 0); &quot;;&quot;&amp;CHAR(13)&amp;CHAR(10)&amp;CHAR(13)&amp;CHAR(10)&amp;[.M$3];IF(INDIRECT(ADDRESS(ROW([.A647]) + 1;1)) &gt; 0;&quot;,&quot;;&quot;;&quot;))" office:value-type="string" office:string-value="(644,'M90','MASTER 90','M90',122,'O','MASTER',90,94,0,0,0,CURDATE(),CURDATE())," calcext:value-type="string">
            <text:p>(644,'M90','MASTER 90','M90',12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8])-3" office:value-type="float" office:value="645" calcext:value-type="float">
            <text:p>64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8]&amp;&quot;,'&quot;&amp;[.B648]&amp;&quot;','&quot;&amp;[.C648]&amp;&quot;','&quot;&amp;[.D648]&amp;&quot;',&quot;&amp;[.E648]&amp;&quot;,'&quot;&amp;[.F648]&amp;&quot;','&quot;&amp;[.G648]&amp;&quot;',&quot;&amp;[.H648]&amp;&quot;,&quot;&amp;[.I648]&amp;&quot;,&quot;&amp;[.J648]&amp;&quot;,&quot;&amp;[.K648]&amp;&quot;,0,CURDATE(),CURDATE())&quot;&amp;IF(AND([.E648]&lt;&gt;INDIRECT(ADDRESS(ROW([.E648]) + 1;5));INDIRECT(ADDRESS(ROW([.A648]) + 1;1)) &gt; 0); &quot;;&quot;&amp;CHAR(13)&amp;CHAR(10)&amp;CHAR(13)&amp;CHAR(10)&amp;[.M$3];IF(INDIRECT(ADDRESS(ROW([.A648]) + 1;1)) &gt; 0;&quot;,&quot;;&quot;;&quot;))" office:value-type="string" office:string-value="(645,'M95','MASTER 95','M95',122,'P','MASTER',95,99,0,0,0,CURDATE(),CURDATE())," calcext:value-type="string">
            <text:p>(645,'M95','MASTER 95','M95',12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49])-3" office:value-type="float" office:value="646" calcext:value-type="float">
            <text:p>646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49]&amp;&quot;,'&quot;&amp;[.B649]&amp;&quot;','&quot;&amp;[.C649]&amp;&quot;','&quot;&amp;[.D649]&amp;&quot;',&quot;&amp;[.E649]&amp;&quot;,'&quot;&amp;[.F649]&amp;&quot;','&quot;&amp;[.G649]&amp;&quot;',&quot;&amp;[.H649]&amp;&quot;,&quot;&amp;[.I649]&amp;&quot;,&quot;&amp;[.J649]&amp;&quot;,&quot;&amp;[.K649]&amp;&quot;,0,CURDATE(),CURDATE())&quot;&amp;IF(AND([.E649]&lt;&gt;INDIRECT(ADDRESS(ROW([.E649]) + 1;5));INDIRECT(ADDRESS(ROW([.A649]) + 1;1)) &gt; 0); &quot;;&quot;&amp;CHAR(13)&amp;CHAR(10)&amp;CHAR(13)&amp;CHAR(10)&amp;[.M$3];IF(INDIRECT(ADDRESS(ROW([.A649]) + 1;1)) &gt; 0;&quot;,&quot;;&quot;;&quot;))" office:value-type="string" office:string-value="(646,'MA0','MASTER 100','MA0',122,'Q','MASTER',100,999,0,0,0,CURDATE(),CURDATE())," calcext:value-type="string">
            <text:p>(646,'MA0','MASTER 100','MA0',12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0])-3" office:value-type="float" office:value="647" calcext:value-type="float">
            <text:p>647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0]&amp;&quot;,'&quot;&amp;[.B650]&amp;&quot;','&quot;&amp;[.C650]&amp;&quot;','&quot;&amp;[.D650]&amp;&quot;',&quot;&amp;[.E650]&amp;&quot;,'&quot;&amp;[.F650]&amp;&quot;','&quot;&amp;[.G650]&amp;&quot;',&quot;&amp;[.H650]&amp;&quot;,&quot;&amp;[.I650]&amp;&quot;,&quot;&amp;[.J650]&amp;&quot;,&quot;&amp;[.K650]&amp;&quot;,0,CURDATE(),CURDATE())&quot;&amp;IF(AND([.E650]&lt;&gt;INDIRECT(ADDRESS(ROW([.E650]) + 1;5));INDIRECT(ADDRESS(ROW([.A650]) + 1;1)) &gt; 0); &quot;;&quot;&amp;CHAR(13)&amp;CHAR(10)&amp;CHAR(13)&amp;CHAR(10)&amp;[.M$3];IF(INDIRECT(ADDRESS(ROW([.A650]) + 1;1)) &gt; 0;&quot;,&quot;;&quot;;&quot;))" office:value-type="string" office:string-value="(647,'100-119','STAFF. M FINO A 119','100-119',122,'xA','MASTER',100,119,1,0,0,CURDATE(),CURDATE())," calcext:value-type="string">
            <text:p>(647,'100-119','STAFF. M FINO A 119','100-119',12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1])-3" office:value-type="float" office:value="648" calcext:value-type="float">
            <text:p>648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1]&amp;&quot;,'&quot;&amp;[.B651]&amp;&quot;','&quot;&amp;[.C651]&amp;&quot;','&quot;&amp;[.D651]&amp;&quot;',&quot;&amp;[.E651]&amp;&quot;,'&quot;&amp;[.F651]&amp;&quot;','&quot;&amp;[.G651]&amp;&quot;',&quot;&amp;[.H651]&amp;&quot;,&quot;&amp;[.I651]&amp;&quot;,&quot;&amp;[.J651]&amp;&quot;,&quot;&amp;[.K651]&amp;&quot;,0,CURDATE(),CURDATE())&quot;&amp;IF(AND([.E651]&lt;&gt;INDIRECT(ADDRESS(ROW([.E651]) + 1;5));INDIRECT(ADDRESS(ROW([.A651]) + 1;1)) &gt; 0); &quot;;&quot;&amp;CHAR(13)&amp;CHAR(10)&amp;CHAR(13)&amp;CHAR(10)&amp;[.M$3];IF(INDIRECT(ADDRESS(ROW([.A651]) + 1;1)) &gt; 0;&quot;,&quot;;&quot;;&quot;))" office:value-type="string" office:string-value="(648,'120-159','STAFF. M 120-159','120-159',122,'xB','MASTER',120,159,1,0,0,CURDATE(),CURDATE())," calcext:value-type="string">
            <text:p>(648,'120-159','STAFF. M 120-159','120-159',12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2])-3" office:value-type="float" office:value="649" calcext:value-type="float">
            <text:p>64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2]&amp;&quot;,'&quot;&amp;[.B652]&amp;&quot;','&quot;&amp;[.C652]&amp;&quot;','&quot;&amp;[.D652]&amp;&quot;',&quot;&amp;[.E652]&amp;&quot;,'&quot;&amp;[.F652]&amp;&quot;','&quot;&amp;[.G652]&amp;&quot;',&quot;&amp;[.H652]&amp;&quot;,&quot;&amp;[.I652]&amp;&quot;,&quot;&amp;[.J652]&amp;&quot;,&quot;&amp;[.K652]&amp;&quot;,0,CURDATE(),CURDATE())&quot;&amp;IF(AND([.E652]&lt;&gt;INDIRECT(ADDRESS(ROW([.E652]) + 1;5));INDIRECT(ADDRESS(ROW([.A652]) + 1;1)) &gt; 0); &quot;;&quot;&amp;CHAR(13)&amp;CHAR(10)&amp;CHAR(13)&amp;CHAR(10)&amp;[.M$3];IF(INDIRECT(ADDRESS(ROW([.A652]) + 1;1)) &gt; 0;&quot;,&quot;;&quot;;&quot;))" office:value-type="string" office:string-value="(649,'160-199','STAFF. M 160-199','160-199',122,'xC','MASTER',160,199,1,0,0,CURDATE(),CURDATE())," calcext:value-type="string">
            <text:p>(649,'160-199','STAFF. M 160-199','160-199',12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3])-3" office:value-type="float" office:value="650" calcext:value-type="float">
            <text:p>650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3]&amp;&quot;,'&quot;&amp;[.B653]&amp;&quot;','&quot;&amp;[.C653]&amp;&quot;','&quot;&amp;[.D653]&amp;&quot;',&quot;&amp;[.E653]&amp;&quot;,'&quot;&amp;[.F653]&amp;&quot;','&quot;&amp;[.G653]&amp;&quot;',&quot;&amp;[.H653]&amp;&quot;,&quot;&amp;[.I653]&amp;&quot;,&quot;&amp;[.J653]&amp;&quot;,&quot;&amp;[.K653]&amp;&quot;,0,CURDATE(),CURDATE())&quot;&amp;IF(AND([.E653]&lt;&gt;INDIRECT(ADDRESS(ROW([.E653]) + 1;5));INDIRECT(ADDRESS(ROW([.A653]) + 1;1)) &gt; 0); &quot;;&quot;&amp;CHAR(13)&amp;CHAR(10)&amp;CHAR(13)&amp;CHAR(10)&amp;[.M$3];IF(INDIRECT(ADDRESS(ROW([.A653]) + 1;1)) &gt; 0;&quot;,&quot;;&quot;;&quot;))" office:value-type="string" office:string-value="(650,'200-239','STAFF. M 200-239','200-239',122,'xD','MASTER',200,239,1,0,0,CURDATE(),CURDATE())," calcext:value-type="string">
            <text:p>(650,'200-239','STAFF. M 200-239','200-239',12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4])-3" office:value-type="float" office:value="651" calcext:value-type="float">
            <text:p>651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4]&amp;&quot;,'&quot;&amp;[.B654]&amp;&quot;','&quot;&amp;[.C654]&amp;&quot;','&quot;&amp;[.D654]&amp;&quot;',&quot;&amp;[.E654]&amp;&quot;,'&quot;&amp;[.F654]&amp;&quot;','&quot;&amp;[.G654]&amp;&quot;',&quot;&amp;[.H654]&amp;&quot;,&quot;&amp;[.I654]&amp;&quot;,&quot;&amp;[.J654]&amp;&quot;,&quot;&amp;[.K654]&amp;&quot;,0,CURDATE(),CURDATE())&quot;&amp;IF(AND([.E654]&lt;&gt;INDIRECT(ADDRESS(ROW([.E654]) + 1;5));INDIRECT(ADDRESS(ROW([.A654]) + 1;1)) &gt; 0); &quot;;&quot;&amp;CHAR(13)&amp;CHAR(10)&amp;CHAR(13)&amp;CHAR(10)&amp;[.M$3];IF(INDIRECT(ADDRESS(ROW([.A654]) + 1;1)) &gt; 0;&quot;,&quot;;&quot;;&quot;))" office:value-type="string" office:string-value="(651,'240-279','STAFF. M 240-279','240-279',122,'xE','MASTER',240,279,1,0,0,CURDATE(),CURDATE())," calcext:value-type="string">
            <text:p>(651,'240-279','STAFF. M 240-279','240-279',12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5])-3" office:value-type="float" office:value="652" calcext:value-type="float">
            <text:p>652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5]&amp;&quot;,'&quot;&amp;[.B655]&amp;&quot;','&quot;&amp;[.C655]&amp;&quot;','&quot;&amp;[.D655]&amp;&quot;',&quot;&amp;[.E655]&amp;&quot;,'&quot;&amp;[.F655]&amp;&quot;','&quot;&amp;[.G655]&amp;&quot;',&quot;&amp;[.H655]&amp;&quot;,&quot;&amp;[.I655]&amp;&quot;,&quot;&amp;[.J655]&amp;&quot;,&quot;&amp;[.K655]&amp;&quot;,0,CURDATE(),CURDATE())&quot;&amp;IF(AND([.E655]&lt;&gt;INDIRECT(ADDRESS(ROW([.E655]) + 1;5));INDIRECT(ADDRESS(ROW([.A655]) + 1;1)) &gt; 0); &quot;;&quot;&amp;CHAR(13)&amp;CHAR(10)&amp;CHAR(13)&amp;CHAR(10)&amp;[.M$3];IF(INDIRECT(ADDRESS(ROW([.A655]) + 1;1)) &gt; 0;&quot;,&quot;;&quot;;&quot;))" office:value-type="string" office:string-value="(652,'280-319','STAFF. M 280-319','280-319',122,'xF','MASTER',280,319,1,0,0,CURDATE(),CURDATE())," calcext:value-type="string">
            <text:p>(652,'280-319','STAFF. M 280-319','280-319',12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6])-3" office:value-type="float" office:value="653" calcext:value-type="float">
            <text:p>653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6]&amp;&quot;,'&quot;&amp;[.B656]&amp;&quot;','&quot;&amp;[.C656]&amp;&quot;','&quot;&amp;[.D656]&amp;&quot;',&quot;&amp;[.E656]&amp;&quot;,'&quot;&amp;[.F656]&amp;&quot;','&quot;&amp;[.G656]&amp;&quot;',&quot;&amp;[.H656]&amp;&quot;,&quot;&amp;[.I656]&amp;&quot;,&quot;&amp;[.J656]&amp;&quot;,&quot;&amp;[.K656]&amp;&quot;,0,CURDATE(),CURDATE())&quot;&amp;IF(AND([.E656]&lt;&gt;INDIRECT(ADDRESS(ROW([.E656]) + 1;5));INDIRECT(ADDRESS(ROW([.A656]) + 1;1)) &gt; 0); &quot;;&quot;&amp;CHAR(13)&amp;CHAR(10)&amp;CHAR(13)&amp;CHAR(10)&amp;[.M$3];IF(INDIRECT(ADDRESS(ROW([.A656]) + 1;1)) &gt; 0;&quot;,&quot;;&quot;;&quot;))" office:value-type="string" office:string-value="(653,'320-359','STAFF. M 320-359','320-359',122,'xG','MASTER',320,359,1,0,0,CURDATE(),CURDATE())," calcext:value-type="string">
            <text:p>(653,'320-359','STAFF. M 320-359','320-359',12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57])-3" office:value-type="float" office:value="654" calcext:value-type="float">
            <text:p>654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7]&amp;&quot;,'&quot;&amp;[.B657]&amp;&quot;','&quot;&amp;[.C657]&amp;&quot;','&quot;&amp;[.D657]&amp;&quot;',&quot;&amp;[.E657]&amp;&quot;,'&quot;&amp;[.F657]&amp;&quot;','&quot;&amp;[.G657]&amp;&quot;',&quot;&amp;[.H657]&amp;&quot;,&quot;&amp;[.I657]&amp;&quot;,&quot;&amp;[.J657]&amp;&quot;,&quot;&amp;[.K657]&amp;&quot;,0,CURDATE(),CURDATE())&quot;&amp;IF(AND([.E657]&lt;&gt;INDIRECT(ADDRESS(ROW([.E657]) + 1;5));INDIRECT(ADDRESS(ROW([.A657]) + 1;1)) &gt; 0); &quot;;&quot;&amp;CHAR(13)&amp;CHAR(10)&amp;CHAR(13)&amp;CHAR(10)&amp;[.M$3];IF(INDIRECT(ADDRESS(ROW([.A657]) + 1;1)) &gt; 0;&quot;,&quot;;&quot;;&quot;))" office:value-type="string" office:string-value="(654,'360-399','STAFF. M 360-399','360-399',122,'xH','MASTER',360,399,1,0,0,CURDATE(),CURDATE())," calcext:value-type="string">
            <text:p>(654,'360-399','STAFF. M 360-399','360-399',12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658])-3" office:value-type="float" office:value="655" calcext:value-type="float">
            <text:p>655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22" calcext:value-type="float">
            <text:p>12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58]&amp;&quot;,'&quot;&amp;[.B658]&amp;&quot;','&quot;&amp;[.C658]&amp;&quot;','&quot;&amp;[.D658]&amp;&quot;',&quot;&amp;[.E658]&amp;&quot;,'&quot;&amp;[.F658]&amp;&quot;','&quot;&amp;[.G658]&amp;&quot;',&quot;&amp;[.H658]&amp;&quot;,&quot;&amp;[.I658]&amp;&quot;,&quot;&amp;[.J658]&amp;&quot;,&quot;&amp;[.K658]&amp;&quot;,0,CURDATE(),CURDATE())&quot;&amp;IF(AND([.E658]&lt;&gt;INDIRECT(ADDRESS(ROW([.E658]) + 1;5));INDIRECT(ADDRESS(ROW([.A658]) + 1;1)) &gt; 0); &quot;;&quot;&amp;CHAR(13)&amp;CHAR(10)&amp;CHAR(13)&amp;CHAR(10)&amp;[.M$3];IF(INDIRECT(ADDRESS(ROW([.A658]) + 1;1)) &gt; 0;&quot;,&quot;;&quot;;&quot;))" office:value-type="string" office:string-value="(655,'000-999','STAFF. ASSOLUTI','ASSOLUTI',12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55,'000-999','STAFF. ASSOLUTI','ASSOLUTI',12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659])-3" office:value-type="float" office:value="656" calcext:value-type="float">
            <text:p>656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59]&amp;&quot;,'&quot;&amp;[.B659]&amp;&quot;','&quot;&amp;[.C659]&amp;&quot;','&quot;&amp;[.D659]&amp;&quot;',&quot;&amp;[.E659]&amp;&quot;,'&quot;&amp;[.F659]&amp;&quot;','&quot;&amp;[.G659]&amp;&quot;',&quot;&amp;[.H659]&amp;&quot;,&quot;&amp;[.I659]&amp;&quot;,&quot;&amp;[.J659]&amp;&quot;,&quot;&amp;[.K659]&amp;&quot;,0,CURDATE(),CURDATE())&quot;&amp;IF(AND([.E659]&lt;&gt;INDIRECT(ADDRESS(ROW([.E659]) + 1;5));INDIRECT(ADDRESS(ROW([.A659]) + 1;1)) &gt; 0); &quot;;&quot;&amp;CHAR(13)&amp;CHAR(10)&amp;CHAR(13)&amp;CHAR(10)&amp;[.M$3];IF(INDIRECT(ADDRESS(ROW([.A659]) + 1;1)) &gt; 0;&quot;,&quot;;&quot;;&quot;))" office:value-type="string" office:string-value="(656,'U25','UNDER 25','U25',123,'A','MASTER',20,24,0,0,0,CURDATE(),CURDATE())," calcext:value-type="string">
            <text:p>(656,'U25','UNDER 25','U25',123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0])-3" office:value-type="float" office:value="657" calcext:value-type="float">
            <text:p>657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0]&amp;&quot;,'&quot;&amp;[.B660]&amp;&quot;','&quot;&amp;[.C660]&amp;&quot;','&quot;&amp;[.D660]&amp;&quot;',&quot;&amp;[.E660]&amp;&quot;,'&quot;&amp;[.F660]&amp;&quot;','&quot;&amp;[.G660]&amp;&quot;',&quot;&amp;[.H660]&amp;&quot;,&quot;&amp;[.I660]&amp;&quot;,&quot;&amp;[.J660]&amp;&quot;,&quot;&amp;[.K660]&amp;&quot;,0,CURDATE(),CURDATE())&quot;&amp;IF(AND([.E660]&lt;&gt;INDIRECT(ADDRESS(ROW([.E660]) + 1;5));INDIRECT(ADDRESS(ROW([.A660]) + 1;1)) &gt; 0); &quot;;&quot;&amp;CHAR(13)&amp;CHAR(10)&amp;CHAR(13)&amp;CHAR(10)&amp;[.M$3];IF(INDIRECT(ADDRESS(ROW([.A660]) + 1;1)) &gt; 0;&quot;,&quot;;&quot;;&quot;))" office:value-type="string" office:string-value="(657,'M25','MASTER 25','M25',123,'B','MASTER',25,29,0,0,0,CURDATE(),CURDATE())," calcext:value-type="string">
            <text:p>(657,'M25','MASTER 25','M25',123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1])-3" office:value-type="float" office:value="658" calcext:value-type="float">
            <text:p>658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1]&amp;&quot;,'&quot;&amp;[.B661]&amp;&quot;','&quot;&amp;[.C661]&amp;&quot;','&quot;&amp;[.D661]&amp;&quot;',&quot;&amp;[.E661]&amp;&quot;,'&quot;&amp;[.F661]&amp;&quot;','&quot;&amp;[.G661]&amp;&quot;',&quot;&amp;[.H661]&amp;&quot;,&quot;&amp;[.I661]&amp;&quot;,&quot;&amp;[.J661]&amp;&quot;,&quot;&amp;[.K661]&amp;&quot;,0,CURDATE(),CURDATE())&quot;&amp;IF(AND([.E661]&lt;&gt;INDIRECT(ADDRESS(ROW([.E661]) + 1;5));INDIRECT(ADDRESS(ROW([.A661]) + 1;1)) &gt; 0); &quot;;&quot;&amp;CHAR(13)&amp;CHAR(10)&amp;CHAR(13)&amp;CHAR(10)&amp;[.M$3];IF(INDIRECT(ADDRESS(ROW([.A661]) + 1;1)) &gt; 0;&quot;,&quot;;&quot;;&quot;))" office:value-type="string" office:string-value="(658,'M30','MASTER 30','M30',123,'C','MASTER',30,34,0,0,0,CURDATE(),CURDATE())," calcext:value-type="string">
            <text:p>(658,'M30','MASTER 30','M30',123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2])-3" office:value-type="float" office:value="659" calcext:value-type="float">
            <text:p>659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2]&amp;&quot;,'&quot;&amp;[.B662]&amp;&quot;','&quot;&amp;[.C662]&amp;&quot;','&quot;&amp;[.D662]&amp;&quot;',&quot;&amp;[.E662]&amp;&quot;,'&quot;&amp;[.F662]&amp;&quot;','&quot;&amp;[.G662]&amp;&quot;',&quot;&amp;[.H662]&amp;&quot;,&quot;&amp;[.I662]&amp;&quot;,&quot;&amp;[.J662]&amp;&quot;,&quot;&amp;[.K662]&amp;&quot;,0,CURDATE(),CURDATE())&quot;&amp;IF(AND([.E662]&lt;&gt;INDIRECT(ADDRESS(ROW([.E662]) + 1;5));INDIRECT(ADDRESS(ROW([.A662]) + 1;1)) &gt; 0); &quot;;&quot;&amp;CHAR(13)&amp;CHAR(10)&amp;CHAR(13)&amp;CHAR(10)&amp;[.M$3];IF(INDIRECT(ADDRESS(ROW([.A662]) + 1;1)) &gt; 0;&quot;,&quot;;&quot;;&quot;))" office:value-type="string" office:string-value="(659,'M35','MASTER 35','M35',123,'D','MASTER',35,39,0,0,0,CURDATE(),CURDATE())," calcext:value-type="string">
            <text:p>(659,'M35','MASTER 35','M35',123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3])-3" office:value-type="float" office:value="660" calcext:value-type="float">
            <text:p>66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3]&amp;&quot;,'&quot;&amp;[.B663]&amp;&quot;','&quot;&amp;[.C663]&amp;&quot;','&quot;&amp;[.D663]&amp;&quot;',&quot;&amp;[.E663]&amp;&quot;,'&quot;&amp;[.F663]&amp;&quot;','&quot;&amp;[.G663]&amp;&quot;',&quot;&amp;[.H663]&amp;&quot;,&quot;&amp;[.I663]&amp;&quot;,&quot;&amp;[.J663]&amp;&quot;,&quot;&amp;[.K663]&amp;&quot;,0,CURDATE(),CURDATE())&quot;&amp;IF(AND([.E663]&lt;&gt;INDIRECT(ADDRESS(ROW([.E663]) + 1;5));INDIRECT(ADDRESS(ROW([.A663]) + 1;1)) &gt; 0); &quot;;&quot;&amp;CHAR(13)&amp;CHAR(10)&amp;CHAR(13)&amp;CHAR(10)&amp;[.M$3];IF(INDIRECT(ADDRESS(ROW([.A663]) + 1;1)) &gt; 0;&quot;,&quot;;&quot;;&quot;))" office:value-type="string" office:string-value="(660,'M40','MASTER 40','M40',123,'E','MASTER',40,44,0,0,0,CURDATE(),CURDATE())," calcext:value-type="string">
            <text:p>(660,'M40','MASTER 40','M40',123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4])-3" office:value-type="float" office:value="661" calcext:value-type="float">
            <text:p>661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4]&amp;&quot;,'&quot;&amp;[.B664]&amp;&quot;','&quot;&amp;[.C664]&amp;&quot;','&quot;&amp;[.D664]&amp;&quot;',&quot;&amp;[.E664]&amp;&quot;,'&quot;&amp;[.F664]&amp;&quot;','&quot;&amp;[.G664]&amp;&quot;',&quot;&amp;[.H664]&amp;&quot;,&quot;&amp;[.I664]&amp;&quot;,&quot;&amp;[.J664]&amp;&quot;,&quot;&amp;[.K664]&amp;&quot;,0,CURDATE(),CURDATE())&quot;&amp;IF(AND([.E664]&lt;&gt;INDIRECT(ADDRESS(ROW([.E664]) + 1;5));INDIRECT(ADDRESS(ROW([.A664]) + 1;1)) &gt; 0); &quot;;&quot;&amp;CHAR(13)&amp;CHAR(10)&amp;CHAR(13)&amp;CHAR(10)&amp;[.M$3];IF(INDIRECT(ADDRESS(ROW([.A664]) + 1;1)) &gt; 0;&quot;,&quot;;&quot;;&quot;))" office:value-type="string" office:string-value="(661,'M45','MASTER 45','M45',123,'F','MASTER',45,49,0,0,0,CURDATE(),CURDATE())," calcext:value-type="string">
            <text:p>(661,'M45','MASTER 45','M45',123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5])-3" office:value-type="float" office:value="662" calcext:value-type="float">
            <text:p>662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5]&amp;&quot;,'&quot;&amp;[.B665]&amp;&quot;','&quot;&amp;[.C665]&amp;&quot;','&quot;&amp;[.D665]&amp;&quot;',&quot;&amp;[.E665]&amp;&quot;,'&quot;&amp;[.F665]&amp;&quot;','&quot;&amp;[.G665]&amp;&quot;',&quot;&amp;[.H665]&amp;&quot;,&quot;&amp;[.I665]&amp;&quot;,&quot;&amp;[.J665]&amp;&quot;,&quot;&amp;[.K665]&amp;&quot;,0,CURDATE(),CURDATE())&quot;&amp;IF(AND([.E665]&lt;&gt;INDIRECT(ADDRESS(ROW([.E665]) + 1;5));INDIRECT(ADDRESS(ROW([.A665]) + 1;1)) &gt; 0); &quot;;&quot;&amp;CHAR(13)&amp;CHAR(10)&amp;CHAR(13)&amp;CHAR(10)&amp;[.M$3];IF(INDIRECT(ADDRESS(ROW([.A665]) + 1;1)) &gt; 0;&quot;,&quot;;&quot;;&quot;))" office:value-type="string" office:string-value="(662,'M50','MASTER 50','M50',123,'G','MASTER',50,54,0,0,0,CURDATE(),CURDATE())," calcext:value-type="string">
            <text:p>(662,'M50','MASTER 50','M50',123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6])-3" office:value-type="float" office:value="663" calcext:value-type="float">
            <text:p>663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6]&amp;&quot;,'&quot;&amp;[.B666]&amp;&quot;','&quot;&amp;[.C666]&amp;&quot;','&quot;&amp;[.D666]&amp;&quot;',&quot;&amp;[.E666]&amp;&quot;,'&quot;&amp;[.F666]&amp;&quot;','&quot;&amp;[.G666]&amp;&quot;',&quot;&amp;[.H666]&amp;&quot;,&quot;&amp;[.I666]&amp;&quot;,&quot;&amp;[.J666]&amp;&quot;,&quot;&amp;[.K666]&amp;&quot;,0,CURDATE(),CURDATE())&quot;&amp;IF(AND([.E666]&lt;&gt;INDIRECT(ADDRESS(ROW([.E666]) + 1;5));INDIRECT(ADDRESS(ROW([.A666]) + 1;1)) &gt; 0); &quot;;&quot;&amp;CHAR(13)&amp;CHAR(10)&amp;CHAR(13)&amp;CHAR(10)&amp;[.M$3];IF(INDIRECT(ADDRESS(ROW([.A666]) + 1;1)) &gt; 0;&quot;,&quot;;&quot;;&quot;))" office:value-type="string" office:string-value="(663,'M55','MASTER 55','M55',123,'H','MASTER',55,59,0,0,0,CURDATE(),CURDATE())," calcext:value-type="string">
            <text:p>(663,'M55','MASTER 55','M55',123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7])-3" office:value-type="float" office:value="664" calcext:value-type="float">
            <text:p>664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7]&amp;&quot;,'&quot;&amp;[.B667]&amp;&quot;','&quot;&amp;[.C667]&amp;&quot;','&quot;&amp;[.D667]&amp;&quot;',&quot;&amp;[.E667]&amp;&quot;,'&quot;&amp;[.F667]&amp;&quot;','&quot;&amp;[.G667]&amp;&quot;',&quot;&amp;[.H667]&amp;&quot;,&quot;&amp;[.I667]&amp;&quot;,&quot;&amp;[.J667]&amp;&quot;,&quot;&amp;[.K667]&amp;&quot;,0,CURDATE(),CURDATE())&quot;&amp;IF(AND([.E667]&lt;&gt;INDIRECT(ADDRESS(ROW([.E667]) + 1;5));INDIRECT(ADDRESS(ROW([.A667]) + 1;1)) &gt; 0); &quot;;&quot;&amp;CHAR(13)&amp;CHAR(10)&amp;CHAR(13)&amp;CHAR(10)&amp;[.M$3];IF(INDIRECT(ADDRESS(ROW([.A667]) + 1;1)) &gt; 0;&quot;,&quot;;&quot;;&quot;))" office:value-type="string" office:string-value="(664,'M60','MASTER 60','M60',123,'I','MASTER',60,64,0,0,0,CURDATE(),CURDATE())," calcext:value-type="string">
            <text:p>(664,'M60','MASTER 60','M60',123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8])-3" office:value-type="float" office:value="665" calcext:value-type="float">
            <text:p>6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8]&amp;&quot;,'&quot;&amp;[.B668]&amp;&quot;','&quot;&amp;[.C668]&amp;&quot;','&quot;&amp;[.D668]&amp;&quot;',&quot;&amp;[.E668]&amp;&quot;,'&quot;&amp;[.F668]&amp;&quot;','&quot;&amp;[.G668]&amp;&quot;',&quot;&amp;[.H668]&amp;&quot;,&quot;&amp;[.I668]&amp;&quot;,&quot;&amp;[.J668]&amp;&quot;,&quot;&amp;[.K668]&amp;&quot;,0,CURDATE(),CURDATE())&quot;&amp;IF(AND([.E668]&lt;&gt;INDIRECT(ADDRESS(ROW([.E668]) + 1;5));INDIRECT(ADDRESS(ROW([.A668]) + 1;1)) &gt; 0); &quot;;&quot;&amp;CHAR(13)&amp;CHAR(10)&amp;CHAR(13)&amp;CHAR(10)&amp;[.M$3];IF(INDIRECT(ADDRESS(ROW([.A668]) + 1;1)) &gt; 0;&quot;,&quot;;&quot;;&quot;))" office:value-type="string" office:string-value="(665,'M65','MASTER 65','M65',123,'J','MASTER',65,69,0,0,0,CURDATE(),CURDATE())," calcext:value-type="string">
            <text:p>(665,'M65','MASTER 65','M65',123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69])-3" office:value-type="float" office:value="666" calcext:value-type="float">
            <text:p>666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69]&amp;&quot;,'&quot;&amp;[.B669]&amp;&quot;','&quot;&amp;[.C669]&amp;&quot;','&quot;&amp;[.D669]&amp;&quot;',&quot;&amp;[.E669]&amp;&quot;,'&quot;&amp;[.F669]&amp;&quot;','&quot;&amp;[.G669]&amp;&quot;',&quot;&amp;[.H669]&amp;&quot;,&quot;&amp;[.I669]&amp;&quot;,&quot;&amp;[.J669]&amp;&quot;,&quot;&amp;[.K669]&amp;&quot;,0,CURDATE(),CURDATE())&quot;&amp;IF(AND([.E669]&lt;&gt;INDIRECT(ADDRESS(ROW([.E669]) + 1;5));INDIRECT(ADDRESS(ROW([.A669]) + 1;1)) &gt; 0); &quot;;&quot;&amp;CHAR(13)&amp;CHAR(10)&amp;CHAR(13)&amp;CHAR(10)&amp;[.M$3];IF(INDIRECT(ADDRESS(ROW([.A669]) + 1;1)) &gt; 0;&quot;,&quot;;&quot;;&quot;))" office:value-type="string" office:string-value="(666,'M70','MASTER 70','M70',123,'K','MASTER',70,74,0,0,0,CURDATE(),CURDATE())," calcext:value-type="string">
            <text:p>(666,'M70','MASTER 70','M70',123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0])-3" office:value-type="float" office:value="667" calcext:value-type="float">
            <text:p>667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0]&amp;&quot;,'&quot;&amp;[.B670]&amp;&quot;','&quot;&amp;[.C670]&amp;&quot;','&quot;&amp;[.D670]&amp;&quot;',&quot;&amp;[.E670]&amp;&quot;,'&quot;&amp;[.F670]&amp;&quot;','&quot;&amp;[.G670]&amp;&quot;',&quot;&amp;[.H670]&amp;&quot;,&quot;&amp;[.I670]&amp;&quot;,&quot;&amp;[.J670]&amp;&quot;,&quot;&amp;[.K670]&amp;&quot;,0,CURDATE(),CURDATE())&quot;&amp;IF(AND([.E670]&lt;&gt;INDIRECT(ADDRESS(ROW([.E670]) + 1;5));INDIRECT(ADDRESS(ROW([.A670]) + 1;1)) &gt; 0); &quot;;&quot;&amp;CHAR(13)&amp;CHAR(10)&amp;CHAR(13)&amp;CHAR(10)&amp;[.M$3];IF(INDIRECT(ADDRESS(ROW([.A670]) + 1;1)) &gt; 0;&quot;,&quot;;&quot;;&quot;))" office:value-type="string" office:string-value="(667,'M75','MASTER 75','M75',123,'L','MASTER',75,79,0,0,0,CURDATE(),CURDATE())," calcext:value-type="string">
            <text:p>(667,'M75','MASTER 75','M75',123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1])-3" office:value-type="float" office:value="668" calcext:value-type="float">
            <text:p>668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1]&amp;&quot;,'&quot;&amp;[.B671]&amp;&quot;','&quot;&amp;[.C671]&amp;&quot;','&quot;&amp;[.D671]&amp;&quot;',&quot;&amp;[.E671]&amp;&quot;,'&quot;&amp;[.F671]&amp;&quot;','&quot;&amp;[.G671]&amp;&quot;',&quot;&amp;[.H671]&amp;&quot;,&quot;&amp;[.I671]&amp;&quot;,&quot;&amp;[.J671]&amp;&quot;,&quot;&amp;[.K671]&amp;&quot;,0,CURDATE(),CURDATE())&quot;&amp;IF(AND([.E671]&lt;&gt;INDIRECT(ADDRESS(ROW([.E671]) + 1;5));INDIRECT(ADDRESS(ROW([.A671]) + 1;1)) &gt; 0); &quot;;&quot;&amp;CHAR(13)&amp;CHAR(10)&amp;CHAR(13)&amp;CHAR(10)&amp;[.M$3];IF(INDIRECT(ADDRESS(ROW([.A671]) + 1;1)) &gt; 0;&quot;,&quot;;&quot;;&quot;))" office:value-type="string" office:string-value="(668,'M80','MASTER 80','M80',123,'M','MASTER',80,84,0,0,0,CURDATE(),CURDATE())," calcext:value-type="string">
            <text:p>(668,'M80','MASTER 80','M80',123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2])-3" office:value-type="float" office:value="669" calcext:value-type="float">
            <text:p>669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2]&amp;&quot;,'&quot;&amp;[.B672]&amp;&quot;','&quot;&amp;[.C672]&amp;&quot;','&quot;&amp;[.D672]&amp;&quot;',&quot;&amp;[.E672]&amp;&quot;,'&quot;&amp;[.F672]&amp;&quot;','&quot;&amp;[.G672]&amp;&quot;',&quot;&amp;[.H672]&amp;&quot;,&quot;&amp;[.I672]&amp;&quot;,&quot;&amp;[.J672]&amp;&quot;,&quot;&amp;[.K672]&amp;&quot;,0,CURDATE(),CURDATE())&quot;&amp;IF(AND([.E672]&lt;&gt;INDIRECT(ADDRESS(ROW([.E672]) + 1;5));INDIRECT(ADDRESS(ROW([.A672]) + 1;1)) &gt; 0); &quot;;&quot;&amp;CHAR(13)&amp;CHAR(10)&amp;CHAR(13)&amp;CHAR(10)&amp;[.M$3];IF(INDIRECT(ADDRESS(ROW([.A672]) + 1;1)) &gt; 0;&quot;,&quot;;&quot;;&quot;))" office:value-type="string" office:string-value="(669,'M85','MASTER 85','M85',123,'N','MASTER',85,89,0,0,0,CURDATE(),CURDATE())," calcext:value-type="string">
            <text:p>(669,'M85','MASTER 85','M85',123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3])-3" office:value-type="float" office:value="670" calcext:value-type="float">
            <text:p>67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3]&amp;&quot;,'&quot;&amp;[.B673]&amp;&quot;','&quot;&amp;[.C673]&amp;&quot;','&quot;&amp;[.D673]&amp;&quot;',&quot;&amp;[.E673]&amp;&quot;,'&quot;&amp;[.F673]&amp;&quot;','&quot;&amp;[.G673]&amp;&quot;',&quot;&amp;[.H673]&amp;&quot;,&quot;&amp;[.I673]&amp;&quot;,&quot;&amp;[.J673]&amp;&quot;,&quot;&amp;[.K673]&amp;&quot;,0,CURDATE(),CURDATE())&quot;&amp;IF(AND([.E673]&lt;&gt;INDIRECT(ADDRESS(ROW([.E673]) + 1;5));INDIRECT(ADDRESS(ROW([.A673]) + 1;1)) &gt; 0); &quot;;&quot;&amp;CHAR(13)&amp;CHAR(10)&amp;CHAR(13)&amp;CHAR(10)&amp;[.M$3];IF(INDIRECT(ADDRESS(ROW([.A673]) + 1;1)) &gt; 0;&quot;,&quot;;&quot;;&quot;))" office:value-type="string" office:string-value="(670,'M90','MASTER 90','M90',123,'O','MASTER',90,94,0,0,0,CURDATE(),CURDATE())," calcext:value-type="string">
            <text:p>(670,'M90','MASTER 90','M90',123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4])-3" office:value-type="float" office:value="671" calcext:value-type="float">
            <text:p>671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4]&amp;&quot;,'&quot;&amp;[.B674]&amp;&quot;','&quot;&amp;[.C674]&amp;&quot;','&quot;&amp;[.D674]&amp;&quot;',&quot;&amp;[.E674]&amp;&quot;,'&quot;&amp;[.F674]&amp;&quot;','&quot;&amp;[.G674]&amp;&quot;',&quot;&amp;[.H674]&amp;&quot;,&quot;&amp;[.I674]&amp;&quot;,&quot;&amp;[.J674]&amp;&quot;,&quot;&amp;[.K674]&amp;&quot;,0,CURDATE(),CURDATE())&quot;&amp;IF(AND([.E674]&lt;&gt;INDIRECT(ADDRESS(ROW([.E674]) + 1;5));INDIRECT(ADDRESS(ROW([.A674]) + 1;1)) &gt; 0); &quot;;&quot;&amp;CHAR(13)&amp;CHAR(10)&amp;CHAR(13)&amp;CHAR(10)&amp;[.M$3];IF(INDIRECT(ADDRESS(ROW([.A674]) + 1;1)) &gt; 0;&quot;,&quot;;&quot;;&quot;))" office:value-type="string" office:string-value="(671,'M95','MASTER 95','M95',123,'P','MASTER',95,99,0,0,0,CURDATE(),CURDATE())," calcext:value-type="string">
            <text:p>(671,'M95','MASTER 95','M95',123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5])-3" office:value-type="float" office:value="672" calcext:value-type="float">
            <text:p>672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75]&amp;&quot;,'&quot;&amp;[.B675]&amp;&quot;','&quot;&amp;[.C675]&amp;&quot;','&quot;&amp;[.D675]&amp;&quot;',&quot;&amp;[.E675]&amp;&quot;,'&quot;&amp;[.F675]&amp;&quot;','&quot;&amp;[.G675]&amp;&quot;',&quot;&amp;[.H675]&amp;&quot;,&quot;&amp;[.I675]&amp;&quot;,&quot;&amp;[.J675]&amp;&quot;,&quot;&amp;[.K675]&amp;&quot;,0,CURDATE(),CURDATE())&quot;&amp;IF(AND([.E675]&lt;&gt;INDIRECT(ADDRESS(ROW([.E675]) + 1;5));INDIRECT(ADDRESS(ROW([.A675]) + 1;1)) &gt; 0); &quot;;&quot;&amp;CHAR(13)&amp;CHAR(10)&amp;CHAR(13)&amp;CHAR(10)&amp;[.M$3];IF(INDIRECT(ADDRESS(ROW([.A675]) + 1;1)) &gt; 0;&quot;,&quot;;&quot;;&quot;))" office:value-type="string" office:string-value="(672,'MA0','MASTER 100','MA0',123,'Q','MASTER',100,999,0,0,0,CURDATE(),CURDATE())," calcext:value-type="string">
            <text:p>(672,'MA0','MASTER 100','MA0',123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6])-3" office:value-type="float" office:value="673" calcext:value-type="float">
            <text:p>673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76]&amp;&quot;,'&quot;&amp;[.B676]&amp;&quot;','&quot;&amp;[.C676]&amp;&quot;','&quot;&amp;[.D676]&amp;&quot;',&quot;&amp;[.E676]&amp;&quot;,'&quot;&amp;[.F676]&amp;&quot;','&quot;&amp;[.G676]&amp;&quot;',&quot;&amp;[.H676]&amp;&quot;,&quot;&amp;[.I676]&amp;&quot;,&quot;&amp;[.J676]&amp;&quot;,&quot;&amp;[.K676]&amp;&quot;,0,CURDATE(),CURDATE())&quot;&amp;IF(AND([.E676]&lt;&gt;INDIRECT(ADDRESS(ROW([.E676]) + 1;5));INDIRECT(ADDRESS(ROW([.A676]) + 1;1)) &gt; 0); &quot;;&quot;&amp;CHAR(13)&amp;CHAR(10)&amp;CHAR(13)&amp;CHAR(10)&amp;[.M$3];IF(INDIRECT(ADDRESS(ROW([.A676]) + 1;1)) &gt; 0;&quot;,&quot;;&quot;;&quot;))" office:value-type="string" office:string-value="(673,'100-119','STAFF. M FINO A 119','100-119',123,'xA','MASTER',100,119,1,0,0,CURDATE(),CURDATE())," calcext:value-type="string">
            <text:p>(673,'100-119','STAFF. M FINO A 119','100-119',123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7])-3" office:value-type="float" office:value="674" calcext:value-type="float">
            <text:p>674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77]&amp;&quot;,'&quot;&amp;[.B677]&amp;&quot;','&quot;&amp;[.C677]&amp;&quot;','&quot;&amp;[.D677]&amp;&quot;',&quot;&amp;[.E677]&amp;&quot;,'&quot;&amp;[.F677]&amp;&quot;','&quot;&amp;[.G677]&amp;&quot;',&quot;&amp;[.H677]&amp;&quot;,&quot;&amp;[.I677]&amp;&quot;,&quot;&amp;[.J677]&amp;&quot;,&quot;&amp;[.K677]&amp;&quot;,0,CURDATE(),CURDATE())&quot;&amp;IF(AND([.E677]&lt;&gt;INDIRECT(ADDRESS(ROW([.E677]) + 1;5));INDIRECT(ADDRESS(ROW([.A677]) + 1;1)) &gt; 0); &quot;;&quot;&amp;CHAR(13)&amp;CHAR(10)&amp;CHAR(13)&amp;CHAR(10)&amp;[.M$3];IF(INDIRECT(ADDRESS(ROW([.A677]) + 1;1)) &gt; 0;&quot;,&quot;;&quot;;&quot;))" office:value-type="string" office:string-value="(674,'120-159','STAFF. M 120-159','120-159',123,'xB','MASTER',120,159,1,0,0,CURDATE(),CURDATE())," calcext:value-type="string">
            <text:p>(674,'120-159','STAFF. M 120-159','120-159',123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8])-3" office:value-type="float" office:value="675" calcext:value-type="float">
            <text:p>675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78]&amp;&quot;,'&quot;&amp;[.B678]&amp;&quot;','&quot;&amp;[.C678]&amp;&quot;','&quot;&amp;[.D678]&amp;&quot;',&quot;&amp;[.E678]&amp;&quot;,'&quot;&amp;[.F678]&amp;&quot;','&quot;&amp;[.G678]&amp;&quot;',&quot;&amp;[.H678]&amp;&quot;,&quot;&amp;[.I678]&amp;&quot;,&quot;&amp;[.J678]&amp;&quot;,&quot;&amp;[.K678]&amp;&quot;,0,CURDATE(),CURDATE())&quot;&amp;IF(AND([.E678]&lt;&gt;INDIRECT(ADDRESS(ROW([.E678]) + 1;5));INDIRECT(ADDRESS(ROW([.A678]) + 1;1)) &gt; 0); &quot;;&quot;&amp;CHAR(13)&amp;CHAR(10)&amp;CHAR(13)&amp;CHAR(10)&amp;[.M$3];IF(INDIRECT(ADDRESS(ROW([.A678]) + 1;1)) &gt; 0;&quot;,&quot;;&quot;;&quot;))" office:value-type="string" office:string-value="(675,'160-199','STAFF. M 160-199','160-199',123,'xC','MASTER',160,199,1,0,0,CURDATE(),CURDATE())," calcext:value-type="string">
            <text:p>(675,'160-199','STAFF. M 160-199','160-199',123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79])-3" office:value-type="float" office:value="676" calcext:value-type="float">
            <text:p>676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79]&amp;&quot;,'&quot;&amp;[.B679]&amp;&quot;','&quot;&amp;[.C679]&amp;&quot;','&quot;&amp;[.D679]&amp;&quot;',&quot;&amp;[.E679]&amp;&quot;,'&quot;&amp;[.F679]&amp;&quot;','&quot;&amp;[.G679]&amp;&quot;',&quot;&amp;[.H679]&amp;&quot;,&quot;&amp;[.I679]&amp;&quot;,&quot;&amp;[.J679]&amp;&quot;,&quot;&amp;[.K679]&amp;&quot;,0,CURDATE(),CURDATE())&quot;&amp;IF(AND([.E679]&lt;&gt;INDIRECT(ADDRESS(ROW([.E679]) + 1;5));INDIRECT(ADDRESS(ROW([.A679]) + 1;1)) &gt; 0); &quot;;&quot;&amp;CHAR(13)&amp;CHAR(10)&amp;CHAR(13)&amp;CHAR(10)&amp;[.M$3];IF(INDIRECT(ADDRESS(ROW([.A679]) + 1;1)) &gt; 0;&quot;,&quot;;&quot;;&quot;))" office:value-type="string" office:string-value="(676,'200-239','STAFF. M 200-239','200-239',123,'xD','MASTER',200,239,1,0,0,CURDATE(),CURDATE())," calcext:value-type="string">
            <text:p>(676,'200-239','STAFF. M 200-239','200-239',123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0])-3" office:value-type="float" office:value="677" calcext:value-type="float">
            <text:p>677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80]&amp;&quot;,'&quot;&amp;[.B680]&amp;&quot;','&quot;&amp;[.C680]&amp;&quot;','&quot;&amp;[.D680]&amp;&quot;',&quot;&amp;[.E680]&amp;&quot;,'&quot;&amp;[.F680]&amp;&quot;','&quot;&amp;[.G680]&amp;&quot;',&quot;&amp;[.H680]&amp;&quot;,&quot;&amp;[.I680]&amp;&quot;,&quot;&amp;[.J680]&amp;&quot;,&quot;&amp;[.K680]&amp;&quot;,0,CURDATE(),CURDATE())&quot;&amp;IF(AND([.E680]&lt;&gt;INDIRECT(ADDRESS(ROW([.E680]) + 1;5));INDIRECT(ADDRESS(ROW([.A680]) + 1;1)) &gt; 0); &quot;;&quot;&amp;CHAR(13)&amp;CHAR(10)&amp;CHAR(13)&amp;CHAR(10)&amp;[.M$3];IF(INDIRECT(ADDRESS(ROW([.A680]) + 1;1)) &gt; 0;&quot;,&quot;;&quot;;&quot;))" office:value-type="string" office:string-value="(677,'240-279','STAFF. M 240-279','240-279',123,'xE','MASTER',240,279,1,0,0,CURDATE(),CURDATE())," calcext:value-type="string">
            <text:p>(677,'240-279','STAFF. M 240-279','240-279',123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1])-3" office:value-type="float" office:value="678" calcext:value-type="float">
            <text:p>678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81]&amp;&quot;,'&quot;&amp;[.B681]&amp;&quot;','&quot;&amp;[.C681]&amp;&quot;','&quot;&amp;[.D681]&amp;&quot;',&quot;&amp;[.E681]&amp;&quot;,'&quot;&amp;[.F681]&amp;&quot;','&quot;&amp;[.G681]&amp;&quot;',&quot;&amp;[.H681]&amp;&quot;,&quot;&amp;[.I681]&amp;&quot;,&quot;&amp;[.J681]&amp;&quot;,&quot;&amp;[.K681]&amp;&quot;,0,CURDATE(),CURDATE())&quot;&amp;IF(AND([.E681]&lt;&gt;INDIRECT(ADDRESS(ROW([.E681]) + 1;5));INDIRECT(ADDRESS(ROW([.A681]) + 1;1)) &gt; 0); &quot;;&quot;&amp;CHAR(13)&amp;CHAR(10)&amp;CHAR(13)&amp;CHAR(10)&amp;[.M$3];IF(INDIRECT(ADDRESS(ROW([.A681]) + 1;1)) &gt; 0;&quot;,&quot;;&quot;;&quot;))" office:value-type="string" office:string-value="(678,'280-319','STAFF. M 280-319','280-319',123,'xF','MASTER',280,319,1,0,0,CURDATE(),CURDATE())," calcext:value-type="string">
            <text:p>(678,'280-319','STAFF. M 280-319','280-319',123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2])-3" office:value-type="float" office:value="679" calcext:value-type="float">
            <text:p>67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82]&amp;&quot;,'&quot;&amp;[.B682]&amp;&quot;','&quot;&amp;[.C682]&amp;&quot;','&quot;&amp;[.D682]&amp;&quot;',&quot;&amp;[.E682]&amp;&quot;,'&quot;&amp;[.F682]&amp;&quot;','&quot;&amp;[.G682]&amp;&quot;',&quot;&amp;[.H682]&amp;&quot;,&quot;&amp;[.I682]&amp;&quot;,&quot;&amp;[.J682]&amp;&quot;,&quot;&amp;[.K682]&amp;&quot;,0,CURDATE(),CURDATE())&quot;&amp;IF(AND([.E682]&lt;&gt;INDIRECT(ADDRESS(ROW([.E682]) + 1;5));INDIRECT(ADDRESS(ROW([.A682]) + 1;1)) &gt; 0); &quot;;&quot;&amp;CHAR(13)&amp;CHAR(10)&amp;CHAR(13)&amp;CHAR(10)&amp;[.M$3];IF(INDIRECT(ADDRESS(ROW([.A682]) + 1;1)) &gt; 0;&quot;,&quot;;&quot;;&quot;))" office:value-type="string" office:string-value="(679,'320-359','STAFF. M 320-359','320-359',123,'xG','MASTER',320,359,1,0,0,CURDATE(),CURDATE())," calcext:value-type="string">
            <text:p>(679,'320-359','STAFF. M 320-359','320-359',123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683])-3" office:value-type="float" office:value="680" calcext:value-type="float">
            <text:p>680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23" calcext:value-type="float">
            <text:p>123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83]&amp;&quot;,'&quot;&amp;[.B683]&amp;&quot;','&quot;&amp;[.C683]&amp;&quot;','&quot;&amp;[.D683]&amp;&quot;',&quot;&amp;[.E683]&amp;&quot;,'&quot;&amp;[.F683]&amp;&quot;','&quot;&amp;[.G683]&amp;&quot;',&quot;&amp;[.H683]&amp;&quot;,&quot;&amp;[.I683]&amp;&quot;,&quot;&amp;[.J683]&amp;&quot;,&quot;&amp;[.K683]&amp;&quot;,0,CURDATE(),CURDATE())&quot;&amp;IF(AND([.E683]&lt;&gt;INDIRECT(ADDRESS(ROW([.E683]) + 1;5));INDIRECT(ADDRESS(ROW([.A683]) + 1;1)) &gt; 0); &quot;;&quot;&amp;CHAR(13)&amp;CHAR(10)&amp;CHAR(13)&amp;CHAR(10)&amp;[.M$3];IF(INDIRECT(ADDRESS(ROW([.A683]) + 1;1)) &gt; 0;&quot;,&quot;;&quot;;&quot;))" office:value-type="string" office:string-value="(680,'360-399','STAFF. M 360-399','360-399',123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80,'360-399','STAFF. M 360-399','360-399',123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684])-3" office:value-type="float" office:value="681" calcext:value-type="float">
            <text:p>681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684]&amp;&quot;,'&quot;&amp;[.B684]&amp;&quot;','&quot;&amp;[.C684]&amp;&quot;','&quot;&amp;[.D684]&amp;&quot;',&quot;&amp;[.E684]&amp;&quot;,'&quot;&amp;[.F684]&amp;&quot;','&quot;&amp;[.G684]&amp;&quot;',&quot;&amp;[.H684]&amp;&quot;,&quot;&amp;[.I684]&amp;&quot;,&quot;&amp;[.J684]&amp;&quot;,&quot;&amp;[.K684]&amp;&quot;,0,CURDATE(),CURDATE())&quot;&amp;IF(AND([.E684]&lt;&gt;INDIRECT(ADDRESS(ROW([.E684]) + 1;5));INDIRECT(ADDRESS(ROW([.A684]) + 1;1)) &gt; 0); &quot;;&quot;&amp;CHAR(13)&amp;CHAR(10)&amp;CHAR(13)&amp;CHAR(10)&amp;[.M$3];IF(INDIRECT(ADDRESS(ROW([.A684]) + 1;1)) &gt; 0;&quot;,&quot;;&quot;;&quot;))" office:value-type="string" office:string-value="(681,'SEN','SENIORES','SEN',131,'1','MASTER',1,15,0,1,0,CURDATE(),CURDATE())," calcext:value-type="string">
            <text:p>(681,'SEN','SENIORES','SEN',131,'1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5])-3" office:value-type="float" office:value="682" calcext:value-type="float">
            <text:p>682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85]&amp;&quot;,'&quot;&amp;[.B685]&amp;&quot;','&quot;&amp;[.C685]&amp;&quot;','&quot;&amp;[.D685]&amp;&quot;',&quot;&amp;[.E685]&amp;&quot;,'&quot;&amp;[.F685]&amp;&quot;','&quot;&amp;[.G685]&amp;&quot;',&quot;&amp;[.H685]&amp;&quot;,&quot;&amp;[.I685]&amp;&quot;,&quot;&amp;[.J685]&amp;&quot;,&quot;&amp;[.K685]&amp;&quot;,0,CURDATE(),CURDATE())&quot;&amp;IF(AND([.E685]&lt;&gt;INDIRECT(ADDRESS(ROW([.E685]) + 1;5));INDIRECT(ADDRESS(ROW([.A685]) + 1;1)) &gt; 0); &quot;;&quot;&amp;CHAR(13)&amp;CHAR(10)&amp;CHAR(13)&amp;CHAR(10)&amp;[.M$3];IF(INDIRECT(ADDRESS(ROW([.A685]) + 1;1)) &gt; 0;&quot;,&quot;;&quot;;&quot;))" office:value-type="string" office:string-value="(682,'M20','MASTER 20','M20',131,'2','MASTER',16,24,0,0,0,CURDATE(),CURDATE())," calcext:value-type="string">
            <text:p>(682,'M20','MASTER 20','M20',131,'2','MASTER',16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6])-3" office:value-type="float" office:value="683" calcext:value-type="float">
            <text:p>683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86]&amp;&quot;,'&quot;&amp;[.B686]&amp;&quot;','&quot;&amp;[.C686]&amp;&quot;','&quot;&amp;[.D686]&amp;&quot;',&quot;&amp;[.E686]&amp;&quot;,'&quot;&amp;[.F686]&amp;&quot;','&quot;&amp;[.G686]&amp;&quot;',&quot;&amp;[.H686]&amp;&quot;,&quot;&amp;[.I686]&amp;&quot;,&quot;&amp;[.J686]&amp;&quot;,&quot;&amp;[.K686]&amp;&quot;,0,CURDATE(),CURDATE())&quot;&amp;IF(AND([.E686]&lt;&gt;INDIRECT(ADDRESS(ROW([.E686]) + 1;5));INDIRECT(ADDRESS(ROW([.A686]) + 1;1)) &gt; 0); &quot;;&quot;&amp;CHAR(13)&amp;CHAR(10)&amp;CHAR(13)&amp;CHAR(10)&amp;[.M$3];IF(INDIRECT(ADDRESS(ROW([.A686]) + 1;1)) &gt; 0;&quot;,&quot;;&quot;;&quot;))" office:value-type="string" office:string-value="(683,'M25','MASTER 25','M25',131,'3','MASTER',25,29,0,0,0,CURDATE(),CURDATE())," calcext:value-type="string">
            <text:p>(683,'M25','MASTER 25','M25',13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7])-3" office:value-type="float" office:value="684" calcext:value-type="float">
            <text:p>684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87]&amp;&quot;,'&quot;&amp;[.B687]&amp;&quot;','&quot;&amp;[.C687]&amp;&quot;','&quot;&amp;[.D687]&amp;&quot;',&quot;&amp;[.E687]&amp;&quot;,'&quot;&amp;[.F687]&amp;&quot;','&quot;&amp;[.G687]&amp;&quot;',&quot;&amp;[.H687]&amp;&quot;,&quot;&amp;[.I687]&amp;&quot;,&quot;&amp;[.J687]&amp;&quot;,&quot;&amp;[.K687]&amp;&quot;,0,CURDATE(),CURDATE())&quot;&amp;IF(AND([.E687]&lt;&gt;INDIRECT(ADDRESS(ROW([.E687]) + 1;5));INDIRECT(ADDRESS(ROW([.A687]) + 1;1)) &gt; 0); &quot;;&quot;&amp;CHAR(13)&amp;CHAR(10)&amp;CHAR(13)&amp;CHAR(10)&amp;[.M$3];IF(INDIRECT(ADDRESS(ROW([.A687]) + 1;1)) &gt; 0;&quot;,&quot;;&quot;;&quot;))" office:value-type="string" office:string-value="(684,'M30','MASTER 30','M30',131,'4','MASTER',30,34,0,0,0,CURDATE(),CURDATE())," calcext:value-type="string">
            <text:p>(684,'M30','MASTER 30','M30',13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8])-3" office:value-type="float" office:value="685" calcext:value-type="float">
            <text:p>68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88]&amp;&quot;,'&quot;&amp;[.B688]&amp;&quot;','&quot;&amp;[.C688]&amp;&quot;','&quot;&amp;[.D688]&amp;&quot;',&quot;&amp;[.E688]&amp;&quot;,'&quot;&amp;[.F688]&amp;&quot;','&quot;&amp;[.G688]&amp;&quot;',&quot;&amp;[.H688]&amp;&quot;,&quot;&amp;[.I688]&amp;&quot;,&quot;&amp;[.J688]&amp;&quot;,&quot;&amp;[.K688]&amp;&quot;,0,CURDATE(),CURDATE())&quot;&amp;IF(AND([.E688]&lt;&gt;INDIRECT(ADDRESS(ROW([.E688]) + 1;5));INDIRECT(ADDRESS(ROW([.A688]) + 1;1)) &gt; 0); &quot;;&quot;&amp;CHAR(13)&amp;CHAR(10)&amp;CHAR(13)&amp;CHAR(10)&amp;[.M$3];IF(INDIRECT(ADDRESS(ROW([.A688]) + 1;1)) &gt; 0;&quot;,&quot;;&quot;;&quot;))" office:value-type="string" office:string-value="(685,'M35','MASTER 35','M35',131,'5','MASTER',35,39,0,0,0,CURDATE(),CURDATE())," calcext:value-type="string">
            <text:p>(685,'M35','MASTER 35','M35',13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89])-3" office:value-type="float" office:value="686" calcext:value-type="float">
            <text:p>686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89]&amp;&quot;,'&quot;&amp;[.B689]&amp;&quot;','&quot;&amp;[.C689]&amp;&quot;','&quot;&amp;[.D689]&amp;&quot;',&quot;&amp;[.E689]&amp;&quot;,'&quot;&amp;[.F689]&amp;&quot;','&quot;&amp;[.G689]&amp;&quot;',&quot;&amp;[.H689]&amp;&quot;,&quot;&amp;[.I689]&amp;&quot;,&quot;&amp;[.J689]&amp;&quot;,&quot;&amp;[.K689]&amp;&quot;,0,CURDATE(),CURDATE())&quot;&amp;IF(AND([.E689]&lt;&gt;INDIRECT(ADDRESS(ROW([.E689]) + 1;5));INDIRECT(ADDRESS(ROW([.A689]) + 1;1)) &gt; 0); &quot;;&quot;&amp;CHAR(13)&amp;CHAR(10)&amp;CHAR(13)&amp;CHAR(10)&amp;[.M$3];IF(INDIRECT(ADDRESS(ROW([.A689]) + 1;1)) &gt; 0;&quot;,&quot;;&quot;;&quot;))" office:value-type="string" office:string-value="(686,'M40','MASTER 40','M40',131,'6','MASTER',40,44,0,0,0,CURDATE(),CURDATE())," calcext:value-type="string">
            <text:p>(686,'M40','MASTER 40','M40',13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0])-3" office:value-type="float" office:value="687" calcext:value-type="float">
            <text:p>687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0]&amp;&quot;,'&quot;&amp;[.B690]&amp;&quot;','&quot;&amp;[.C690]&amp;&quot;','&quot;&amp;[.D690]&amp;&quot;',&quot;&amp;[.E690]&amp;&quot;,'&quot;&amp;[.F690]&amp;&quot;','&quot;&amp;[.G690]&amp;&quot;',&quot;&amp;[.H690]&amp;&quot;,&quot;&amp;[.I690]&amp;&quot;,&quot;&amp;[.J690]&amp;&quot;,&quot;&amp;[.K690]&amp;&quot;,0,CURDATE(),CURDATE())&quot;&amp;IF(AND([.E690]&lt;&gt;INDIRECT(ADDRESS(ROW([.E690]) + 1;5));INDIRECT(ADDRESS(ROW([.A690]) + 1;1)) &gt; 0); &quot;;&quot;&amp;CHAR(13)&amp;CHAR(10)&amp;CHAR(13)&amp;CHAR(10)&amp;[.M$3];IF(INDIRECT(ADDRESS(ROW([.A690]) + 1;1)) &gt; 0;&quot;,&quot;;&quot;;&quot;))" office:value-type="string" office:string-value="(687,'M45','MASTER 45','M45',131,'7','MASTER',45,49,0,0,0,CURDATE(),CURDATE())," calcext:value-type="string">
            <text:p>(687,'M45','MASTER 45','M45',13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1])-3" office:value-type="float" office:value="688" calcext:value-type="float">
            <text:p>688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1]&amp;&quot;,'&quot;&amp;[.B691]&amp;&quot;','&quot;&amp;[.C691]&amp;&quot;','&quot;&amp;[.D691]&amp;&quot;',&quot;&amp;[.E691]&amp;&quot;,'&quot;&amp;[.F691]&amp;&quot;','&quot;&amp;[.G691]&amp;&quot;',&quot;&amp;[.H691]&amp;&quot;,&quot;&amp;[.I691]&amp;&quot;,&quot;&amp;[.J691]&amp;&quot;,&quot;&amp;[.K691]&amp;&quot;,0,CURDATE(),CURDATE())&quot;&amp;IF(AND([.E691]&lt;&gt;INDIRECT(ADDRESS(ROW([.E691]) + 1;5));INDIRECT(ADDRESS(ROW([.A691]) + 1;1)) &gt; 0); &quot;;&quot;&amp;CHAR(13)&amp;CHAR(10)&amp;CHAR(13)&amp;CHAR(10)&amp;[.M$3];IF(INDIRECT(ADDRESS(ROW([.A691]) + 1;1)) &gt; 0;&quot;,&quot;;&quot;;&quot;))" office:value-type="string" office:string-value="(688,'M50','MASTER 50','M50',131,'8','MASTER',50,54,0,0,0,CURDATE(),CURDATE())," calcext:value-type="string">
            <text:p>(688,'M50','MASTER 50','M50',13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2])-3" office:value-type="float" office:value="689" calcext:value-type="float">
            <text:p>689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2]&amp;&quot;,'&quot;&amp;[.B692]&amp;&quot;','&quot;&amp;[.C692]&amp;&quot;','&quot;&amp;[.D692]&amp;&quot;',&quot;&amp;[.E692]&amp;&quot;,'&quot;&amp;[.F692]&amp;&quot;','&quot;&amp;[.G692]&amp;&quot;',&quot;&amp;[.H692]&amp;&quot;,&quot;&amp;[.I692]&amp;&quot;,&quot;&amp;[.J692]&amp;&quot;,&quot;&amp;[.K692]&amp;&quot;,0,CURDATE(),CURDATE())&quot;&amp;IF(AND([.E692]&lt;&gt;INDIRECT(ADDRESS(ROW([.E692]) + 1;5));INDIRECT(ADDRESS(ROW([.A692]) + 1;1)) &gt; 0); &quot;;&quot;&amp;CHAR(13)&amp;CHAR(10)&amp;CHAR(13)&amp;CHAR(10)&amp;[.M$3];IF(INDIRECT(ADDRESS(ROW([.A692]) + 1;1)) &gt; 0;&quot;,&quot;;&quot;;&quot;))" office:value-type="string" office:string-value="(689,'OVER','OVER 55','M55',131,'9','MASTER',55,999,0,0,0,CURDATE(),CURDATE())," calcext:value-type="string">
            <text:p>(689,'OVER','OVER 55','M55',13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3])-3" office:value-type="float" office:value="690" calcext:value-type="float">
            <text:p>690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93]&amp;&quot;,'&quot;&amp;[.B693]&amp;&quot;','&quot;&amp;[.C693]&amp;&quot;','&quot;&amp;[.D693]&amp;&quot;',&quot;&amp;[.E693]&amp;&quot;,'&quot;&amp;[.F693]&amp;&quot;','&quot;&amp;[.G693]&amp;&quot;',&quot;&amp;[.H693]&amp;&quot;,&quot;&amp;[.I693]&amp;&quot;,&quot;&amp;[.J693]&amp;&quot;,&quot;&amp;[.K693]&amp;&quot;,0,CURDATE(),CURDATE())&quot;&amp;IF(AND([.E693]&lt;&gt;INDIRECT(ADDRESS(ROW([.E693]) + 1;5));INDIRECT(ADDRESS(ROW([.A693]) + 1;1)) &gt; 0); &quot;;&quot;&amp;CHAR(13)&amp;CHAR(10)&amp;CHAR(13)&amp;CHAR(10)&amp;[.M$3];IF(INDIRECT(ADDRESS(ROW([.A693]) + 1;1)) &gt; 0;&quot;,&quot;;&quot;;&quot;))" office:value-type="string" office:string-value="(690,'001-119','STAFF. M FINO A 119','&lt;120',131,'x1','MASTER',1,119,1,0,0,CURDATE(),CURDATE())," calcext:value-type="string">
            <text:p>(690,'001-119','STAFF. M FINO A 119','&lt;120',131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4])-3" office:value-type="float" office:value="691" calcext:value-type="float">
            <text:p>691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94]&amp;&quot;,'&quot;&amp;[.B694]&amp;&quot;','&quot;&amp;[.C694]&amp;&quot;','&quot;&amp;[.D694]&amp;&quot;',&quot;&amp;[.E694]&amp;&quot;,'&quot;&amp;[.F694]&amp;&quot;','&quot;&amp;[.G694]&amp;&quot;',&quot;&amp;[.H694]&amp;&quot;,&quot;&amp;[.I694]&amp;&quot;,&quot;&amp;[.J694]&amp;&quot;,&quot;&amp;[.K694]&amp;&quot;,0,CURDATE(),CURDATE())&quot;&amp;IF(AND([.E694]&lt;&gt;INDIRECT(ADDRESS(ROW([.E694]) + 1;5));INDIRECT(ADDRESS(ROW([.A694]) + 1;1)) &gt; 0); &quot;;&quot;&amp;CHAR(13)&amp;CHAR(10)&amp;CHAR(13)&amp;CHAR(10)&amp;[.M$3];IF(INDIRECT(ADDRESS(ROW([.A694]) + 1;1)) &gt; 0;&quot;,&quot;;&quot;;&quot;))" office:value-type="string" office:string-value="(691,'120-159','STAFF. M 120-159','120-159',131,'x2','MASTER',120,159,1,0,0,CURDATE(),CURDATE())," calcext:value-type="string">
            <text:p>(691,'120-159','STAFF. M 120-159','120-159',131,'x2','MASTER',120,1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695])-3" office:value-type="float" office:value="692" calcext:value-type="float">
            <text:p>692</text:p>
          </table:table-cell>
          <table:table-cell table:style-name="ce12" office:value-type="string" calcext:value-type="string">
            <text:p>160-999</text:p>
          </table:table-cell>
          <table:table-cell table:style-name="ce12" office:value-type="string" calcext:value-type="string">
            <text:p>STAFF. M oltre 160</text:p>
          </table:table-cell>
          <table:table-cell table:style-name="ce12" office:value-type="string" calcext:value-type="string">
            <text:p>&gt;159</text:p>
          </table:table-cell>
          <table:table-cell table:style-name="ce12" office:value-type="float" office:value="131" calcext:value-type="float">
            <text:p>13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695]&amp;&quot;,'&quot;&amp;[.B695]&amp;&quot;','&quot;&amp;[.C695]&amp;&quot;','&quot;&amp;[.D695]&amp;&quot;',&quot;&amp;[.E695]&amp;&quot;,'&quot;&amp;[.F695]&amp;&quot;','&quot;&amp;[.G695]&amp;&quot;',&quot;&amp;[.H695]&amp;&quot;,&quot;&amp;[.I695]&amp;&quot;,&quot;&amp;[.J695]&amp;&quot;,&quot;&amp;[.K695]&amp;&quot;,0,CURDATE(),CURDATE())&quot;&amp;IF(AND([.E695]&lt;&gt;INDIRECT(ADDRESS(ROW([.E695]) + 1;5));INDIRECT(ADDRESS(ROW([.A695]) + 1;1)) &gt; 0); &quot;;&quot;&amp;CHAR(13)&amp;CHAR(10)&amp;CHAR(13)&amp;CHAR(10)&amp;[.M$3];IF(INDIRECT(ADDRESS(ROW([.A695]) + 1;1)) &gt; 0;&quot;,&quot;;&quot;;&quot;))" office:value-type="string" office:string-value="(692,'160-999','STAFF. M oltre 160','&gt;159',13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692,'160-999','STAFF. M oltre 160','&gt;159',13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696])-3" office:value-type="float" office:value="693" calcext:value-type="float">
            <text:p>693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6]&amp;&quot;,'&quot;&amp;[.B696]&amp;&quot;','&quot;&amp;[.C696]&amp;&quot;','&quot;&amp;[.D696]&amp;&quot;',&quot;&amp;[.E696]&amp;&quot;,'&quot;&amp;[.F696]&amp;&quot;','&quot;&amp;[.G696]&amp;&quot;',&quot;&amp;[.H696]&amp;&quot;,&quot;&amp;[.I696]&amp;&quot;,&quot;&amp;[.J696]&amp;&quot;,&quot;&amp;[.K696]&amp;&quot;,0,CURDATE(),CURDATE())&quot;&amp;IF(AND([.E696]&lt;&gt;INDIRECT(ADDRESS(ROW([.E696]) + 1;5));INDIRECT(ADDRESS(ROW([.A696]) + 1;1)) &gt; 0); &quot;;&quot;&amp;CHAR(13)&amp;CHAR(10)&amp;CHAR(13)&amp;CHAR(10)&amp;[.M$3];IF(INDIRECT(ADDRESS(ROW([.A696]) + 1;1)) &gt; 0;&quot;,&quot;;&quot;;&quot;))" office:value-type="string" office:string-value="(693,'U25','UNDER 25','U25',132,'A','MASTER',20,24,0,0,0,CURDATE(),CURDATE())," calcext:value-type="string">
            <text:p>(693,'U25','UNDER 25','U25',13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7])-3" office:value-type="float" office:value="694" calcext:value-type="float">
            <text:p>694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7]&amp;&quot;,'&quot;&amp;[.B697]&amp;&quot;','&quot;&amp;[.C697]&amp;&quot;','&quot;&amp;[.D697]&amp;&quot;',&quot;&amp;[.E697]&amp;&quot;,'&quot;&amp;[.F697]&amp;&quot;','&quot;&amp;[.G697]&amp;&quot;',&quot;&amp;[.H697]&amp;&quot;,&quot;&amp;[.I697]&amp;&quot;,&quot;&amp;[.J697]&amp;&quot;,&quot;&amp;[.K697]&amp;&quot;,0,CURDATE(),CURDATE())&quot;&amp;IF(AND([.E697]&lt;&gt;INDIRECT(ADDRESS(ROW([.E697]) + 1;5));INDIRECT(ADDRESS(ROW([.A697]) + 1;1)) &gt; 0); &quot;;&quot;&amp;CHAR(13)&amp;CHAR(10)&amp;CHAR(13)&amp;CHAR(10)&amp;[.M$3];IF(INDIRECT(ADDRESS(ROW([.A697]) + 1;1)) &gt; 0;&quot;,&quot;;&quot;;&quot;))" office:value-type="string" office:string-value="(694,'M25','MASTER 25','M25',132,'B','MASTER',25,29,0,0,0,CURDATE(),CURDATE())," calcext:value-type="string">
            <text:p>(694,'M25','MASTER 25','M25',13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8])-3" office:value-type="float" office:value="695" calcext:value-type="float">
            <text:p>695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8]&amp;&quot;,'&quot;&amp;[.B698]&amp;&quot;','&quot;&amp;[.C698]&amp;&quot;','&quot;&amp;[.D698]&amp;&quot;',&quot;&amp;[.E698]&amp;&quot;,'&quot;&amp;[.F698]&amp;&quot;','&quot;&amp;[.G698]&amp;&quot;',&quot;&amp;[.H698]&amp;&quot;,&quot;&amp;[.I698]&amp;&quot;,&quot;&amp;[.J698]&amp;&quot;,&quot;&amp;[.K698]&amp;&quot;,0,CURDATE(),CURDATE())&quot;&amp;IF(AND([.E698]&lt;&gt;INDIRECT(ADDRESS(ROW([.E698]) + 1;5));INDIRECT(ADDRESS(ROW([.A698]) + 1;1)) &gt; 0); &quot;;&quot;&amp;CHAR(13)&amp;CHAR(10)&amp;CHAR(13)&amp;CHAR(10)&amp;[.M$3];IF(INDIRECT(ADDRESS(ROW([.A698]) + 1;1)) &gt; 0;&quot;,&quot;;&quot;;&quot;))" office:value-type="string" office:string-value="(695,'M30','MASTER 30','M30',132,'C','MASTER',30,34,0,0,0,CURDATE(),CURDATE())," calcext:value-type="string">
            <text:p>(695,'M30','MASTER 30','M30',13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699])-3" office:value-type="float" office:value="696" calcext:value-type="float">
            <text:p>696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699]&amp;&quot;,'&quot;&amp;[.B699]&amp;&quot;','&quot;&amp;[.C699]&amp;&quot;','&quot;&amp;[.D699]&amp;&quot;',&quot;&amp;[.E699]&amp;&quot;,'&quot;&amp;[.F699]&amp;&quot;','&quot;&amp;[.G699]&amp;&quot;',&quot;&amp;[.H699]&amp;&quot;,&quot;&amp;[.I699]&amp;&quot;,&quot;&amp;[.J699]&amp;&quot;,&quot;&amp;[.K699]&amp;&quot;,0,CURDATE(),CURDATE())&quot;&amp;IF(AND([.E699]&lt;&gt;INDIRECT(ADDRESS(ROW([.E699]) + 1;5));INDIRECT(ADDRESS(ROW([.A699]) + 1;1)) &gt; 0); &quot;;&quot;&amp;CHAR(13)&amp;CHAR(10)&amp;CHAR(13)&amp;CHAR(10)&amp;[.M$3];IF(INDIRECT(ADDRESS(ROW([.A699]) + 1;1)) &gt; 0;&quot;,&quot;;&quot;;&quot;))" office:value-type="string" office:string-value="(696,'M35','MASTER 35','M35',132,'D','MASTER',35,39,0,0,0,CURDATE(),CURDATE())," calcext:value-type="string">
            <text:p>(696,'M35','MASTER 35','M35',13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0])-3" office:value-type="float" office:value="697" calcext:value-type="float">
            <text:p>697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0]&amp;&quot;,'&quot;&amp;[.B700]&amp;&quot;','&quot;&amp;[.C700]&amp;&quot;','&quot;&amp;[.D700]&amp;&quot;',&quot;&amp;[.E700]&amp;&quot;,'&quot;&amp;[.F700]&amp;&quot;','&quot;&amp;[.G700]&amp;&quot;',&quot;&amp;[.H700]&amp;&quot;,&quot;&amp;[.I700]&amp;&quot;,&quot;&amp;[.J700]&amp;&quot;,&quot;&amp;[.K700]&amp;&quot;,0,CURDATE(),CURDATE())&quot;&amp;IF(AND([.E700]&lt;&gt;INDIRECT(ADDRESS(ROW([.E700]) + 1;5));INDIRECT(ADDRESS(ROW([.A700]) + 1;1)) &gt; 0); &quot;;&quot;&amp;CHAR(13)&amp;CHAR(10)&amp;CHAR(13)&amp;CHAR(10)&amp;[.M$3];IF(INDIRECT(ADDRESS(ROW([.A700]) + 1;1)) &gt; 0;&quot;,&quot;;&quot;;&quot;))" office:value-type="string" office:string-value="(697,'M40','MASTER 40','M40',132,'E','MASTER',40,44,0,0,0,CURDATE(),CURDATE())," calcext:value-type="string">
            <text:p>(697,'M40','MASTER 40','M40',13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1])-3" office:value-type="float" office:value="698" calcext:value-type="float">
            <text:p>698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1]&amp;&quot;,'&quot;&amp;[.B701]&amp;&quot;','&quot;&amp;[.C701]&amp;&quot;','&quot;&amp;[.D701]&amp;&quot;',&quot;&amp;[.E701]&amp;&quot;,'&quot;&amp;[.F701]&amp;&quot;','&quot;&amp;[.G701]&amp;&quot;',&quot;&amp;[.H701]&amp;&quot;,&quot;&amp;[.I701]&amp;&quot;,&quot;&amp;[.J701]&amp;&quot;,&quot;&amp;[.K701]&amp;&quot;,0,CURDATE(),CURDATE())&quot;&amp;IF(AND([.E701]&lt;&gt;INDIRECT(ADDRESS(ROW([.E701]) + 1;5));INDIRECT(ADDRESS(ROW([.A701]) + 1;1)) &gt; 0); &quot;;&quot;&amp;CHAR(13)&amp;CHAR(10)&amp;CHAR(13)&amp;CHAR(10)&amp;[.M$3];IF(INDIRECT(ADDRESS(ROW([.A701]) + 1;1)) &gt; 0;&quot;,&quot;;&quot;;&quot;))" office:value-type="string" office:string-value="(698,'M45','MASTER 45','M45',132,'F','MASTER',45,49,0,0,0,CURDATE(),CURDATE())," calcext:value-type="string">
            <text:p>(698,'M45','MASTER 45','M45',13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2])-3" office:value-type="float" office:value="699" calcext:value-type="float">
            <text:p>699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2]&amp;&quot;,'&quot;&amp;[.B702]&amp;&quot;','&quot;&amp;[.C702]&amp;&quot;','&quot;&amp;[.D702]&amp;&quot;',&quot;&amp;[.E702]&amp;&quot;,'&quot;&amp;[.F702]&amp;&quot;','&quot;&amp;[.G702]&amp;&quot;',&quot;&amp;[.H702]&amp;&quot;,&quot;&amp;[.I702]&amp;&quot;,&quot;&amp;[.J702]&amp;&quot;,&quot;&amp;[.K702]&amp;&quot;,0,CURDATE(),CURDATE())&quot;&amp;IF(AND([.E702]&lt;&gt;INDIRECT(ADDRESS(ROW([.E702]) + 1;5));INDIRECT(ADDRESS(ROW([.A702]) + 1;1)) &gt; 0); &quot;;&quot;&amp;CHAR(13)&amp;CHAR(10)&amp;CHAR(13)&amp;CHAR(10)&amp;[.M$3];IF(INDIRECT(ADDRESS(ROW([.A702]) + 1;1)) &gt; 0;&quot;,&quot;;&quot;;&quot;))" office:value-type="string" office:string-value="(699,'M50','MASTER 50','M50',132,'G','MASTER',50,54,0,0,0,CURDATE(),CURDATE())," calcext:value-type="string">
            <text:p>(699,'M50','MASTER 50','M50',13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3])-3" office:value-type="float" office:value="700" calcext:value-type="float">
            <text:p>700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3]&amp;&quot;,'&quot;&amp;[.B703]&amp;&quot;','&quot;&amp;[.C703]&amp;&quot;','&quot;&amp;[.D703]&amp;&quot;',&quot;&amp;[.E703]&amp;&quot;,'&quot;&amp;[.F703]&amp;&quot;','&quot;&amp;[.G703]&amp;&quot;',&quot;&amp;[.H703]&amp;&quot;,&quot;&amp;[.I703]&amp;&quot;,&quot;&amp;[.J703]&amp;&quot;,&quot;&amp;[.K703]&amp;&quot;,0,CURDATE(),CURDATE())&quot;&amp;IF(AND([.E703]&lt;&gt;INDIRECT(ADDRESS(ROW([.E703]) + 1;5));INDIRECT(ADDRESS(ROW([.A703]) + 1;1)) &gt; 0); &quot;;&quot;&amp;CHAR(13)&amp;CHAR(10)&amp;CHAR(13)&amp;CHAR(10)&amp;[.M$3];IF(INDIRECT(ADDRESS(ROW([.A703]) + 1;1)) &gt; 0;&quot;,&quot;;&quot;;&quot;))" office:value-type="string" office:string-value="(700,'M55','MASTER 55','M55',132,'H','MASTER',55,59,0,0,0,CURDATE(),CURDATE())," calcext:value-type="string">
            <text:p>(700,'M55','MASTER 55','M55',13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4])-3" office:value-type="float" office:value="701" calcext:value-type="float">
            <text:p>701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4]&amp;&quot;,'&quot;&amp;[.B704]&amp;&quot;','&quot;&amp;[.C704]&amp;&quot;','&quot;&amp;[.D704]&amp;&quot;',&quot;&amp;[.E704]&amp;&quot;,'&quot;&amp;[.F704]&amp;&quot;','&quot;&amp;[.G704]&amp;&quot;',&quot;&amp;[.H704]&amp;&quot;,&quot;&amp;[.I704]&amp;&quot;,&quot;&amp;[.J704]&amp;&quot;,&quot;&amp;[.K704]&amp;&quot;,0,CURDATE(),CURDATE())&quot;&amp;IF(AND([.E704]&lt;&gt;INDIRECT(ADDRESS(ROW([.E704]) + 1;5));INDIRECT(ADDRESS(ROW([.A704]) + 1;1)) &gt; 0); &quot;;&quot;&amp;CHAR(13)&amp;CHAR(10)&amp;CHAR(13)&amp;CHAR(10)&amp;[.M$3];IF(INDIRECT(ADDRESS(ROW([.A704]) + 1;1)) &gt; 0;&quot;,&quot;;&quot;;&quot;))" office:value-type="string" office:string-value="(701,'M60','MASTER 60','M60',132,'I','MASTER',60,64,0,0,0,CURDATE(),CURDATE())," calcext:value-type="string">
            <text:p>(701,'M60','MASTER 60','M60',13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5])-3" office:value-type="float" office:value="702" calcext:value-type="float">
            <text:p>702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5]&amp;&quot;,'&quot;&amp;[.B705]&amp;&quot;','&quot;&amp;[.C705]&amp;&quot;','&quot;&amp;[.D705]&amp;&quot;',&quot;&amp;[.E705]&amp;&quot;,'&quot;&amp;[.F705]&amp;&quot;','&quot;&amp;[.G705]&amp;&quot;',&quot;&amp;[.H705]&amp;&quot;,&quot;&amp;[.I705]&amp;&quot;,&quot;&amp;[.J705]&amp;&quot;,&quot;&amp;[.K705]&amp;&quot;,0,CURDATE(),CURDATE())&quot;&amp;IF(AND([.E705]&lt;&gt;INDIRECT(ADDRESS(ROW([.E705]) + 1;5));INDIRECT(ADDRESS(ROW([.A705]) + 1;1)) &gt; 0); &quot;;&quot;&amp;CHAR(13)&amp;CHAR(10)&amp;CHAR(13)&amp;CHAR(10)&amp;[.M$3];IF(INDIRECT(ADDRESS(ROW([.A705]) + 1;1)) &gt; 0;&quot;,&quot;;&quot;;&quot;))" office:value-type="string" office:string-value="(702,'M65','MASTER 65','M65',132,'J','MASTER',65,69,0,0,0,CURDATE(),CURDATE())," calcext:value-type="string">
            <text:p>(702,'M65','MASTER 65','M65',13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6])-3" office:value-type="float" office:value="703" calcext:value-type="float">
            <text:p>703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6]&amp;&quot;,'&quot;&amp;[.B706]&amp;&quot;','&quot;&amp;[.C706]&amp;&quot;','&quot;&amp;[.D706]&amp;&quot;',&quot;&amp;[.E706]&amp;&quot;,'&quot;&amp;[.F706]&amp;&quot;','&quot;&amp;[.G706]&amp;&quot;',&quot;&amp;[.H706]&amp;&quot;,&quot;&amp;[.I706]&amp;&quot;,&quot;&amp;[.J706]&amp;&quot;,&quot;&amp;[.K706]&amp;&quot;,0,CURDATE(),CURDATE())&quot;&amp;IF(AND([.E706]&lt;&gt;INDIRECT(ADDRESS(ROW([.E706]) + 1;5));INDIRECT(ADDRESS(ROW([.A706]) + 1;1)) &gt; 0); &quot;;&quot;&amp;CHAR(13)&amp;CHAR(10)&amp;CHAR(13)&amp;CHAR(10)&amp;[.M$3];IF(INDIRECT(ADDRESS(ROW([.A706]) + 1;1)) &gt; 0;&quot;,&quot;;&quot;;&quot;))" office:value-type="string" office:string-value="(703,'M70','MASTER 70','M70',132,'K','MASTER',70,74,0,0,0,CURDATE(),CURDATE())," calcext:value-type="string">
            <text:p>(703,'M70','MASTER 70','M70',13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7])-3" office:value-type="float" office:value="704" calcext:value-type="float">
            <text:p>704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7]&amp;&quot;,'&quot;&amp;[.B707]&amp;&quot;','&quot;&amp;[.C707]&amp;&quot;','&quot;&amp;[.D707]&amp;&quot;',&quot;&amp;[.E707]&amp;&quot;,'&quot;&amp;[.F707]&amp;&quot;','&quot;&amp;[.G707]&amp;&quot;',&quot;&amp;[.H707]&amp;&quot;,&quot;&amp;[.I707]&amp;&quot;,&quot;&amp;[.J707]&amp;&quot;,&quot;&amp;[.K707]&amp;&quot;,0,CURDATE(),CURDATE())&quot;&amp;IF(AND([.E707]&lt;&gt;INDIRECT(ADDRESS(ROW([.E707]) + 1;5));INDIRECT(ADDRESS(ROW([.A707]) + 1;1)) &gt; 0); &quot;;&quot;&amp;CHAR(13)&amp;CHAR(10)&amp;CHAR(13)&amp;CHAR(10)&amp;[.M$3];IF(INDIRECT(ADDRESS(ROW([.A707]) + 1;1)) &gt; 0;&quot;,&quot;;&quot;;&quot;))" office:value-type="string" office:string-value="(704,'M75','MASTER 75','M75',132,'L','MASTER',75,79,0,0,0,CURDATE(),CURDATE())," calcext:value-type="string">
            <text:p>(704,'M75','MASTER 75','M75',13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8])-3" office:value-type="float" office:value="705" calcext:value-type="float">
            <text:p>705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8]&amp;&quot;,'&quot;&amp;[.B708]&amp;&quot;','&quot;&amp;[.C708]&amp;&quot;','&quot;&amp;[.D708]&amp;&quot;',&quot;&amp;[.E708]&amp;&quot;,'&quot;&amp;[.F708]&amp;&quot;','&quot;&amp;[.G708]&amp;&quot;',&quot;&amp;[.H708]&amp;&quot;,&quot;&amp;[.I708]&amp;&quot;,&quot;&amp;[.J708]&amp;&quot;,&quot;&amp;[.K708]&amp;&quot;,0,CURDATE(),CURDATE())&quot;&amp;IF(AND([.E708]&lt;&gt;INDIRECT(ADDRESS(ROW([.E708]) + 1;5));INDIRECT(ADDRESS(ROW([.A708]) + 1;1)) &gt; 0); &quot;;&quot;&amp;CHAR(13)&amp;CHAR(10)&amp;CHAR(13)&amp;CHAR(10)&amp;[.M$3];IF(INDIRECT(ADDRESS(ROW([.A708]) + 1;1)) &gt; 0;&quot;,&quot;;&quot;;&quot;))" office:value-type="string" office:string-value="(705,'M80','MASTER 80','M80',132,'M','MASTER',80,84,0,0,0,CURDATE(),CURDATE())," calcext:value-type="string">
            <text:p>(705,'M80','MASTER 80','M80',13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09])-3" office:value-type="float" office:value="706" calcext:value-type="float">
            <text:p>706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09]&amp;&quot;,'&quot;&amp;[.B709]&amp;&quot;','&quot;&amp;[.C709]&amp;&quot;','&quot;&amp;[.D709]&amp;&quot;',&quot;&amp;[.E709]&amp;&quot;,'&quot;&amp;[.F709]&amp;&quot;','&quot;&amp;[.G709]&amp;&quot;',&quot;&amp;[.H709]&amp;&quot;,&quot;&amp;[.I709]&amp;&quot;,&quot;&amp;[.J709]&amp;&quot;,&quot;&amp;[.K709]&amp;&quot;,0,CURDATE(),CURDATE())&quot;&amp;IF(AND([.E709]&lt;&gt;INDIRECT(ADDRESS(ROW([.E709]) + 1;5));INDIRECT(ADDRESS(ROW([.A709]) + 1;1)) &gt; 0); &quot;;&quot;&amp;CHAR(13)&amp;CHAR(10)&amp;CHAR(13)&amp;CHAR(10)&amp;[.M$3];IF(INDIRECT(ADDRESS(ROW([.A709]) + 1;1)) &gt; 0;&quot;,&quot;;&quot;;&quot;))" office:value-type="string" office:string-value="(706,'M85','MASTER 85','M85',132,'N','MASTER',85,89,0,0,0,CURDATE(),CURDATE())," calcext:value-type="string">
            <text:p>(706,'M85','MASTER 85','M85',13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0])-3" office:value-type="float" office:value="707" calcext:value-type="float">
            <text:p>707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10]&amp;&quot;,'&quot;&amp;[.B710]&amp;&quot;','&quot;&amp;[.C710]&amp;&quot;','&quot;&amp;[.D710]&amp;&quot;',&quot;&amp;[.E710]&amp;&quot;,'&quot;&amp;[.F710]&amp;&quot;','&quot;&amp;[.G710]&amp;&quot;',&quot;&amp;[.H710]&amp;&quot;,&quot;&amp;[.I710]&amp;&quot;,&quot;&amp;[.J710]&amp;&quot;,&quot;&amp;[.K710]&amp;&quot;,0,CURDATE(),CURDATE())&quot;&amp;IF(AND([.E710]&lt;&gt;INDIRECT(ADDRESS(ROW([.E710]) + 1;5));INDIRECT(ADDRESS(ROW([.A710]) + 1;1)) &gt; 0); &quot;;&quot;&amp;CHAR(13)&amp;CHAR(10)&amp;CHAR(13)&amp;CHAR(10)&amp;[.M$3];IF(INDIRECT(ADDRESS(ROW([.A710]) + 1;1)) &gt; 0;&quot;,&quot;;&quot;;&quot;))" office:value-type="string" office:string-value="(707,'M90','MASTER 90','M90',132,'O','MASTER',90,94,0,0,0,CURDATE(),CURDATE())," calcext:value-type="string">
            <text:p>(707,'M90','MASTER 90','M90',13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1])-3" office:value-type="float" office:value="708" calcext:value-type="float">
            <text:p>708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11]&amp;&quot;,'&quot;&amp;[.B711]&amp;&quot;','&quot;&amp;[.C711]&amp;&quot;','&quot;&amp;[.D711]&amp;&quot;',&quot;&amp;[.E711]&amp;&quot;,'&quot;&amp;[.F711]&amp;&quot;','&quot;&amp;[.G711]&amp;&quot;',&quot;&amp;[.H711]&amp;&quot;,&quot;&amp;[.I711]&amp;&quot;,&quot;&amp;[.J711]&amp;&quot;,&quot;&amp;[.K711]&amp;&quot;,0,CURDATE(),CURDATE())&quot;&amp;IF(AND([.E711]&lt;&gt;INDIRECT(ADDRESS(ROW([.E711]) + 1;5));INDIRECT(ADDRESS(ROW([.A711]) + 1;1)) &gt; 0); &quot;;&quot;&amp;CHAR(13)&amp;CHAR(10)&amp;CHAR(13)&amp;CHAR(10)&amp;[.M$3];IF(INDIRECT(ADDRESS(ROW([.A711]) + 1;1)) &gt; 0;&quot;,&quot;;&quot;;&quot;))" office:value-type="string" office:string-value="(708,'M95','MASTER 95','M95',132,'P','MASTER',95,99,0,0,0,CURDATE(),CURDATE())," calcext:value-type="string">
            <text:p>(708,'M95','MASTER 95','M95',13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2])-3" office:value-type="float" office:value="709" calcext:value-type="float">
            <text:p>709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12]&amp;&quot;,'&quot;&amp;[.B712]&amp;&quot;','&quot;&amp;[.C712]&amp;&quot;','&quot;&amp;[.D712]&amp;&quot;',&quot;&amp;[.E712]&amp;&quot;,'&quot;&amp;[.F712]&amp;&quot;','&quot;&amp;[.G712]&amp;&quot;',&quot;&amp;[.H712]&amp;&quot;,&quot;&amp;[.I712]&amp;&quot;,&quot;&amp;[.J712]&amp;&quot;,&quot;&amp;[.K712]&amp;&quot;,0,CURDATE(),CURDATE())&quot;&amp;IF(AND([.E712]&lt;&gt;INDIRECT(ADDRESS(ROW([.E712]) + 1;5));INDIRECT(ADDRESS(ROW([.A712]) + 1;1)) &gt; 0); &quot;;&quot;&amp;CHAR(13)&amp;CHAR(10)&amp;CHAR(13)&amp;CHAR(10)&amp;[.M$3];IF(INDIRECT(ADDRESS(ROW([.A712]) + 1;1)) &gt; 0;&quot;,&quot;;&quot;;&quot;))" office:value-type="string" office:string-value="(709,'MA0','MASTER 100','MA0',132,'Q','MASTER',100,999,0,0,0,CURDATE(),CURDATE())," calcext:value-type="string">
            <text:p>(709,'MA0','MASTER 100','MA0',13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3])-3" office:value-type="float" office:value="710" calcext:value-type="float">
            <text:p>710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3]&amp;&quot;,'&quot;&amp;[.B713]&amp;&quot;','&quot;&amp;[.C713]&amp;&quot;','&quot;&amp;[.D713]&amp;&quot;',&quot;&amp;[.E713]&amp;&quot;,'&quot;&amp;[.F713]&amp;&quot;','&quot;&amp;[.G713]&amp;&quot;',&quot;&amp;[.H713]&amp;&quot;,&quot;&amp;[.I713]&amp;&quot;,&quot;&amp;[.J713]&amp;&quot;,&quot;&amp;[.K713]&amp;&quot;,0,CURDATE(),CURDATE())&quot;&amp;IF(AND([.E713]&lt;&gt;INDIRECT(ADDRESS(ROW([.E713]) + 1;5));INDIRECT(ADDRESS(ROW([.A713]) + 1;1)) &gt; 0); &quot;;&quot;&amp;CHAR(13)&amp;CHAR(10)&amp;CHAR(13)&amp;CHAR(10)&amp;[.M$3];IF(INDIRECT(ADDRESS(ROW([.A713]) + 1;1)) &gt; 0;&quot;,&quot;;&quot;;&quot;))" office:value-type="string" office:string-value="(710,'100-119','STAFF. M FINO A 119','100-119',132,'xA','MASTER',100,119,1,0,0,CURDATE(),CURDATE())," calcext:value-type="string">
            <text:p>(710,'100-119','STAFF. M FINO A 119','100-119',13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4])-3" office:value-type="float" office:value="711" calcext:value-type="float">
            <text:p>711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4]&amp;&quot;,'&quot;&amp;[.B714]&amp;&quot;','&quot;&amp;[.C714]&amp;&quot;','&quot;&amp;[.D714]&amp;&quot;',&quot;&amp;[.E714]&amp;&quot;,'&quot;&amp;[.F714]&amp;&quot;','&quot;&amp;[.G714]&amp;&quot;',&quot;&amp;[.H714]&amp;&quot;,&quot;&amp;[.I714]&amp;&quot;,&quot;&amp;[.J714]&amp;&quot;,&quot;&amp;[.K714]&amp;&quot;,0,CURDATE(),CURDATE())&quot;&amp;IF(AND([.E714]&lt;&gt;INDIRECT(ADDRESS(ROW([.E714]) + 1;5));INDIRECT(ADDRESS(ROW([.A714]) + 1;1)) &gt; 0); &quot;;&quot;&amp;CHAR(13)&amp;CHAR(10)&amp;CHAR(13)&amp;CHAR(10)&amp;[.M$3];IF(INDIRECT(ADDRESS(ROW([.A714]) + 1;1)) &gt; 0;&quot;,&quot;;&quot;;&quot;))" office:value-type="string" office:string-value="(711,'120-159','STAFF. M 120-159','120-159',132,'xB','MASTER',120,159,1,0,0,CURDATE(),CURDATE())," calcext:value-type="string">
            <text:p>(711,'120-159','STAFF. M 120-159','120-159',13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5])-3" office:value-type="float" office:value="712" calcext:value-type="float">
            <text:p>712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5]&amp;&quot;,'&quot;&amp;[.B715]&amp;&quot;','&quot;&amp;[.C715]&amp;&quot;','&quot;&amp;[.D715]&amp;&quot;',&quot;&amp;[.E715]&amp;&quot;,'&quot;&amp;[.F715]&amp;&quot;','&quot;&amp;[.G715]&amp;&quot;',&quot;&amp;[.H715]&amp;&quot;,&quot;&amp;[.I715]&amp;&quot;,&quot;&amp;[.J715]&amp;&quot;,&quot;&amp;[.K715]&amp;&quot;,0,CURDATE(),CURDATE())&quot;&amp;IF(AND([.E715]&lt;&gt;INDIRECT(ADDRESS(ROW([.E715]) + 1;5));INDIRECT(ADDRESS(ROW([.A715]) + 1;1)) &gt; 0); &quot;;&quot;&amp;CHAR(13)&amp;CHAR(10)&amp;CHAR(13)&amp;CHAR(10)&amp;[.M$3];IF(INDIRECT(ADDRESS(ROW([.A715]) + 1;1)) &gt; 0;&quot;,&quot;;&quot;;&quot;))" office:value-type="string" office:string-value="(712,'160-199','STAFF. M 160-199','160-199',132,'xC','MASTER',160,199,1,0,0,CURDATE(),CURDATE())," calcext:value-type="string">
            <text:p>(712,'160-199','STAFF. M 160-199','160-199',13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6])-3" office:value-type="float" office:value="713" calcext:value-type="float">
            <text:p>713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6]&amp;&quot;,'&quot;&amp;[.B716]&amp;&quot;','&quot;&amp;[.C716]&amp;&quot;','&quot;&amp;[.D716]&amp;&quot;',&quot;&amp;[.E716]&amp;&quot;,'&quot;&amp;[.F716]&amp;&quot;','&quot;&amp;[.G716]&amp;&quot;',&quot;&amp;[.H716]&amp;&quot;,&quot;&amp;[.I716]&amp;&quot;,&quot;&amp;[.J716]&amp;&quot;,&quot;&amp;[.K716]&amp;&quot;,0,CURDATE(),CURDATE())&quot;&amp;IF(AND([.E716]&lt;&gt;INDIRECT(ADDRESS(ROW([.E716]) + 1;5));INDIRECT(ADDRESS(ROW([.A716]) + 1;1)) &gt; 0); &quot;;&quot;&amp;CHAR(13)&amp;CHAR(10)&amp;CHAR(13)&amp;CHAR(10)&amp;[.M$3];IF(INDIRECT(ADDRESS(ROW([.A716]) + 1;1)) &gt; 0;&quot;,&quot;;&quot;;&quot;))" office:value-type="string" office:string-value="(713,'200-239','STAFF. M 200-239','200-239',132,'xD','MASTER',200,239,1,0,0,CURDATE(),CURDATE())," calcext:value-type="string">
            <text:p>(713,'200-239','STAFF. M 200-239','200-239',13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7])-3" office:value-type="float" office:value="714" calcext:value-type="float">
            <text:p>714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7]&amp;&quot;,'&quot;&amp;[.B717]&amp;&quot;','&quot;&amp;[.C717]&amp;&quot;','&quot;&amp;[.D717]&amp;&quot;',&quot;&amp;[.E717]&amp;&quot;,'&quot;&amp;[.F717]&amp;&quot;','&quot;&amp;[.G717]&amp;&quot;',&quot;&amp;[.H717]&amp;&quot;,&quot;&amp;[.I717]&amp;&quot;,&quot;&amp;[.J717]&amp;&quot;,&quot;&amp;[.K717]&amp;&quot;,0,CURDATE(),CURDATE())&quot;&amp;IF(AND([.E717]&lt;&gt;INDIRECT(ADDRESS(ROW([.E717]) + 1;5));INDIRECT(ADDRESS(ROW([.A717]) + 1;1)) &gt; 0); &quot;;&quot;&amp;CHAR(13)&amp;CHAR(10)&amp;CHAR(13)&amp;CHAR(10)&amp;[.M$3];IF(INDIRECT(ADDRESS(ROW([.A717]) + 1;1)) &gt; 0;&quot;,&quot;;&quot;;&quot;))" office:value-type="string" office:string-value="(714,'240-279','STAFF. M 240-279','240-279',132,'xE','MASTER',240,279,1,0,0,CURDATE(),CURDATE())," calcext:value-type="string">
            <text:p>(714,'240-279','STAFF. M 240-279','240-279',13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8])-3" office:value-type="float" office:value="715" calcext:value-type="float">
            <text:p>715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8]&amp;&quot;,'&quot;&amp;[.B718]&amp;&quot;','&quot;&amp;[.C718]&amp;&quot;','&quot;&amp;[.D718]&amp;&quot;',&quot;&amp;[.E718]&amp;&quot;,'&quot;&amp;[.F718]&amp;&quot;','&quot;&amp;[.G718]&amp;&quot;',&quot;&amp;[.H718]&amp;&quot;,&quot;&amp;[.I718]&amp;&quot;,&quot;&amp;[.J718]&amp;&quot;,&quot;&amp;[.K718]&amp;&quot;,0,CURDATE(),CURDATE())&quot;&amp;IF(AND([.E718]&lt;&gt;INDIRECT(ADDRESS(ROW([.E718]) + 1;5));INDIRECT(ADDRESS(ROW([.A718]) + 1;1)) &gt; 0); &quot;;&quot;&amp;CHAR(13)&amp;CHAR(10)&amp;CHAR(13)&amp;CHAR(10)&amp;[.M$3];IF(INDIRECT(ADDRESS(ROW([.A718]) + 1;1)) &gt; 0;&quot;,&quot;;&quot;;&quot;))" office:value-type="string" office:string-value="(715,'280-319','STAFF. M 280-319','280-319',132,'xF','MASTER',280,319,1,0,0,CURDATE(),CURDATE())," calcext:value-type="string">
            <text:p>(715,'280-319','STAFF. M 280-319','280-319',13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19])-3" office:value-type="float" office:value="716" calcext:value-type="float">
            <text:p>716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19]&amp;&quot;,'&quot;&amp;[.B719]&amp;&quot;','&quot;&amp;[.C719]&amp;&quot;','&quot;&amp;[.D719]&amp;&quot;',&quot;&amp;[.E719]&amp;&quot;,'&quot;&amp;[.F719]&amp;&quot;','&quot;&amp;[.G719]&amp;&quot;',&quot;&amp;[.H719]&amp;&quot;,&quot;&amp;[.I719]&amp;&quot;,&quot;&amp;[.J719]&amp;&quot;,&quot;&amp;[.K719]&amp;&quot;,0,CURDATE(),CURDATE())&quot;&amp;IF(AND([.E719]&lt;&gt;INDIRECT(ADDRESS(ROW([.E719]) + 1;5));INDIRECT(ADDRESS(ROW([.A719]) + 1;1)) &gt; 0); &quot;;&quot;&amp;CHAR(13)&amp;CHAR(10)&amp;CHAR(13)&amp;CHAR(10)&amp;[.M$3];IF(INDIRECT(ADDRESS(ROW([.A719]) + 1;1)) &gt; 0;&quot;,&quot;;&quot;;&quot;))" office:value-type="string" office:string-value="(716,'320-359','STAFF. M 320-359','320-359',132,'xG','MASTER',320,359,1,0,0,CURDATE(),CURDATE())," calcext:value-type="string">
            <text:p>(716,'320-359','STAFF. M 320-359','320-359',13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0])-3" office:value-type="float" office:value="717" calcext:value-type="float">
            <text:p>717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20]&amp;&quot;,'&quot;&amp;[.B720]&amp;&quot;','&quot;&amp;[.C720]&amp;&quot;','&quot;&amp;[.D720]&amp;&quot;',&quot;&amp;[.E720]&amp;&quot;,'&quot;&amp;[.F720]&amp;&quot;','&quot;&amp;[.G720]&amp;&quot;',&quot;&amp;[.H720]&amp;&quot;,&quot;&amp;[.I720]&amp;&quot;,&quot;&amp;[.J720]&amp;&quot;,&quot;&amp;[.K720]&amp;&quot;,0,CURDATE(),CURDATE())&quot;&amp;IF(AND([.E720]&lt;&gt;INDIRECT(ADDRESS(ROW([.E720]) + 1;5));INDIRECT(ADDRESS(ROW([.A720]) + 1;1)) &gt; 0); &quot;;&quot;&amp;CHAR(13)&amp;CHAR(10)&amp;CHAR(13)&amp;CHAR(10)&amp;[.M$3];IF(INDIRECT(ADDRESS(ROW([.A720]) + 1;1)) &gt; 0;&quot;,&quot;;&quot;;&quot;))" office:value-type="string" office:string-value="(717,'360-399','STAFF. M 360-399','360-399',132,'xH','MASTER',360,399,1,0,0,CURDATE(),CURDATE())," calcext:value-type="string">
            <text:p>(717,'360-399','STAFF. M 360-399','360-399',13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721])-3" office:value-type="float" office:value="718" calcext:value-type="float">
            <text:p>718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21]&amp;&quot;,'&quot;&amp;[.B721]&amp;&quot;','&quot;&amp;[.C721]&amp;&quot;','&quot;&amp;[.D721]&amp;&quot;',&quot;&amp;[.E721]&amp;&quot;,'&quot;&amp;[.F721]&amp;&quot;','&quot;&amp;[.G721]&amp;&quot;',&quot;&amp;[.H721]&amp;&quot;,&quot;&amp;[.I721]&amp;&quot;,&quot;&amp;[.J721]&amp;&quot;,&quot;&amp;[.K721]&amp;&quot;,0,CURDATE(),CURDATE())&quot;&amp;IF(AND([.E721]&lt;&gt;INDIRECT(ADDRESS(ROW([.E721]) + 1;5));INDIRECT(ADDRESS(ROW([.A721]) + 1;1)) &gt; 0); &quot;;&quot;&amp;CHAR(13)&amp;CHAR(10)&amp;CHAR(13)&amp;CHAR(10)&amp;[.M$3];IF(INDIRECT(ADDRESS(ROW([.A721]) + 1;1)) &gt; 0;&quot;,&quot;;&quot;;&quot;))" office:value-type="string" office:string-value="(718,'000-999','STAFF. ASSOLUTI','ASSOLUTI',13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18,'000-999','STAFF. ASSOLUTI','ASSOLUTI',13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722])-3" office:value-type="float" office:value="719" calcext:value-type="float">
            <text:p>719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2]&amp;&quot;,'&quot;&amp;[.B722]&amp;&quot;','&quot;&amp;[.C722]&amp;&quot;','&quot;&amp;[.D722]&amp;&quot;',&quot;&amp;[.E722]&amp;&quot;,'&quot;&amp;[.F722]&amp;&quot;','&quot;&amp;[.G722]&amp;&quot;',&quot;&amp;[.H722]&amp;&quot;,&quot;&amp;[.I722]&amp;&quot;,&quot;&amp;[.J722]&amp;&quot;,&quot;&amp;[.K722]&amp;&quot;,0,CURDATE(),CURDATE())&quot;&amp;IF(AND([.E722]&lt;&gt;INDIRECT(ADDRESS(ROW([.E722]) + 1;5));INDIRECT(ADDRESS(ROW([.A722]) + 1;1)) &gt; 0); &quot;;&quot;&amp;CHAR(13)&amp;CHAR(10)&amp;CHAR(13)&amp;CHAR(10)&amp;[.M$3];IF(INDIRECT(ADDRESS(ROW([.A722]) + 1;1)) &gt; 0;&quot;,&quot;;&quot;;&quot;))" office:value-type="string" office:string-value="(719,'U25','UNDER 25','U25',134,'A','MASTER',20,24,0,0,0,CURDATE(),CURDATE())," calcext:value-type="string">
            <text:p>(719,'U25','UNDER 25','U25',13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3])-3" office:value-type="float" office:value="720" calcext:value-type="float">
            <text:p>720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3]&amp;&quot;,'&quot;&amp;[.B723]&amp;&quot;','&quot;&amp;[.C723]&amp;&quot;','&quot;&amp;[.D723]&amp;&quot;',&quot;&amp;[.E723]&amp;&quot;,'&quot;&amp;[.F723]&amp;&quot;','&quot;&amp;[.G723]&amp;&quot;',&quot;&amp;[.H723]&amp;&quot;,&quot;&amp;[.I723]&amp;&quot;,&quot;&amp;[.J723]&amp;&quot;,&quot;&amp;[.K723]&amp;&quot;,0,CURDATE(),CURDATE())&quot;&amp;IF(AND([.E723]&lt;&gt;INDIRECT(ADDRESS(ROW([.E723]) + 1;5));INDIRECT(ADDRESS(ROW([.A723]) + 1;1)) &gt; 0); &quot;;&quot;&amp;CHAR(13)&amp;CHAR(10)&amp;CHAR(13)&amp;CHAR(10)&amp;[.M$3];IF(INDIRECT(ADDRESS(ROW([.A723]) + 1;1)) &gt; 0;&quot;,&quot;;&quot;;&quot;))" office:value-type="string" office:string-value="(720,'M25','MASTER 25','M25',134,'B','MASTER',25,29,0,0,0,CURDATE(),CURDATE())," calcext:value-type="string">
            <text:p>(720,'M25','MASTER 25','M25',13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4])-3" office:value-type="float" office:value="721" calcext:value-type="float">
            <text:p>721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4]&amp;&quot;,'&quot;&amp;[.B724]&amp;&quot;','&quot;&amp;[.C724]&amp;&quot;','&quot;&amp;[.D724]&amp;&quot;',&quot;&amp;[.E724]&amp;&quot;,'&quot;&amp;[.F724]&amp;&quot;','&quot;&amp;[.G724]&amp;&quot;',&quot;&amp;[.H724]&amp;&quot;,&quot;&amp;[.I724]&amp;&quot;,&quot;&amp;[.J724]&amp;&quot;,&quot;&amp;[.K724]&amp;&quot;,0,CURDATE(),CURDATE())&quot;&amp;IF(AND([.E724]&lt;&gt;INDIRECT(ADDRESS(ROW([.E724]) + 1;5));INDIRECT(ADDRESS(ROW([.A724]) + 1;1)) &gt; 0); &quot;;&quot;&amp;CHAR(13)&amp;CHAR(10)&amp;CHAR(13)&amp;CHAR(10)&amp;[.M$3];IF(INDIRECT(ADDRESS(ROW([.A724]) + 1;1)) &gt; 0;&quot;,&quot;;&quot;;&quot;))" office:value-type="string" office:string-value="(721,'M30','MASTER 30','M30',134,'C','MASTER',30,34,0,0,0,CURDATE(),CURDATE())," calcext:value-type="string">
            <text:p>(721,'M30','MASTER 30','M30',13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5])-3" office:value-type="float" office:value="722" calcext:value-type="float">
            <text:p>722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5]&amp;&quot;,'&quot;&amp;[.B725]&amp;&quot;','&quot;&amp;[.C725]&amp;&quot;','&quot;&amp;[.D725]&amp;&quot;',&quot;&amp;[.E725]&amp;&quot;,'&quot;&amp;[.F725]&amp;&quot;','&quot;&amp;[.G725]&amp;&quot;',&quot;&amp;[.H725]&amp;&quot;,&quot;&amp;[.I725]&amp;&quot;,&quot;&amp;[.J725]&amp;&quot;,&quot;&amp;[.K725]&amp;&quot;,0,CURDATE(),CURDATE())&quot;&amp;IF(AND([.E725]&lt;&gt;INDIRECT(ADDRESS(ROW([.E725]) + 1;5));INDIRECT(ADDRESS(ROW([.A725]) + 1;1)) &gt; 0); &quot;;&quot;&amp;CHAR(13)&amp;CHAR(10)&amp;CHAR(13)&amp;CHAR(10)&amp;[.M$3];IF(INDIRECT(ADDRESS(ROW([.A725]) + 1;1)) &gt; 0;&quot;,&quot;;&quot;;&quot;))" office:value-type="string" office:string-value="(722,'M35','MASTER 35','M35',134,'D','MASTER',35,39,0,0,0,CURDATE(),CURDATE())," calcext:value-type="string">
            <text:p>(722,'M35','MASTER 35','M35',13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6])-3" office:value-type="float" office:value="723" calcext:value-type="float">
            <text:p>723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6]&amp;&quot;,'&quot;&amp;[.B726]&amp;&quot;','&quot;&amp;[.C726]&amp;&quot;','&quot;&amp;[.D726]&amp;&quot;',&quot;&amp;[.E726]&amp;&quot;,'&quot;&amp;[.F726]&amp;&quot;','&quot;&amp;[.G726]&amp;&quot;',&quot;&amp;[.H726]&amp;&quot;,&quot;&amp;[.I726]&amp;&quot;,&quot;&amp;[.J726]&amp;&quot;,&quot;&amp;[.K726]&amp;&quot;,0,CURDATE(),CURDATE())&quot;&amp;IF(AND([.E726]&lt;&gt;INDIRECT(ADDRESS(ROW([.E726]) + 1;5));INDIRECT(ADDRESS(ROW([.A726]) + 1;1)) &gt; 0); &quot;;&quot;&amp;CHAR(13)&amp;CHAR(10)&amp;CHAR(13)&amp;CHAR(10)&amp;[.M$3];IF(INDIRECT(ADDRESS(ROW([.A726]) + 1;1)) &gt; 0;&quot;,&quot;;&quot;;&quot;))" office:value-type="string" office:string-value="(723,'M40','MASTER 40','M40',134,'E','MASTER',40,44,0,0,0,CURDATE(),CURDATE())," calcext:value-type="string">
            <text:p>(723,'M40','MASTER 40','M40',13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7])-3" office:value-type="float" office:value="724" calcext:value-type="float">
            <text:p>724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7]&amp;&quot;,'&quot;&amp;[.B727]&amp;&quot;','&quot;&amp;[.C727]&amp;&quot;','&quot;&amp;[.D727]&amp;&quot;',&quot;&amp;[.E727]&amp;&quot;,'&quot;&amp;[.F727]&amp;&quot;','&quot;&amp;[.G727]&amp;&quot;',&quot;&amp;[.H727]&amp;&quot;,&quot;&amp;[.I727]&amp;&quot;,&quot;&amp;[.J727]&amp;&quot;,&quot;&amp;[.K727]&amp;&quot;,0,CURDATE(),CURDATE())&quot;&amp;IF(AND([.E727]&lt;&gt;INDIRECT(ADDRESS(ROW([.E727]) + 1;5));INDIRECT(ADDRESS(ROW([.A727]) + 1;1)) &gt; 0); &quot;;&quot;&amp;CHAR(13)&amp;CHAR(10)&amp;CHAR(13)&amp;CHAR(10)&amp;[.M$3];IF(INDIRECT(ADDRESS(ROW([.A727]) + 1;1)) &gt; 0;&quot;,&quot;;&quot;;&quot;))" office:value-type="string" office:string-value="(724,'M45','MASTER 45','M45',134,'F','MASTER',45,49,0,0,0,CURDATE(),CURDATE())," calcext:value-type="string">
            <text:p>(724,'M45','MASTER 45','M45',13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8])-3" office:value-type="float" office:value="725" calcext:value-type="float">
            <text:p>725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8]&amp;&quot;,'&quot;&amp;[.B728]&amp;&quot;','&quot;&amp;[.C728]&amp;&quot;','&quot;&amp;[.D728]&amp;&quot;',&quot;&amp;[.E728]&amp;&quot;,'&quot;&amp;[.F728]&amp;&quot;','&quot;&amp;[.G728]&amp;&quot;',&quot;&amp;[.H728]&amp;&quot;,&quot;&amp;[.I728]&amp;&quot;,&quot;&amp;[.J728]&amp;&quot;,&quot;&amp;[.K728]&amp;&quot;,0,CURDATE(),CURDATE())&quot;&amp;IF(AND([.E728]&lt;&gt;INDIRECT(ADDRESS(ROW([.E728]) + 1;5));INDIRECT(ADDRESS(ROW([.A728]) + 1;1)) &gt; 0); &quot;;&quot;&amp;CHAR(13)&amp;CHAR(10)&amp;CHAR(13)&amp;CHAR(10)&amp;[.M$3];IF(INDIRECT(ADDRESS(ROW([.A728]) + 1;1)) &gt; 0;&quot;,&quot;;&quot;;&quot;))" office:value-type="string" office:string-value="(725,'M50','MASTER 50','M50',134,'G','MASTER',50,54,0,0,0,CURDATE(),CURDATE())," calcext:value-type="string">
            <text:p>(725,'M50','MASTER 50','M50',13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29])-3" office:value-type="float" office:value="726" calcext:value-type="float">
            <text:p>726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29]&amp;&quot;,'&quot;&amp;[.B729]&amp;&quot;','&quot;&amp;[.C729]&amp;&quot;','&quot;&amp;[.D729]&amp;&quot;',&quot;&amp;[.E729]&amp;&quot;,'&quot;&amp;[.F729]&amp;&quot;','&quot;&amp;[.G729]&amp;&quot;',&quot;&amp;[.H729]&amp;&quot;,&quot;&amp;[.I729]&amp;&quot;,&quot;&amp;[.J729]&amp;&quot;,&quot;&amp;[.K729]&amp;&quot;,0,CURDATE(),CURDATE())&quot;&amp;IF(AND([.E729]&lt;&gt;INDIRECT(ADDRESS(ROW([.E729]) + 1;5));INDIRECT(ADDRESS(ROW([.A729]) + 1;1)) &gt; 0); &quot;;&quot;&amp;CHAR(13)&amp;CHAR(10)&amp;CHAR(13)&amp;CHAR(10)&amp;[.M$3];IF(INDIRECT(ADDRESS(ROW([.A729]) + 1;1)) &gt; 0;&quot;,&quot;;&quot;;&quot;))" office:value-type="string" office:string-value="(726,'M55','MASTER 55','M55',134,'H','MASTER',55,59,0,0,0,CURDATE(),CURDATE())," calcext:value-type="string">
            <text:p>(726,'M55','MASTER 55','M55',13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0])-3" office:value-type="float" office:value="727" calcext:value-type="float">
            <text:p>727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0]&amp;&quot;,'&quot;&amp;[.B730]&amp;&quot;','&quot;&amp;[.C730]&amp;&quot;','&quot;&amp;[.D730]&amp;&quot;',&quot;&amp;[.E730]&amp;&quot;,'&quot;&amp;[.F730]&amp;&quot;','&quot;&amp;[.G730]&amp;&quot;',&quot;&amp;[.H730]&amp;&quot;,&quot;&amp;[.I730]&amp;&quot;,&quot;&amp;[.J730]&amp;&quot;,&quot;&amp;[.K730]&amp;&quot;,0,CURDATE(),CURDATE())&quot;&amp;IF(AND([.E730]&lt;&gt;INDIRECT(ADDRESS(ROW([.E730]) + 1;5));INDIRECT(ADDRESS(ROW([.A730]) + 1;1)) &gt; 0); &quot;;&quot;&amp;CHAR(13)&amp;CHAR(10)&amp;CHAR(13)&amp;CHAR(10)&amp;[.M$3];IF(INDIRECT(ADDRESS(ROW([.A730]) + 1;1)) &gt; 0;&quot;,&quot;;&quot;;&quot;))" office:value-type="string" office:string-value="(727,'M60','MASTER 60','M60',134,'I','MASTER',60,64,0,0,0,CURDATE(),CURDATE())," calcext:value-type="string">
            <text:p>(727,'M60','MASTER 60','M60',13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1])-3" office:value-type="float" office:value="728" calcext:value-type="float">
            <text:p>728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1]&amp;&quot;,'&quot;&amp;[.B731]&amp;&quot;','&quot;&amp;[.C731]&amp;&quot;','&quot;&amp;[.D731]&amp;&quot;',&quot;&amp;[.E731]&amp;&quot;,'&quot;&amp;[.F731]&amp;&quot;','&quot;&amp;[.G731]&amp;&quot;',&quot;&amp;[.H731]&amp;&quot;,&quot;&amp;[.I731]&amp;&quot;,&quot;&amp;[.J731]&amp;&quot;,&quot;&amp;[.K731]&amp;&quot;,0,CURDATE(),CURDATE())&quot;&amp;IF(AND([.E731]&lt;&gt;INDIRECT(ADDRESS(ROW([.E731]) + 1;5));INDIRECT(ADDRESS(ROW([.A731]) + 1;1)) &gt; 0); &quot;;&quot;&amp;CHAR(13)&amp;CHAR(10)&amp;CHAR(13)&amp;CHAR(10)&amp;[.M$3];IF(INDIRECT(ADDRESS(ROW([.A731]) + 1;1)) &gt; 0;&quot;,&quot;;&quot;;&quot;))" office:value-type="string" office:string-value="(728,'M65','MASTER 65','M65',134,'J','MASTER',65,69,0,0,0,CURDATE(),CURDATE())," calcext:value-type="string">
            <text:p>(728,'M65','MASTER 65','M65',13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2])-3" office:value-type="float" office:value="729" calcext:value-type="float">
            <text:p>729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2]&amp;&quot;,'&quot;&amp;[.B732]&amp;&quot;','&quot;&amp;[.C732]&amp;&quot;','&quot;&amp;[.D732]&amp;&quot;',&quot;&amp;[.E732]&amp;&quot;,'&quot;&amp;[.F732]&amp;&quot;','&quot;&amp;[.G732]&amp;&quot;',&quot;&amp;[.H732]&amp;&quot;,&quot;&amp;[.I732]&amp;&quot;,&quot;&amp;[.J732]&amp;&quot;,&quot;&amp;[.K732]&amp;&quot;,0,CURDATE(),CURDATE())&quot;&amp;IF(AND([.E732]&lt;&gt;INDIRECT(ADDRESS(ROW([.E732]) + 1;5));INDIRECT(ADDRESS(ROW([.A732]) + 1;1)) &gt; 0); &quot;;&quot;&amp;CHAR(13)&amp;CHAR(10)&amp;CHAR(13)&amp;CHAR(10)&amp;[.M$3];IF(INDIRECT(ADDRESS(ROW([.A732]) + 1;1)) &gt; 0;&quot;,&quot;;&quot;;&quot;))" office:value-type="string" office:string-value="(729,'M70','MASTER 70','M70',134,'K','MASTER',70,74,0,0,0,CURDATE(),CURDATE())," calcext:value-type="string">
            <text:p>(729,'M70','MASTER 70','M70',13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3])-3" office:value-type="float" office:value="730" calcext:value-type="float">
            <text:p>730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3]&amp;&quot;,'&quot;&amp;[.B733]&amp;&quot;','&quot;&amp;[.C733]&amp;&quot;','&quot;&amp;[.D733]&amp;&quot;',&quot;&amp;[.E733]&amp;&quot;,'&quot;&amp;[.F733]&amp;&quot;','&quot;&amp;[.G733]&amp;&quot;',&quot;&amp;[.H733]&amp;&quot;,&quot;&amp;[.I733]&amp;&quot;,&quot;&amp;[.J733]&amp;&quot;,&quot;&amp;[.K733]&amp;&quot;,0,CURDATE(),CURDATE())&quot;&amp;IF(AND([.E733]&lt;&gt;INDIRECT(ADDRESS(ROW([.E733]) + 1;5));INDIRECT(ADDRESS(ROW([.A733]) + 1;1)) &gt; 0); &quot;;&quot;&amp;CHAR(13)&amp;CHAR(10)&amp;CHAR(13)&amp;CHAR(10)&amp;[.M$3];IF(INDIRECT(ADDRESS(ROW([.A733]) + 1;1)) &gt; 0;&quot;,&quot;;&quot;;&quot;))" office:value-type="string" office:string-value="(730,'M75','MASTER 75','M75',134,'L','MASTER',75,79,0,0,0,CURDATE(),CURDATE())," calcext:value-type="string">
            <text:p>(730,'M75','MASTER 75','M75',13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4])-3" office:value-type="float" office:value="731" calcext:value-type="float">
            <text:p>731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4]&amp;&quot;,'&quot;&amp;[.B734]&amp;&quot;','&quot;&amp;[.C734]&amp;&quot;','&quot;&amp;[.D734]&amp;&quot;',&quot;&amp;[.E734]&amp;&quot;,'&quot;&amp;[.F734]&amp;&quot;','&quot;&amp;[.G734]&amp;&quot;',&quot;&amp;[.H734]&amp;&quot;,&quot;&amp;[.I734]&amp;&quot;,&quot;&amp;[.J734]&amp;&quot;,&quot;&amp;[.K734]&amp;&quot;,0,CURDATE(),CURDATE())&quot;&amp;IF(AND([.E734]&lt;&gt;INDIRECT(ADDRESS(ROW([.E734]) + 1;5));INDIRECT(ADDRESS(ROW([.A734]) + 1;1)) &gt; 0); &quot;;&quot;&amp;CHAR(13)&amp;CHAR(10)&amp;CHAR(13)&amp;CHAR(10)&amp;[.M$3];IF(INDIRECT(ADDRESS(ROW([.A734]) + 1;1)) &gt; 0;&quot;,&quot;;&quot;;&quot;))" office:value-type="string" office:string-value="(731,'M80','MASTER 80','M80',134,'M','MASTER',80,84,0,0,0,CURDATE(),CURDATE())," calcext:value-type="string">
            <text:p>(731,'M80','MASTER 80','M80',13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5])-3" office:value-type="float" office:value="732" calcext:value-type="float">
            <text:p>732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5]&amp;&quot;,'&quot;&amp;[.B735]&amp;&quot;','&quot;&amp;[.C735]&amp;&quot;','&quot;&amp;[.D735]&amp;&quot;',&quot;&amp;[.E735]&amp;&quot;,'&quot;&amp;[.F735]&amp;&quot;','&quot;&amp;[.G735]&amp;&quot;',&quot;&amp;[.H735]&amp;&quot;,&quot;&amp;[.I735]&amp;&quot;,&quot;&amp;[.J735]&amp;&quot;,&quot;&amp;[.K735]&amp;&quot;,0,CURDATE(),CURDATE())&quot;&amp;IF(AND([.E735]&lt;&gt;INDIRECT(ADDRESS(ROW([.E735]) + 1;5));INDIRECT(ADDRESS(ROW([.A735]) + 1;1)) &gt; 0); &quot;;&quot;&amp;CHAR(13)&amp;CHAR(10)&amp;CHAR(13)&amp;CHAR(10)&amp;[.M$3];IF(INDIRECT(ADDRESS(ROW([.A735]) + 1;1)) &gt; 0;&quot;,&quot;;&quot;;&quot;))" office:value-type="string" office:string-value="(732,'M85','MASTER 85','M85',134,'N','MASTER',85,89,0,0,0,CURDATE(),CURDATE())," calcext:value-type="string">
            <text:p>(732,'M85','MASTER 85','M85',13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6])-3" office:value-type="float" office:value="733" calcext:value-type="float">
            <text:p>733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6]&amp;&quot;,'&quot;&amp;[.B736]&amp;&quot;','&quot;&amp;[.C736]&amp;&quot;','&quot;&amp;[.D736]&amp;&quot;',&quot;&amp;[.E736]&amp;&quot;,'&quot;&amp;[.F736]&amp;&quot;','&quot;&amp;[.G736]&amp;&quot;',&quot;&amp;[.H736]&amp;&quot;,&quot;&amp;[.I736]&amp;&quot;,&quot;&amp;[.J736]&amp;&quot;,&quot;&amp;[.K736]&amp;&quot;,0,CURDATE(),CURDATE())&quot;&amp;IF(AND([.E736]&lt;&gt;INDIRECT(ADDRESS(ROW([.E736]) + 1;5));INDIRECT(ADDRESS(ROW([.A736]) + 1;1)) &gt; 0); &quot;;&quot;&amp;CHAR(13)&amp;CHAR(10)&amp;CHAR(13)&amp;CHAR(10)&amp;[.M$3];IF(INDIRECT(ADDRESS(ROW([.A736]) + 1;1)) &gt; 0;&quot;,&quot;;&quot;;&quot;))" office:value-type="string" office:string-value="(733,'M90','MASTER 90','M90',134,'O','MASTER',90,94,0,0,0,CURDATE(),CURDATE())," calcext:value-type="string">
            <text:p>(733,'M90','MASTER 90','M90',13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7])-3" office:value-type="float" office:value="734" calcext:value-type="float">
            <text:p>734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7]&amp;&quot;,'&quot;&amp;[.B737]&amp;&quot;','&quot;&amp;[.C737]&amp;&quot;','&quot;&amp;[.D737]&amp;&quot;',&quot;&amp;[.E737]&amp;&quot;,'&quot;&amp;[.F737]&amp;&quot;','&quot;&amp;[.G737]&amp;&quot;',&quot;&amp;[.H737]&amp;&quot;,&quot;&amp;[.I737]&amp;&quot;,&quot;&amp;[.J737]&amp;&quot;,&quot;&amp;[.K737]&amp;&quot;,0,CURDATE(),CURDATE())&quot;&amp;IF(AND([.E737]&lt;&gt;INDIRECT(ADDRESS(ROW([.E737]) + 1;5));INDIRECT(ADDRESS(ROW([.A737]) + 1;1)) &gt; 0); &quot;;&quot;&amp;CHAR(13)&amp;CHAR(10)&amp;CHAR(13)&amp;CHAR(10)&amp;[.M$3];IF(INDIRECT(ADDRESS(ROW([.A737]) + 1;1)) &gt; 0;&quot;,&quot;;&quot;;&quot;))" office:value-type="string" office:string-value="(734,'M95','MASTER 95','M95',134,'P','MASTER',95,99,0,0,0,CURDATE(),CURDATE())," calcext:value-type="string">
            <text:p>(734,'M95','MASTER 95','M95',13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8])-3" office:value-type="float" office:value="735" calcext:value-type="float">
            <text:p>735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38]&amp;&quot;,'&quot;&amp;[.B738]&amp;&quot;','&quot;&amp;[.C738]&amp;&quot;','&quot;&amp;[.D738]&amp;&quot;',&quot;&amp;[.E738]&amp;&quot;,'&quot;&amp;[.F738]&amp;&quot;','&quot;&amp;[.G738]&amp;&quot;',&quot;&amp;[.H738]&amp;&quot;,&quot;&amp;[.I738]&amp;&quot;,&quot;&amp;[.J738]&amp;&quot;,&quot;&amp;[.K738]&amp;&quot;,0,CURDATE(),CURDATE())&quot;&amp;IF(AND([.E738]&lt;&gt;INDIRECT(ADDRESS(ROW([.E738]) + 1;5));INDIRECT(ADDRESS(ROW([.A738]) + 1;1)) &gt; 0); &quot;;&quot;&amp;CHAR(13)&amp;CHAR(10)&amp;CHAR(13)&amp;CHAR(10)&amp;[.M$3];IF(INDIRECT(ADDRESS(ROW([.A738]) + 1;1)) &gt; 0;&quot;,&quot;;&quot;;&quot;))" office:value-type="string" office:string-value="(735,'MA0','MASTER 100','MA0',134,'Q','MASTER',100,999,0,0,0,CURDATE(),CURDATE())," calcext:value-type="string">
            <text:p>(735,'MA0','MASTER 100','MA0',13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39])-3" office:value-type="float" office:value="736" calcext:value-type="float">
            <text:p>736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39]&amp;&quot;,'&quot;&amp;[.B739]&amp;&quot;','&quot;&amp;[.C739]&amp;&quot;','&quot;&amp;[.D739]&amp;&quot;',&quot;&amp;[.E739]&amp;&quot;,'&quot;&amp;[.F739]&amp;&quot;','&quot;&amp;[.G739]&amp;&quot;',&quot;&amp;[.H739]&amp;&quot;,&quot;&amp;[.I739]&amp;&quot;,&quot;&amp;[.J739]&amp;&quot;,&quot;&amp;[.K739]&amp;&quot;,0,CURDATE(),CURDATE())&quot;&amp;IF(AND([.E739]&lt;&gt;INDIRECT(ADDRESS(ROW([.E739]) + 1;5));INDIRECT(ADDRESS(ROW([.A739]) + 1;1)) &gt; 0); &quot;;&quot;&amp;CHAR(13)&amp;CHAR(10)&amp;CHAR(13)&amp;CHAR(10)&amp;[.M$3];IF(INDIRECT(ADDRESS(ROW([.A739]) + 1;1)) &gt; 0;&quot;,&quot;;&quot;;&quot;))" office:value-type="string" office:string-value="(736,'100-119','STAFF. M FINO A 119','100-119',134,'xA','MASTER',100,119,1,0,0,CURDATE(),CURDATE())," calcext:value-type="string">
            <text:p>(736,'100-119','STAFF. M FINO A 119','100-119',13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0])-3" office:value-type="float" office:value="737" calcext:value-type="float">
            <text:p>737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0]&amp;&quot;,'&quot;&amp;[.B740]&amp;&quot;','&quot;&amp;[.C740]&amp;&quot;','&quot;&amp;[.D740]&amp;&quot;',&quot;&amp;[.E740]&amp;&quot;,'&quot;&amp;[.F740]&amp;&quot;','&quot;&amp;[.G740]&amp;&quot;',&quot;&amp;[.H740]&amp;&quot;,&quot;&amp;[.I740]&amp;&quot;,&quot;&amp;[.J740]&amp;&quot;,&quot;&amp;[.K740]&amp;&quot;,0,CURDATE(),CURDATE())&quot;&amp;IF(AND([.E740]&lt;&gt;INDIRECT(ADDRESS(ROW([.E740]) + 1;5));INDIRECT(ADDRESS(ROW([.A740]) + 1;1)) &gt; 0); &quot;;&quot;&amp;CHAR(13)&amp;CHAR(10)&amp;CHAR(13)&amp;CHAR(10)&amp;[.M$3];IF(INDIRECT(ADDRESS(ROW([.A740]) + 1;1)) &gt; 0;&quot;,&quot;;&quot;;&quot;))" office:value-type="string" office:string-value="(737,'120-159','STAFF. M 120-159','120-159',134,'xB','MASTER',120,159,1,0,0,CURDATE(),CURDATE())," calcext:value-type="string">
            <text:p>(737,'120-159','STAFF. M 120-159','120-159',13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1])-3" office:value-type="float" office:value="738" calcext:value-type="float">
            <text:p>738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1]&amp;&quot;,'&quot;&amp;[.B741]&amp;&quot;','&quot;&amp;[.C741]&amp;&quot;','&quot;&amp;[.D741]&amp;&quot;',&quot;&amp;[.E741]&amp;&quot;,'&quot;&amp;[.F741]&amp;&quot;','&quot;&amp;[.G741]&amp;&quot;',&quot;&amp;[.H741]&amp;&quot;,&quot;&amp;[.I741]&amp;&quot;,&quot;&amp;[.J741]&amp;&quot;,&quot;&amp;[.K741]&amp;&quot;,0,CURDATE(),CURDATE())&quot;&amp;IF(AND([.E741]&lt;&gt;INDIRECT(ADDRESS(ROW([.E741]) + 1;5));INDIRECT(ADDRESS(ROW([.A741]) + 1;1)) &gt; 0); &quot;;&quot;&amp;CHAR(13)&amp;CHAR(10)&amp;CHAR(13)&amp;CHAR(10)&amp;[.M$3];IF(INDIRECT(ADDRESS(ROW([.A741]) + 1;1)) &gt; 0;&quot;,&quot;;&quot;;&quot;))" office:value-type="string" office:string-value="(738,'160-199','STAFF. M 160-199','160-199',134,'xC','MASTER',160,199,1,0,0,CURDATE(),CURDATE())," calcext:value-type="string">
            <text:p>(738,'160-199','STAFF. M 160-199','160-199',13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2])-3" office:value-type="float" office:value="739" calcext:value-type="float">
            <text:p>7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2]&amp;&quot;,'&quot;&amp;[.B742]&amp;&quot;','&quot;&amp;[.C742]&amp;&quot;','&quot;&amp;[.D742]&amp;&quot;',&quot;&amp;[.E742]&amp;&quot;,'&quot;&amp;[.F742]&amp;&quot;','&quot;&amp;[.G742]&amp;&quot;',&quot;&amp;[.H742]&amp;&quot;,&quot;&amp;[.I742]&amp;&quot;,&quot;&amp;[.J742]&amp;&quot;,&quot;&amp;[.K742]&amp;&quot;,0,CURDATE(),CURDATE())&quot;&amp;IF(AND([.E742]&lt;&gt;INDIRECT(ADDRESS(ROW([.E742]) + 1;5));INDIRECT(ADDRESS(ROW([.A742]) + 1;1)) &gt; 0); &quot;;&quot;&amp;CHAR(13)&amp;CHAR(10)&amp;CHAR(13)&amp;CHAR(10)&amp;[.M$3];IF(INDIRECT(ADDRESS(ROW([.A742]) + 1;1)) &gt; 0;&quot;,&quot;;&quot;;&quot;))" office:value-type="string" office:string-value="(739,'200-239','STAFF. M 200-239','200-239',134,'xD','MASTER',200,239,1,0,0,CURDATE(),CURDATE())," calcext:value-type="string">
            <text:p>(739,'200-239','STAFF. M 200-239','200-239',13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3])-3" office:value-type="float" office:value="740" calcext:value-type="float">
            <text:p>740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3]&amp;&quot;,'&quot;&amp;[.B743]&amp;&quot;','&quot;&amp;[.C743]&amp;&quot;','&quot;&amp;[.D743]&amp;&quot;',&quot;&amp;[.E743]&amp;&quot;,'&quot;&amp;[.F743]&amp;&quot;','&quot;&amp;[.G743]&amp;&quot;',&quot;&amp;[.H743]&amp;&quot;,&quot;&amp;[.I743]&amp;&quot;,&quot;&amp;[.J743]&amp;&quot;,&quot;&amp;[.K743]&amp;&quot;,0,CURDATE(),CURDATE())&quot;&amp;IF(AND([.E743]&lt;&gt;INDIRECT(ADDRESS(ROW([.E743]) + 1;5));INDIRECT(ADDRESS(ROW([.A743]) + 1;1)) &gt; 0); &quot;;&quot;&amp;CHAR(13)&amp;CHAR(10)&amp;CHAR(13)&amp;CHAR(10)&amp;[.M$3];IF(INDIRECT(ADDRESS(ROW([.A743]) + 1;1)) &gt; 0;&quot;,&quot;;&quot;;&quot;))" office:value-type="string" office:string-value="(740,'240-279','STAFF. M 240-279','240-279',134,'xE','MASTER',240,279,1,0,0,CURDATE(),CURDATE())," calcext:value-type="string">
            <text:p>(740,'240-279','STAFF. M 240-279','240-279',13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4])-3" office:value-type="float" office:value="741" calcext:value-type="float">
            <text:p>741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4]&amp;&quot;,'&quot;&amp;[.B744]&amp;&quot;','&quot;&amp;[.C744]&amp;&quot;','&quot;&amp;[.D744]&amp;&quot;',&quot;&amp;[.E744]&amp;&quot;,'&quot;&amp;[.F744]&amp;&quot;','&quot;&amp;[.G744]&amp;&quot;',&quot;&amp;[.H744]&amp;&quot;,&quot;&amp;[.I744]&amp;&quot;,&quot;&amp;[.J744]&amp;&quot;,&quot;&amp;[.K744]&amp;&quot;,0,CURDATE(),CURDATE())&quot;&amp;IF(AND([.E744]&lt;&gt;INDIRECT(ADDRESS(ROW([.E744]) + 1;5));INDIRECT(ADDRESS(ROW([.A744]) + 1;1)) &gt; 0); &quot;;&quot;&amp;CHAR(13)&amp;CHAR(10)&amp;CHAR(13)&amp;CHAR(10)&amp;[.M$3];IF(INDIRECT(ADDRESS(ROW([.A744]) + 1;1)) &gt; 0;&quot;,&quot;;&quot;;&quot;))" office:value-type="string" office:string-value="(741,'280-319','STAFF. M 280-319','280-319',134,'xF','MASTER',280,319,1,0,0,CURDATE(),CURDATE())," calcext:value-type="string">
            <text:p>(741,'280-319','STAFF. M 280-319','280-319',13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5])-3" office:value-type="float" office:value="742" calcext:value-type="float">
            <text:p>742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5]&amp;&quot;,'&quot;&amp;[.B745]&amp;&quot;','&quot;&amp;[.C745]&amp;&quot;','&quot;&amp;[.D745]&amp;&quot;',&quot;&amp;[.E745]&amp;&quot;,'&quot;&amp;[.F745]&amp;&quot;','&quot;&amp;[.G745]&amp;&quot;',&quot;&amp;[.H745]&amp;&quot;,&quot;&amp;[.I745]&amp;&quot;,&quot;&amp;[.J745]&amp;&quot;,&quot;&amp;[.K745]&amp;&quot;,0,CURDATE(),CURDATE())&quot;&amp;IF(AND([.E745]&lt;&gt;INDIRECT(ADDRESS(ROW([.E745]) + 1;5));INDIRECT(ADDRESS(ROW([.A745]) + 1;1)) &gt; 0); &quot;;&quot;&amp;CHAR(13)&amp;CHAR(10)&amp;CHAR(13)&amp;CHAR(10)&amp;[.M$3];IF(INDIRECT(ADDRESS(ROW([.A745]) + 1;1)) &gt; 0;&quot;,&quot;;&quot;;&quot;))" office:value-type="string" office:string-value="(742,'320-359','STAFF. M 320-359','320-359',134,'xG','MASTER',320,359,1,0,0,CURDATE(),CURDATE())," calcext:value-type="string">
            <text:p>(742,'320-359','STAFF. M 320-359','320-359',134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746])-3" office:value-type="float" office:value="743" calcext:value-type="float">
            <text:p>743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34" calcext:value-type="float">
            <text:p>13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46]&amp;&quot;,'&quot;&amp;[.B746]&amp;&quot;','&quot;&amp;[.C746]&amp;&quot;','&quot;&amp;[.D746]&amp;&quot;',&quot;&amp;[.E746]&amp;&quot;,'&quot;&amp;[.F746]&amp;&quot;','&quot;&amp;[.G746]&amp;&quot;',&quot;&amp;[.H746]&amp;&quot;,&quot;&amp;[.I746]&amp;&quot;,&quot;&amp;[.J746]&amp;&quot;,&quot;&amp;[.K746]&amp;&quot;,0,CURDATE(),CURDATE())&quot;&amp;IF(AND([.E746]&lt;&gt;INDIRECT(ADDRESS(ROW([.E746]) + 1;5));INDIRECT(ADDRESS(ROW([.A746]) + 1;1)) &gt; 0); &quot;;&quot;&amp;CHAR(13)&amp;CHAR(10)&amp;CHAR(13)&amp;CHAR(10)&amp;[.M$3];IF(INDIRECT(ADDRESS(ROW([.A746]) + 1;1)) &gt; 0;&quot;,&quot;;&quot;;&quot;))" office:value-type="string" office:string-value="(743,'360-399','STAFF. M 360-399','360-399',134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43,'360-399','STAFF. M 360-399','360-399',134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747])-3" office:value-type="float" office:value="744" calcext:value-type="float">
            <text:p>744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47]&amp;&quot;,'&quot;&amp;[.B747]&amp;&quot;','&quot;&amp;[.C747]&amp;&quot;','&quot;&amp;[.D747]&amp;&quot;',&quot;&amp;[.E747]&amp;&quot;,'&quot;&amp;[.F747]&amp;&quot;','&quot;&amp;[.G747]&amp;&quot;',&quot;&amp;[.H747]&amp;&quot;,&quot;&amp;[.I747]&amp;&quot;,&quot;&amp;[.J747]&amp;&quot;,&quot;&amp;[.K747]&amp;&quot;,0,CURDATE(),CURDATE())&quot;&amp;IF(AND([.E747]&lt;&gt;INDIRECT(ADDRESS(ROW([.E747]) + 1;5));INDIRECT(ADDRESS(ROW([.A747]) + 1;1)) &gt; 0); &quot;;&quot;&amp;CHAR(13)&amp;CHAR(10)&amp;CHAR(13)&amp;CHAR(10)&amp;[.M$3];IF(INDIRECT(ADDRESS(ROW([.A747]) + 1;1)) &gt; 0;&quot;,&quot;;&quot;;&quot;))" office:value-type="string" office:string-value="(744,'U25','UNDER 25','U25',21,'A','MASTER',20,24,0,0,0,CURDATE(),CURDATE())," calcext:value-type="string">
            <text:p>(744,'U25','UNDER 25','U25',21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8])-3" office:value-type="float" office:value="745" calcext:value-type="float">
            <text:p>74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48]&amp;&quot;,'&quot;&amp;[.B748]&amp;&quot;','&quot;&amp;[.C748]&amp;&quot;','&quot;&amp;[.D748]&amp;&quot;',&quot;&amp;[.E748]&amp;&quot;,'&quot;&amp;[.F748]&amp;&quot;','&quot;&amp;[.G748]&amp;&quot;',&quot;&amp;[.H748]&amp;&quot;,&quot;&amp;[.I748]&amp;&quot;,&quot;&amp;[.J748]&amp;&quot;,&quot;&amp;[.K748]&amp;&quot;,0,CURDATE(),CURDATE())&quot;&amp;IF(AND([.E748]&lt;&gt;INDIRECT(ADDRESS(ROW([.E748]) + 1;5));INDIRECT(ADDRESS(ROW([.A748]) + 1;1)) &gt; 0); &quot;;&quot;&amp;CHAR(13)&amp;CHAR(10)&amp;CHAR(13)&amp;CHAR(10)&amp;[.M$3];IF(INDIRECT(ADDRESS(ROW([.A748]) + 1;1)) &gt; 0;&quot;,&quot;;&quot;;&quot;))" office:value-type="string" office:string-value="(745,'M25','MASTER 25','M25',21,'B','MASTER',25,29,0,0,0,CURDATE(),CURDATE())," calcext:value-type="string">
            <text:p>(745,'M25','MASTER 25','M25',21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49])-3" office:value-type="float" office:value="746" calcext:value-type="float">
            <text:p>746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49]&amp;&quot;,'&quot;&amp;[.B749]&amp;&quot;','&quot;&amp;[.C749]&amp;&quot;','&quot;&amp;[.D749]&amp;&quot;',&quot;&amp;[.E749]&amp;&quot;,'&quot;&amp;[.F749]&amp;&quot;','&quot;&amp;[.G749]&amp;&quot;',&quot;&amp;[.H749]&amp;&quot;,&quot;&amp;[.I749]&amp;&quot;,&quot;&amp;[.J749]&amp;&quot;,&quot;&amp;[.K749]&amp;&quot;,0,CURDATE(),CURDATE())&quot;&amp;IF(AND([.E749]&lt;&gt;INDIRECT(ADDRESS(ROW([.E749]) + 1;5));INDIRECT(ADDRESS(ROW([.A749]) + 1;1)) &gt; 0); &quot;;&quot;&amp;CHAR(13)&amp;CHAR(10)&amp;CHAR(13)&amp;CHAR(10)&amp;[.M$3];IF(INDIRECT(ADDRESS(ROW([.A749]) + 1;1)) &gt; 0;&quot;,&quot;;&quot;;&quot;))" office:value-type="string" office:string-value="(746,'M30','MASTER 30','M30',21,'C','MASTER',30,34,0,0,0,CURDATE(),CURDATE())," calcext:value-type="string">
            <text:p>(746,'M30','MASTER 30','M30',21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0])-3" office:value-type="float" office:value="747" calcext:value-type="float">
            <text:p>747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0]&amp;&quot;,'&quot;&amp;[.B750]&amp;&quot;','&quot;&amp;[.C750]&amp;&quot;','&quot;&amp;[.D750]&amp;&quot;',&quot;&amp;[.E750]&amp;&quot;,'&quot;&amp;[.F750]&amp;&quot;','&quot;&amp;[.G750]&amp;&quot;',&quot;&amp;[.H750]&amp;&quot;,&quot;&amp;[.I750]&amp;&quot;,&quot;&amp;[.J750]&amp;&quot;,&quot;&amp;[.K750]&amp;&quot;,0,CURDATE(),CURDATE())&quot;&amp;IF(AND([.E750]&lt;&gt;INDIRECT(ADDRESS(ROW([.E750]) + 1;5));INDIRECT(ADDRESS(ROW([.A750]) + 1;1)) &gt; 0); &quot;;&quot;&amp;CHAR(13)&amp;CHAR(10)&amp;CHAR(13)&amp;CHAR(10)&amp;[.M$3];IF(INDIRECT(ADDRESS(ROW([.A750]) + 1;1)) &gt; 0;&quot;,&quot;;&quot;;&quot;))" office:value-type="string" office:string-value="(747,'M35','MASTER 35','M35',21,'D','MASTER',35,39,0,0,0,CURDATE(),CURDATE())," calcext:value-type="string">
            <text:p>(747,'M35','MASTER 35','M35',21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1])-3" office:value-type="float" office:value="748" calcext:value-type="float">
            <text:p>748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1]&amp;&quot;,'&quot;&amp;[.B751]&amp;&quot;','&quot;&amp;[.C751]&amp;&quot;','&quot;&amp;[.D751]&amp;&quot;',&quot;&amp;[.E751]&amp;&quot;,'&quot;&amp;[.F751]&amp;&quot;','&quot;&amp;[.G751]&amp;&quot;',&quot;&amp;[.H751]&amp;&quot;,&quot;&amp;[.I751]&amp;&quot;,&quot;&amp;[.J751]&amp;&quot;,&quot;&amp;[.K751]&amp;&quot;,0,CURDATE(),CURDATE())&quot;&amp;IF(AND([.E751]&lt;&gt;INDIRECT(ADDRESS(ROW([.E751]) + 1;5));INDIRECT(ADDRESS(ROW([.A751]) + 1;1)) &gt; 0); &quot;;&quot;&amp;CHAR(13)&amp;CHAR(10)&amp;CHAR(13)&amp;CHAR(10)&amp;[.M$3];IF(INDIRECT(ADDRESS(ROW([.A751]) + 1;1)) &gt; 0;&quot;,&quot;;&quot;;&quot;))" office:value-type="string" office:string-value="(748,'M40','MASTER 40','M40',21,'E','MASTER',40,44,0,0,0,CURDATE(),CURDATE())," calcext:value-type="string">
            <text:p>(748,'M40','MASTER 40','M40',21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2])-3" office:value-type="float" office:value="749" calcext:value-type="float">
            <text:p>749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2]&amp;&quot;,'&quot;&amp;[.B752]&amp;&quot;','&quot;&amp;[.C752]&amp;&quot;','&quot;&amp;[.D752]&amp;&quot;',&quot;&amp;[.E752]&amp;&quot;,'&quot;&amp;[.F752]&amp;&quot;','&quot;&amp;[.G752]&amp;&quot;',&quot;&amp;[.H752]&amp;&quot;,&quot;&amp;[.I752]&amp;&quot;,&quot;&amp;[.J752]&amp;&quot;,&quot;&amp;[.K752]&amp;&quot;,0,CURDATE(),CURDATE())&quot;&amp;IF(AND([.E752]&lt;&gt;INDIRECT(ADDRESS(ROW([.E752]) + 1;5));INDIRECT(ADDRESS(ROW([.A752]) + 1;1)) &gt; 0); &quot;;&quot;&amp;CHAR(13)&amp;CHAR(10)&amp;CHAR(13)&amp;CHAR(10)&amp;[.M$3];IF(INDIRECT(ADDRESS(ROW([.A752]) + 1;1)) &gt; 0;&quot;,&quot;;&quot;;&quot;))" office:value-type="string" office:string-value="(749,'M45','MASTER 45','M45',21,'F','MASTER',45,49,0,0,0,CURDATE(),CURDATE())," calcext:value-type="string">
            <text:p>(749,'M45','MASTER 45','M45',21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3])-3" office:value-type="float" office:value="750" calcext:value-type="float">
            <text:p>7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3]&amp;&quot;,'&quot;&amp;[.B753]&amp;&quot;','&quot;&amp;[.C753]&amp;&quot;','&quot;&amp;[.D753]&amp;&quot;',&quot;&amp;[.E753]&amp;&quot;,'&quot;&amp;[.F753]&amp;&quot;','&quot;&amp;[.G753]&amp;&quot;',&quot;&amp;[.H753]&amp;&quot;,&quot;&amp;[.I753]&amp;&quot;,&quot;&amp;[.J753]&amp;&quot;,&quot;&amp;[.K753]&amp;&quot;,0,CURDATE(),CURDATE())&quot;&amp;IF(AND([.E753]&lt;&gt;INDIRECT(ADDRESS(ROW([.E753]) + 1;5));INDIRECT(ADDRESS(ROW([.A753]) + 1;1)) &gt; 0); &quot;;&quot;&amp;CHAR(13)&amp;CHAR(10)&amp;CHAR(13)&amp;CHAR(10)&amp;[.M$3];IF(INDIRECT(ADDRESS(ROW([.A753]) + 1;1)) &gt; 0;&quot;,&quot;;&quot;;&quot;))" office:value-type="string" office:string-value="(750,'M50','MASTER 50','M50',21,'G','MASTER',50,54,0,0,0,CURDATE(),CURDATE())," calcext:value-type="string">
            <text:p>(750,'M50','MASTER 50','M50',21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4])-3" office:value-type="float" office:value="751" calcext:value-type="float">
            <text:p>751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4]&amp;&quot;,'&quot;&amp;[.B754]&amp;&quot;','&quot;&amp;[.C754]&amp;&quot;','&quot;&amp;[.D754]&amp;&quot;',&quot;&amp;[.E754]&amp;&quot;,'&quot;&amp;[.F754]&amp;&quot;','&quot;&amp;[.G754]&amp;&quot;',&quot;&amp;[.H754]&amp;&quot;,&quot;&amp;[.I754]&amp;&quot;,&quot;&amp;[.J754]&amp;&quot;,&quot;&amp;[.K754]&amp;&quot;,0,CURDATE(),CURDATE())&quot;&amp;IF(AND([.E754]&lt;&gt;INDIRECT(ADDRESS(ROW([.E754]) + 1;5));INDIRECT(ADDRESS(ROW([.A754]) + 1;1)) &gt; 0); &quot;;&quot;&amp;CHAR(13)&amp;CHAR(10)&amp;CHAR(13)&amp;CHAR(10)&amp;[.M$3];IF(INDIRECT(ADDRESS(ROW([.A754]) + 1;1)) &gt; 0;&quot;,&quot;;&quot;;&quot;))" office:value-type="string" office:string-value="(751,'M55','MASTER 55','M55',21,'H','MASTER',55,59,0,0,0,CURDATE(),CURDATE())," calcext:value-type="string">
            <text:p>(751,'M55','MASTER 55','M55',21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5])-3" office:value-type="float" office:value="752" calcext:value-type="float">
            <text:p>752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5]&amp;&quot;,'&quot;&amp;[.B755]&amp;&quot;','&quot;&amp;[.C755]&amp;&quot;','&quot;&amp;[.D755]&amp;&quot;',&quot;&amp;[.E755]&amp;&quot;,'&quot;&amp;[.F755]&amp;&quot;','&quot;&amp;[.G755]&amp;&quot;',&quot;&amp;[.H755]&amp;&quot;,&quot;&amp;[.I755]&amp;&quot;,&quot;&amp;[.J755]&amp;&quot;,&quot;&amp;[.K755]&amp;&quot;,0,CURDATE(),CURDATE())&quot;&amp;IF(AND([.E755]&lt;&gt;INDIRECT(ADDRESS(ROW([.E755]) + 1;5));INDIRECT(ADDRESS(ROW([.A755]) + 1;1)) &gt; 0); &quot;;&quot;&amp;CHAR(13)&amp;CHAR(10)&amp;CHAR(13)&amp;CHAR(10)&amp;[.M$3];IF(INDIRECT(ADDRESS(ROW([.A755]) + 1;1)) &gt; 0;&quot;,&quot;;&quot;;&quot;))" office:value-type="string" office:string-value="(752,'M60','MASTER 60','M60',21,'I','MASTER',60,64,0,0,0,CURDATE(),CURDATE())," calcext:value-type="string">
            <text:p>(752,'M60','MASTER 60','M60',21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6])-3" office:value-type="float" office:value="753" calcext:value-type="float">
            <text:p>753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6]&amp;&quot;,'&quot;&amp;[.B756]&amp;&quot;','&quot;&amp;[.C756]&amp;&quot;','&quot;&amp;[.D756]&amp;&quot;',&quot;&amp;[.E756]&amp;&quot;,'&quot;&amp;[.F756]&amp;&quot;','&quot;&amp;[.G756]&amp;&quot;',&quot;&amp;[.H756]&amp;&quot;,&quot;&amp;[.I756]&amp;&quot;,&quot;&amp;[.J756]&amp;&quot;,&quot;&amp;[.K756]&amp;&quot;,0,CURDATE(),CURDATE())&quot;&amp;IF(AND([.E756]&lt;&gt;INDIRECT(ADDRESS(ROW([.E756]) + 1;5));INDIRECT(ADDRESS(ROW([.A756]) + 1;1)) &gt; 0); &quot;;&quot;&amp;CHAR(13)&amp;CHAR(10)&amp;CHAR(13)&amp;CHAR(10)&amp;[.M$3];IF(INDIRECT(ADDRESS(ROW([.A756]) + 1;1)) &gt; 0;&quot;,&quot;;&quot;;&quot;))" office:value-type="string" office:string-value="(753,'M65','MASTER 65','M65',21,'J','MASTER',65,69,0,0,0,CURDATE(),CURDATE())," calcext:value-type="string">
            <text:p>(753,'M65','MASTER 65','M65',21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7])-3" office:value-type="float" office:value="754" calcext:value-type="float">
            <text:p>754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7]&amp;&quot;,'&quot;&amp;[.B757]&amp;&quot;','&quot;&amp;[.C757]&amp;&quot;','&quot;&amp;[.D757]&amp;&quot;',&quot;&amp;[.E757]&amp;&quot;,'&quot;&amp;[.F757]&amp;&quot;','&quot;&amp;[.G757]&amp;&quot;',&quot;&amp;[.H757]&amp;&quot;,&quot;&amp;[.I757]&amp;&quot;,&quot;&amp;[.J757]&amp;&quot;,&quot;&amp;[.K757]&amp;&quot;,0,CURDATE(),CURDATE())&quot;&amp;IF(AND([.E757]&lt;&gt;INDIRECT(ADDRESS(ROW([.E757]) + 1;5));INDIRECT(ADDRESS(ROW([.A757]) + 1;1)) &gt; 0); &quot;;&quot;&amp;CHAR(13)&amp;CHAR(10)&amp;CHAR(13)&amp;CHAR(10)&amp;[.M$3];IF(INDIRECT(ADDRESS(ROW([.A757]) + 1;1)) &gt; 0;&quot;,&quot;;&quot;;&quot;))" office:value-type="string" office:string-value="(754,'M70','MASTER 70','M70',21,'K','MASTER',70,74,0,0,0,CURDATE(),CURDATE())," calcext:value-type="string">
            <text:p>(754,'M70','MASTER 70','M70',21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8])-3" office:value-type="float" office:value="755" calcext:value-type="float">
            <text:p>75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8]&amp;&quot;,'&quot;&amp;[.B758]&amp;&quot;','&quot;&amp;[.C758]&amp;&quot;','&quot;&amp;[.D758]&amp;&quot;',&quot;&amp;[.E758]&amp;&quot;,'&quot;&amp;[.F758]&amp;&quot;','&quot;&amp;[.G758]&amp;&quot;',&quot;&amp;[.H758]&amp;&quot;,&quot;&amp;[.I758]&amp;&quot;,&quot;&amp;[.J758]&amp;&quot;,&quot;&amp;[.K758]&amp;&quot;,0,CURDATE(),CURDATE())&quot;&amp;IF(AND([.E758]&lt;&gt;INDIRECT(ADDRESS(ROW([.E758]) + 1;5));INDIRECT(ADDRESS(ROW([.A758]) + 1;1)) &gt; 0); &quot;;&quot;&amp;CHAR(13)&amp;CHAR(10)&amp;CHAR(13)&amp;CHAR(10)&amp;[.M$3];IF(INDIRECT(ADDRESS(ROW([.A758]) + 1;1)) &gt; 0;&quot;,&quot;;&quot;;&quot;))" office:value-type="string" office:string-value="(755,'M75','MASTER 75','M75',21,'L','MASTER',75,79,0,0,0,CURDATE(),CURDATE())," calcext:value-type="string">
            <text:p>(755,'M75','MASTER 75','M75',21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59])-3" office:value-type="float" office:value="756" calcext:value-type="float">
            <text:p>756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59]&amp;&quot;,'&quot;&amp;[.B759]&amp;&quot;','&quot;&amp;[.C759]&amp;&quot;','&quot;&amp;[.D759]&amp;&quot;',&quot;&amp;[.E759]&amp;&quot;,'&quot;&amp;[.F759]&amp;&quot;','&quot;&amp;[.G759]&amp;&quot;',&quot;&amp;[.H759]&amp;&quot;,&quot;&amp;[.I759]&amp;&quot;,&quot;&amp;[.J759]&amp;&quot;,&quot;&amp;[.K759]&amp;&quot;,0,CURDATE(),CURDATE())&quot;&amp;IF(AND([.E759]&lt;&gt;INDIRECT(ADDRESS(ROW([.E759]) + 1;5));INDIRECT(ADDRESS(ROW([.A759]) + 1;1)) &gt; 0); &quot;;&quot;&amp;CHAR(13)&amp;CHAR(10)&amp;CHAR(13)&amp;CHAR(10)&amp;[.M$3];IF(INDIRECT(ADDRESS(ROW([.A759]) + 1;1)) &gt; 0;&quot;,&quot;;&quot;;&quot;))" office:value-type="string" office:string-value="(756,'M80','MASTER 80','M80',21,'M','MASTER',80,84,0,0,0,CURDATE(),CURDATE())," calcext:value-type="string">
            <text:p>(756,'M80','MASTER 80','M80',21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0])-3" office:value-type="float" office:value="757" calcext:value-type="float">
            <text:p>757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60]&amp;&quot;,'&quot;&amp;[.B760]&amp;&quot;','&quot;&amp;[.C760]&amp;&quot;','&quot;&amp;[.D760]&amp;&quot;',&quot;&amp;[.E760]&amp;&quot;,'&quot;&amp;[.F760]&amp;&quot;','&quot;&amp;[.G760]&amp;&quot;',&quot;&amp;[.H760]&amp;&quot;,&quot;&amp;[.I760]&amp;&quot;,&quot;&amp;[.J760]&amp;&quot;,&quot;&amp;[.K760]&amp;&quot;,0,CURDATE(),CURDATE())&quot;&amp;IF(AND([.E760]&lt;&gt;INDIRECT(ADDRESS(ROW([.E760]) + 1;5));INDIRECT(ADDRESS(ROW([.A760]) + 1;1)) &gt; 0); &quot;;&quot;&amp;CHAR(13)&amp;CHAR(10)&amp;CHAR(13)&amp;CHAR(10)&amp;[.M$3];IF(INDIRECT(ADDRESS(ROW([.A760]) + 1;1)) &gt; 0;&quot;,&quot;;&quot;;&quot;))" office:value-type="string" office:string-value="(757,'M85','MASTER 85','M85',21,'N','MASTER',85,89,0,0,0,CURDATE(),CURDATE())," calcext:value-type="string">
            <text:p>(757,'M85','MASTER 85','M85',21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1])-3" office:value-type="float" office:value="758" calcext:value-type="float">
            <text:p>758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61]&amp;&quot;,'&quot;&amp;[.B761]&amp;&quot;','&quot;&amp;[.C761]&amp;&quot;','&quot;&amp;[.D761]&amp;&quot;',&quot;&amp;[.E761]&amp;&quot;,'&quot;&amp;[.F761]&amp;&quot;','&quot;&amp;[.G761]&amp;&quot;',&quot;&amp;[.H761]&amp;&quot;,&quot;&amp;[.I761]&amp;&quot;,&quot;&amp;[.J761]&amp;&quot;,&quot;&amp;[.K761]&amp;&quot;,0,CURDATE(),CURDATE())&quot;&amp;IF(AND([.E761]&lt;&gt;INDIRECT(ADDRESS(ROW([.E761]) + 1;5));INDIRECT(ADDRESS(ROW([.A761]) + 1;1)) &gt; 0); &quot;;&quot;&amp;CHAR(13)&amp;CHAR(10)&amp;CHAR(13)&amp;CHAR(10)&amp;[.M$3];IF(INDIRECT(ADDRESS(ROW([.A761]) + 1;1)) &gt; 0;&quot;,&quot;;&quot;;&quot;))" office:value-type="string" office:string-value="(758,'M90','MASTER 90','M90',21,'O','MASTER',90,94,0,0,0,CURDATE(),CURDATE())," calcext:value-type="string">
            <text:p>(758,'M90','MASTER 90','M90',21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2])-3" office:value-type="float" office:value="759" calcext:value-type="float">
            <text:p>759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62]&amp;&quot;,'&quot;&amp;[.B762]&amp;&quot;','&quot;&amp;[.C762]&amp;&quot;','&quot;&amp;[.D762]&amp;&quot;',&quot;&amp;[.E762]&amp;&quot;,'&quot;&amp;[.F762]&amp;&quot;','&quot;&amp;[.G762]&amp;&quot;',&quot;&amp;[.H762]&amp;&quot;,&quot;&amp;[.I762]&amp;&quot;,&quot;&amp;[.J762]&amp;&quot;,&quot;&amp;[.K762]&amp;&quot;,0,CURDATE(),CURDATE())&quot;&amp;IF(AND([.E762]&lt;&gt;INDIRECT(ADDRESS(ROW([.E762]) + 1;5));INDIRECT(ADDRESS(ROW([.A762]) + 1;1)) &gt; 0); &quot;;&quot;&amp;CHAR(13)&amp;CHAR(10)&amp;CHAR(13)&amp;CHAR(10)&amp;[.M$3];IF(INDIRECT(ADDRESS(ROW([.A762]) + 1;1)) &gt; 0;&quot;,&quot;;&quot;;&quot;))" office:value-type="string" office:string-value="(759,'M95','MASTER 95','M95',21,'P','MASTER',95,99,0,0,0,CURDATE(),CURDATE())," calcext:value-type="string">
            <text:p>(759,'M95','MASTER 95','M95',21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3])-3" office:value-type="float" office:value="760" calcext:value-type="float">
            <text:p>76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63]&amp;&quot;,'&quot;&amp;[.B763]&amp;&quot;','&quot;&amp;[.C763]&amp;&quot;','&quot;&amp;[.D763]&amp;&quot;',&quot;&amp;[.E763]&amp;&quot;,'&quot;&amp;[.F763]&amp;&quot;','&quot;&amp;[.G763]&amp;&quot;',&quot;&amp;[.H763]&amp;&quot;,&quot;&amp;[.I763]&amp;&quot;,&quot;&amp;[.J763]&amp;&quot;,&quot;&amp;[.K763]&amp;&quot;,0,CURDATE(),CURDATE())&quot;&amp;IF(AND([.E763]&lt;&gt;INDIRECT(ADDRESS(ROW([.E763]) + 1;5));INDIRECT(ADDRESS(ROW([.A763]) + 1;1)) &gt; 0); &quot;;&quot;&amp;CHAR(13)&amp;CHAR(10)&amp;CHAR(13)&amp;CHAR(10)&amp;[.M$3];IF(INDIRECT(ADDRESS(ROW([.A763]) + 1;1)) &gt; 0;&quot;,&quot;;&quot;;&quot;))" office:value-type="string" office:string-value="(760,'MA0','MASTER 100','MA0',21,'Q','MASTER',100,999,0,0,0,CURDATE(),CURDATE())," calcext:value-type="string">
            <text:p>(760,'MA0','MASTER 100','MA0',21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4])-3" office:value-type="float" office:value="761" calcext:value-type="float">
            <text:p>761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4]&amp;&quot;,'&quot;&amp;[.B764]&amp;&quot;','&quot;&amp;[.C764]&amp;&quot;','&quot;&amp;[.D764]&amp;&quot;',&quot;&amp;[.E764]&amp;&quot;,'&quot;&amp;[.F764]&amp;&quot;','&quot;&amp;[.G764]&amp;&quot;',&quot;&amp;[.H764]&amp;&quot;,&quot;&amp;[.I764]&amp;&quot;,&quot;&amp;[.J764]&amp;&quot;,&quot;&amp;[.K764]&amp;&quot;,0,CURDATE(),CURDATE())&quot;&amp;IF(AND([.E764]&lt;&gt;INDIRECT(ADDRESS(ROW([.E764]) + 1;5));INDIRECT(ADDRESS(ROW([.A764]) + 1;1)) &gt; 0); &quot;;&quot;&amp;CHAR(13)&amp;CHAR(10)&amp;CHAR(13)&amp;CHAR(10)&amp;[.M$3];IF(INDIRECT(ADDRESS(ROW([.A764]) + 1;1)) &gt; 0;&quot;,&quot;;&quot;;&quot;))" office:value-type="string" office:string-value="(761,'100-119','STAFF. M FINO A 119','100-119',21,'xA','MASTER',100,119,1,0,0,CURDATE(),CURDATE())," calcext:value-type="string">
            <text:p>(761,'100-119','STAFF. M FINO A 119','100-119',21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5])-3" office:value-type="float" office:value="762" calcext:value-type="float">
            <text:p>762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5]&amp;&quot;,'&quot;&amp;[.B765]&amp;&quot;','&quot;&amp;[.C765]&amp;&quot;','&quot;&amp;[.D765]&amp;&quot;',&quot;&amp;[.E765]&amp;&quot;,'&quot;&amp;[.F765]&amp;&quot;','&quot;&amp;[.G765]&amp;&quot;',&quot;&amp;[.H765]&amp;&quot;,&quot;&amp;[.I765]&amp;&quot;,&quot;&amp;[.J765]&amp;&quot;,&quot;&amp;[.K765]&amp;&quot;,0,CURDATE(),CURDATE())&quot;&amp;IF(AND([.E765]&lt;&gt;INDIRECT(ADDRESS(ROW([.E765]) + 1;5));INDIRECT(ADDRESS(ROW([.A765]) + 1;1)) &gt; 0); &quot;;&quot;&amp;CHAR(13)&amp;CHAR(10)&amp;CHAR(13)&amp;CHAR(10)&amp;[.M$3];IF(INDIRECT(ADDRESS(ROW([.A765]) + 1;1)) &gt; 0;&quot;,&quot;;&quot;;&quot;))" office:value-type="string" office:string-value="(762,'120-159','STAFF. M 120-159','120-159',21,'xB','MASTER',120,159,1,0,0,CURDATE(),CURDATE())," calcext:value-type="string">
            <text:p>(762,'120-159','STAFF. M 120-159','120-159',21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6])-3" office:value-type="float" office:value="763" calcext:value-type="float">
            <text:p>763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6]&amp;&quot;,'&quot;&amp;[.B766]&amp;&quot;','&quot;&amp;[.C766]&amp;&quot;','&quot;&amp;[.D766]&amp;&quot;',&quot;&amp;[.E766]&amp;&quot;,'&quot;&amp;[.F766]&amp;&quot;','&quot;&amp;[.G766]&amp;&quot;',&quot;&amp;[.H766]&amp;&quot;,&quot;&amp;[.I766]&amp;&quot;,&quot;&amp;[.J766]&amp;&quot;,&quot;&amp;[.K766]&amp;&quot;,0,CURDATE(),CURDATE())&quot;&amp;IF(AND([.E766]&lt;&gt;INDIRECT(ADDRESS(ROW([.E766]) + 1;5));INDIRECT(ADDRESS(ROW([.A766]) + 1;1)) &gt; 0); &quot;;&quot;&amp;CHAR(13)&amp;CHAR(10)&amp;CHAR(13)&amp;CHAR(10)&amp;[.M$3];IF(INDIRECT(ADDRESS(ROW([.A766]) + 1;1)) &gt; 0;&quot;,&quot;;&quot;;&quot;))" office:value-type="string" office:string-value="(763,'160-199','STAFF. M 160-199','160-199',21,'xC','MASTER',160,199,1,0,0,CURDATE(),CURDATE())," calcext:value-type="string">
            <text:p>(763,'160-199','STAFF. M 160-199','160-199',21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7])-3" office:value-type="float" office:value="764" calcext:value-type="float">
            <text:p>764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7]&amp;&quot;,'&quot;&amp;[.B767]&amp;&quot;','&quot;&amp;[.C767]&amp;&quot;','&quot;&amp;[.D767]&amp;&quot;',&quot;&amp;[.E767]&amp;&quot;,'&quot;&amp;[.F767]&amp;&quot;','&quot;&amp;[.G767]&amp;&quot;',&quot;&amp;[.H767]&amp;&quot;,&quot;&amp;[.I767]&amp;&quot;,&quot;&amp;[.J767]&amp;&quot;,&quot;&amp;[.K767]&amp;&quot;,0,CURDATE(),CURDATE())&quot;&amp;IF(AND([.E767]&lt;&gt;INDIRECT(ADDRESS(ROW([.E767]) + 1;5));INDIRECT(ADDRESS(ROW([.A767]) + 1;1)) &gt; 0); &quot;;&quot;&amp;CHAR(13)&amp;CHAR(10)&amp;CHAR(13)&amp;CHAR(10)&amp;[.M$3];IF(INDIRECT(ADDRESS(ROW([.A767]) + 1;1)) &gt; 0;&quot;,&quot;;&quot;;&quot;))" office:value-type="string" office:string-value="(764,'200-239','STAFF. M 200-239','200-239',21,'xD','MASTER',200,239,1,0,0,CURDATE(),CURDATE())," calcext:value-type="string">
            <text:p>(764,'200-239','STAFF. M 200-239','200-239',21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8])-3" office:value-type="float" office:value="765" calcext:value-type="float">
            <text:p>765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8]&amp;&quot;,'&quot;&amp;[.B768]&amp;&quot;','&quot;&amp;[.C768]&amp;&quot;','&quot;&amp;[.D768]&amp;&quot;',&quot;&amp;[.E768]&amp;&quot;,'&quot;&amp;[.F768]&amp;&quot;','&quot;&amp;[.G768]&amp;&quot;',&quot;&amp;[.H768]&amp;&quot;,&quot;&amp;[.I768]&amp;&quot;,&quot;&amp;[.J768]&amp;&quot;,&quot;&amp;[.K768]&amp;&quot;,0,CURDATE(),CURDATE())&quot;&amp;IF(AND([.E768]&lt;&gt;INDIRECT(ADDRESS(ROW([.E768]) + 1;5));INDIRECT(ADDRESS(ROW([.A768]) + 1;1)) &gt; 0); &quot;;&quot;&amp;CHAR(13)&amp;CHAR(10)&amp;CHAR(13)&amp;CHAR(10)&amp;[.M$3];IF(INDIRECT(ADDRESS(ROW([.A768]) + 1;1)) &gt; 0;&quot;,&quot;;&quot;;&quot;))" office:value-type="string" office:string-value="(765,'240-279','STAFF. M 240-279','240-279',21,'xE','MASTER',240,279,1,0,0,CURDATE(),CURDATE())," calcext:value-type="string">
            <text:p>(765,'240-279','STAFF. M 240-279','240-279',21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69])-3" office:value-type="float" office:value="766" calcext:value-type="float">
            <text:p>766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69]&amp;&quot;,'&quot;&amp;[.B769]&amp;&quot;','&quot;&amp;[.C769]&amp;&quot;','&quot;&amp;[.D769]&amp;&quot;',&quot;&amp;[.E769]&amp;&quot;,'&quot;&amp;[.F769]&amp;&quot;','&quot;&amp;[.G769]&amp;&quot;',&quot;&amp;[.H769]&amp;&quot;,&quot;&amp;[.I769]&amp;&quot;,&quot;&amp;[.J769]&amp;&quot;,&quot;&amp;[.K769]&amp;&quot;,0,CURDATE(),CURDATE())&quot;&amp;IF(AND([.E769]&lt;&gt;INDIRECT(ADDRESS(ROW([.E769]) + 1;5));INDIRECT(ADDRESS(ROW([.A769]) + 1;1)) &gt; 0); &quot;;&quot;&amp;CHAR(13)&amp;CHAR(10)&amp;CHAR(13)&amp;CHAR(10)&amp;[.M$3];IF(INDIRECT(ADDRESS(ROW([.A769]) + 1;1)) &gt; 0;&quot;,&quot;;&quot;;&quot;))" office:value-type="string" office:string-value="(766,'280-319','STAFF. M 280-319','280-319',21,'xF','MASTER',280,319,1,0,0,CURDATE(),CURDATE())," calcext:value-type="string">
            <text:p>(766,'280-319','STAFF. M 280-319','280-319',21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0])-3" office:value-type="float" office:value="767" calcext:value-type="float">
            <text:p>767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70]&amp;&quot;,'&quot;&amp;[.B770]&amp;&quot;','&quot;&amp;[.C770]&amp;&quot;','&quot;&amp;[.D770]&amp;&quot;',&quot;&amp;[.E770]&amp;&quot;,'&quot;&amp;[.F770]&amp;&quot;','&quot;&amp;[.G770]&amp;&quot;',&quot;&amp;[.H770]&amp;&quot;,&quot;&amp;[.I770]&amp;&quot;,&quot;&amp;[.J770]&amp;&quot;,&quot;&amp;[.K770]&amp;&quot;,0,CURDATE(),CURDATE())&quot;&amp;IF(AND([.E770]&lt;&gt;INDIRECT(ADDRESS(ROW([.E770]) + 1;5));INDIRECT(ADDRESS(ROW([.A770]) + 1;1)) &gt; 0); &quot;;&quot;&amp;CHAR(13)&amp;CHAR(10)&amp;CHAR(13)&amp;CHAR(10)&amp;[.M$3];IF(INDIRECT(ADDRESS(ROW([.A770]) + 1;1)) &gt; 0;&quot;,&quot;;&quot;;&quot;))" office:value-type="string" office:string-value="(767,'320-359','STAFF. M 320-359','320-359',21,'xG','MASTER',320,359,1,0,0,CURDATE(),CURDATE())," calcext:value-type="string">
            <text:p>(767,'320-359','STAFF. M 320-359','320-359',21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1])-3" office:value-type="float" office:value="768" calcext:value-type="float">
            <text:p>768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71]&amp;&quot;,'&quot;&amp;[.B771]&amp;&quot;','&quot;&amp;[.C771]&amp;&quot;','&quot;&amp;[.D771]&amp;&quot;',&quot;&amp;[.E771]&amp;&quot;,'&quot;&amp;[.F771]&amp;&quot;','&quot;&amp;[.G771]&amp;&quot;',&quot;&amp;[.H771]&amp;&quot;,&quot;&amp;[.I771]&amp;&quot;,&quot;&amp;[.J771]&amp;&quot;,&quot;&amp;[.K771]&amp;&quot;,0,CURDATE(),CURDATE())&quot;&amp;IF(AND([.E771]&lt;&gt;INDIRECT(ADDRESS(ROW([.E771]) + 1;5));INDIRECT(ADDRESS(ROW([.A771]) + 1;1)) &gt; 0); &quot;;&quot;&amp;CHAR(13)&amp;CHAR(10)&amp;CHAR(13)&amp;CHAR(10)&amp;[.M$3];IF(INDIRECT(ADDRESS(ROW([.A771]) + 1;1)) &gt; 0;&quot;,&quot;;&quot;;&quot;))" office:value-type="string" office:string-value="(768,'360-399','STAFF. M 360-399','360-399',21,'xH','MASTER',360,399,1,0,0,CURDATE(),CURDATE())," calcext:value-type="string">
            <text:p>(768,'360-399','STAFF. M 360-399','360-399',21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772])-3" office:value-type="float" office:value="769" calcext:value-type="float">
            <text:p>769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72]&amp;&quot;,'&quot;&amp;[.B772]&amp;&quot;','&quot;&amp;[.C772]&amp;&quot;','&quot;&amp;[.D772]&amp;&quot;',&quot;&amp;[.E772]&amp;&quot;,'&quot;&amp;[.F772]&amp;&quot;','&quot;&amp;[.G772]&amp;&quot;',&quot;&amp;[.H772]&amp;&quot;,&quot;&amp;[.I772]&amp;&quot;,&quot;&amp;[.J772]&amp;&quot;,&quot;&amp;[.K772]&amp;&quot;,0,CURDATE(),CURDATE())&quot;&amp;IF(AND([.E772]&lt;&gt;INDIRECT(ADDRESS(ROW([.E772]) + 1;5));INDIRECT(ADDRESS(ROW([.A772]) + 1;1)) &gt; 0); &quot;;&quot;&amp;CHAR(13)&amp;CHAR(10)&amp;CHAR(13)&amp;CHAR(10)&amp;[.M$3];IF(INDIRECT(ADDRESS(ROW([.A772]) + 1;1)) &gt; 0;&quot;,&quot;;&quot;;&quot;))" office:value-type="string" office:string-value="(769,'000-999','STAFF. ASSOLUTI','ASSOLUTI',21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69,'000-999','STAFF. ASSOLUTI','ASSOLUTI',21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773])-3" office:value-type="float" office:value="770" calcext:value-type="float">
            <text:p>770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3]&amp;&quot;,'&quot;&amp;[.B773]&amp;&quot;','&quot;&amp;[.C773]&amp;&quot;','&quot;&amp;[.D773]&amp;&quot;',&quot;&amp;[.E773]&amp;&quot;,'&quot;&amp;[.F773]&amp;&quot;','&quot;&amp;[.G773]&amp;&quot;',&quot;&amp;[.H773]&amp;&quot;,&quot;&amp;[.I773]&amp;&quot;,&quot;&amp;[.J773]&amp;&quot;,&quot;&amp;[.K773]&amp;&quot;,0,CURDATE(),CURDATE())&quot;&amp;IF(AND([.E773]&lt;&gt;INDIRECT(ADDRESS(ROW([.E773]) + 1;5));INDIRECT(ADDRESS(ROW([.A773]) + 1;1)) &gt; 0); &quot;;&quot;&amp;CHAR(13)&amp;CHAR(10)&amp;CHAR(13)&amp;CHAR(10)&amp;[.M$3];IF(INDIRECT(ADDRESS(ROW([.A773]) + 1;1)) &gt; 0;&quot;,&quot;;&quot;;&quot;))" office:value-type="string" office:string-value="(770,'U25','UNDER 25','U25',22,'A','MASTER',20,24,0,0,0,CURDATE(),CURDATE())," calcext:value-type="string">
            <text:p>(770,'U25','UNDER 25','U25',2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4])-3" office:value-type="float" office:value="771" calcext:value-type="float">
            <text:p>771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4]&amp;&quot;,'&quot;&amp;[.B774]&amp;&quot;','&quot;&amp;[.C774]&amp;&quot;','&quot;&amp;[.D774]&amp;&quot;',&quot;&amp;[.E774]&amp;&quot;,'&quot;&amp;[.F774]&amp;&quot;','&quot;&amp;[.G774]&amp;&quot;',&quot;&amp;[.H774]&amp;&quot;,&quot;&amp;[.I774]&amp;&quot;,&quot;&amp;[.J774]&amp;&quot;,&quot;&amp;[.K774]&amp;&quot;,0,CURDATE(),CURDATE())&quot;&amp;IF(AND([.E774]&lt;&gt;INDIRECT(ADDRESS(ROW([.E774]) + 1;5));INDIRECT(ADDRESS(ROW([.A774]) + 1;1)) &gt; 0); &quot;;&quot;&amp;CHAR(13)&amp;CHAR(10)&amp;CHAR(13)&amp;CHAR(10)&amp;[.M$3];IF(INDIRECT(ADDRESS(ROW([.A774]) + 1;1)) &gt; 0;&quot;,&quot;;&quot;;&quot;))" office:value-type="string" office:string-value="(771,'M25','MASTER 25','M25',22,'B','MASTER',25,29,0,0,0,CURDATE(),CURDATE())," calcext:value-type="string">
            <text:p>(771,'M25','MASTER 25','M25',2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5])-3" office:value-type="float" office:value="772" calcext:value-type="float">
            <text:p>772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5]&amp;&quot;,'&quot;&amp;[.B775]&amp;&quot;','&quot;&amp;[.C775]&amp;&quot;','&quot;&amp;[.D775]&amp;&quot;',&quot;&amp;[.E775]&amp;&quot;,'&quot;&amp;[.F775]&amp;&quot;','&quot;&amp;[.G775]&amp;&quot;',&quot;&amp;[.H775]&amp;&quot;,&quot;&amp;[.I775]&amp;&quot;,&quot;&amp;[.J775]&amp;&quot;,&quot;&amp;[.K775]&amp;&quot;,0,CURDATE(),CURDATE())&quot;&amp;IF(AND([.E775]&lt;&gt;INDIRECT(ADDRESS(ROW([.E775]) + 1;5));INDIRECT(ADDRESS(ROW([.A775]) + 1;1)) &gt; 0); &quot;;&quot;&amp;CHAR(13)&amp;CHAR(10)&amp;CHAR(13)&amp;CHAR(10)&amp;[.M$3];IF(INDIRECT(ADDRESS(ROW([.A775]) + 1;1)) &gt; 0;&quot;,&quot;;&quot;;&quot;))" office:value-type="string" office:string-value="(772,'M30','MASTER 30','M30',22,'C','MASTER',30,34,0,0,0,CURDATE(),CURDATE())," calcext:value-type="string">
            <text:p>(772,'M30','MASTER 30','M30',2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6])-3" office:value-type="float" office:value="773" calcext:value-type="float">
            <text:p>773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6]&amp;&quot;,'&quot;&amp;[.B776]&amp;&quot;','&quot;&amp;[.C776]&amp;&quot;','&quot;&amp;[.D776]&amp;&quot;',&quot;&amp;[.E776]&amp;&quot;,'&quot;&amp;[.F776]&amp;&quot;','&quot;&amp;[.G776]&amp;&quot;',&quot;&amp;[.H776]&amp;&quot;,&quot;&amp;[.I776]&amp;&quot;,&quot;&amp;[.J776]&amp;&quot;,&quot;&amp;[.K776]&amp;&quot;,0,CURDATE(),CURDATE())&quot;&amp;IF(AND([.E776]&lt;&gt;INDIRECT(ADDRESS(ROW([.E776]) + 1;5));INDIRECT(ADDRESS(ROW([.A776]) + 1;1)) &gt; 0); &quot;;&quot;&amp;CHAR(13)&amp;CHAR(10)&amp;CHAR(13)&amp;CHAR(10)&amp;[.M$3];IF(INDIRECT(ADDRESS(ROW([.A776]) + 1;1)) &gt; 0;&quot;,&quot;;&quot;;&quot;))" office:value-type="string" office:string-value="(773,'M35','MASTER 35','M35',22,'D','MASTER',35,39,0,0,0,CURDATE(),CURDATE())," calcext:value-type="string">
            <text:p>(773,'M35','MASTER 35','M35',2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7])-3" office:value-type="float" office:value="774" calcext:value-type="float">
            <text:p>774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7]&amp;&quot;,'&quot;&amp;[.B777]&amp;&quot;','&quot;&amp;[.C777]&amp;&quot;','&quot;&amp;[.D777]&amp;&quot;',&quot;&amp;[.E777]&amp;&quot;,'&quot;&amp;[.F777]&amp;&quot;','&quot;&amp;[.G777]&amp;&quot;',&quot;&amp;[.H777]&amp;&quot;,&quot;&amp;[.I777]&amp;&quot;,&quot;&amp;[.J777]&amp;&quot;,&quot;&amp;[.K777]&amp;&quot;,0,CURDATE(),CURDATE())&quot;&amp;IF(AND([.E777]&lt;&gt;INDIRECT(ADDRESS(ROW([.E777]) + 1;5));INDIRECT(ADDRESS(ROW([.A777]) + 1;1)) &gt; 0); &quot;;&quot;&amp;CHAR(13)&amp;CHAR(10)&amp;CHAR(13)&amp;CHAR(10)&amp;[.M$3];IF(INDIRECT(ADDRESS(ROW([.A777]) + 1;1)) &gt; 0;&quot;,&quot;;&quot;;&quot;))" office:value-type="string" office:string-value="(774,'M40','MASTER 40','M40',22,'E','MASTER',40,44,0,0,0,CURDATE(),CURDATE())," calcext:value-type="string">
            <text:p>(774,'M40','MASTER 40','M40',2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8])-3" office:value-type="float" office:value="775" calcext:value-type="float">
            <text:p>77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8]&amp;&quot;,'&quot;&amp;[.B778]&amp;&quot;','&quot;&amp;[.C778]&amp;&quot;','&quot;&amp;[.D778]&amp;&quot;',&quot;&amp;[.E778]&amp;&quot;,'&quot;&amp;[.F778]&amp;&quot;','&quot;&amp;[.G778]&amp;&quot;',&quot;&amp;[.H778]&amp;&quot;,&quot;&amp;[.I778]&amp;&quot;,&quot;&amp;[.J778]&amp;&quot;,&quot;&amp;[.K778]&amp;&quot;,0,CURDATE(),CURDATE())&quot;&amp;IF(AND([.E778]&lt;&gt;INDIRECT(ADDRESS(ROW([.E778]) + 1;5));INDIRECT(ADDRESS(ROW([.A778]) + 1;1)) &gt; 0); &quot;;&quot;&amp;CHAR(13)&amp;CHAR(10)&amp;CHAR(13)&amp;CHAR(10)&amp;[.M$3];IF(INDIRECT(ADDRESS(ROW([.A778]) + 1;1)) &gt; 0;&quot;,&quot;;&quot;;&quot;))" office:value-type="string" office:string-value="(775,'M45','MASTER 45','M45',22,'F','MASTER',45,49,0,0,0,CURDATE(),CURDATE())," calcext:value-type="string">
            <text:p>(775,'M45','MASTER 45','M45',2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79])-3" office:value-type="float" office:value="776" calcext:value-type="float">
            <text:p>776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79]&amp;&quot;,'&quot;&amp;[.B779]&amp;&quot;','&quot;&amp;[.C779]&amp;&quot;','&quot;&amp;[.D779]&amp;&quot;',&quot;&amp;[.E779]&amp;&quot;,'&quot;&amp;[.F779]&amp;&quot;','&quot;&amp;[.G779]&amp;&quot;',&quot;&amp;[.H779]&amp;&quot;,&quot;&amp;[.I779]&amp;&quot;,&quot;&amp;[.J779]&amp;&quot;,&quot;&amp;[.K779]&amp;&quot;,0,CURDATE(),CURDATE())&quot;&amp;IF(AND([.E779]&lt;&gt;INDIRECT(ADDRESS(ROW([.E779]) + 1;5));INDIRECT(ADDRESS(ROW([.A779]) + 1;1)) &gt; 0); &quot;;&quot;&amp;CHAR(13)&amp;CHAR(10)&amp;CHAR(13)&amp;CHAR(10)&amp;[.M$3];IF(INDIRECT(ADDRESS(ROW([.A779]) + 1;1)) &gt; 0;&quot;,&quot;;&quot;;&quot;))" office:value-type="string" office:string-value="(776,'M50','MASTER 50','M50',22,'G','MASTER',50,54,0,0,0,CURDATE(),CURDATE())," calcext:value-type="string">
            <text:p>(776,'M50','MASTER 50','M50',2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0])-3" office:value-type="float" office:value="777" calcext:value-type="float">
            <text:p>777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0]&amp;&quot;,'&quot;&amp;[.B780]&amp;&quot;','&quot;&amp;[.C780]&amp;&quot;','&quot;&amp;[.D780]&amp;&quot;',&quot;&amp;[.E780]&amp;&quot;,'&quot;&amp;[.F780]&amp;&quot;','&quot;&amp;[.G780]&amp;&quot;',&quot;&amp;[.H780]&amp;&quot;,&quot;&amp;[.I780]&amp;&quot;,&quot;&amp;[.J780]&amp;&quot;,&quot;&amp;[.K780]&amp;&quot;,0,CURDATE(),CURDATE())&quot;&amp;IF(AND([.E780]&lt;&gt;INDIRECT(ADDRESS(ROW([.E780]) + 1;5));INDIRECT(ADDRESS(ROW([.A780]) + 1;1)) &gt; 0); &quot;;&quot;&amp;CHAR(13)&amp;CHAR(10)&amp;CHAR(13)&amp;CHAR(10)&amp;[.M$3];IF(INDIRECT(ADDRESS(ROW([.A780]) + 1;1)) &gt; 0;&quot;,&quot;;&quot;;&quot;))" office:value-type="string" office:string-value="(777,'M55','MASTER 55','M55',22,'H','MASTER',55,59,0,0,0,CURDATE(),CURDATE())," calcext:value-type="string">
            <text:p>(777,'M55','MASTER 55','M55',2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1])-3" office:value-type="float" office:value="778" calcext:value-type="float">
            <text:p>778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1]&amp;&quot;,'&quot;&amp;[.B781]&amp;&quot;','&quot;&amp;[.C781]&amp;&quot;','&quot;&amp;[.D781]&amp;&quot;',&quot;&amp;[.E781]&amp;&quot;,'&quot;&amp;[.F781]&amp;&quot;','&quot;&amp;[.G781]&amp;&quot;',&quot;&amp;[.H781]&amp;&quot;,&quot;&amp;[.I781]&amp;&quot;,&quot;&amp;[.J781]&amp;&quot;,&quot;&amp;[.K781]&amp;&quot;,0,CURDATE(),CURDATE())&quot;&amp;IF(AND([.E781]&lt;&gt;INDIRECT(ADDRESS(ROW([.E781]) + 1;5));INDIRECT(ADDRESS(ROW([.A781]) + 1;1)) &gt; 0); &quot;;&quot;&amp;CHAR(13)&amp;CHAR(10)&amp;CHAR(13)&amp;CHAR(10)&amp;[.M$3];IF(INDIRECT(ADDRESS(ROW([.A781]) + 1;1)) &gt; 0;&quot;,&quot;;&quot;;&quot;))" office:value-type="string" office:string-value="(778,'M60','MASTER 60','M60',22,'I','MASTER',60,64,0,0,0,CURDATE(),CURDATE())," calcext:value-type="string">
            <text:p>(778,'M60','MASTER 60','M60',2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2])-3" office:value-type="float" office:value="779" calcext:value-type="float">
            <text:p>779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2]&amp;&quot;,'&quot;&amp;[.B782]&amp;&quot;','&quot;&amp;[.C782]&amp;&quot;','&quot;&amp;[.D782]&amp;&quot;',&quot;&amp;[.E782]&amp;&quot;,'&quot;&amp;[.F782]&amp;&quot;','&quot;&amp;[.G782]&amp;&quot;',&quot;&amp;[.H782]&amp;&quot;,&quot;&amp;[.I782]&amp;&quot;,&quot;&amp;[.J782]&amp;&quot;,&quot;&amp;[.K782]&amp;&quot;,0,CURDATE(),CURDATE())&quot;&amp;IF(AND([.E782]&lt;&gt;INDIRECT(ADDRESS(ROW([.E782]) + 1;5));INDIRECT(ADDRESS(ROW([.A782]) + 1;1)) &gt; 0); &quot;;&quot;&amp;CHAR(13)&amp;CHAR(10)&amp;CHAR(13)&amp;CHAR(10)&amp;[.M$3];IF(INDIRECT(ADDRESS(ROW([.A782]) + 1;1)) &gt; 0;&quot;,&quot;;&quot;;&quot;))" office:value-type="string" office:string-value="(779,'M65','MASTER 65','M65',22,'J','MASTER',65,69,0,0,0,CURDATE(),CURDATE())," calcext:value-type="string">
            <text:p>(779,'M65','MASTER 65','M65',2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3])-3" office:value-type="float" office:value="780" calcext:value-type="float">
            <text:p>78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3]&amp;&quot;,'&quot;&amp;[.B783]&amp;&quot;','&quot;&amp;[.C783]&amp;&quot;','&quot;&amp;[.D783]&amp;&quot;',&quot;&amp;[.E783]&amp;&quot;,'&quot;&amp;[.F783]&amp;&quot;','&quot;&amp;[.G783]&amp;&quot;',&quot;&amp;[.H783]&amp;&quot;,&quot;&amp;[.I783]&amp;&quot;,&quot;&amp;[.J783]&amp;&quot;,&quot;&amp;[.K783]&amp;&quot;,0,CURDATE(),CURDATE())&quot;&amp;IF(AND([.E783]&lt;&gt;INDIRECT(ADDRESS(ROW([.E783]) + 1;5));INDIRECT(ADDRESS(ROW([.A783]) + 1;1)) &gt; 0); &quot;;&quot;&amp;CHAR(13)&amp;CHAR(10)&amp;CHAR(13)&amp;CHAR(10)&amp;[.M$3];IF(INDIRECT(ADDRESS(ROW([.A783]) + 1;1)) &gt; 0;&quot;,&quot;;&quot;;&quot;))" office:value-type="string" office:string-value="(780,'M70','MASTER 70','M70',22,'K','MASTER',70,74,0,0,0,CURDATE(),CURDATE())," calcext:value-type="string">
            <text:p>(780,'M70','MASTER 70','M70',2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4])-3" office:value-type="float" office:value="781" calcext:value-type="float">
            <text:p>781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4]&amp;&quot;,'&quot;&amp;[.B784]&amp;&quot;','&quot;&amp;[.C784]&amp;&quot;','&quot;&amp;[.D784]&amp;&quot;',&quot;&amp;[.E784]&amp;&quot;,'&quot;&amp;[.F784]&amp;&quot;','&quot;&amp;[.G784]&amp;&quot;',&quot;&amp;[.H784]&amp;&quot;,&quot;&amp;[.I784]&amp;&quot;,&quot;&amp;[.J784]&amp;&quot;,&quot;&amp;[.K784]&amp;&quot;,0,CURDATE(),CURDATE())&quot;&amp;IF(AND([.E784]&lt;&gt;INDIRECT(ADDRESS(ROW([.E784]) + 1;5));INDIRECT(ADDRESS(ROW([.A784]) + 1;1)) &gt; 0); &quot;;&quot;&amp;CHAR(13)&amp;CHAR(10)&amp;CHAR(13)&amp;CHAR(10)&amp;[.M$3];IF(INDIRECT(ADDRESS(ROW([.A784]) + 1;1)) &gt; 0;&quot;,&quot;;&quot;;&quot;))" office:value-type="string" office:string-value="(781,'M75','MASTER 75','M75',22,'L','MASTER',75,79,0,0,0,CURDATE(),CURDATE())," calcext:value-type="string">
            <text:p>(781,'M75','MASTER 75','M75',2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5])-3" office:value-type="float" office:value="782" calcext:value-type="float">
            <text:p>782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5]&amp;&quot;,'&quot;&amp;[.B785]&amp;&quot;','&quot;&amp;[.C785]&amp;&quot;','&quot;&amp;[.D785]&amp;&quot;',&quot;&amp;[.E785]&amp;&quot;,'&quot;&amp;[.F785]&amp;&quot;','&quot;&amp;[.G785]&amp;&quot;',&quot;&amp;[.H785]&amp;&quot;,&quot;&amp;[.I785]&amp;&quot;,&quot;&amp;[.J785]&amp;&quot;,&quot;&amp;[.K785]&amp;&quot;,0,CURDATE(),CURDATE())&quot;&amp;IF(AND([.E785]&lt;&gt;INDIRECT(ADDRESS(ROW([.E785]) + 1;5));INDIRECT(ADDRESS(ROW([.A785]) + 1;1)) &gt; 0); &quot;;&quot;&amp;CHAR(13)&amp;CHAR(10)&amp;CHAR(13)&amp;CHAR(10)&amp;[.M$3];IF(INDIRECT(ADDRESS(ROW([.A785]) + 1;1)) &gt; 0;&quot;,&quot;;&quot;;&quot;))" office:value-type="string" office:string-value="(782,'M80','MASTER 80','M80',22,'M','MASTER',80,84,0,0,0,CURDATE(),CURDATE())," calcext:value-type="string">
            <text:p>(782,'M80','MASTER 80','M80',2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6])-3" office:value-type="float" office:value="783" calcext:value-type="float">
            <text:p>783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6]&amp;&quot;,'&quot;&amp;[.B786]&amp;&quot;','&quot;&amp;[.C786]&amp;&quot;','&quot;&amp;[.D786]&amp;&quot;',&quot;&amp;[.E786]&amp;&quot;,'&quot;&amp;[.F786]&amp;&quot;','&quot;&amp;[.G786]&amp;&quot;',&quot;&amp;[.H786]&amp;&quot;,&quot;&amp;[.I786]&amp;&quot;,&quot;&amp;[.J786]&amp;&quot;,&quot;&amp;[.K786]&amp;&quot;,0,CURDATE(),CURDATE())&quot;&amp;IF(AND([.E786]&lt;&gt;INDIRECT(ADDRESS(ROW([.E786]) + 1;5));INDIRECT(ADDRESS(ROW([.A786]) + 1;1)) &gt; 0); &quot;;&quot;&amp;CHAR(13)&amp;CHAR(10)&amp;CHAR(13)&amp;CHAR(10)&amp;[.M$3];IF(INDIRECT(ADDRESS(ROW([.A786]) + 1;1)) &gt; 0;&quot;,&quot;;&quot;;&quot;))" office:value-type="string" office:string-value="(783,'M85','MASTER 85','M85',22,'N','MASTER',85,89,0,0,0,CURDATE(),CURDATE())," calcext:value-type="string">
            <text:p>(783,'M85','MASTER 85','M85',2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7])-3" office:value-type="float" office:value="784" calcext:value-type="float">
            <text:p>784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7]&amp;&quot;,'&quot;&amp;[.B787]&amp;&quot;','&quot;&amp;[.C787]&amp;&quot;','&quot;&amp;[.D787]&amp;&quot;',&quot;&amp;[.E787]&amp;&quot;,'&quot;&amp;[.F787]&amp;&quot;','&quot;&amp;[.G787]&amp;&quot;',&quot;&amp;[.H787]&amp;&quot;,&quot;&amp;[.I787]&amp;&quot;,&quot;&amp;[.J787]&amp;&quot;,&quot;&amp;[.K787]&amp;&quot;,0,CURDATE(),CURDATE())&quot;&amp;IF(AND([.E787]&lt;&gt;INDIRECT(ADDRESS(ROW([.E787]) + 1;5));INDIRECT(ADDRESS(ROW([.A787]) + 1;1)) &gt; 0); &quot;;&quot;&amp;CHAR(13)&amp;CHAR(10)&amp;CHAR(13)&amp;CHAR(10)&amp;[.M$3];IF(INDIRECT(ADDRESS(ROW([.A787]) + 1;1)) &gt; 0;&quot;,&quot;;&quot;;&quot;))" office:value-type="string" office:string-value="(784,'M90','MASTER 90','M90',22,'O','MASTER',90,94,0,0,0,CURDATE(),CURDATE())," calcext:value-type="string">
            <text:p>(784,'M90','MASTER 90','M90',2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8])-3" office:value-type="float" office:value="785" calcext:value-type="float">
            <text:p>78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8]&amp;&quot;,'&quot;&amp;[.B788]&amp;&quot;','&quot;&amp;[.C788]&amp;&quot;','&quot;&amp;[.D788]&amp;&quot;',&quot;&amp;[.E788]&amp;&quot;,'&quot;&amp;[.F788]&amp;&quot;','&quot;&amp;[.G788]&amp;&quot;',&quot;&amp;[.H788]&amp;&quot;,&quot;&amp;[.I788]&amp;&quot;,&quot;&amp;[.J788]&amp;&quot;,&quot;&amp;[.K788]&amp;&quot;,0,CURDATE(),CURDATE())&quot;&amp;IF(AND([.E788]&lt;&gt;INDIRECT(ADDRESS(ROW([.E788]) + 1;5));INDIRECT(ADDRESS(ROW([.A788]) + 1;1)) &gt; 0); &quot;;&quot;&amp;CHAR(13)&amp;CHAR(10)&amp;CHAR(13)&amp;CHAR(10)&amp;[.M$3];IF(INDIRECT(ADDRESS(ROW([.A788]) + 1;1)) &gt; 0;&quot;,&quot;;&quot;;&quot;))" office:value-type="string" office:string-value="(785,'M95','MASTER 95','M95',22,'P','MASTER',95,99,0,0,0,CURDATE(),CURDATE())," calcext:value-type="string">
            <text:p>(785,'M95','MASTER 95','M95',2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89])-3" office:value-type="float" office:value="786" calcext:value-type="float">
            <text:p>786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89]&amp;&quot;,'&quot;&amp;[.B789]&amp;&quot;','&quot;&amp;[.C789]&amp;&quot;','&quot;&amp;[.D789]&amp;&quot;',&quot;&amp;[.E789]&amp;&quot;,'&quot;&amp;[.F789]&amp;&quot;','&quot;&amp;[.G789]&amp;&quot;',&quot;&amp;[.H789]&amp;&quot;,&quot;&amp;[.I789]&amp;&quot;,&quot;&amp;[.J789]&amp;&quot;,&quot;&amp;[.K789]&amp;&quot;,0,CURDATE(),CURDATE())&quot;&amp;IF(AND([.E789]&lt;&gt;INDIRECT(ADDRESS(ROW([.E789]) + 1;5));INDIRECT(ADDRESS(ROW([.A789]) + 1;1)) &gt; 0); &quot;;&quot;&amp;CHAR(13)&amp;CHAR(10)&amp;CHAR(13)&amp;CHAR(10)&amp;[.M$3];IF(INDIRECT(ADDRESS(ROW([.A789]) + 1;1)) &gt; 0;&quot;,&quot;;&quot;;&quot;))" office:value-type="string" office:string-value="(786,'MA0','MASTER 100','MA0',22,'Q','MASTER',100,999,0,0,0,CURDATE(),CURDATE())," calcext:value-type="string">
            <text:p>(786,'MA0','MASTER 100','MA0',2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0])-3" office:value-type="float" office:value="787" calcext:value-type="float">
            <text:p>787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0]&amp;&quot;,'&quot;&amp;[.B790]&amp;&quot;','&quot;&amp;[.C790]&amp;&quot;','&quot;&amp;[.D790]&amp;&quot;',&quot;&amp;[.E790]&amp;&quot;,'&quot;&amp;[.F790]&amp;&quot;','&quot;&amp;[.G790]&amp;&quot;',&quot;&amp;[.H790]&amp;&quot;,&quot;&amp;[.I790]&amp;&quot;,&quot;&amp;[.J790]&amp;&quot;,&quot;&amp;[.K790]&amp;&quot;,0,CURDATE(),CURDATE())&quot;&amp;IF(AND([.E790]&lt;&gt;INDIRECT(ADDRESS(ROW([.E790]) + 1;5));INDIRECT(ADDRESS(ROW([.A790]) + 1;1)) &gt; 0); &quot;;&quot;&amp;CHAR(13)&amp;CHAR(10)&amp;CHAR(13)&amp;CHAR(10)&amp;[.M$3];IF(INDIRECT(ADDRESS(ROW([.A790]) + 1;1)) &gt; 0;&quot;,&quot;;&quot;;&quot;))" office:value-type="string" office:string-value="(787,'100-119','STAFF. M FINO A 119','100-119',22,'xA','MASTER',100,119,1,0,0,CURDATE(),CURDATE())," calcext:value-type="string">
            <text:p>(787,'100-119','STAFF. M FINO A 119','100-119',2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1])-3" office:value-type="float" office:value="788" calcext:value-type="float">
            <text:p>788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1]&amp;&quot;,'&quot;&amp;[.B791]&amp;&quot;','&quot;&amp;[.C791]&amp;&quot;','&quot;&amp;[.D791]&amp;&quot;',&quot;&amp;[.E791]&amp;&quot;,'&quot;&amp;[.F791]&amp;&quot;','&quot;&amp;[.G791]&amp;&quot;',&quot;&amp;[.H791]&amp;&quot;,&quot;&amp;[.I791]&amp;&quot;,&quot;&amp;[.J791]&amp;&quot;,&quot;&amp;[.K791]&amp;&quot;,0,CURDATE(),CURDATE())&quot;&amp;IF(AND([.E791]&lt;&gt;INDIRECT(ADDRESS(ROW([.E791]) + 1;5));INDIRECT(ADDRESS(ROW([.A791]) + 1;1)) &gt; 0); &quot;;&quot;&amp;CHAR(13)&amp;CHAR(10)&amp;CHAR(13)&amp;CHAR(10)&amp;[.M$3];IF(INDIRECT(ADDRESS(ROW([.A791]) + 1;1)) &gt; 0;&quot;,&quot;;&quot;;&quot;))" office:value-type="string" office:string-value="(788,'120-159','STAFF. M 120-159','120-159',22,'xB','MASTER',120,159,1,0,0,CURDATE(),CURDATE())," calcext:value-type="string">
            <text:p>(788,'120-159','STAFF. M 120-159','120-159',2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2])-3" office:value-type="float" office:value="789" calcext:value-type="float">
            <text:p>78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2]&amp;&quot;,'&quot;&amp;[.B792]&amp;&quot;','&quot;&amp;[.C792]&amp;&quot;','&quot;&amp;[.D792]&amp;&quot;',&quot;&amp;[.E792]&amp;&quot;,'&quot;&amp;[.F792]&amp;&quot;','&quot;&amp;[.G792]&amp;&quot;',&quot;&amp;[.H792]&amp;&quot;,&quot;&amp;[.I792]&amp;&quot;,&quot;&amp;[.J792]&amp;&quot;,&quot;&amp;[.K792]&amp;&quot;,0,CURDATE(),CURDATE())&quot;&amp;IF(AND([.E792]&lt;&gt;INDIRECT(ADDRESS(ROW([.E792]) + 1;5));INDIRECT(ADDRESS(ROW([.A792]) + 1;1)) &gt; 0); &quot;;&quot;&amp;CHAR(13)&amp;CHAR(10)&amp;CHAR(13)&amp;CHAR(10)&amp;[.M$3];IF(INDIRECT(ADDRESS(ROW([.A792]) + 1;1)) &gt; 0;&quot;,&quot;;&quot;;&quot;))" office:value-type="string" office:string-value="(789,'160-199','STAFF. M 160-199','160-199',22,'xC','MASTER',160,199,1,0,0,CURDATE(),CURDATE())," calcext:value-type="string">
            <text:p>(789,'160-199','STAFF. M 160-199','160-199',2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3])-3" office:value-type="float" office:value="790" calcext:value-type="float">
            <text:p>790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3]&amp;&quot;,'&quot;&amp;[.B793]&amp;&quot;','&quot;&amp;[.C793]&amp;&quot;','&quot;&amp;[.D793]&amp;&quot;',&quot;&amp;[.E793]&amp;&quot;,'&quot;&amp;[.F793]&amp;&quot;','&quot;&amp;[.G793]&amp;&quot;',&quot;&amp;[.H793]&amp;&quot;,&quot;&amp;[.I793]&amp;&quot;,&quot;&amp;[.J793]&amp;&quot;,&quot;&amp;[.K793]&amp;&quot;,0,CURDATE(),CURDATE())&quot;&amp;IF(AND([.E793]&lt;&gt;INDIRECT(ADDRESS(ROW([.E793]) + 1;5));INDIRECT(ADDRESS(ROW([.A793]) + 1;1)) &gt; 0); &quot;;&quot;&amp;CHAR(13)&amp;CHAR(10)&amp;CHAR(13)&amp;CHAR(10)&amp;[.M$3];IF(INDIRECT(ADDRESS(ROW([.A793]) + 1;1)) &gt; 0;&quot;,&quot;;&quot;;&quot;))" office:value-type="string" office:string-value="(790,'200-239','STAFF. M 200-239','200-239',22,'xD','MASTER',200,239,1,0,0,CURDATE(),CURDATE())," calcext:value-type="string">
            <text:p>(790,'200-239','STAFF. M 200-239','200-239',2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4])-3" office:value-type="float" office:value="791" calcext:value-type="float">
            <text:p>791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4]&amp;&quot;,'&quot;&amp;[.B794]&amp;&quot;','&quot;&amp;[.C794]&amp;&quot;','&quot;&amp;[.D794]&amp;&quot;',&quot;&amp;[.E794]&amp;&quot;,'&quot;&amp;[.F794]&amp;&quot;','&quot;&amp;[.G794]&amp;&quot;',&quot;&amp;[.H794]&amp;&quot;,&quot;&amp;[.I794]&amp;&quot;,&quot;&amp;[.J794]&amp;&quot;,&quot;&amp;[.K794]&amp;&quot;,0,CURDATE(),CURDATE())&quot;&amp;IF(AND([.E794]&lt;&gt;INDIRECT(ADDRESS(ROW([.E794]) + 1;5));INDIRECT(ADDRESS(ROW([.A794]) + 1;1)) &gt; 0); &quot;;&quot;&amp;CHAR(13)&amp;CHAR(10)&amp;CHAR(13)&amp;CHAR(10)&amp;[.M$3];IF(INDIRECT(ADDRESS(ROW([.A794]) + 1;1)) &gt; 0;&quot;,&quot;;&quot;;&quot;))" office:value-type="string" office:string-value="(791,'240-279','STAFF. M 240-279','240-279',22,'xE','MASTER',240,279,1,0,0,CURDATE(),CURDATE())," calcext:value-type="string">
            <text:p>(791,'240-279','STAFF. M 240-279','240-279',2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5])-3" office:value-type="float" office:value="792" calcext:value-type="float">
            <text:p>792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5]&amp;&quot;,'&quot;&amp;[.B795]&amp;&quot;','&quot;&amp;[.C795]&amp;&quot;','&quot;&amp;[.D795]&amp;&quot;',&quot;&amp;[.E795]&amp;&quot;,'&quot;&amp;[.F795]&amp;&quot;','&quot;&amp;[.G795]&amp;&quot;',&quot;&amp;[.H795]&amp;&quot;,&quot;&amp;[.I795]&amp;&quot;,&quot;&amp;[.J795]&amp;&quot;,&quot;&amp;[.K795]&amp;&quot;,0,CURDATE(),CURDATE())&quot;&amp;IF(AND([.E795]&lt;&gt;INDIRECT(ADDRESS(ROW([.E795]) + 1;5));INDIRECT(ADDRESS(ROW([.A795]) + 1;1)) &gt; 0); &quot;;&quot;&amp;CHAR(13)&amp;CHAR(10)&amp;CHAR(13)&amp;CHAR(10)&amp;[.M$3];IF(INDIRECT(ADDRESS(ROW([.A795]) + 1;1)) &gt; 0;&quot;,&quot;;&quot;;&quot;))" office:value-type="string" office:string-value="(792,'280-319','STAFF. M 280-319','280-319',22,'xF','MASTER',280,319,1,0,0,CURDATE(),CURDATE())," calcext:value-type="string">
            <text:p>(792,'280-319','STAFF. M 280-319','280-319',2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6])-3" office:value-type="float" office:value="793" calcext:value-type="float">
            <text:p>793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6]&amp;&quot;,'&quot;&amp;[.B796]&amp;&quot;','&quot;&amp;[.C796]&amp;&quot;','&quot;&amp;[.D796]&amp;&quot;',&quot;&amp;[.E796]&amp;&quot;,'&quot;&amp;[.F796]&amp;&quot;','&quot;&amp;[.G796]&amp;&quot;',&quot;&amp;[.H796]&amp;&quot;,&quot;&amp;[.I796]&amp;&quot;,&quot;&amp;[.J796]&amp;&quot;,&quot;&amp;[.K796]&amp;&quot;,0,CURDATE(),CURDATE())&quot;&amp;IF(AND([.E796]&lt;&gt;INDIRECT(ADDRESS(ROW([.E796]) + 1;5));INDIRECT(ADDRESS(ROW([.A796]) + 1;1)) &gt; 0); &quot;;&quot;&amp;CHAR(13)&amp;CHAR(10)&amp;CHAR(13)&amp;CHAR(10)&amp;[.M$3];IF(INDIRECT(ADDRESS(ROW([.A796]) + 1;1)) &gt; 0;&quot;,&quot;;&quot;;&quot;))" office:value-type="string" office:string-value="(793,'320-359','STAFF. M 320-359','320-359',22,'xG','MASTER',320,359,1,0,0,CURDATE(),CURDATE())," calcext:value-type="string">
            <text:p>(793,'320-359','STAFF. M 320-359','320-359',2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797])-3" office:value-type="float" office:value="794" calcext:value-type="float">
            <text:p>794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7]&amp;&quot;,'&quot;&amp;[.B797]&amp;&quot;','&quot;&amp;[.C797]&amp;&quot;','&quot;&amp;[.D797]&amp;&quot;',&quot;&amp;[.E797]&amp;&quot;,'&quot;&amp;[.F797]&amp;&quot;','&quot;&amp;[.G797]&amp;&quot;',&quot;&amp;[.H797]&amp;&quot;,&quot;&amp;[.I797]&amp;&quot;,&quot;&amp;[.J797]&amp;&quot;,&quot;&amp;[.K797]&amp;&quot;,0,CURDATE(),CURDATE())&quot;&amp;IF(AND([.E797]&lt;&gt;INDIRECT(ADDRESS(ROW([.E797]) + 1;5));INDIRECT(ADDRESS(ROW([.A797]) + 1;1)) &gt; 0); &quot;;&quot;&amp;CHAR(13)&amp;CHAR(10)&amp;CHAR(13)&amp;CHAR(10)&amp;[.M$3];IF(INDIRECT(ADDRESS(ROW([.A797]) + 1;1)) &gt; 0;&quot;,&quot;;&quot;;&quot;))" office:value-type="string" office:string-value="(794,'360-399','STAFF. M 360-399','360-399',22,'xH','MASTER',360,399,1,0,0,CURDATE(),CURDATE())," calcext:value-type="string">
            <text:p>(794,'360-399','STAFF. M 360-399','360-399',2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798])-3" office:value-type="float" office:value="795" calcext:value-type="float">
            <text:p>795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798]&amp;&quot;,'&quot;&amp;[.B798]&amp;&quot;','&quot;&amp;[.C798]&amp;&quot;','&quot;&amp;[.D798]&amp;&quot;',&quot;&amp;[.E798]&amp;&quot;,'&quot;&amp;[.F798]&amp;&quot;','&quot;&amp;[.G798]&amp;&quot;',&quot;&amp;[.H798]&amp;&quot;,&quot;&amp;[.I798]&amp;&quot;,&quot;&amp;[.J798]&amp;&quot;,&quot;&amp;[.K798]&amp;&quot;,0,CURDATE(),CURDATE())&quot;&amp;IF(AND([.E798]&lt;&gt;INDIRECT(ADDRESS(ROW([.E798]) + 1;5));INDIRECT(ADDRESS(ROW([.A798]) + 1;1)) &gt; 0); &quot;;&quot;&amp;CHAR(13)&amp;CHAR(10)&amp;CHAR(13)&amp;CHAR(10)&amp;[.M$3];IF(INDIRECT(ADDRESS(ROW([.A798]) + 1;1)) &gt; 0;&quot;,&quot;;&quot;;&quot;))" office:value-type="string" office:string-value="(795,'000-999','STAFF. ASSOLUTI','ASSOLUTI',2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795,'000-999','STAFF. ASSOLUTI','ASSOLUTI',2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799])-3" office:value-type="float" office:value="796" calcext:value-type="float">
            <text:p>796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799]&amp;&quot;,'&quot;&amp;[.B799]&amp;&quot;','&quot;&amp;[.C799]&amp;&quot;','&quot;&amp;[.D799]&amp;&quot;',&quot;&amp;[.E799]&amp;&quot;,'&quot;&amp;[.F799]&amp;&quot;','&quot;&amp;[.G799]&amp;&quot;',&quot;&amp;[.H799]&amp;&quot;,&quot;&amp;[.I799]&amp;&quot;,&quot;&amp;[.J799]&amp;&quot;,&quot;&amp;[.K799]&amp;&quot;,0,CURDATE(),CURDATE())&quot;&amp;IF(AND([.E799]&lt;&gt;INDIRECT(ADDRESS(ROW([.E799]) + 1;5));INDIRECT(ADDRESS(ROW([.A799]) + 1;1)) &gt; 0); &quot;;&quot;&amp;CHAR(13)&amp;CHAR(10)&amp;CHAR(13)&amp;CHAR(10)&amp;[.M$3];IF(INDIRECT(ADDRESS(ROW([.A799]) + 1;1)) &gt; 0;&quot;,&quot;;&quot;;&quot;))" office:value-type="string" office:string-value="(796,'U25','UNDER 25','U25',31,'A','MASTER',20,24,0,0,0,CURDATE(),CURDATE())," calcext:value-type="string">
            <text:p>(796,'U25','UNDER 25','U25',31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0])-3" office:value-type="float" office:value="797" calcext:value-type="float">
            <text:p>797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0]&amp;&quot;,'&quot;&amp;[.B800]&amp;&quot;','&quot;&amp;[.C800]&amp;&quot;','&quot;&amp;[.D800]&amp;&quot;',&quot;&amp;[.E800]&amp;&quot;,'&quot;&amp;[.F800]&amp;&quot;','&quot;&amp;[.G800]&amp;&quot;',&quot;&amp;[.H800]&amp;&quot;,&quot;&amp;[.I800]&amp;&quot;,&quot;&amp;[.J800]&amp;&quot;,&quot;&amp;[.K800]&amp;&quot;,0,CURDATE(),CURDATE())&quot;&amp;IF(AND([.E800]&lt;&gt;INDIRECT(ADDRESS(ROW([.E800]) + 1;5));INDIRECT(ADDRESS(ROW([.A800]) + 1;1)) &gt; 0); &quot;;&quot;&amp;CHAR(13)&amp;CHAR(10)&amp;CHAR(13)&amp;CHAR(10)&amp;[.M$3];IF(INDIRECT(ADDRESS(ROW([.A800]) + 1;1)) &gt; 0;&quot;,&quot;;&quot;;&quot;))" office:value-type="string" office:string-value="(797,'M25','MASTER 25','M25',31,'B','MASTER',25,29,0,0,0,CURDATE(),CURDATE())," calcext:value-type="string">
            <text:p>(797,'M25','MASTER 25','M25',31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1])-3" office:value-type="float" office:value="798" calcext:value-type="float">
            <text:p>798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1]&amp;&quot;,'&quot;&amp;[.B801]&amp;&quot;','&quot;&amp;[.C801]&amp;&quot;','&quot;&amp;[.D801]&amp;&quot;',&quot;&amp;[.E801]&amp;&quot;,'&quot;&amp;[.F801]&amp;&quot;','&quot;&amp;[.G801]&amp;&quot;',&quot;&amp;[.H801]&amp;&quot;,&quot;&amp;[.I801]&amp;&quot;,&quot;&amp;[.J801]&amp;&quot;,&quot;&amp;[.K801]&amp;&quot;,0,CURDATE(),CURDATE())&quot;&amp;IF(AND([.E801]&lt;&gt;INDIRECT(ADDRESS(ROW([.E801]) + 1;5));INDIRECT(ADDRESS(ROW([.A801]) + 1;1)) &gt; 0); &quot;;&quot;&amp;CHAR(13)&amp;CHAR(10)&amp;CHAR(13)&amp;CHAR(10)&amp;[.M$3];IF(INDIRECT(ADDRESS(ROW([.A801]) + 1;1)) &gt; 0;&quot;,&quot;;&quot;;&quot;))" office:value-type="string" office:string-value="(798,'M30','MASTER 30','M30',31,'C','MASTER',30,34,0,0,0,CURDATE(),CURDATE())," calcext:value-type="string">
            <text:p>(798,'M30','MASTER 30','M30',31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2])-3" office:value-type="float" office:value="799" calcext:value-type="float">
            <text:p>799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2]&amp;&quot;,'&quot;&amp;[.B802]&amp;&quot;','&quot;&amp;[.C802]&amp;&quot;','&quot;&amp;[.D802]&amp;&quot;',&quot;&amp;[.E802]&amp;&quot;,'&quot;&amp;[.F802]&amp;&quot;','&quot;&amp;[.G802]&amp;&quot;',&quot;&amp;[.H802]&amp;&quot;,&quot;&amp;[.I802]&amp;&quot;,&quot;&amp;[.J802]&amp;&quot;,&quot;&amp;[.K802]&amp;&quot;,0,CURDATE(),CURDATE())&quot;&amp;IF(AND([.E802]&lt;&gt;INDIRECT(ADDRESS(ROW([.E802]) + 1;5));INDIRECT(ADDRESS(ROW([.A802]) + 1;1)) &gt; 0); &quot;;&quot;&amp;CHAR(13)&amp;CHAR(10)&amp;CHAR(13)&amp;CHAR(10)&amp;[.M$3];IF(INDIRECT(ADDRESS(ROW([.A802]) + 1;1)) &gt; 0;&quot;,&quot;;&quot;;&quot;))" office:value-type="string" office:string-value="(799,'M35','MASTER 35','M35',31,'D','MASTER',35,39,0,0,0,CURDATE(),CURDATE())," calcext:value-type="string">
            <text:p>(799,'M35','MASTER 35','M35',31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3])-3" office:value-type="float" office:value="800" calcext:value-type="float">
            <text:p>80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3]&amp;&quot;,'&quot;&amp;[.B803]&amp;&quot;','&quot;&amp;[.C803]&amp;&quot;','&quot;&amp;[.D803]&amp;&quot;',&quot;&amp;[.E803]&amp;&quot;,'&quot;&amp;[.F803]&amp;&quot;','&quot;&amp;[.G803]&amp;&quot;',&quot;&amp;[.H803]&amp;&quot;,&quot;&amp;[.I803]&amp;&quot;,&quot;&amp;[.J803]&amp;&quot;,&quot;&amp;[.K803]&amp;&quot;,0,CURDATE(),CURDATE())&quot;&amp;IF(AND([.E803]&lt;&gt;INDIRECT(ADDRESS(ROW([.E803]) + 1;5));INDIRECT(ADDRESS(ROW([.A803]) + 1;1)) &gt; 0); &quot;;&quot;&amp;CHAR(13)&amp;CHAR(10)&amp;CHAR(13)&amp;CHAR(10)&amp;[.M$3];IF(INDIRECT(ADDRESS(ROW([.A803]) + 1;1)) &gt; 0;&quot;,&quot;;&quot;;&quot;))" office:value-type="string" office:string-value="(800,'M40','MASTER 40','M40',31,'E','MASTER',40,44,0,0,0,CURDATE(),CURDATE())," calcext:value-type="string">
            <text:p>(800,'M40','MASTER 40','M40',31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4])-3" office:value-type="float" office:value="801" calcext:value-type="float">
            <text:p>801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4]&amp;&quot;,'&quot;&amp;[.B804]&amp;&quot;','&quot;&amp;[.C804]&amp;&quot;','&quot;&amp;[.D804]&amp;&quot;',&quot;&amp;[.E804]&amp;&quot;,'&quot;&amp;[.F804]&amp;&quot;','&quot;&amp;[.G804]&amp;&quot;',&quot;&amp;[.H804]&amp;&quot;,&quot;&amp;[.I804]&amp;&quot;,&quot;&amp;[.J804]&amp;&quot;,&quot;&amp;[.K804]&amp;&quot;,0,CURDATE(),CURDATE())&quot;&amp;IF(AND([.E804]&lt;&gt;INDIRECT(ADDRESS(ROW([.E804]) + 1;5));INDIRECT(ADDRESS(ROW([.A804]) + 1;1)) &gt; 0); &quot;;&quot;&amp;CHAR(13)&amp;CHAR(10)&amp;CHAR(13)&amp;CHAR(10)&amp;[.M$3];IF(INDIRECT(ADDRESS(ROW([.A804]) + 1;1)) &gt; 0;&quot;,&quot;;&quot;;&quot;))" office:value-type="string" office:string-value="(801,'M45','MASTER 45','M45',31,'F','MASTER',45,49,0,0,0,CURDATE(),CURDATE())," calcext:value-type="string">
            <text:p>(801,'M45','MASTER 45','M45',31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5])-3" office:value-type="float" office:value="802" calcext:value-type="float">
            <text:p>802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5]&amp;&quot;,'&quot;&amp;[.B805]&amp;&quot;','&quot;&amp;[.C805]&amp;&quot;','&quot;&amp;[.D805]&amp;&quot;',&quot;&amp;[.E805]&amp;&quot;,'&quot;&amp;[.F805]&amp;&quot;','&quot;&amp;[.G805]&amp;&quot;',&quot;&amp;[.H805]&amp;&quot;,&quot;&amp;[.I805]&amp;&quot;,&quot;&amp;[.J805]&amp;&quot;,&quot;&amp;[.K805]&amp;&quot;,0,CURDATE(),CURDATE())&quot;&amp;IF(AND([.E805]&lt;&gt;INDIRECT(ADDRESS(ROW([.E805]) + 1;5));INDIRECT(ADDRESS(ROW([.A805]) + 1;1)) &gt; 0); &quot;;&quot;&amp;CHAR(13)&amp;CHAR(10)&amp;CHAR(13)&amp;CHAR(10)&amp;[.M$3];IF(INDIRECT(ADDRESS(ROW([.A805]) + 1;1)) &gt; 0;&quot;,&quot;;&quot;;&quot;))" office:value-type="string" office:string-value="(802,'M50','MASTER 50','M50',31,'G','MASTER',50,54,0,0,0,CURDATE(),CURDATE())," calcext:value-type="string">
            <text:p>(802,'M50','MASTER 50','M50',31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6])-3" office:value-type="float" office:value="803" calcext:value-type="float">
            <text:p>803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6]&amp;&quot;,'&quot;&amp;[.B806]&amp;&quot;','&quot;&amp;[.C806]&amp;&quot;','&quot;&amp;[.D806]&amp;&quot;',&quot;&amp;[.E806]&amp;&quot;,'&quot;&amp;[.F806]&amp;&quot;','&quot;&amp;[.G806]&amp;&quot;',&quot;&amp;[.H806]&amp;&quot;,&quot;&amp;[.I806]&amp;&quot;,&quot;&amp;[.J806]&amp;&quot;,&quot;&amp;[.K806]&amp;&quot;,0,CURDATE(),CURDATE())&quot;&amp;IF(AND([.E806]&lt;&gt;INDIRECT(ADDRESS(ROW([.E806]) + 1;5));INDIRECT(ADDRESS(ROW([.A806]) + 1;1)) &gt; 0); &quot;;&quot;&amp;CHAR(13)&amp;CHAR(10)&amp;CHAR(13)&amp;CHAR(10)&amp;[.M$3];IF(INDIRECT(ADDRESS(ROW([.A806]) + 1;1)) &gt; 0;&quot;,&quot;;&quot;;&quot;))" office:value-type="string" office:string-value="(803,'M55','MASTER 55','M55',31,'H','MASTER',55,59,0,0,0,CURDATE(),CURDATE())," calcext:value-type="string">
            <text:p>(803,'M55','MASTER 55','M55',31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7])-3" office:value-type="float" office:value="804" calcext:value-type="float">
            <text:p>804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7]&amp;&quot;,'&quot;&amp;[.B807]&amp;&quot;','&quot;&amp;[.C807]&amp;&quot;','&quot;&amp;[.D807]&amp;&quot;',&quot;&amp;[.E807]&amp;&quot;,'&quot;&amp;[.F807]&amp;&quot;','&quot;&amp;[.G807]&amp;&quot;',&quot;&amp;[.H807]&amp;&quot;,&quot;&amp;[.I807]&amp;&quot;,&quot;&amp;[.J807]&amp;&quot;,&quot;&amp;[.K807]&amp;&quot;,0,CURDATE(),CURDATE())&quot;&amp;IF(AND([.E807]&lt;&gt;INDIRECT(ADDRESS(ROW([.E807]) + 1;5));INDIRECT(ADDRESS(ROW([.A807]) + 1;1)) &gt; 0); &quot;;&quot;&amp;CHAR(13)&amp;CHAR(10)&amp;CHAR(13)&amp;CHAR(10)&amp;[.M$3];IF(INDIRECT(ADDRESS(ROW([.A807]) + 1;1)) &gt; 0;&quot;,&quot;;&quot;;&quot;))" office:value-type="string" office:string-value="(804,'M60','MASTER 60','M60',31,'I','MASTER',60,64,0,0,0,CURDATE(),CURDATE())," calcext:value-type="string">
            <text:p>(804,'M60','MASTER 60','M60',31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8])-3" office:value-type="float" office:value="805" calcext:value-type="float">
            <text:p>80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8]&amp;&quot;,'&quot;&amp;[.B808]&amp;&quot;','&quot;&amp;[.C808]&amp;&quot;','&quot;&amp;[.D808]&amp;&quot;',&quot;&amp;[.E808]&amp;&quot;,'&quot;&amp;[.F808]&amp;&quot;','&quot;&amp;[.G808]&amp;&quot;',&quot;&amp;[.H808]&amp;&quot;,&quot;&amp;[.I808]&amp;&quot;,&quot;&amp;[.J808]&amp;&quot;,&quot;&amp;[.K808]&amp;&quot;,0,CURDATE(),CURDATE())&quot;&amp;IF(AND([.E808]&lt;&gt;INDIRECT(ADDRESS(ROW([.E808]) + 1;5));INDIRECT(ADDRESS(ROW([.A808]) + 1;1)) &gt; 0); &quot;;&quot;&amp;CHAR(13)&amp;CHAR(10)&amp;CHAR(13)&amp;CHAR(10)&amp;[.M$3];IF(INDIRECT(ADDRESS(ROW([.A808]) + 1;1)) &gt; 0;&quot;,&quot;;&quot;;&quot;))" office:value-type="string" office:string-value="(805,'M65','MASTER 65','M65',31,'J','MASTER',65,69,0,0,0,CURDATE(),CURDATE())," calcext:value-type="string">
            <text:p>(805,'M65','MASTER 65','M65',31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09])-3" office:value-type="float" office:value="806" calcext:value-type="float">
            <text:p>806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09]&amp;&quot;,'&quot;&amp;[.B809]&amp;&quot;','&quot;&amp;[.C809]&amp;&quot;','&quot;&amp;[.D809]&amp;&quot;',&quot;&amp;[.E809]&amp;&quot;,'&quot;&amp;[.F809]&amp;&quot;','&quot;&amp;[.G809]&amp;&quot;',&quot;&amp;[.H809]&amp;&quot;,&quot;&amp;[.I809]&amp;&quot;,&quot;&amp;[.J809]&amp;&quot;,&quot;&amp;[.K809]&amp;&quot;,0,CURDATE(),CURDATE())&quot;&amp;IF(AND([.E809]&lt;&gt;INDIRECT(ADDRESS(ROW([.E809]) + 1;5));INDIRECT(ADDRESS(ROW([.A809]) + 1;1)) &gt; 0); &quot;;&quot;&amp;CHAR(13)&amp;CHAR(10)&amp;CHAR(13)&amp;CHAR(10)&amp;[.M$3];IF(INDIRECT(ADDRESS(ROW([.A809]) + 1;1)) &gt; 0;&quot;,&quot;;&quot;;&quot;))" office:value-type="string" office:string-value="(806,'M70','MASTER 70','M70',31,'K','MASTER',70,74,0,0,0,CURDATE(),CURDATE())," calcext:value-type="string">
            <text:p>(806,'M70','MASTER 70','M70',31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0])-3" office:value-type="float" office:value="807" calcext:value-type="float">
            <text:p>807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0]&amp;&quot;,'&quot;&amp;[.B810]&amp;&quot;','&quot;&amp;[.C810]&amp;&quot;','&quot;&amp;[.D810]&amp;&quot;',&quot;&amp;[.E810]&amp;&quot;,'&quot;&amp;[.F810]&amp;&quot;','&quot;&amp;[.G810]&amp;&quot;',&quot;&amp;[.H810]&amp;&quot;,&quot;&amp;[.I810]&amp;&quot;,&quot;&amp;[.J810]&amp;&quot;,&quot;&amp;[.K810]&amp;&quot;,0,CURDATE(),CURDATE())&quot;&amp;IF(AND([.E810]&lt;&gt;INDIRECT(ADDRESS(ROW([.E810]) + 1;5));INDIRECT(ADDRESS(ROW([.A810]) + 1;1)) &gt; 0); &quot;;&quot;&amp;CHAR(13)&amp;CHAR(10)&amp;CHAR(13)&amp;CHAR(10)&amp;[.M$3];IF(INDIRECT(ADDRESS(ROW([.A810]) + 1;1)) &gt; 0;&quot;,&quot;;&quot;;&quot;))" office:value-type="string" office:string-value="(807,'M75','MASTER 75','M75',31,'L','MASTER',75,79,0,0,0,CURDATE(),CURDATE())," calcext:value-type="string">
            <text:p>(807,'M75','MASTER 75','M75',31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1])-3" office:value-type="float" office:value="808" calcext:value-type="float">
            <text:p>808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1]&amp;&quot;,'&quot;&amp;[.B811]&amp;&quot;','&quot;&amp;[.C811]&amp;&quot;','&quot;&amp;[.D811]&amp;&quot;',&quot;&amp;[.E811]&amp;&quot;,'&quot;&amp;[.F811]&amp;&quot;','&quot;&amp;[.G811]&amp;&quot;',&quot;&amp;[.H811]&amp;&quot;,&quot;&amp;[.I811]&amp;&quot;,&quot;&amp;[.J811]&amp;&quot;,&quot;&amp;[.K811]&amp;&quot;,0,CURDATE(),CURDATE())&quot;&amp;IF(AND([.E811]&lt;&gt;INDIRECT(ADDRESS(ROW([.E811]) + 1;5));INDIRECT(ADDRESS(ROW([.A811]) + 1;1)) &gt; 0); &quot;;&quot;&amp;CHAR(13)&amp;CHAR(10)&amp;CHAR(13)&amp;CHAR(10)&amp;[.M$3];IF(INDIRECT(ADDRESS(ROW([.A811]) + 1;1)) &gt; 0;&quot;,&quot;;&quot;;&quot;))" office:value-type="string" office:string-value="(808,'M80','MASTER 80','M80',31,'M','MASTER',80,84,0,0,0,CURDATE(),CURDATE())," calcext:value-type="string">
            <text:p>(808,'M80','MASTER 80','M80',31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2])-3" office:value-type="float" office:value="809" calcext:value-type="float">
            <text:p>809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2]&amp;&quot;,'&quot;&amp;[.B812]&amp;&quot;','&quot;&amp;[.C812]&amp;&quot;','&quot;&amp;[.D812]&amp;&quot;',&quot;&amp;[.E812]&amp;&quot;,'&quot;&amp;[.F812]&amp;&quot;','&quot;&amp;[.G812]&amp;&quot;',&quot;&amp;[.H812]&amp;&quot;,&quot;&amp;[.I812]&amp;&quot;,&quot;&amp;[.J812]&amp;&quot;,&quot;&amp;[.K812]&amp;&quot;,0,CURDATE(),CURDATE())&quot;&amp;IF(AND([.E812]&lt;&gt;INDIRECT(ADDRESS(ROW([.E812]) + 1;5));INDIRECT(ADDRESS(ROW([.A812]) + 1;1)) &gt; 0); &quot;;&quot;&amp;CHAR(13)&amp;CHAR(10)&amp;CHAR(13)&amp;CHAR(10)&amp;[.M$3];IF(INDIRECT(ADDRESS(ROW([.A812]) + 1;1)) &gt; 0;&quot;,&quot;;&quot;;&quot;))" office:value-type="string" office:string-value="(809,'M85','MASTER 85','M85',31,'N','MASTER',85,89,0,0,0,CURDATE(),CURDATE())," calcext:value-type="string">
            <text:p>(809,'M85','MASTER 85','M85',31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3])-3" office:value-type="float" office:value="810" calcext:value-type="float">
            <text:p>81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3]&amp;&quot;,'&quot;&amp;[.B813]&amp;&quot;','&quot;&amp;[.C813]&amp;&quot;','&quot;&amp;[.D813]&amp;&quot;',&quot;&amp;[.E813]&amp;&quot;,'&quot;&amp;[.F813]&amp;&quot;','&quot;&amp;[.G813]&amp;&quot;',&quot;&amp;[.H813]&amp;&quot;,&quot;&amp;[.I813]&amp;&quot;,&quot;&amp;[.J813]&amp;&quot;,&quot;&amp;[.K813]&amp;&quot;,0,CURDATE(),CURDATE())&quot;&amp;IF(AND([.E813]&lt;&gt;INDIRECT(ADDRESS(ROW([.E813]) + 1;5));INDIRECT(ADDRESS(ROW([.A813]) + 1;1)) &gt; 0); &quot;;&quot;&amp;CHAR(13)&amp;CHAR(10)&amp;CHAR(13)&amp;CHAR(10)&amp;[.M$3];IF(INDIRECT(ADDRESS(ROW([.A813]) + 1;1)) &gt; 0;&quot;,&quot;;&quot;;&quot;))" office:value-type="string" office:string-value="(810,'M90','MASTER 90','M90',31,'O','MASTER',90,94,0,0,0,CURDATE(),CURDATE())," calcext:value-type="string">
            <text:p>(810,'M90','MASTER 90','M90',31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4])-3" office:value-type="float" office:value="811" calcext:value-type="float">
            <text:p>811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4]&amp;&quot;,'&quot;&amp;[.B814]&amp;&quot;','&quot;&amp;[.C814]&amp;&quot;','&quot;&amp;[.D814]&amp;&quot;',&quot;&amp;[.E814]&amp;&quot;,'&quot;&amp;[.F814]&amp;&quot;','&quot;&amp;[.G814]&amp;&quot;',&quot;&amp;[.H814]&amp;&quot;,&quot;&amp;[.I814]&amp;&quot;,&quot;&amp;[.J814]&amp;&quot;,&quot;&amp;[.K814]&amp;&quot;,0,CURDATE(),CURDATE())&quot;&amp;IF(AND([.E814]&lt;&gt;INDIRECT(ADDRESS(ROW([.E814]) + 1;5));INDIRECT(ADDRESS(ROW([.A814]) + 1;1)) &gt; 0); &quot;;&quot;&amp;CHAR(13)&amp;CHAR(10)&amp;CHAR(13)&amp;CHAR(10)&amp;[.M$3];IF(INDIRECT(ADDRESS(ROW([.A814]) + 1;1)) &gt; 0;&quot;,&quot;;&quot;;&quot;))" office:value-type="string" office:string-value="(811,'M95','MASTER 95','M95',31,'P','MASTER',95,99,0,0,0,CURDATE(),CURDATE())," calcext:value-type="string">
            <text:p>(811,'M95','MASTER 95','M95',31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5])-3" office:value-type="float" office:value="812" calcext:value-type="float">
            <text:p>812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15]&amp;&quot;,'&quot;&amp;[.B815]&amp;&quot;','&quot;&amp;[.C815]&amp;&quot;','&quot;&amp;[.D815]&amp;&quot;',&quot;&amp;[.E815]&amp;&quot;,'&quot;&amp;[.F815]&amp;&quot;','&quot;&amp;[.G815]&amp;&quot;',&quot;&amp;[.H815]&amp;&quot;,&quot;&amp;[.I815]&amp;&quot;,&quot;&amp;[.J815]&amp;&quot;,&quot;&amp;[.K815]&amp;&quot;,0,CURDATE(),CURDATE())&quot;&amp;IF(AND([.E815]&lt;&gt;INDIRECT(ADDRESS(ROW([.E815]) + 1;5));INDIRECT(ADDRESS(ROW([.A815]) + 1;1)) &gt; 0); &quot;;&quot;&amp;CHAR(13)&amp;CHAR(10)&amp;CHAR(13)&amp;CHAR(10)&amp;[.M$3];IF(INDIRECT(ADDRESS(ROW([.A815]) + 1;1)) &gt; 0;&quot;,&quot;;&quot;;&quot;))" office:value-type="string" office:string-value="(812,'MA0','MASTER 100','MA0',31,'Q','MASTER',100,999,0,0,0,CURDATE(),CURDATE())," calcext:value-type="string">
            <text:p>(812,'MA0','MASTER 100','MA0',31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6])-3" office:value-type="float" office:value="813" calcext:value-type="float">
            <text:p>813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16]&amp;&quot;,'&quot;&amp;[.B816]&amp;&quot;','&quot;&amp;[.C816]&amp;&quot;','&quot;&amp;[.D816]&amp;&quot;',&quot;&amp;[.E816]&amp;&quot;,'&quot;&amp;[.F816]&amp;&quot;','&quot;&amp;[.G816]&amp;&quot;',&quot;&amp;[.H816]&amp;&quot;,&quot;&amp;[.I816]&amp;&quot;,&quot;&amp;[.J816]&amp;&quot;,&quot;&amp;[.K816]&amp;&quot;,0,CURDATE(),CURDATE())&quot;&amp;IF(AND([.E816]&lt;&gt;INDIRECT(ADDRESS(ROW([.E816]) + 1;5));INDIRECT(ADDRESS(ROW([.A816]) + 1;1)) &gt; 0); &quot;;&quot;&amp;CHAR(13)&amp;CHAR(10)&amp;CHAR(13)&amp;CHAR(10)&amp;[.M$3];IF(INDIRECT(ADDRESS(ROW([.A816]) + 1;1)) &gt; 0;&quot;,&quot;;&quot;;&quot;))" office:value-type="string" office:string-value="(813,'100-119','STAFF. M FINO A 119','100-119',31,'xA','MASTER',100,119,1,0,0,CURDATE(),CURDATE())," calcext:value-type="string">
            <text:p>(813,'100-119','STAFF. M FINO A 119','100-119',31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7])-3" office:value-type="float" office:value="814" calcext:value-type="float">
            <text:p>814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17]&amp;&quot;,'&quot;&amp;[.B817]&amp;&quot;','&quot;&amp;[.C817]&amp;&quot;','&quot;&amp;[.D817]&amp;&quot;',&quot;&amp;[.E817]&amp;&quot;,'&quot;&amp;[.F817]&amp;&quot;','&quot;&amp;[.G817]&amp;&quot;',&quot;&amp;[.H817]&amp;&quot;,&quot;&amp;[.I817]&amp;&quot;,&quot;&amp;[.J817]&amp;&quot;,&quot;&amp;[.K817]&amp;&quot;,0,CURDATE(),CURDATE())&quot;&amp;IF(AND([.E817]&lt;&gt;INDIRECT(ADDRESS(ROW([.E817]) + 1;5));INDIRECT(ADDRESS(ROW([.A817]) + 1;1)) &gt; 0); &quot;;&quot;&amp;CHAR(13)&amp;CHAR(10)&amp;CHAR(13)&amp;CHAR(10)&amp;[.M$3];IF(INDIRECT(ADDRESS(ROW([.A817]) + 1;1)) &gt; 0;&quot;,&quot;;&quot;;&quot;))" office:value-type="string" office:string-value="(814,'120-159','STAFF. M 120-159','120-159',31,'xB','MASTER',120,159,1,0,0,CURDATE(),CURDATE())," calcext:value-type="string">
            <text:p>(814,'120-159','STAFF. M 120-159','120-159',31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8])-3" office:value-type="float" office:value="815" calcext:value-type="float">
            <text:p>815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18]&amp;&quot;,'&quot;&amp;[.B818]&amp;&quot;','&quot;&amp;[.C818]&amp;&quot;','&quot;&amp;[.D818]&amp;&quot;',&quot;&amp;[.E818]&amp;&quot;,'&quot;&amp;[.F818]&amp;&quot;','&quot;&amp;[.G818]&amp;&quot;',&quot;&amp;[.H818]&amp;&quot;,&quot;&amp;[.I818]&amp;&quot;,&quot;&amp;[.J818]&amp;&quot;,&quot;&amp;[.K818]&amp;&quot;,0,CURDATE(),CURDATE())&quot;&amp;IF(AND([.E818]&lt;&gt;INDIRECT(ADDRESS(ROW([.E818]) + 1;5));INDIRECT(ADDRESS(ROW([.A818]) + 1;1)) &gt; 0); &quot;;&quot;&amp;CHAR(13)&amp;CHAR(10)&amp;CHAR(13)&amp;CHAR(10)&amp;[.M$3];IF(INDIRECT(ADDRESS(ROW([.A818]) + 1;1)) &gt; 0;&quot;,&quot;;&quot;;&quot;))" office:value-type="string" office:string-value="(815,'160-199','STAFF. M 160-199','160-199',31,'xC','MASTER',160,199,1,0,0,CURDATE(),CURDATE())," calcext:value-type="string">
            <text:p>(815,'160-199','STAFF. M 160-199','160-199',31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19])-3" office:value-type="float" office:value="816" calcext:value-type="float">
            <text:p>816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19]&amp;&quot;,'&quot;&amp;[.B819]&amp;&quot;','&quot;&amp;[.C819]&amp;&quot;','&quot;&amp;[.D819]&amp;&quot;',&quot;&amp;[.E819]&amp;&quot;,'&quot;&amp;[.F819]&amp;&quot;','&quot;&amp;[.G819]&amp;&quot;',&quot;&amp;[.H819]&amp;&quot;,&quot;&amp;[.I819]&amp;&quot;,&quot;&amp;[.J819]&amp;&quot;,&quot;&amp;[.K819]&amp;&quot;,0,CURDATE(),CURDATE())&quot;&amp;IF(AND([.E819]&lt;&gt;INDIRECT(ADDRESS(ROW([.E819]) + 1;5));INDIRECT(ADDRESS(ROW([.A819]) + 1;1)) &gt; 0); &quot;;&quot;&amp;CHAR(13)&amp;CHAR(10)&amp;CHAR(13)&amp;CHAR(10)&amp;[.M$3];IF(INDIRECT(ADDRESS(ROW([.A819]) + 1;1)) &gt; 0;&quot;,&quot;;&quot;;&quot;))" office:value-type="string" office:string-value="(816,'200-239','STAFF. M 200-239','200-239',31,'xD','MASTER',200,239,1,0,0,CURDATE(),CURDATE())," calcext:value-type="string">
            <text:p>(816,'200-239','STAFF. M 200-239','200-239',31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0])-3" office:value-type="float" office:value="817" calcext:value-type="float">
            <text:p>817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20]&amp;&quot;,'&quot;&amp;[.B820]&amp;&quot;','&quot;&amp;[.C820]&amp;&quot;','&quot;&amp;[.D820]&amp;&quot;',&quot;&amp;[.E820]&amp;&quot;,'&quot;&amp;[.F820]&amp;&quot;','&quot;&amp;[.G820]&amp;&quot;',&quot;&amp;[.H820]&amp;&quot;,&quot;&amp;[.I820]&amp;&quot;,&quot;&amp;[.J820]&amp;&quot;,&quot;&amp;[.K820]&amp;&quot;,0,CURDATE(),CURDATE())&quot;&amp;IF(AND([.E820]&lt;&gt;INDIRECT(ADDRESS(ROW([.E820]) + 1;5));INDIRECT(ADDRESS(ROW([.A820]) + 1;1)) &gt; 0); &quot;;&quot;&amp;CHAR(13)&amp;CHAR(10)&amp;CHAR(13)&amp;CHAR(10)&amp;[.M$3];IF(INDIRECT(ADDRESS(ROW([.A820]) + 1;1)) &gt; 0;&quot;,&quot;;&quot;;&quot;))" office:value-type="string" office:string-value="(817,'240-279','STAFF. M 240-279','240-279',31,'xE','MASTER',240,279,1,0,0,CURDATE(),CURDATE())," calcext:value-type="string">
            <text:p>(817,'240-279','STAFF. M 240-279','240-279',31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1])-3" office:value-type="float" office:value="818" calcext:value-type="float">
            <text:p>818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21]&amp;&quot;,'&quot;&amp;[.B821]&amp;&quot;','&quot;&amp;[.C821]&amp;&quot;','&quot;&amp;[.D821]&amp;&quot;',&quot;&amp;[.E821]&amp;&quot;,'&quot;&amp;[.F821]&amp;&quot;','&quot;&amp;[.G821]&amp;&quot;',&quot;&amp;[.H821]&amp;&quot;,&quot;&amp;[.I821]&amp;&quot;,&quot;&amp;[.J821]&amp;&quot;,&quot;&amp;[.K821]&amp;&quot;,0,CURDATE(),CURDATE())&quot;&amp;IF(AND([.E821]&lt;&gt;INDIRECT(ADDRESS(ROW([.E821]) + 1;5));INDIRECT(ADDRESS(ROW([.A821]) + 1;1)) &gt; 0); &quot;;&quot;&amp;CHAR(13)&amp;CHAR(10)&amp;CHAR(13)&amp;CHAR(10)&amp;[.M$3];IF(INDIRECT(ADDRESS(ROW([.A821]) + 1;1)) &gt; 0;&quot;,&quot;;&quot;;&quot;))" office:value-type="string" office:string-value="(818,'280-319','STAFF. M 280-319','280-319',31,'xF','MASTER',280,319,1,0,0,CURDATE(),CURDATE())," calcext:value-type="string">
            <text:p>(818,'280-319','STAFF. M 280-319','280-319',31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2])-3" office:value-type="float" office:value="819" calcext:value-type="float">
            <text:p>81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22]&amp;&quot;,'&quot;&amp;[.B822]&amp;&quot;','&quot;&amp;[.C822]&amp;&quot;','&quot;&amp;[.D822]&amp;&quot;',&quot;&amp;[.E822]&amp;&quot;,'&quot;&amp;[.F822]&amp;&quot;','&quot;&amp;[.G822]&amp;&quot;',&quot;&amp;[.H822]&amp;&quot;,&quot;&amp;[.I822]&amp;&quot;,&quot;&amp;[.J822]&amp;&quot;,&quot;&amp;[.K822]&amp;&quot;,0,CURDATE(),CURDATE())&quot;&amp;IF(AND([.E822]&lt;&gt;INDIRECT(ADDRESS(ROW([.E822]) + 1;5));INDIRECT(ADDRESS(ROW([.A822]) + 1;1)) &gt; 0); &quot;;&quot;&amp;CHAR(13)&amp;CHAR(10)&amp;CHAR(13)&amp;CHAR(10)&amp;[.M$3];IF(INDIRECT(ADDRESS(ROW([.A822]) + 1;1)) &gt; 0;&quot;,&quot;;&quot;;&quot;))" office:value-type="string" office:string-value="(819,'320-359','STAFF. M 320-359','320-359',31,'xG','MASTER',320,359,1,0,0,CURDATE(),CURDATE())," calcext:value-type="string">
            <text:p>(819,'320-359','STAFF. M 320-359','320-359',31,'xG','MASTER',320,3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823])-3" office:value-type="float" office:value="820" calcext:value-type="float">
            <text:p>820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23]&amp;&quot;,'&quot;&amp;[.B823]&amp;&quot;','&quot;&amp;[.C823]&amp;&quot;','&quot;&amp;[.D823]&amp;&quot;',&quot;&amp;[.E823]&amp;&quot;,'&quot;&amp;[.F823]&amp;&quot;','&quot;&amp;[.G823]&amp;&quot;',&quot;&amp;[.H823]&amp;&quot;,&quot;&amp;[.I823]&amp;&quot;,&quot;&amp;[.J823]&amp;&quot;,&quot;&amp;[.K823]&amp;&quot;,0,CURDATE(),CURDATE())&quot;&amp;IF(AND([.E823]&lt;&gt;INDIRECT(ADDRESS(ROW([.E823]) + 1;5));INDIRECT(ADDRESS(ROW([.A823]) + 1;1)) &gt; 0); &quot;;&quot;&amp;CHAR(13)&amp;CHAR(10)&amp;CHAR(13)&amp;CHAR(10)&amp;[.M$3];IF(INDIRECT(ADDRESS(ROW([.A823]) + 1;1)) &gt; 0;&quot;,&quot;;&quot;;&quot;))" office:value-type="string" office:string-value="(820,'360-399','STAFF. M 360-399','360-399',31,'xH','MASTER',360,3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20,'360-399','STAFF. M 360-399','360-399',31,'xH','MASTER',360,3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824])-3" office:value-type="float" office:value="821" calcext:value-type="float">
            <text:p>821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string" calcext:value-type="string">
            <text:p>SENIORES</text:p>
          </table:table-cell>
          <table:table-cell table:style-name="ce12" office:value-type="string" calcext:value-type="string">
            <text:p>SEN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&quot;(&quot;&amp;[.A824]&amp;&quot;,'&quot;&amp;[.B824]&amp;&quot;','&quot;&amp;[.C824]&amp;&quot;','&quot;&amp;[.D824]&amp;&quot;',&quot;&amp;[.E824]&amp;&quot;,'&quot;&amp;[.F824]&amp;&quot;','&quot;&amp;[.G824]&amp;&quot;',&quot;&amp;[.H824]&amp;&quot;,&quot;&amp;[.I824]&amp;&quot;,&quot;&amp;[.J824]&amp;&quot;,&quot;&amp;[.K824]&amp;&quot;,0,CURDATE(),CURDATE())&quot;&amp;IF(AND([.E824]&lt;&gt;INDIRECT(ADDRESS(ROW([.E824]) + 1;5));INDIRECT(ADDRESS(ROW([.A824]) + 1;1)) &gt; 0); &quot;;&quot;&amp;CHAR(13)&amp;CHAR(10)&amp;CHAR(13)&amp;CHAR(10)&amp;[.M$3];IF(INDIRECT(ADDRESS(ROW([.A824]) + 1;1)) &gt; 0;&quot;,&quot;;&quot;;&quot;))" office:value-type="string" office:string-value="(821,'SEN','SENIORES','SEN',141,'1','MASTER',1,15,0,1,0,CURDATE(),CURDATE())," calcext:value-type="string">
            <text:p>(821,'SEN','SENIORES','SEN',141,'1','MASTER',1,15,0,1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5])-3" office:value-type="float" office:value="822" calcext:value-type="float">
            <text:p>822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string" calcext:value-type="string">
            <text:p>MASTER 20</text:p>
          </table:table-cell>
          <table:table-cell table:style-name="ce12" office:value-type="string" calcext:value-type="string">
            <text:p>M20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25]&amp;&quot;,'&quot;&amp;[.B825]&amp;&quot;','&quot;&amp;[.C825]&amp;&quot;','&quot;&amp;[.D825]&amp;&quot;',&quot;&amp;[.E825]&amp;&quot;,'&quot;&amp;[.F825]&amp;&quot;','&quot;&amp;[.G825]&amp;&quot;',&quot;&amp;[.H825]&amp;&quot;,&quot;&amp;[.I825]&amp;&quot;,&quot;&amp;[.J825]&amp;&quot;,&quot;&amp;[.K825]&amp;&quot;,0,CURDATE(),CURDATE())&quot;&amp;IF(AND([.E825]&lt;&gt;INDIRECT(ADDRESS(ROW([.E825]) + 1;5));INDIRECT(ADDRESS(ROW([.A825]) + 1;1)) &gt; 0); &quot;;&quot;&amp;CHAR(13)&amp;CHAR(10)&amp;CHAR(13)&amp;CHAR(10)&amp;[.M$3];IF(INDIRECT(ADDRESS(ROW([.A825]) + 1;1)) &gt; 0;&quot;,&quot;;&quot;;&quot;))" office:value-type="string" office:string-value="(822,'M20','MASTER 20','M20',141,'2','MASTER',16,24,0,0,0,CURDATE(),CURDATE())," calcext:value-type="string">
            <text:p>(822,'M20','MASTER 20','M20',141,'2','MASTER',16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6])-3" office:value-type="float" office:value="823" calcext:value-type="float">
            <text:p>823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26]&amp;&quot;,'&quot;&amp;[.B826]&amp;&quot;','&quot;&amp;[.C826]&amp;&quot;','&quot;&amp;[.D826]&amp;&quot;',&quot;&amp;[.E826]&amp;&quot;,'&quot;&amp;[.F826]&amp;&quot;','&quot;&amp;[.G826]&amp;&quot;',&quot;&amp;[.H826]&amp;&quot;,&quot;&amp;[.I826]&amp;&quot;,&quot;&amp;[.J826]&amp;&quot;,&quot;&amp;[.K826]&amp;&quot;,0,CURDATE(),CURDATE())&quot;&amp;IF(AND([.E826]&lt;&gt;INDIRECT(ADDRESS(ROW([.E826]) + 1;5));INDIRECT(ADDRESS(ROW([.A826]) + 1;1)) &gt; 0); &quot;;&quot;&amp;CHAR(13)&amp;CHAR(10)&amp;CHAR(13)&amp;CHAR(10)&amp;[.M$3];IF(INDIRECT(ADDRESS(ROW([.A826]) + 1;1)) &gt; 0;&quot;,&quot;;&quot;;&quot;))" office:value-type="string" office:string-value="(823,'M25','MASTER 25','M25',141,'3','MASTER',25,29,0,0,0,CURDATE(),CURDATE())," calcext:value-type="string">
            <text:p>(823,'M25','MASTER 25','M25',141,'3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7])-3" office:value-type="float" office:value="824" calcext:value-type="float">
            <text:p>824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27]&amp;&quot;,'&quot;&amp;[.B827]&amp;&quot;','&quot;&amp;[.C827]&amp;&quot;','&quot;&amp;[.D827]&amp;&quot;',&quot;&amp;[.E827]&amp;&quot;,'&quot;&amp;[.F827]&amp;&quot;','&quot;&amp;[.G827]&amp;&quot;',&quot;&amp;[.H827]&amp;&quot;,&quot;&amp;[.I827]&amp;&quot;,&quot;&amp;[.J827]&amp;&quot;,&quot;&amp;[.K827]&amp;&quot;,0,CURDATE(),CURDATE())&quot;&amp;IF(AND([.E827]&lt;&gt;INDIRECT(ADDRESS(ROW([.E827]) + 1;5));INDIRECT(ADDRESS(ROW([.A827]) + 1;1)) &gt; 0); &quot;;&quot;&amp;CHAR(13)&amp;CHAR(10)&amp;CHAR(13)&amp;CHAR(10)&amp;[.M$3];IF(INDIRECT(ADDRESS(ROW([.A827]) + 1;1)) &gt; 0;&quot;,&quot;;&quot;;&quot;))" office:value-type="string" office:string-value="(824,'M30','MASTER 30','M30',141,'4','MASTER',30,34,0,0,0,CURDATE(),CURDATE())," calcext:value-type="string">
            <text:p>(824,'M30','MASTER 30','M30',141,'4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8])-3" office:value-type="float" office:value="825" calcext:value-type="float">
            <text:p>82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28]&amp;&quot;,'&quot;&amp;[.B828]&amp;&quot;','&quot;&amp;[.C828]&amp;&quot;','&quot;&amp;[.D828]&amp;&quot;',&quot;&amp;[.E828]&amp;&quot;,'&quot;&amp;[.F828]&amp;&quot;','&quot;&amp;[.G828]&amp;&quot;',&quot;&amp;[.H828]&amp;&quot;,&quot;&amp;[.I828]&amp;&quot;,&quot;&amp;[.J828]&amp;&quot;,&quot;&amp;[.K828]&amp;&quot;,0,CURDATE(),CURDATE())&quot;&amp;IF(AND([.E828]&lt;&gt;INDIRECT(ADDRESS(ROW([.E828]) + 1;5));INDIRECT(ADDRESS(ROW([.A828]) + 1;1)) &gt; 0); &quot;;&quot;&amp;CHAR(13)&amp;CHAR(10)&amp;CHAR(13)&amp;CHAR(10)&amp;[.M$3];IF(INDIRECT(ADDRESS(ROW([.A828]) + 1;1)) &gt; 0;&quot;,&quot;;&quot;;&quot;))" office:value-type="string" office:string-value="(825,'M35','MASTER 35','M35',141,'5','MASTER',35,39,0,0,0,CURDATE(),CURDATE())," calcext:value-type="string">
            <text:p>(825,'M35','MASTER 35','M35',141,'5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29])-3" office:value-type="float" office:value="826" calcext:value-type="float">
            <text:p>826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29]&amp;&quot;,'&quot;&amp;[.B829]&amp;&quot;','&quot;&amp;[.C829]&amp;&quot;','&quot;&amp;[.D829]&amp;&quot;',&quot;&amp;[.E829]&amp;&quot;,'&quot;&amp;[.F829]&amp;&quot;','&quot;&amp;[.G829]&amp;&quot;',&quot;&amp;[.H829]&amp;&quot;,&quot;&amp;[.I829]&amp;&quot;,&quot;&amp;[.J829]&amp;&quot;,&quot;&amp;[.K829]&amp;&quot;,0,CURDATE(),CURDATE())&quot;&amp;IF(AND([.E829]&lt;&gt;INDIRECT(ADDRESS(ROW([.E829]) + 1;5));INDIRECT(ADDRESS(ROW([.A829]) + 1;1)) &gt; 0); &quot;;&quot;&amp;CHAR(13)&amp;CHAR(10)&amp;CHAR(13)&amp;CHAR(10)&amp;[.M$3];IF(INDIRECT(ADDRESS(ROW([.A829]) + 1;1)) &gt; 0;&quot;,&quot;;&quot;;&quot;))" office:value-type="string" office:string-value="(826,'M40','MASTER 40','M40',141,'6','MASTER',40,44,0,0,0,CURDATE(),CURDATE())," calcext:value-type="string">
            <text:p>(826,'M40','MASTER 40','M40',141,'6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0])-3" office:value-type="float" office:value="827" calcext:value-type="float">
            <text:p>827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0]&amp;&quot;,'&quot;&amp;[.B830]&amp;&quot;','&quot;&amp;[.C830]&amp;&quot;','&quot;&amp;[.D830]&amp;&quot;',&quot;&amp;[.E830]&amp;&quot;,'&quot;&amp;[.F830]&amp;&quot;','&quot;&amp;[.G830]&amp;&quot;',&quot;&amp;[.H830]&amp;&quot;,&quot;&amp;[.I830]&amp;&quot;,&quot;&amp;[.J830]&amp;&quot;,&quot;&amp;[.K830]&amp;&quot;,0,CURDATE(),CURDATE())&quot;&amp;IF(AND([.E830]&lt;&gt;INDIRECT(ADDRESS(ROW([.E830]) + 1;5));INDIRECT(ADDRESS(ROW([.A830]) + 1;1)) &gt; 0); &quot;;&quot;&amp;CHAR(13)&amp;CHAR(10)&amp;CHAR(13)&amp;CHAR(10)&amp;[.M$3];IF(INDIRECT(ADDRESS(ROW([.A830]) + 1;1)) &gt; 0;&quot;,&quot;;&quot;;&quot;))" office:value-type="string" office:string-value="(827,'M45','MASTER 45','M45',141,'7','MASTER',45,49,0,0,0,CURDATE(),CURDATE())," calcext:value-type="string">
            <text:p>(827,'M45','MASTER 45','M45',141,'7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1])-3" office:value-type="float" office:value="828" calcext:value-type="float">
            <text:p>828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1]&amp;&quot;,'&quot;&amp;[.B831]&amp;&quot;','&quot;&amp;[.C831]&amp;&quot;','&quot;&amp;[.D831]&amp;&quot;',&quot;&amp;[.E831]&amp;&quot;,'&quot;&amp;[.F831]&amp;&quot;','&quot;&amp;[.G831]&amp;&quot;',&quot;&amp;[.H831]&amp;&quot;,&quot;&amp;[.I831]&amp;&quot;,&quot;&amp;[.J831]&amp;&quot;,&quot;&amp;[.K831]&amp;&quot;,0,CURDATE(),CURDATE())&quot;&amp;IF(AND([.E831]&lt;&gt;INDIRECT(ADDRESS(ROW([.E831]) + 1;5));INDIRECT(ADDRESS(ROW([.A831]) + 1;1)) &gt; 0); &quot;;&quot;&amp;CHAR(13)&amp;CHAR(10)&amp;CHAR(13)&amp;CHAR(10)&amp;[.M$3];IF(INDIRECT(ADDRESS(ROW([.A831]) + 1;1)) &gt; 0;&quot;,&quot;;&quot;;&quot;))" office:value-type="string" office:string-value="(828,'M50','MASTER 50','M50',141,'8','MASTER',50,54,0,0,0,CURDATE(),CURDATE())," calcext:value-type="string">
            <text:p>(828,'M50','MASTER 50','M50',141,'8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2])-3" office:value-type="float" office:value="829" calcext:value-type="float">
            <text:p>829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OV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2]&amp;&quot;,'&quot;&amp;[.B832]&amp;&quot;','&quot;&amp;[.C832]&amp;&quot;','&quot;&amp;[.D832]&amp;&quot;',&quot;&amp;[.E832]&amp;&quot;,'&quot;&amp;[.F832]&amp;&quot;','&quot;&amp;[.G832]&amp;&quot;',&quot;&amp;[.H832]&amp;&quot;,&quot;&amp;[.I832]&amp;&quot;,&quot;&amp;[.J832]&amp;&quot;,&quot;&amp;[.K832]&amp;&quot;,0,CURDATE(),CURDATE())&quot;&amp;IF(AND([.E832]&lt;&gt;INDIRECT(ADDRESS(ROW([.E832]) + 1;5));INDIRECT(ADDRESS(ROW([.A832]) + 1;1)) &gt; 0); &quot;;&quot;&amp;CHAR(13)&amp;CHAR(10)&amp;CHAR(13)&amp;CHAR(10)&amp;[.M$3];IF(INDIRECT(ADDRESS(ROW([.A832]) + 1;1)) &gt; 0;&quot;,&quot;;&quot;;&quot;))" office:value-type="string" office:string-value="(829,'OVER','OVER 55','M55',141,'9','MASTER',55,999,0,0,0,CURDATE(),CURDATE())," calcext:value-type="string">
            <text:p>(829,'OVER','OVER 55','M55',141,'9','MASTER',55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3])-3" office:value-type="float" office:value="830" calcext:value-type="float">
            <text:p>830</text:p>
          </table:table-cell>
          <table:table-cell table:style-name="ce12" office:value-type="string" calcext:value-type="string">
            <text:p>001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&lt;120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string" calcext:value-type="string">
            <text:p>x1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33]&amp;&quot;,'&quot;&amp;[.B833]&amp;&quot;','&quot;&amp;[.C833]&amp;&quot;','&quot;&amp;[.D833]&amp;&quot;',&quot;&amp;[.E833]&amp;&quot;,'&quot;&amp;[.F833]&amp;&quot;','&quot;&amp;[.G833]&amp;&quot;',&quot;&amp;[.H833]&amp;&quot;,&quot;&amp;[.I833]&amp;&quot;,&quot;&amp;[.J833]&amp;&quot;,&quot;&amp;[.K833]&amp;&quot;,0,CURDATE(),CURDATE())&quot;&amp;IF(AND([.E833]&lt;&gt;INDIRECT(ADDRESS(ROW([.E833]) + 1;5));INDIRECT(ADDRESS(ROW([.A833]) + 1;1)) &gt; 0); &quot;;&quot;&amp;CHAR(13)&amp;CHAR(10)&amp;CHAR(13)&amp;CHAR(10)&amp;[.M$3];IF(INDIRECT(ADDRESS(ROW([.A833]) + 1;1)) &gt; 0;&quot;,&quot;;&quot;;&quot;))" office:value-type="string" office:string-value="(830,'001-119','STAFF. M FINO A 119','&lt;120',141,'x1','MASTER',1,119,1,0,0,CURDATE(),CURDATE())," calcext:value-type="string">
            <text:p>(830,'001-119','STAFF. M FINO A 119','&lt;120',141,'x1','MASTER',1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4])-3" office:value-type="float" office:value="831" calcext:value-type="float">
            <text:p>831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string" calcext:value-type="string">
            <text:p>x2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34]&amp;&quot;,'&quot;&amp;[.B834]&amp;&quot;','&quot;&amp;[.C834]&amp;&quot;','&quot;&amp;[.D834]&amp;&quot;',&quot;&amp;[.E834]&amp;&quot;,'&quot;&amp;[.F834]&amp;&quot;','&quot;&amp;[.G834]&amp;&quot;',&quot;&amp;[.H834]&amp;&quot;,&quot;&amp;[.I834]&amp;&quot;,&quot;&amp;[.J834]&amp;&quot;,&quot;&amp;[.K834]&amp;&quot;,0,CURDATE(),CURDATE())&quot;&amp;IF(AND([.E834]&lt;&gt;INDIRECT(ADDRESS(ROW([.E834]) + 1;5));INDIRECT(ADDRESS(ROW([.A834]) + 1;1)) &gt; 0); &quot;;&quot;&amp;CHAR(13)&amp;CHAR(10)&amp;CHAR(13)&amp;CHAR(10)&amp;[.M$3];IF(INDIRECT(ADDRESS(ROW([.A834]) + 1;1)) &gt; 0;&quot;,&quot;;&quot;;&quot;))" office:value-type="string" office:string-value="(831,'120-159','STAFF. M 120-159','120-159',141,'x2','MASTER',120,159,1,0,0,CURDATE(),CURDATE())," calcext:value-type="string">
            <text:p>(831,'120-159','STAFF. M 120-159','120-159',141,'x2','MASTER',120,15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835])-3" office:value-type="float" office:value="832" calcext:value-type="float">
            <text:p>832</text:p>
          </table:table-cell>
          <table:table-cell table:style-name="ce12" office:value-type="string" calcext:value-type="string">
            <text:p>160-999</text:p>
          </table:table-cell>
          <table:table-cell table:style-name="ce12" office:value-type="string" calcext:value-type="string">
            <text:p>STAFF. M oltre 160</text:p>
          </table:table-cell>
          <table:table-cell table:style-name="ce12" office:value-type="string" calcext:value-type="string">
            <text:p>&gt;159</text:p>
          </table:table-cell>
          <table:table-cell table:style-name="ce12" office:value-type="float" office:value="141" calcext:value-type="float">
            <text:p>141</text:p>
          </table:table-cell>
          <table:table-cell table:style-name="ce15" office:value-type="string" calcext:value-type="string">
            <text:p>x3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35]&amp;&quot;,'&quot;&amp;[.B835]&amp;&quot;','&quot;&amp;[.C835]&amp;&quot;','&quot;&amp;[.D835]&amp;&quot;',&quot;&amp;[.E835]&amp;&quot;,'&quot;&amp;[.F835]&amp;&quot;','&quot;&amp;[.G835]&amp;&quot;',&quot;&amp;[.H835]&amp;&quot;,&quot;&amp;[.I835]&amp;&quot;,&quot;&amp;[.J835]&amp;&quot;,&quot;&amp;[.K835]&amp;&quot;,0,CURDATE(),CURDATE())&quot;&amp;IF(AND([.E835]&lt;&gt;INDIRECT(ADDRESS(ROW([.E835]) + 1;5));INDIRECT(ADDRESS(ROW([.A835]) + 1;1)) &gt; 0); &quot;;&quot;&amp;CHAR(13)&amp;CHAR(10)&amp;CHAR(13)&amp;CHAR(10)&amp;[.M$3];IF(INDIRECT(ADDRESS(ROW([.A835]) + 1;1)) &gt; 0;&quot;,&quot;;&quot;;&quot;))" office:value-type="string" office:string-value="(832,'160-999','STAFF. M oltre 160','&gt;159',141,'x3','MASTER',160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32,'160-999','STAFF. M oltre 160','&gt;159',141,'x3','MASTER',160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836])-3" office:value-type="float" office:value="833" calcext:value-type="float">
            <text:p>833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6]&amp;&quot;,'&quot;&amp;[.B836]&amp;&quot;','&quot;&amp;[.C836]&amp;&quot;','&quot;&amp;[.D836]&amp;&quot;',&quot;&amp;[.E836]&amp;&quot;,'&quot;&amp;[.F836]&amp;&quot;','&quot;&amp;[.G836]&amp;&quot;',&quot;&amp;[.H836]&amp;&quot;,&quot;&amp;[.I836]&amp;&quot;,&quot;&amp;[.J836]&amp;&quot;,&quot;&amp;[.K836]&amp;&quot;,0,CURDATE(),CURDATE())&quot;&amp;IF(AND([.E836]&lt;&gt;INDIRECT(ADDRESS(ROW([.E836]) + 1;5));INDIRECT(ADDRESS(ROW([.A836]) + 1;1)) &gt; 0); &quot;;&quot;&amp;CHAR(13)&amp;CHAR(10)&amp;CHAR(13)&amp;CHAR(10)&amp;[.M$3];IF(INDIRECT(ADDRESS(ROW([.A836]) + 1;1)) &gt; 0;&quot;,&quot;;&quot;;&quot;))" office:value-type="string" office:string-value="(833,'U25','UNDER 25','U25',142,'A','MASTER',20,24,0,0,0,CURDATE(),CURDATE())," calcext:value-type="string">
            <text:p>(833,'U25','UNDER 25','U25',142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7])-3" office:value-type="float" office:value="834" calcext:value-type="float">
            <text:p>834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7]&amp;&quot;,'&quot;&amp;[.B837]&amp;&quot;','&quot;&amp;[.C837]&amp;&quot;','&quot;&amp;[.D837]&amp;&quot;',&quot;&amp;[.E837]&amp;&quot;,'&quot;&amp;[.F837]&amp;&quot;','&quot;&amp;[.G837]&amp;&quot;',&quot;&amp;[.H837]&amp;&quot;,&quot;&amp;[.I837]&amp;&quot;,&quot;&amp;[.J837]&amp;&quot;,&quot;&amp;[.K837]&amp;&quot;,0,CURDATE(),CURDATE())&quot;&amp;IF(AND([.E837]&lt;&gt;INDIRECT(ADDRESS(ROW([.E837]) + 1;5));INDIRECT(ADDRESS(ROW([.A837]) + 1;1)) &gt; 0); &quot;;&quot;&amp;CHAR(13)&amp;CHAR(10)&amp;CHAR(13)&amp;CHAR(10)&amp;[.M$3];IF(INDIRECT(ADDRESS(ROW([.A837]) + 1;1)) &gt; 0;&quot;,&quot;;&quot;;&quot;))" office:value-type="string" office:string-value="(834,'M25','MASTER 25','M25',142,'B','MASTER',25,29,0,0,0,CURDATE(),CURDATE())," calcext:value-type="string">
            <text:p>(834,'M25','MASTER 25','M25',142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8])-3" office:value-type="float" office:value="835" calcext:value-type="float">
            <text:p>835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8]&amp;&quot;,'&quot;&amp;[.B838]&amp;&quot;','&quot;&amp;[.C838]&amp;&quot;','&quot;&amp;[.D838]&amp;&quot;',&quot;&amp;[.E838]&amp;&quot;,'&quot;&amp;[.F838]&amp;&quot;','&quot;&amp;[.G838]&amp;&quot;',&quot;&amp;[.H838]&amp;&quot;,&quot;&amp;[.I838]&amp;&quot;,&quot;&amp;[.J838]&amp;&quot;,&quot;&amp;[.K838]&amp;&quot;,0,CURDATE(),CURDATE())&quot;&amp;IF(AND([.E838]&lt;&gt;INDIRECT(ADDRESS(ROW([.E838]) + 1;5));INDIRECT(ADDRESS(ROW([.A838]) + 1;1)) &gt; 0); &quot;;&quot;&amp;CHAR(13)&amp;CHAR(10)&amp;CHAR(13)&amp;CHAR(10)&amp;[.M$3];IF(INDIRECT(ADDRESS(ROW([.A838]) + 1;1)) &gt; 0;&quot;,&quot;;&quot;;&quot;))" office:value-type="string" office:string-value="(835,'M30','MASTER 30','M30',142,'C','MASTER',30,34,0,0,0,CURDATE(),CURDATE())," calcext:value-type="string">
            <text:p>(835,'M30','MASTER 30','M30',142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39])-3" office:value-type="float" office:value="836" calcext:value-type="float">
            <text:p>836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39]&amp;&quot;,'&quot;&amp;[.B839]&amp;&quot;','&quot;&amp;[.C839]&amp;&quot;','&quot;&amp;[.D839]&amp;&quot;',&quot;&amp;[.E839]&amp;&quot;,'&quot;&amp;[.F839]&amp;&quot;','&quot;&amp;[.G839]&amp;&quot;',&quot;&amp;[.H839]&amp;&quot;,&quot;&amp;[.I839]&amp;&quot;,&quot;&amp;[.J839]&amp;&quot;,&quot;&amp;[.K839]&amp;&quot;,0,CURDATE(),CURDATE())&quot;&amp;IF(AND([.E839]&lt;&gt;INDIRECT(ADDRESS(ROW([.E839]) + 1;5));INDIRECT(ADDRESS(ROW([.A839]) + 1;1)) &gt; 0); &quot;;&quot;&amp;CHAR(13)&amp;CHAR(10)&amp;CHAR(13)&amp;CHAR(10)&amp;[.M$3];IF(INDIRECT(ADDRESS(ROW([.A839]) + 1;1)) &gt; 0;&quot;,&quot;;&quot;;&quot;))" office:value-type="string" office:string-value="(836,'M35','MASTER 35','M35',142,'D','MASTER',35,39,0,0,0,CURDATE(),CURDATE())," calcext:value-type="string">
            <text:p>(836,'M35','MASTER 35','M35',142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0])-3" office:value-type="float" office:value="837" calcext:value-type="float">
            <text:p>837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0]&amp;&quot;,'&quot;&amp;[.B840]&amp;&quot;','&quot;&amp;[.C840]&amp;&quot;','&quot;&amp;[.D840]&amp;&quot;',&quot;&amp;[.E840]&amp;&quot;,'&quot;&amp;[.F840]&amp;&quot;','&quot;&amp;[.G840]&amp;&quot;',&quot;&amp;[.H840]&amp;&quot;,&quot;&amp;[.I840]&amp;&quot;,&quot;&amp;[.J840]&amp;&quot;,&quot;&amp;[.K840]&amp;&quot;,0,CURDATE(),CURDATE())&quot;&amp;IF(AND([.E840]&lt;&gt;INDIRECT(ADDRESS(ROW([.E840]) + 1;5));INDIRECT(ADDRESS(ROW([.A840]) + 1;1)) &gt; 0); &quot;;&quot;&amp;CHAR(13)&amp;CHAR(10)&amp;CHAR(13)&amp;CHAR(10)&amp;[.M$3];IF(INDIRECT(ADDRESS(ROW([.A840]) + 1;1)) &gt; 0;&quot;,&quot;;&quot;;&quot;))" office:value-type="string" office:string-value="(837,'M40','MASTER 40','M40',142,'E','MASTER',40,44,0,0,0,CURDATE(),CURDATE())," calcext:value-type="string">
            <text:p>(837,'M40','MASTER 40','M40',142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1])-3" office:value-type="float" office:value="838" calcext:value-type="float">
            <text:p>838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1]&amp;&quot;,'&quot;&amp;[.B841]&amp;&quot;','&quot;&amp;[.C841]&amp;&quot;','&quot;&amp;[.D841]&amp;&quot;',&quot;&amp;[.E841]&amp;&quot;,'&quot;&amp;[.F841]&amp;&quot;','&quot;&amp;[.G841]&amp;&quot;',&quot;&amp;[.H841]&amp;&quot;,&quot;&amp;[.I841]&amp;&quot;,&quot;&amp;[.J841]&amp;&quot;,&quot;&amp;[.K841]&amp;&quot;,0,CURDATE(),CURDATE())&quot;&amp;IF(AND([.E841]&lt;&gt;INDIRECT(ADDRESS(ROW([.E841]) + 1;5));INDIRECT(ADDRESS(ROW([.A841]) + 1;1)) &gt; 0); &quot;;&quot;&amp;CHAR(13)&amp;CHAR(10)&amp;CHAR(13)&amp;CHAR(10)&amp;[.M$3];IF(INDIRECT(ADDRESS(ROW([.A841]) + 1;1)) &gt; 0;&quot;,&quot;;&quot;;&quot;))" office:value-type="string" office:string-value="(838,'M45','MASTER 45','M45',142,'F','MASTER',45,49,0,0,0,CURDATE(),CURDATE())," calcext:value-type="string">
            <text:p>(838,'M45','MASTER 45','M45',142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2])-3" office:value-type="float" office:value="839" calcext:value-type="float">
            <text:p>839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2]&amp;&quot;,'&quot;&amp;[.B842]&amp;&quot;','&quot;&amp;[.C842]&amp;&quot;','&quot;&amp;[.D842]&amp;&quot;',&quot;&amp;[.E842]&amp;&quot;,'&quot;&amp;[.F842]&amp;&quot;','&quot;&amp;[.G842]&amp;&quot;',&quot;&amp;[.H842]&amp;&quot;,&quot;&amp;[.I842]&amp;&quot;,&quot;&amp;[.J842]&amp;&quot;,&quot;&amp;[.K842]&amp;&quot;,0,CURDATE(),CURDATE())&quot;&amp;IF(AND([.E842]&lt;&gt;INDIRECT(ADDRESS(ROW([.E842]) + 1;5));INDIRECT(ADDRESS(ROW([.A842]) + 1;1)) &gt; 0); &quot;;&quot;&amp;CHAR(13)&amp;CHAR(10)&amp;CHAR(13)&amp;CHAR(10)&amp;[.M$3];IF(INDIRECT(ADDRESS(ROW([.A842]) + 1;1)) &gt; 0;&quot;,&quot;;&quot;;&quot;))" office:value-type="string" office:string-value="(839,'M50','MASTER 50','M50',142,'G','MASTER',50,54,0,0,0,CURDATE(),CURDATE())," calcext:value-type="string">
            <text:p>(839,'M50','MASTER 50','M50',142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3])-3" office:value-type="float" office:value="840" calcext:value-type="float">
            <text:p>840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3]&amp;&quot;,'&quot;&amp;[.B843]&amp;&quot;','&quot;&amp;[.C843]&amp;&quot;','&quot;&amp;[.D843]&amp;&quot;',&quot;&amp;[.E843]&amp;&quot;,'&quot;&amp;[.F843]&amp;&quot;','&quot;&amp;[.G843]&amp;&quot;',&quot;&amp;[.H843]&amp;&quot;,&quot;&amp;[.I843]&amp;&quot;,&quot;&amp;[.J843]&amp;&quot;,&quot;&amp;[.K843]&amp;&quot;,0,CURDATE(),CURDATE())&quot;&amp;IF(AND([.E843]&lt;&gt;INDIRECT(ADDRESS(ROW([.E843]) + 1;5));INDIRECT(ADDRESS(ROW([.A843]) + 1;1)) &gt; 0); &quot;;&quot;&amp;CHAR(13)&amp;CHAR(10)&amp;CHAR(13)&amp;CHAR(10)&amp;[.M$3];IF(INDIRECT(ADDRESS(ROW([.A843]) + 1;1)) &gt; 0;&quot;,&quot;;&quot;;&quot;))" office:value-type="string" office:string-value="(840,'M55','MASTER 55','M55',142,'H','MASTER',55,59,0,0,0,CURDATE(),CURDATE())," calcext:value-type="string">
            <text:p>(840,'M55','MASTER 55','M55',142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4])-3" office:value-type="float" office:value="841" calcext:value-type="float">
            <text:p>841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4]&amp;&quot;,'&quot;&amp;[.B844]&amp;&quot;','&quot;&amp;[.C844]&amp;&quot;','&quot;&amp;[.D844]&amp;&quot;',&quot;&amp;[.E844]&amp;&quot;,'&quot;&amp;[.F844]&amp;&quot;','&quot;&amp;[.G844]&amp;&quot;',&quot;&amp;[.H844]&amp;&quot;,&quot;&amp;[.I844]&amp;&quot;,&quot;&amp;[.J844]&amp;&quot;,&quot;&amp;[.K844]&amp;&quot;,0,CURDATE(),CURDATE())&quot;&amp;IF(AND([.E844]&lt;&gt;INDIRECT(ADDRESS(ROW([.E844]) + 1;5));INDIRECT(ADDRESS(ROW([.A844]) + 1;1)) &gt; 0); &quot;;&quot;&amp;CHAR(13)&amp;CHAR(10)&amp;CHAR(13)&amp;CHAR(10)&amp;[.M$3];IF(INDIRECT(ADDRESS(ROW([.A844]) + 1;1)) &gt; 0;&quot;,&quot;;&quot;;&quot;))" office:value-type="string" office:string-value="(841,'M60','MASTER 60','M60',142,'I','MASTER',60,64,0,0,0,CURDATE(),CURDATE())," calcext:value-type="string">
            <text:p>(841,'M60','MASTER 60','M60',142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5])-3" office:value-type="float" office:value="842" calcext:value-type="float">
            <text:p>842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5]&amp;&quot;,'&quot;&amp;[.B845]&amp;&quot;','&quot;&amp;[.C845]&amp;&quot;','&quot;&amp;[.D845]&amp;&quot;',&quot;&amp;[.E845]&amp;&quot;,'&quot;&amp;[.F845]&amp;&quot;','&quot;&amp;[.G845]&amp;&quot;',&quot;&amp;[.H845]&amp;&quot;,&quot;&amp;[.I845]&amp;&quot;,&quot;&amp;[.J845]&amp;&quot;,&quot;&amp;[.K845]&amp;&quot;,0,CURDATE(),CURDATE())&quot;&amp;IF(AND([.E845]&lt;&gt;INDIRECT(ADDRESS(ROW([.E845]) + 1;5));INDIRECT(ADDRESS(ROW([.A845]) + 1;1)) &gt; 0); &quot;;&quot;&amp;CHAR(13)&amp;CHAR(10)&amp;CHAR(13)&amp;CHAR(10)&amp;[.M$3];IF(INDIRECT(ADDRESS(ROW([.A845]) + 1;1)) &gt; 0;&quot;,&quot;;&quot;;&quot;))" office:value-type="string" office:string-value="(842,'M65','MASTER 65','M65',142,'J','MASTER',65,69,0,0,0,CURDATE(),CURDATE())," calcext:value-type="string">
            <text:p>(842,'M65','MASTER 65','M65',142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6])-3" office:value-type="float" office:value="843" calcext:value-type="float">
            <text:p>843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6]&amp;&quot;,'&quot;&amp;[.B846]&amp;&quot;','&quot;&amp;[.C846]&amp;&quot;','&quot;&amp;[.D846]&amp;&quot;',&quot;&amp;[.E846]&amp;&quot;,'&quot;&amp;[.F846]&amp;&quot;','&quot;&amp;[.G846]&amp;&quot;',&quot;&amp;[.H846]&amp;&quot;,&quot;&amp;[.I846]&amp;&quot;,&quot;&amp;[.J846]&amp;&quot;,&quot;&amp;[.K846]&amp;&quot;,0,CURDATE(),CURDATE())&quot;&amp;IF(AND([.E846]&lt;&gt;INDIRECT(ADDRESS(ROW([.E846]) + 1;5));INDIRECT(ADDRESS(ROW([.A846]) + 1;1)) &gt; 0); &quot;;&quot;&amp;CHAR(13)&amp;CHAR(10)&amp;CHAR(13)&amp;CHAR(10)&amp;[.M$3];IF(INDIRECT(ADDRESS(ROW([.A846]) + 1;1)) &gt; 0;&quot;,&quot;;&quot;;&quot;))" office:value-type="string" office:string-value="(843,'M70','MASTER 70','M70',142,'K','MASTER',70,74,0,0,0,CURDATE(),CURDATE())," calcext:value-type="string">
            <text:p>(843,'M70','MASTER 70','M70',142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7])-3" office:value-type="float" office:value="844" calcext:value-type="float">
            <text:p>844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7]&amp;&quot;,'&quot;&amp;[.B847]&amp;&quot;','&quot;&amp;[.C847]&amp;&quot;','&quot;&amp;[.D847]&amp;&quot;',&quot;&amp;[.E847]&amp;&quot;,'&quot;&amp;[.F847]&amp;&quot;','&quot;&amp;[.G847]&amp;&quot;',&quot;&amp;[.H847]&amp;&quot;,&quot;&amp;[.I847]&amp;&quot;,&quot;&amp;[.J847]&amp;&quot;,&quot;&amp;[.K847]&amp;&quot;,0,CURDATE(),CURDATE())&quot;&amp;IF(AND([.E847]&lt;&gt;INDIRECT(ADDRESS(ROW([.E847]) + 1;5));INDIRECT(ADDRESS(ROW([.A847]) + 1;1)) &gt; 0); &quot;;&quot;&amp;CHAR(13)&amp;CHAR(10)&amp;CHAR(13)&amp;CHAR(10)&amp;[.M$3];IF(INDIRECT(ADDRESS(ROW([.A847]) + 1;1)) &gt; 0;&quot;,&quot;;&quot;;&quot;))" office:value-type="string" office:string-value="(844,'M75','MASTER 75','M75',142,'L','MASTER',75,79,0,0,0,CURDATE(),CURDATE())," calcext:value-type="string">
            <text:p>(844,'M75','MASTER 75','M75',142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8])-3" office:value-type="float" office:value="845" calcext:value-type="float">
            <text:p>845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8]&amp;&quot;,'&quot;&amp;[.B848]&amp;&quot;','&quot;&amp;[.C848]&amp;&quot;','&quot;&amp;[.D848]&amp;&quot;',&quot;&amp;[.E848]&amp;&quot;,'&quot;&amp;[.F848]&amp;&quot;','&quot;&amp;[.G848]&amp;&quot;',&quot;&amp;[.H848]&amp;&quot;,&quot;&amp;[.I848]&amp;&quot;,&quot;&amp;[.J848]&amp;&quot;,&quot;&amp;[.K848]&amp;&quot;,0,CURDATE(),CURDATE())&quot;&amp;IF(AND([.E848]&lt;&gt;INDIRECT(ADDRESS(ROW([.E848]) + 1;5));INDIRECT(ADDRESS(ROW([.A848]) + 1;1)) &gt; 0); &quot;;&quot;&amp;CHAR(13)&amp;CHAR(10)&amp;CHAR(13)&amp;CHAR(10)&amp;[.M$3];IF(INDIRECT(ADDRESS(ROW([.A848]) + 1;1)) &gt; 0;&quot;,&quot;;&quot;;&quot;))" office:value-type="string" office:string-value="(845,'M80','MASTER 80','M80',142,'M','MASTER',80,84,0,0,0,CURDATE(),CURDATE())," calcext:value-type="string">
            <text:p>(845,'M80','MASTER 80','M80',142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49])-3" office:value-type="float" office:value="846" calcext:value-type="float">
            <text:p>846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49]&amp;&quot;,'&quot;&amp;[.B849]&amp;&quot;','&quot;&amp;[.C849]&amp;&quot;','&quot;&amp;[.D849]&amp;&quot;',&quot;&amp;[.E849]&amp;&quot;,'&quot;&amp;[.F849]&amp;&quot;','&quot;&amp;[.G849]&amp;&quot;',&quot;&amp;[.H849]&amp;&quot;,&quot;&amp;[.I849]&amp;&quot;,&quot;&amp;[.J849]&amp;&quot;,&quot;&amp;[.K849]&amp;&quot;,0,CURDATE(),CURDATE())&quot;&amp;IF(AND([.E849]&lt;&gt;INDIRECT(ADDRESS(ROW([.E849]) + 1;5));INDIRECT(ADDRESS(ROW([.A849]) + 1;1)) &gt; 0); &quot;;&quot;&amp;CHAR(13)&amp;CHAR(10)&amp;CHAR(13)&amp;CHAR(10)&amp;[.M$3];IF(INDIRECT(ADDRESS(ROW([.A849]) + 1;1)) &gt; 0;&quot;,&quot;;&quot;;&quot;))" office:value-type="string" office:string-value="(846,'M85','MASTER 85','M85',142,'N','MASTER',85,89,0,0,0,CURDATE(),CURDATE())," calcext:value-type="string">
            <text:p>(846,'M85','MASTER 85','M85',142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0])-3" office:value-type="float" office:value="847" calcext:value-type="float">
            <text:p>847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50]&amp;&quot;,'&quot;&amp;[.B850]&amp;&quot;','&quot;&amp;[.C850]&amp;&quot;','&quot;&amp;[.D850]&amp;&quot;',&quot;&amp;[.E850]&amp;&quot;,'&quot;&amp;[.F850]&amp;&quot;','&quot;&amp;[.G850]&amp;&quot;',&quot;&amp;[.H850]&amp;&quot;,&quot;&amp;[.I850]&amp;&quot;,&quot;&amp;[.J850]&amp;&quot;,&quot;&amp;[.K850]&amp;&quot;,0,CURDATE(),CURDATE())&quot;&amp;IF(AND([.E850]&lt;&gt;INDIRECT(ADDRESS(ROW([.E850]) + 1;5));INDIRECT(ADDRESS(ROW([.A850]) + 1;1)) &gt; 0); &quot;;&quot;&amp;CHAR(13)&amp;CHAR(10)&amp;CHAR(13)&amp;CHAR(10)&amp;[.M$3];IF(INDIRECT(ADDRESS(ROW([.A850]) + 1;1)) &gt; 0;&quot;,&quot;;&quot;;&quot;))" office:value-type="string" office:string-value="(847,'M90','MASTER 90','M90',142,'O','MASTER',90,94,0,0,0,CURDATE(),CURDATE())," calcext:value-type="string">
            <text:p>(847,'M90','MASTER 90','M90',142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1])-3" office:value-type="float" office:value="848" calcext:value-type="float">
            <text:p>848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51]&amp;&quot;,'&quot;&amp;[.B851]&amp;&quot;','&quot;&amp;[.C851]&amp;&quot;','&quot;&amp;[.D851]&amp;&quot;',&quot;&amp;[.E851]&amp;&quot;,'&quot;&amp;[.F851]&amp;&quot;','&quot;&amp;[.G851]&amp;&quot;',&quot;&amp;[.H851]&amp;&quot;,&quot;&amp;[.I851]&amp;&quot;,&quot;&amp;[.J851]&amp;&quot;,&quot;&amp;[.K851]&amp;&quot;,0,CURDATE(),CURDATE())&quot;&amp;IF(AND([.E851]&lt;&gt;INDIRECT(ADDRESS(ROW([.E851]) + 1;5));INDIRECT(ADDRESS(ROW([.A851]) + 1;1)) &gt; 0); &quot;;&quot;&amp;CHAR(13)&amp;CHAR(10)&amp;CHAR(13)&amp;CHAR(10)&amp;[.M$3];IF(INDIRECT(ADDRESS(ROW([.A851]) + 1;1)) &gt; 0;&quot;,&quot;;&quot;;&quot;))" office:value-type="string" office:string-value="(848,'M95','MASTER 95','M95',142,'P','MASTER',95,99,0,0,0,CURDATE(),CURDATE())," calcext:value-type="string">
            <text:p>(848,'M95','MASTER 95','M95',142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2])-3" office:value-type="float" office:value="849" calcext:value-type="float">
            <text:p>849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52]&amp;&quot;,'&quot;&amp;[.B852]&amp;&quot;','&quot;&amp;[.C852]&amp;&quot;','&quot;&amp;[.D852]&amp;&quot;',&quot;&amp;[.E852]&amp;&quot;,'&quot;&amp;[.F852]&amp;&quot;','&quot;&amp;[.G852]&amp;&quot;',&quot;&amp;[.H852]&amp;&quot;,&quot;&amp;[.I852]&amp;&quot;,&quot;&amp;[.J852]&amp;&quot;,&quot;&amp;[.K852]&amp;&quot;,0,CURDATE(),CURDATE())&quot;&amp;IF(AND([.E852]&lt;&gt;INDIRECT(ADDRESS(ROW([.E852]) + 1;5));INDIRECT(ADDRESS(ROW([.A852]) + 1;1)) &gt; 0); &quot;;&quot;&amp;CHAR(13)&amp;CHAR(10)&amp;CHAR(13)&amp;CHAR(10)&amp;[.M$3];IF(INDIRECT(ADDRESS(ROW([.A852]) + 1;1)) &gt; 0;&quot;,&quot;;&quot;;&quot;))" office:value-type="string" office:string-value="(849,'MA0','MASTER 100','MA0',142,'Q','MASTER',100,999,0,0,0,CURDATE(),CURDATE())," calcext:value-type="string">
            <text:p>(849,'MA0','MASTER 100','MA0',142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3])-3" office:value-type="float" office:value="850" calcext:value-type="float">
            <text:p>850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3]&amp;&quot;,'&quot;&amp;[.B853]&amp;&quot;','&quot;&amp;[.C853]&amp;&quot;','&quot;&amp;[.D853]&amp;&quot;',&quot;&amp;[.E853]&amp;&quot;,'&quot;&amp;[.F853]&amp;&quot;','&quot;&amp;[.G853]&amp;&quot;',&quot;&amp;[.H853]&amp;&quot;,&quot;&amp;[.I853]&amp;&quot;,&quot;&amp;[.J853]&amp;&quot;,&quot;&amp;[.K853]&amp;&quot;,0,CURDATE(),CURDATE())&quot;&amp;IF(AND([.E853]&lt;&gt;INDIRECT(ADDRESS(ROW([.E853]) + 1;5));INDIRECT(ADDRESS(ROW([.A853]) + 1;1)) &gt; 0); &quot;;&quot;&amp;CHAR(13)&amp;CHAR(10)&amp;CHAR(13)&amp;CHAR(10)&amp;[.M$3];IF(INDIRECT(ADDRESS(ROW([.A853]) + 1;1)) &gt; 0;&quot;,&quot;;&quot;;&quot;))" office:value-type="string" office:string-value="(850,'100-119','STAFF. M FINO A 119','100-119',142,'xA','MASTER',100,119,1,0,0,CURDATE(),CURDATE())," calcext:value-type="string">
            <text:p>(850,'100-119','STAFF. M FINO A 119','100-119',142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4])-3" office:value-type="float" office:value="851" calcext:value-type="float">
            <text:p>851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4]&amp;&quot;,'&quot;&amp;[.B854]&amp;&quot;','&quot;&amp;[.C854]&amp;&quot;','&quot;&amp;[.D854]&amp;&quot;',&quot;&amp;[.E854]&amp;&quot;,'&quot;&amp;[.F854]&amp;&quot;','&quot;&amp;[.G854]&amp;&quot;',&quot;&amp;[.H854]&amp;&quot;,&quot;&amp;[.I854]&amp;&quot;,&quot;&amp;[.J854]&amp;&quot;,&quot;&amp;[.K854]&amp;&quot;,0,CURDATE(),CURDATE())&quot;&amp;IF(AND([.E854]&lt;&gt;INDIRECT(ADDRESS(ROW([.E854]) + 1;5));INDIRECT(ADDRESS(ROW([.A854]) + 1;1)) &gt; 0); &quot;;&quot;&amp;CHAR(13)&amp;CHAR(10)&amp;CHAR(13)&amp;CHAR(10)&amp;[.M$3];IF(INDIRECT(ADDRESS(ROW([.A854]) + 1;1)) &gt; 0;&quot;,&quot;;&quot;;&quot;))" office:value-type="string" office:string-value="(851,'120-159','STAFF. M 120-159','120-159',142,'xB','MASTER',120,159,1,0,0,CURDATE(),CURDATE())," calcext:value-type="string">
            <text:p>(851,'120-159','STAFF. M 120-159','120-159',142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5])-3" office:value-type="float" office:value="852" calcext:value-type="float">
            <text:p>852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5]&amp;&quot;,'&quot;&amp;[.B855]&amp;&quot;','&quot;&amp;[.C855]&amp;&quot;','&quot;&amp;[.D855]&amp;&quot;',&quot;&amp;[.E855]&amp;&quot;,'&quot;&amp;[.F855]&amp;&quot;','&quot;&amp;[.G855]&amp;&quot;',&quot;&amp;[.H855]&amp;&quot;,&quot;&amp;[.I855]&amp;&quot;,&quot;&amp;[.J855]&amp;&quot;,&quot;&amp;[.K855]&amp;&quot;,0,CURDATE(),CURDATE())&quot;&amp;IF(AND([.E855]&lt;&gt;INDIRECT(ADDRESS(ROW([.E855]) + 1;5));INDIRECT(ADDRESS(ROW([.A855]) + 1;1)) &gt; 0); &quot;;&quot;&amp;CHAR(13)&amp;CHAR(10)&amp;CHAR(13)&amp;CHAR(10)&amp;[.M$3];IF(INDIRECT(ADDRESS(ROW([.A855]) + 1;1)) &gt; 0;&quot;,&quot;;&quot;;&quot;))" office:value-type="string" office:string-value="(852,'160-199','STAFF. M 160-199','160-199',142,'xC','MASTER',160,199,1,0,0,CURDATE(),CURDATE())," calcext:value-type="string">
            <text:p>(852,'160-199','STAFF. M 160-199','160-199',142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6])-3" office:value-type="float" office:value="853" calcext:value-type="float">
            <text:p>853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6]&amp;&quot;,'&quot;&amp;[.B856]&amp;&quot;','&quot;&amp;[.C856]&amp;&quot;','&quot;&amp;[.D856]&amp;&quot;',&quot;&amp;[.E856]&amp;&quot;,'&quot;&amp;[.F856]&amp;&quot;','&quot;&amp;[.G856]&amp;&quot;',&quot;&amp;[.H856]&amp;&quot;,&quot;&amp;[.I856]&amp;&quot;,&quot;&amp;[.J856]&amp;&quot;,&quot;&amp;[.K856]&amp;&quot;,0,CURDATE(),CURDATE())&quot;&amp;IF(AND([.E856]&lt;&gt;INDIRECT(ADDRESS(ROW([.E856]) + 1;5));INDIRECT(ADDRESS(ROW([.A856]) + 1;1)) &gt; 0); &quot;;&quot;&amp;CHAR(13)&amp;CHAR(10)&amp;CHAR(13)&amp;CHAR(10)&amp;[.M$3];IF(INDIRECT(ADDRESS(ROW([.A856]) + 1;1)) &gt; 0;&quot;,&quot;;&quot;;&quot;))" office:value-type="string" office:string-value="(853,'200-239','STAFF. M 200-239','200-239',142,'xD','MASTER',200,239,1,0,0,CURDATE(),CURDATE())," calcext:value-type="string">
            <text:p>(853,'200-239','STAFF. M 200-239','200-239',142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7])-3" office:value-type="float" office:value="854" calcext:value-type="float">
            <text:p>854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7]&amp;&quot;,'&quot;&amp;[.B857]&amp;&quot;','&quot;&amp;[.C857]&amp;&quot;','&quot;&amp;[.D857]&amp;&quot;',&quot;&amp;[.E857]&amp;&quot;,'&quot;&amp;[.F857]&amp;&quot;','&quot;&amp;[.G857]&amp;&quot;',&quot;&amp;[.H857]&amp;&quot;,&quot;&amp;[.I857]&amp;&quot;,&quot;&amp;[.J857]&amp;&quot;,&quot;&amp;[.K857]&amp;&quot;,0,CURDATE(),CURDATE())&quot;&amp;IF(AND([.E857]&lt;&gt;INDIRECT(ADDRESS(ROW([.E857]) + 1;5));INDIRECT(ADDRESS(ROW([.A857]) + 1;1)) &gt; 0); &quot;;&quot;&amp;CHAR(13)&amp;CHAR(10)&amp;CHAR(13)&amp;CHAR(10)&amp;[.M$3];IF(INDIRECT(ADDRESS(ROW([.A857]) + 1;1)) &gt; 0;&quot;,&quot;;&quot;;&quot;))" office:value-type="string" office:string-value="(854,'240-279','STAFF. M 240-279','240-279',142,'xE','MASTER',240,279,1,0,0,CURDATE(),CURDATE())," calcext:value-type="string">
            <text:p>(854,'240-279','STAFF. M 240-279','240-279',142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8])-3" office:value-type="float" office:value="855" calcext:value-type="float">
            <text:p>855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8]&amp;&quot;,'&quot;&amp;[.B858]&amp;&quot;','&quot;&amp;[.C858]&amp;&quot;','&quot;&amp;[.D858]&amp;&quot;',&quot;&amp;[.E858]&amp;&quot;,'&quot;&amp;[.F858]&amp;&quot;','&quot;&amp;[.G858]&amp;&quot;',&quot;&amp;[.H858]&amp;&quot;,&quot;&amp;[.I858]&amp;&quot;,&quot;&amp;[.J858]&amp;&quot;,&quot;&amp;[.K858]&amp;&quot;,0,CURDATE(),CURDATE())&quot;&amp;IF(AND([.E858]&lt;&gt;INDIRECT(ADDRESS(ROW([.E858]) + 1;5));INDIRECT(ADDRESS(ROW([.A858]) + 1;1)) &gt; 0); &quot;;&quot;&amp;CHAR(13)&amp;CHAR(10)&amp;CHAR(13)&amp;CHAR(10)&amp;[.M$3];IF(INDIRECT(ADDRESS(ROW([.A858]) + 1;1)) &gt; 0;&quot;,&quot;;&quot;;&quot;))" office:value-type="string" office:string-value="(855,'280-319','STAFF. M 280-319','280-319',142,'xF','MASTER',280,319,1,0,0,CURDATE(),CURDATE())," calcext:value-type="string">
            <text:p>(855,'280-319','STAFF. M 280-319','280-319',142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59])-3" office:value-type="float" office:value="856" calcext:value-type="float">
            <text:p>856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59]&amp;&quot;,'&quot;&amp;[.B859]&amp;&quot;','&quot;&amp;[.C859]&amp;&quot;','&quot;&amp;[.D859]&amp;&quot;',&quot;&amp;[.E859]&amp;&quot;,'&quot;&amp;[.F859]&amp;&quot;','&quot;&amp;[.G859]&amp;&quot;',&quot;&amp;[.H859]&amp;&quot;,&quot;&amp;[.I859]&amp;&quot;,&quot;&amp;[.J859]&amp;&quot;,&quot;&amp;[.K859]&amp;&quot;,0,CURDATE(),CURDATE())&quot;&amp;IF(AND([.E859]&lt;&gt;INDIRECT(ADDRESS(ROW([.E859]) + 1;5));INDIRECT(ADDRESS(ROW([.A859]) + 1;1)) &gt; 0); &quot;;&quot;&amp;CHAR(13)&amp;CHAR(10)&amp;CHAR(13)&amp;CHAR(10)&amp;[.M$3];IF(INDIRECT(ADDRESS(ROW([.A859]) + 1;1)) &gt; 0;&quot;,&quot;;&quot;;&quot;))" office:value-type="string" office:string-value="(856,'320-359','STAFF. M 320-359','320-359',142,'xG','MASTER',320,359,1,0,0,CURDATE(),CURDATE())," calcext:value-type="string">
            <text:p>(856,'320-359','STAFF. M 320-359','320-359',142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0])-3" office:value-type="float" office:value="857" calcext:value-type="float">
            <text:p>857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60]&amp;&quot;,'&quot;&amp;[.B860]&amp;&quot;','&quot;&amp;[.C860]&amp;&quot;','&quot;&amp;[.D860]&amp;&quot;',&quot;&amp;[.E860]&amp;&quot;,'&quot;&amp;[.F860]&amp;&quot;','&quot;&amp;[.G860]&amp;&quot;',&quot;&amp;[.H860]&amp;&quot;,&quot;&amp;[.I860]&amp;&quot;,&quot;&amp;[.J860]&amp;&quot;,&quot;&amp;[.K860]&amp;&quot;,0,CURDATE(),CURDATE())&quot;&amp;IF(AND([.E860]&lt;&gt;INDIRECT(ADDRESS(ROW([.E860]) + 1;5));INDIRECT(ADDRESS(ROW([.A860]) + 1;1)) &gt; 0); &quot;;&quot;&amp;CHAR(13)&amp;CHAR(10)&amp;CHAR(13)&amp;CHAR(10)&amp;[.M$3];IF(INDIRECT(ADDRESS(ROW([.A860]) + 1;1)) &gt; 0;&quot;,&quot;;&quot;;&quot;))" office:value-type="string" office:string-value="(857,'360-399','STAFF. M 360-399','360-399',142,'xH','MASTER',360,399,1,0,0,CURDATE(),CURDATE())," calcext:value-type="string">
            <text:p>(857,'360-399','STAFF. M 360-399','360-399',142,'xH','MASTER',360,399,1,0,0,CURDATE(),CURDATE()),</text:p>
          </table:table-cell>
          <table:table-cell table:style-name="ce12" table:number-columns-repeated="1011"/>
        </table:table-row>
        <table:table-row table:style-name="ro3">
          <table:table-cell table:formula="of:=ROW([.A861])-3" office:value-type="float" office:value="858" calcext:value-type="float">
            <text:p>858</text:p>
          </table:table-cell>
          <table:table-cell table:style-name="ce12" office:value-type="string" calcext:value-type="string">
            <text:p>000-999</text:p>
          </table:table-cell>
          <table:table-cell table:style-name="ce12" office:value-type="string" calcext:value-type="string">
            <text:p>STAFF. ASSOLUTI</text:p>
          </table:table-cell>
          <table:table-cell table:style-name="ce12" office:value-type="string" calcext:value-type="string">
            <text:p>ASSOLUTI</text:p>
          </table:table-cell>
          <table:table-cell table:style-name="ce12" office:value-type="float" office:value="142" calcext:value-type="float">
            <text:p>142</text:p>
          </table:table-cell>
          <table:table-cell table:style-name="ce15" office:value-type="string" calcext:value-type="string">
            <text:p>xX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9" calcext:value-type="float">
            <text:p>9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61]&amp;&quot;,'&quot;&amp;[.B861]&amp;&quot;','&quot;&amp;[.C861]&amp;&quot;','&quot;&amp;[.D861]&amp;&quot;',&quot;&amp;[.E861]&amp;&quot;,'&quot;&amp;[.F861]&amp;&quot;','&quot;&amp;[.G861]&amp;&quot;',&quot;&amp;[.H861]&amp;&quot;,&quot;&amp;[.I861]&amp;&quot;,&quot;&amp;[.J861]&amp;&quot;,&quot;&amp;[.K861]&amp;&quot;,0,CURDATE(),CURDATE())&quot;&amp;IF(AND([.E861]&lt;&gt;INDIRECT(ADDRESS(ROW([.E861]) + 1;5));INDIRECT(ADDRESS(ROW([.A861]) + 1;1)) &gt; 0); &quot;;&quot;&amp;CHAR(13)&amp;CHAR(10)&amp;CHAR(13)&amp;CHAR(10)&amp;[.M$3];IF(INDIRECT(ADDRESS(ROW([.A861]) + 1;1)) &gt; 0;&quot;,&quot;;&quot;;&quot;))" office:value-type="string" office:string-value="(858,'000-999','STAFF. ASSOLUTI','ASSOLUTI',142,'xX','MASTER',1,999,1,0,0,CURDATE(),CURDATE());&#13;&#10;&#13;&#10;INSERT INTO category_types (id,code,description,short_name,season_id,federation_code,group_name,age_begin,age_end,is_a_relay,is_out_of_race,lock_version,created_at,updated_at) VALUES " calcext:value-type="string">
            <text:p>(858,'000-999','STAFF. ASSOLUTI','ASSOLUTI',142,'xX','MASTER',1,999,1,0,0,CURDATE(),CURDATE());</text:p>
            <text:p></text:p>
            <text:p>INSERT INTO category_types (id,code,description,short_name,season_id,federation_code,group_name,age_begin,age_end,is_a_relay,is_out_of_race,lock_version,created_at,updated_at) VALUES </text:p>
          </table:table-cell>
          <table:table-cell table:style-name="ce12" table:number-columns-repeated="1011"/>
        </table:table-row>
        <table:table-row table:style-name="ro4">
          <table:table-cell table:formula="of:=ROW([.A862])-3" office:value-type="float" office:value="859" calcext:value-type="float">
            <text:p>859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string" calcext:value-type="string">
            <text:p>UNDER 25</text:p>
          </table:table-cell>
          <table:table-cell table:style-name="ce12" office:value-type="string" calcext:value-type="string">
            <text:p>U2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2]&amp;&quot;,'&quot;&amp;[.B862]&amp;&quot;','&quot;&amp;[.C862]&amp;&quot;','&quot;&amp;[.D862]&amp;&quot;',&quot;&amp;[.E862]&amp;&quot;,'&quot;&amp;[.F862]&amp;&quot;','&quot;&amp;[.G862]&amp;&quot;',&quot;&amp;[.H862]&amp;&quot;,&quot;&amp;[.I862]&amp;&quot;,&quot;&amp;[.J862]&amp;&quot;,&quot;&amp;[.K862]&amp;&quot;,0,CURDATE(),CURDATE())&quot;&amp;IF(AND([.E862]&lt;&gt;INDIRECT(ADDRESS(ROW([.E862]) + 1;5));INDIRECT(ADDRESS(ROW([.A862]) + 1;1)) &gt; 0); &quot;;&quot;&amp;CHAR(13)&amp;CHAR(10)&amp;CHAR(13)&amp;CHAR(10)&amp;[.M$3];IF(INDIRECT(ADDRESS(ROW([.A862]) + 1;1)) &gt; 0;&quot;,&quot;;&quot;;&quot;))" office:value-type="string" office:string-value="(859,'U25','UNDER 25','U25',144,'A','MASTER',20,24,0,0,0,CURDATE(),CURDATE())," calcext:value-type="string">
            <text:p>(859,'U25','UNDER 25','U25',144,'A','MASTER',20,2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3])-3" office:value-type="float" office:value="860" calcext:value-type="float">
            <text:p>860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string" calcext:value-type="string">
            <text:p>MASTER 25</text:p>
          </table:table-cell>
          <table:table-cell table:style-name="ce12" office:value-type="string" calcext:value-type="string">
            <text:p>M2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3]&amp;&quot;,'&quot;&amp;[.B863]&amp;&quot;','&quot;&amp;[.C863]&amp;&quot;','&quot;&amp;[.D863]&amp;&quot;',&quot;&amp;[.E863]&amp;&quot;,'&quot;&amp;[.F863]&amp;&quot;','&quot;&amp;[.G863]&amp;&quot;',&quot;&amp;[.H863]&amp;&quot;,&quot;&amp;[.I863]&amp;&quot;,&quot;&amp;[.J863]&amp;&quot;,&quot;&amp;[.K863]&amp;&quot;,0,CURDATE(),CURDATE())&quot;&amp;IF(AND([.E863]&lt;&gt;INDIRECT(ADDRESS(ROW([.E863]) + 1;5));INDIRECT(ADDRESS(ROW([.A863]) + 1;1)) &gt; 0); &quot;;&quot;&amp;CHAR(13)&amp;CHAR(10)&amp;CHAR(13)&amp;CHAR(10)&amp;[.M$3];IF(INDIRECT(ADDRESS(ROW([.A863]) + 1;1)) &gt; 0;&quot;,&quot;;&quot;;&quot;))" office:value-type="string" office:string-value="(860,'M25','MASTER 25','M25',144,'B','MASTER',25,29,0,0,0,CURDATE(),CURDATE())," calcext:value-type="string">
            <text:p>(860,'M25','MASTER 25','M25',144,'B','MASTER',25,2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4])-3" office:value-type="float" office:value="861" calcext:value-type="float">
            <text:p>861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string" calcext:value-type="string">
            <text:p>MASTER 30</text:p>
          </table:table-cell>
          <table:table-cell table:style-name="ce12" office:value-type="string" calcext:value-type="string">
            <text:p>M3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4]&amp;&quot;,'&quot;&amp;[.B864]&amp;&quot;','&quot;&amp;[.C864]&amp;&quot;','&quot;&amp;[.D864]&amp;&quot;',&quot;&amp;[.E864]&amp;&quot;,'&quot;&amp;[.F864]&amp;&quot;','&quot;&amp;[.G864]&amp;&quot;',&quot;&amp;[.H864]&amp;&quot;,&quot;&amp;[.I864]&amp;&quot;,&quot;&amp;[.J864]&amp;&quot;,&quot;&amp;[.K864]&amp;&quot;,0,CURDATE(),CURDATE())&quot;&amp;IF(AND([.E864]&lt;&gt;INDIRECT(ADDRESS(ROW([.E864]) + 1;5));INDIRECT(ADDRESS(ROW([.A864]) + 1;1)) &gt; 0); &quot;;&quot;&amp;CHAR(13)&amp;CHAR(10)&amp;CHAR(13)&amp;CHAR(10)&amp;[.M$3];IF(INDIRECT(ADDRESS(ROW([.A864]) + 1;1)) &gt; 0;&quot;,&quot;;&quot;;&quot;))" office:value-type="string" office:string-value="(861,'M30','MASTER 30','M30',144,'C','MASTER',30,34,0,0,0,CURDATE(),CURDATE())," calcext:value-type="string">
            <text:p>(861,'M30','MASTER 30','M30',144,'C','MASTER',30,3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5])-3" office:value-type="float" office:value="862" calcext:value-type="float">
            <text:p>862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string" calcext:value-type="string">
            <text:p>MASTER 35</text:p>
          </table:table-cell>
          <table:table-cell table:style-name="ce12" office:value-type="string" calcext:value-type="string">
            <text:p>M3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5]&amp;&quot;,'&quot;&amp;[.B865]&amp;&quot;','&quot;&amp;[.C865]&amp;&quot;','&quot;&amp;[.D865]&amp;&quot;',&quot;&amp;[.E865]&amp;&quot;,'&quot;&amp;[.F865]&amp;&quot;','&quot;&amp;[.G865]&amp;&quot;',&quot;&amp;[.H865]&amp;&quot;,&quot;&amp;[.I865]&amp;&quot;,&quot;&amp;[.J865]&amp;&quot;,&quot;&amp;[.K865]&amp;&quot;,0,CURDATE(),CURDATE())&quot;&amp;IF(AND([.E865]&lt;&gt;INDIRECT(ADDRESS(ROW([.E865]) + 1;5));INDIRECT(ADDRESS(ROW([.A865]) + 1;1)) &gt; 0); &quot;;&quot;&amp;CHAR(13)&amp;CHAR(10)&amp;CHAR(13)&amp;CHAR(10)&amp;[.M$3];IF(INDIRECT(ADDRESS(ROW([.A865]) + 1;1)) &gt; 0;&quot;,&quot;;&quot;;&quot;))" office:value-type="string" office:string-value="(862,'M35','MASTER 35','M35',144,'D','MASTER',35,39,0,0,0,CURDATE(),CURDATE())," calcext:value-type="string">
            <text:p>(862,'M35','MASTER 35','M35',144,'D','MASTER',35,3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6])-3" office:value-type="float" office:value="863" calcext:value-type="float">
            <text:p>863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string" calcext:value-type="string">
            <text:p>MASTER 40</text:p>
          </table:table-cell>
          <table:table-cell table:style-name="ce12" office:value-type="string" calcext:value-type="string">
            <text:p>M4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6]&amp;&quot;,'&quot;&amp;[.B866]&amp;&quot;','&quot;&amp;[.C866]&amp;&quot;','&quot;&amp;[.D866]&amp;&quot;',&quot;&amp;[.E866]&amp;&quot;,'&quot;&amp;[.F866]&amp;&quot;','&quot;&amp;[.G866]&amp;&quot;',&quot;&amp;[.H866]&amp;&quot;,&quot;&amp;[.I866]&amp;&quot;,&quot;&amp;[.J866]&amp;&quot;,&quot;&amp;[.K866]&amp;&quot;,0,CURDATE(),CURDATE())&quot;&amp;IF(AND([.E866]&lt;&gt;INDIRECT(ADDRESS(ROW([.E866]) + 1;5));INDIRECT(ADDRESS(ROW([.A866]) + 1;1)) &gt; 0); &quot;;&quot;&amp;CHAR(13)&amp;CHAR(10)&amp;CHAR(13)&amp;CHAR(10)&amp;[.M$3];IF(INDIRECT(ADDRESS(ROW([.A866]) + 1;1)) &gt; 0;&quot;,&quot;;&quot;;&quot;))" office:value-type="string" office:string-value="(863,'M40','MASTER 40','M40',144,'E','MASTER',40,44,0,0,0,CURDATE(),CURDATE())," calcext:value-type="string">
            <text:p>(863,'M40','MASTER 40','M40',144,'E','MASTER',40,4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7])-3" office:value-type="float" office:value="864" calcext:value-type="float">
            <text:p>864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string" calcext:value-type="string">
            <text:p>MASTER 45</text:p>
          </table:table-cell>
          <table:table-cell table:style-name="ce12" office:value-type="string" calcext:value-type="string">
            <text:p>M4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7]&amp;&quot;,'&quot;&amp;[.B867]&amp;&quot;','&quot;&amp;[.C867]&amp;&quot;','&quot;&amp;[.D867]&amp;&quot;',&quot;&amp;[.E867]&amp;&quot;,'&quot;&amp;[.F867]&amp;&quot;','&quot;&amp;[.G867]&amp;&quot;',&quot;&amp;[.H867]&amp;&quot;,&quot;&amp;[.I867]&amp;&quot;,&quot;&amp;[.J867]&amp;&quot;,&quot;&amp;[.K867]&amp;&quot;,0,CURDATE(),CURDATE())&quot;&amp;IF(AND([.E867]&lt;&gt;INDIRECT(ADDRESS(ROW([.E867]) + 1;5));INDIRECT(ADDRESS(ROW([.A867]) + 1;1)) &gt; 0); &quot;;&quot;&amp;CHAR(13)&amp;CHAR(10)&amp;CHAR(13)&amp;CHAR(10)&amp;[.M$3];IF(INDIRECT(ADDRESS(ROW([.A867]) + 1;1)) &gt; 0;&quot;,&quot;;&quot;;&quot;))" office:value-type="string" office:string-value="(864,'M45','MASTER 45','M45',144,'F','MASTER',45,49,0,0,0,CURDATE(),CURDATE())," calcext:value-type="string">
            <text:p>(864,'M45','MASTER 45','M45',144,'F','MASTER',45,4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8])-3" office:value-type="float" office:value="865" calcext:value-type="float">
            <text:p>865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string" calcext:value-type="string">
            <text:p>MASTER 50</text:p>
          </table:table-cell>
          <table:table-cell table:style-name="ce12" office:value-type="string" calcext:value-type="string">
            <text:p>M5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8]&amp;&quot;,'&quot;&amp;[.B868]&amp;&quot;','&quot;&amp;[.C868]&amp;&quot;','&quot;&amp;[.D868]&amp;&quot;',&quot;&amp;[.E868]&amp;&quot;,'&quot;&amp;[.F868]&amp;&quot;','&quot;&amp;[.G868]&amp;&quot;',&quot;&amp;[.H868]&amp;&quot;,&quot;&amp;[.I868]&amp;&quot;,&quot;&amp;[.J868]&amp;&quot;,&quot;&amp;[.K868]&amp;&quot;,0,CURDATE(),CURDATE())&quot;&amp;IF(AND([.E868]&lt;&gt;INDIRECT(ADDRESS(ROW([.E868]) + 1;5));INDIRECT(ADDRESS(ROW([.A868]) + 1;1)) &gt; 0); &quot;;&quot;&amp;CHAR(13)&amp;CHAR(10)&amp;CHAR(13)&amp;CHAR(10)&amp;[.M$3];IF(INDIRECT(ADDRESS(ROW([.A868]) + 1;1)) &gt; 0;&quot;,&quot;;&quot;;&quot;))" office:value-type="string" office:string-value="(865,'M50','MASTER 50','M50',144,'G','MASTER',50,54,0,0,0,CURDATE(),CURDATE())," calcext:value-type="string">
            <text:p>(865,'M50','MASTER 50','M50',144,'G','MASTER',50,5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69])-3" office:value-type="float" office:value="866" calcext:value-type="float">
            <text:p>866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string" calcext:value-type="string">
            <text:p>MASTER 55</text:p>
          </table:table-cell>
          <table:table-cell table:style-name="ce12" office:value-type="string" calcext:value-type="string">
            <text:p>M5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69]&amp;&quot;,'&quot;&amp;[.B869]&amp;&quot;','&quot;&amp;[.C869]&amp;&quot;','&quot;&amp;[.D869]&amp;&quot;',&quot;&amp;[.E869]&amp;&quot;,'&quot;&amp;[.F869]&amp;&quot;','&quot;&amp;[.G869]&amp;&quot;',&quot;&amp;[.H869]&amp;&quot;,&quot;&amp;[.I869]&amp;&quot;,&quot;&amp;[.J869]&amp;&quot;,&quot;&amp;[.K869]&amp;&quot;,0,CURDATE(),CURDATE())&quot;&amp;IF(AND([.E869]&lt;&gt;INDIRECT(ADDRESS(ROW([.E869]) + 1;5));INDIRECT(ADDRESS(ROW([.A869]) + 1;1)) &gt; 0); &quot;;&quot;&amp;CHAR(13)&amp;CHAR(10)&amp;CHAR(13)&amp;CHAR(10)&amp;[.M$3];IF(INDIRECT(ADDRESS(ROW([.A869]) + 1;1)) &gt; 0;&quot;,&quot;;&quot;;&quot;))" office:value-type="string" office:string-value="(866,'M55','MASTER 55','M55',144,'H','MASTER',55,59,0,0,0,CURDATE(),CURDATE())," calcext:value-type="string">
            <text:p>(866,'M55','MASTER 55','M55',144,'H','MASTER',55,5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0])-3" office:value-type="float" office:value="867" calcext:value-type="float">
            <text:p>867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string" calcext:value-type="string">
            <text:p>MASTER 60</text:p>
          </table:table-cell>
          <table:table-cell table:style-name="ce12" office:value-type="string" calcext:value-type="string">
            <text:p>M6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I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0]&amp;&quot;,'&quot;&amp;[.B870]&amp;&quot;','&quot;&amp;[.C870]&amp;&quot;','&quot;&amp;[.D870]&amp;&quot;',&quot;&amp;[.E870]&amp;&quot;,'&quot;&amp;[.F870]&amp;&quot;','&quot;&amp;[.G870]&amp;&quot;',&quot;&amp;[.H870]&amp;&quot;,&quot;&amp;[.I870]&amp;&quot;,&quot;&amp;[.J870]&amp;&quot;,&quot;&amp;[.K870]&amp;&quot;,0,CURDATE(),CURDATE())&quot;&amp;IF(AND([.E870]&lt;&gt;INDIRECT(ADDRESS(ROW([.E870]) + 1;5));INDIRECT(ADDRESS(ROW([.A870]) + 1;1)) &gt; 0); &quot;;&quot;&amp;CHAR(13)&amp;CHAR(10)&amp;CHAR(13)&amp;CHAR(10)&amp;[.M$3];IF(INDIRECT(ADDRESS(ROW([.A870]) + 1;1)) &gt; 0;&quot;,&quot;;&quot;;&quot;))" office:value-type="string" office:string-value="(867,'M60','MASTER 60','M60',144,'I','MASTER',60,64,0,0,0,CURDATE(),CURDATE())," calcext:value-type="string">
            <text:p>(867,'M60','MASTER 60','M60',144,'I','MASTER',60,6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1])-3" office:value-type="float" office:value="868" calcext:value-type="float">
            <text:p>868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string" calcext:value-type="string">
            <text:p>MASTER 65</text:p>
          </table:table-cell>
          <table:table-cell table:style-name="ce12" office:value-type="string" calcext:value-type="string">
            <text:p>M6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1]&amp;&quot;,'&quot;&amp;[.B871]&amp;&quot;','&quot;&amp;[.C871]&amp;&quot;','&quot;&amp;[.D871]&amp;&quot;',&quot;&amp;[.E871]&amp;&quot;,'&quot;&amp;[.F871]&amp;&quot;','&quot;&amp;[.G871]&amp;&quot;',&quot;&amp;[.H871]&amp;&quot;,&quot;&amp;[.I871]&amp;&quot;,&quot;&amp;[.J871]&amp;&quot;,&quot;&amp;[.K871]&amp;&quot;,0,CURDATE(),CURDATE())&quot;&amp;IF(AND([.E871]&lt;&gt;INDIRECT(ADDRESS(ROW([.E871]) + 1;5));INDIRECT(ADDRESS(ROW([.A871]) + 1;1)) &gt; 0); &quot;;&quot;&amp;CHAR(13)&amp;CHAR(10)&amp;CHAR(13)&amp;CHAR(10)&amp;[.M$3];IF(INDIRECT(ADDRESS(ROW([.A871]) + 1;1)) &gt; 0;&quot;,&quot;;&quot;;&quot;))" office:value-type="string" office:string-value="(868,'M65','MASTER 65','M65',144,'J','MASTER',65,69,0,0,0,CURDATE(),CURDATE())," calcext:value-type="string">
            <text:p>(868,'M65','MASTER 65','M65',144,'J','MASTER',65,6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2])-3" office:value-type="float" office:value="869" calcext:value-type="float">
            <text:p>869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string" calcext:value-type="string">
            <text:p>MASTER 70</text:p>
          </table:table-cell>
          <table:table-cell table:style-name="ce12" office:value-type="string" calcext:value-type="string">
            <text:p>M7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K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2]&amp;&quot;,'&quot;&amp;[.B872]&amp;&quot;','&quot;&amp;[.C872]&amp;&quot;','&quot;&amp;[.D872]&amp;&quot;',&quot;&amp;[.E872]&amp;&quot;,'&quot;&amp;[.F872]&amp;&quot;','&quot;&amp;[.G872]&amp;&quot;',&quot;&amp;[.H872]&amp;&quot;,&quot;&amp;[.I872]&amp;&quot;,&quot;&amp;[.J872]&amp;&quot;,&quot;&amp;[.K872]&amp;&quot;,0,CURDATE(),CURDATE())&quot;&amp;IF(AND([.E872]&lt;&gt;INDIRECT(ADDRESS(ROW([.E872]) + 1;5));INDIRECT(ADDRESS(ROW([.A872]) + 1;1)) &gt; 0); &quot;;&quot;&amp;CHAR(13)&amp;CHAR(10)&amp;CHAR(13)&amp;CHAR(10)&amp;[.M$3];IF(INDIRECT(ADDRESS(ROW([.A872]) + 1;1)) &gt; 0;&quot;,&quot;;&quot;;&quot;))" office:value-type="string" office:string-value="(869,'M70','MASTER 70','M70',144,'K','MASTER',70,74,0,0,0,CURDATE(),CURDATE())," calcext:value-type="string">
            <text:p>(869,'M70','MASTER 70','M70',144,'K','MASTER',70,7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3])-3" office:value-type="float" office:value="870" calcext:value-type="float">
            <text:p>870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string" calcext:value-type="string">
            <text:p>MASTER 75</text:p>
          </table:table-cell>
          <table:table-cell table:style-name="ce12" office:value-type="string" calcext:value-type="string">
            <text:p>M7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L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3]&amp;&quot;,'&quot;&amp;[.B873]&amp;&quot;','&quot;&amp;[.C873]&amp;&quot;','&quot;&amp;[.D873]&amp;&quot;',&quot;&amp;[.E873]&amp;&quot;,'&quot;&amp;[.F873]&amp;&quot;','&quot;&amp;[.G873]&amp;&quot;',&quot;&amp;[.H873]&amp;&quot;,&quot;&amp;[.I873]&amp;&quot;,&quot;&amp;[.J873]&amp;&quot;,&quot;&amp;[.K873]&amp;&quot;,0,CURDATE(),CURDATE())&quot;&amp;IF(AND([.E873]&lt;&gt;INDIRECT(ADDRESS(ROW([.E873]) + 1;5));INDIRECT(ADDRESS(ROW([.A873]) + 1;1)) &gt; 0); &quot;;&quot;&amp;CHAR(13)&amp;CHAR(10)&amp;CHAR(13)&amp;CHAR(10)&amp;[.M$3];IF(INDIRECT(ADDRESS(ROW([.A873]) + 1;1)) &gt; 0;&quot;,&quot;;&quot;;&quot;))" office:value-type="string" office:string-value="(870,'M75','MASTER 75','M75',144,'L','MASTER',75,79,0,0,0,CURDATE(),CURDATE())," calcext:value-type="string">
            <text:p>(870,'M75','MASTER 75','M75',144,'L','MASTER',75,7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4])-3" office:value-type="float" office:value="871" calcext:value-type="float">
            <text:p>871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string" calcext:value-type="string">
            <text:p>MASTER 80</text:p>
          </table:table-cell>
          <table:table-cell table:style-name="ce12" office:value-type="string" calcext:value-type="string">
            <text:p>M8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M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4]&amp;&quot;,'&quot;&amp;[.B874]&amp;&quot;','&quot;&amp;[.C874]&amp;&quot;','&quot;&amp;[.D874]&amp;&quot;',&quot;&amp;[.E874]&amp;&quot;,'&quot;&amp;[.F874]&amp;&quot;','&quot;&amp;[.G874]&amp;&quot;',&quot;&amp;[.H874]&amp;&quot;,&quot;&amp;[.I874]&amp;&quot;,&quot;&amp;[.J874]&amp;&quot;,&quot;&amp;[.K874]&amp;&quot;,0,CURDATE(),CURDATE())&quot;&amp;IF(AND([.E874]&lt;&gt;INDIRECT(ADDRESS(ROW([.E874]) + 1;5));INDIRECT(ADDRESS(ROW([.A874]) + 1;1)) &gt; 0); &quot;;&quot;&amp;CHAR(13)&amp;CHAR(10)&amp;CHAR(13)&amp;CHAR(10)&amp;[.M$3];IF(INDIRECT(ADDRESS(ROW([.A874]) + 1;1)) &gt; 0;&quot;,&quot;;&quot;;&quot;))" office:value-type="string" office:string-value="(871,'M80','MASTER 80','M80',144,'M','MASTER',80,84,0,0,0,CURDATE(),CURDATE())," calcext:value-type="string">
            <text:p>(871,'M80','MASTER 80','M80',144,'M','MASTER',80,8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5])-3" office:value-type="float" office:value="872" calcext:value-type="float">
            <text:p>872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string" calcext:value-type="string">
            <text:p>MASTER 85</text:p>
          </table:table-cell>
          <table:table-cell table:style-name="ce12" office:value-type="string" calcext:value-type="string">
            <text:p>M8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N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5]&amp;&quot;,'&quot;&amp;[.B875]&amp;&quot;','&quot;&amp;[.C875]&amp;&quot;','&quot;&amp;[.D875]&amp;&quot;',&quot;&amp;[.E875]&amp;&quot;,'&quot;&amp;[.F875]&amp;&quot;','&quot;&amp;[.G875]&amp;&quot;',&quot;&amp;[.H875]&amp;&quot;,&quot;&amp;[.I875]&amp;&quot;,&quot;&amp;[.J875]&amp;&quot;,&quot;&amp;[.K875]&amp;&quot;,0,CURDATE(),CURDATE())&quot;&amp;IF(AND([.E875]&lt;&gt;INDIRECT(ADDRESS(ROW([.E875]) + 1;5));INDIRECT(ADDRESS(ROW([.A875]) + 1;1)) &gt; 0); &quot;;&quot;&amp;CHAR(13)&amp;CHAR(10)&amp;CHAR(13)&amp;CHAR(10)&amp;[.M$3];IF(INDIRECT(ADDRESS(ROW([.A875]) + 1;1)) &gt; 0;&quot;,&quot;;&quot;;&quot;))" office:value-type="string" office:string-value="(872,'M85','MASTER 85','M85',144,'N','MASTER',85,89,0,0,0,CURDATE(),CURDATE())," calcext:value-type="string">
            <text:p>(872,'M85','MASTER 85','M85',144,'N','MASTER',85,8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6])-3" office:value-type="float" office:value="873" calcext:value-type="float">
            <text:p>873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string" calcext:value-type="string">
            <text:p>MASTER 90</text:p>
          </table:table-cell>
          <table:table-cell table:style-name="ce12" office:value-type="string" calcext:value-type="string">
            <text:p>M9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O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6]&amp;&quot;,'&quot;&amp;[.B876]&amp;&quot;','&quot;&amp;[.C876]&amp;&quot;','&quot;&amp;[.D876]&amp;&quot;',&quot;&amp;[.E876]&amp;&quot;,'&quot;&amp;[.F876]&amp;&quot;','&quot;&amp;[.G876]&amp;&quot;',&quot;&amp;[.H876]&amp;&quot;,&quot;&amp;[.I876]&amp;&quot;,&quot;&amp;[.J876]&amp;&quot;,&quot;&amp;[.K876]&amp;&quot;,0,CURDATE(),CURDATE())&quot;&amp;IF(AND([.E876]&lt;&gt;INDIRECT(ADDRESS(ROW([.E876]) + 1;5));INDIRECT(ADDRESS(ROW([.A876]) + 1;1)) &gt; 0); &quot;;&quot;&amp;CHAR(13)&amp;CHAR(10)&amp;CHAR(13)&amp;CHAR(10)&amp;[.M$3];IF(INDIRECT(ADDRESS(ROW([.A876]) + 1;1)) &gt; 0;&quot;,&quot;;&quot;;&quot;))" office:value-type="string" office:string-value="(873,'M90','MASTER 90','M90',144,'O','MASTER',90,94,0,0,0,CURDATE(),CURDATE())," calcext:value-type="string">
            <text:p>(873,'M90','MASTER 90','M90',144,'O','MASTER',90,94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7])-3" office:value-type="float" office:value="874" calcext:value-type="float">
            <text:p>874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string" calcext:value-type="string">
            <text:p>MASTER 95</text:p>
          </table:table-cell>
          <table:table-cell table:style-name="ce12" office:value-type="string" calcext:value-type="string">
            <text:p>M95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P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7]&amp;&quot;,'&quot;&amp;[.B877]&amp;&quot;','&quot;&amp;[.C877]&amp;&quot;','&quot;&amp;[.D877]&amp;&quot;',&quot;&amp;[.E877]&amp;&quot;,'&quot;&amp;[.F877]&amp;&quot;','&quot;&amp;[.G877]&amp;&quot;',&quot;&amp;[.H877]&amp;&quot;,&quot;&amp;[.I877]&amp;&quot;,&quot;&amp;[.J877]&amp;&quot;,&quot;&amp;[.K877]&amp;&quot;,0,CURDATE(),CURDATE())&quot;&amp;IF(AND([.E877]&lt;&gt;INDIRECT(ADDRESS(ROW([.E877]) + 1;5));INDIRECT(ADDRESS(ROW([.A877]) + 1;1)) &gt; 0); &quot;;&quot;&amp;CHAR(13)&amp;CHAR(10)&amp;CHAR(13)&amp;CHAR(10)&amp;[.M$3];IF(INDIRECT(ADDRESS(ROW([.A877]) + 1;1)) &gt; 0;&quot;,&quot;;&quot;;&quot;))" office:value-type="string" office:string-value="(874,'M95','MASTER 95','M95',144,'P','MASTER',95,99,0,0,0,CURDATE(),CURDATE())," calcext:value-type="string">
            <text:p>(874,'M95','MASTER 95','M95',144,'P','MASTER',95,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8])-3" office:value-type="float" office:value="875" calcext:value-type="float">
            <text:p>875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string" calcext:value-type="string">
            <text:p>MASTER 100</text:p>
          </table:table-cell>
          <table:table-cell table:style-name="ce12" office:value-type="string" calcext:value-type="string">
            <text:p>MA0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Q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&quot;(&quot;&amp;[.A878]&amp;&quot;,'&quot;&amp;[.B878]&amp;&quot;','&quot;&amp;[.C878]&amp;&quot;','&quot;&amp;[.D878]&amp;&quot;',&quot;&amp;[.E878]&amp;&quot;,'&quot;&amp;[.F878]&amp;&quot;','&quot;&amp;[.G878]&amp;&quot;',&quot;&amp;[.H878]&amp;&quot;,&quot;&amp;[.I878]&amp;&quot;,&quot;&amp;[.J878]&amp;&quot;,&quot;&amp;[.K878]&amp;&quot;,0,CURDATE(),CURDATE())&quot;&amp;IF(AND([.E878]&lt;&gt;INDIRECT(ADDRESS(ROW([.E878]) + 1;5));INDIRECT(ADDRESS(ROW([.A878]) + 1;1)) &gt; 0); &quot;;&quot;&amp;CHAR(13)&amp;CHAR(10)&amp;CHAR(13)&amp;CHAR(10)&amp;[.M$3];IF(INDIRECT(ADDRESS(ROW([.A878]) + 1;1)) &gt; 0;&quot;,&quot;;&quot;;&quot;))" office:value-type="string" office:string-value="(875,'MA0','MASTER 100','MA0',144,'Q','MASTER',100,999,0,0,0,CURDATE(),CURDATE())," calcext:value-type="string">
            <text:p>(875,'MA0','MASTER 100','MA0',144,'Q','MASTER',100,999,0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79])-3" office:value-type="float" office:value="876" calcext:value-type="float">
            <text:p>876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string" calcext:value-type="string">
            <text:p>STAFF. M FINO A 119</text:p>
          </table:table-cell>
          <table:table-cell table:style-name="ce12" office:value-type="string" calcext:value-type="string">
            <text:p>100-11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A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79]&amp;&quot;,'&quot;&amp;[.B879]&amp;&quot;','&quot;&amp;[.C879]&amp;&quot;','&quot;&amp;[.D879]&amp;&quot;',&quot;&amp;[.E879]&amp;&quot;,'&quot;&amp;[.F879]&amp;&quot;','&quot;&amp;[.G879]&amp;&quot;',&quot;&amp;[.H879]&amp;&quot;,&quot;&amp;[.I879]&amp;&quot;,&quot;&amp;[.J879]&amp;&quot;,&quot;&amp;[.K879]&amp;&quot;,0,CURDATE(),CURDATE())&quot;&amp;IF(AND([.E879]&lt;&gt;INDIRECT(ADDRESS(ROW([.E879]) + 1;5));INDIRECT(ADDRESS(ROW([.A879]) + 1;1)) &gt; 0); &quot;;&quot;&amp;CHAR(13)&amp;CHAR(10)&amp;CHAR(13)&amp;CHAR(10)&amp;[.M$3];IF(INDIRECT(ADDRESS(ROW([.A879]) + 1;1)) &gt; 0;&quot;,&quot;;&quot;;&quot;))" office:value-type="string" office:string-value="(876,'100-119','STAFF. M FINO A 119','100-119',144,'xA','MASTER',100,119,1,0,0,CURDATE(),CURDATE())," calcext:value-type="string">
            <text:p>(876,'100-119','STAFF. M FINO A 119','100-119',144,'xA','MASTER',100,1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0])-3" office:value-type="float" office:value="877" calcext:value-type="float">
            <text:p>877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string" calcext:value-type="string">
            <text:p>STAFF. M 120-159</text:p>
          </table:table-cell>
          <table:table-cell table:style-name="ce12" office:value-type="string" calcext:value-type="string">
            <text:p>120-15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B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0]&amp;&quot;,'&quot;&amp;[.B880]&amp;&quot;','&quot;&amp;[.C880]&amp;&quot;','&quot;&amp;[.D880]&amp;&quot;',&quot;&amp;[.E880]&amp;&quot;,'&quot;&amp;[.F880]&amp;&quot;','&quot;&amp;[.G880]&amp;&quot;',&quot;&amp;[.H880]&amp;&quot;,&quot;&amp;[.I880]&amp;&quot;,&quot;&amp;[.J880]&amp;&quot;,&quot;&amp;[.K880]&amp;&quot;,0,CURDATE(),CURDATE())&quot;&amp;IF(AND([.E880]&lt;&gt;INDIRECT(ADDRESS(ROW([.E880]) + 1;5));INDIRECT(ADDRESS(ROW([.A880]) + 1;1)) &gt; 0); &quot;;&quot;&amp;CHAR(13)&amp;CHAR(10)&amp;CHAR(13)&amp;CHAR(10)&amp;[.M$3];IF(INDIRECT(ADDRESS(ROW([.A880]) + 1;1)) &gt; 0;&quot;,&quot;;&quot;;&quot;))" office:value-type="string" office:string-value="(877,'120-159','STAFF. M 120-159','120-159',144,'xB','MASTER',120,159,1,0,0,CURDATE(),CURDATE())," calcext:value-type="string">
            <text:p>(877,'120-159','STAFF. M 120-159','120-159',144,'xB','MASTER',120,1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1])-3" office:value-type="float" office:value="878" calcext:value-type="float">
            <text:p>878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string" calcext:value-type="string">
            <text:p>STAFF. M 160-199</text:p>
          </table:table-cell>
          <table:table-cell table:style-name="ce12" office:value-type="string" calcext:value-type="string">
            <text:p>160-19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C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1]&amp;&quot;,'&quot;&amp;[.B881]&amp;&quot;','&quot;&amp;[.C881]&amp;&quot;','&quot;&amp;[.D881]&amp;&quot;',&quot;&amp;[.E881]&amp;&quot;,'&quot;&amp;[.F881]&amp;&quot;','&quot;&amp;[.G881]&amp;&quot;',&quot;&amp;[.H881]&amp;&quot;,&quot;&amp;[.I881]&amp;&quot;,&quot;&amp;[.J881]&amp;&quot;,&quot;&amp;[.K881]&amp;&quot;,0,CURDATE(),CURDATE())&quot;&amp;IF(AND([.E881]&lt;&gt;INDIRECT(ADDRESS(ROW([.E881]) + 1;5));INDIRECT(ADDRESS(ROW([.A881]) + 1;1)) &gt; 0); &quot;;&quot;&amp;CHAR(13)&amp;CHAR(10)&amp;CHAR(13)&amp;CHAR(10)&amp;[.M$3];IF(INDIRECT(ADDRESS(ROW([.A881]) + 1;1)) &gt; 0;&quot;,&quot;;&quot;;&quot;))" office:value-type="string" office:string-value="(878,'160-199','STAFF. M 160-199','160-199',144,'xC','MASTER',160,199,1,0,0,CURDATE(),CURDATE())," calcext:value-type="string">
            <text:p>(878,'160-199','STAFF. M 160-199','160-199',144,'xC','MASTER',160,19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2])-3" office:value-type="float" office:value="879" calcext:value-type="float">
            <text:p>87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string" calcext:value-type="string">
            <text:p>STAFF. M 200-239</text:p>
          </table:table-cell>
          <table:table-cell table:style-name="ce12" office:value-type="string" calcext:value-type="string">
            <text:p>200-23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D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2]&amp;&quot;,'&quot;&amp;[.B882]&amp;&quot;','&quot;&amp;[.C882]&amp;&quot;','&quot;&amp;[.D882]&amp;&quot;',&quot;&amp;[.E882]&amp;&quot;,'&quot;&amp;[.F882]&amp;&quot;','&quot;&amp;[.G882]&amp;&quot;',&quot;&amp;[.H882]&amp;&quot;,&quot;&amp;[.I882]&amp;&quot;,&quot;&amp;[.J882]&amp;&quot;,&quot;&amp;[.K882]&amp;&quot;,0,CURDATE(),CURDATE())&quot;&amp;IF(AND([.E882]&lt;&gt;INDIRECT(ADDRESS(ROW([.E882]) + 1;5));INDIRECT(ADDRESS(ROW([.A882]) + 1;1)) &gt; 0); &quot;;&quot;&amp;CHAR(13)&amp;CHAR(10)&amp;CHAR(13)&amp;CHAR(10)&amp;[.M$3];IF(INDIRECT(ADDRESS(ROW([.A882]) + 1;1)) &gt; 0;&quot;,&quot;;&quot;;&quot;))" office:value-type="string" office:string-value="(879,'200-239','STAFF. M 200-239','200-239',144,'xD','MASTER',200,239,1,0,0,CURDATE(),CURDATE())," calcext:value-type="string">
            <text:p>(879,'200-239','STAFF. M 200-239','200-239',144,'xD','MASTER',200,23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3])-3" office:value-type="float" office:value="880" calcext:value-type="float">
            <text:p>880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string" calcext:value-type="string">
            <text:p>STAFF. M 240-279</text:p>
          </table:table-cell>
          <table:table-cell table:style-name="ce12" office:value-type="string" calcext:value-type="string">
            <text:p>240-27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E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3]&amp;&quot;,'&quot;&amp;[.B883]&amp;&quot;','&quot;&amp;[.C883]&amp;&quot;','&quot;&amp;[.D883]&amp;&quot;',&quot;&amp;[.E883]&amp;&quot;,'&quot;&amp;[.F883]&amp;&quot;','&quot;&amp;[.G883]&amp;&quot;',&quot;&amp;[.H883]&amp;&quot;,&quot;&amp;[.I883]&amp;&quot;,&quot;&amp;[.J883]&amp;&quot;,&quot;&amp;[.K883]&amp;&quot;,0,CURDATE(),CURDATE())&quot;&amp;IF(AND([.E883]&lt;&gt;INDIRECT(ADDRESS(ROW([.E883]) + 1;5));INDIRECT(ADDRESS(ROW([.A883]) + 1;1)) &gt; 0); &quot;;&quot;&amp;CHAR(13)&amp;CHAR(10)&amp;CHAR(13)&amp;CHAR(10)&amp;[.M$3];IF(INDIRECT(ADDRESS(ROW([.A883]) + 1;1)) &gt; 0;&quot;,&quot;;&quot;;&quot;))" office:value-type="string" office:string-value="(880,'240-279','STAFF. M 240-279','240-279',144,'xE','MASTER',240,279,1,0,0,CURDATE(),CURDATE())," calcext:value-type="string">
            <text:p>(880,'240-279','STAFF. M 240-279','240-279',144,'xE','MASTER',240,27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4])-3" office:value-type="float" office:value="881" calcext:value-type="float">
            <text:p>881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string" calcext:value-type="string">
            <text:p>STAFF. M 280-319</text:p>
          </table:table-cell>
          <table:table-cell table:style-name="ce12" office:value-type="string" calcext:value-type="string">
            <text:p>280-31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F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4]&amp;&quot;,'&quot;&amp;[.B884]&amp;&quot;','&quot;&amp;[.C884]&amp;&quot;','&quot;&amp;[.D884]&amp;&quot;',&quot;&amp;[.E884]&amp;&quot;,'&quot;&amp;[.F884]&amp;&quot;','&quot;&amp;[.G884]&amp;&quot;',&quot;&amp;[.H884]&amp;&quot;,&quot;&amp;[.I884]&amp;&quot;,&quot;&amp;[.J884]&amp;&quot;,&quot;&amp;[.K884]&amp;&quot;,0,CURDATE(),CURDATE())&quot;&amp;IF(AND([.E884]&lt;&gt;INDIRECT(ADDRESS(ROW([.E884]) + 1;5));INDIRECT(ADDRESS(ROW([.A884]) + 1;1)) &gt; 0); &quot;;&quot;&amp;CHAR(13)&amp;CHAR(10)&amp;CHAR(13)&amp;CHAR(10)&amp;[.M$3];IF(INDIRECT(ADDRESS(ROW([.A884]) + 1;1)) &gt; 0;&quot;,&quot;;&quot;;&quot;))" office:value-type="string" office:string-value="(881,'280-319','STAFF. M 280-319','280-319',144,'xF','MASTER',280,319,1,0,0,CURDATE(),CURDATE())," calcext:value-type="string">
            <text:p>(881,'280-319','STAFF. M 280-319','280-319',144,'xF','MASTER',280,31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5])-3" office:value-type="float" office:value="882" calcext:value-type="float">
            <text:p>882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string" calcext:value-type="string">
            <text:p>STAFF. M 320-359</text:p>
          </table:table-cell>
          <table:table-cell table:style-name="ce12" office:value-type="string" calcext:value-type="string">
            <text:p>320-35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G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5]&amp;&quot;,'&quot;&amp;[.B885]&amp;&quot;','&quot;&amp;[.C885]&amp;&quot;','&quot;&amp;[.D885]&amp;&quot;',&quot;&amp;[.E885]&amp;&quot;,'&quot;&amp;[.F885]&amp;&quot;','&quot;&amp;[.G885]&amp;&quot;',&quot;&amp;[.H885]&amp;&quot;,&quot;&amp;[.I885]&amp;&quot;,&quot;&amp;[.J885]&amp;&quot;,&quot;&amp;[.K885]&amp;&quot;,0,CURDATE(),CURDATE())&quot;&amp;IF(AND([.E885]&lt;&gt;INDIRECT(ADDRESS(ROW([.E885]) + 1;5));INDIRECT(ADDRESS(ROW([.A885]) + 1;1)) &gt; 0); &quot;;&quot;&amp;CHAR(13)&amp;CHAR(10)&amp;CHAR(13)&amp;CHAR(10)&amp;[.M$3];IF(INDIRECT(ADDRESS(ROW([.A885]) + 1;1)) &gt; 0;&quot;,&quot;;&quot;;&quot;))" office:value-type="string" office:string-value="(882,'320-359','STAFF. M 320-359','320-359',144,'xG','MASTER',320,359,1,0,0,CURDATE(),CURDATE())," calcext:value-type="string">
            <text:p>(882,'320-359','STAFF. M 320-359','320-359',144,'xG','MASTER',320,359,1,0,0,CURDATE(),CURDATE()),</text:p>
          </table:table-cell>
          <table:table-cell table:style-name="ce12" table:number-columns-repeated="1011"/>
        </table:table-row>
        <table:table-row table:style-name="ro4">
          <table:table-cell table:formula="of:=ROW([.A886])-3" office:value-type="float" office:value="883" calcext:value-type="float">
            <text:p>883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string" calcext:value-type="string">
            <text:p>STAFF. M 360-399</text:p>
          </table:table-cell>
          <table:table-cell table:style-name="ce12" office:value-type="string" calcext:value-type="string">
            <text:p>360-399</text:p>
          </table:table-cell>
          <table:table-cell table:style-name="ce12" office:value-type="float" office:value="144" calcext:value-type="float">
            <text:p>144</text:p>
          </table:table-cell>
          <table:table-cell table:style-name="ce15" office:value-type="string" calcext:value-type="string">
            <text:p>xH</text:p>
          </table:table-cell>
          <table:table-cell table:style-name="ce12" office:value-type="string" calcext:value-type="string">
            <text:p>MASTER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&quot;(&quot;&amp;[.A886]&amp;&quot;,'&quot;&amp;[.B886]&amp;&quot;','&quot;&amp;[.C886]&amp;&quot;','&quot;&amp;[.D886]&amp;&quot;',&quot;&amp;[.E886]&amp;&quot;,'&quot;&amp;[.F886]&amp;&quot;','&quot;&amp;[.G886]&amp;&quot;',&quot;&amp;[.H886]&amp;&quot;,&quot;&amp;[.I886]&amp;&quot;,&quot;&amp;[.J886]&amp;&quot;,&quot;&amp;[.K886]&amp;&quot;,0,CURDATE(),CURDATE())&quot;&amp;IF(AND([.E886]&lt;&gt;INDIRECT(ADDRESS(ROW([.E886]) + 1;5));INDIRECT(ADDRESS(ROW([.A886]) + 1;1)) &gt; 0); &quot;;&quot;&amp;CHAR(13)&amp;CHAR(10)&amp;CHAR(13)&amp;CHAR(10)&amp;[.M$3];IF(INDIRECT(ADDRESS(ROW([.A886]) + 1;1)) &gt; 0;&quot;,&quot;;&quot;;&quot;))" office:value-type="string" office:string-value="(883,'360-399','STAFF. M 360-399','360-399',144,'xH','MASTER',360,399,1,0,0,CURDATE(),CURDATE());" calcext:value-type="string">
            <text:p>(883,'360-399','STAFF. M 360-399','360-399',144,'xH','MASTER',360,399,1,0,0,CURDATE(),CURDATE());</text:p>
          </table:table-cell>
          <table:table-cell table:style-name="ce12" table:number-columns-repeated="1011"/>
        </table:table-row>
        <table:table-row table:style-name="ro4" table:number-rows-repeated="10476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seasons.A5:seasons.G4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9:14:04.86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4T19:24:42.199000000</dc:date>
    <meta:generator>LibreOffice/4.2.6.3$Windows_x86 LibreOffice_project/3fd416d4c6db7d3204c17ce57a1d70f6e531ee21</meta:generator>
    <meta:editing-duration>PT20H30M50S</meta:editing-duration>
    <meta:editing-cycles>130</meta:editing-cycles>
    <dc:creator>Marco Ligabue</dc:creator>
    <meta:document-statistic meta:table-count="4" meta:cell-count="11276" meta:object-count="0"/>
  </office:meta>
</office:document-meta>
</file>